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2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55.63mm"/>
    </style:style>
    <style:style style:name="co5" style:family="table-column">
      <style:table-column-properties fo:break-before="auto" style:column-width="85.92mm"/>
    </style:style>
    <style:style style:name="co6" style:family="table-column">
      <style:table-column-properties fo:break-before="auto" style:column-width="324.08mm"/>
    </style:style>
    <style:style style:name="co7" style:family="table-column">
      <style:table-column-properties fo:break-before="auto" style:column-width="43.83mm"/>
    </style:style>
    <style:style style:name="co8" style:family="table-column">
      <style:table-column-properties fo:break-before="auto" style:column-width="31.68mm"/>
    </style:style>
    <style:style style:name="co9" style:family="table-column">
      <style:table-column-properties fo:break-before="auto" style:column-width="11.89mm"/>
    </style:style>
    <style:style style:name="co10" style:family="table-column">
      <style:table-column-properties fo:break-before="auto" style:column-width="199.05mm"/>
    </style:style>
    <style:style style:name="co11" style:family="table-column">
      <style:table-column-properties fo:break-before="auto" style:column-width="53.23mm"/>
    </style:style>
    <style:style style:name="co12" style:family="table-column">
      <style:table-column-properties fo:break-before="auto" style:column-width="31.7mm"/>
    </style:style>
    <style:style style:name="co13" style:family="table-column">
      <style:table-column-properties fo:break-before="auto" style:column-width="35.65mm"/>
    </style:style>
    <style:style style:name="co14" style:family="table-column">
      <style:table-column-properties fo:break-before="auto" style:column-width="283.23mm"/>
    </style:style>
    <style:style style:name="co15" style:family="table-column">
      <style:table-column-properties fo:break-before="auto" style:column-width="23.78mm"/>
    </style:style>
    <style:style style:name="co16" style:family="table-column">
      <style:table-column-properties fo:break-before="auto" style:column-width="72.25mm"/>
    </style:style>
    <style:style style:name="co17" style:family="table-column">
      <style:table-column-properties fo:break-before="auto" style:column-width="83.68mm"/>
    </style:style>
    <style:style style:name="co18" style:family="table-column">
      <style:table-column-properties fo:break-before="auto" style:column-width="31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2" number:language="en" number:country="US">
      <number:number number:decimal-places="2" loext:min-decimal-places="2" number:min-integer-digits="1"/>
    </number:number-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02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ext-properties style:text-outline="false" style:text-line-through-style="none" style:text-line-through-type="none" style:font-name="Monospace" fo:font-size="8pt" fo:language="none" fo:country="none" fo:font-style="normal" fo:text-shadow="none" style:text-underline-style="none" style:text-underline-mode="continuous" style:text-overline-mode="continuous" style:text-line-through-mode="continuous" style:font-name-asian="Monospace" style:font-size-asian="8pt" style:language-asian="none" style:country-asian="none" style:font-style-asian="normal" style:font-name-complex="Monospace" style:font-size-complex="8pt" style:language-complex="none" style:country-complex="none" style:font-style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text-line-through-type="none" style:font-name="Monospace" fo:font-size="8pt" fo:language="none" fo:country="none" fo:font-style="normal" fo:text-shadow="none" style:text-underline-style="none" style:text-underline-mode="continuous" style:text-overline-mode="continuous" style:text-line-through-mode="continuous" style:font-size-asian="8pt" style:language-asian="none" style:country-asian="none" style:font-style-asian="normal" style:font-size-complex="8pt" style:language-complex="none" style:country-complex="none" style:font-style-complex="normal" style:text-emphasize="none" style:font-relief="none" style:text-overline-style="none" style:text-overline-color="font-color"/>
    </style:style>
    <style:style style:name="T1" style:family="text">
      <style:text-properties style:font-name="Monospace" fo:font-size="8pt" fo:font-weight="bold" style:font-name-asian="Monospace" style:font-name-complex="Monospace" style:font-size-asian="8pt" style:font-size-complex="8pt" style:font-weight-asian="bold" style:font-weight-complex="bold" fo:color="#800000"/>
    </style:style>
    <style:style style:name="T2" style:family="text">
      <style:text-properties style:font-name="Monospace" fo:font-size="8pt" style:font-name-asian="Monospace" style:font-name-complex="Monospace" style:font-size-asian="8pt" style:font-size-complex="8pt" fo:color="#3c3c3c"/>
    </style:style>
    <style:style style:name="T3" style:family="text">
      <style:text-properties style:font-name="Monospace" fo:font-size="8pt" style:font-name-asian="Monospace" style:font-name-complex="Monospace" style:font-size-asian="8pt" style:font-size-complex="8pt" fo:color="#000080" style:font-weight-complex="bold" style:font-weight-asian="bold" fo:font-weight="bold"/>
    </style:style>
    <style:style style:name="T4" style:family="text">
      <style:text-properties style:font-name="Monospace" fo:font-size="8pt" style:font-name-asian="Monospace" style:font-name-complex="Monospace" style:font-size-asian="8pt" style:font-size-complex="8pt" fo:color="#000080" fo:font-weight="bold" style:font-weight-asian="bold" style:font-weight-complex="bold"/>
    </style:style>
    <style:style style:name="T5" style:family="text">
      <style:text-properties style:font-name="Monospace" fo:font-size="8pt" style:font-name-asian="Monospace" style:font-name-complex="Monospace" style:font-size-asian="8pt" style:font-size-complex="8pt" fo:color="#0000ff"/>
    </style:style>
  </office:automatic-styles>
  <office:body>
    <office:spreadsheet>
      <table:calculation-settings table:automatic-find-labels="false" table:use-regular-expressions="false" table:use-wildcards="true"/>
      <table:table table:name="Clien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identificacion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apellido</text:p>
          </table:table-cell>
          <table:table-cell table:style-name="ce3" office:value-type="string" calcext:value-type="string">
            <text:p>correo</text:p>
          </table:table-cell>
          <table:table-cell table:style-name="ce3" office:value-type="string" calcext:value-type="string">
            <text:p>direccion</text:p>
          </table:table-cell>
          <table:table-cell table:style-name="ce3" office:value-type="string" calcext:value-type="string">
            <text:p>SCRIPT</text:p>
          </table:table-cell>
        </table:table-row>
        <table:table-row table:style-name="ro1">
          <table:table-cell table:formula="of:=[$Informacion.A2]" office:value-type="float" office:value="16882593" calcext:value-type="float">
            <text:p>16882593</text:p>
          </table:table-cell>
          <table:table-cell table:formula="of:=[$Informacion.B2]" office:value-type="string" office:string-value="Maritza" calcext:value-type="string">
            <text:p>Maritza</text:p>
          </table:table-cell>
          <table:table-cell table:formula="of:=[$Informacion.C2]" office:value-type="string" office:string-value="Mavare" calcext:value-type="string">
            <text:p>Mavare</text:p>
          </table:table-cell>
          <table:table-cell table:formula="of:=[$Informacion.D2]" office:value-type="string" office:string-value="micorreo3880202@midominio.com" calcext:value-type="string">
            <text:p>micorreo3880202@midominio.com</text:p>
          </table:table-cell>
          <table:table-cell table:formula="of:=[$Informacion.E2]" office:value-type="string" office:string-value="Sector 16882593 Calle 16882593 Casa # 16882593" calcext:value-type="string">
            <text:p>Sector 16882593 Calle 16882593 Casa # 16882593</text:p>
          </table:table-cell>
          <table:table-cell table:formula="of:=CONCATENATE(&quot;INSERT INTO clientes (identificacion,nombre,apellido,correo,direccion) VALUES ('&quot;;[.A2];&quot;',&quot;;&quot;'&quot;;[.B2];&quot;',&quot;;&quot;'&quot;;[.C2];&quot;',&quot;;&quot;'&quot;;[.D2];&quot;',&quot;;&quot;'&quot;;[.E2];&quot;')&quot;)" office:value-type="string" office:string-value="INSERT INTO clientes (identificacion,nombre,apellido,correo,direccion) VALUES ('16882593','Maritza','Mavare','micorreo3880202@midominio.com','Sector 16882593 Calle 16882593 Casa # 16882593')" calcext:value-type="string">
            <text:p>INSERT INTO clientes (identificacion,nombre,apellido,correo,direccion) VALUES ('16882593','Maritza','Mavare','micorreo3880202@midominio.com','Sector 16882593 Calle 16882593 Casa # 16882593')</text:p>
          </table:table-cell>
        </table:table-row>
        <table:table-row table:style-name="ro1">
          <table:table-cell table:formula="of:=[$Informacion.A3]" office:value-type="float" office:value="33754597" calcext:value-type="float">
            <text:p>33754597</text:p>
          </table:table-cell>
          <table:table-cell table:formula="of:=[$Informacion.B3]" office:value-type="string" office:string-value="Nelly" calcext:value-type="string">
            <text:p>Nelly</text:p>
          </table:table-cell>
          <table:table-cell table:formula="of:=[$Informacion.C3]" office:value-type="string" office:string-value="Mendoza" calcext:value-type="string">
            <text:p>Mendoza</text:p>
          </table:table-cell>
          <table:table-cell table:formula="of:=[$Informacion.D3]" office:value-type="string" office:string-value="micorreo1768545@midominio.com" calcext:value-type="string">
            <text:p>micorreo1768545@midominio.com</text:p>
          </table:table-cell>
          <table:table-cell table:formula="of:=[$Informacion.E3]" office:value-type="string" office:string-value="Sector 33754597 Calle 33754597 Casa # 33754597" calcext:value-type="string">
            <text:p>Sector 33754597 Calle 33754597 Casa # 33754597</text:p>
          </table:table-cell>
          <table:table-cell table:formula="of:=CONCATENATE(&quot;, ('&quot;;[.A3];&quot;',&quot;;&quot;'&quot;;[.B3];&quot;',&quot;;&quot;'&quot;;[.C3];&quot;',&quot;;&quot;'&quot;;[.D3];&quot;',&quot;;&quot;'&quot;;[.E3];&quot;')&quot;)" office:value-type="string" office:string-value=", ('33754597','Nelly','Mendoza','micorreo1768545@midominio.com','Sector 33754597 Calle 33754597 Casa # 33754597')" calcext:value-type="string">
            <text:p>, ('33754597','Nelly','Mendoza','micorreo1768545@midominio.com','Sector 33754597 Calle 33754597 Casa # 33754597')</text:p>
          </table:table-cell>
        </table:table-row>
        <table:table-row table:style-name="ro1">
          <table:table-cell table:formula="of:=[$Informacion.A4]" office:value-type="float" office:value="31995165" calcext:value-type="float">
            <text:p>31995165</text:p>
          </table:table-cell>
          <table:table-cell table:formula="of:=[$Informacion.B4]" office:value-type="string" office:string-value="Paola" calcext:value-type="string">
            <text:p>Paola</text:p>
          </table:table-cell>
          <table:table-cell table:formula="of:=[$Informacion.C4]" office:value-type="string" office:string-value="Valero" calcext:value-type="string">
            <text:p>Valero</text:p>
          </table:table-cell>
          <table:table-cell table:formula="of:=[$Informacion.D4]" office:value-type="string" office:string-value="micorreo9897576@midominio.com" calcext:value-type="string">
            <text:p>micorreo9897576@midominio.com</text:p>
          </table:table-cell>
          <table:table-cell table:formula="of:=[$Informacion.E4]" office:value-type="string" office:string-value="Sector 31995165 Calle 31995165 Casa # 31995165" calcext:value-type="string">
            <text:p>Sector 31995165 Calle 31995165 Casa # 31995165</text:p>
          </table:table-cell>
          <table:table-cell table:formula="of:=CONCATENATE(&quot;, ('&quot;;[.A4];&quot;',&quot;;&quot;'&quot;;[.B4];&quot;',&quot;;&quot;'&quot;;[.C4];&quot;',&quot;;&quot;'&quot;;[.D4];&quot;',&quot;;&quot;'&quot;;[.E4];&quot;')&quot;)" office:value-type="string" office:string-value=", ('31995165','Paola','Valero','micorreo9897576@midominio.com','Sector 31995165 Calle 31995165 Casa # 31995165')" calcext:value-type="string">
            <text:p>, ('31995165','Paola','Valero','micorreo9897576@midominio.com','Sector 31995165 Calle 31995165 Casa # 31995165')</text:p>
          </table:table-cell>
        </table:table-row>
        <table:table-row table:style-name="ro1">
          <table:table-cell table:formula="of:=[$Informacion.A5]" office:value-type="float" office:value="91405725" calcext:value-type="float">
            <text:p>91405725</text:p>
          </table:table-cell>
          <table:table-cell table:formula="of:=[$Informacion.B5]" office:value-type="string" office:string-value="Angel" calcext:value-type="string">
            <text:p>Angel</text:p>
          </table:table-cell>
          <table:table-cell table:formula="of:=[$Informacion.C5]" office:value-type="string" office:string-value="Ruiz" calcext:value-type="string">
            <text:p>Ruiz</text:p>
          </table:table-cell>
          <table:table-cell table:formula="of:=[$Informacion.D5]" office:value-type="string" office:string-value="micorreo2422780@midominio.com" calcext:value-type="string">
            <text:p>micorreo2422780@midominio.com</text:p>
          </table:table-cell>
          <table:table-cell table:formula="of:=[$Informacion.E5]" office:value-type="string" office:string-value="Sector 91405725 Calle 91405725 Casa # 91405725" calcext:value-type="string">
            <text:p>Sector 91405725 Calle 91405725 Casa # 91405725</text:p>
          </table:table-cell>
          <table:table-cell table:formula="of:=CONCATENATE(&quot;, ('&quot;;[.A5];&quot;',&quot;;&quot;'&quot;;[.B5];&quot;',&quot;;&quot;'&quot;;[.C5];&quot;',&quot;;&quot;'&quot;;[.D5];&quot;',&quot;;&quot;'&quot;;[.E5];&quot;')&quot;)" office:value-type="string" office:string-value=", ('91405725','Angel','Ruiz','micorreo2422780@midominio.com','Sector 91405725 Calle 91405725 Casa # 91405725')" calcext:value-type="string">
            <text:p>, ('91405725','Angel','Ruiz','micorreo2422780@midominio.com','Sector 91405725 Calle 91405725 Casa # 91405725')</text:p>
          </table:table-cell>
        </table:table-row>
        <table:table-row table:style-name="ro1">
          <table:table-cell table:formula="of:=[$Informacion.A6]" office:value-type="float" office:value="5401659" calcext:value-type="float">
            <text:p>5401659</text:p>
          </table:table-cell>
          <table:table-cell table:formula="of:=[$Informacion.B6]" office:value-type="string" office:string-value="Ruben" calcext:value-type="string">
            <text:p>Ruben</text:p>
          </table:table-cell>
          <table:table-cell table:formula="of:=[$Informacion.C6]" office:value-type="string" office:string-value="Villasmil" calcext:value-type="string">
            <text:p>Villasmil</text:p>
          </table:table-cell>
          <table:table-cell table:formula="of:=[$Informacion.D6]" office:value-type="string" office:string-value="micorreo7932069@midominio.com" calcext:value-type="string">
            <text:p>micorreo7932069@midominio.com</text:p>
          </table:table-cell>
          <table:table-cell table:formula="of:=[$Informacion.E6]" office:value-type="string" office:string-value="Sector 5401659 Calle 5401659 Casa # 5401659" calcext:value-type="string">
            <text:p>Sector 5401659 Calle 5401659 Casa # 5401659</text:p>
          </table:table-cell>
          <table:table-cell table:formula="of:=CONCATENATE(&quot;, ('&quot;;[.A6];&quot;',&quot;;&quot;'&quot;;[.B6];&quot;',&quot;;&quot;'&quot;;[.C6];&quot;',&quot;;&quot;'&quot;;[.D6];&quot;',&quot;;&quot;'&quot;;[.E6];&quot;')&quot;)" office:value-type="string" office:string-value=", ('5401659','Ruben','Villasmil','micorreo7932069@midominio.com','Sector 5401659 Calle 5401659 Casa # 5401659')" calcext:value-type="string">
            <text:p>, ('5401659','Ruben','Villasmil','micorreo7932069@midominio.com','Sector 5401659 Calle 5401659 Casa # 5401659')</text:p>
          </table:table-cell>
        </table:table-row>
        <table:table-row table:style-name="ro1">
          <table:table-cell table:formula="of:=[$Informacion.A7]" office:value-type="float" office:value="52948753" calcext:value-type="float">
            <text:p>52948753</text:p>
          </table:table-cell>
          <table:table-cell table:formula="of:=[$Informacion.B7]" office:value-type="string" office:string-value="Doris" calcext:value-type="string">
            <text:p>Doris</text:p>
          </table:table-cell>
          <table:table-cell table:formula="of:=[$Informacion.C7]" office:value-type="string" office:string-value="Balza" calcext:value-type="string">
            <text:p>Balza</text:p>
          </table:table-cell>
          <table:table-cell table:formula="of:=[$Informacion.D7]" office:value-type="string" office:string-value="micorreo4455154@midominio.com" calcext:value-type="string">
            <text:p>micorreo4455154@midominio.com</text:p>
          </table:table-cell>
          <table:table-cell table:formula="of:=[$Informacion.E7]" office:value-type="string" office:string-value="Sector 52948753 Calle 52948753 Casa # 52948753" calcext:value-type="string">
            <text:p>Sector 52948753 Calle 52948753 Casa # 52948753</text:p>
          </table:table-cell>
          <table:table-cell table:formula="of:=CONCATENATE(&quot;, ('&quot;;[.A7];&quot;',&quot;;&quot;'&quot;;[.B7];&quot;',&quot;;&quot;'&quot;;[.C7];&quot;',&quot;;&quot;'&quot;;[.D7];&quot;',&quot;;&quot;'&quot;;[.E7];&quot;')&quot;)" office:value-type="string" office:string-value=", ('52948753','Doris','Balza','micorreo4455154@midominio.com','Sector 52948753 Calle 52948753 Casa # 52948753')" calcext:value-type="string">
            <text:p>, ('52948753','Doris','Balza','micorreo4455154@midominio.com','Sector 52948753 Calle 52948753 Casa # 52948753')</text:p>
          </table:table-cell>
        </table:table-row>
        <table:table-row table:style-name="ro1">
          <table:table-cell table:formula="of:=[$Informacion.A8]" office:value-type="float" office:value="10733702" calcext:value-type="float">
            <text:p>10733702</text:p>
          </table:table-cell>
          <table:table-cell table:formula="of:=[$Informacion.B8]" office:value-type="string" office:string-value="Jennifer" calcext:value-type="string">
            <text:p>Jennifer</text:p>
          </table:table-cell>
          <table:table-cell table:formula="of:=[$Informacion.C8]" office:value-type="string" office:string-value="Felipe" calcext:value-type="string">
            <text:p>Felipe</text:p>
          </table:table-cell>
          <table:table-cell table:formula="of:=[$Informacion.D8]" office:value-type="string" office:string-value="micorreo4964238@midominio.com" calcext:value-type="string">
            <text:p>micorreo4964238@midominio.com</text:p>
          </table:table-cell>
          <table:table-cell table:formula="of:=[$Informacion.E8]" office:value-type="string" office:string-value="Sector 10733702 Calle 10733702 Casa # 10733702" calcext:value-type="string">
            <text:p>Sector 10733702 Calle 10733702 Casa # 10733702</text:p>
          </table:table-cell>
          <table:table-cell table:formula="of:=CONCATENATE(&quot;, ('&quot;;[.A8];&quot;',&quot;;&quot;'&quot;;[.B8];&quot;',&quot;;&quot;'&quot;;[.C8];&quot;',&quot;;&quot;'&quot;;[.D8];&quot;',&quot;;&quot;'&quot;;[.E8];&quot;')&quot;)" office:value-type="string" office:string-value=", ('10733702','Jennifer','Felipe','micorreo4964238@midominio.com','Sector 10733702 Calle 10733702 Casa # 10733702')" calcext:value-type="string">
            <text:p>, ('10733702','Jennifer','Felipe','micorreo4964238@midominio.com','Sector 10733702 Calle 10733702 Casa # 10733702')</text:p>
          </table:table-cell>
        </table:table-row>
        <table:table-row table:style-name="ro1">
          <table:table-cell table:formula="of:=[$Informacion.A9]" office:value-type="float" office:value="20292359" calcext:value-type="float">
            <text:p>20292359</text:p>
          </table:table-cell>
          <table:table-cell table:formula="of:=[$Informacion.B9]" office:value-type="string" office:string-value="Javier" calcext:value-type="string">
            <text:p>Javier</text:p>
          </table:table-cell>
          <table:table-cell table:formula="of:=[$Informacion.C9]" office:value-type="string" office:string-value="Machado" calcext:value-type="string">
            <text:p>Machado</text:p>
          </table:table-cell>
          <table:table-cell table:formula="of:=[$Informacion.D9]" office:value-type="string" office:string-value="micorreo4868591@midominio.com" calcext:value-type="string">
            <text:p>micorreo4868591@midominio.com</text:p>
          </table:table-cell>
          <table:table-cell table:formula="of:=[$Informacion.E9]" office:value-type="string" office:string-value="Sector 20292359 Calle 20292359 Casa # 20292359" calcext:value-type="string">
            <text:p>Sector 20292359 Calle 20292359 Casa # 20292359</text:p>
          </table:table-cell>
          <table:table-cell table:formula="of:=CONCATENATE(&quot;, ('&quot;;[.A9];&quot;',&quot;;&quot;'&quot;;[.B9];&quot;',&quot;;&quot;'&quot;;[.C9];&quot;',&quot;;&quot;'&quot;;[.D9];&quot;',&quot;;&quot;'&quot;;[.E9];&quot;')&quot;)" office:value-type="string" office:string-value=", ('20292359','Javier','Machado','micorreo4868591@midominio.com','Sector 20292359 Calle 20292359 Casa # 20292359')" calcext:value-type="string">
            <text:p>, ('20292359','Javier','Machado','micorreo4868591@midominio.com','Sector 20292359 Calle 20292359 Casa # 20292359')</text:p>
          </table:table-cell>
        </table:table-row>
        <table:table-row table:style-name="ro1">
          <table:table-cell table:formula="of:=[$Informacion.A10]" office:value-type="float" office:value="24313410" calcext:value-type="float">
            <text:p>24313410</text:p>
          </table:table-cell>
          <table:table-cell table:formula="of:=[$Informacion.B10]" office:value-type="string" office:string-value="Raimar" calcext:value-type="string">
            <text:p>Raimar</text:p>
          </table:table-cell>
          <table:table-cell table:formula="of:=[$Informacion.C10]" office:value-type="string" office:string-value="Garcia" calcext:value-type="string">
            <text:p>Garcia</text:p>
          </table:table-cell>
          <table:table-cell table:formula="of:=[$Informacion.D10]" office:value-type="string" office:string-value="micorreo7501384@midominio.com" calcext:value-type="string">
            <text:p>micorreo7501384@midominio.com</text:p>
          </table:table-cell>
          <table:table-cell table:formula="of:=[$Informacion.E10]" office:value-type="string" office:string-value="Sector 24313410 Calle 24313410 Casa # 24313410" calcext:value-type="string">
            <text:p>Sector 24313410 Calle 24313410 Casa # 24313410</text:p>
          </table:table-cell>
          <table:table-cell table:formula="of:=CONCATENATE(&quot;, ('&quot;;[.A10];&quot;',&quot;;&quot;'&quot;;[.B10];&quot;',&quot;;&quot;'&quot;;[.C10];&quot;',&quot;;&quot;'&quot;;[.D10];&quot;',&quot;;&quot;'&quot;;[.E10];&quot;')&quot;)" office:value-type="string" office:string-value=", ('24313410','Raimar','Garcia','micorreo7501384@midominio.com','Sector 24313410 Calle 24313410 Casa # 24313410')" calcext:value-type="string">
            <text:p>, ('24313410','Raimar','Garcia','micorreo7501384@midominio.com','Sector 24313410 Calle 24313410 Casa # 24313410')</text:p>
          </table:table-cell>
        </table:table-row>
        <table:table-row table:style-name="ro1">
          <table:table-cell table:formula="of:=[$Informacion.A11]" office:value-type="float" office:value="74317703" calcext:value-type="float">
            <text:p>74317703</text:p>
          </table:table-cell>
          <table:table-cell table:formula="of:=[$Informacion.B11]" office:value-type="string" office:string-value="Wladimir" calcext:value-type="string">
            <text:p>Wladimir</text:p>
          </table:table-cell>
          <table:table-cell table:formula="of:=[$Informacion.C11]" office:value-type="string" office:string-value="Querales" calcext:value-type="string">
            <text:p>Querales</text:p>
          </table:table-cell>
          <table:table-cell table:formula="of:=[$Informacion.D11]" office:value-type="string" office:string-value="micorreo5895511@midominio.com" calcext:value-type="string">
            <text:p>micorreo5895511@midominio.com</text:p>
          </table:table-cell>
          <table:table-cell table:formula="of:=[$Informacion.E11]" office:value-type="string" office:string-value="Sector 74317703 Calle 74317703 Casa # 74317703" calcext:value-type="string">
            <text:p>Sector 74317703 Calle 74317703 Casa # 74317703</text:p>
          </table:table-cell>
          <table:table-cell table:formula="of:=CONCATENATE(&quot;, ('&quot;;[.A11];&quot;',&quot;;&quot;'&quot;;[.B11];&quot;',&quot;;&quot;'&quot;;[.C11];&quot;',&quot;;&quot;'&quot;;[.D11];&quot;',&quot;;&quot;'&quot;;[.E11];&quot;')&quot;)" office:value-type="string" office:string-value=", ('74317703','Wladimir','Querales','micorreo5895511@midominio.com','Sector 74317703 Calle 74317703 Casa # 74317703')" calcext:value-type="string">
            <text:p>, ('74317703','Wladimir','Querales','micorreo5895511@midominio.com','Sector 74317703 Calle 74317703 Casa # 74317703')</text:p>
          </table:table-cell>
        </table:table-row>
        <table:table-row table:style-name="ro1">
          <table:table-cell table:formula="of:=[$Informacion.A12]" office:value-type="float" office:value="8023911" calcext:value-type="float">
            <text:p>8023911</text:p>
          </table:table-cell>
          <table:table-cell table:formula="of:=[$Informacion.B12]" office:value-type="string" office:string-value="Wilser" calcext:value-type="string">
            <text:p>Wilser</text:p>
          </table:table-cell>
          <table:table-cell table:formula="of:=[$Informacion.C12]" office:value-type="string" office:string-value="Leon" calcext:value-type="string">
            <text:p>Leon</text:p>
          </table:table-cell>
          <table:table-cell table:formula="of:=[$Informacion.D12]" office:value-type="string" office:string-value="micorreo699399@midominio.com" calcext:value-type="string">
            <text:p>micorreo699399@midominio.com</text:p>
          </table:table-cell>
          <table:table-cell table:formula="of:=[$Informacion.E12]" office:value-type="string" office:string-value="Sector 8023911 Calle 8023911 Casa # 8023911" calcext:value-type="string">
            <text:p>Sector 8023911 Calle 8023911 Casa # 8023911</text:p>
          </table:table-cell>
          <table:table-cell table:formula="of:=CONCATENATE(&quot;, ('&quot;;[.A12];&quot;',&quot;;&quot;'&quot;;[.B12];&quot;',&quot;;&quot;'&quot;;[.C12];&quot;',&quot;;&quot;'&quot;;[.D12];&quot;',&quot;;&quot;'&quot;;[.E12];&quot;')&quot;)" office:value-type="string" office:string-value=", ('8023911','Wilser','Leon','micorreo699399@midominio.com','Sector 8023911 Calle 8023911 Casa # 8023911')" calcext:value-type="string">
            <text:p>, ('8023911','Wilser','Leon','micorreo699399@midominio.com','Sector 8023911 Calle 8023911 Casa # 8023911')</text:p>
          </table:table-cell>
        </table:table-row>
        <table:table-row table:style-name="ro1">
          <table:table-cell table:formula="of:=[$Informacion.A13]" office:value-type="float" office:value="42817879" calcext:value-type="float">
            <text:p>42817879</text:p>
          </table:table-cell>
          <table:table-cell table:formula="of:=[$Informacion.B13]" office:value-type="string" office:string-value="Carla" calcext:value-type="string">
            <text:p>Carla</text:p>
          </table:table-cell>
          <table:table-cell table:formula="of:=[$Informacion.C13]" office:value-type="string" office:string-value="Orellana" calcext:value-type="string">
            <text:p>Orellana</text:p>
          </table:table-cell>
          <table:table-cell table:formula="of:=[$Informacion.D13]" office:value-type="string" office:string-value="micorreo4842050@midominio.com" calcext:value-type="string">
            <text:p>micorreo4842050@midominio.com</text:p>
          </table:table-cell>
          <table:table-cell table:formula="of:=[$Informacion.E13]" office:value-type="string" office:string-value="Sector 42817879 Calle 42817879 Casa # 42817879" calcext:value-type="string">
            <text:p>Sector 42817879 Calle 42817879 Casa # 42817879</text:p>
          </table:table-cell>
          <table:table-cell table:formula="of:=CONCATENATE(&quot;, ('&quot;;[.A13];&quot;',&quot;;&quot;'&quot;;[.B13];&quot;',&quot;;&quot;'&quot;;[.C13];&quot;',&quot;;&quot;'&quot;;[.D13];&quot;',&quot;;&quot;'&quot;;[.E13];&quot;')&quot;)" office:value-type="string" office:string-value=", ('42817879','Carla','Orellana','micorreo4842050@midominio.com','Sector 42817879 Calle 42817879 Casa # 42817879')" calcext:value-type="string">
            <text:p>, ('42817879','Carla','Orellana','micorreo4842050@midominio.com','Sector 42817879 Calle 42817879 Casa # 42817879')</text:p>
          </table:table-cell>
        </table:table-row>
        <table:table-row table:style-name="ro1">
          <table:table-cell table:formula="of:=[$Informacion.A14]" office:value-type="float" office:value="52905204" calcext:value-type="float">
            <text:p>52905204</text:p>
          </table:table-cell>
          <table:table-cell table:formula="of:=[$Informacion.B14]" office:value-type="string" office:string-value="Lilian" calcext:value-type="string">
            <text:p>Lilian</text:p>
          </table:table-cell>
          <table:table-cell table:formula="of:=[$Informacion.C14]" office:value-type="string" office:string-value="Mora" calcext:value-type="string">
            <text:p>Mora</text:p>
          </table:table-cell>
          <table:table-cell table:formula="of:=[$Informacion.D14]" office:value-type="string" office:string-value="micorreo2249634@midominio.com" calcext:value-type="string">
            <text:p>micorreo2249634@midominio.com</text:p>
          </table:table-cell>
          <table:table-cell table:formula="of:=[$Informacion.E14]" office:value-type="string" office:string-value="Sector 52905204 Calle 52905204 Casa # 52905204" calcext:value-type="string">
            <text:p>Sector 52905204 Calle 52905204 Casa # 52905204</text:p>
          </table:table-cell>
          <table:table-cell table:formula="of:=CONCATENATE(&quot;, ('&quot;;[.A14];&quot;',&quot;;&quot;'&quot;;[.B14];&quot;',&quot;;&quot;'&quot;;[.C14];&quot;',&quot;;&quot;'&quot;;[.D14];&quot;',&quot;;&quot;'&quot;;[.E14];&quot;')&quot;)" office:value-type="string" office:string-value=", ('52905204','Lilian','Mora','micorreo2249634@midominio.com','Sector 52905204 Calle 52905204 Casa # 52905204')" calcext:value-type="string">
            <text:p>, ('52905204','Lilian','Mora','micorreo2249634@midominio.com','Sector 52905204 Calle 52905204 Casa # 52905204')</text:p>
          </table:table-cell>
        </table:table-row>
        <table:table-row table:style-name="ro1">
          <table:table-cell table:formula="of:=[$Informacion.A15]" office:value-type="float" office:value="73032420" calcext:value-type="float">
            <text:p>73032420</text:p>
          </table:table-cell>
          <table:table-cell table:formula="of:=[$Informacion.B15]" office:value-type="string" office:string-value="Nilseth " calcext:value-type="string">
            <text:p>Nilseth </text:p>
          </table:table-cell>
          <table:table-cell table:formula="of:=[$Informacion.C15]" office:value-type="string" office:string-value="Vargas " calcext:value-type="string">
            <text:p>Vargas </text:p>
          </table:table-cell>
          <table:table-cell table:formula="of:=[$Informacion.D15]" office:value-type="string" office:string-value="micorreo4088063@midominio.com" calcext:value-type="string">
            <text:p>micorreo4088063@midominio.com</text:p>
          </table:table-cell>
          <table:table-cell table:formula="of:=[$Informacion.E15]" office:value-type="string" office:string-value="Sector 73032420 Calle 73032420 Casa # 73032420" calcext:value-type="string">
            <text:p>Sector 73032420 Calle 73032420 Casa # 73032420</text:p>
          </table:table-cell>
          <table:table-cell table:formula="of:=CONCATENATE(&quot;, ('&quot;;[.A15];&quot;',&quot;;&quot;'&quot;;[.B15];&quot;',&quot;;&quot;'&quot;;[.C15];&quot;',&quot;;&quot;'&quot;;[.D15];&quot;',&quot;;&quot;'&quot;;[.E15];&quot;')&quot;)" office:value-type="string" office:string-value=", ('73032420','Nilseth ','Vargas ','micorreo4088063@midominio.com','Sector 73032420 Calle 73032420 Casa # 73032420')" calcext:value-type="string">
            <text:p>, ('73032420','Nilseth ','Vargas ','micorreo4088063@midominio.com','Sector 73032420 Calle 73032420 Casa # 73032420')</text:p>
          </table:table-cell>
        </table:table-row>
        <table:table-row table:style-name="ro1">
          <table:table-cell table:formula="of:=[$Informacion.A16]" office:value-type="float" office:value="50783196" calcext:value-type="float">
            <text:p>50783196</text:p>
          </table:table-cell>
          <table:table-cell table:formula="of:=[$Informacion.B16]" office:value-type="string" office:string-value="Ana" calcext:value-type="string">
            <text:p>Ana</text:p>
          </table:table-cell>
          <table:table-cell table:formula="of:=[$Informacion.C16]" office:value-type="string" office:string-value="Guedez" calcext:value-type="string">
            <text:p>Guedez</text:p>
          </table:table-cell>
          <table:table-cell table:formula="of:=[$Informacion.D16]" office:value-type="string" office:string-value="micorreo7013065@midominio.com" calcext:value-type="string">
            <text:p>micorreo7013065@midominio.com</text:p>
          </table:table-cell>
          <table:table-cell table:formula="of:=[$Informacion.E16]" office:value-type="string" office:string-value="Sector 50783196 Calle 50783196 Casa # 50783196" calcext:value-type="string">
            <text:p>Sector 50783196 Calle 50783196 Casa # 50783196</text:p>
          </table:table-cell>
          <table:table-cell table:formula="of:=CONCATENATE(&quot;, ('&quot;;[.A16];&quot;',&quot;;&quot;'&quot;;[.B16];&quot;',&quot;;&quot;'&quot;;[.C16];&quot;',&quot;;&quot;'&quot;;[.D16];&quot;',&quot;;&quot;'&quot;;[.E16];&quot;')&quot;)" office:value-type="string" office:string-value=", ('50783196','Ana','Guedez','micorreo7013065@midominio.com','Sector 50783196 Calle 50783196 Casa # 50783196')" calcext:value-type="string">
            <text:p>, ('50783196','Ana','Guedez','micorreo7013065@midominio.com','Sector 50783196 Calle 50783196 Casa # 50783196')</text:p>
          </table:table-cell>
        </table:table-row>
        <table:table-row table:style-name="ro1">
          <table:table-cell table:formula="of:=[$Informacion.A17]" office:value-type="float" office:value="20184263" calcext:value-type="float">
            <text:p>20184263</text:p>
          </table:table-cell>
          <table:table-cell table:formula="of:=[$Informacion.B17]" office:value-type="string" office:string-value="Maria" calcext:value-type="string">
            <text:p>Maria</text:p>
          </table:table-cell>
          <table:table-cell table:formula="of:=[$Informacion.C17]" office:value-type="string" office:string-value="Fernandez" calcext:value-type="string">
            <text:p>Fernandez</text:p>
          </table:table-cell>
          <table:table-cell table:formula="of:=[$Informacion.D17]" office:value-type="string" office:string-value="micorreo7011113@midominio.com" calcext:value-type="string">
            <text:p>micorreo7011113@midominio.com</text:p>
          </table:table-cell>
          <table:table-cell table:formula="of:=[$Informacion.E17]" office:value-type="string" office:string-value="Sector 20184263 Calle 20184263 Casa # 20184263" calcext:value-type="string">
            <text:p>Sector 20184263 Calle 20184263 Casa # 20184263</text:p>
          </table:table-cell>
          <table:table-cell table:formula="of:=CONCATENATE(&quot;, ('&quot;;[.A17];&quot;',&quot;;&quot;'&quot;;[.B17];&quot;',&quot;;&quot;'&quot;;[.C17];&quot;',&quot;;&quot;'&quot;;[.D17];&quot;',&quot;;&quot;'&quot;;[.E17];&quot;')&quot;)" office:value-type="string" office:string-value=", ('20184263','Maria','Fernandez','micorreo7011113@midominio.com','Sector 20184263 Calle 20184263 Casa # 20184263')" calcext:value-type="string">
            <text:p>, ('20184263','Maria','Fernandez','micorreo7011113@midominio.com','Sector 20184263 Calle 20184263 Casa # 20184263')</text:p>
          </table:table-cell>
        </table:table-row>
        <table:table-row table:style-name="ro1">
          <table:table-cell table:formula="of:=[$Informacion.A18]" office:value-type="float" office:value="70239471" calcext:value-type="float">
            <text:p>70239471</text:p>
          </table:table-cell>
          <table:table-cell table:formula="of:=[$Informacion.B18]" office:value-type="string" office:string-value="Kimberlin" calcext:value-type="string">
            <text:p>Kimberlin</text:p>
          </table:table-cell>
          <table:table-cell table:formula="of:=[$Informacion.C18]" office:value-type="string" office:string-value="Castillo" calcext:value-type="string">
            <text:p>Castillo</text:p>
          </table:table-cell>
          <table:table-cell table:formula="of:=[$Informacion.D18]" office:value-type="string" office:string-value="micorreo7822125@midominio.com" calcext:value-type="string">
            <text:p>micorreo7822125@midominio.com</text:p>
          </table:table-cell>
          <table:table-cell table:formula="of:=[$Informacion.E18]" office:value-type="string" office:string-value="Sector 70239471 Calle 70239471 Casa # 70239471" calcext:value-type="string">
            <text:p>Sector 70239471 Calle 70239471 Casa # 70239471</text:p>
          </table:table-cell>
          <table:table-cell table:formula="of:=CONCATENATE(&quot;, ('&quot;;[.A18];&quot;',&quot;;&quot;'&quot;;[.B18];&quot;',&quot;;&quot;'&quot;;[.C18];&quot;',&quot;;&quot;'&quot;;[.D18];&quot;',&quot;;&quot;'&quot;;[.E18];&quot;')&quot;)" office:value-type="string" office:string-value=", ('70239471','Kimberlin','Castillo','micorreo7822125@midominio.com','Sector 70239471 Calle 70239471 Casa # 70239471')" calcext:value-type="string">
            <text:p>, ('70239471','Kimberlin','Castillo','micorreo7822125@midominio.com','Sector 70239471 Calle 70239471 Casa # 70239471')</text:p>
          </table:table-cell>
        </table:table-row>
        <table:table-row table:style-name="ro1">
          <table:table-cell table:formula="of:=[$Informacion.A19]" office:value-type="float" office:value="55677736" calcext:value-type="float">
            <text:p>55677736</text:p>
          </table:table-cell>
          <table:table-cell table:formula="of:=[$Informacion.B19]" office:value-type="string" office:string-value="Mantura" calcext:value-type="string">
            <text:p>Mantura</text:p>
          </table:table-cell>
          <table:table-cell table:formula="of:=[$Informacion.C19]" office:value-type="string" office:string-value="De Nafah" calcext:value-type="string">
            <text:p>De Nafah</text:p>
          </table:table-cell>
          <table:table-cell table:formula="of:=[$Informacion.D19]" office:value-type="string" office:string-value="micorreo3806111@midominio.com" calcext:value-type="string">
            <text:p>micorreo3806111@midominio.com</text:p>
          </table:table-cell>
          <table:table-cell table:formula="of:=[$Informacion.E19]" office:value-type="string" office:string-value="Sector 55677736 Calle 55677736 Casa # 55677736" calcext:value-type="string">
            <text:p>Sector 55677736 Calle 55677736 Casa # 55677736</text:p>
          </table:table-cell>
          <table:table-cell table:formula="of:=CONCATENATE(&quot;, ('&quot;;[.A19];&quot;',&quot;;&quot;'&quot;;[.B19];&quot;',&quot;;&quot;'&quot;;[.C19];&quot;',&quot;;&quot;'&quot;;[.D19];&quot;',&quot;;&quot;'&quot;;[.E19];&quot;')&quot;)" office:value-type="string" office:string-value=", ('55677736','Mantura','De Nafah','micorreo3806111@midominio.com','Sector 55677736 Calle 55677736 Casa # 55677736')" calcext:value-type="string">
            <text:p>, ('55677736','Mantura','De Nafah','micorreo3806111@midominio.com','Sector 55677736 Calle 55677736 Casa # 55677736')</text:p>
          </table:table-cell>
        </table:table-row>
        <table:table-row table:style-name="ro1">
          <table:table-cell table:formula="of:=[$Informacion.A20]" office:value-type="float" office:value="1717159" calcext:value-type="float">
            <text:p>1717159</text:p>
          </table:table-cell>
          <table:table-cell table:formula="of:=[$Informacion.B20]" office:value-type="string" office:string-value="Arturo" calcext:value-type="string">
            <text:p>Arturo</text:p>
          </table:table-cell>
          <table:table-cell table:formula="of:=[$Informacion.C20]" office:value-type="string" office:string-value="Melendez" calcext:value-type="string">
            <text:p>Melendez</text:p>
          </table:table-cell>
          <table:table-cell table:formula="of:=[$Informacion.D20]" office:value-type="string" office:string-value="micorreo5864761@midominio.com" calcext:value-type="string">
            <text:p>micorreo5864761@midominio.com</text:p>
          </table:table-cell>
          <table:table-cell table:formula="of:=[$Informacion.E20]" office:value-type="string" office:string-value="Sector 1717159 Calle 1717159 Casa # 1717159" calcext:value-type="string">
            <text:p>Sector 1717159 Calle 1717159 Casa # 1717159</text:p>
          </table:table-cell>
          <table:table-cell table:formula="of:=CONCATENATE(&quot;, ('&quot;;[.A20];&quot;',&quot;;&quot;'&quot;;[.B20];&quot;',&quot;;&quot;'&quot;;[.C20];&quot;',&quot;;&quot;'&quot;;[.D20];&quot;',&quot;;&quot;'&quot;;[.E20];&quot;')&quot;)" office:value-type="string" office:string-value=", ('1717159','Arturo','Melendez','micorreo5864761@midominio.com','Sector 1717159 Calle 1717159 Casa # 1717159')" calcext:value-type="string">
            <text:p>, ('1717159','Arturo','Melendez','micorreo5864761@midominio.com','Sector 1717159 Calle 1717159 Casa # 1717159')</text:p>
          </table:table-cell>
        </table:table-row>
        <table:table-row table:style-name="ro1">
          <table:table-cell table:formula="of:=[$Informacion.A21]" office:value-type="float" office:value="17262265" calcext:value-type="float">
            <text:p>17262265</text:p>
          </table:table-cell>
          <table:table-cell table:formula="of:=[$Informacion.B21]" office:value-type="string" office:string-value="Diosvelis" calcext:value-type="string">
            <text:p>Diosvelis</text:p>
          </table:table-cell>
          <table:table-cell table:formula="of:=[$Informacion.C21]" office:value-type="string" office:string-value="Lopez" calcext:value-type="string">
            <text:p>Lopez</text:p>
          </table:table-cell>
          <table:table-cell table:formula="of:=[$Informacion.D21]" office:value-type="string" office:string-value="micorreo5331234@midominio.com" calcext:value-type="string">
            <text:p>micorreo5331234@midominio.com</text:p>
          </table:table-cell>
          <table:table-cell table:formula="of:=[$Informacion.E21]" office:value-type="string" office:string-value="Sector 17262265 Calle 17262265 Casa # 17262265" calcext:value-type="string">
            <text:p>Sector 17262265 Calle 17262265 Casa # 17262265</text:p>
          </table:table-cell>
          <table:table-cell table:formula="of:=CONCATENATE(&quot;, ('&quot;;[.A21];&quot;',&quot;;&quot;'&quot;;[.B21];&quot;',&quot;;&quot;'&quot;;[.C21];&quot;',&quot;;&quot;'&quot;;[.D21];&quot;',&quot;;&quot;'&quot;;[.E21];&quot;')&quot;)" office:value-type="string" office:string-value=", ('17262265','Diosvelis','Lopez','micorreo5331234@midominio.com','Sector 17262265 Calle 17262265 Casa # 17262265')" calcext:value-type="string">
            <text:p>, ('17262265','Diosvelis','Lopez','micorreo5331234@midominio.com','Sector 17262265 Calle 17262265 Casa # 17262265')</text:p>
          </table:table-cell>
        </table:table-row>
        <table:table-row table:style-name="ro1">
          <table:table-cell table:formula="of:=[$Informacion.A22]" office:value-type="float" office:value="22082089" calcext:value-type="float">
            <text:p>22082089</text:p>
          </table:table-cell>
          <table:table-cell table:formula="of:=[$Informacion.B22]" office:value-type="string" office:string-value="Maria" calcext:value-type="string">
            <text:p>Maria</text:p>
          </table:table-cell>
          <table:table-cell table:formula="of:=[$Informacion.C22]" office:value-type="string" office:string-value="Anzola" calcext:value-type="string">
            <text:p>Anzola</text:p>
          </table:table-cell>
          <table:table-cell table:formula="of:=[$Informacion.D22]" office:value-type="string" office:string-value="micorreo4030032@midominio.com" calcext:value-type="string">
            <text:p>micorreo4030032@midominio.com</text:p>
          </table:table-cell>
          <table:table-cell table:formula="of:=[$Informacion.E22]" office:value-type="string" office:string-value="Sector 22082089 Calle 22082089 Casa # 22082089" calcext:value-type="string">
            <text:p>Sector 22082089 Calle 22082089 Casa # 22082089</text:p>
          </table:table-cell>
          <table:table-cell table:formula="of:=CONCATENATE(&quot;, ('&quot;;[.A22];&quot;',&quot;;&quot;'&quot;;[.B22];&quot;',&quot;;&quot;'&quot;;[.C22];&quot;',&quot;;&quot;'&quot;;[.D22];&quot;',&quot;;&quot;'&quot;;[.E22];&quot;')&quot;)" office:value-type="string" office:string-value=", ('22082089','Maria','Anzola','micorreo4030032@midominio.com','Sector 22082089 Calle 22082089 Casa # 22082089')" calcext:value-type="string">
            <text:p>, ('22082089','Maria','Anzola','micorreo4030032@midominio.com','Sector 22082089 Calle 22082089 Casa # 22082089')</text:p>
          </table:table-cell>
        </table:table-row>
        <table:table-row table:style-name="ro1">
          <table:table-cell table:formula="of:=[$Informacion.A23]" office:value-type="float" office:value="74435218" calcext:value-type="float">
            <text:p>74435218</text:p>
          </table:table-cell>
          <table:table-cell table:formula="of:=[$Informacion.B23]" office:value-type="string" office:string-value="Francis" calcext:value-type="string">
            <text:p>Francis</text:p>
          </table:table-cell>
          <table:table-cell table:formula="of:=[$Informacion.C23]" office:value-type="string" office:string-value="Vasquez" calcext:value-type="string">
            <text:p>Vasquez</text:p>
          </table:table-cell>
          <table:table-cell table:formula="of:=[$Informacion.D23]" office:value-type="string" office:string-value="micorreo1935691@midominio.com" calcext:value-type="string">
            <text:p>micorreo1935691@midominio.com</text:p>
          </table:table-cell>
          <table:table-cell table:formula="of:=[$Informacion.E23]" office:value-type="string" office:string-value="Sector 74435218 Calle 74435218 Casa # 74435218" calcext:value-type="string">
            <text:p>Sector 74435218 Calle 74435218 Casa # 74435218</text:p>
          </table:table-cell>
          <table:table-cell table:formula="of:=CONCATENATE(&quot;, ('&quot;;[.A23];&quot;',&quot;;&quot;'&quot;;[.B23];&quot;',&quot;;&quot;'&quot;;[.C23];&quot;',&quot;;&quot;'&quot;;[.D23];&quot;',&quot;;&quot;'&quot;;[.E23];&quot;')&quot;)" office:value-type="string" office:string-value=", ('74435218','Francis','Vasquez','micorreo1935691@midominio.com','Sector 74435218 Calle 74435218 Casa # 74435218')" calcext:value-type="string">
            <text:p>, ('74435218','Francis','Vasquez','micorreo1935691@midominio.com','Sector 74435218 Calle 74435218 Casa # 74435218')</text:p>
          </table:table-cell>
        </table:table-row>
        <table:table-row table:style-name="ro1">
          <table:table-cell table:formula="of:=[$Informacion.A24]" office:value-type="float" office:value="50997486" calcext:value-type="float">
            <text:p>50997486</text:p>
          </table:table-cell>
          <table:table-cell table:formula="of:=[$Informacion.B24]" office:value-type="string" office:string-value="Danny" calcext:value-type="string">
            <text:p>Danny</text:p>
          </table:table-cell>
          <table:table-cell table:formula="of:=[$Informacion.C24]" office:value-type="string" office:string-value="Garcias" calcext:value-type="string">
            <text:p>Garcias</text:p>
          </table:table-cell>
          <table:table-cell table:formula="of:=[$Informacion.D24]" office:value-type="string" office:string-value="micorreo2907104@midominio.com" calcext:value-type="string">
            <text:p>micorreo2907104@midominio.com</text:p>
          </table:table-cell>
          <table:table-cell table:formula="of:=[$Informacion.E24]" office:value-type="string" office:string-value="Sector 50997486 Calle 50997486 Casa # 50997486" calcext:value-type="string">
            <text:p>Sector 50997486 Calle 50997486 Casa # 50997486</text:p>
          </table:table-cell>
          <table:table-cell table:formula="of:=CONCATENATE(&quot;, ('&quot;;[.A24];&quot;',&quot;;&quot;'&quot;;[.B24];&quot;',&quot;;&quot;'&quot;;[.C24];&quot;',&quot;;&quot;'&quot;;[.D24];&quot;',&quot;;&quot;'&quot;;[.E24];&quot;')&quot;)" office:value-type="string" office:string-value=", ('50997486','Danny','Garcias','micorreo2907104@midominio.com','Sector 50997486 Calle 50997486 Casa # 50997486')" calcext:value-type="string">
            <text:p>, ('50997486','Danny','Garcias','micorreo2907104@midominio.com','Sector 50997486 Calle 50997486 Casa # 50997486')</text:p>
          </table:table-cell>
        </table:table-row>
        <table:table-row table:style-name="ro1">
          <table:table-cell table:formula="of:=[$Informacion.A25]" office:value-type="float" office:value="48636482" calcext:value-type="float">
            <text:p>48636482</text:p>
          </table:table-cell>
          <table:table-cell table:formula="of:=[$Informacion.B25]" office:value-type="string" office:string-value="Darle" calcext:value-type="string">
            <text:p>Darle</text:p>
          </table:table-cell>
          <table:table-cell table:formula="of:=[$Informacion.C25]" office:value-type="string" office:string-value="Rangel" calcext:value-type="string">
            <text:p>Rangel</text:p>
          </table:table-cell>
          <table:table-cell table:formula="of:=[$Informacion.D25]" office:value-type="string" office:string-value="micorreo1857114@midominio.com" calcext:value-type="string">
            <text:p>micorreo1857114@midominio.com</text:p>
          </table:table-cell>
          <table:table-cell table:formula="of:=[$Informacion.E25]" office:value-type="string" office:string-value="Sector 48636482 Calle 48636482 Casa # 48636482" calcext:value-type="string">
            <text:p>Sector 48636482 Calle 48636482 Casa # 48636482</text:p>
          </table:table-cell>
          <table:table-cell table:formula="of:=CONCATENATE(&quot;, ('&quot;;[.A25];&quot;',&quot;;&quot;'&quot;;[.B25];&quot;',&quot;;&quot;'&quot;;[.C25];&quot;',&quot;;&quot;'&quot;;[.D25];&quot;',&quot;;&quot;'&quot;;[.E25];&quot;')&quot;)" office:value-type="string" office:string-value=", ('48636482','Darle','Rangel','micorreo1857114@midominio.com','Sector 48636482 Calle 48636482 Casa # 48636482')" calcext:value-type="string">
            <text:p>, ('48636482','Darle','Rangel','micorreo1857114@midominio.com','Sector 48636482 Calle 48636482 Casa # 48636482')</text:p>
          </table:table-cell>
        </table:table-row>
        <table:table-row table:style-name="ro1">
          <table:table-cell table:formula="of:=[$Informacion.A26]" office:value-type="float" office:value="89932924" calcext:value-type="float">
            <text:p>89932924</text:p>
          </table:table-cell>
          <table:table-cell table:formula="of:=[$Informacion.B26]" office:value-type="string" office:string-value="Carmen" calcext:value-type="string">
            <text:p>Carmen</text:p>
          </table:table-cell>
          <table:table-cell table:formula="of:=[$Informacion.C26]" office:value-type="string" office:string-value="Riera" calcext:value-type="string">
            <text:p>Riera</text:p>
          </table:table-cell>
          <table:table-cell table:formula="of:=[$Informacion.D26]" office:value-type="string" office:string-value="micorreo2866432@midominio.com" calcext:value-type="string">
            <text:p>micorreo2866432@midominio.com</text:p>
          </table:table-cell>
          <table:table-cell table:formula="of:=[$Informacion.E26]" office:value-type="string" office:string-value="Sector 89932924 Calle 89932924 Casa # 89932924" calcext:value-type="string">
            <text:p>Sector 89932924 Calle 89932924 Casa # 89932924</text:p>
          </table:table-cell>
          <table:table-cell table:formula="of:=CONCATENATE(&quot;, ('&quot;;[.A26];&quot;',&quot;;&quot;'&quot;;[.B26];&quot;',&quot;;&quot;'&quot;;[.C26];&quot;',&quot;;&quot;'&quot;;[.D26];&quot;',&quot;;&quot;'&quot;;[.E26];&quot;')&quot;)" office:value-type="string" office:string-value=", ('89932924','Carmen','Riera','micorreo2866432@midominio.com','Sector 89932924 Calle 89932924 Casa # 89932924')" calcext:value-type="string">
            <text:p>, ('89932924','Carmen','Riera','micorreo2866432@midominio.com','Sector 89932924 Calle 89932924 Casa # 89932924')</text:p>
          </table:table-cell>
        </table:table-row>
        <table:table-row table:style-name="ro1">
          <table:table-cell table:formula="of:=[$Informacion.A27]" office:value-type="float" office:value="47693871" calcext:value-type="float">
            <text:p>47693871</text:p>
          </table:table-cell>
          <table:table-cell table:formula="of:=[$Informacion.B27]" office:value-type="string" office:string-value="Juan" calcext:value-type="string">
            <text:p>Juan</text:p>
          </table:table-cell>
          <table:table-cell table:formula="of:=[$Informacion.C27]" office:value-type="string" office:string-value="Donado" calcext:value-type="string">
            <text:p>Donado</text:p>
          </table:table-cell>
          <table:table-cell table:formula="of:=[$Informacion.D27]" office:value-type="string" office:string-value="micorreo6481814@midominio.com" calcext:value-type="string">
            <text:p>micorreo6481814@midominio.com</text:p>
          </table:table-cell>
          <table:table-cell table:formula="of:=[$Informacion.E27]" office:value-type="string" office:string-value="Sector 47693871 Calle 47693871 Casa # 47693871" calcext:value-type="string">
            <text:p>Sector 47693871 Calle 47693871 Casa # 47693871</text:p>
          </table:table-cell>
          <table:table-cell table:formula="of:=CONCATENATE(&quot;, ('&quot;;[.A27];&quot;',&quot;;&quot;'&quot;;[.B27];&quot;',&quot;;&quot;'&quot;;[.C27];&quot;',&quot;;&quot;'&quot;;[.D27];&quot;',&quot;;&quot;'&quot;;[.E27];&quot;')&quot;)" office:value-type="string" office:string-value=", ('47693871','Juan','Donado','micorreo6481814@midominio.com','Sector 47693871 Calle 47693871 Casa # 47693871')" calcext:value-type="string">
            <text:p>, ('47693871','Juan','Donado','micorreo6481814@midominio.com','Sector 47693871 Calle 47693871 Casa # 47693871')</text:p>
          </table:table-cell>
        </table:table-row>
        <table:table-row table:style-name="ro1">
          <table:table-cell table:formula="of:=[$Informacion.A28]" office:value-type="float" office:value="80938769" calcext:value-type="float">
            <text:p>80938769</text:p>
          </table:table-cell>
          <table:table-cell table:formula="of:=[$Informacion.B28]" office:value-type="string" office:string-value="Maria" calcext:value-type="string">
            <text:p>Maria</text:p>
          </table:table-cell>
          <table:table-cell table:formula="of:=[$Informacion.C28]" office:value-type="string" office:string-value="Antica" calcext:value-type="string">
            <text:p>Antica</text:p>
          </table:table-cell>
          <table:table-cell table:formula="of:=[$Informacion.D28]" office:value-type="string" office:string-value="micorreo8741350@midominio.com" calcext:value-type="string">
            <text:p>micorreo8741350@midominio.com</text:p>
          </table:table-cell>
          <table:table-cell table:formula="of:=[$Informacion.E28]" office:value-type="string" office:string-value="Sector 80938769 Calle 80938769 Casa # 80938769" calcext:value-type="string">
            <text:p>Sector 80938769 Calle 80938769 Casa # 80938769</text:p>
          </table:table-cell>
          <table:table-cell table:formula="of:=CONCATENATE(&quot;, ('&quot;;[.A28];&quot;',&quot;;&quot;'&quot;;[.B28];&quot;',&quot;;&quot;'&quot;;[.C28];&quot;',&quot;;&quot;'&quot;;[.D28];&quot;',&quot;;&quot;'&quot;;[.E28];&quot;')&quot;)" office:value-type="string" office:string-value=", ('80938769','Maria','Antica','micorreo8741350@midominio.com','Sector 80938769 Calle 80938769 Casa # 80938769')" calcext:value-type="string">
            <text:p>, ('80938769','Maria','Antica','micorreo8741350@midominio.com','Sector 80938769 Calle 80938769 Casa # 80938769')</text:p>
          </table:table-cell>
        </table:table-row>
        <table:table-row table:style-name="ro1">
          <table:table-cell table:formula="of:=[$Informacion.A29]" office:value-type="float" office:value="29777315" calcext:value-type="float">
            <text:p>29777315</text:p>
          </table:table-cell>
          <table:table-cell table:formula="of:=[$Informacion.B29]" office:value-type="string" office:string-value="Mariana" calcext:value-type="string">
            <text:p>Mariana</text:p>
          </table:table-cell>
          <table:table-cell table:formula="of:=[$Informacion.C29]" office:value-type="string" office:string-value="Molina" calcext:value-type="string">
            <text:p>Molina</text:p>
          </table:table-cell>
          <table:table-cell table:formula="of:=[$Informacion.D29]" office:value-type="string" office:string-value="micorreo371346@midominio.com" calcext:value-type="string">
            <text:p>micorreo371346@midominio.com</text:p>
          </table:table-cell>
          <table:table-cell table:formula="of:=[$Informacion.E29]" office:value-type="string" office:string-value="Sector 29777315 Calle 29777315 Casa # 29777315" calcext:value-type="string">
            <text:p>Sector 29777315 Calle 29777315 Casa # 29777315</text:p>
          </table:table-cell>
          <table:table-cell table:formula="of:=CONCATENATE(&quot;, ('&quot;;[.A29];&quot;',&quot;;&quot;'&quot;;[.B29];&quot;',&quot;;&quot;'&quot;;[.C29];&quot;',&quot;;&quot;'&quot;;[.D29];&quot;',&quot;;&quot;'&quot;;[.E29];&quot;')&quot;)" office:value-type="string" office:string-value=", ('29777315','Mariana','Molina','micorreo371346@midominio.com','Sector 29777315 Calle 29777315 Casa # 29777315')" calcext:value-type="string">
            <text:p>, ('29777315','Mariana','Molina','micorreo371346@midominio.com','Sector 29777315 Calle 29777315 Casa # 29777315')</text:p>
          </table:table-cell>
        </table:table-row>
        <table:table-row table:style-name="ro1">
          <table:table-cell table:formula="of:=[$Informacion.A30]" office:value-type="float" office:value="9908687" calcext:value-type="float">
            <text:p>9908687</text:p>
          </table:table-cell>
          <table:table-cell table:formula="of:=[$Informacion.B30]" office:value-type="string" office:string-value="Guillermo" calcext:value-type="string">
            <text:p>Guillermo</text:p>
          </table:table-cell>
          <table:table-cell table:formula="of:=[$Informacion.C30]" office:value-type="string" office:string-value="Luna" calcext:value-type="string">
            <text:p>Luna</text:p>
          </table:table-cell>
          <table:table-cell table:formula="of:=[$Informacion.D30]" office:value-type="string" office:string-value="micorreo6725743@midominio.com" calcext:value-type="string">
            <text:p>micorreo6725743@midominio.com</text:p>
          </table:table-cell>
          <table:table-cell table:formula="of:=[$Informacion.E30]" office:value-type="string" office:string-value="Sector 9908687 Calle 9908687 Casa # 9908687" calcext:value-type="string">
            <text:p>Sector 9908687 Calle 9908687 Casa # 9908687</text:p>
          </table:table-cell>
          <table:table-cell table:formula="of:=CONCATENATE(&quot;, ('&quot;;[.A30];&quot;',&quot;;&quot;'&quot;;[.B30];&quot;',&quot;;&quot;'&quot;;[.C30];&quot;',&quot;;&quot;'&quot;;[.D30];&quot;',&quot;;&quot;'&quot;;[.E30];&quot;')&quot;)" office:value-type="string" office:string-value=", ('9908687','Guillermo','Luna','micorreo6725743@midominio.com','Sector 9908687 Calle 9908687 Casa # 9908687')" calcext:value-type="string">
            <text:p>, ('9908687','Guillermo','Luna','micorreo6725743@midominio.com','Sector 9908687 Calle 9908687 Casa # 9908687')</text:p>
          </table:table-cell>
        </table:table-row>
        <table:table-row table:style-name="ro1">
          <table:table-cell table:formula="of:=[$Informacion.A31]" office:value-type="float" office:value="83703214" calcext:value-type="float">
            <text:p>83703214</text:p>
          </table:table-cell>
          <table:table-cell table:formula="of:=[$Informacion.B31]" office:value-type="string" office:string-value="Flor" calcext:value-type="string">
            <text:p>Flor</text:p>
          </table:table-cell>
          <table:table-cell table:formula="of:=[$Informacion.C31]" office:value-type="string" office:string-value="Sanchez" calcext:value-type="string">
            <text:p>Sanchez</text:p>
          </table:table-cell>
          <table:table-cell table:formula="of:=[$Informacion.D31]" office:value-type="string" office:string-value="micorreo6053645@midominio.com" calcext:value-type="string">
            <text:p>micorreo6053645@midominio.com</text:p>
          </table:table-cell>
          <table:table-cell table:formula="of:=[$Informacion.E31]" office:value-type="string" office:string-value="Sector 83703214 Calle 83703214 Casa # 83703214" calcext:value-type="string">
            <text:p>Sector 83703214 Calle 83703214 Casa # 83703214</text:p>
          </table:table-cell>
          <table:table-cell table:formula="of:=CONCATENATE(&quot;, ('&quot;;[.A31];&quot;',&quot;;&quot;'&quot;;[.B31];&quot;',&quot;;&quot;'&quot;;[.C31];&quot;',&quot;;&quot;'&quot;;[.D31];&quot;',&quot;;&quot;'&quot;;[.E31];&quot;')&quot;)" office:value-type="string" office:string-value=", ('83703214','Flor','Sanchez','micorreo6053645@midominio.com','Sector 83703214 Calle 83703214 Casa # 83703214')" calcext:value-type="string">
            <text:p>, ('83703214','Flor','Sanchez','micorreo6053645@midominio.com','Sector 83703214 Calle 83703214 Casa # 83703214')</text:p>
          </table:table-cell>
        </table:table-row>
        <table:table-row table:style-name="ro1">
          <table:table-cell table:formula="of:=[$Informacion.A32]" office:value-type="float" office:value="78531997" calcext:value-type="float">
            <text:p>78531997</text:p>
          </table:table-cell>
          <table:table-cell table:formula="of:=[$Informacion.B32]" office:value-type="string" office:string-value="Maria" calcext:value-type="string">
            <text:p>Maria</text:p>
          </table:table-cell>
          <table:table-cell table:formula="of:=[$Informacion.C32]" office:value-type="string" office:string-value="Colmenarez" calcext:value-type="string">
            <text:p>Colmenarez</text:p>
          </table:table-cell>
          <table:table-cell table:formula="of:=[$Informacion.D32]" office:value-type="string" office:string-value="micorreo1437803@midominio.com" calcext:value-type="string">
            <text:p>micorreo1437803@midominio.com</text:p>
          </table:table-cell>
          <table:table-cell table:formula="of:=[$Informacion.E32]" office:value-type="string" office:string-value="Sector 78531997 Calle 78531997 Casa # 78531997" calcext:value-type="string">
            <text:p>Sector 78531997 Calle 78531997 Casa # 78531997</text:p>
          </table:table-cell>
          <table:table-cell table:formula="of:=CONCATENATE(&quot;, ('&quot;;[.A32];&quot;',&quot;;&quot;'&quot;;[.B32];&quot;',&quot;;&quot;'&quot;;[.C32];&quot;',&quot;;&quot;'&quot;;[.D32];&quot;',&quot;;&quot;'&quot;;[.E32];&quot;')&quot;)" office:value-type="string" office:string-value=", ('78531997','Maria','Colmenarez','micorreo1437803@midominio.com','Sector 78531997 Calle 78531997 Casa # 78531997')" calcext:value-type="string">
            <text:p>, ('78531997','Maria','Colmenarez','micorreo1437803@midominio.com','Sector 78531997 Calle 78531997 Casa # 78531997')</text:p>
          </table:table-cell>
        </table:table-row>
        <table:table-row table:style-name="ro1">
          <table:table-cell table:formula="of:=[$Informacion.A33]" office:value-type="float" office:value="82712181" calcext:value-type="float">
            <text:p>82712181</text:p>
          </table:table-cell>
          <table:table-cell table:formula="of:=[$Informacion.B33]" office:value-type="string" office:string-value="Mathias" calcext:value-type="string">
            <text:p>Mathias</text:p>
          </table:table-cell>
          <table:table-cell table:formula="of:=[$Informacion.C33]" office:value-type="string" office:string-value="Mendez" calcext:value-type="string">
            <text:p>Mendez</text:p>
          </table:table-cell>
          <table:table-cell table:formula="of:=[$Informacion.D33]" office:value-type="string" office:string-value="micorreo9043146@midominio.com" calcext:value-type="string">
            <text:p>micorreo9043146@midominio.com</text:p>
          </table:table-cell>
          <table:table-cell table:formula="of:=[$Informacion.E33]" office:value-type="string" office:string-value="Sector 82712181 Calle 82712181 Casa # 82712181" calcext:value-type="string">
            <text:p>Sector 82712181 Calle 82712181 Casa # 82712181</text:p>
          </table:table-cell>
          <table:table-cell table:formula="of:=CONCATENATE(&quot;, ('&quot;;[.A33];&quot;',&quot;;&quot;'&quot;;[.B33];&quot;',&quot;;&quot;'&quot;;[.C33];&quot;',&quot;;&quot;'&quot;;[.D33];&quot;',&quot;;&quot;'&quot;;[.E33];&quot;')&quot;)" office:value-type="string" office:string-value=", ('82712181','Mathias','Mendez','micorreo9043146@midominio.com','Sector 82712181 Calle 82712181 Casa # 82712181')" calcext:value-type="string">
            <text:p>, ('82712181','Mathias','Mendez','micorreo9043146@midominio.com','Sector 82712181 Calle 82712181 Casa # 82712181')</text:p>
          </table:table-cell>
        </table:table-row>
        <table:table-row table:style-name="ro1">
          <table:table-cell table:formula="of:=[$Informacion.A34]" office:value-type="float" office:value="95248941" calcext:value-type="float">
            <text:p>95248941</text:p>
          </table:table-cell>
          <table:table-cell table:formula="of:=[$Informacion.B34]" office:value-type="string" office:string-value="Carlos" calcext:value-type="string">
            <text:p>Carlos</text:p>
          </table:table-cell>
          <table:table-cell table:formula="of:=[$Informacion.C34]" office:value-type="string" office:string-value="Alvarez" calcext:value-type="string">
            <text:p>Alvarez</text:p>
          </table:table-cell>
          <table:table-cell table:formula="of:=[$Informacion.D34]" office:value-type="string" office:string-value="micorreo3766474@midominio.com" calcext:value-type="string">
            <text:p>micorreo3766474@midominio.com</text:p>
          </table:table-cell>
          <table:table-cell table:formula="of:=[$Informacion.E34]" office:value-type="string" office:string-value="Sector 95248941 Calle 95248941 Casa # 95248941" calcext:value-type="string">
            <text:p>Sector 95248941 Calle 95248941 Casa # 95248941</text:p>
          </table:table-cell>
          <table:table-cell table:formula="of:=CONCATENATE(&quot;, ('&quot;;[.A34];&quot;',&quot;;&quot;'&quot;;[.B34];&quot;',&quot;;&quot;'&quot;;[.C34];&quot;',&quot;;&quot;'&quot;;[.D34];&quot;',&quot;;&quot;'&quot;;[.E34];&quot;')&quot;)" office:value-type="string" office:string-value=", ('95248941','Carlos','Alvarez','micorreo3766474@midominio.com','Sector 95248941 Calle 95248941 Casa # 95248941')" calcext:value-type="string">
            <text:p>, ('95248941','Carlos','Alvarez','micorreo3766474@midominio.com','Sector 95248941 Calle 95248941 Casa # 95248941')</text:p>
          </table:table-cell>
        </table:table-row>
        <table:table-row table:style-name="ro1">
          <table:table-cell table:formula="of:=[$Informacion.A35]" office:value-type="float" office:value="84585416" calcext:value-type="float">
            <text:p>84585416</text:p>
          </table:table-cell>
          <table:table-cell table:formula="of:=[$Informacion.B35]" office:value-type="string" office:string-value="Nellyser" calcext:value-type="string">
            <text:p>Nellyser</text:p>
          </table:table-cell>
          <table:table-cell table:formula="of:=[$Informacion.C35]" office:value-type="string" office:string-value="Sanchez" calcext:value-type="string">
            <text:p>Sanchez</text:p>
          </table:table-cell>
          <table:table-cell table:formula="of:=[$Informacion.D35]" office:value-type="string" office:string-value="micorreo2064255@midominio.com" calcext:value-type="string">
            <text:p>micorreo2064255@midominio.com</text:p>
          </table:table-cell>
          <table:table-cell table:formula="of:=[$Informacion.E35]" office:value-type="string" office:string-value="Sector 84585416 Calle 84585416 Casa # 84585416" calcext:value-type="string">
            <text:p>Sector 84585416 Calle 84585416 Casa # 84585416</text:p>
          </table:table-cell>
          <table:table-cell table:formula="of:=CONCATENATE(&quot;, ('&quot;;[.A35];&quot;',&quot;;&quot;'&quot;;[.B35];&quot;',&quot;;&quot;'&quot;;[.C35];&quot;',&quot;;&quot;'&quot;;[.D35];&quot;',&quot;;&quot;'&quot;;[.E35];&quot;')&quot;)" office:value-type="string" office:string-value=", ('84585416','Nellyser','Sanchez','micorreo2064255@midominio.com','Sector 84585416 Calle 84585416 Casa # 84585416')" calcext:value-type="string">
            <text:p>, ('84585416','Nellyser','Sanchez','micorreo2064255@midominio.com','Sector 84585416 Calle 84585416 Casa # 84585416')</text:p>
          </table:table-cell>
        </table:table-row>
        <table:table-row table:style-name="ro1">
          <table:table-cell table:formula="of:=[$Informacion.A36]" office:value-type="float" office:value="34952024" calcext:value-type="float">
            <text:p>34952024</text:p>
          </table:table-cell>
          <table:table-cell table:formula="of:=[$Informacion.B36]" office:value-type="string" office:string-value="Mireya" calcext:value-type="string">
            <text:p>Mireya</text:p>
          </table:table-cell>
          <table:table-cell table:formula="of:=[$Informacion.C36]" office:value-type="string" office:string-value="Duran" calcext:value-type="string">
            <text:p>Duran</text:p>
          </table:table-cell>
          <table:table-cell table:formula="of:=[$Informacion.D36]" office:value-type="string" office:string-value="micorreo5393923@midominio.com" calcext:value-type="string">
            <text:p>micorreo5393923@midominio.com</text:p>
          </table:table-cell>
          <table:table-cell table:formula="of:=[$Informacion.E36]" office:value-type="string" office:string-value="Sector 34952024 Calle 34952024 Casa # 34952024" calcext:value-type="string">
            <text:p>Sector 34952024 Calle 34952024 Casa # 34952024</text:p>
          </table:table-cell>
          <table:table-cell table:formula="of:=CONCATENATE(&quot;, ('&quot;;[.A36];&quot;',&quot;;&quot;'&quot;;[.B36];&quot;',&quot;;&quot;'&quot;;[.C36];&quot;',&quot;;&quot;'&quot;;[.D36];&quot;',&quot;;&quot;'&quot;;[.E36];&quot;')&quot;)" office:value-type="string" office:string-value=", ('34952024','Mireya','Duran','micorreo5393923@midominio.com','Sector 34952024 Calle 34952024 Casa # 34952024')" calcext:value-type="string">
            <text:p>, ('34952024','Mireya','Duran','micorreo5393923@midominio.com','Sector 34952024 Calle 34952024 Casa # 34952024')</text:p>
          </table:table-cell>
        </table:table-row>
        <table:table-row table:style-name="ro1">
          <table:table-cell table:formula="of:=[$Informacion.A37]" office:value-type="float" office:value="65174820" calcext:value-type="float">
            <text:p>65174820</text:p>
          </table:table-cell>
          <table:table-cell table:formula="of:=[$Informacion.B37]" office:value-type="string" office:string-value="Gaspar" calcext:value-type="string">
            <text:p>Gaspar</text:p>
          </table:table-cell>
          <table:table-cell table:formula="of:=[$Informacion.C37]" office:value-type="string" office:string-value="Boquett" calcext:value-type="string">
            <text:p>Boquett</text:p>
          </table:table-cell>
          <table:table-cell table:formula="of:=[$Informacion.D37]" office:value-type="string" office:string-value="micorreo9174689@midominio.com" calcext:value-type="string">
            <text:p>micorreo9174689@midominio.com</text:p>
          </table:table-cell>
          <table:table-cell table:formula="of:=[$Informacion.E37]" office:value-type="string" office:string-value="Sector 65174820 Calle 65174820 Casa # 65174820" calcext:value-type="string">
            <text:p>Sector 65174820 Calle 65174820 Casa # 65174820</text:p>
          </table:table-cell>
          <table:table-cell table:formula="of:=CONCATENATE(&quot;, ('&quot;;[.A37];&quot;',&quot;;&quot;'&quot;;[.B37];&quot;',&quot;;&quot;'&quot;;[.C37];&quot;',&quot;;&quot;'&quot;;[.D37];&quot;',&quot;;&quot;'&quot;;[.E37];&quot;')&quot;)" office:value-type="string" office:string-value=", ('65174820','Gaspar','Boquett','micorreo9174689@midominio.com','Sector 65174820 Calle 65174820 Casa # 65174820')" calcext:value-type="string">
            <text:p>, ('65174820','Gaspar','Boquett','micorreo9174689@midominio.com','Sector 65174820 Calle 65174820 Casa # 65174820')</text:p>
          </table:table-cell>
        </table:table-row>
        <table:table-row table:style-name="ro1">
          <table:table-cell table:formula="of:=[$Informacion.A38]" office:value-type="float" office:value="20512916" calcext:value-type="float">
            <text:p>20512916</text:p>
          </table:table-cell>
          <table:table-cell table:formula="of:=[$Informacion.B38]" office:value-type="string" office:string-value="Rosaura" calcext:value-type="string">
            <text:p>Rosaura</text:p>
          </table:table-cell>
          <table:table-cell table:formula="of:=[$Informacion.C38]" office:value-type="string" office:string-value="Sanchez" calcext:value-type="string">
            <text:p>Sanchez</text:p>
          </table:table-cell>
          <table:table-cell table:formula="of:=[$Informacion.D38]" office:value-type="string" office:string-value="micorreo6045444@midominio.com" calcext:value-type="string">
            <text:p>micorreo6045444@midominio.com</text:p>
          </table:table-cell>
          <table:table-cell table:formula="of:=[$Informacion.E38]" office:value-type="string" office:string-value="Sector 20512916 Calle 20512916 Casa # 20512916" calcext:value-type="string">
            <text:p>Sector 20512916 Calle 20512916 Casa # 20512916</text:p>
          </table:table-cell>
          <table:table-cell table:formula="of:=CONCATENATE(&quot;, ('&quot;;[.A38];&quot;',&quot;;&quot;'&quot;;[.B38];&quot;',&quot;;&quot;'&quot;;[.C38];&quot;',&quot;;&quot;'&quot;;[.D38];&quot;',&quot;;&quot;'&quot;;[.E38];&quot;')&quot;)" office:value-type="string" office:string-value=", ('20512916','Rosaura','Sanchez','micorreo6045444@midominio.com','Sector 20512916 Calle 20512916 Casa # 20512916')" calcext:value-type="string">
            <text:p>, ('20512916','Rosaura','Sanchez','micorreo6045444@midominio.com','Sector 20512916 Calle 20512916 Casa # 20512916')</text:p>
          </table:table-cell>
        </table:table-row>
        <table:table-row table:style-name="ro1">
          <table:table-cell table:formula="of:=[$Informacion.A39]" office:value-type="float" office:value="74859399" calcext:value-type="float">
            <text:p>74859399</text:p>
          </table:table-cell>
          <table:table-cell table:formula="of:=[$Informacion.B39]" office:value-type="string" office:string-value="Amalia" calcext:value-type="string">
            <text:p>Amalia</text:p>
          </table:table-cell>
          <table:table-cell table:formula="of:=[$Informacion.C39]" office:value-type="string" office:string-value="Orellana" calcext:value-type="string">
            <text:p>Orellana</text:p>
          </table:table-cell>
          <table:table-cell table:formula="of:=[$Informacion.D39]" office:value-type="string" office:string-value="micorreo106885@midominio.com" calcext:value-type="string">
            <text:p>micorreo106885@midominio.com</text:p>
          </table:table-cell>
          <table:table-cell table:formula="of:=[$Informacion.E39]" office:value-type="string" office:string-value="Sector 74859399 Calle 74859399 Casa # 74859399" calcext:value-type="string">
            <text:p>Sector 74859399 Calle 74859399 Casa # 74859399</text:p>
          </table:table-cell>
          <table:table-cell table:formula="of:=CONCATENATE(&quot;, ('&quot;;[.A39];&quot;',&quot;;&quot;'&quot;;[.B39];&quot;',&quot;;&quot;'&quot;;[.C39];&quot;',&quot;;&quot;'&quot;;[.D39];&quot;',&quot;;&quot;'&quot;;[.E39];&quot;')&quot;)" office:value-type="string" office:string-value=", ('74859399','Amalia','Orellana','micorreo106885@midominio.com','Sector 74859399 Calle 74859399 Casa # 74859399')" calcext:value-type="string">
            <text:p>, ('74859399','Amalia','Orellana','micorreo106885@midominio.com','Sector 74859399 Calle 74859399 Casa # 74859399')</text:p>
          </table:table-cell>
        </table:table-row>
        <table:table-row table:style-name="ro1">
          <table:table-cell table:formula="of:=[$Informacion.A40]" office:value-type="float" office:value="56275172" calcext:value-type="float">
            <text:p>56275172</text:p>
          </table:table-cell>
          <table:table-cell table:formula="of:=[$Informacion.B40]" office:value-type="string" office:string-value="Nancy" calcext:value-type="string">
            <text:p>Nancy</text:p>
          </table:table-cell>
          <table:table-cell table:formula="of:=[$Informacion.C40]" office:value-type="string" office:string-value="Molina" calcext:value-type="string">
            <text:p>Molina</text:p>
          </table:table-cell>
          <table:table-cell table:formula="of:=[$Informacion.D40]" office:value-type="string" office:string-value="micorreo475256@midominio.com" calcext:value-type="string">
            <text:p>micorreo475256@midominio.com</text:p>
          </table:table-cell>
          <table:table-cell table:formula="of:=[$Informacion.E40]" office:value-type="string" office:string-value="Sector 56275172 Calle 56275172 Casa # 56275172" calcext:value-type="string">
            <text:p>Sector 56275172 Calle 56275172 Casa # 56275172</text:p>
          </table:table-cell>
          <table:table-cell table:formula="of:=CONCATENATE(&quot;, ('&quot;;[.A40];&quot;',&quot;;&quot;'&quot;;[.B40];&quot;',&quot;;&quot;'&quot;;[.C40];&quot;',&quot;;&quot;'&quot;;[.D40];&quot;',&quot;;&quot;'&quot;;[.E40];&quot;')&quot;)" office:value-type="string" office:string-value=", ('56275172','Nancy','Molina','micorreo475256@midominio.com','Sector 56275172 Calle 56275172 Casa # 56275172')" calcext:value-type="string">
            <text:p>, ('56275172','Nancy','Molina','micorreo475256@midominio.com','Sector 56275172 Calle 56275172 Casa # 56275172')</text:p>
          </table:table-cell>
        </table:table-row>
        <table:table-row table:style-name="ro1">
          <table:table-cell table:formula="of:=[$Informacion.A41]" office:value-type="float" office:value="39507019" calcext:value-type="float">
            <text:p>39507019</text:p>
          </table:table-cell>
          <table:table-cell table:formula="of:=[$Informacion.B41]" office:value-type="string" office:string-value="Luis" calcext:value-type="string">
            <text:p>Luis</text:p>
          </table:table-cell>
          <table:table-cell table:formula="of:=[$Informacion.C41]" office:value-type="string" office:string-value="Usea" calcext:value-type="string">
            <text:p>Usea</text:p>
          </table:table-cell>
          <table:table-cell table:formula="of:=[$Informacion.D41]" office:value-type="string" office:string-value="micorreo4233545@midominio.com" calcext:value-type="string">
            <text:p>micorreo4233545@midominio.com</text:p>
          </table:table-cell>
          <table:table-cell table:formula="of:=[$Informacion.E41]" office:value-type="string" office:string-value="Sector 39507019 Calle 39507019 Casa # 39507019" calcext:value-type="string">
            <text:p>Sector 39507019 Calle 39507019 Casa # 39507019</text:p>
          </table:table-cell>
          <table:table-cell table:formula="of:=CONCATENATE(&quot;, ('&quot;;[.A41];&quot;',&quot;;&quot;'&quot;;[.B41];&quot;',&quot;;&quot;'&quot;;[.C41];&quot;',&quot;;&quot;'&quot;;[.D41];&quot;',&quot;;&quot;'&quot;;[.E41];&quot;')&quot;)" office:value-type="string" office:string-value=", ('39507019','Luis','Usea','micorreo4233545@midominio.com','Sector 39507019 Calle 39507019 Casa # 39507019')" calcext:value-type="string">
            <text:p>, ('39507019','Luis','Usea','micorreo4233545@midominio.com','Sector 39507019 Calle 39507019 Casa # 39507019')</text:p>
          </table:table-cell>
        </table:table-row>
        <table:table-row table:style-name="ro1">
          <table:table-cell table:formula="of:=[$Informacion.A42]" office:value-type="float" office:value="1532892" calcext:value-type="float">
            <text:p>1532892</text:p>
          </table:table-cell>
          <table:table-cell table:formula="of:=[$Informacion.B42]" office:value-type="string" office:string-value="Ciriannys" calcext:value-type="string">
            <text:p>Ciriannys</text:p>
          </table:table-cell>
          <table:table-cell table:formula="of:=[$Informacion.C42]" office:value-type="string" office:string-value="Sira" calcext:value-type="string">
            <text:p>Sira</text:p>
          </table:table-cell>
          <table:table-cell table:formula="of:=[$Informacion.D42]" office:value-type="string" office:string-value="micorreo6352698@midominio.com" calcext:value-type="string">
            <text:p>micorreo6352698@midominio.com</text:p>
          </table:table-cell>
          <table:table-cell table:formula="of:=[$Informacion.E42]" office:value-type="string" office:string-value="Sector 1532892 Calle 1532892 Casa # 1532892" calcext:value-type="string">
            <text:p>Sector 1532892 Calle 1532892 Casa # 1532892</text:p>
          </table:table-cell>
          <table:table-cell table:formula="of:=CONCATENATE(&quot;, ('&quot;;[.A42];&quot;',&quot;;&quot;'&quot;;[.B42];&quot;',&quot;;&quot;'&quot;;[.C42];&quot;',&quot;;&quot;'&quot;;[.D42];&quot;',&quot;;&quot;'&quot;;[.E42];&quot;')&quot;)" office:value-type="string" office:string-value=", ('1532892','Ciriannys','Sira','micorreo6352698@midominio.com','Sector 1532892 Calle 1532892 Casa # 1532892')" calcext:value-type="string">
            <text:p>, ('1532892','Ciriannys','Sira','micorreo6352698@midominio.com','Sector 1532892 Calle 1532892 Casa # 1532892')</text:p>
          </table:table-cell>
        </table:table-row>
        <table:table-row table:style-name="ro1">
          <table:table-cell table:formula="of:=[$Informacion.A43]" office:value-type="float" office:value="13784740" calcext:value-type="float">
            <text:p>13784740</text:p>
          </table:table-cell>
          <table:table-cell table:formula="of:=[$Informacion.B43]" office:value-type="string" office:string-value="Benedicta" calcext:value-type="string">
            <text:p>Benedicta</text:p>
          </table:table-cell>
          <table:table-cell table:formula="of:=[$Informacion.C43]" office:value-type="string" office:string-value="Ramirez" calcext:value-type="string">
            <text:p>Ramirez</text:p>
          </table:table-cell>
          <table:table-cell table:formula="of:=[$Informacion.D43]" office:value-type="string" office:string-value="micorreo6014484@midominio.com" calcext:value-type="string">
            <text:p>micorreo6014484@midominio.com</text:p>
          </table:table-cell>
          <table:table-cell table:formula="of:=[$Informacion.E43]" office:value-type="string" office:string-value="Sector 13784740 Calle 13784740 Casa # 13784740" calcext:value-type="string">
            <text:p>Sector 13784740 Calle 13784740 Casa # 13784740</text:p>
          </table:table-cell>
          <table:table-cell table:formula="of:=CONCATENATE(&quot;, ('&quot;;[.A43];&quot;',&quot;;&quot;'&quot;;[.B43];&quot;',&quot;;&quot;'&quot;;[.C43];&quot;',&quot;;&quot;'&quot;;[.D43];&quot;',&quot;;&quot;'&quot;;[.E43];&quot;')&quot;)" office:value-type="string" office:string-value=", ('13784740','Benedicta','Ramirez','micorreo6014484@midominio.com','Sector 13784740 Calle 13784740 Casa # 13784740')" calcext:value-type="string">
            <text:p>, ('13784740','Benedicta','Ramirez','micorreo6014484@midominio.com','Sector 13784740 Calle 13784740 Casa # 13784740')</text:p>
          </table:table-cell>
        </table:table-row>
        <table:table-row table:style-name="ro1">
          <table:table-cell table:formula="of:=[$Informacion.A44]" office:value-type="float" office:value="27281000" calcext:value-type="float">
            <text:p>27281000</text:p>
          </table:table-cell>
          <table:table-cell table:formula="of:=[$Informacion.B44]" office:value-type="string" office:string-value="Adelismar" calcext:value-type="string">
            <text:p>Adelismar</text:p>
          </table:table-cell>
          <table:table-cell table:formula="of:=[$Informacion.C44]" office:value-type="string" office:string-value="Duran" calcext:value-type="string">
            <text:p>Duran</text:p>
          </table:table-cell>
          <table:table-cell table:formula="of:=[$Informacion.D44]" office:value-type="string" office:string-value="micorreo3279908@midominio.com" calcext:value-type="string">
            <text:p>micorreo3279908@midominio.com</text:p>
          </table:table-cell>
          <table:table-cell table:formula="of:=[$Informacion.E44]" office:value-type="string" office:string-value="Sector 27281000 Calle 27281000 Casa # 27281000" calcext:value-type="string">
            <text:p>Sector 27281000 Calle 27281000 Casa # 27281000</text:p>
          </table:table-cell>
          <table:table-cell table:formula="of:=CONCATENATE(&quot;, ('&quot;;[.A44];&quot;',&quot;;&quot;'&quot;;[.B44];&quot;',&quot;;&quot;'&quot;;[.C44];&quot;',&quot;;&quot;'&quot;;[.D44];&quot;',&quot;;&quot;'&quot;;[.E44];&quot;')&quot;)" office:value-type="string" office:string-value=", ('27281000','Adelismar','Duran','micorreo3279908@midominio.com','Sector 27281000 Calle 27281000 Casa # 27281000')" calcext:value-type="string">
            <text:p>, ('27281000','Adelismar','Duran','micorreo3279908@midominio.com','Sector 27281000 Calle 27281000 Casa # 27281000')</text:p>
          </table:table-cell>
        </table:table-row>
        <table:table-row table:style-name="ro1">
          <table:table-cell table:formula="of:=[$Informacion.A45]" office:value-type="float" office:value="71894909" calcext:value-type="float">
            <text:p>71894909</text:p>
          </table:table-cell>
          <table:table-cell table:formula="of:=[$Informacion.B45]" office:value-type="string" office:string-value="Juan" calcext:value-type="string">
            <text:p>Juan</text:p>
          </table:table-cell>
          <table:table-cell table:formula="of:=[$Informacion.C45]" office:value-type="string" office:string-value="Salas" calcext:value-type="string">
            <text:p>Salas</text:p>
          </table:table-cell>
          <table:table-cell table:formula="of:=[$Informacion.D45]" office:value-type="string" office:string-value="micorreo6142969@midominio.com" calcext:value-type="string">
            <text:p>micorreo6142969@midominio.com</text:p>
          </table:table-cell>
          <table:table-cell table:formula="of:=[$Informacion.E45]" office:value-type="string" office:string-value="Sector 71894909 Calle 71894909 Casa # 71894909" calcext:value-type="string">
            <text:p>Sector 71894909 Calle 71894909 Casa # 71894909</text:p>
          </table:table-cell>
          <table:table-cell table:formula="of:=CONCATENATE(&quot;, ('&quot;;[.A45];&quot;',&quot;;&quot;'&quot;;[.B45];&quot;',&quot;;&quot;'&quot;;[.C45];&quot;',&quot;;&quot;'&quot;;[.D45];&quot;',&quot;;&quot;'&quot;;[.E45];&quot;')&quot;)" office:value-type="string" office:string-value=", ('71894909','Juan','Salas','micorreo6142969@midominio.com','Sector 71894909 Calle 71894909 Casa # 71894909')" calcext:value-type="string">
            <text:p>, ('71894909','Juan','Salas','micorreo6142969@midominio.com','Sector 71894909 Calle 71894909 Casa # 71894909')</text:p>
          </table:table-cell>
        </table:table-row>
        <table:table-row table:style-name="ro1">
          <table:table-cell table:formula="of:=[$Informacion.A46]" office:value-type="float" office:value="78383687" calcext:value-type="float">
            <text:p>78383687</text:p>
          </table:table-cell>
          <table:table-cell table:formula="of:=[$Informacion.B46]" office:value-type="string" office:string-value="Maria" calcext:value-type="string">
            <text:p>Maria</text:p>
          </table:table-cell>
          <table:table-cell table:formula="of:=[$Informacion.C46]" office:value-type="string" office:string-value="Delgado" calcext:value-type="string">
            <text:p>Delgado</text:p>
          </table:table-cell>
          <table:table-cell table:formula="of:=[$Informacion.D46]" office:value-type="string" office:string-value="micorreo4510626@midominio.com" calcext:value-type="string">
            <text:p>micorreo4510626@midominio.com</text:p>
          </table:table-cell>
          <table:table-cell table:formula="of:=[$Informacion.E46]" office:value-type="string" office:string-value="Sector 78383687 Calle 78383687 Casa # 78383687" calcext:value-type="string">
            <text:p>Sector 78383687 Calle 78383687 Casa # 78383687</text:p>
          </table:table-cell>
          <table:table-cell table:formula="of:=CONCATENATE(&quot;, ('&quot;;[.A46];&quot;',&quot;;&quot;'&quot;;[.B46];&quot;',&quot;;&quot;'&quot;;[.C46];&quot;',&quot;;&quot;'&quot;;[.D46];&quot;',&quot;;&quot;'&quot;;[.E46];&quot;')&quot;)" office:value-type="string" office:string-value=", ('78383687','Maria','Delgado','micorreo4510626@midominio.com','Sector 78383687 Calle 78383687 Casa # 78383687')" calcext:value-type="string">
            <text:p>, ('78383687','Maria','Delgado','micorreo4510626@midominio.com','Sector 78383687 Calle 78383687 Casa # 78383687')</text:p>
          </table:table-cell>
        </table:table-row>
        <table:table-row table:style-name="ro1">
          <table:table-cell table:formula="of:=[$Informacion.A47]" office:value-type="float" office:value="58777560" calcext:value-type="float">
            <text:p>58777560</text:p>
          </table:table-cell>
          <table:table-cell table:formula="of:=[$Informacion.B47]" office:value-type="string" office:string-value="Ana" calcext:value-type="string">
            <text:p>Ana</text:p>
          </table:table-cell>
          <table:table-cell table:formula="of:=[$Informacion.C47]" office:value-type="string" office:string-value="Prieto" calcext:value-type="string">
            <text:p>Prieto</text:p>
          </table:table-cell>
          <table:table-cell table:formula="of:=[$Informacion.D47]" office:value-type="string" office:string-value="micorreo4883836@midominio.com" calcext:value-type="string">
            <text:p>micorreo4883836@midominio.com</text:p>
          </table:table-cell>
          <table:table-cell table:formula="of:=[$Informacion.E47]" office:value-type="string" office:string-value="Sector 58777560 Calle 58777560 Casa # 58777560" calcext:value-type="string">
            <text:p>Sector 58777560 Calle 58777560 Casa # 58777560</text:p>
          </table:table-cell>
          <table:table-cell table:formula="of:=CONCATENATE(&quot;, ('&quot;;[.A47];&quot;',&quot;;&quot;'&quot;;[.B47];&quot;',&quot;;&quot;'&quot;;[.C47];&quot;',&quot;;&quot;'&quot;;[.D47];&quot;',&quot;;&quot;'&quot;;[.E47];&quot;')&quot;)" office:value-type="string" office:string-value=", ('58777560','Ana','Prieto','micorreo4883836@midominio.com','Sector 58777560 Calle 58777560 Casa # 58777560')" calcext:value-type="string">
            <text:p>, ('58777560','Ana','Prieto','micorreo4883836@midominio.com','Sector 58777560 Calle 58777560 Casa # 58777560')</text:p>
          </table:table-cell>
        </table:table-row>
        <table:table-row table:style-name="ro1">
          <table:table-cell table:formula="of:=[$Informacion.A48]" office:value-type="float" office:value="69155372" calcext:value-type="float">
            <text:p>69155372</text:p>
          </table:table-cell>
          <table:table-cell table:formula="of:=[$Informacion.B48]" office:value-type="string" office:string-value="Alisse" calcext:value-type="string">
            <text:p>Alisse</text:p>
          </table:table-cell>
          <table:table-cell table:formula="of:=[$Informacion.C48]" office:value-type="string" office:string-value="Palacios" calcext:value-type="string">
            <text:p>Palacios</text:p>
          </table:table-cell>
          <table:table-cell table:formula="of:=[$Informacion.D48]" office:value-type="string" office:string-value="micorreo7237659@midominio.com" calcext:value-type="string">
            <text:p>micorreo7237659@midominio.com</text:p>
          </table:table-cell>
          <table:table-cell table:formula="of:=[$Informacion.E48]" office:value-type="string" office:string-value="Sector 69155372 Calle 69155372 Casa # 69155372" calcext:value-type="string">
            <text:p>Sector 69155372 Calle 69155372 Casa # 69155372</text:p>
          </table:table-cell>
          <table:table-cell table:formula="of:=CONCATENATE(&quot;, ('&quot;;[.A48];&quot;',&quot;;&quot;'&quot;;[.B48];&quot;',&quot;;&quot;'&quot;;[.C48];&quot;',&quot;;&quot;'&quot;;[.D48];&quot;',&quot;;&quot;'&quot;;[.E48];&quot;')&quot;)" office:value-type="string" office:string-value=", ('69155372','Alisse','Palacios','micorreo7237659@midominio.com','Sector 69155372 Calle 69155372 Casa # 69155372')" calcext:value-type="string">
            <text:p>, ('69155372','Alisse','Palacios','micorreo7237659@midominio.com','Sector 69155372 Calle 69155372 Casa # 69155372')</text:p>
          </table:table-cell>
        </table:table-row>
        <table:table-row table:style-name="ro1">
          <table:table-cell table:formula="of:=[$Informacion.A49]" office:value-type="float" office:value="3500306" calcext:value-type="float">
            <text:p>3500306</text:p>
          </table:table-cell>
          <table:table-cell table:formula="of:=[$Informacion.B49]" office:value-type="string" office:string-value="Lilian" calcext:value-type="string">
            <text:p>Lilian</text:p>
          </table:table-cell>
          <table:table-cell table:formula="of:=[$Informacion.C49]" office:value-type="string" office:string-value="Castaaeda" calcext:value-type="string">
            <text:p>Castaaeda</text:p>
          </table:table-cell>
          <table:table-cell table:formula="of:=[$Informacion.D49]" office:value-type="string" office:string-value="micorreo6132457@midominio.com" calcext:value-type="string">
            <text:p>micorreo6132457@midominio.com</text:p>
          </table:table-cell>
          <table:table-cell table:formula="of:=[$Informacion.E49]" office:value-type="string" office:string-value="Sector 3500306 Calle 3500306 Casa # 3500306" calcext:value-type="string">
            <text:p>Sector 3500306 Calle 3500306 Casa # 3500306</text:p>
          </table:table-cell>
          <table:table-cell table:formula="of:=CONCATENATE(&quot;, ('&quot;;[.A49];&quot;',&quot;;&quot;'&quot;;[.B49];&quot;',&quot;;&quot;'&quot;;[.C49];&quot;',&quot;;&quot;'&quot;;[.D49];&quot;',&quot;;&quot;'&quot;;[.E49];&quot;')&quot;)" office:value-type="string" office:string-value=", ('3500306','Lilian','Castaaeda','micorreo6132457@midominio.com','Sector 3500306 Calle 3500306 Casa # 3500306')" calcext:value-type="string">
            <text:p>, ('3500306','Lilian','Castaaeda','micorreo6132457@midominio.com','Sector 3500306 Calle 3500306 Casa # 3500306')</text:p>
          </table:table-cell>
        </table:table-row>
        <table:table-row table:style-name="ro1">
          <table:table-cell table:formula="of:=[$Informacion.A50]" office:value-type="float" office:value="89370039" calcext:value-type="float">
            <text:p>89370039</text:p>
          </table:table-cell>
          <table:table-cell table:formula="of:=[$Informacion.B50]" office:value-type="string" office:string-value="Maria" calcext:value-type="string">
            <text:p>Maria</text:p>
          </table:table-cell>
          <table:table-cell table:formula="of:=[$Informacion.C50]" office:value-type="string" office:string-value="Breto" calcext:value-type="string">
            <text:p>Breto</text:p>
          </table:table-cell>
          <table:table-cell table:formula="of:=[$Informacion.D50]" office:value-type="string" office:string-value="micorreo4182303@midominio.com" calcext:value-type="string">
            <text:p>micorreo4182303@midominio.com</text:p>
          </table:table-cell>
          <table:table-cell table:formula="of:=[$Informacion.E50]" office:value-type="string" office:string-value="Sector 89370039 Calle 89370039 Casa # 89370039" calcext:value-type="string">
            <text:p>Sector 89370039 Calle 89370039 Casa # 89370039</text:p>
          </table:table-cell>
          <table:table-cell table:formula="of:=CONCATENATE(&quot;, ('&quot;;[.A50];&quot;',&quot;;&quot;'&quot;;[.B50];&quot;',&quot;;&quot;'&quot;;[.C50];&quot;',&quot;;&quot;'&quot;;[.D50];&quot;',&quot;;&quot;'&quot;;[.E50];&quot;')&quot;)" office:value-type="string" office:string-value=", ('89370039','Maria','Breto','micorreo4182303@midominio.com','Sector 89370039 Calle 89370039 Casa # 89370039')" calcext:value-type="string">
            <text:p>, ('89370039','Maria','Breto','micorreo4182303@midominio.com','Sector 89370039 Calle 89370039 Casa # 89370039')</text:p>
          </table:table-cell>
        </table:table-row>
        <table:table-row table:style-name="ro1">
          <table:table-cell table:formula="of:=[$Informacion.A51]" office:value-type="float" office:value="24355321" calcext:value-type="float">
            <text:p>24355321</text:p>
          </table:table-cell>
          <table:table-cell table:formula="of:=[$Informacion.B51]" office:value-type="string" office:string-value="Delida" calcext:value-type="string">
            <text:p>Delida</text:p>
          </table:table-cell>
          <table:table-cell table:formula="of:=[$Informacion.C51]" office:value-type="string" office:string-value="Galindez" calcext:value-type="string">
            <text:p>Galindez</text:p>
          </table:table-cell>
          <table:table-cell table:formula="of:=[$Informacion.D51]" office:value-type="string" office:string-value="micorreo6159272@midominio.com" calcext:value-type="string">
            <text:p>micorreo6159272@midominio.com</text:p>
          </table:table-cell>
          <table:table-cell table:formula="of:=[$Informacion.E51]" office:value-type="string" office:string-value="Sector 24355321 Calle 24355321 Casa # 24355321" calcext:value-type="string">
            <text:p>Sector 24355321 Calle 24355321 Casa # 24355321</text:p>
          </table:table-cell>
          <table:table-cell table:formula="of:=CONCATENATE(&quot;, ('&quot;;[.A51];&quot;',&quot;;&quot;'&quot;;[.B51];&quot;',&quot;;&quot;'&quot;;[.C51];&quot;',&quot;;&quot;'&quot;;[.D51];&quot;',&quot;;&quot;'&quot;;[.E51];&quot;')&quot;)" office:value-type="string" office:string-value=", ('24355321','Delida','Galindez','micorreo6159272@midominio.com','Sector 24355321 Calle 24355321 Casa # 24355321')" calcext:value-type="string">
            <text:p>, ('24355321','Delida','Galindez','micorreo6159272@midominio.com','Sector 24355321 Calle 24355321 Casa # 24355321')</text:p>
          </table:table-cell>
        </table:table-row>
        <table:table-row table:style-name="ro1">
          <table:table-cell table:formula="of:=[$Informacion.A52]" office:value-type="float" office:value="39728294" calcext:value-type="float">
            <text:p>39728294</text:p>
          </table:table-cell>
          <table:table-cell table:formula="of:=[$Informacion.B52]" office:value-type="string" office:string-value="Erika" calcext:value-type="string">
            <text:p>Erika</text:p>
          </table:table-cell>
          <table:table-cell table:formula="of:=[$Informacion.C52]" office:value-type="string" office:string-value="Roa" calcext:value-type="string">
            <text:p>Roa</text:p>
          </table:table-cell>
          <table:table-cell table:formula="of:=[$Informacion.D52]" office:value-type="string" office:string-value="micorreo450172@midominio.com" calcext:value-type="string">
            <text:p>micorreo450172@midominio.com</text:p>
          </table:table-cell>
          <table:table-cell table:formula="of:=[$Informacion.E52]" office:value-type="string" office:string-value="Sector 39728294 Calle 39728294 Casa # 39728294" calcext:value-type="string">
            <text:p>Sector 39728294 Calle 39728294 Casa # 39728294</text:p>
          </table:table-cell>
          <table:table-cell table:formula="of:=CONCATENATE(&quot;, ('&quot;;[.A52];&quot;',&quot;;&quot;'&quot;;[.B52];&quot;',&quot;;&quot;'&quot;;[.C52];&quot;',&quot;;&quot;'&quot;;[.D52];&quot;',&quot;;&quot;'&quot;;[.E52];&quot;')&quot;)" office:value-type="string" office:string-value=", ('39728294','Erika','Roa','micorreo450172@midominio.com','Sector 39728294 Calle 39728294 Casa # 39728294')" calcext:value-type="string">
            <text:p>, ('39728294','Erika','Roa','micorreo450172@midominio.com','Sector 39728294 Calle 39728294 Casa # 39728294')</text:p>
          </table:table-cell>
        </table:table-row>
        <table:table-row table:style-name="ro1">
          <table:table-cell table:formula="of:=[$Informacion.A53]" office:value-type="float" office:value="9600093" calcext:value-type="float">
            <text:p>9600093</text:p>
          </table:table-cell>
          <table:table-cell table:formula="of:=[$Informacion.B53]" office:value-type="string" office:string-value="Elena" calcext:value-type="string">
            <text:p>Elena</text:p>
          </table:table-cell>
          <table:table-cell table:formula="of:=[$Informacion.C53]" office:value-type="string" office:string-value="Colmenarez" calcext:value-type="string">
            <text:p>Colmenarez</text:p>
          </table:table-cell>
          <table:table-cell table:formula="of:=[$Informacion.D53]" office:value-type="string" office:string-value="micorreo9829499@midominio.com" calcext:value-type="string">
            <text:p>micorreo9829499@midominio.com</text:p>
          </table:table-cell>
          <table:table-cell table:formula="of:=[$Informacion.E53]" office:value-type="string" office:string-value="Sector 9600093 Calle 9600093 Casa # 9600093" calcext:value-type="string">
            <text:p>Sector 9600093 Calle 9600093 Casa # 9600093</text:p>
          </table:table-cell>
          <table:table-cell table:formula="of:=CONCATENATE(&quot;, ('&quot;;[.A53];&quot;',&quot;;&quot;'&quot;;[.B53];&quot;',&quot;;&quot;'&quot;;[.C53];&quot;',&quot;;&quot;'&quot;;[.D53];&quot;',&quot;;&quot;'&quot;;[.E53];&quot;')&quot;)" office:value-type="string" office:string-value=", ('9600093','Elena','Colmenarez','micorreo9829499@midominio.com','Sector 9600093 Calle 9600093 Casa # 9600093')" calcext:value-type="string">
            <text:p>, ('9600093','Elena','Colmenarez','micorreo9829499@midominio.com','Sector 9600093 Calle 9600093 Casa # 9600093')</text:p>
          </table:table-cell>
        </table:table-row>
        <table:table-row table:style-name="ro1">
          <table:table-cell table:formula="of:=[$Informacion.A54]" office:value-type="float" office:value="88901248" calcext:value-type="float">
            <text:p>88901248</text:p>
          </table:table-cell>
          <table:table-cell table:formula="of:=[$Informacion.B54]" office:value-type="string" office:string-value="Francisca" calcext:value-type="string">
            <text:p>Francisca</text:p>
          </table:table-cell>
          <table:table-cell table:formula="of:=[$Informacion.C54]" office:value-type="string" office:string-value="Amaro" calcext:value-type="string">
            <text:p>Amaro</text:p>
          </table:table-cell>
          <table:table-cell table:formula="of:=[$Informacion.D54]" office:value-type="string" office:string-value="micorreo3054666@midominio.com" calcext:value-type="string">
            <text:p>micorreo3054666@midominio.com</text:p>
          </table:table-cell>
          <table:table-cell table:formula="of:=[$Informacion.E54]" office:value-type="string" office:string-value="Sector 88901248 Calle 88901248 Casa # 88901248" calcext:value-type="string">
            <text:p>Sector 88901248 Calle 88901248 Casa # 88901248</text:p>
          </table:table-cell>
          <table:table-cell table:formula="of:=CONCATENATE(&quot;, ('&quot;;[.A54];&quot;',&quot;;&quot;'&quot;;[.B54];&quot;',&quot;;&quot;'&quot;;[.C54];&quot;',&quot;;&quot;'&quot;;[.D54];&quot;',&quot;;&quot;'&quot;;[.E54];&quot;')&quot;)" office:value-type="string" office:string-value=", ('88901248','Francisca','Amaro','micorreo3054666@midominio.com','Sector 88901248 Calle 88901248 Casa # 88901248')" calcext:value-type="string">
            <text:p>, ('88901248','Francisca','Amaro','micorreo3054666@midominio.com','Sector 88901248 Calle 88901248 Casa # 88901248')</text:p>
          </table:table-cell>
        </table:table-row>
        <table:table-row table:style-name="ro1">
          <table:table-cell table:formula="of:=[$Informacion.A55]" office:value-type="float" office:value="12137330" calcext:value-type="float">
            <text:p>12137330</text:p>
          </table:table-cell>
          <table:table-cell table:formula="of:=[$Informacion.B55]" office:value-type="string" office:string-value="Ariangelis" calcext:value-type="string">
            <text:p>Ariangelis</text:p>
          </table:table-cell>
          <table:table-cell table:formula="of:=[$Informacion.C55]" office:value-type="string" office:string-value="Yaguas" calcext:value-type="string">
            <text:p>Yaguas</text:p>
          </table:table-cell>
          <table:table-cell table:formula="of:=[$Informacion.D55]" office:value-type="string" office:string-value="micorreo8969838@midominio.com" calcext:value-type="string">
            <text:p>micorreo8969838@midominio.com</text:p>
          </table:table-cell>
          <table:table-cell table:formula="of:=[$Informacion.E55]" office:value-type="string" office:string-value="Sector 12137330 Calle 12137330 Casa # 12137330" calcext:value-type="string">
            <text:p>Sector 12137330 Calle 12137330 Casa # 12137330</text:p>
          </table:table-cell>
          <table:table-cell table:formula="of:=CONCATENATE(&quot;, ('&quot;;[.A55];&quot;',&quot;;&quot;'&quot;;[.B55];&quot;',&quot;;&quot;'&quot;;[.C55];&quot;',&quot;;&quot;'&quot;;[.D55];&quot;',&quot;;&quot;'&quot;;[.E55];&quot;')&quot;)" office:value-type="string" office:string-value=", ('12137330','Ariangelis','Yaguas','micorreo8969838@midominio.com','Sector 12137330 Calle 12137330 Casa # 12137330')" calcext:value-type="string">
            <text:p>, ('12137330','Ariangelis','Yaguas','micorreo8969838@midominio.com','Sector 12137330 Calle 12137330 Casa # 12137330')</text:p>
          </table:table-cell>
        </table:table-row>
        <table:table-row table:style-name="ro1">
          <table:table-cell table:formula="of:=[$Informacion.A56]" office:value-type="float" office:value="15719123" calcext:value-type="float">
            <text:p>15719123</text:p>
          </table:table-cell>
          <table:table-cell table:formula="of:=[$Informacion.B56]" office:value-type="string" office:string-value="Norma" calcext:value-type="string">
            <text:p>Norma</text:p>
          </table:table-cell>
          <table:table-cell table:formula="of:=[$Informacion.C56]" office:value-type="string" office:string-value="Alvarez" calcext:value-type="string">
            <text:p>Alvarez</text:p>
          </table:table-cell>
          <table:table-cell table:formula="of:=[$Informacion.D56]" office:value-type="string" office:string-value="micorreo8804763@midominio.com" calcext:value-type="string">
            <text:p>micorreo8804763@midominio.com</text:p>
          </table:table-cell>
          <table:table-cell table:formula="of:=[$Informacion.E56]" office:value-type="string" office:string-value="Sector 15719123 Calle 15719123 Casa # 15719123" calcext:value-type="string">
            <text:p>Sector 15719123 Calle 15719123 Casa # 15719123</text:p>
          </table:table-cell>
          <table:table-cell table:formula="of:=CONCATENATE(&quot;, ('&quot;;[.A56];&quot;',&quot;;&quot;'&quot;;[.B56];&quot;',&quot;;&quot;'&quot;;[.C56];&quot;',&quot;;&quot;'&quot;;[.D56];&quot;',&quot;;&quot;'&quot;;[.E56];&quot;')&quot;)" office:value-type="string" office:string-value=", ('15719123','Norma','Alvarez','micorreo8804763@midominio.com','Sector 15719123 Calle 15719123 Casa # 15719123')" calcext:value-type="string">
            <text:p>, ('15719123','Norma','Alvarez','micorreo8804763@midominio.com','Sector 15719123 Calle 15719123 Casa # 15719123')</text:p>
          </table:table-cell>
        </table:table-row>
        <table:table-row table:style-name="ro1">
          <table:table-cell table:formula="of:=[$Informacion.A57]" office:value-type="float" office:value="85752147" calcext:value-type="float">
            <text:p>85752147</text:p>
          </table:table-cell>
          <table:table-cell table:formula="of:=[$Informacion.B57]" office:value-type="string" office:string-value="Rusbeilys" calcext:value-type="string">
            <text:p>Rusbeilys</text:p>
          </table:table-cell>
          <table:table-cell table:formula="of:=[$Informacion.C57]" office:value-type="string" office:string-value="Medina" calcext:value-type="string">
            <text:p>Medina</text:p>
          </table:table-cell>
          <table:table-cell table:formula="of:=[$Informacion.D57]" office:value-type="string" office:string-value="micorreo2463471@midominio.com" calcext:value-type="string">
            <text:p>micorreo2463471@midominio.com</text:p>
          </table:table-cell>
          <table:table-cell table:formula="of:=[$Informacion.E57]" office:value-type="string" office:string-value="Sector 85752147 Calle 85752147 Casa # 85752147" calcext:value-type="string">
            <text:p>Sector 85752147 Calle 85752147 Casa # 85752147</text:p>
          </table:table-cell>
          <table:table-cell table:formula="of:=CONCATENATE(&quot;, ('&quot;;[.A57];&quot;',&quot;;&quot;'&quot;;[.B57];&quot;',&quot;;&quot;'&quot;;[.C57];&quot;',&quot;;&quot;'&quot;;[.D57];&quot;',&quot;;&quot;'&quot;;[.E57];&quot;')&quot;)" office:value-type="string" office:string-value=", ('85752147','Rusbeilys','Medina','micorreo2463471@midominio.com','Sector 85752147 Calle 85752147 Casa # 85752147')" calcext:value-type="string">
            <text:p>, ('85752147','Rusbeilys','Medina','micorreo2463471@midominio.com','Sector 85752147 Calle 85752147 Casa # 85752147')</text:p>
          </table:table-cell>
        </table:table-row>
        <table:table-row table:style-name="ro1">
          <table:table-cell table:formula="of:=[$Informacion.A58]" office:value-type="float" office:value="80704054" calcext:value-type="float">
            <text:p>80704054</text:p>
          </table:table-cell>
          <table:table-cell table:formula="of:=[$Informacion.B58]" office:value-type="string" office:string-value="Juana" calcext:value-type="string">
            <text:p>Juana</text:p>
          </table:table-cell>
          <table:table-cell table:formula="of:=[$Informacion.C58]" office:value-type="string" office:string-value="Escalona" calcext:value-type="string">
            <text:p>Escalona</text:p>
          </table:table-cell>
          <table:table-cell table:formula="of:=[$Informacion.D58]" office:value-type="string" office:string-value="micorreo2116347@midominio.com" calcext:value-type="string">
            <text:p>micorreo2116347@midominio.com</text:p>
          </table:table-cell>
          <table:table-cell table:formula="of:=[$Informacion.E58]" office:value-type="string" office:string-value="Sector 80704054 Calle 80704054 Casa # 80704054" calcext:value-type="string">
            <text:p>Sector 80704054 Calle 80704054 Casa # 80704054</text:p>
          </table:table-cell>
          <table:table-cell table:formula="of:=CONCATENATE(&quot;, ('&quot;;[.A58];&quot;',&quot;;&quot;'&quot;;[.B58];&quot;',&quot;;&quot;'&quot;;[.C58];&quot;',&quot;;&quot;'&quot;;[.D58];&quot;',&quot;;&quot;'&quot;;[.E58];&quot;')&quot;)" office:value-type="string" office:string-value=", ('80704054','Juana','Escalona','micorreo2116347@midominio.com','Sector 80704054 Calle 80704054 Casa # 80704054')" calcext:value-type="string">
            <text:p>, ('80704054','Juana','Escalona','micorreo2116347@midominio.com','Sector 80704054 Calle 80704054 Casa # 80704054')</text:p>
          </table:table-cell>
        </table:table-row>
        <table:table-row table:style-name="ro1">
          <table:table-cell table:formula="of:=[$Informacion.A59]" office:value-type="float" office:value="85334367" calcext:value-type="float">
            <text:p>85334367</text:p>
          </table:table-cell>
          <table:table-cell table:formula="of:=[$Informacion.B59]" office:value-type="string" office:string-value="Lina" calcext:value-type="string">
            <text:p>Lina</text:p>
          </table:table-cell>
          <table:table-cell table:formula="of:=[$Informacion.C59]" office:value-type="string" office:string-value="Gomez" calcext:value-type="string">
            <text:p>Gomez</text:p>
          </table:table-cell>
          <table:table-cell table:formula="of:=[$Informacion.D59]" office:value-type="string" office:string-value="micorreo2486842@midominio.com" calcext:value-type="string">
            <text:p>micorreo2486842@midominio.com</text:p>
          </table:table-cell>
          <table:table-cell table:formula="of:=[$Informacion.E59]" office:value-type="string" office:string-value="Sector 85334367 Calle 85334367 Casa # 85334367" calcext:value-type="string">
            <text:p>Sector 85334367 Calle 85334367 Casa # 85334367</text:p>
          </table:table-cell>
          <table:table-cell table:formula="of:=CONCATENATE(&quot;, ('&quot;;[.A59];&quot;',&quot;;&quot;'&quot;;[.B59];&quot;',&quot;;&quot;'&quot;;[.C59];&quot;',&quot;;&quot;'&quot;;[.D59];&quot;',&quot;;&quot;'&quot;;[.E59];&quot;')&quot;)" office:value-type="string" office:string-value=", ('85334367','Lina','Gomez','micorreo2486842@midominio.com','Sector 85334367 Calle 85334367 Casa # 85334367')" calcext:value-type="string">
            <text:p>, ('85334367','Lina','Gomez','micorreo2486842@midominio.com','Sector 85334367 Calle 85334367 Casa # 85334367')</text:p>
          </table:table-cell>
        </table:table-row>
        <table:table-row table:style-name="ro1">
          <table:table-cell table:formula="of:=[$Informacion.A60]" office:value-type="float" office:value="51219327" calcext:value-type="float">
            <text:p>51219327</text:p>
          </table:table-cell>
          <table:table-cell table:formula="of:=[$Informacion.B60]" office:value-type="string" office:string-value="Esposoria" calcext:value-type="string">
            <text:p>Esposoria</text:p>
          </table:table-cell>
          <table:table-cell table:formula="of:=[$Informacion.C60]" office:value-type="string" office:string-value="Bullones" calcext:value-type="string">
            <text:p>Bullones</text:p>
          </table:table-cell>
          <table:table-cell table:formula="of:=[$Informacion.D60]" office:value-type="string" office:string-value="micorreo4850333@midominio.com" calcext:value-type="string">
            <text:p>micorreo4850333@midominio.com</text:p>
          </table:table-cell>
          <table:table-cell table:formula="of:=[$Informacion.E60]" office:value-type="string" office:string-value="Sector 51219327 Calle 51219327 Casa # 51219327" calcext:value-type="string">
            <text:p>Sector 51219327 Calle 51219327 Casa # 51219327</text:p>
          </table:table-cell>
          <table:table-cell table:formula="of:=CONCATENATE(&quot;, ('&quot;;[.A60];&quot;',&quot;;&quot;'&quot;;[.B60];&quot;',&quot;;&quot;'&quot;;[.C60];&quot;',&quot;;&quot;'&quot;;[.D60];&quot;',&quot;;&quot;'&quot;;[.E60];&quot;')&quot;)" office:value-type="string" office:string-value=", ('51219327','Esposoria','Bullones','micorreo4850333@midominio.com','Sector 51219327 Calle 51219327 Casa # 51219327')" calcext:value-type="string">
            <text:p>, ('51219327','Esposoria','Bullones','micorreo4850333@midominio.com','Sector 51219327 Calle 51219327 Casa # 51219327')</text:p>
          </table:table-cell>
        </table:table-row>
        <table:table-row table:style-name="ro1">
          <table:table-cell table:formula="of:=[$Informacion.A61]" office:value-type="float" office:value="56207511" calcext:value-type="float">
            <text:p>56207511</text:p>
          </table:table-cell>
          <table:table-cell table:formula="of:=[$Informacion.B61]" office:value-type="string" office:string-value="Freddy" calcext:value-type="string">
            <text:p>Freddy</text:p>
          </table:table-cell>
          <table:table-cell table:formula="of:=[$Informacion.C61]" office:value-type="string" office:string-value="Colmenares" calcext:value-type="string">
            <text:p>Colmenares</text:p>
          </table:table-cell>
          <table:table-cell table:formula="of:=[$Informacion.D61]" office:value-type="string" office:string-value="micorreo3311531@midominio.com" calcext:value-type="string">
            <text:p>micorreo3311531@midominio.com</text:p>
          </table:table-cell>
          <table:table-cell table:formula="of:=[$Informacion.E61]" office:value-type="string" office:string-value="Sector 56207511 Calle 56207511 Casa # 56207511" calcext:value-type="string">
            <text:p>Sector 56207511 Calle 56207511 Casa # 56207511</text:p>
          </table:table-cell>
          <table:table-cell table:formula="of:=CONCATENATE(&quot;, ('&quot;;[.A61];&quot;',&quot;;&quot;'&quot;;[.B61];&quot;',&quot;;&quot;'&quot;;[.C61];&quot;',&quot;;&quot;'&quot;;[.D61];&quot;',&quot;;&quot;'&quot;;[.E61];&quot;')&quot;)" office:value-type="string" office:string-value=", ('56207511','Freddy','Colmenares','micorreo3311531@midominio.com','Sector 56207511 Calle 56207511 Casa # 56207511')" calcext:value-type="string">
            <text:p>, ('56207511','Freddy','Colmenares','micorreo3311531@midominio.com','Sector 56207511 Calle 56207511 Casa # 56207511')</text:p>
          </table:table-cell>
        </table:table-row>
        <table:table-row table:style-name="ro1">
          <table:table-cell table:formula="of:=[$Informacion.A62]" office:value-type="float" office:value="11835819" calcext:value-type="float">
            <text:p>11835819</text:p>
          </table:table-cell>
          <table:table-cell table:formula="of:=[$Informacion.B62]" office:value-type="string" office:string-value="Sonia" calcext:value-type="string">
            <text:p>Sonia</text:p>
          </table:table-cell>
          <table:table-cell table:formula="of:=[$Informacion.C62]" office:value-type="string" office:string-value="Garcia" calcext:value-type="string">
            <text:p>Garcia</text:p>
          </table:table-cell>
          <table:table-cell table:formula="of:=[$Informacion.D62]" office:value-type="string" office:string-value="micorreo4452736@midominio.com" calcext:value-type="string">
            <text:p>micorreo4452736@midominio.com</text:p>
          </table:table-cell>
          <table:table-cell table:formula="of:=[$Informacion.E62]" office:value-type="string" office:string-value="Sector 11835819 Calle 11835819 Casa # 11835819" calcext:value-type="string">
            <text:p>Sector 11835819 Calle 11835819 Casa # 11835819</text:p>
          </table:table-cell>
          <table:table-cell table:formula="of:=CONCATENATE(&quot;, ('&quot;;[.A62];&quot;',&quot;;&quot;'&quot;;[.B62];&quot;',&quot;;&quot;'&quot;;[.C62];&quot;',&quot;;&quot;'&quot;;[.D62];&quot;',&quot;;&quot;'&quot;;[.E62];&quot;')&quot;)" office:value-type="string" office:string-value=", ('11835819','Sonia','Garcia','micorreo4452736@midominio.com','Sector 11835819 Calle 11835819 Casa # 11835819')" calcext:value-type="string">
            <text:p>, ('11835819','Sonia','Garcia','micorreo4452736@midominio.com','Sector 11835819 Calle 11835819 Casa # 11835819')</text:p>
          </table:table-cell>
        </table:table-row>
        <table:table-row table:style-name="ro1">
          <table:table-cell table:formula="of:=[$Informacion.A63]" office:value-type="float" office:value="25863528" calcext:value-type="float">
            <text:p>25863528</text:p>
          </table:table-cell>
          <table:table-cell table:formula="of:=[$Informacion.B63]" office:value-type="string" office:string-value="Marcos" calcext:value-type="string">
            <text:p>Marcos</text:p>
          </table:table-cell>
          <table:table-cell table:formula="of:=[$Informacion.C63]" office:value-type="string" office:string-value="Medina" calcext:value-type="string">
            <text:p>Medina</text:p>
          </table:table-cell>
          <table:table-cell table:formula="of:=[$Informacion.D63]" office:value-type="string" office:string-value="micorreo5804761@midominio.com" calcext:value-type="string">
            <text:p>micorreo5804761@midominio.com</text:p>
          </table:table-cell>
          <table:table-cell table:formula="of:=[$Informacion.E63]" office:value-type="string" office:string-value="Sector 25863528 Calle 25863528 Casa # 25863528" calcext:value-type="string">
            <text:p>Sector 25863528 Calle 25863528 Casa # 25863528</text:p>
          </table:table-cell>
          <table:table-cell table:formula="of:=CONCATENATE(&quot;, ('&quot;;[.A63];&quot;',&quot;;&quot;'&quot;;[.B63];&quot;',&quot;;&quot;'&quot;;[.C63];&quot;',&quot;;&quot;'&quot;;[.D63];&quot;',&quot;;&quot;'&quot;;[.E63];&quot;')&quot;)" office:value-type="string" office:string-value=", ('25863528','Marcos','Medina','micorreo5804761@midominio.com','Sector 25863528 Calle 25863528 Casa # 25863528')" calcext:value-type="string">
            <text:p>, ('25863528','Marcos','Medina','micorreo5804761@midominio.com','Sector 25863528 Calle 25863528 Casa # 25863528')</text:p>
          </table:table-cell>
        </table:table-row>
        <table:table-row table:style-name="ro1">
          <table:table-cell table:formula="of:=[$Informacion.A64]" office:value-type="float" office:value="33632209" calcext:value-type="float">
            <text:p>33632209</text:p>
          </table:table-cell>
          <table:table-cell table:formula="of:=[$Informacion.B64]" office:value-type="string" office:string-value="Yolanda" calcext:value-type="string">
            <text:p>Yolanda</text:p>
          </table:table-cell>
          <table:table-cell table:formula="of:=[$Informacion.C64]" office:value-type="string" office:string-value="Silva" calcext:value-type="string">
            <text:p>Silva</text:p>
          </table:table-cell>
          <table:table-cell table:formula="of:=[$Informacion.D64]" office:value-type="string" office:string-value="micorreo3999231@midominio.com" calcext:value-type="string">
            <text:p>micorreo3999231@midominio.com</text:p>
          </table:table-cell>
          <table:table-cell table:formula="of:=[$Informacion.E64]" office:value-type="string" office:string-value="Sector 33632209 Calle 33632209 Casa # 33632209" calcext:value-type="string">
            <text:p>Sector 33632209 Calle 33632209 Casa # 33632209</text:p>
          </table:table-cell>
          <table:table-cell table:formula="of:=CONCATENATE(&quot;, ('&quot;;[.A64];&quot;',&quot;;&quot;'&quot;;[.B64];&quot;',&quot;;&quot;'&quot;;[.C64];&quot;',&quot;;&quot;'&quot;;[.D64];&quot;',&quot;;&quot;'&quot;;[.E64];&quot;')&quot;)" office:value-type="string" office:string-value=", ('33632209','Yolanda','Silva','micorreo3999231@midominio.com','Sector 33632209 Calle 33632209 Casa # 33632209')" calcext:value-type="string">
            <text:p>, ('33632209','Yolanda','Silva','micorreo3999231@midominio.com','Sector 33632209 Calle 33632209 Casa # 33632209')</text:p>
          </table:table-cell>
        </table:table-row>
        <table:table-row table:style-name="ro1">
          <table:table-cell table:formula="of:=[$Informacion.A65]" office:value-type="float" office:value="43595105" calcext:value-type="float">
            <text:p>43595105</text:p>
          </table:table-cell>
          <table:table-cell table:formula="of:=[$Informacion.B65]" office:value-type="string" office:string-value="Marysbeth" calcext:value-type="string">
            <text:p>Marysbeth</text:p>
          </table:table-cell>
          <table:table-cell table:formula="of:=[$Informacion.C65]" office:value-type="string" office:string-value="Vargas" calcext:value-type="string">
            <text:p>Vargas</text:p>
          </table:table-cell>
          <table:table-cell table:formula="of:=[$Informacion.D65]" office:value-type="string" office:string-value="micorreo9418777@midominio.com" calcext:value-type="string">
            <text:p>micorreo9418777@midominio.com</text:p>
          </table:table-cell>
          <table:table-cell table:formula="of:=[$Informacion.E65]" office:value-type="string" office:string-value="Sector 43595105 Calle 43595105 Casa # 43595105" calcext:value-type="string">
            <text:p>Sector 43595105 Calle 43595105 Casa # 43595105</text:p>
          </table:table-cell>
          <table:table-cell table:formula="of:=CONCATENATE(&quot;, ('&quot;;[.A65];&quot;',&quot;;&quot;'&quot;;[.B65];&quot;',&quot;;&quot;'&quot;;[.C65];&quot;',&quot;;&quot;'&quot;;[.D65];&quot;',&quot;;&quot;'&quot;;[.E65];&quot;')&quot;)" office:value-type="string" office:string-value=", ('43595105','Marysbeth','Vargas','micorreo9418777@midominio.com','Sector 43595105 Calle 43595105 Casa # 43595105')" calcext:value-type="string">
            <text:p>, ('43595105','Marysbeth','Vargas','micorreo9418777@midominio.com','Sector 43595105 Calle 43595105 Casa # 43595105')</text:p>
          </table:table-cell>
        </table:table-row>
        <table:table-row table:style-name="ro1">
          <table:table-cell table:formula="of:=[$Informacion.A66]" office:value-type="float" office:value="37782050" calcext:value-type="float">
            <text:p>37782050</text:p>
          </table:table-cell>
          <table:table-cell table:formula="of:=[$Informacion.B66]" office:value-type="string" office:string-value="Rachelle" calcext:value-type="string">
            <text:p>Rachelle</text:p>
          </table:table-cell>
          <table:table-cell table:formula="of:=[$Informacion.C66]" office:value-type="string" office:string-value="Gomez" calcext:value-type="string">
            <text:p>Gomez</text:p>
          </table:table-cell>
          <table:table-cell table:formula="of:=[$Informacion.D66]" office:value-type="string" office:string-value="micorreo7239411@midominio.com" calcext:value-type="string">
            <text:p>micorreo7239411@midominio.com</text:p>
          </table:table-cell>
          <table:table-cell table:formula="of:=[$Informacion.E66]" office:value-type="string" office:string-value="Sector 37782050 Calle 37782050 Casa # 37782050" calcext:value-type="string">
            <text:p>Sector 37782050 Calle 37782050 Casa # 37782050</text:p>
          </table:table-cell>
          <table:table-cell table:formula="of:=CONCATENATE(&quot;, ('&quot;;[.A66];&quot;',&quot;;&quot;'&quot;;[.B66];&quot;',&quot;;&quot;'&quot;;[.C66];&quot;',&quot;;&quot;'&quot;;[.D66];&quot;',&quot;;&quot;'&quot;;[.E66];&quot;')&quot;)" office:value-type="string" office:string-value=", ('37782050','Rachelle','Gomez','micorreo7239411@midominio.com','Sector 37782050 Calle 37782050 Casa # 37782050')" calcext:value-type="string">
            <text:p>, ('37782050','Rachelle','Gomez','micorreo7239411@midominio.com','Sector 37782050 Calle 37782050 Casa # 37782050')</text:p>
          </table:table-cell>
        </table:table-row>
        <table:table-row table:style-name="ro1">
          <table:table-cell table:formula="of:=[$Informacion.A67]" office:value-type="float" office:value="68540511" calcext:value-type="float">
            <text:p>68540511</text:p>
          </table:table-cell>
          <table:table-cell table:formula="of:=[$Informacion.B67]" office:value-type="string" office:string-value="Andreina" calcext:value-type="string">
            <text:p>Andreina</text:p>
          </table:table-cell>
          <table:table-cell table:formula="of:=[$Informacion.C67]" office:value-type="string" office:string-value="Andrade" calcext:value-type="string">
            <text:p>Andrade</text:p>
          </table:table-cell>
          <table:table-cell table:formula="of:=[$Informacion.D67]" office:value-type="string" office:string-value="micorreo4004432@midominio.com" calcext:value-type="string">
            <text:p>micorreo4004432@midominio.com</text:p>
          </table:table-cell>
          <table:table-cell table:formula="of:=[$Informacion.E67]" office:value-type="string" office:string-value="Sector 68540511 Calle 68540511 Casa # 68540511" calcext:value-type="string">
            <text:p>Sector 68540511 Calle 68540511 Casa # 68540511</text:p>
          </table:table-cell>
          <table:table-cell table:formula="of:=CONCATENATE(&quot;, ('&quot;;[.A67];&quot;',&quot;;&quot;'&quot;;[.B67];&quot;',&quot;;&quot;'&quot;;[.C67];&quot;',&quot;;&quot;'&quot;;[.D67];&quot;',&quot;;&quot;'&quot;;[.E67];&quot;')&quot;)" office:value-type="string" office:string-value=", ('68540511','Andreina','Andrade','micorreo4004432@midominio.com','Sector 68540511 Calle 68540511 Casa # 68540511')" calcext:value-type="string">
            <text:p>, ('68540511','Andreina','Andrade','micorreo4004432@midominio.com','Sector 68540511 Calle 68540511 Casa # 68540511')</text:p>
          </table:table-cell>
        </table:table-row>
        <table:table-row table:style-name="ro1">
          <table:table-cell table:formula="of:=[$Informacion.A68]" office:value-type="float" office:value="46532247" calcext:value-type="float">
            <text:p>46532247</text:p>
          </table:table-cell>
          <table:table-cell table:formula="of:=[$Informacion.B68]" office:value-type="string" office:string-value="Victoria" calcext:value-type="string">
            <text:p>Victoria</text:p>
          </table:table-cell>
          <table:table-cell table:formula="of:=[$Informacion.C68]" office:value-type="string" office:string-value="Serrada" calcext:value-type="string">
            <text:p>Serrada</text:p>
          </table:table-cell>
          <table:table-cell table:formula="of:=[$Informacion.D68]" office:value-type="string" office:string-value="micorreo4322304@midominio.com" calcext:value-type="string">
            <text:p>micorreo4322304@midominio.com</text:p>
          </table:table-cell>
          <table:table-cell table:formula="of:=[$Informacion.E68]" office:value-type="string" office:string-value="Sector 46532247 Calle 46532247 Casa # 46532247" calcext:value-type="string">
            <text:p>Sector 46532247 Calle 46532247 Casa # 46532247</text:p>
          </table:table-cell>
          <table:table-cell table:formula="of:=CONCATENATE(&quot;, ('&quot;;[.A68];&quot;',&quot;;&quot;'&quot;;[.B68];&quot;',&quot;;&quot;'&quot;;[.C68];&quot;',&quot;;&quot;'&quot;;[.D68];&quot;',&quot;;&quot;'&quot;;[.E68];&quot;')&quot;)" office:value-type="string" office:string-value=", ('46532247','Victoria','Serrada','micorreo4322304@midominio.com','Sector 46532247 Calle 46532247 Casa # 46532247')" calcext:value-type="string">
            <text:p>, ('46532247','Victoria','Serrada','micorreo4322304@midominio.com','Sector 46532247 Calle 46532247 Casa # 46532247')</text:p>
          </table:table-cell>
        </table:table-row>
        <table:table-row table:style-name="ro1">
          <table:table-cell table:formula="of:=[$Informacion.A69]" office:value-type="float" office:value="97766211" calcext:value-type="float">
            <text:p>97766211</text:p>
          </table:table-cell>
          <table:table-cell table:formula="of:=[$Informacion.B69]" office:value-type="string" office:string-value="James" calcext:value-type="string">
            <text:p>James</text:p>
          </table:table-cell>
          <table:table-cell table:formula="of:=[$Informacion.C69]" office:value-type="string" office:string-value="Escalona" calcext:value-type="string">
            <text:p>Escalona</text:p>
          </table:table-cell>
          <table:table-cell table:formula="of:=[$Informacion.D69]" office:value-type="string" office:string-value="micorreo175911@midominio.com" calcext:value-type="string">
            <text:p>micorreo175911@midominio.com</text:p>
          </table:table-cell>
          <table:table-cell table:formula="of:=[$Informacion.E69]" office:value-type="string" office:string-value="Sector 97766211 Calle 97766211 Casa # 97766211" calcext:value-type="string">
            <text:p>Sector 97766211 Calle 97766211 Casa # 97766211</text:p>
          </table:table-cell>
          <table:table-cell table:formula="of:=CONCATENATE(&quot;, ('&quot;;[.A69];&quot;',&quot;;&quot;'&quot;;[.B69];&quot;',&quot;;&quot;'&quot;;[.C69];&quot;',&quot;;&quot;'&quot;;[.D69];&quot;',&quot;;&quot;'&quot;;[.E69];&quot;')&quot;)" office:value-type="string" office:string-value=", ('97766211','James','Escalona','micorreo175911@midominio.com','Sector 97766211 Calle 97766211 Casa # 97766211')" calcext:value-type="string">
            <text:p>, ('97766211','James','Escalona','micorreo175911@midominio.com','Sector 97766211 Calle 97766211 Casa # 97766211')</text:p>
          </table:table-cell>
        </table:table-row>
        <table:table-row table:style-name="ro1">
          <table:table-cell table:formula="of:=[$Informacion.A70]" office:value-type="float" office:value="81076174" calcext:value-type="float">
            <text:p>81076174</text:p>
          </table:table-cell>
          <table:table-cell table:formula="of:=[$Informacion.B70]" office:value-type="string" office:string-value="Luis" calcext:value-type="string">
            <text:p>Luis</text:p>
          </table:table-cell>
          <table:table-cell table:formula="of:=[$Informacion.C70]" office:value-type="string" office:string-value="Ladera" calcext:value-type="string">
            <text:p>Ladera</text:p>
          </table:table-cell>
          <table:table-cell table:formula="of:=[$Informacion.D70]" office:value-type="string" office:string-value="micorreo7669983@midominio.com" calcext:value-type="string">
            <text:p>micorreo7669983@midominio.com</text:p>
          </table:table-cell>
          <table:table-cell table:formula="of:=[$Informacion.E70]" office:value-type="string" office:string-value="Sector 81076174 Calle 81076174 Casa # 81076174" calcext:value-type="string">
            <text:p>Sector 81076174 Calle 81076174 Casa # 81076174</text:p>
          </table:table-cell>
          <table:table-cell table:formula="of:=CONCATENATE(&quot;, ('&quot;;[.A70];&quot;',&quot;;&quot;'&quot;;[.B70];&quot;',&quot;;&quot;'&quot;;[.C70];&quot;',&quot;;&quot;'&quot;;[.D70];&quot;',&quot;;&quot;'&quot;;[.E70];&quot;')&quot;)" office:value-type="string" office:string-value=", ('81076174','Luis','Ladera','micorreo7669983@midominio.com','Sector 81076174 Calle 81076174 Casa # 81076174')" calcext:value-type="string">
            <text:p>, ('81076174','Luis','Ladera','micorreo7669983@midominio.com','Sector 81076174 Calle 81076174 Casa # 81076174')</text:p>
          </table:table-cell>
        </table:table-row>
        <table:table-row table:style-name="ro1">
          <table:table-cell table:formula="of:=[$Informacion.A71]" office:value-type="float" office:value="40497035" calcext:value-type="float">
            <text:p>40497035</text:p>
          </table:table-cell>
          <table:table-cell table:formula="of:=[$Informacion.B71]" office:value-type="string" office:string-value="Milangela" calcext:value-type="string">
            <text:p>Milangela</text:p>
          </table:table-cell>
          <table:table-cell table:formula="of:=[$Informacion.C71]" office:value-type="string" office:string-value="Mendez" calcext:value-type="string">
            <text:p>Mendez</text:p>
          </table:table-cell>
          <table:table-cell table:formula="of:=[$Informacion.D71]" office:value-type="string" office:string-value="micorreo2673667@midominio.com" calcext:value-type="string">
            <text:p>micorreo2673667@midominio.com</text:p>
          </table:table-cell>
          <table:table-cell table:formula="of:=[$Informacion.E71]" office:value-type="string" office:string-value="Sector 40497035 Calle 40497035 Casa # 40497035" calcext:value-type="string">
            <text:p>Sector 40497035 Calle 40497035 Casa # 40497035</text:p>
          </table:table-cell>
          <table:table-cell table:formula="of:=CONCATENATE(&quot;, ('&quot;;[.A71];&quot;',&quot;;&quot;'&quot;;[.B71];&quot;',&quot;;&quot;'&quot;;[.C71];&quot;',&quot;;&quot;'&quot;;[.D71];&quot;',&quot;;&quot;'&quot;;[.E71];&quot;')&quot;)" office:value-type="string" office:string-value=", ('40497035','Milangela','Mendez','micorreo2673667@midominio.com','Sector 40497035 Calle 40497035 Casa # 40497035')" calcext:value-type="string">
            <text:p>, ('40497035','Milangela','Mendez','micorreo2673667@midominio.com','Sector 40497035 Calle 40497035 Casa # 40497035')</text:p>
          </table:table-cell>
        </table:table-row>
        <table:table-row table:style-name="ro1">
          <table:table-cell table:formula="of:=[$Informacion.A72]" office:value-type="float" office:value="37132068" calcext:value-type="float">
            <text:p>37132068</text:p>
          </table:table-cell>
          <table:table-cell table:formula="of:=[$Informacion.B72]" office:value-type="string" office:string-value="Lucila" calcext:value-type="string">
            <text:p>Lucila</text:p>
          </table:table-cell>
          <table:table-cell table:formula="of:=[$Informacion.C72]" office:value-type="string" office:string-value="Aguilar" calcext:value-type="string">
            <text:p>Aguilar</text:p>
          </table:table-cell>
          <table:table-cell table:formula="of:=[$Informacion.D72]" office:value-type="string" office:string-value="micorreo2156617@midominio.com" calcext:value-type="string">
            <text:p>micorreo2156617@midominio.com</text:p>
          </table:table-cell>
          <table:table-cell table:formula="of:=[$Informacion.E72]" office:value-type="string" office:string-value="Sector 37132068 Calle 37132068 Casa # 37132068" calcext:value-type="string">
            <text:p>Sector 37132068 Calle 37132068 Casa # 37132068</text:p>
          </table:table-cell>
          <table:table-cell table:formula="of:=CONCATENATE(&quot;, ('&quot;;[.A72];&quot;',&quot;;&quot;'&quot;;[.B72];&quot;',&quot;;&quot;'&quot;;[.C72];&quot;',&quot;;&quot;'&quot;;[.D72];&quot;',&quot;;&quot;'&quot;;[.E72];&quot;')&quot;)" office:value-type="string" office:string-value=", ('37132068','Lucila','Aguilar','micorreo2156617@midominio.com','Sector 37132068 Calle 37132068 Casa # 37132068')" calcext:value-type="string">
            <text:p>, ('37132068','Lucila','Aguilar','micorreo2156617@midominio.com','Sector 37132068 Calle 37132068 Casa # 37132068')</text:p>
          </table:table-cell>
        </table:table-row>
        <table:table-row table:style-name="ro1">
          <table:table-cell table:formula="of:=[$Informacion.A73]" office:value-type="float" office:value="1054611" calcext:value-type="float">
            <text:p>1054611</text:p>
          </table:table-cell>
          <table:table-cell table:formula="of:=[$Informacion.B73]" office:value-type="string" office:string-value="Gabriel" calcext:value-type="string">
            <text:p>Gabriel</text:p>
          </table:table-cell>
          <table:table-cell table:formula="of:=[$Informacion.C73]" office:value-type="string" office:string-value="Oropeza" calcext:value-type="string">
            <text:p>Oropeza</text:p>
          </table:table-cell>
          <table:table-cell table:formula="of:=[$Informacion.D73]" office:value-type="string" office:string-value="micorreo110010@midominio.com" calcext:value-type="string">
            <text:p>micorreo110010@midominio.com</text:p>
          </table:table-cell>
          <table:table-cell table:formula="of:=[$Informacion.E73]" office:value-type="string" office:string-value="Sector 1054611 Calle 1054611 Casa # 1054611" calcext:value-type="string">
            <text:p>Sector 1054611 Calle 1054611 Casa # 1054611</text:p>
          </table:table-cell>
          <table:table-cell table:formula="of:=CONCATENATE(&quot;, ('&quot;;[.A73];&quot;',&quot;;&quot;'&quot;;[.B73];&quot;',&quot;;&quot;'&quot;;[.C73];&quot;',&quot;;&quot;'&quot;;[.D73];&quot;',&quot;;&quot;'&quot;;[.E73];&quot;')&quot;)" office:value-type="string" office:string-value=", ('1054611','Gabriel','Oropeza','micorreo110010@midominio.com','Sector 1054611 Calle 1054611 Casa # 1054611')" calcext:value-type="string">
            <text:p>, ('1054611','Gabriel','Oropeza','micorreo110010@midominio.com','Sector 1054611 Calle 1054611 Casa # 1054611')</text:p>
          </table:table-cell>
        </table:table-row>
        <table:table-row table:style-name="ro1">
          <table:table-cell table:formula="of:=[$Informacion.A74]" office:value-type="float" office:value="11745583" calcext:value-type="float">
            <text:p>11745583</text:p>
          </table:table-cell>
          <table:table-cell table:formula="of:=[$Informacion.B74]" office:value-type="string" office:string-value="Camilo" calcext:value-type="string">
            <text:p>Camilo</text:p>
          </table:table-cell>
          <table:table-cell table:formula="of:=[$Informacion.C74]" office:value-type="string" office:string-value="Castillo" calcext:value-type="string">
            <text:p>Castillo</text:p>
          </table:table-cell>
          <table:table-cell table:formula="of:=[$Informacion.D74]" office:value-type="string" office:string-value="micorreo9342420@midominio.com" calcext:value-type="string">
            <text:p>micorreo9342420@midominio.com</text:p>
          </table:table-cell>
          <table:table-cell table:formula="of:=[$Informacion.E74]" office:value-type="string" office:string-value="Sector 11745583 Calle 11745583 Casa # 11745583" calcext:value-type="string">
            <text:p>Sector 11745583 Calle 11745583 Casa # 11745583</text:p>
          </table:table-cell>
          <table:table-cell table:formula="of:=CONCATENATE(&quot;, ('&quot;;[.A74];&quot;',&quot;;&quot;'&quot;;[.B74];&quot;',&quot;;&quot;'&quot;;[.C74];&quot;',&quot;;&quot;'&quot;;[.D74];&quot;',&quot;;&quot;'&quot;;[.E74];&quot;')&quot;)" office:value-type="string" office:string-value=", ('11745583','Camilo','Castillo','micorreo9342420@midominio.com','Sector 11745583 Calle 11745583 Casa # 11745583')" calcext:value-type="string">
            <text:p>, ('11745583','Camilo','Castillo','micorreo9342420@midominio.com','Sector 11745583 Calle 11745583 Casa # 11745583')</text:p>
          </table:table-cell>
        </table:table-row>
        <table:table-row table:style-name="ro1">
          <table:table-cell table:formula="of:=[$Informacion.A75]" office:value-type="float" office:value="662665" calcext:value-type="float">
            <text:p>662665</text:p>
          </table:table-cell>
          <table:table-cell table:formula="of:=[$Informacion.B75]" office:value-type="string" office:string-value="Edmanuel" calcext:value-type="string">
            <text:p>Edmanuel</text:p>
          </table:table-cell>
          <table:table-cell table:formula="of:=[$Informacion.C75]" office:value-type="string" office:string-value="Alvarez" calcext:value-type="string">
            <text:p>Alvarez</text:p>
          </table:table-cell>
          <table:table-cell table:formula="of:=[$Informacion.D75]" office:value-type="string" office:string-value="micorreo9433783@midominio.com" calcext:value-type="string">
            <text:p>micorreo9433783@midominio.com</text:p>
          </table:table-cell>
          <table:table-cell table:formula="of:=[$Informacion.E75]" office:value-type="string" office:string-value="Sector 662665 Calle 662665 Casa # 662665" calcext:value-type="string">
            <text:p>Sector 662665 Calle 662665 Casa # 662665</text:p>
          </table:table-cell>
          <table:table-cell table:formula="of:=CONCATENATE(&quot;, ('&quot;;[.A75];&quot;',&quot;;&quot;'&quot;;[.B75];&quot;',&quot;;&quot;'&quot;;[.C75];&quot;',&quot;;&quot;'&quot;;[.D75];&quot;',&quot;;&quot;'&quot;;[.E75];&quot;')&quot;)" office:value-type="string" office:string-value=", ('662665','Edmanuel','Alvarez','micorreo9433783@midominio.com','Sector 662665 Calle 662665 Casa # 662665')" calcext:value-type="string">
            <text:p>, ('662665','Edmanuel','Alvarez','micorreo9433783@midominio.com','Sector 662665 Calle 662665 Casa # 662665')</text:p>
          </table:table-cell>
        </table:table-row>
        <table:table-row table:style-name="ro1">
          <table:table-cell table:formula="of:=[$Informacion.A76]" office:value-type="float" office:value="76156218" calcext:value-type="float">
            <text:p>76156218</text:p>
          </table:table-cell>
          <table:table-cell table:formula="of:=[$Informacion.B76]" office:value-type="string" office:string-value="Kleiber" calcext:value-type="string">
            <text:p>Kleiber</text:p>
          </table:table-cell>
          <table:table-cell table:formula="of:=[$Informacion.C76]" office:value-type="string" office:string-value="Yusti" calcext:value-type="string">
            <text:p>Yusti</text:p>
          </table:table-cell>
          <table:table-cell table:formula="of:=[$Informacion.D76]" office:value-type="string" office:string-value="micorreo834049@midominio.com" calcext:value-type="string">
            <text:p>micorreo834049@midominio.com</text:p>
          </table:table-cell>
          <table:table-cell table:formula="of:=[$Informacion.E76]" office:value-type="string" office:string-value="Sector 76156218 Calle 76156218 Casa # 76156218" calcext:value-type="string">
            <text:p>Sector 76156218 Calle 76156218 Casa # 76156218</text:p>
          </table:table-cell>
          <table:table-cell table:formula="of:=CONCATENATE(&quot;, ('&quot;;[.A76];&quot;',&quot;;&quot;'&quot;;[.B76];&quot;',&quot;;&quot;'&quot;;[.C76];&quot;',&quot;;&quot;'&quot;;[.D76];&quot;',&quot;;&quot;'&quot;;[.E76];&quot;')&quot;)" office:value-type="string" office:string-value=", ('76156218','Kleiber','Yusti','micorreo834049@midominio.com','Sector 76156218 Calle 76156218 Casa # 76156218')" calcext:value-type="string">
            <text:p>, ('76156218','Kleiber','Yusti','micorreo834049@midominio.com','Sector 76156218 Calle 76156218 Casa # 76156218')</text:p>
          </table:table-cell>
        </table:table-row>
        <table:table-row table:style-name="ro1">
          <table:table-cell table:formula="of:=[$Informacion.A77]" office:value-type="float" office:value="74623630" calcext:value-type="float">
            <text:p>74623630</text:p>
          </table:table-cell>
          <table:table-cell table:formula="of:=[$Informacion.B77]" office:value-type="string" office:string-value="Mary" calcext:value-type="string">
            <text:p>Mary</text:p>
          </table:table-cell>
          <table:table-cell table:formula="of:=[$Informacion.C77]" office:value-type="string" office:string-value="Rodriguez" calcext:value-type="string">
            <text:p>Rodriguez</text:p>
          </table:table-cell>
          <table:table-cell table:formula="of:=[$Informacion.D77]" office:value-type="string" office:string-value="micorreo3895505@midominio.com" calcext:value-type="string">
            <text:p>micorreo3895505@midominio.com</text:p>
          </table:table-cell>
          <table:table-cell table:formula="of:=[$Informacion.E77]" office:value-type="string" office:string-value="Sector 74623630 Calle 74623630 Casa # 74623630" calcext:value-type="string">
            <text:p>Sector 74623630 Calle 74623630 Casa # 74623630</text:p>
          </table:table-cell>
          <table:table-cell table:formula="of:=CONCATENATE(&quot;, ('&quot;;[.A77];&quot;',&quot;;&quot;'&quot;;[.B77];&quot;',&quot;;&quot;'&quot;;[.C77];&quot;',&quot;;&quot;'&quot;;[.D77];&quot;',&quot;;&quot;'&quot;;[.E77];&quot;')&quot;)" office:value-type="string" office:string-value=", ('74623630','Mary','Rodriguez','micorreo3895505@midominio.com','Sector 74623630 Calle 74623630 Casa # 74623630')" calcext:value-type="string">
            <text:p>, ('74623630','Mary','Rodriguez','micorreo3895505@midominio.com','Sector 74623630 Calle 74623630 Casa # 74623630')</text:p>
          </table:table-cell>
        </table:table-row>
        <table:table-row table:style-name="ro1">
          <table:table-cell table:formula="of:=[$Informacion.A78]" office:value-type="float" office:value="87701627" calcext:value-type="float">
            <text:p>87701627</text:p>
          </table:table-cell>
          <table:table-cell table:formula="of:=[$Informacion.B78]" office:value-type="string" office:string-value="Antonio" calcext:value-type="string">
            <text:p>Antonio</text:p>
          </table:table-cell>
          <table:table-cell table:formula="of:=[$Informacion.C78]" office:value-type="string" office:string-value="Arrieche" calcext:value-type="string">
            <text:p>Arrieche</text:p>
          </table:table-cell>
          <table:table-cell table:formula="of:=[$Informacion.D78]" office:value-type="string" office:string-value="micorreo5606543@midominio.com" calcext:value-type="string">
            <text:p>micorreo5606543@midominio.com</text:p>
          </table:table-cell>
          <table:table-cell table:formula="of:=[$Informacion.E78]" office:value-type="string" office:string-value="Sector 87701627 Calle 87701627 Casa # 87701627" calcext:value-type="string">
            <text:p>Sector 87701627 Calle 87701627 Casa # 87701627</text:p>
          </table:table-cell>
          <table:table-cell table:formula="of:=CONCATENATE(&quot;, ('&quot;;[.A78];&quot;',&quot;;&quot;'&quot;;[.B78];&quot;',&quot;;&quot;'&quot;;[.C78];&quot;',&quot;;&quot;'&quot;;[.D78];&quot;',&quot;;&quot;'&quot;;[.E78];&quot;')&quot;)" office:value-type="string" office:string-value=", ('87701627','Antonio','Arrieche','micorreo5606543@midominio.com','Sector 87701627 Calle 87701627 Casa # 87701627')" calcext:value-type="string">
            <text:p>, ('87701627','Antonio','Arrieche','micorreo5606543@midominio.com','Sector 87701627 Calle 87701627 Casa # 87701627')</text:p>
          </table:table-cell>
        </table:table-row>
        <table:table-row table:style-name="ro1">
          <table:table-cell table:formula="of:=[$Informacion.A79]" office:value-type="float" office:value="23968691" calcext:value-type="float">
            <text:p>23968691</text:p>
          </table:table-cell>
          <table:table-cell table:formula="of:=[$Informacion.B79]" office:value-type="string" office:string-value="Felicia " calcext:value-type="string">
            <text:p>Felicia </text:p>
          </table:table-cell>
          <table:table-cell table:formula="of:=[$Informacion.C79]" office:value-type="string" office:string-value="Peaa " calcext:value-type="string">
            <text:p>Peaa </text:p>
          </table:table-cell>
          <table:table-cell table:formula="of:=[$Informacion.D79]" office:value-type="string" office:string-value="micorreo5217766@midominio.com" calcext:value-type="string">
            <text:p>micorreo5217766@midominio.com</text:p>
          </table:table-cell>
          <table:table-cell table:formula="of:=[$Informacion.E79]" office:value-type="string" office:string-value="Sector 23968691 Calle 23968691 Casa # 23968691" calcext:value-type="string">
            <text:p>Sector 23968691 Calle 23968691 Casa # 23968691</text:p>
          </table:table-cell>
          <table:table-cell table:formula="of:=CONCATENATE(&quot;, ('&quot;;[.A79];&quot;',&quot;;&quot;'&quot;;[.B79];&quot;',&quot;;&quot;'&quot;;[.C79];&quot;',&quot;;&quot;'&quot;;[.D79];&quot;',&quot;;&quot;'&quot;;[.E79];&quot;')&quot;)" office:value-type="string" office:string-value=", ('23968691','Felicia ','Peaa ','micorreo5217766@midominio.com','Sector 23968691 Calle 23968691 Casa # 23968691')" calcext:value-type="string">
            <text:p>, ('23968691','Felicia ','Peaa ','micorreo5217766@midominio.com','Sector 23968691 Calle 23968691 Casa # 23968691')</text:p>
          </table:table-cell>
        </table:table-row>
        <table:table-row table:style-name="ro1">
          <table:table-cell table:formula="of:=[$Informacion.A80]" office:value-type="float" office:value="45810902" calcext:value-type="float">
            <text:p>45810902</text:p>
          </table:table-cell>
          <table:table-cell table:formula="of:=[$Informacion.B80]" office:value-type="string" office:string-value="Minnellys" calcext:value-type="string">
            <text:p>Minnellys</text:p>
          </table:table-cell>
          <table:table-cell table:formula="of:=[$Informacion.C80]" office:value-type="string" office:string-value="Juarez" calcext:value-type="string">
            <text:p>Juarez</text:p>
          </table:table-cell>
          <table:table-cell table:formula="of:=[$Informacion.D80]" office:value-type="string" office:string-value="micorreo5841688@midominio.com" calcext:value-type="string">
            <text:p>micorreo5841688@midominio.com</text:p>
          </table:table-cell>
          <table:table-cell table:formula="of:=[$Informacion.E80]" office:value-type="string" office:string-value="Sector 45810902 Calle 45810902 Casa # 45810902" calcext:value-type="string">
            <text:p>Sector 45810902 Calle 45810902 Casa # 45810902</text:p>
          </table:table-cell>
          <table:table-cell table:formula="of:=CONCATENATE(&quot;, ('&quot;;[.A80];&quot;',&quot;;&quot;'&quot;;[.B80];&quot;',&quot;;&quot;'&quot;;[.C80];&quot;',&quot;;&quot;'&quot;;[.D80];&quot;',&quot;;&quot;'&quot;;[.E80];&quot;')&quot;)" office:value-type="string" office:string-value=", ('45810902','Minnellys','Juarez','micorreo5841688@midominio.com','Sector 45810902 Calle 45810902 Casa # 45810902')" calcext:value-type="string">
            <text:p>, ('45810902','Minnellys','Juarez','micorreo5841688@midominio.com','Sector 45810902 Calle 45810902 Casa # 45810902')</text:p>
          </table:table-cell>
        </table:table-row>
        <table:table-row table:style-name="ro1">
          <table:table-cell table:formula="of:=[$Informacion.A81]" office:value-type="float" office:value="32492442" calcext:value-type="float">
            <text:p>32492442</text:p>
          </table:table-cell>
          <table:table-cell table:formula="of:=[$Informacion.B81]" office:value-type="string" office:string-value="Maria" calcext:value-type="string">
            <text:p>Maria</text:p>
          </table:table-cell>
          <table:table-cell table:formula="of:=[$Informacion.C81]" office:value-type="string" office:string-value="Andrade" calcext:value-type="string">
            <text:p>Andrade</text:p>
          </table:table-cell>
          <table:table-cell table:formula="of:=[$Informacion.D81]" office:value-type="string" office:string-value="micorreo330753@midominio.com" calcext:value-type="string">
            <text:p>micorreo330753@midominio.com</text:p>
          </table:table-cell>
          <table:table-cell table:formula="of:=[$Informacion.E81]" office:value-type="string" office:string-value="Sector 32492442 Calle 32492442 Casa # 32492442" calcext:value-type="string">
            <text:p>Sector 32492442 Calle 32492442 Casa # 32492442</text:p>
          </table:table-cell>
          <table:table-cell table:formula="of:=CONCATENATE(&quot;, ('&quot;;[.A81];&quot;',&quot;;&quot;'&quot;;[.B81];&quot;',&quot;;&quot;'&quot;;[.C81];&quot;',&quot;;&quot;'&quot;;[.D81];&quot;',&quot;;&quot;'&quot;;[.E81];&quot;')&quot;)" office:value-type="string" office:string-value=", ('32492442','Maria','Andrade','micorreo330753@midominio.com','Sector 32492442 Calle 32492442 Casa # 32492442')" calcext:value-type="string">
            <text:p>, ('32492442','Maria','Andrade','micorreo330753@midominio.com','Sector 32492442 Calle 32492442 Casa # 32492442')</text:p>
          </table:table-cell>
        </table:table-row>
        <table:table-row table:style-name="ro1">
          <table:table-cell table:formula="of:=[$Informacion.A82]" office:value-type="float" office:value="69709248" calcext:value-type="float">
            <text:p>69709248</text:p>
          </table:table-cell>
          <table:table-cell table:formula="of:=[$Informacion.B82]" office:value-type="string" office:string-value="Maria" calcext:value-type="string">
            <text:p>Maria</text:p>
          </table:table-cell>
          <table:table-cell table:formula="of:=[$Informacion.C82]" office:value-type="string" office:string-value="Ochoa" calcext:value-type="string">
            <text:p>Ochoa</text:p>
          </table:table-cell>
          <table:table-cell table:formula="of:=[$Informacion.D82]" office:value-type="string" office:string-value="micorreo7324332@midominio.com" calcext:value-type="string">
            <text:p>micorreo7324332@midominio.com</text:p>
          </table:table-cell>
          <table:table-cell table:formula="of:=[$Informacion.E82]" office:value-type="string" office:string-value="Sector 69709248 Calle 69709248 Casa # 69709248" calcext:value-type="string">
            <text:p>Sector 69709248 Calle 69709248 Casa # 69709248</text:p>
          </table:table-cell>
          <table:table-cell table:formula="of:=CONCATENATE(&quot;, ('&quot;;[.A82];&quot;',&quot;;&quot;'&quot;;[.B82];&quot;',&quot;;&quot;'&quot;;[.C82];&quot;',&quot;;&quot;'&quot;;[.D82];&quot;',&quot;;&quot;'&quot;;[.E82];&quot;')&quot;)" office:value-type="string" office:string-value=", ('69709248','Maria','Ochoa','micorreo7324332@midominio.com','Sector 69709248 Calle 69709248 Casa # 69709248')" calcext:value-type="string">
            <text:p>, ('69709248','Maria','Ochoa','micorreo7324332@midominio.com','Sector 69709248 Calle 69709248 Casa # 69709248')</text:p>
          </table:table-cell>
        </table:table-row>
        <table:table-row table:style-name="ro1">
          <table:table-cell table:formula="of:=[$Informacion.A83]" office:value-type="float" office:value="6849827" calcext:value-type="float">
            <text:p>6849827</text:p>
          </table:table-cell>
          <table:table-cell table:formula="of:=[$Informacion.B83]" office:value-type="string" office:string-value="Pedro" calcext:value-type="string">
            <text:p>Pedro</text:p>
          </table:table-cell>
          <table:table-cell table:formula="of:=[$Informacion.C83]" office:value-type="string" office:string-value="Freitez" calcext:value-type="string">
            <text:p>Freitez</text:p>
          </table:table-cell>
          <table:table-cell table:formula="of:=[$Informacion.D83]" office:value-type="string" office:string-value="micorreo6010426@midominio.com" calcext:value-type="string">
            <text:p>micorreo6010426@midominio.com</text:p>
          </table:table-cell>
          <table:table-cell table:formula="of:=[$Informacion.E83]" office:value-type="string" office:string-value="Sector 6849827 Calle 6849827 Casa # 6849827" calcext:value-type="string">
            <text:p>Sector 6849827 Calle 6849827 Casa # 6849827</text:p>
          </table:table-cell>
          <table:table-cell table:formula="of:=CONCATENATE(&quot;, ('&quot;;[.A83];&quot;',&quot;;&quot;'&quot;;[.B83];&quot;',&quot;;&quot;'&quot;;[.C83];&quot;',&quot;;&quot;'&quot;;[.D83];&quot;',&quot;;&quot;'&quot;;[.E83];&quot;')&quot;)" office:value-type="string" office:string-value=", ('6849827','Pedro','Freitez','micorreo6010426@midominio.com','Sector 6849827 Calle 6849827 Casa # 6849827')" calcext:value-type="string">
            <text:p>, ('6849827','Pedro','Freitez','micorreo6010426@midominio.com','Sector 6849827 Calle 6849827 Casa # 6849827')</text:p>
          </table:table-cell>
        </table:table-row>
        <table:table-row table:style-name="ro1">
          <table:table-cell table:formula="of:=[$Informacion.A84]" office:value-type="float" office:value="40177280" calcext:value-type="float">
            <text:p>40177280</text:p>
          </table:table-cell>
          <table:table-cell table:formula="of:=[$Informacion.B84]" office:value-type="string" office:string-value="Paola" calcext:value-type="string">
            <text:p>Paola</text:p>
          </table:table-cell>
          <table:table-cell table:formula="of:=[$Informacion.C84]" office:value-type="string" office:string-value="Rivero" calcext:value-type="string">
            <text:p>Rivero</text:p>
          </table:table-cell>
          <table:table-cell table:formula="of:=[$Informacion.D84]" office:value-type="string" office:string-value="micorreo2238029@midominio.com" calcext:value-type="string">
            <text:p>micorreo2238029@midominio.com</text:p>
          </table:table-cell>
          <table:table-cell table:formula="of:=[$Informacion.E84]" office:value-type="string" office:string-value="Sector 40177280 Calle 40177280 Casa # 40177280" calcext:value-type="string">
            <text:p>Sector 40177280 Calle 40177280 Casa # 40177280</text:p>
          </table:table-cell>
          <table:table-cell table:formula="of:=CONCATENATE(&quot;, ('&quot;;[.A84];&quot;',&quot;;&quot;'&quot;;[.B84];&quot;',&quot;;&quot;'&quot;;[.C84];&quot;',&quot;;&quot;'&quot;;[.D84];&quot;',&quot;;&quot;'&quot;;[.E84];&quot;')&quot;)" office:value-type="string" office:string-value=", ('40177280','Paola','Rivero','micorreo2238029@midominio.com','Sector 40177280 Calle 40177280 Casa # 40177280')" calcext:value-type="string">
            <text:p>, ('40177280','Paola','Rivero','micorreo2238029@midominio.com','Sector 40177280 Calle 40177280 Casa # 40177280')</text:p>
          </table:table-cell>
        </table:table-row>
        <table:table-row table:style-name="ro1">
          <table:table-cell table:formula="of:=[$Informacion.A85]" office:value-type="float" office:value="36147719" calcext:value-type="float">
            <text:p>36147719</text:p>
          </table:table-cell>
          <table:table-cell table:formula="of:=[$Informacion.B85]" office:value-type="string" office:string-value="Leida" calcext:value-type="string">
            <text:p>Leida</text:p>
          </table:table-cell>
          <table:table-cell table:formula="of:=[$Informacion.C85]" office:value-type="string" office:string-value="Dipascua" calcext:value-type="string">
            <text:p>Dipascua</text:p>
          </table:table-cell>
          <table:table-cell table:formula="of:=[$Informacion.D85]" office:value-type="string" office:string-value="micorreo6214791@midominio.com" calcext:value-type="string">
            <text:p>micorreo6214791@midominio.com</text:p>
          </table:table-cell>
          <table:table-cell table:formula="of:=[$Informacion.E85]" office:value-type="string" office:string-value="Sector 36147719 Calle 36147719 Casa # 36147719" calcext:value-type="string">
            <text:p>Sector 36147719 Calle 36147719 Casa # 36147719</text:p>
          </table:table-cell>
          <table:table-cell table:formula="of:=CONCATENATE(&quot;, ('&quot;;[.A85];&quot;',&quot;;&quot;'&quot;;[.B85];&quot;',&quot;;&quot;'&quot;;[.C85];&quot;',&quot;;&quot;'&quot;;[.D85];&quot;',&quot;;&quot;'&quot;;[.E85];&quot;')&quot;)" office:value-type="string" office:string-value=", ('36147719','Leida','Dipascua','micorreo6214791@midominio.com','Sector 36147719 Calle 36147719 Casa # 36147719')" calcext:value-type="string">
            <text:p>, ('36147719','Leida','Dipascua','micorreo6214791@midominio.com','Sector 36147719 Calle 36147719 Casa # 36147719')</text:p>
          </table:table-cell>
        </table:table-row>
        <table:table-row table:style-name="ro1">
          <table:table-cell table:formula="of:=[$Informacion.A86]" office:value-type="float" office:value="83270788" calcext:value-type="float">
            <text:p>83270788</text:p>
          </table:table-cell>
          <table:table-cell table:formula="of:=[$Informacion.B86]" office:value-type="string" office:string-value="Reina" calcext:value-type="string">
            <text:p>Reina</text:p>
          </table:table-cell>
          <table:table-cell table:formula="of:=[$Informacion.C86]" office:value-type="string" office:string-value="Marquez" calcext:value-type="string">
            <text:p>Marquez</text:p>
          </table:table-cell>
          <table:table-cell table:formula="of:=[$Informacion.D86]" office:value-type="string" office:string-value="micorreo642087@midominio.com" calcext:value-type="string">
            <text:p>micorreo642087@midominio.com</text:p>
          </table:table-cell>
          <table:table-cell table:formula="of:=[$Informacion.E86]" office:value-type="string" office:string-value="Sector 83270788 Calle 83270788 Casa # 83270788" calcext:value-type="string">
            <text:p>Sector 83270788 Calle 83270788 Casa # 83270788</text:p>
          </table:table-cell>
          <table:table-cell table:formula="of:=CONCATENATE(&quot;, ('&quot;;[.A86];&quot;',&quot;;&quot;'&quot;;[.B86];&quot;',&quot;;&quot;'&quot;;[.C86];&quot;',&quot;;&quot;'&quot;;[.D86];&quot;',&quot;;&quot;'&quot;;[.E86];&quot;')&quot;)" office:value-type="string" office:string-value=", ('83270788','Reina','Marquez','micorreo642087@midominio.com','Sector 83270788 Calle 83270788 Casa # 83270788')" calcext:value-type="string">
            <text:p>, ('83270788','Reina','Marquez','micorreo642087@midominio.com','Sector 83270788 Calle 83270788 Casa # 83270788')</text:p>
          </table:table-cell>
        </table:table-row>
        <table:table-row table:style-name="ro1">
          <table:table-cell table:formula="of:=[$Informacion.A87]" office:value-type="float" office:value="21499532" calcext:value-type="float">
            <text:p>21499532</text:p>
          </table:table-cell>
          <table:table-cell table:formula="of:=[$Informacion.B87]" office:value-type="string" office:string-value="Jose" calcext:value-type="string">
            <text:p>Jose</text:p>
          </table:table-cell>
          <table:table-cell table:formula="of:=[$Informacion.C87]" office:value-type="string" office:string-value="Arriechi" calcext:value-type="string">
            <text:p>Arriechi</text:p>
          </table:table-cell>
          <table:table-cell table:formula="of:=[$Informacion.D87]" office:value-type="string" office:string-value="micorreo9247186@midominio.com" calcext:value-type="string">
            <text:p>micorreo9247186@midominio.com</text:p>
          </table:table-cell>
          <table:table-cell table:formula="of:=[$Informacion.E87]" office:value-type="string" office:string-value="Sector 21499532 Calle 21499532 Casa # 21499532" calcext:value-type="string">
            <text:p>Sector 21499532 Calle 21499532 Casa # 21499532</text:p>
          </table:table-cell>
          <table:table-cell table:formula="of:=CONCATENATE(&quot;, ('&quot;;[.A87];&quot;',&quot;;&quot;'&quot;;[.B87];&quot;',&quot;;&quot;'&quot;;[.C87];&quot;',&quot;;&quot;'&quot;;[.D87];&quot;',&quot;;&quot;'&quot;;[.E87];&quot;')&quot;)" office:value-type="string" office:string-value=", ('21499532','Jose','Arriechi','micorreo9247186@midominio.com','Sector 21499532 Calle 21499532 Casa # 21499532')" calcext:value-type="string">
            <text:p>, ('21499532','Jose','Arriechi','micorreo9247186@midominio.com','Sector 21499532 Calle 21499532 Casa # 21499532')</text:p>
          </table:table-cell>
        </table:table-row>
        <table:table-row table:style-name="ro1">
          <table:table-cell table:formula="of:=[$Informacion.A88]" office:value-type="float" office:value="15566466" calcext:value-type="float">
            <text:p>15566466</text:p>
          </table:table-cell>
          <table:table-cell table:formula="of:=[$Informacion.B88]" office:value-type="string" office:string-value="Ana" calcext:value-type="string">
            <text:p>Ana</text:p>
          </table:table-cell>
          <table:table-cell table:formula="of:=[$Informacion.C88]" office:value-type="string" office:string-value="Ibarra" calcext:value-type="string">
            <text:p>Ibarra</text:p>
          </table:table-cell>
          <table:table-cell table:formula="of:=[$Informacion.D88]" office:value-type="string" office:string-value="micorreo2797610@midominio.com" calcext:value-type="string">
            <text:p>micorreo2797610@midominio.com</text:p>
          </table:table-cell>
          <table:table-cell table:formula="of:=[$Informacion.E88]" office:value-type="string" office:string-value="Sector 15566466 Calle 15566466 Casa # 15566466" calcext:value-type="string">
            <text:p>Sector 15566466 Calle 15566466 Casa # 15566466</text:p>
          </table:table-cell>
          <table:table-cell table:formula="of:=CONCATENATE(&quot;, ('&quot;;[.A88];&quot;',&quot;;&quot;'&quot;;[.B88];&quot;',&quot;;&quot;'&quot;;[.C88];&quot;',&quot;;&quot;'&quot;;[.D88];&quot;',&quot;;&quot;'&quot;;[.E88];&quot;')&quot;)" office:value-type="string" office:string-value=", ('15566466','Ana','Ibarra','micorreo2797610@midominio.com','Sector 15566466 Calle 15566466 Casa # 15566466')" calcext:value-type="string">
            <text:p>, ('15566466','Ana','Ibarra','micorreo2797610@midominio.com','Sector 15566466 Calle 15566466 Casa # 15566466')</text:p>
          </table:table-cell>
        </table:table-row>
        <table:table-row table:style-name="ro1">
          <table:table-cell table:formula="of:=[$Informacion.A89]" office:value-type="float" office:value="63011930" calcext:value-type="float">
            <text:p>63011930</text:p>
          </table:table-cell>
          <table:table-cell table:formula="of:=[$Informacion.B89]" office:value-type="string" office:string-value="Pedro" calcext:value-type="string">
            <text:p>Pedro</text:p>
          </table:table-cell>
          <table:table-cell table:formula="of:=[$Informacion.C89]" office:value-type="string" office:string-value="Escobar" calcext:value-type="string">
            <text:p>Escobar</text:p>
          </table:table-cell>
          <table:table-cell table:formula="of:=[$Informacion.D89]" office:value-type="string" office:string-value="micorreo6293219@midominio.com" calcext:value-type="string">
            <text:p>micorreo6293219@midominio.com</text:p>
          </table:table-cell>
          <table:table-cell table:formula="of:=[$Informacion.E89]" office:value-type="string" office:string-value="Sector 63011930 Calle 63011930 Casa # 63011930" calcext:value-type="string">
            <text:p>Sector 63011930 Calle 63011930 Casa # 63011930</text:p>
          </table:table-cell>
          <table:table-cell table:formula="of:=CONCATENATE(&quot;, ('&quot;;[.A89];&quot;',&quot;;&quot;'&quot;;[.B89];&quot;',&quot;;&quot;'&quot;;[.C89];&quot;',&quot;;&quot;'&quot;;[.D89];&quot;',&quot;;&quot;'&quot;;[.E89];&quot;')&quot;)" office:value-type="string" office:string-value=", ('63011930','Pedro','Escobar','micorreo6293219@midominio.com','Sector 63011930 Calle 63011930 Casa # 63011930')" calcext:value-type="string">
            <text:p>, ('63011930','Pedro','Escobar','micorreo6293219@midominio.com','Sector 63011930 Calle 63011930 Casa # 63011930')</text:p>
          </table:table-cell>
        </table:table-row>
        <table:table-row table:style-name="ro1">
          <table:table-cell table:formula="of:=[$Informacion.A90]" office:value-type="float" office:value="44558291" calcext:value-type="float">
            <text:p>44558291</text:p>
          </table:table-cell>
          <table:table-cell table:formula="of:=[$Informacion.B90]" office:value-type="string" office:string-value="Celimar" calcext:value-type="string">
            <text:p>Celimar</text:p>
          </table:table-cell>
          <table:table-cell table:formula="of:=[$Informacion.C90]" office:value-type="string" office:string-value="Rodriguez" calcext:value-type="string">
            <text:p>Rodriguez</text:p>
          </table:table-cell>
          <table:table-cell table:formula="of:=[$Informacion.D90]" office:value-type="string" office:string-value="micorreo5846728@midominio.com" calcext:value-type="string">
            <text:p>micorreo5846728@midominio.com</text:p>
          </table:table-cell>
          <table:table-cell table:formula="of:=[$Informacion.E90]" office:value-type="string" office:string-value="Sector 44558291 Calle 44558291 Casa # 44558291" calcext:value-type="string">
            <text:p>Sector 44558291 Calle 44558291 Casa # 44558291</text:p>
          </table:table-cell>
          <table:table-cell table:formula="of:=CONCATENATE(&quot;, ('&quot;;[.A90];&quot;',&quot;;&quot;'&quot;;[.B90];&quot;',&quot;;&quot;'&quot;;[.C90];&quot;',&quot;;&quot;'&quot;;[.D90];&quot;',&quot;;&quot;'&quot;;[.E90];&quot;')&quot;)" office:value-type="string" office:string-value=", ('44558291','Celimar','Rodriguez','micorreo5846728@midominio.com','Sector 44558291 Calle 44558291 Casa # 44558291')" calcext:value-type="string">
            <text:p>, ('44558291','Celimar','Rodriguez','micorreo5846728@midominio.com','Sector 44558291 Calle 44558291 Casa # 44558291')</text:p>
          </table:table-cell>
        </table:table-row>
        <table:table-row table:style-name="ro1">
          <table:table-cell table:formula="of:=[$Informacion.A91]" office:value-type="float" office:value="9365829" calcext:value-type="float">
            <text:p>9365829</text:p>
          </table:table-cell>
          <table:table-cell table:formula="of:=[$Informacion.B91]" office:value-type="string" office:string-value="Hildemaro" calcext:value-type="string">
            <text:p>Hildemaro</text:p>
          </table:table-cell>
          <table:table-cell table:formula="of:=[$Informacion.C91]" office:value-type="string" office:string-value="Martinez" calcext:value-type="string">
            <text:p>Martinez</text:p>
          </table:table-cell>
          <table:table-cell table:formula="of:=[$Informacion.D91]" office:value-type="string" office:string-value="micorreo3686875@midominio.com" calcext:value-type="string">
            <text:p>micorreo3686875@midominio.com</text:p>
          </table:table-cell>
          <table:table-cell table:formula="of:=[$Informacion.E91]" office:value-type="string" office:string-value="Sector 9365829 Calle 9365829 Casa # 9365829" calcext:value-type="string">
            <text:p>Sector 9365829 Calle 9365829 Casa # 9365829</text:p>
          </table:table-cell>
          <table:table-cell table:formula="of:=CONCATENATE(&quot;, ('&quot;;[.A91];&quot;',&quot;;&quot;'&quot;;[.B91];&quot;',&quot;;&quot;'&quot;;[.C91];&quot;',&quot;;&quot;'&quot;;[.D91];&quot;',&quot;;&quot;'&quot;;[.E91];&quot;')&quot;)" office:value-type="string" office:string-value=", ('9365829','Hildemaro','Martinez','micorreo3686875@midominio.com','Sector 9365829 Calle 9365829 Casa # 9365829')" calcext:value-type="string">
            <text:p>, ('9365829','Hildemaro','Martinez','micorreo3686875@midominio.com','Sector 9365829 Calle 9365829 Casa # 9365829')</text:p>
          </table:table-cell>
        </table:table-row>
        <table:table-row table:style-name="ro1">
          <table:table-cell table:formula="of:=[$Informacion.A92]" office:value-type="float" office:value="74884174" calcext:value-type="float">
            <text:p>74884174</text:p>
          </table:table-cell>
          <table:table-cell table:formula="of:=[$Informacion.B92]" office:value-type="string" office:string-value="Oscarly" calcext:value-type="string">
            <text:p>Oscarly</text:p>
          </table:table-cell>
          <table:table-cell table:formula="of:=[$Informacion.C92]" office:value-type="string" office:string-value="Graterol" calcext:value-type="string">
            <text:p>Graterol</text:p>
          </table:table-cell>
          <table:table-cell table:formula="of:=[$Informacion.D92]" office:value-type="string" office:string-value="micorreo8957918@midominio.com" calcext:value-type="string">
            <text:p>micorreo8957918@midominio.com</text:p>
          </table:table-cell>
          <table:table-cell table:formula="of:=[$Informacion.E92]" office:value-type="string" office:string-value="Sector 74884174 Calle 74884174 Casa # 74884174" calcext:value-type="string">
            <text:p>Sector 74884174 Calle 74884174 Casa # 74884174</text:p>
          </table:table-cell>
          <table:table-cell table:formula="of:=CONCATENATE(&quot;, ('&quot;;[.A92];&quot;',&quot;;&quot;'&quot;;[.B92];&quot;',&quot;;&quot;'&quot;;[.C92];&quot;',&quot;;&quot;'&quot;;[.D92];&quot;',&quot;;&quot;'&quot;;[.E92];&quot;')&quot;)" office:value-type="string" office:string-value=", ('74884174','Oscarly','Graterol','micorreo8957918@midominio.com','Sector 74884174 Calle 74884174 Casa # 74884174')" calcext:value-type="string">
            <text:p>, ('74884174','Oscarly','Graterol','micorreo8957918@midominio.com','Sector 74884174 Calle 74884174 Casa # 74884174')</text:p>
          </table:table-cell>
        </table:table-row>
        <table:table-row table:style-name="ro1">
          <table:table-cell table:formula="of:=[$Informacion.A93]" office:value-type="float" office:value="29127133" calcext:value-type="float">
            <text:p>29127133</text:p>
          </table:table-cell>
          <table:table-cell table:formula="of:=[$Informacion.B93]" office:value-type="string" office:string-value="Rafael" calcext:value-type="string">
            <text:p>Rafael</text:p>
          </table:table-cell>
          <table:table-cell table:formula="of:=[$Informacion.C93]" office:value-type="string" office:string-value="Pereira" calcext:value-type="string">
            <text:p>Pereira</text:p>
          </table:table-cell>
          <table:table-cell table:formula="of:=[$Informacion.D93]" office:value-type="string" office:string-value="micorreo1964319@midominio.com" calcext:value-type="string">
            <text:p>micorreo1964319@midominio.com</text:p>
          </table:table-cell>
          <table:table-cell table:formula="of:=[$Informacion.E93]" office:value-type="string" office:string-value="Sector 29127133 Calle 29127133 Casa # 29127133" calcext:value-type="string">
            <text:p>Sector 29127133 Calle 29127133 Casa # 29127133</text:p>
          </table:table-cell>
          <table:table-cell table:formula="of:=CONCATENATE(&quot;, ('&quot;;[.A93];&quot;',&quot;;&quot;'&quot;;[.B93];&quot;',&quot;;&quot;'&quot;;[.C93];&quot;',&quot;;&quot;'&quot;;[.D93];&quot;',&quot;;&quot;'&quot;;[.E93];&quot;')&quot;)" office:value-type="string" office:string-value=", ('29127133','Rafael','Pereira','micorreo1964319@midominio.com','Sector 29127133 Calle 29127133 Casa # 29127133')" calcext:value-type="string">
            <text:p>, ('29127133','Rafael','Pereira','micorreo1964319@midominio.com','Sector 29127133 Calle 29127133 Casa # 29127133')</text:p>
          </table:table-cell>
        </table:table-row>
        <table:table-row table:style-name="ro1">
          <table:table-cell table:formula="of:=[$Informacion.A94]" office:value-type="float" office:value="66605689" calcext:value-type="float">
            <text:p>66605689</text:p>
          </table:table-cell>
          <table:table-cell table:formula="of:=[$Informacion.B94]" office:value-type="string" office:string-value="Elsida" calcext:value-type="string">
            <text:p>Elsida</text:p>
          </table:table-cell>
          <table:table-cell table:formula="of:=[$Informacion.C94]" office:value-type="string" office:string-value="Suarez" calcext:value-type="string">
            <text:p>Suarez</text:p>
          </table:table-cell>
          <table:table-cell table:formula="of:=[$Informacion.D94]" office:value-type="string" office:string-value="micorreo1629492@midominio.com" calcext:value-type="string">
            <text:p>micorreo1629492@midominio.com</text:p>
          </table:table-cell>
          <table:table-cell table:formula="of:=[$Informacion.E94]" office:value-type="string" office:string-value="Sector 66605689 Calle 66605689 Casa # 66605689" calcext:value-type="string">
            <text:p>Sector 66605689 Calle 66605689 Casa # 66605689</text:p>
          </table:table-cell>
          <table:table-cell table:formula="of:=CONCATENATE(&quot;, ('&quot;;[.A94];&quot;',&quot;;&quot;'&quot;;[.B94];&quot;',&quot;;&quot;'&quot;;[.C94];&quot;',&quot;;&quot;'&quot;;[.D94];&quot;',&quot;;&quot;'&quot;;[.E94];&quot;')&quot;)" office:value-type="string" office:string-value=", ('66605689','Elsida','Suarez','micorreo1629492@midominio.com','Sector 66605689 Calle 66605689 Casa # 66605689')" calcext:value-type="string">
            <text:p>, ('66605689','Elsida','Suarez','micorreo1629492@midominio.com','Sector 66605689 Calle 66605689 Casa # 66605689')</text:p>
          </table:table-cell>
        </table:table-row>
        <table:table-row table:style-name="ro1">
          <table:table-cell table:formula="of:=[$Informacion.A95]" office:value-type="float" office:value="79740229" calcext:value-type="float">
            <text:p>79740229</text:p>
          </table:table-cell>
          <table:table-cell table:formula="of:=[$Informacion.B95]" office:value-type="string" office:string-value="Alexander" calcext:value-type="string">
            <text:p>Alexander</text:p>
          </table:table-cell>
          <table:table-cell table:formula="of:=[$Informacion.C95]" office:value-type="string" office:string-value="Lucena" calcext:value-type="string">
            <text:p>Lucena</text:p>
          </table:table-cell>
          <table:table-cell table:formula="of:=[$Informacion.D95]" office:value-type="string" office:string-value="micorreo627544@midominio.com" calcext:value-type="string">
            <text:p>micorreo627544@midominio.com</text:p>
          </table:table-cell>
          <table:table-cell table:formula="of:=[$Informacion.E95]" office:value-type="string" office:string-value="Sector 79740229 Calle 79740229 Casa # 79740229" calcext:value-type="string">
            <text:p>Sector 79740229 Calle 79740229 Casa # 79740229</text:p>
          </table:table-cell>
          <table:table-cell table:formula="of:=CONCATENATE(&quot;, ('&quot;;[.A95];&quot;',&quot;;&quot;'&quot;;[.B95];&quot;',&quot;;&quot;'&quot;;[.C95];&quot;',&quot;;&quot;'&quot;;[.D95];&quot;',&quot;;&quot;'&quot;;[.E95];&quot;')&quot;)" office:value-type="string" office:string-value=", ('79740229','Alexander','Lucena','micorreo627544@midominio.com','Sector 79740229 Calle 79740229 Casa # 79740229')" calcext:value-type="string">
            <text:p>, ('79740229','Alexander','Lucena','micorreo627544@midominio.com','Sector 79740229 Calle 79740229 Casa # 79740229')</text:p>
          </table:table-cell>
        </table:table-row>
        <table:table-row table:style-name="ro1">
          <table:table-cell table:formula="of:=[$Informacion.A96]" office:value-type="float" office:value="48935584" calcext:value-type="float">
            <text:p>48935584</text:p>
          </table:table-cell>
          <table:table-cell table:formula="of:=[$Informacion.B96]" office:value-type="string" office:string-value="Ilan" calcext:value-type="string">
            <text:p>Ilan</text:p>
          </table:table-cell>
          <table:table-cell table:formula="of:=[$Informacion.C96]" office:value-type="string" office:string-value="Evies" calcext:value-type="string">
            <text:p>Evies</text:p>
          </table:table-cell>
          <table:table-cell table:formula="of:=[$Informacion.D96]" office:value-type="string" office:string-value="micorreo7225428@midominio.com" calcext:value-type="string">
            <text:p>micorreo7225428@midominio.com</text:p>
          </table:table-cell>
          <table:table-cell table:formula="of:=[$Informacion.E96]" office:value-type="string" office:string-value="Sector 48935584 Calle 48935584 Casa # 48935584" calcext:value-type="string">
            <text:p>Sector 48935584 Calle 48935584 Casa # 48935584</text:p>
          </table:table-cell>
          <table:table-cell table:formula="of:=CONCATENATE(&quot;, ('&quot;;[.A96];&quot;',&quot;;&quot;'&quot;;[.B96];&quot;',&quot;;&quot;'&quot;;[.C96];&quot;',&quot;;&quot;'&quot;;[.D96];&quot;',&quot;;&quot;'&quot;;[.E96];&quot;')&quot;)" office:value-type="string" office:string-value=", ('48935584','Ilan','Evies','micorreo7225428@midominio.com','Sector 48935584 Calle 48935584 Casa # 48935584')" calcext:value-type="string">
            <text:p>, ('48935584','Ilan','Evies','micorreo7225428@midominio.com','Sector 48935584 Calle 48935584 Casa # 48935584')</text:p>
          </table:table-cell>
        </table:table-row>
        <table:table-row table:style-name="ro1">
          <table:table-cell table:formula="of:=[$Informacion.A97]" office:value-type="float" office:value="101004" calcext:value-type="float">
            <text:p>101004</text:p>
          </table:table-cell>
          <table:table-cell table:formula="of:=[$Informacion.B97]" office:value-type="string" office:string-value="Roselia" calcext:value-type="string">
            <text:p>Roselia</text:p>
          </table:table-cell>
          <table:table-cell table:formula="of:=[$Informacion.C97]" office:value-type="string" office:string-value="Chirinos" calcext:value-type="string">
            <text:p>Chirinos</text:p>
          </table:table-cell>
          <table:table-cell table:formula="of:=[$Informacion.D97]" office:value-type="string" office:string-value="micorreo7805164@midominio.com" calcext:value-type="string">
            <text:p>micorreo7805164@midominio.com</text:p>
          </table:table-cell>
          <table:table-cell table:formula="of:=[$Informacion.E97]" office:value-type="string" office:string-value="Sector 101004 Calle 101004 Casa # 101004" calcext:value-type="string">
            <text:p>Sector 101004 Calle 101004 Casa # 101004</text:p>
          </table:table-cell>
          <table:table-cell table:formula="of:=CONCATENATE(&quot;, ('&quot;;[.A97];&quot;',&quot;;&quot;'&quot;;[.B97];&quot;',&quot;;&quot;'&quot;;[.C97];&quot;',&quot;;&quot;'&quot;;[.D97];&quot;',&quot;;&quot;'&quot;;[.E97];&quot;')&quot;)" office:value-type="string" office:string-value=", ('101004','Roselia','Chirinos','micorreo7805164@midominio.com','Sector 101004 Calle 101004 Casa # 101004')" calcext:value-type="string">
            <text:p>, ('101004','Roselia','Chirinos','micorreo7805164@midominio.com','Sector 101004 Calle 101004 Casa # 101004')</text:p>
          </table:table-cell>
        </table:table-row>
        <table:table-row table:style-name="ro1">
          <table:table-cell table:formula="of:=[$Informacion.A98]" office:value-type="float" office:value="10811431" calcext:value-type="float">
            <text:p>10811431</text:p>
          </table:table-cell>
          <table:table-cell table:formula="of:=[$Informacion.B98]" office:value-type="string" office:string-value="Maura" calcext:value-type="string">
            <text:p>Maura</text:p>
          </table:table-cell>
          <table:table-cell table:formula="of:=[$Informacion.C98]" office:value-type="string" office:string-value="Escalona" calcext:value-type="string">
            <text:p>Escalona</text:p>
          </table:table-cell>
          <table:table-cell table:formula="of:=[$Informacion.D98]" office:value-type="string" office:string-value="micorreo855036@midominio.com" calcext:value-type="string">
            <text:p>micorreo855036@midominio.com</text:p>
          </table:table-cell>
          <table:table-cell table:formula="of:=[$Informacion.E98]" office:value-type="string" office:string-value="Sector 10811431 Calle 10811431 Casa # 10811431" calcext:value-type="string">
            <text:p>Sector 10811431 Calle 10811431 Casa # 10811431</text:p>
          </table:table-cell>
          <table:table-cell table:formula="of:=CONCATENATE(&quot;, ('&quot;;[.A98];&quot;',&quot;;&quot;'&quot;;[.B98];&quot;',&quot;;&quot;'&quot;;[.C98];&quot;',&quot;;&quot;'&quot;;[.D98];&quot;',&quot;;&quot;'&quot;;[.E98];&quot;')&quot;)" office:value-type="string" office:string-value=", ('10811431','Maura','Escalona','micorreo855036@midominio.com','Sector 10811431 Calle 10811431 Casa # 10811431')" calcext:value-type="string">
            <text:p>, ('10811431','Maura','Escalona','micorreo855036@midominio.com','Sector 10811431 Calle 10811431 Casa # 10811431')</text:p>
          </table:table-cell>
        </table:table-row>
        <table:table-row table:style-name="ro1">
          <table:table-cell table:formula="of:=[$Informacion.A99]" office:value-type="float" office:value="52505393" calcext:value-type="float">
            <text:p>52505393</text:p>
          </table:table-cell>
          <table:table-cell table:formula="of:=[$Informacion.B99]" office:value-type="string" office:string-value="Gabriel" calcext:value-type="string">
            <text:p>Gabriel</text:p>
          </table:table-cell>
          <table:table-cell table:formula="of:=[$Informacion.C99]" office:value-type="string" office:string-value="Oropeza" calcext:value-type="string">
            <text:p>Oropeza</text:p>
          </table:table-cell>
          <table:table-cell table:formula="of:=[$Informacion.D99]" office:value-type="string" office:string-value="micorreo3622417@midominio.com" calcext:value-type="string">
            <text:p>micorreo3622417@midominio.com</text:p>
          </table:table-cell>
          <table:table-cell table:formula="of:=[$Informacion.E99]" office:value-type="string" office:string-value="Sector 52505393 Calle 52505393 Casa # 52505393" calcext:value-type="string">
            <text:p>Sector 52505393 Calle 52505393 Casa # 52505393</text:p>
          </table:table-cell>
          <table:table-cell table:formula="of:=CONCATENATE(&quot;, ('&quot;;[.A99];&quot;',&quot;;&quot;'&quot;;[.B99];&quot;',&quot;;&quot;'&quot;;[.C99];&quot;',&quot;;&quot;'&quot;;[.D99];&quot;',&quot;;&quot;'&quot;;[.E99];&quot;')&quot;)" office:value-type="string" office:string-value=", ('52505393','Gabriel','Oropeza','micorreo3622417@midominio.com','Sector 52505393 Calle 52505393 Casa # 52505393')" calcext:value-type="string">
            <text:p>, ('52505393','Gabriel','Oropeza','micorreo3622417@midominio.com','Sector 52505393 Calle 52505393 Casa # 52505393')</text:p>
          </table:table-cell>
        </table:table-row>
        <table:table-row table:style-name="ro1">
          <table:table-cell table:formula="of:=[$Informacion.A100]" office:value-type="float" office:value="60107122" calcext:value-type="float">
            <text:p>60107122</text:p>
          </table:table-cell>
          <table:table-cell table:formula="of:=[$Informacion.B100]" office:value-type="string" office:string-value="Eneida" calcext:value-type="string">
            <text:p>Eneida</text:p>
          </table:table-cell>
          <table:table-cell table:formula="of:=[$Informacion.C100]" office:value-type="string" office:string-value="Gonzalez" calcext:value-type="string">
            <text:p>Gonzalez</text:p>
          </table:table-cell>
          <table:table-cell table:formula="of:=[$Informacion.D100]" office:value-type="string" office:string-value="micorreo6652217@midominio.com" calcext:value-type="string">
            <text:p>micorreo6652217@midominio.com</text:p>
          </table:table-cell>
          <table:table-cell table:formula="of:=[$Informacion.E100]" office:value-type="string" office:string-value="Sector 60107122 Calle 60107122 Casa # 60107122" calcext:value-type="string">
            <text:p>Sector 60107122 Calle 60107122 Casa # 60107122</text:p>
          </table:table-cell>
          <table:table-cell table:formula="of:=CONCATENATE(&quot;, ('&quot;;[.A100];&quot;',&quot;;&quot;'&quot;;[.B100];&quot;',&quot;;&quot;'&quot;;[.C100];&quot;',&quot;;&quot;'&quot;;[.D100];&quot;',&quot;;&quot;'&quot;;[.E100];&quot;')&quot;)" office:value-type="string" office:string-value=", ('60107122','Eneida','Gonzalez','micorreo6652217@midominio.com','Sector 60107122 Calle 60107122 Casa # 60107122')" calcext:value-type="string">
            <text:p>, ('60107122','Eneida','Gonzalez','micorreo6652217@midominio.com','Sector 60107122 Calle 60107122 Casa # 60107122')</text:p>
          </table:table-cell>
        </table:table-row>
        <table:table-row table:style-name="ro1">
          <table:table-cell table:formula="of:=[$Informacion.A101]" office:value-type="float" office:value="34045906" calcext:value-type="float">
            <text:p>34045906</text:p>
          </table:table-cell>
          <table:table-cell table:formula="of:=[$Informacion.B101]" office:value-type="string" office:string-value="Maria" calcext:value-type="string">
            <text:p>Maria</text:p>
          </table:table-cell>
          <table:table-cell table:formula="of:=[$Informacion.C101]" office:value-type="string" office:string-value="Mendoza" calcext:value-type="string">
            <text:p>Mendoza</text:p>
          </table:table-cell>
          <table:table-cell table:formula="of:=[$Informacion.D101]" office:value-type="string" office:string-value="micorreo6638125@midominio.com" calcext:value-type="string">
            <text:p>micorreo6638125@midominio.com</text:p>
          </table:table-cell>
          <table:table-cell table:formula="of:=[$Informacion.E101]" office:value-type="string" office:string-value="Sector 34045906 Calle 34045906 Casa # 34045906" calcext:value-type="string">
            <text:p>Sector 34045906 Calle 34045906 Casa # 34045906</text:p>
          </table:table-cell>
          <table:table-cell table:formula="of:=CONCATENATE(&quot;, ('&quot;;[.A101];&quot;',&quot;;&quot;'&quot;;[.B101];&quot;',&quot;;&quot;'&quot;;[.C101];&quot;',&quot;;&quot;'&quot;;[.D101];&quot;',&quot;;&quot;'&quot;;[.E101];&quot;')&quot;)" office:value-type="string" office:string-value=", ('34045906','Maria','Mendoza','micorreo6638125@midominio.com','Sector 34045906 Calle 34045906 Casa # 34045906')" calcext:value-type="string">
            <text:p>, ('34045906','Maria','Mendoza','micorreo6638125@midominio.com','Sector 34045906 Calle 34045906 Casa # 34045906')</text:p>
          </table:table-cell>
        </table:table-row>
        <table:table-row table:style-name="ro1">
          <table:table-cell table:formula="of:=[$Informacion.A102]" office:value-type="float" office:value="98492182" calcext:value-type="float">
            <text:p>98492182</text:p>
          </table:table-cell>
          <table:table-cell table:formula="of:=[$Informacion.B102]" office:value-type="string" office:string-value="Lisber" calcext:value-type="string">
            <text:p>Lisber</text:p>
          </table:table-cell>
          <table:table-cell table:formula="of:=[$Informacion.C102]" office:value-type="string" office:string-value="Garrido" calcext:value-type="string">
            <text:p>Garrido</text:p>
          </table:table-cell>
          <table:table-cell table:formula="of:=[$Informacion.D102]" office:value-type="string" office:string-value="micorreo3483762@midominio.com" calcext:value-type="string">
            <text:p>micorreo3483762@midominio.com</text:p>
          </table:table-cell>
          <table:table-cell table:formula="of:=[$Informacion.E102]" office:value-type="string" office:string-value="Sector 98492182 Calle 98492182 Casa # 98492182" calcext:value-type="string">
            <text:p>Sector 98492182 Calle 98492182 Casa # 98492182</text:p>
          </table:table-cell>
          <table:table-cell table:formula="of:=CONCATENATE(&quot;, ('&quot;;[.A102];&quot;',&quot;;&quot;'&quot;;[.B102];&quot;',&quot;;&quot;'&quot;;[.C102];&quot;',&quot;;&quot;'&quot;;[.D102];&quot;',&quot;;&quot;'&quot;;[.E102];&quot;')&quot;)" office:value-type="string" office:string-value=", ('98492182','Lisber','Garrido','micorreo3483762@midominio.com','Sector 98492182 Calle 98492182 Casa # 98492182')" calcext:value-type="string">
            <text:p>, ('98492182','Lisber','Garrido','micorreo3483762@midominio.com','Sector 98492182 Calle 98492182 Casa # 98492182')</text:p>
          </table:table-cell>
        </table:table-row>
        <table:table-row table:style-name="ro1">
          <table:table-cell table:formula="of:=[$Informacion.A103]" office:value-type="float" office:value="97920300" calcext:value-type="float">
            <text:p>97920300</text:p>
          </table:table-cell>
          <table:table-cell table:formula="of:=[$Informacion.B103]" office:value-type="string" office:string-value="Moraima" calcext:value-type="string">
            <text:p>Moraima</text:p>
          </table:table-cell>
          <table:table-cell table:formula="of:=[$Informacion.C103]" office:value-type="string" office:string-value="Santana" calcext:value-type="string">
            <text:p>Santana</text:p>
          </table:table-cell>
          <table:table-cell table:formula="of:=[$Informacion.D103]" office:value-type="string" office:string-value="micorreo4324514@midominio.com" calcext:value-type="string">
            <text:p>micorreo4324514@midominio.com</text:p>
          </table:table-cell>
          <table:table-cell table:formula="of:=[$Informacion.E103]" office:value-type="string" office:string-value="Sector 97920300 Calle 97920300 Casa # 97920300" calcext:value-type="string">
            <text:p>Sector 97920300 Calle 97920300 Casa # 97920300</text:p>
          </table:table-cell>
          <table:table-cell table:formula="of:=CONCATENATE(&quot;, ('&quot;;[.A103];&quot;',&quot;;&quot;'&quot;;[.B103];&quot;',&quot;;&quot;'&quot;;[.C103];&quot;',&quot;;&quot;'&quot;;[.D103];&quot;',&quot;;&quot;'&quot;;[.E103];&quot;')&quot;)" office:value-type="string" office:string-value=", ('97920300','Moraima','Santana','micorreo4324514@midominio.com','Sector 97920300 Calle 97920300 Casa # 97920300')" calcext:value-type="string">
            <text:p>, ('97920300','Moraima','Santana','micorreo4324514@midominio.com','Sector 97920300 Calle 97920300 Casa # 97920300')</text:p>
          </table:table-cell>
        </table:table-row>
        <table:table-row table:style-name="ro1">
          <table:table-cell table:formula="of:=[$Informacion.A104]" office:value-type="float" office:value="62760740" calcext:value-type="float">
            <text:p>62760740</text:p>
          </table:table-cell>
          <table:table-cell table:formula="of:=[$Informacion.B104]" office:value-type="string" office:string-value="Glorimar" calcext:value-type="string">
            <text:p>Glorimar</text:p>
          </table:table-cell>
          <table:table-cell table:formula="of:=[$Informacion.C104]" office:value-type="string" office:string-value="Calicchio" calcext:value-type="string">
            <text:p>Calicchio</text:p>
          </table:table-cell>
          <table:table-cell table:formula="of:=[$Informacion.D104]" office:value-type="string" office:string-value="micorreo704173@midominio.com" calcext:value-type="string">
            <text:p>micorreo704173@midominio.com</text:p>
          </table:table-cell>
          <table:table-cell table:formula="of:=[$Informacion.E104]" office:value-type="string" office:string-value="Sector 62760740 Calle 62760740 Casa # 62760740" calcext:value-type="string">
            <text:p>Sector 62760740 Calle 62760740 Casa # 62760740</text:p>
          </table:table-cell>
          <table:table-cell table:formula="of:=CONCATENATE(&quot;, ('&quot;;[.A104];&quot;',&quot;;&quot;'&quot;;[.B104];&quot;',&quot;;&quot;'&quot;;[.C104];&quot;',&quot;;&quot;'&quot;;[.D104];&quot;',&quot;;&quot;'&quot;;[.E104];&quot;')&quot;)" office:value-type="string" office:string-value=", ('62760740','Glorimar','Calicchio','micorreo704173@midominio.com','Sector 62760740 Calle 62760740 Casa # 62760740')" calcext:value-type="string">
            <text:p>, ('62760740','Glorimar','Calicchio','micorreo704173@midominio.com','Sector 62760740 Calle 62760740 Casa # 62760740')</text:p>
          </table:table-cell>
        </table:table-row>
        <table:table-row table:style-name="ro1">
          <table:table-cell table:formula="of:=[$Informacion.A105]" office:value-type="float" office:value="33213621" calcext:value-type="float">
            <text:p>33213621</text:p>
          </table:table-cell>
          <table:table-cell table:formula="of:=[$Informacion.B105]" office:value-type="string" office:string-value="Josefina" calcext:value-type="string">
            <text:p>Josefina</text:p>
          </table:table-cell>
          <table:table-cell table:formula="of:=[$Informacion.C105]" office:value-type="string" office:string-value="Gonzalez" calcext:value-type="string">
            <text:p>Gonzalez</text:p>
          </table:table-cell>
          <table:table-cell table:formula="of:=[$Informacion.D105]" office:value-type="string" office:string-value="micorreo4131743@midominio.com" calcext:value-type="string">
            <text:p>micorreo4131743@midominio.com</text:p>
          </table:table-cell>
          <table:table-cell table:formula="of:=[$Informacion.E105]" office:value-type="string" office:string-value="Sector 33213621 Calle 33213621 Casa # 33213621" calcext:value-type="string">
            <text:p>Sector 33213621 Calle 33213621 Casa # 33213621</text:p>
          </table:table-cell>
          <table:table-cell table:formula="of:=CONCATENATE(&quot;, ('&quot;;[.A105];&quot;',&quot;;&quot;'&quot;;[.B105];&quot;',&quot;;&quot;'&quot;;[.C105];&quot;',&quot;;&quot;'&quot;;[.D105];&quot;',&quot;;&quot;'&quot;;[.E105];&quot;')&quot;)" office:value-type="string" office:string-value=", ('33213621','Josefina','Gonzalez','micorreo4131743@midominio.com','Sector 33213621 Calle 33213621 Casa # 33213621')" calcext:value-type="string">
            <text:p>, ('33213621','Josefina','Gonzalez','micorreo4131743@midominio.com','Sector 33213621 Calle 33213621 Casa # 33213621')</text:p>
          </table:table-cell>
        </table:table-row>
        <table:table-row table:style-name="ro1">
          <table:table-cell table:formula="of:=[$Informacion.A106]" office:value-type="float" office:value="37993847" calcext:value-type="float">
            <text:p>37993847</text:p>
          </table:table-cell>
          <table:table-cell table:formula="of:=[$Informacion.B106]" office:value-type="string" office:string-value="Mariangela" calcext:value-type="string">
            <text:p>Mariangela</text:p>
          </table:table-cell>
          <table:table-cell table:formula="of:=[$Informacion.C106]" office:value-type="string" office:string-value="Aguilar" calcext:value-type="string">
            <text:p>Aguilar</text:p>
          </table:table-cell>
          <table:table-cell table:formula="of:=[$Informacion.D106]" office:value-type="string" office:string-value="micorreo1397594@midominio.com" calcext:value-type="string">
            <text:p>micorreo1397594@midominio.com</text:p>
          </table:table-cell>
          <table:table-cell table:formula="of:=[$Informacion.E106]" office:value-type="string" office:string-value="Sector 37993847 Calle 37993847 Casa # 37993847" calcext:value-type="string">
            <text:p>Sector 37993847 Calle 37993847 Casa # 37993847</text:p>
          </table:table-cell>
          <table:table-cell table:formula="of:=CONCATENATE(&quot;, ('&quot;;[.A106];&quot;',&quot;;&quot;'&quot;;[.B106];&quot;',&quot;;&quot;'&quot;;[.C106];&quot;',&quot;;&quot;'&quot;;[.D106];&quot;',&quot;;&quot;'&quot;;[.E106];&quot;')&quot;)" office:value-type="string" office:string-value=", ('37993847','Mariangela','Aguilar','micorreo1397594@midominio.com','Sector 37993847 Calle 37993847 Casa # 37993847')" calcext:value-type="string">
            <text:p>, ('37993847','Mariangela','Aguilar','micorreo1397594@midominio.com','Sector 37993847 Calle 37993847 Casa # 37993847')</text:p>
          </table:table-cell>
        </table:table-row>
        <table:table-row table:style-name="ro1">
          <table:table-cell table:formula="of:=[$Informacion.A107]" office:value-type="float" office:value="13821687" calcext:value-type="float">
            <text:p>13821687</text:p>
          </table:table-cell>
          <table:table-cell table:formula="of:=[$Informacion.B107]" office:value-type="string" office:string-value="Dylans" calcext:value-type="string">
            <text:p>Dylans</text:p>
          </table:table-cell>
          <table:table-cell table:formula="of:=[$Informacion.C107]" office:value-type="string" office:string-value="Santiago" calcext:value-type="string">
            <text:p>Santiago</text:p>
          </table:table-cell>
          <table:table-cell table:formula="of:=[$Informacion.D107]" office:value-type="string" office:string-value="micorreo3823760@midominio.com" calcext:value-type="string">
            <text:p>micorreo3823760@midominio.com</text:p>
          </table:table-cell>
          <table:table-cell table:formula="of:=[$Informacion.E107]" office:value-type="string" office:string-value="Sector 13821687 Calle 13821687 Casa # 13821687" calcext:value-type="string">
            <text:p>Sector 13821687 Calle 13821687 Casa # 13821687</text:p>
          </table:table-cell>
          <table:table-cell table:formula="of:=CONCATENATE(&quot;, ('&quot;;[.A107];&quot;',&quot;;&quot;'&quot;;[.B107];&quot;',&quot;;&quot;'&quot;;[.C107];&quot;',&quot;;&quot;'&quot;;[.D107];&quot;',&quot;;&quot;'&quot;;[.E107];&quot;')&quot;)" office:value-type="string" office:string-value=", ('13821687','Dylans','Santiago','micorreo3823760@midominio.com','Sector 13821687 Calle 13821687 Casa # 13821687')" calcext:value-type="string">
            <text:p>, ('13821687','Dylans','Santiago','micorreo3823760@midominio.com','Sector 13821687 Calle 13821687 Casa # 13821687')</text:p>
          </table:table-cell>
        </table:table-row>
        <table:table-row table:style-name="ro1">
          <table:table-cell table:formula="of:=[$Informacion.A108]" office:value-type="float" office:value="24143155" calcext:value-type="float">
            <text:p>24143155</text:p>
          </table:table-cell>
          <table:table-cell table:formula="of:=[$Informacion.B108]" office:value-type="string" office:string-value="Elena" calcext:value-type="string">
            <text:p>Elena</text:p>
          </table:table-cell>
          <table:table-cell table:formula="of:=[$Informacion.C108]" office:value-type="string" office:string-value="Melendez" calcext:value-type="string">
            <text:p>Melendez</text:p>
          </table:table-cell>
          <table:table-cell table:formula="of:=[$Informacion.D108]" office:value-type="string" office:string-value="micorreo8323945@midominio.com" calcext:value-type="string">
            <text:p>micorreo8323945@midominio.com</text:p>
          </table:table-cell>
          <table:table-cell table:formula="of:=[$Informacion.E108]" office:value-type="string" office:string-value="Sector 24143155 Calle 24143155 Casa # 24143155" calcext:value-type="string">
            <text:p>Sector 24143155 Calle 24143155 Casa # 24143155</text:p>
          </table:table-cell>
          <table:table-cell table:formula="of:=CONCATENATE(&quot;, ('&quot;;[.A108];&quot;',&quot;;&quot;'&quot;;[.B108];&quot;',&quot;;&quot;'&quot;;[.C108];&quot;',&quot;;&quot;'&quot;;[.D108];&quot;',&quot;;&quot;'&quot;;[.E108];&quot;')&quot;)" office:value-type="string" office:string-value=", ('24143155','Elena','Melendez','micorreo8323945@midominio.com','Sector 24143155 Calle 24143155 Casa # 24143155')" calcext:value-type="string">
            <text:p>, ('24143155','Elena','Melendez','micorreo8323945@midominio.com','Sector 24143155 Calle 24143155 Casa # 24143155')</text:p>
          </table:table-cell>
        </table:table-row>
        <table:table-row table:style-name="ro1">
          <table:table-cell table:formula="of:=[$Informacion.A109]" office:value-type="float" office:value="18963105" calcext:value-type="float">
            <text:p>18963105</text:p>
          </table:table-cell>
          <table:table-cell table:formula="of:=[$Informacion.B109]" office:value-type="string" office:string-value="Franklin" calcext:value-type="string">
            <text:p>Franklin</text:p>
          </table:table-cell>
          <table:table-cell table:formula="of:=[$Informacion.C109]" office:value-type="string" office:string-value="Linarez" calcext:value-type="string">
            <text:p>Linarez</text:p>
          </table:table-cell>
          <table:table-cell table:formula="of:=[$Informacion.D109]" office:value-type="string" office:string-value="micorreo813582@midominio.com" calcext:value-type="string">
            <text:p>micorreo813582@midominio.com</text:p>
          </table:table-cell>
          <table:table-cell table:formula="of:=[$Informacion.E109]" office:value-type="string" office:string-value="Sector 18963105 Calle 18963105 Casa # 18963105" calcext:value-type="string">
            <text:p>Sector 18963105 Calle 18963105 Casa # 18963105</text:p>
          </table:table-cell>
          <table:table-cell table:formula="of:=CONCATENATE(&quot;, ('&quot;;[.A109];&quot;',&quot;;&quot;'&quot;;[.B109];&quot;',&quot;;&quot;'&quot;;[.C109];&quot;',&quot;;&quot;'&quot;;[.D109];&quot;',&quot;;&quot;'&quot;;[.E109];&quot;')&quot;)" office:value-type="string" office:string-value=", ('18963105','Franklin','Linarez','micorreo813582@midominio.com','Sector 18963105 Calle 18963105 Casa # 18963105')" calcext:value-type="string">
            <text:p>, ('18963105','Franklin','Linarez','micorreo813582@midominio.com','Sector 18963105 Calle 18963105 Casa # 18963105')</text:p>
          </table:table-cell>
        </table:table-row>
        <table:table-row table:style-name="ro1">
          <table:table-cell table:formula="of:=[$Informacion.A110]" office:value-type="float" office:value="66493266" calcext:value-type="float">
            <text:p>66493266</text:p>
          </table:table-cell>
          <table:table-cell table:formula="of:=[$Informacion.B110]" office:value-type="string" office:string-value="Matilde" calcext:value-type="string">
            <text:p>Matilde</text:p>
          </table:table-cell>
          <table:table-cell table:formula="of:=[$Informacion.C110]" office:value-type="string" office:string-value="Ollarve" calcext:value-type="string">
            <text:p>Ollarve</text:p>
          </table:table-cell>
          <table:table-cell table:formula="of:=[$Informacion.D110]" office:value-type="string" office:string-value="micorreo4065284@midominio.com" calcext:value-type="string">
            <text:p>micorreo4065284@midominio.com</text:p>
          </table:table-cell>
          <table:table-cell table:formula="of:=[$Informacion.E110]" office:value-type="string" office:string-value="Sector 66493266 Calle 66493266 Casa # 66493266" calcext:value-type="string">
            <text:p>Sector 66493266 Calle 66493266 Casa # 66493266</text:p>
          </table:table-cell>
          <table:table-cell table:formula="of:=CONCATENATE(&quot;, ('&quot;;[.A110];&quot;',&quot;;&quot;'&quot;;[.B110];&quot;',&quot;;&quot;'&quot;;[.C110];&quot;',&quot;;&quot;'&quot;;[.D110];&quot;',&quot;;&quot;'&quot;;[.E110];&quot;')&quot;)" office:value-type="string" office:string-value=", ('66493266','Matilde','Ollarve','micorreo4065284@midominio.com','Sector 66493266 Calle 66493266 Casa # 66493266')" calcext:value-type="string">
            <text:p>, ('66493266','Matilde','Ollarve','micorreo4065284@midominio.com','Sector 66493266 Calle 66493266 Casa # 66493266')</text:p>
          </table:table-cell>
        </table:table-row>
        <table:table-row table:style-name="ro1">
          <table:table-cell table:formula="of:=[$Informacion.A111]" office:value-type="float" office:value="84951581" calcext:value-type="float">
            <text:p>84951581</text:p>
          </table:table-cell>
          <table:table-cell table:formula="of:=[$Informacion.B111]" office:value-type="string" office:string-value="Trina" calcext:value-type="string">
            <text:p>Trina</text:p>
          </table:table-cell>
          <table:table-cell table:formula="of:=[$Informacion.C111]" office:value-type="string" office:string-value="Zambrano" calcext:value-type="string">
            <text:p>Zambrano</text:p>
          </table:table-cell>
          <table:table-cell table:formula="of:=[$Informacion.D111]" office:value-type="string" office:string-value="micorreo3595245@midominio.com" calcext:value-type="string">
            <text:p>micorreo3595245@midominio.com</text:p>
          </table:table-cell>
          <table:table-cell table:formula="of:=[$Informacion.E111]" office:value-type="string" office:string-value="Sector 84951581 Calle 84951581 Casa # 84951581" calcext:value-type="string">
            <text:p>Sector 84951581 Calle 84951581 Casa # 84951581</text:p>
          </table:table-cell>
          <table:table-cell table:formula="of:=CONCATENATE(&quot;, ('&quot;;[.A111];&quot;',&quot;;&quot;'&quot;;[.B111];&quot;',&quot;;&quot;'&quot;;[.C111];&quot;',&quot;;&quot;'&quot;;[.D111];&quot;',&quot;;&quot;'&quot;;[.E111];&quot;')&quot;)" office:value-type="string" office:string-value=", ('84951581','Trina','Zambrano','micorreo3595245@midominio.com','Sector 84951581 Calle 84951581 Casa # 84951581')" calcext:value-type="string">
            <text:p>, ('84951581','Trina','Zambrano','micorreo3595245@midominio.com','Sector 84951581 Calle 84951581 Casa # 84951581')</text:p>
          </table:table-cell>
        </table:table-row>
        <table:table-row table:style-name="ro1">
          <table:table-cell table:formula="of:=[$Informacion.A112]" office:value-type="float" office:value="8188047" calcext:value-type="float">
            <text:p>8188047</text:p>
          </table:table-cell>
          <table:table-cell table:formula="of:=[$Informacion.B112]" office:value-type="string" office:string-value="Cecilia" calcext:value-type="string">
            <text:p>Cecilia</text:p>
          </table:table-cell>
          <table:table-cell table:formula="of:=[$Informacion.C112]" office:value-type="string" office:string-value="Mazuera" calcext:value-type="string">
            <text:p>Mazuera</text:p>
          </table:table-cell>
          <table:table-cell table:formula="of:=[$Informacion.D112]" office:value-type="string" office:string-value="micorreo8130042@midominio.com" calcext:value-type="string">
            <text:p>micorreo8130042@midominio.com</text:p>
          </table:table-cell>
          <table:table-cell table:formula="of:=[$Informacion.E112]" office:value-type="string" office:string-value="Sector 8188047 Calle 8188047 Casa # 8188047" calcext:value-type="string">
            <text:p>Sector 8188047 Calle 8188047 Casa # 8188047</text:p>
          </table:table-cell>
          <table:table-cell table:formula="of:=CONCATENATE(&quot;, ('&quot;;[.A112];&quot;',&quot;;&quot;'&quot;;[.B112];&quot;',&quot;;&quot;'&quot;;[.C112];&quot;',&quot;;&quot;'&quot;;[.D112];&quot;',&quot;;&quot;'&quot;;[.E112];&quot;')&quot;)" office:value-type="string" office:string-value=", ('8188047','Cecilia','Mazuera','micorreo8130042@midominio.com','Sector 8188047 Calle 8188047 Casa # 8188047')" calcext:value-type="string">
            <text:p>, ('8188047','Cecilia','Mazuera','micorreo8130042@midominio.com','Sector 8188047 Calle 8188047 Casa # 8188047')</text:p>
          </table:table-cell>
        </table:table-row>
        <table:table-row table:style-name="ro1">
          <table:table-cell table:formula="of:=[$Informacion.A113]" office:value-type="float" office:value="54829661" calcext:value-type="float">
            <text:p>54829661</text:p>
          </table:table-cell>
          <table:table-cell table:formula="of:=[$Informacion.B113]" office:value-type="string" office:string-value="Ronny" calcext:value-type="string">
            <text:p>Ronny</text:p>
          </table:table-cell>
          <table:table-cell table:formula="of:=[$Informacion.C113]" office:value-type="string" office:string-value="Ayala" calcext:value-type="string">
            <text:p>Ayala</text:p>
          </table:table-cell>
          <table:table-cell table:formula="of:=[$Informacion.D113]" office:value-type="string" office:string-value="micorreo9876229@midominio.com" calcext:value-type="string">
            <text:p>micorreo9876229@midominio.com</text:p>
          </table:table-cell>
          <table:table-cell table:formula="of:=[$Informacion.E113]" office:value-type="string" office:string-value="Sector 54829661 Calle 54829661 Casa # 54829661" calcext:value-type="string">
            <text:p>Sector 54829661 Calle 54829661 Casa # 54829661</text:p>
          </table:table-cell>
          <table:table-cell table:formula="of:=CONCATENATE(&quot;, ('&quot;;[.A113];&quot;',&quot;;&quot;'&quot;;[.B113];&quot;',&quot;;&quot;'&quot;;[.C113];&quot;',&quot;;&quot;'&quot;;[.D113];&quot;',&quot;;&quot;'&quot;;[.E113];&quot;')&quot;)" office:value-type="string" office:string-value=", ('54829661','Ronny','Ayala','micorreo9876229@midominio.com','Sector 54829661 Calle 54829661 Casa # 54829661')" calcext:value-type="string">
            <text:p>, ('54829661','Ronny','Ayala','micorreo9876229@midominio.com','Sector 54829661 Calle 54829661 Casa # 54829661')</text:p>
          </table:table-cell>
        </table:table-row>
        <table:table-row table:style-name="ro1">
          <table:table-cell table:formula="of:=[$Informacion.A114]" office:value-type="float" office:value="37751137" calcext:value-type="float">
            <text:p>37751137</text:p>
          </table:table-cell>
          <table:table-cell table:formula="of:=[$Informacion.B114]" office:value-type="string" office:string-value="Ximena" calcext:value-type="string">
            <text:p>Ximena</text:p>
          </table:table-cell>
          <table:table-cell table:formula="of:=[$Informacion.C114]" office:value-type="string" office:string-value="Duran" calcext:value-type="string">
            <text:p>Duran</text:p>
          </table:table-cell>
          <table:table-cell table:formula="of:=[$Informacion.D114]" office:value-type="string" office:string-value="micorreo5958906@midominio.com" calcext:value-type="string">
            <text:p>micorreo5958906@midominio.com</text:p>
          </table:table-cell>
          <table:table-cell table:formula="of:=[$Informacion.E114]" office:value-type="string" office:string-value="Sector 37751137 Calle 37751137 Casa # 37751137" calcext:value-type="string">
            <text:p>Sector 37751137 Calle 37751137 Casa # 37751137</text:p>
          </table:table-cell>
          <table:table-cell table:formula="of:=CONCATENATE(&quot;, ('&quot;;[.A114];&quot;',&quot;;&quot;'&quot;;[.B114];&quot;',&quot;;&quot;'&quot;;[.C114];&quot;',&quot;;&quot;'&quot;;[.D114];&quot;',&quot;;&quot;'&quot;;[.E114];&quot;')&quot;)" office:value-type="string" office:string-value=", ('37751137','Ximena','Duran','micorreo5958906@midominio.com','Sector 37751137 Calle 37751137 Casa # 37751137')" calcext:value-type="string">
            <text:p>, ('37751137','Ximena','Duran','micorreo5958906@midominio.com','Sector 37751137 Calle 37751137 Casa # 37751137')</text:p>
          </table:table-cell>
        </table:table-row>
        <table:table-row table:style-name="ro1">
          <table:table-cell table:formula="of:=[$Informacion.A115]" office:value-type="float" office:value="84300963" calcext:value-type="float">
            <text:p>84300963</text:p>
          </table:table-cell>
          <table:table-cell table:formula="of:=[$Informacion.B115]" office:value-type="string" office:string-value="Daniel" calcext:value-type="string">
            <text:p>Daniel</text:p>
          </table:table-cell>
          <table:table-cell table:formula="of:=[$Informacion.C115]" office:value-type="string" office:string-value="Mujica" calcext:value-type="string">
            <text:p>Mujica</text:p>
          </table:table-cell>
          <table:table-cell table:formula="of:=[$Informacion.D115]" office:value-type="string" office:string-value="micorreo4327145@midominio.com" calcext:value-type="string">
            <text:p>micorreo4327145@midominio.com</text:p>
          </table:table-cell>
          <table:table-cell table:formula="of:=[$Informacion.E115]" office:value-type="string" office:string-value="Sector 84300963 Calle 84300963 Casa # 84300963" calcext:value-type="string">
            <text:p>Sector 84300963 Calle 84300963 Casa # 84300963</text:p>
          </table:table-cell>
          <table:table-cell table:formula="of:=CONCATENATE(&quot;, ('&quot;;[.A115];&quot;',&quot;;&quot;'&quot;;[.B115];&quot;',&quot;;&quot;'&quot;;[.C115];&quot;',&quot;;&quot;'&quot;;[.D115];&quot;',&quot;;&quot;'&quot;;[.E115];&quot;')&quot;)" office:value-type="string" office:string-value=", ('84300963','Daniel','Mujica','micorreo4327145@midominio.com','Sector 84300963 Calle 84300963 Casa # 84300963')" calcext:value-type="string">
            <text:p>, ('84300963','Daniel','Mujica','micorreo4327145@midominio.com','Sector 84300963 Calle 84300963 Casa # 84300963')</text:p>
          </table:table-cell>
        </table:table-row>
        <table:table-row table:style-name="ro1">
          <table:table-cell table:formula="of:=[$Informacion.A116]" office:value-type="float" office:value="4238960" calcext:value-type="float">
            <text:p>4238960</text:p>
          </table:table-cell>
          <table:table-cell table:formula="of:=[$Informacion.B116]" office:value-type="string" office:string-value="Sofia" calcext:value-type="string">
            <text:p>Sofia</text:p>
          </table:table-cell>
          <table:table-cell table:formula="of:=[$Informacion.C116]" office:value-type="string" office:string-value="Leon" calcext:value-type="string">
            <text:p>Leon</text:p>
          </table:table-cell>
          <table:table-cell table:formula="of:=[$Informacion.D116]" office:value-type="string" office:string-value="micorreo7883139@midominio.com" calcext:value-type="string">
            <text:p>micorreo7883139@midominio.com</text:p>
          </table:table-cell>
          <table:table-cell table:formula="of:=[$Informacion.E116]" office:value-type="string" office:string-value="Sector 4238960 Calle 4238960 Casa # 4238960" calcext:value-type="string">
            <text:p>Sector 4238960 Calle 4238960 Casa # 4238960</text:p>
          </table:table-cell>
          <table:table-cell table:formula="of:=CONCATENATE(&quot;, ('&quot;;[.A116];&quot;',&quot;;&quot;'&quot;;[.B116];&quot;',&quot;;&quot;'&quot;;[.C116];&quot;',&quot;;&quot;'&quot;;[.D116];&quot;',&quot;;&quot;'&quot;;[.E116];&quot;')&quot;)" office:value-type="string" office:string-value=", ('4238960','Sofia','Leon','micorreo7883139@midominio.com','Sector 4238960 Calle 4238960 Casa # 4238960')" calcext:value-type="string">
            <text:p>, ('4238960','Sofia','Leon','micorreo7883139@midominio.com','Sector 4238960 Calle 4238960 Casa # 4238960')</text:p>
          </table:table-cell>
        </table:table-row>
        <table:table-row table:style-name="ro1">
          <table:table-cell table:formula="of:=[$Informacion.A117]" office:value-type="float" office:value="74981881" calcext:value-type="float">
            <text:p>74981881</text:p>
          </table:table-cell>
          <table:table-cell table:formula="of:=[$Informacion.B117]" office:value-type="string" office:string-value="Yenny" calcext:value-type="string">
            <text:p>Yenny</text:p>
          </table:table-cell>
          <table:table-cell table:formula="of:=[$Informacion.C117]" office:value-type="string" office:string-value="Baldayo" calcext:value-type="string">
            <text:p>Baldayo</text:p>
          </table:table-cell>
          <table:table-cell table:formula="of:=[$Informacion.D117]" office:value-type="string" office:string-value="micorreo452889@midominio.com" calcext:value-type="string">
            <text:p>micorreo452889@midominio.com</text:p>
          </table:table-cell>
          <table:table-cell table:formula="of:=[$Informacion.E117]" office:value-type="string" office:string-value="Sector 74981881 Calle 74981881 Casa # 74981881" calcext:value-type="string">
            <text:p>Sector 74981881 Calle 74981881 Casa # 74981881</text:p>
          </table:table-cell>
          <table:table-cell table:formula="of:=CONCATENATE(&quot;, ('&quot;;[.A117];&quot;',&quot;;&quot;'&quot;;[.B117];&quot;',&quot;;&quot;'&quot;;[.C117];&quot;',&quot;;&quot;'&quot;;[.D117];&quot;',&quot;;&quot;'&quot;;[.E117];&quot;')&quot;)" office:value-type="string" office:string-value=", ('74981881','Yenny','Baldayo','micorreo452889@midominio.com','Sector 74981881 Calle 74981881 Casa # 74981881')" calcext:value-type="string">
            <text:p>, ('74981881','Yenny','Baldayo','micorreo452889@midominio.com','Sector 74981881 Calle 74981881 Casa # 74981881')</text:p>
          </table:table-cell>
        </table:table-row>
        <table:table-row table:style-name="ro1">
          <table:table-cell table:formula="of:=[$Informacion.A118]" office:value-type="float" office:value="24147291" calcext:value-type="float">
            <text:p>24147291</text:p>
          </table:table-cell>
          <table:table-cell table:formula="of:=[$Informacion.B118]" office:value-type="string" office:string-value="Elizabeth" calcext:value-type="string">
            <text:p>Elizabeth</text:p>
          </table:table-cell>
          <table:table-cell table:formula="of:=[$Informacion.C118]" office:value-type="string" office:string-value="Freitez" calcext:value-type="string">
            <text:p>Freitez</text:p>
          </table:table-cell>
          <table:table-cell table:formula="of:=[$Informacion.D118]" office:value-type="string" office:string-value="micorreo9841909@midominio.com" calcext:value-type="string">
            <text:p>micorreo9841909@midominio.com</text:p>
          </table:table-cell>
          <table:table-cell table:formula="of:=[$Informacion.E118]" office:value-type="string" office:string-value="Sector 24147291 Calle 24147291 Casa # 24147291" calcext:value-type="string">
            <text:p>Sector 24147291 Calle 24147291 Casa # 24147291</text:p>
          </table:table-cell>
          <table:table-cell table:formula="of:=CONCATENATE(&quot;, ('&quot;;[.A118];&quot;',&quot;;&quot;'&quot;;[.B118];&quot;',&quot;;&quot;'&quot;;[.C118];&quot;',&quot;;&quot;'&quot;;[.D118];&quot;',&quot;;&quot;'&quot;;[.E118];&quot;')&quot;)" office:value-type="string" office:string-value=", ('24147291','Elizabeth','Freitez','micorreo9841909@midominio.com','Sector 24147291 Calle 24147291 Casa # 24147291')" calcext:value-type="string">
            <text:p>, ('24147291','Elizabeth','Freitez','micorreo9841909@midominio.com','Sector 24147291 Calle 24147291 Casa # 24147291')</text:p>
          </table:table-cell>
        </table:table-row>
        <table:table-row table:style-name="ro1">
          <table:table-cell table:formula="of:=[$Informacion.A119]" office:value-type="float" office:value="20576612" calcext:value-type="float">
            <text:p>20576612</text:p>
          </table:table-cell>
          <table:table-cell table:formula="of:=[$Informacion.B119]" office:value-type="string" office:string-value="Mariemilia" calcext:value-type="string">
            <text:p>Mariemilia</text:p>
          </table:table-cell>
          <table:table-cell table:formula="of:=[$Informacion.C119]" office:value-type="string" office:string-value="Gomez" calcext:value-type="string">
            <text:p>Gomez</text:p>
          </table:table-cell>
          <table:table-cell table:formula="of:=[$Informacion.D119]" office:value-type="string" office:string-value="micorreo843660@midominio.com" calcext:value-type="string">
            <text:p>micorreo843660@midominio.com</text:p>
          </table:table-cell>
          <table:table-cell table:formula="of:=[$Informacion.E119]" office:value-type="string" office:string-value="Sector 20576612 Calle 20576612 Casa # 20576612" calcext:value-type="string">
            <text:p>Sector 20576612 Calle 20576612 Casa # 20576612</text:p>
          </table:table-cell>
          <table:table-cell table:formula="of:=CONCATENATE(&quot;, ('&quot;;[.A119];&quot;',&quot;;&quot;'&quot;;[.B119];&quot;',&quot;;&quot;'&quot;;[.C119];&quot;',&quot;;&quot;'&quot;;[.D119];&quot;',&quot;;&quot;'&quot;;[.E119];&quot;')&quot;)" office:value-type="string" office:string-value=", ('20576612','Mariemilia','Gomez','micorreo843660@midominio.com','Sector 20576612 Calle 20576612 Casa # 20576612')" calcext:value-type="string">
            <text:p>, ('20576612','Mariemilia','Gomez','micorreo843660@midominio.com','Sector 20576612 Calle 20576612 Casa # 20576612')</text:p>
          </table:table-cell>
        </table:table-row>
        <table:table-row table:style-name="ro1">
          <table:table-cell table:formula="of:=[$Informacion.A120]" office:value-type="float" office:value="8968475" calcext:value-type="float">
            <text:p>8968475</text:p>
          </table:table-cell>
          <table:table-cell table:formula="of:=[$Informacion.B120]" office:value-type="string" office:string-value="Julia" calcext:value-type="string">
            <text:p>Julia</text:p>
          </table:table-cell>
          <table:table-cell table:formula="of:=[$Informacion.C120]" office:value-type="string" office:string-value="Melendez" calcext:value-type="string">
            <text:p>Melendez</text:p>
          </table:table-cell>
          <table:table-cell table:formula="of:=[$Informacion.D120]" office:value-type="string" office:string-value="micorreo9845019@midominio.com" calcext:value-type="string">
            <text:p>micorreo9845019@midominio.com</text:p>
          </table:table-cell>
          <table:table-cell table:formula="of:=[$Informacion.E120]" office:value-type="string" office:string-value="Sector 8968475 Calle 8968475 Casa # 8968475" calcext:value-type="string">
            <text:p>Sector 8968475 Calle 8968475 Casa # 8968475</text:p>
          </table:table-cell>
          <table:table-cell table:formula="of:=CONCATENATE(&quot;, ('&quot;;[.A120];&quot;',&quot;;&quot;'&quot;;[.B120];&quot;',&quot;;&quot;'&quot;;[.C120];&quot;',&quot;;&quot;'&quot;;[.D120];&quot;',&quot;;&quot;'&quot;;[.E120];&quot;')&quot;)" office:value-type="string" office:string-value=", ('8968475','Julia','Melendez','micorreo9845019@midominio.com','Sector 8968475 Calle 8968475 Casa # 8968475')" calcext:value-type="string">
            <text:p>, ('8968475','Julia','Melendez','micorreo9845019@midominio.com','Sector 8968475 Calle 8968475 Casa # 8968475')</text:p>
          </table:table-cell>
        </table:table-row>
        <table:table-row table:style-name="ro1">
          <table:table-cell table:formula="of:=[$Informacion.A121]" office:value-type="float" office:value="80945845" calcext:value-type="float">
            <text:p>80945845</text:p>
          </table:table-cell>
          <table:table-cell table:formula="of:=[$Informacion.B121]" office:value-type="string" office:string-value="Sebastian" calcext:value-type="string">
            <text:p>Sebastian</text:p>
          </table:table-cell>
          <table:table-cell table:formula="of:=[$Informacion.C121]" office:value-type="string" office:string-value="Querales" calcext:value-type="string">
            <text:p>Querales</text:p>
          </table:table-cell>
          <table:table-cell table:formula="of:=[$Informacion.D121]" office:value-type="string" office:string-value="micorreo9085697@midominio.com" calcext:value-type="string">
            <text:p>micorreo9085697@midominio.com</text:p>
          </table:table-cell>
          <table:table-cell table:formula="of:=[$Informacion.E121]" office:value-type="string" office:string-value="Sector 80945845 Calle 80945845 Casa # 80945845" calcext:value-type="string">
            <text:p>Sector 80945845 Calle 80945845 Casa # 80945845</text:p>
          </table:table-cell>
          <table:table-cell table:formula="of:=CONCATENATE(&quot;, ('&quot;;[.A121];&quot;',&quot;;&quot;'&quot;;[.B121];&quot;',&quot;;&quot;'&quot;;[.C121];&quot;',&quot;;&quot;'&quot;;[.D121];&quot;',&quot;;&quot;'&quot;;[.E121];&quot;')&quot;)" office:value-type="string" office:string-value=", ('80945845','Sebastian','Querales','micorreo9085697@midominio.com','Sector 80945845 Calle 80945845 Casa # 80945845')" calcext:value-type="string">
            <text:p>, ('80945845','Sebastian','Querales','micorreo9085697@midominio.com','Sector 80945845 Calle 80945845 Casa # 80945845')</text:p>
          </table:table-cell>
        </table:table-row>
        <table:table-row table:style-name="ro1">
          <table:table-cell table:formula="of:=[$Informacion.A122]" office:value-type="float" office:value="12112745" calcext:value-type="float">
            <text:p>12112745</text:p>
          </table:table-cell>
          <table:table-cell table:formula="of:=[$Informacion.B122]" office:value-type="string" office:string-value="Norkis" calcext:value-type="string">
            <text:p>Norkis</text:p>
          </table:table-cell>
          <table:table-cell table:formula="of:=[$Informacion.C122]" office:value-type="string" office:string-value="Chirinos" calcext:value-type="string">
            <text:p>Chirinos</text:p>
          </table:table-cell>
          <table:table-cell table:formula="of:=[$Informacion.D122]" office:value-type="string" office:string-value="micorreo6614133@midominio.com" calcext:value-type="string">
            <text:p>micorreo6614133@midominio.com</text:p>
          </table:table-cell>
          <table:table-cell table:formula="of:=[$Informacion.E122]" office:value-type="string" office:string-value="Sector 12112745 Calle 12112745 Casa # 12112745" calcext:value-type="string">
            <text:p>Sector 12112745 Calle 12112745 Casa # 12112745</text:p>
          </table:table-cell>
          <table:table-cell table:formula="of:=CONCATENATE(&quot;, ('&quot;;[.A122];&quot;',&quot;;&quot;'&quot;;[.B122];&quot;',&quot;;&quot;'&quot;;[.C122];&quot;',&quot;;&quot;'&quot;;[.D122];&quot;',&quot;;&quot;'&quot;;[.E122];&quot;')&quot;)" office:value-type="string" office:string-value=", ('12112745','Norkis','Chirinos','micorreo6614133@midominio.com','Sector 12112745 Calle 12112745 Casa # 12112745')" calcext:value-type="string">
            <text:p>, ('12112745','Norkis','Chirinos','micorreo6614133@midominio.com','Sector 12112745 Calle 12112745 Casa # 12112745')</text:p>
          </table:table-cell>
        </table:table-row>
        <table:table-row table:style-name="ro1">
          <table:table-cell table:formula="of:=[$Informacion.A123]" office:value-type="float" office:value="48174886" calcext:value-type="float">
            <text:p>48174886</text:p>
          </table:table-cell>
          <table:table-cell table:formula="of:=[$Informacion.B123]" office:value-type="string" office:string-value="Saul" calcext:value-type="string">
            <text:p>Saul</text:p>
          </table:table-cell>
          <table:table-cell table:formula="of:=[$Informacion.C123]" office:value-type="string" office:string-value="Rodriguez" calcext:value-type="string">
            <text:p>Rodriguez</text:p>
          </table:table-cell>
          <table:table-cell table:formula="of:=[$Informacion.D123]" office:value-type="string" office:string-value="micorreo8013489@midominio.com" calcext:value-type="string">
            <text:p>micorreo8013489@midominio.com</text:p>
          </table:table-cell>
          <table:table-cell table:formula="of:=[$Informacion.E123]" office:value-type="string" office:string-value="Sector 48174886 Calle 48174886 Casa # 48174886" calcext:value-type="string">
            <text:p>Sector 48174886 Calle 48174886 Casa # 48174886</text:p>
          </table:table-cell>
          <table:table-cell table:formula="of:=CONCATENATE(&quot;, ('&quot;;[.A123];&quot;',&quot;;&quot;'&quot;;[.B123];&quot;',&quot;;&quot;'&quot;;[.C123];&quot;',&quot;;&quot;'&quot;;[.D123];&quot;',&quot;;&quot;'&quot;;[.E123];&quot;')&quot;)" office:value-type="string" office:string-value=", ('48174886','Saul','Rodriguez','micorreo8013489@midominio.com','Sector 48174886 Calle 48174886 Casa # 48174886')" calcext:value-type="string">
            <text:p>, ('48174886','Saul','Rodriguez','micorreo8013489@midominio.com','Sector 48174886 Calle 48174886 Casa # 48174886')</text:p>
          </table:table-cell>
        </table:table-row>
        <table:table-row table:style-name="ro1">
          <table:table-cell table:formula="of:=[$Informacion.A124]" office:value-type="float" office:value="92482812" calcext:value-type="float">
            <text:p>92482812</text:p>
          </table:table-cell>
          <table:table-cell table:formula="of:=[$Informacion.B124]" office:value-type="string" office:string-value="Jaismar" calcext:value-type="string">
            <text:p>Jaismar</text:p>
          </table:table-cell>
          <table:table-cell table:formula="of:=[$Informacion.C124]" office:value-type="string" office:string-value="Gomez" calcext:value-type="string">
            <text:p>Gomez</text:p>
          </table:table-cell>
          <table:table-cell table:formula="of:=[$Informacion.D124]" office:value-type="string" office:string-value="micorreo2722136@midominio.com" calcext:value-type="string">
            <text:p>micorreo2722136@midominio.com</text:p>
          </table:table-cell>
          <table:table-cell table:formula="of:=[$Informacion.E124]" office:value-type="string" office:string-value="Sector 92482812 Calle 92482812 Casa # 92482812" calcext:value-type="string">
            <text:p>Sector 92482812 Calle 92482812 Casa # 92482812</text:p>
          </table:table-cell>
          <table:table-cell table:formula="of:=CONCATENATE(&quot;, ('&quot;;[.A124];&quot;',&quot;;&quot;'&quot;;[.B124];&quot;',&quot;;&quot;'&quot;;[.C124];&quot;',&quot;;&quot;'&quot;;[.D124];&quot;',&quot;;&quot;'&quot;;[.E124];&quot;')&quot;)" office:value-type="string" office:string-value=", ('92482812','Jaismar','Gomez','micorreo2722136@midominio.com','Sector 92482812 Calle 92482812 Casa # 92482812')" calcext:value-type="string">
            <text:p>, ('92482812','Jaismar','Gomez','micorreo2722136@midominio.com','Sector 92482812 Calle 92482812 Casa # 92482812')</text:p>
          </table:table-cell>
        </table:table-row>
        <table:table-row table:style-name="ro1">
          <table:table-cell table:formula="of:=[$Informacion.A125]" office:value-type="float" office:value="16054532" calcext:value-type="float">
            <text:p>16054532</text:p>
          </table:table-cell>
          <table:table-cell table:formula="of:=[$Informacion.B125]" office:value-type="string" office:string-value="Blaza" calcext:value-type="string">
            <text:p>Blaza</text:p>
          </table:table-cell>
          <table:table-cell table:formula="of:=[$Informacion.C125]" office:value-type="string" office:string-value="Briceao" calcext:value-type="string">
            <text:p>Briceao</text:p>
          </table:table-cell>
          <table:table-cell table:formula="of:=[$Informacion.D125]" office:value-type="string" office:string-value="micorreo2246334@midominio.com" calcext:value-type="string">
            <text:p>micorreo2246334@midominio.com</text:p>
          </table:table-cell>
          <table:table-cell table:formula="of:=[$Informacion.E125]" office:value-type="string" office:string-value="Sector 16054532 Calle 16054532 Casa # 16054532" calcext:value-type="string">
            <text:p>Sector 16054532 Calle 16054532 Casa # 16054532</text:p>
          </table:table-cell>
          <table:table-cell table:formula="of:=CONCATENATE(&quot;, ('&quot;;[.A125];&quot;',&quot;;&quot;'&quot;;[.B125];&quot;',&quot;;&quot;'&quot;;[.C125];&quot;',&quot;;&quot;'&quot;;[.D125];&quot;',&quot;;&quot;'&quot;;[.E125];&quot;')&quot;)" office:value-type="string" office:string-value=", ('16054532','Blaza','Briceao','micorreo2246334@midominio.com','Sector 16054532 Calle 16054532 Casa # 16054532')" calcext:value-type="string">
            <text:p>, ('16054532','Blaza','Briceao','micorreo2246334@midominio.com','Sector 16054532 Calle 16054532 Casa # 16054532')</text:p>
          </table:table-cell>
        </table:table-row>
        <table:table-row table:style-name="ro1">
          <table:table-cell table:formula="of:=[$Informacion.A126]" office:value-type="float" office:value="14690249" calcext:value-type="float">
            <text:p>14690249</text:p>
          </table:table-cell>
          <table:table-cell table:formula="of:=[$Informacion.B126]" office:value-type="string" office:string-value="Karla" calcext:value-type="string">
            <text:p>Karla</text:p>
          </table:table-cell>
          <table:table-cell table:formula="of:=[$Informacion.C126]" office:value-type="string" office:string-value="Piaero" calcext:value-type="string">
            <text:p>Piaero</text:p>
          </table:table-cell>
          <table:table-cell table:formula="of:=[$Informacion.D126]" office:value-type="string" office:string-value="micorreo6053694@midominio.com" calcext:value-type="string">
            <text:p>micorreo6053694@midominio.com</text:p>
          </table:table-cell>
          <table:table-cell table:formula="of:=[$Informacion.E126]" office:value-type="string" office:string-value="Sector 14690249 Calle 14690249 Casa # 14690249" calcext:value-type="string">
            <text:p>Sector 14690249 Calle 14690249 Casa # 14690249</text:p>
          </table:table-cell>
          <table:table-cell table:formula="of:=CONCATENATE(&quot;, ('&quot;;[.A126];&quot;',&quot;;&quot;'&quot;;[.B126];&quot;',&quot;;&quot;'&quot;;[.C126];&quot;',&quot;;&quot;'&quot;;[.D126];&quot;',&quot;;&quot;'&quot;;[.E126];&quot;')&quot;)" office:value-type="string" office:string-value=", ('14690249','Karla','Piaero','micorreo6053694@midominio.com','Sector 14690249 Calle 14690249 Casa # 14690249')" calcext:value-type="string">
            <text:p>, ('14690249','Karla','Piaero','micorreo6053694@midominio.com','Sector 14690249 Calle 14690249 Casa # 14690249')</text:p>
          </table:table-cell>
        </table:table-row>
        <table:table-row table:style-name="ro1">
          <table:table-cell table:formula="of:=[$Informacion.A127]" office:value-type="float" office:value="70327886" calcext:value-type="float">
            <text:p>70327886</text:p>
          </table:table-cell>
          <table:table-cell table:formula="of:=[$Informacion.B127]" office:value-type="string" office:string-value="Maria" calcext:value-type="string">
            <text:p>Maria</text:p>
          </table:table-cell>
          <table:table-cell table:formula="of:=[$Informacion.C127]" office:value-type="string" office:string-value="Mujica" calcext:value-type="string">
            <text:p>Mujica</text:p>
          </table:table-cell>
          <table:table-cell table:formula="of:=[$Informacion.D127]" office:value-type="string" office:string-value="micorreo3578233@midominio.com" calcext:value-type="string">
            <text:p>micorreo3578233@midominio.com</text:p>
          </table:table-cell>
          <table:table-cell table:formula="of:=[$Informacion.E127]" office:value-type="string" office:string-value="Sector 70327886 Calle 70327886 Casa # 70327886" calcext:value-type="string">
            <text:p>Sector 70327886 Calle 70327886 Casa # 70327886</text:p>
          </table:table-cell>
          <table:table-cell table:formula="of:=CONCATENATE(&quot;, ('&quot;;[.A127];&quot;',&quot;;&quot;'&quot;;[.B127];&quot;',&quot;;&quot;'&quot;;[.C127];&quot;',&quot;;&quot;'&quot;;[.D127];&quot;',&quot;;&quot;'&quot;;[.E127];&quot;')&quot;)" office:value-type="string" office:string-value=", ('70327886','Maria','Mujica','micorreo3578233@midominio.com','Sector 70327886 Calle 70327886 Casa # 70327886')" calcext:value-type="string">
            <text:p>, ('70327886','Maria','Mujica','micorreo3578233@midominio.com','Sector 70327886 Calle 70327886 Casa # 70327886')</text:p>
          </table:table-cell>
        </table:table-row>
        <table:table-row table:style-name="ro1">
          <table:table-cell table:formula="of:=[$Informacion.A128]" office:value-type="float" office:value="86078369" calcext:value-type="float">
            <text:p>86078369</text:p>
          </table:table-cell>
          <table:table-cell table:formula="of:=[$Informacion.B128]" office:value-type="string" office:string-value="Doris" calcext:value-type="string">
            <text:p>Doris</text:p>
          </table:table-cell>
          <table:table-cell table:formula="of:=[$Informacion.C128]" office:value-type="string" office:string-value="Camejo" calcext:value-type="string">
            <text:p>Camejo</text:p>
          </table:table-cell>
          <table:table-cell table:formula="of:=[$Informacion.D128]" office:value-type="string" office:string-value="micorreo8334114@midominio.com" calcext:value-type="string">
            <text:p>micorreo8334114@midominio.com</text:p>
          </table:table-cell>
          <table:table-cell table:formula="of:=[$Informacion.E128]" office:value-type="string" office:string-value="Sector 86078369 Calle 86078369 Casa # 86078369" calcext:value-type="string">
            <text:p>Sector 86078369 Calle 86078369 Casa # 86078369</text:p>
          </table:table-cell>
          <table:table-cell table:formula="of:=CONCATENATE(&quot;, ('&quot;;[.A128];&quot;',&quot;;&quot;'&quot;;[.B128];&quot;',&quot;;&quot;'&quot;;[.C128];&quot;',&quot;;&quot;'&quot;;[.D128];&quot;',&quot;;&quot;'&quot;;[.E128];&quot;')&quot;)" office:value-type="string" office:string-value=", ('86078369','Doris','Camejo','micorreo8334114@midominio.com','Sector 86078369 Calle 86078369 Casa # 86078369')" calcext:value-type="string">
            <text:p>, ('86078369','Doris','Camejo','micorreo8334114@midominio.com','Sector 86078369 Calle 86078369 Casa # 86078369')</text:p>
          </table:table-cell>
        </table:table-row>
        <table:table-row table:style-name="ro1">
          <table:table-cell table:formula="of:=[$Informacion.A129]" office:value-type="float" office:value="16257704" calcext:value-type="float">
            <text:p>16257704</text:p>
          </table:table-cell>
          <table:table-cell table:formula="of:=[$Informacion.B129]" office:value-type="string" office:string-value="Yannelys" calcext:value-type="string">
            <text:p>Yannelys</text:p>
          </table:table-cell>
          <table:table-cell table:formula="of:=[$Informacion.C129]" office:value-type="string" office:string-value="Lopez" calcext:value-type="string">
            <text:p>Lopez</text:p>
          </table:table-cell>
          <table:table-cell table:formula="of:=[$Informacion.D129]" office:value-type="string" office:string-value="micorreo7367906@midominio.com" calcext:value-type="string">
            <text:p>micorreo7367906@midominio.com</text:p>
          </table:table-cell>
          <table:table-cell table:formula="of:=[$Informacion.E129]" office:value-type="string" office:string-value="Sector 16257704 Calle 16257704 Casa # 16257704" calcext:value-type="string">
            <text:p>Sector 16257704 Calle 16257704 Casa # 16257704</text:p>
          </table:table-cell>
          <table:table-cell table:formula="of:=CONCATENATE(&quot;, ('&quot;;[.A129];&quot;',&quot;;&quot;'&quot;;[.B129];&quot;',&quot;;&quot;'&quot;;[.C129];&quot;',&quot;;&quot;'&quot;;[.D129];&quot;',&quot;;&quot;'&quot;;[.E129];&quot;')&quot;)" office:value-type="string" office:string-value=", ('16257704','Yannelys','Lopez','micorreo7367906@midominio.com','Sector 16257704 Calle 16257704 Casa # 16257704')" calcext:value-type="string">
            <text:p>, ('16257704','Yannelys','Lopez','micorreo7367906@midominio.com','Sector 16257704 Calle 16257704 Casa # 16257704')</text:p>
          </table:table-cell>
        </table:table-row>
        <table:table-row table:style-name="ro1">
          <table:table-cell table:formula="of:=[$Informacion.A130]" office:value-type="float" office:value="22927461" calcext:value-type="float">
            <text:p>22927461</text:p>
          </table:table-cell>
          <table:table-cell table:formula="of:=[$Informacion.B130]" office:value-type="string" office:string-value="Maria" calcext:value-type="string">
            <text:p>Maria</text:p>
          </table:table-cell>
          <table:table-cell table:formula="of:=[$Informacion.C130]" office:value-type="string" office:string-value="Garcia" calcext:value-type="string">
            <text:p>Garcia</text:p>
          </table:table-cell>
          <table:table-cell table:formula="of:=[$Informacion.D130]" office:value-type="string" office:string-value="micorreo1481197@midominio.com" calcext:value-type="string">
            <text:p>micorreo1481197@midominio.com</text:p>
          </table:table-cell>
          <table:table-cell table:formula="of:=[$Informacion.E130]" office:value-type="string" office:string-value="Sector 22927461 Calle 22927461 Casa # 22927461" calcext:value-type="string">
            <text:p>Sector 22927461 Calle 22927461 Casa # 22927461</text:p>
          </table:table-cell>
          <table:table-cell table:formula="of:=CONCATENATE(&quot;, ('&quot;;[.A130];&quot;',&quot;;&quot;'&quot;;[.B130];&quot;',&quot;;&quot;'&quot;;[.C130];&quot;',&quot;;&quot;'&quot;;[.D130];&quot;',&quot;;&quot;'&quot;;[.E130];&quot;')&quot;)" office:value-type="string" office:string-value=", ('22927461','Maria','Garcia','micorreo1481197@midominio.com','Sector 22927461 Calle 22927461 Casa # 22927461')" calcext:value-type="string">
            <text:p>, ('22927461','Maria','Garcia','micorreo1481197@midominio.com','Sector 22927461 Calle 22927461 Casa # 22927461')</text:p>
          </table:table-cell>
        </table:table-row>
        <table:table-row table:style-name="ro1">
          <table:table-cell table:formula="of:=[$Informacion.A131]" office:value-type="float" office:value="71349812" calcext:value-type="float">
            <text:p>71349812</text:p>
          </table:table-cell>
          <table:table-cell table:formula="of:=[$Informacion.B131]" office:value-type="string" office:string-value="Jairismar" calcext:value-type="string">
            <text:p>Jairismar</text:p>
          </table:table-cell>
          <table:table-cell table:formula="of:=[$Informacion.C131]" office:value-type="string" office:string-value="Jimenez" calcext:value-type="string">
            <text:p>Jimenez</text:p>
          </table:table-cell>
          <table:table-cell table:formula="of:=[$Informacion.D131]" office:value-type="string" office:string-value="micorreo3721236@midominio.com" calcext:value-type="string">
            <text:p>micorreo3721236@midominio.com</text:p>
          </table:table-cell>
          <table:table-cell table:formula="of:=[$Informacion.E131]" office:value-type="string" office:string-value="Sector 71349812 Calle 71349812 Casa # 71349812" calcext:value-type="string">
            <text:p>Sector 71349812 Calle 71349812 Casa # 71349812</text:p>
          </table:table-cell>
          <table:table-cell table:formula="of:=CONCATENATE(&quot;, ('&quot;;[.A131];&quot;',&quot;;&quot;'&quot;;[.B131];&quot;',&quot;;&quot;'&quot;;[.C131];&quot;',&quot;;&quot;'&quot;;[.D131];&quot;',&quot;;&quot;'&quot;;[.E131];&quot;')&quot;)" office:value-type="string" office:string-value=", ('71349812','Jairismar','Jimenez','micorreo3721236@midominio.com','Sector 71349812 Calle 71349812 Casa # 71349812')" calcext:value-type="string">
            <text:p>, ('71349812','Jairismar','Jimenez','micorreo3721236@midominio.com','Sector 71349812 Calle 71349812 Casa # 71349812')</text:p>
          </table:table-cell>
        </table:table-row>
        <table:table-row table:style-name="ro1">
          <table:table-cell table:formula="of:=[$Informacion.A132]" office:value-type="float" office:value="35594249" calcext:value-type="float">
            <text:p>35594249</text:p>
          </table:table-cell>
          <table:table-cell table:formula="of:=[$Informacion.B132]" office:value-type="string" office:string-value="Yllenis" calcext:value-type="string">
            <text:p>Yllenis</text:p>
          </table:table-cell>
          <table:table-cell table:formula="of:=[$Informacion.C132]" office:value-type="string" office:string-value="Perez" calcext:value-type="string">
            <text:p>Perez</text:p>
          </table:table-cell>
          <table:table-cell table:formula="of:=[$Informacion.D132]" office:value-type="string" office:string-value="micorreo8982452@midominio.com" calcext:value-type="string">
            <text:p>micorreo8982452@midominio.com</text:p>
          </table:table-cell>
          <table:table-cell table:formula="of:=[$Informacion.E132]" office:value-type="string" office:string-value="Sector 35594249 Calle 35594249 Casa # 35594249" calcext:value-type="string">
            <text:p>Sector 35594249 Calle 35594249 Casa # 35594249</text:p>
          </table:table-cell>
          <table:table-cell table:formula="of:=CONCATENATE(&quot;, ('&quot;;[.A132];&quot;',&quot;;&quot;'&quot;;[.B132];&quot;',&quot;;&quot;'&quot;;[.C132];&quot;',&quot;;&quot;'&quot;;[.D132];&quot;',&quot;;&quot;'&quot;;[.E132];&quot;')&quot;)" office:value-type="string" office:string-value=", ('35594249','Yllenis','Perez','micorreo8982452@midominio.com','Sector 35594249 Calle 35594249 Casa # 35594249')" calcext:value-type="string">
            <text:p>, ('35594249','Yllenis','Perez','micorreo8982452@midominio.com','Sector 35594249 Calle 35594249 Casa # 35594249')</text:p>
          </table:table-cell>
        </table:table-row>
        <table:table-row table:style-name="ro1">
          <table:table-cell table:formula="of:=[$Informacion.A133]" office:value-type="float" office:value="61198263" calcext:value-type="float">
            <text:p>61198263</text:p>
          </table:table-cell>
          <table:table-cell table:formula="of:=[$Informacion.B133]" office:value-type="string" office:string-value="Ana" calcext:value-type="string">
            <text:p>Ana</text:p>
          </table:table-cell>
          <table:table-cell table:formula="of:=[$Informacion.C133]" office:value-type="string" office:string-value="Rodriguez" calcext:value-type="string">
            <text:p>Rodriguez</text:p>
          </table:table-cell>
          <table:table-cell table:formula="of:=[$Informacion.D133]" office:value-type="string" office:string-value="micorreo8609634@midominio.com" calcext:value-type="string">
            <text:p>micorreo8609634@midominio.com</text:p>
          </table:table-cell>
          <table:table-cell table:formula="of:=[$Informacion.E133]" office:value-type="string" office:string-value="Sector 61198263 Calle 61198263 Casa # 61198263" calcext:value-type="string">
            <text:p>Sector 61198263 Calle 61198263 Casa # 61198263</text:p>
          </table:table-cell>
          <table:table-cell table:formula="of:=CONCATENATE(&quot;, ('&quot;;[.A133];&quot;',&quot;;&quot;'&quot;;[.B133];&quot;',&quot;;&quot;'&quot;;[.C133];&quot;',&quot;;&quot;'&quot;;[.D133];&quot;',&quot;;&quot;'&quot;;[.E133];&quot;')&quot;)" office:value-type="string" office:string-value=", ('61198263','Ana','Rodriguez','micorreo8609634@midominio.com','Sector 61198263 Calle 61198263 Casa # 61198263')" calcext:value-type="string">
            <text:p>, ('61198263','Ana','Rodriguez','micorreo8609634@midominio.com','Sector 61198263 Calle 61198263 Casa # 61198263')</text:p>
          </table:table-cell>
        </table:table-row>
        <table:table-row table:style-name="ro1">
          <table:table-cell table:formula="of:=[$Informacion.A134]" office:value-type="float" office:value="30367674" calcext:value-type="float">
            <text:p>30367674</text:p>
          </table:table-cell>
          <table:table-cell table:formula="of:=[$Informacion.B134]" office:value-type="string" office:string-value="Wanda" calcext:value-type="string">
            <text:p>Wanda</text:p>
          </table:table-cell>
          <table:table-cell table:formula="of:=[$Informacion.C134]" office:value-type="string" office:string-value="Castillo" calcext:value-type="string">
            <text:p>Castillo</text:p>
          </table:table-cell>
          <table:table-cell table:formula="of:=[$Informacion.D134]" office:value-type="string" office:string-value="micorreo8424102@midominio.com" calcext:value-type="string">
            <text:p>micorreo8424102@midominio.com</text:p>
          </table:table-cell>
          <table:table-cell table:formula="of:=[$Informacion.E134]" office:value-type="string" office:string-value="Sector 30367674 Calle 30367674 Casa # 30367674" calcext:value-type="string">
            <text:p>Sector 30367674 Calle 30367674 Casa # 30367674</text:p>
          </table:table-cell>
          <table:table-cell table:formula="of:=CONCATENATE(&quot;, ('&quot;;[.A134];&quot;',&quot;;&quot;'&quot;;[.B134];&quot;',&quot;;&quot;'&quot;;[.C134];&quot;',&quot;;&quot;'&quot;;[.D134];&quot;',&quot;;&quot;'&quot;;[.E134];&quot;')&quot;)" office:value-type="string" office:string-value=", ('30367674','Wanda','Castillo','micorreo8424102@midominio.com','Sector 30367674 Calle 30367674 Casa # 30367674')" calcext:value-type="string">
            <text:p>, ('30367674','Wanda','Castillo','micorreo8424102@midominio.com','Sector 30367674 Calle 30367674 Casa # 30367674')</text:p>
          </table:table-cell>
        </table:table-row>
        <table:table-row table:style-name="ro1">
          <table:table-cell table:formula="of:=[$Informacion.A135]" office:value-type="float" office:value="68696743" calcext:value-type="float">
            <text:p>68696743</text:p>
          </table:table-cell>
          <table:table-cell table:formula="of:=[$Informacion.B135]" office:value-type="string" office:string-value="Mirelis" calcext:value-type="string">
            <text:p>Mirelis</text:p>
          </table:table-cell>
          <table:table-cell table:formula="of:=[$Informacion.C135]" office:value-type="string" office:string-value="Mendoza" calcext:value-type="string">
            <text:p>Mendoza</text:p>
          </table:table-cell>
          <table:table-cell table:formula="of:=[$Informacion.D135]" office:value-type="string" office:string-value="micorreo2913941@midominio.com" calcext:value-type="string">
            <text:p>micorreo2913941@midominio.com</text:p>
          </table:table-cell>
          <table:table-cell table:formula="of:=[$Informacion.E135]" office:value-type="string" office:string-value="Sector 68696743 Calle 68696743 Casa # 68696743" calcext:value-type="string">
            <text:p>Sector 68696743 Calle 68696743 Casa # 68696743</text:p>
          </table:table-cell>
          <table:table-cell table:formula="of:=CONCATENATE(&quot;, ('&quot;;[.A135];&quot;',&quot;;&quot;'&quot;;[.B135];&quot;',&quot;;&quot;'&quot;;[.C135];&quot;',&quot;;&quot;'&quot;;[.D135];&quot;',&quot;;&quot;'&quot;;[.E135];&quot;')&quot;)" office:value-type="string" office:string-value=", ('68696743','Mirelis','Mendoza','micorreo2913941@midominio.com','Sector 68696743 Calle 68696743 Casa # 68696743')" calcext:value-type="string">
            <text:p>, ('68696743','Mirelis','Mendoza','micorreo2913941@midominio.com','Sector 68696743 Calle 68696743 Casa # 68696743')</text:p>
          </table:table-cell>
        </table:table-row>
        <table:table-row table:style-name="ro1">
          <table:table-cell table:formula="of:=[$Informacion.A136]" office:value-type="float" office:value="5147390" calcext:value-type="float">
            <text:p>5147390</text:p>
          </table:table-cell>
          <table:table-cell table:formula="of:=[$Informacion.B136]" office:value-type="string" office:string-value="Maria" calcext:value-type="string">
            <text:p>Maria</text:p>
          </table:table-cell>
          <table:table-cell table:formula="of:=[$Informacion.C136]" office:value-type="string" office:string-value="Valderrama" calcext:value-type="string">
            <text:p>Valderrama</text:p>
          </table:table-cell>
          <table:table-cell table:formula="of:=[$Informacion.D136]" office:value-type="string" office:string-value="micorreo5435637@midominio.com" calcext:value-type="string">
            <text:p>micorreo5435637@midominio.com</text:p>
          </table:table-cell>
          <table:table-cell table:formula="of:=[$Informacion.E136]" office:value-type="string" office:string-value="Sector 5147390 Calle 5147390 Casa # 5147390" calcext:value-type="string">
            <text:p>Sector 5147390 Calle 5147390 Casa # 5147390</text:p>
          </table:table-cell>
          <table:table-cell table:formula="of:=CONCATENATE(&quot;, ('&quot;;[.A136];&quot;',&quot;;&quot;'&quot;;[.B136];&quot;',&quot;;&quot;'&quot;;[.C136];&quot;',&quot;;&quot;'&quot;;[.D136];&quot;',&quot;;&quot;'&quot;;[.E136];&quot;')&quot;)" office:value-type="string" office:string-value=", ('5147390','Maria','Valderrama','micorreo5435637@midominio.com','Sector 5147390 Calle 5147390 Casa # 5147390')" calcext:value-type="string">
            <text:p>, ('5147390','Maria','Valderrama','micorreo5435637@midominio.com','Sector 5147390 Calle 5147390 Casa # 5147390')</text:p>
          </table:table-cell>
        </table:table-row>
        <table:table-row table:style-name="ro1">
          <table:table-cell table:formula="of:=[$Informacion.A137]" office:value-type="float" office:value="43541120" calcext:value-type="float">
            <text:p>43541120</text:p>
          </table:table-cell>
          <table:table-cell table:formula="of:=[$Informacion.B137]" office:value-type="string" office:string-value="Alexandra" calcext:value-type="string">
            <text:p>Alexandra</text:p>
          </table:table-cell>
          <table:table-cell table:formula="of:=[$Informacion.C137]" office:value-type="string" office:string-value="Quevedo" calcext:value-type="string">
            <text:p>Quevedo</text:p>
          </table:table-cell>
          <table:table-cell table:formula="of:=[$Informacion.D137]" office:value-type="string" office:string-value="micorreo1011265@midominio.com" calcext:value-type="string">
            <text:p>micorreo1011265@midominio.com</text:p>
          </table:table-cell>
          <table:table-cell table:formula="of:=[$Informacion.E137]" office:value-type="string" office:string-value="Sector 43541120 Calle 43541120 Casa # 43541120" calcext:value-type="string">
            <text:p>Sector 43541120 Calle 43541120 Casa # 43541120</text:p>
          </table:table-cell>
          <table:table-cell table:formula="of:=CONCATENATE(&quot;, ('&quot;;[.A137];&quot;',&quot;;&quot;'&quot;;[.B137];&quot;',&quot;;&quot;'&quot;;[.C137];&quot;',&quot;;&quot;'&quot;;[.D137];&quot;',&quot;;&quot;'&quot;;[.E137];&quot;')&quot;)" office:value-type="string" office:string-value=", ('43541120','Alexandra','Quevedo','micorreo1011265@midominio.com','Sector 43541120 Calle 43541120 Casa # 43541120')" calcext:value-type="string">
            <text:p>, ('43541120','Alexandra','Quevedo','micorreo1011265@midominio.com','Sector 43541120 Calle 43541120 Casa # 43541120')</text:p>
          </table:table-cell>
        </table:table-row>
        <table:table-row table:style-name="ro1">
          <table:table-cell table:formula="of:=[$Informacion.A138]" office:value-type="float" office:value="85705009" calcext:value-type="float">
            <text:p>85705009</text:p>
          </table:table-cell>
          <table:table-cell table:formula="of:=[$Informacion.B138]" office:value-type="string" office:string-value="Christian" calcext:value-type="string">
            <text:p>Christian</text:p>
          </table:table-cell>
          <table:table-cell table:formula="of:=[$Informacion.C138]" office:value-type="string" office:string-value="Gonzalez" calcext:value-type="string">
            <text:p>Gonzalez</text:p>
          </table:table-cell>
          <table:table-cell table:formula="of:=[$Informacion.D138]" office:value-type="string" office:string-value="micorreo5131651@midominio.com" calcext:value-type="string">
            <text:p>micorreo5131651@midominio.com</text:p>
          </table:table-cell>
          <table:table-cell table:formula="of:=[$Informacion.E138]" office:value-type="string" office:string-value="Sector 85705009 Calle 85705009 Casa # 85705009" calcext:value-type="string">
            <text:p>Sector 85705009 Calle 85705009 Casa # 85705009</text:p>
          </table:table-cell>
          <table:table-cell table:formula="of:=CONCATENATE(&quot;, ('&quot;;[.A138];&quot;',&quot;;&quot;'&quot;;[.B138];&quot;',&quot;;&quot;'&quot;;[.C138];&quot;',&quot;;&quot;'&quot;;[.D138];&quot;',&quot;;&quot;'&quot;;[.E138];&quot;')&quot;)" office:value-type="string" office:string-value=", ('85705009','Christian','Gonzalez','micorreo5131651@midominio.com','Sector 85705009 Calle 85705009 Casa # 85705009')" calcext:value-type="string">
            <text:p>, ('85705009','Christian','Gonzalez','micorreo5131651@midominio.com','Sector 85705009 Calle 85705009 Casa # 85705009')</text:p>
          </table:table-cell>
        </table:table-row>
        <table:table-row table:style-name="ro1">
          <table:table-cell table:formula="of:=[$Informacion.A139]" office:value-type="float" office:value="58885892" calcext:value-type="float">
            <text:p>58885892</text:p>
          </table:table-cell>
          <table:table-cell table:formula="of:=[$Informacion.B139]" office:value-type="string" office:string-value="Gerardo" calcext:value-type="string">
            <text:p>Gerardo</text:p>
          </table:table-cell>
          <table:table-cell table:formula="of:=[$Informacion.C139]" office:value-type="string" office:string-value="Torrealba" calcext:value-type="string">
            <text:p>Torrealba</text:p>
          </table:table-cell>
          <table:table-cell table:formula="of:=[$Informacion.D139]" office:value-type="string" office:string-value="micorreo4758207@midominio.com" calcext:value-type="string">
            <text:p>micorreo4758207@midominio.com</text:p>
          </table:table-cell>
          <table:table-cell table:formula="of:=[$Informacion.E139]" office:value-type="string" office:string-value="Sector 58885892 Calle 58885892 Casa # 58885892" calcext:value-type="string">
            <text:p>Sector 58885892 Calle 58885892 Casa # 58885892</text:p>
          </table:table-cell>
          <table:table-cell table:formula="of:=CONCATENATE(&quot;, ('&quot;;[.A139];&quot;',&quot;;&quot;'&quot;;[.B139];&quot;',&quot;;&quot;'&quot;;[.C139];&quot;',&quot;;&quot;'&quot;;[.D139];&quot;',&quot;;&quot;'&quot;;[.E139];&quot;')&quot;)" office:value-type="string" office:string-value=", ('58885892','Gerardo','Torrealba','micorreo4758207@midominio.com','Sector 58885892 Calle 58885892 Casa # 58885892')" calcext:value-type="string">
            <text:p>, ('58885892','Gerardo','Torrealba','micorreo4758207@midominio.com','Sector 58885892 Calle 58885892 Casa # 58885892')</text:p>
          </table:table-cell>
        </table:table-row>
        <table:table-row table:style-name="ro1">
          <table:table-cell table:formula="of:=[$Informacion.A140]" office:value-type="float" office:value="55818596" calcext:value-type="float">
            <text:p>55818596</text:p>
          </table:table-cell>
          <table:table-cell table:formula="of:=[$Informacion.B140]" office:value-type="string" office:string-value="Sonia" calcext:value-type="string">
            <text:p>Sonia</text:p>
          </table:table-cell>
          <table:table-cell table:formula="of:=[$Informacion.C140]" office:value-type="string" office:string-value="Hernandez" calcext:value-type="string">
            <text:p>Hernandez</text:p>
          </table:table-cell>
          <table:table-cell table:formula="of:=[$Informacion.D140]" office:value-type="string" office:string-value="micorreo462009@midominio.com" calcext:value-type="string">
            <text:p>micorreo462009@midominio.com</text:p>
          </table:table-cell>
          <table:table-cell table:formula="of:=[$Informacion.E140]" office:value-type="string" office:string-value="Sector 55818596 Calle 55818596 Casa # 55818596" calcext:value-type="string">
            <text:p>Sector 55818596 Calle 55818596 Casa # 55818596</text:p>
          </table:table-cell>
          <table:table-cell table:formula="of:=CONCATENATE(&quot;, ('&quot;;[.A140];&quot;',&quot;;&quot;'&quot;;[.B140];&quot;',&quot;;&quot;'&quot;;[.C140];&quot;',&quot;;&quot;'&quot;;[.D140];&quot;',&quot;;&quot;'&quot;;[.E140];&quot;')&quot;)" office:value-type="string" office:string-value=", ('55818596','Sonia','Hernandez','micorreo462009@midominio.com','Sector 55818596 Calle 55818596 Casa # 55818596')" calcext:value-type="string">
            <text:p>, ('55818596','Sonia','Hernandez','micorreo462009@midominio.com','Sector 55818596 Calle 55818596 Casa # 55818596')</text:p>
          </table:table-cell>
        </table:table-row>
        <table:table-row table:style-name="ro1">
          <table:table-cell table:formula="of:=[$Informacion.A141]" office:value-type="float" office:value="95263527" calcext:value-type="float">
            <text:p>95263527</text:p>
          </table:table-cell>
          <table:table-cell table:formula="of:=[$Informacion.B141]" office:value-type="string" office:string-value="Zoraida" calcext:value-type="string">
            <text:p>Zoraida</text:p>
          </table:table-cell>
          <table:table-cell table:formula="of:=[$Informacion.C141]" office:value-type="string" office:string-value="Carrasco" calcext:value-type="string">
            <text:p>Carrasco</text:p>
          </table:table-cell>
          <table:table-cell table:formula="of:=[$Informacion.D141]" office:value-type="string" office:string-value="micorreo22504@midominio.com" calcext:value-type="string">
            <text:p>micorreo22504@midominio.com</text:p>
          </table:table-cell>
          <table:table-cell table:formula="of:=[$Informacion.E141]" office:value-type="string" office:string-value="Sector 95263527 Calle 95263527 Casa # 95263527" calcext:value-type="string">
            <text:p>Sector 95263527 Calle 95263527 Casa # 95263527</text:p>
          </table:table-cell>
          <table:table-cell table:formula="of:=CONCATENATE(&quot;, ('&quot;;[.A141];&quot;',&quot;;&quot;'&quot;;[.B141];&quot;',&quot;;&quot;'&quot;;[.C141];&quot;',&quot;;&quot;'&quot;;[.D141];&quot;',&quot;;&quot;'&quot;;[.E141];&quot;')&quot;)" office:value-type="string" office:string-value=", ('95263527','Zoraida','Carrasco','micorreo22504@midominio.com','Sector 95263527 Calle 95263527 Casa # 95263527')" calcext:value-type="string">
            <text:p>, ('95263527','Zoraida','Carrasco','micorreo22504@midominio.com','Sector 95263527 Calle 95263527 Casa # 95263527')</text:p>
          </table:table-cell>
        </table:table-row>
        <table:table-row table:style-name="ro1">
          <table:table-cell table:formula="of:=[$Informacion.A142]" office:value-type="float" office:value="54964484" calcext:value-type="float">
            <text:p>54964484</text:p>
          </table:table-cell>
          <table:table-cell table:formula="of:=[$Informacion.B142]" office:value-type="string" office:string-value="Marcos" calcext:value-type="string">
            <text:p>Marcos</text:p>
          </table:table-cell>
          <table:table-cell table:formula="of:=[$Informacion.C142]" office:value-type="string" office:string-value="Materan" calcext:value-type="string">
            <text:p>Materan</text:p>
          </table:table-cell>
          <table:table-cell table:formula="of:=[$Informacion.D142]" office:value-type="string" office:string-value="micorreo9261159@midominio.com" calcext:value-type="string">
            <text:p>micorreo9261159@midominio.com</text:p>
          </table:table-cell>
          <table:table-cell table:formula="of:=[$Informacion.E142]" office:value-type="string" office:string-value="Sector 54964484 Calle 54964484 Casa # 54964484" calcext:value-type="string">
            <text:p>Sector 54964484 Calle 54964484 Casa # 54964484</text:p>
          </table:table-cell>
          <table:table-cell table:formula="of:=CONCATENATE(&quot;, ('&quot;;[.A142];&quot;',&quot;;&quot;'&quot;;[.B142];&quot;',&quot;;&quot;'&quot;;[.C142];&quot;',&quot;;&quot;'&quot;;[.D142];&quot;',&quot;;&quot;'&quot;;[.E142];&quot;')&quot;)" office:value-type="string" office:string-value=", ('54964484','Marcos','Materan','micorreo9261159@midominio.com','Sector 54964484 Calle 54964484 Casa # 54964484')" calcext:value-type="string">
            <text:p>, ('54964484','Marcos','Materan','micorreo9261159@midominio.com','Sector 54964484 Calle 54964484 Casa # 54964484')</text:p>
          </table:table-cell>
        </table:table-row>
        <table:table-row table:style-name="ro1">
          <table:table-cell table:formula="of:=[$Informacion.A143]" office:value-type="float" office:value="150391" calcext:value-type="float">
            <text:p>150391</text:p>
          </table:table-cell>
          <table:table-cell table:formula="of:=[$Informacion.B143]" office:value-type="string" office:string-value="Betilde" calcext:value-type="string">
            <text:p>Betilde</text:p>
          </table:table-cell>
          <table:table-cell table:formula="of:=[$Informacion.C143]" office:value-type="string" office:string-value="Altuve" calcext:value-type="string">
            <text:p>Altuve</text:p>
          </table:table-cell>
          <table:table-cell table:formula="of:=[$Informacion.D143]" office:value-type="string" office:string-value="micorreo5534819@midominio.com" calcext:value-type="string">
            <text:p>micorreo5534819@midominio.com</text:p>
          </table:table-cell>
          <table:table-cell table:formula="of:=[$Informacion.E143]" office:value-type="string" office:string-value="Sector 150391 Calle 150391 Casa # 150391" calcext:value-type="string">
            <text:p>Sector 150391 Calle 150391 Casa # 150391</text:p>
          </table:table-cell>
          <table:table-cell table:formula="of:=CONCATENATE(&quot;, ('&quot;;[.A143];&quot;',&quot;;&quot;'&quot;;[.B143];&quot;',&quot;;&quot;'&quot;;[.C143];&quot;',&quot;;&quot;'&quot;;[.D143];&quot;',&quot;;&quot;'&quot;;[.E143];&quot;')&quot;)" office:value-type="string" office:string-value=", ('150391','Betilde','Altuve','micorreo5534819@midominio.com','Sector 150391 Calle 150391 Casa # 150391')" calcext:value-type="string">
            <text:p>, ('150391','Betilde','Altuve','micorreo5534819@midominio.com','Sector 150391 Calle 150391 Casa # 150391')</text:p>
          </table:table-cell>
        </table:table-row>
        <table:table-row table:style-name="ro1">
          <table:table-cell table:formula="of:=[$Informacion.A144]" office:value-type="float" office:value="69935525" calcext:value-type="float">
            <text:p>69935525</text:p>
          </table:table-cell>
          <table:table-cell table:formula="of:=[$Informacion.B144]" office:value-type="string" office:string-value="Miguel" calcext:value-type="string">
            <text:p>Miguel</text:p>
          </table:table-cell>
          <table:table-cell table:formula="of:=[$Informacion.C144]" office:value-type="string" office:string-value="Montilla" calcext:value-type="string">
            <text:p>Montilla</text:p>
          </table:table-cell>
          <table:table-cell table:formula="of:=[$Informacion.D144]" office:value-type="string" office:string-value="micorreo7852222@midominio.com" calcext:value-type="string">
            <text:p>micorreo7852222@midominio.com</text:p>
          </table:table-cell>
          <table:table-cell table:formula="of:=[$Informacion.E144]" office:value-type="string" office:string-value="Sector 69935525 Calle 69935525 Casa # 69935525" calcext:value-type="string">
            <text:p>Sector 69935525 Calle 69935525 Casa # 69935525</text:p>
          </table:table-cell>
          <table:table-cell table:formula="of:=CONCATENATE(&quot;, ('&quot;;[.A144];&quot;',&quot;;&quot;'&quot;;[.B144];&quot;',&quot;;&quot;'&quot;;[.C144];&quot;',&quot;;&quot;'&quot;;[.D144];&quot;',&quot;;&quot;'&quot;;[.E144];&quot;')&quot;)" office:value-type="string" office:string-value=", ('69935525','Miguel','Montilla','micorreo7852222@midominio.com','Sector 69935525 Calle 69935525 Casa # 69935525')" calcext:value-type="string">
            <text:p>, ('69935525','Miguel','Montilla','micorreo7852222@midominio.com','Sector 69935525 Calle 69935525 Casa # 69935525')</text:p>
          </table:table-cell>
        </table:table-row>
        <table:table-row table:style-name="ro1">
          <table:table-cell table:formula="of:=[$Informacion.A145]" office:value-type="float" office:value="48232397" calcext:value-type="float">
            <text:p>48232397</text:p>
          </table:table-cell>
          <table:table-cell table:formula="of:=[$Informacion.B145]" office:value-type="string" office:string-value="Luis" calcext:value-type="string">
            <text:p>Luis</text:p>
          </table:table-cell>
          <table:table-cell table:formula="of:=[$Informacion.C145]" office:value-type="string" office:string-value="Mujica" calcext:value-type="string">
            <text:p>Mujica</text:p>
          </table:table-cell>
          <table:table-cell table:formula="of:=[$Informacion.D145]" office:value-type="string" office:string-value="micorreo4043062@midominio.com" calcext:value-type="string">
            <text:p>micorreo4043062@midominio.com</text:p>
          </table:table-cell>
          <table:table-cell table:formula="of:=[$Informacion.E145]" office:value-type="string" office:string-value="Sector 48232397 Calle 48232397 Casa # 48232397" calcext:value-type="string">
            <text:p>Sector 48232397 Calle 48232397 Casa # 48232397</text:p>
          </table:table-cell>
          <table:table-cell table:formula="of:=CONCATENATE(&quot;, ('&quot;;[.A145];&quot;',&quot;;&quot;'&quot;;[.B145];&quot;',&quot;;&quot;'&quot;;[.C145];&quot;',&quot;;&quot;'&quot;;[.D145];&quot;',&quot;;&quot;'&quot;;[.E145];&quot;')&quot;)" office:value-type="string" office:string-value=", ('48232397','Luis','Mujica','micorreo4043062@midominio.com','Sector 48232397 Calle 48232397 Casa # 48232397')" calcext:value-type="string">
            <text:p>, ('48232397','Luis','Mujica','micorreo4043062@midominio.com','Sector 48232397 Calle 48232397 Casa # 48232397')</text:p>
          </table:table-cell>
        </table:table-row>
        <table:table-row table:style-name="ro1">
          <table:table-cell table:formula="of:=[$Informacion.A146]" office:value-type="float" office:value="5958574" calcext:value-type="float">
            <text:p>5958574</text:p>
          </table:table-cell>
          <table:table-cell table:formula="of:=[$Informacion.B146]" office:value-type="string" office:string-value="Juancarlos" calcext:value-type="string">
            <text:p>Juancarlos</text:p>
          </table:table-cell>
          <table:table-cell table:formula="of:=[$Informacion.C146]" office:value-type="string" office:string-value="Segura" calcext:value-type="string">
            <text:p>Segura</text:p>
          </table:table-cell>
          <table:table-cell table:formula="of:=[$Informacion.D146]" office:value-type="string" office:string-value="micorreo7882690@midominio.com" calcext:value-type="string">
            <text:p>micorreo7882690@midominio.com</text:p>
          </table:table-cell>
          <table:table-cell table:formula="of:=[$Informacion.E146]" office:value-type="string" office:string-value="Sector 5958574 Calle 5958574 Casa # 5958574" calcext:value-type="string">
            <text:p>Sector 5958574 Calle 5958574 Casa # 5958574</text:p>
          </table:table-cell>
          <table:table-cell table:formula="of:=CONCATENATE(&quot;, ('&quot;;[.A146];&quot;',&quot;;&quot;'&quot;;[.B146];&quot;',&quot;;&quot;'&quot;;[.C146];&quot;',&quot;;&quot;'&quot;;[.D146];&quot;',&quot;;&quot;'&quot;;[.E146];&quot;')&quot;)" office:value-type="string" office:string-value=", ('5958574','Juancarlos','Segura','micorreo7882690@midominio.com','Sector 5958574 Calle 5958574 Casa # 5958574')" calcext:value-type="string">
            <text:p>, ('5958574','Juancarlos','Segura','micorreo7882690@midominio.com','Sector 5958574 Calle 5958574 Casa # 5958574')</text:p>
          </table:table-cell>
        </table:table-row>
        <table:table-row table:style-name="ro1">
          <table:table-cell table:formula="of:=[$Informacion.A147]" office:value-type="float" office:value="80586414" calcext:value-type="float">
            <text:p>80586414</text:p>
          </table:table-cell>
          <table:table-cell table:formula="of:=[$Informacion.B147]" office:value-type="string" office:string-value="Solanyela" calcext:value-type="string">
            <text:p>Solanyela</text:p>
          </table:table-cell>
          <table:table-cell table:formula="of:=[$Informacion.C147]" office:value-type="string" office:string-value="Suarez" calcext:value-type="string">
            <text:p>Suarez</text:p>
          </table:table-cell>
          <table:table-cell table:formula="of:=[$Informacion.D147]" office:value-type="string" office:string-value="micorreo6496137@midominio.com" calcext:value-type="string">
            <text:p>micorreo6496137@midominio.com</text:p>
          </table:table-cell>
          <table:table-cell table:formula="of:=[$Informacion.E147]" office:value-type="string" office:string-value="Sector 80586414 Calle 80586414 Casa # 80586414" calcext:value-type="string">
            <text:p>Sector 80586414 Calle 80586414 Casa # 80586414</text:p>
          </table:table-cell>
          <table:table-cell table:formula="of:=CONCATENATE(&quot;, ('&quot;;[.A147];&quot;',&quot;;&quot;'&quot;;[.B147];&quot;',&quot;;&quot;'&quot;;[.C147];&quot;',&quot;;&quot;'&quot;;[.D147];&quot;',&quot;;&quot;'&quot;;[.E147];&quot;')&quot;)" office:value-type="string" office:string-value=", ('80586414','Solanyela','Suarez','micorreo6496137@midominio.com','Sector 80586414 Calle 80586414 Casa # 80586414')" calcext:value-type="string">
            <text:p>, ('80586414','Solanyela','Suarez','micorreo6496137@midominio.com','Sector 80586414 Calle 80586414 Casa # 80586414')</text:p>
          </table:table-cell>
        </table:table-row>
        <table:table-row table:style-name="ro1">
          <table:table-cell table:formula="of:=[$Informacion.A148]" office:value-type="float" office:value="8697626" calcext:value-type="float">
            <text:p>8697626</text:p>
          </table:table-cell>
          <table:table-cell table:formula="of:=[$Informacion.B148]" office:value-type="string" office:string-value="Analy" calcext:value-type="string">
            <text:p>Analy</text:p>
          </table:table-cell>
          <table:table-cell table:formula="of:=[$Informacion.C148]" office:value-type="string" office:string-value="Lucena" calcext:value-type="string">
            <text:p>Lucena</text:p>
          </table:table-cell>
          <table:table-cell table:formula="of:=[$Informacion.D148]" office:value-type="string" office:string-value="micorreo5307590@midominio.com" calcext:value-type="string">
            <text:p>micorreo5307590@midominio.com</text:p>
          </table:table-cell>
          <table:table-cell table:formula="of:=[$Informacion.E148]" office:value-type="string" office:string-value="Sector 8697626 Calle 8697626 Casa # 8697626" calcext:value-type="string">
            <text:p>Sector 8697626 Calle 8697626 Casa # 8697626</text:p>
          </table:table-cell>
          <table:table-cell table:formula="of:=CONCATENATE(&quot;, ('&quot;;[.A148];&quot;',&quot;;&quot;'&quot;;[.B148];&quot;',&quot;;&quot;'&quot;;[.C148];&quot;',&quot;;&quot;'&quot;;[.D148];&quot;',&quot;;&quot;'&quot;;[.E148];&quot;')&quot;)" office:value-type="string" office:string-value=", ('8697626','Analy','Lucena','micorreo5307590@midominio.com','Sector 8697626 Calle 8697626 Casa # 8697626')" calcext:value-type="string">
            <text:p>, ('8697626','Analy','Lucena','micorreo5307590@midominio.com','Sector 8697626 Calle 8697626 Casa # 8697626')</text:p>
          </table:table-cell>
        </table:table-row>
        <table:table-row table:style-name="ro1">
          <table:table-cell table:formula="of:=[$Informacion.A149]" office:value-type="float" office:value="20525231" calcext:value-type="float">
            <text:p>20525231</text:p>
          </table:table-cell>
          <table:table-cell table:formula="of:=[$Informacion.B149]" office:value-type="string" office:string-value="Abelardo" calcext:value-type="string">
            <text:p>Abelardo</text:p>
          </table:table-cell>
          <table:table-cell table:formula="of:=[$Informacion.C149]" office:value-type="string" office:string-value="Ollarvez" calcext:value-type="string">
            <text:p>Ollarvez</text:p>
          </table:table-cell>
          <table:table-cell table:formula="of:=[$Informacion.D149]" office:value-type="string" office:string-value="micorreo4873670@midominio.com" calcext:value-type="string">
            <text:p>micorreo4873670@midominio.com</text:p>
          </table:table-cell>
          <table:table-cell table:formula="of:=[$Informacion.E149]" office:value-type="string" office:string-value="Sector 20525231 Calle 20525231 Casa # 20525231" calcext:value-type="string">
            <text:p>Sector 20525231 Calle 20525231 Casa # 20525231</text:p>
          </table:table-cell>
          <table:table-cell table:formula="of:=CONCATENATE(&quot;, ('&quot;;[.A149];&quot;',&quot;;&quot;'&quot;;[.B149];&quot;',&quot;;&quot;'&quot;;[.C149];&quot;',&quot;;&quot;'&quot;;[.D149];&quot;',&quot;;&quot;'&quot;;[.E149];&quot;')&quot;)" office:value-type="string" office:string-value=", ('20525231','Abelardo','Ollarvez','micorreo4873670@midominio.com','Sector 20525231 Calle 20525231 Casa # 20525231')" calcext:value-type="string">
            <text:p>, ('20525231','Abelardo','Ollarvez','micorreo4873670@midominio.com','Sector 20525231 Calle 20525231 Casa # 20525231')</text:p>
          </table:table-cell>
        </table:table-row>
        <table:table-row table:style-name="ro1">
          <table:table-cell table:formula="of:=[$Informacion.A150]" office:value-type="float" office:value="98535268" calcext:value-type="float">
            <text:p>98535268</text:p>
          </table:table-cell>
          <table:table-cell table:formula="of:=[$Informacion.B150]" office:value-type="string" office:string-value="Carolina" calcext:value-type="string">
            <text:p>Carolina</text:p>
          </table:table-cell>
          <table:table-cell table:formula="of:=[$Informacion.C150]" office:value-type="string" office:string-value="Nuaez" calcext:value-type="string">
            <text:p>Nuaez</text:p>
          </table:table-cell>
          <table:table-cell table:formula="of:=[$Informacion.D150]" office:value-type="string" office:string-value="micorreo8891676@midominio.com" calcext:value-type="string">
            <text:p>micorreo8891676@midominio.com</text:p>
          </table:table-cell>
          <table:table-cell table:formula="of:=[$Informacion.E150]" office:value-type="string" office:string-value="Sector 98535268 Calle 98535268 Casa # 98535268" calcext:value-type="string">
            <text:p>Sector 98535268 Calle 98535268 Casa # 98535268</text:p>
          </table:table-cell>
          <table:table-cell table:formula="of:=CONCATENATE(&quot;, ('&quot;;[.A150];&quot;',&quot;;&quot;'&quot;;[.B150];&quot;',&quot;;&quot;'&quot;;[.C150];&quot;',&quot;;&quot;'&quot;;[.D150];&quot;',&quot;;&quot;'&quot;;[.E150];&quot;')&quot;)" office:value-type="string" office:string-value=", ('98535268','Carolina','Nuaez','micorreo8891676@midominio.com','Sector 98535268 Calle 98535268 Casa # 98535268')" calcext:value-type="string">
            <text:p>, ('98535268','Carolina','Nuaez','micorreo8891676@midominio.com','Sector 98535268 Calle 98535268 Casa # 98535268')</text:p>
          </table:table-cell>
        </table:table-row>
        <table:table-row table:style-name="ro1">
          <table:table-cell table:formula="of:=[$Informacion.A151]" office:value-type="float" office:value="82982466" calcext:value-type="float">
            <text:p>82982466</text:p>
          </table:table-cell>
          <table:table-cell table:formula="of:=[$Informacion.B151]" office:value-type="string" office:string-value="Luis" calcext:value-type="string">
            <text:p>Luis</text:p>
          </table:table-cell>
          <table:table-cell table:formula="of:=[$Informacion.C151]" office:value-type="string" office:string-value="Rangel" calcext:value-type="string">
            <text:p>Rangel</text:p>
          </table:table-cell>
          <table:table-cell table:formula="of:=[$Informacion.D151]" office:value-type="string" office:string-value="micorreo7956150@midominio.com" calcext:value-type="string">
            <text:p>micorreo7956150@midominio.com</text:p>
          </table:table-cell>
          <table:table-cell table:formula="of:=[$Informacion.E151]" office:value-type="string" office:string-value="Sector 82982466 Calle 82982466 Casa # 82982466" calcext:value-type="string">
            <text:p>Sector 82982466 Calle 82982466 Casa # 82982466</text:p>
          </table:table-cell>
          <table:table-cell table:formula="of:=CONCATENATE(&quot;, ('&quot;;[.A151];&quot;',&quot;;&quot;'&quot;;[.B151];&quot;',&quot;;&quot;'&quot;;[.C151];&quot;',&quot;;&quot;'&quot;;[.D151];&quot;',&quot;;&quot;'&quot;;[.E151];&quot;')&quot;)" office:value-type="string" office:string-value=", ('82982466','Luis','Rangel','micorreo7956150@midominio.com','Sector 82982466 Calle 82982466 Casa # 82982466')" calcext:value-type="string">
            <text:p>, ('82982466','Luis','Rangel','micorreo7956150@midominio.com','Sector 82982466 Calle 82982466 Casa # 82982466')</text:p>
          </table:table-cell>
        </table:table-row>
        <table:table-row table:style-name="ro1">
          <table:table-cell table:formula="of:=[$Informacion.A152]" office:value-type="float" office:value="57648602" calcext:value-type="float">
            <text:p>57648602</text:p>
          </table:table-cell>
          <table:table-cell table:formula="of:=[$Informacion.B152]" office:value-type="string" office:string-value="Anselma" calcext:value-type="string">
            <text:p>Anselma</text:p>
          </table:table-cell>
          <table:table-cell table:formula="of:=[$Informacion.C152]" office:value-type="string" office:string-value="Vargas" calcext:value-type="string">
            <text:p>Vargas</text:p>
          </table:table-cell>
          <table:table-cell table:formula="of:=[$Informacion.D152]" office:value-type="string" office:string-value="micorreo684418@midominio.com" calcext:value-type="string">
            <text:p>micorreo684418@midominio.com</text:p>
          </table:table-cell>
          <table:table-cell table:formula="of:=[$Informacion.E152]" office:value-type="string" office:string-value="Sector 57648602 Calle 57648602 Casa # 57648602" calcext:value-type="string">
            <text:p>Sector 57648602 Calle 57648602 Casa # 57648602</text:p>
          </table:table-cell>
          <table:table-cell table:formula="of:=CONCATENATE(&quot;, ('&quot;;[.A152];&quot;',&quot;;&quot;'&quot;;[.B152];&quot;',&quot;;&quot;'&quot;;[.C152];&quot;',&quot;;&quot;'&quot;;[.D152];&quot;',&quot;;&quot;'&quot;;[.E152];&quot;')&quot;)" office:value-type="string" office:string-value=", ('57648602','Anselma','Vargas','micorreo684418@midominio.com','Sector 57648602 Calle 57648602 Casa # 57648602')" calcext:value-type="string">
            <text:p>, ('57648602','Anselma','Vargas','micorreo684418@midominio.com','Sector 57648602 Calle 57648602 Casa # 57648602')</text:p>
          </table:table-cell>
        </table:table-row>
        <table:table-row table:style-name="ro1">
          <table:table-cell table:formula="of:=[$Informacion.A153]" office:value-type="float" office:value="43807321" calcext:value-type="float">
            <text:p>43807321</text:p>
          </table:table-cell>
          <table:table-cell table:formula="of:=[$Informacion.B153]" office:value-type="string" office:string-value="Antonio" calcext:value-type="string">
            <text:p>Antonio</text:p>
          </table:table-cell>
          <table:table-cell table:formula="of:=[$Informacion.C153]" office:value-type="string" office:string-value="Bencomo" calcext:value-type="string">
            <text:p>Bencomo</text:p>
          </table:table-cell>
          <table:table-cell table:formula="of:=[$Informacion.D153]" office:value-type="string" office:string-value="micorreo3921834@midominio.com" calcext:value-type="string">
            <text:p>micorreo3921834@midominio.com</text:p>
          </table:table-cell>
          <table:table-cell table:formula="of:=[$Informacion.E153]" office:value-type="string" office:string-value="Sector 43807321 Calle 43807321 Casa # 43807321" calcext:value-type="string">
            <text:p>Sector 43807321 Calle 43807321 Casa # 43807321</text:p>
          </table:table-cell>
          <table:table-cell table:formula="of:=CONCATENATE(&quot;, ('&quot;;[.A153];&quot;',&quot;;&quot;'&quot;;[.B153];&quot;',&quot;;&quot;'&quot;;[.C153];&quot;',&quot;;&quot;'&quot;;[.D153];&quot;',&quot;;&quot;'&quot;;[.E153];&quot;')&quot;)" office:value-type="string" office:string-value=", ('43807321','Antonio','Bencomo','micorreo3921834@midominio.com','Sector 43807321 Calle 43807321 Casa # 43807321')" calcext:value-type="string">
            <text:p>, ('43807321','Antonio','Bencomo','micorreo3921834@midominio.com','Sector 43807321 Calle 43807321 Casa # 43807321')</text:p>
          </table:table-cell>
        </table:table-row>
        <table:table-row table:style-name="ro1">
          <table:table-cell table:formula="of:=[$Informacion.A154]" office:value-type="float" office:value="81027911" calcext:value-type="float">
            <text:p>81027911</text:p>
          </table:table-cell>
          <table:table-cell table:formula="of:=[$Informacion.B154]" office:value-type="string" office:string-value="Freimar" calcext:value-type="string">
            <text:p>Freimar</text:p>
          </table:table-cell>
          <table:table-cell table:formula="of:=[$Informacion.C154]" office:value-type="string" office:string-value="Peaa" calcext:value-type="string">
            <text:p>Peaa</text:p>
          </table:table-cell>
          <table:table-cell table:formula="of:=[$Informacion.D154]" office:value-type="string" office:string-value="micorreo5459318@midominio.com" calcext:value-type="string">
            <text:p>micorreo5459318@midominio.com</text:p>
          </table:table-cell>
          <table:table-cell table:formula="of:=[$Informacion.E154]" office:value-type="string" office:string-value="Sector 81027911 Calle 81027911 Casa # 81027911" calcext:value-type="string">
            <text:p>Sector 81027911 Calle 81027911 Casa # 81027911</text:p>
          </table:table-cell>
          <table:table-cell table:formula="of:=CONCATENATE(&quot;, ('&quot;;[.A154];&quot;',&quot;;&quot;'&quot;;[.B154];&quot;',&quot;;&quot;'&quot;;[.C154];&quot;',&quot;;&quot;'&quot;;[.D154];&quot;',&quot;;&quot;'&quot;;[.E154];&quot;')&quot;)" office:value-type="string" office:string-value=", ('81027911','Freimar','Peaa','micorreo5459318@midominio.com','Sector 81027911 Calle 81027911 Casa # 81027911')" calcext:value-type="string">
            <text:p>, ('81027911','Freimar','Peaa','micorreo5459318@midominio.com','Sector 81027911 Calle 81027911 Casa # 81027911')</text:p>
          </table:table-cell>
        </table:table-row>
        <table:table-row table:style-name="ro1">
          <table:table-cell table:formula="of:=[$Informacion.A155]" office:value-type="float" office:value="51220869" calcext:value-type="float">
            <text:p>51220869</text:p>
          </table:table-cell>
          <table:table-cell table:formula="of:=[$Informacion.B155]" office:value-type="string" office:string-value="Vianney" calcext:value-type="string">
            <text:p>Vianney</text:p>
          </table:table-cell>
          <table:table-cell table:formula="of:=[$Informacion.C155]" office:value-type="string" office:string-value="Mejias" calcext:value-type="string">
            <text:p>Mejias</text:p>
          </table:table-cell>
          <table:table-cell table:formula="of:=[$Informacion.D155]" office:value-type="string" office:string-value="micorreo3552788@midominio.com" calcext:value-type="string">
            <text:p>micorreo3552788@midominio.com</text:p>
          </table:table-cell>
          <table:table-cell table:formula="of:=[$Informacion.E155]" office:value-type="string" office:string-value="Sector 51220869 Calle 51220869 Casa # 51220869" calcext:value-type="string">
            <text:p>Sector 51220869 Calle 51220869 Casa # 51220869</text:p>
          </table:table-cell>
          <table:table-cell table:formula="of:=CONCATENATE(&quot;, ('&quot;;[.A155];&quot;',&quot;;&quot;'&quot;;[.B155];&quot;',&quot;;&quot;'&quot;;[.C155];&quot;',&quot;;&quot;'&quot;;[.D155];&quot;',&quot;;&quot;'&quot;;[.E155];&quot;')&quot;)" office:value-type="string" office:string-value=", ('51220869','Vianney','Mejias','micorreo3552788@midominio.com','Sector 51220869 Calle 51220869 Casa # 51220869')" calcext:value-type="string">
            <text:p>, ('51220869','Vianney','Mejias','micorreo3552788@midominio.com','Sector 51220869 Calle 51220869 Casa # 51220869')</text:p>
          </table:table-cell>
        </table:table-row>
        <table:table-row table:style-name="ro1">
          <table:table-cell table:formula="of:=[$Informacion.A156]" office:value-type="float" office:value="42764768" calcext:value-type="float">
            <text:p>42764768</text:p>
          </table:table-cell>
          <table:table-cell table:formula="of:=[$Informacion.B156]" office:value-type="string" office:string-value="Hector" calcext:value-type="string">
            <text:p>Hector</text:p>
          </table:table-cell>
          <table:table-cell table:formula="of:=[$Informacion.C156]" office:value-type="string" office:string-value="Crespo" calcext:value-type="string">
            <text:p>Crespo</text:p>
          </table:table-cell>
          <table:table-cell table:formula="of:=[$Informacion.D156]" office:value-type="string" office:string-value="micorreo3152880@midominio.com" calcext:value-type="string">
            <text:p>micorreo3152880@midominio.com</text:p>
          </table:table-cell>
          <table:table-cell table:formula="of:=[$Informacion.E156]" office:value-type="string" office:string-value="Sector 42764768 Calle 42764768 Casa # 42764768" calcext:value-type="string">
            <text:p>Sector 42764768 Calle 42764768 Casa # 42764768</text:p>
          </table:table-cell>
          <table:table-cell table:formula="of:=CONCATENATE(&quot;, ('&quot;;[.A156];&quot;',&quot;;&quot;'&quot;;[.B156];&quot;',&quot;;&quot;'&quot;;[.C156];&quot;',&quot;;&quot;'&quot;;[.D156];&quot;',&quot;;&quot;'&quot;;[.E156];&quot;')&quot;)" office:value-type="string" office:string-value=", ('42764768','Hector','Crespo','micorreo3152880@midominio.com','Sector 42764768 Calle 42764768 Casa # 42764768')" calcext:value-type="string">
            <text:p>, ('42764768','Hector','Crespo','micorreo3152880@midominio.com','Sector 42764768 Calle 42764768 Casa # 42764768')</text:p>
          </table:table-cell>
        </table:table-row>
        <table:table-row table:style-name="ro1">
          <table:table-cell table:formula="of:=[$Informacion.A157]" office:value-type="float" office:value="20345786" calcext:value-type="float">
            <text:p>20345786</text:p>
          </table:table-cell>
          <table:table-cell table:formula="of:=[$Informacion.B157]" office:value-type="string" office:string-value="Maria " calcext:value-type="string">
            <text:p>Maria </text:p>
          </table:table-cell>
          <table:table-cell table:formula="of:=[$Informacion.C157]" office:value-type="string" office:string-value="Teran " calcext:value-type="string">
            <text:p>Teran </text:p>
          </table:table-cell>
          <table:table-cell table:formula="of:=[$Informacion.D157]" office:value-type="string" office:string-value="micorreo2309703@midominio.com" calcext:value-type="string">
            <text:p>micorreo2309703@midominio.com</text:p>
          </table:table-cell>
          <table:table-cell table:formula="of:=[$Informacion.E157]" office:value-type="string" office:string-value="Sector 20345786 Calle 20345786 Casa # 20345786" calcext:value-type="string">
            <text:p>Sector 20345786 Calle 20345786 Casa # 20345786</text:p>
          </table:table-cell>
          <table:table-cell table:formula="of:=CONCATENATE(&quot;, ('&quot;;[.A157];&quot;',&quot;;&quot;'&quot;;[.B157];&quot;',&quot;;&quot;'&quot;;[.C157];&quot;',&quot;;&quot;'&quot;;[.D157];&quot;',&quot;;&quot;'&quot;;[.E157];&quot;')&quot;)" office:value-type="string" office:string-value=", ('20345786','Maria ','Teran ','micorreo2309703@midominio.com','Sector 20345786 Calle 20345786 Casa # 20345786')" calcext:value-type="string">
            <text:p>, ('20345786','Maria ','Teran ','micorreo2309703@midominio.com','Sector 20345786 Calle 20345786 Casa # 20345786')</text:p>
          </table:table-cell>
        </table:table-row>
        <table:table-row table:style-name="ro1">
          <table:table-cell table:formula="of:=[$Informacion.A158]" office:value-type="float" office:value="21371708" calcext:value-type="float">
            <text:p>21371708</text:p>
          </table:table-cell>
          <table:table-cell table:formula="of:=[$Informacion.B158]" office:value-type="string" office:string-value="Jose" calcext:value-type="string">
            <text:p>Jose</text:p>
          </table:table-cell>
          <table:table-cell table:formula="of:=[$Informacion.C158]" office:value-type="string" office:string-value="Carrillo" calcext:value-type="string">
            <text:p>Carrillo</text:p>
          </table:table-cell>
          <table:table-cell table:formula="of:=[$Informacion.D158]" office:value-type="string" office:string-value="micorreo1592199@midominio.com" calcext:value-type="string">
            <text:p>micorreo1592199@midominio.com</text:p>
          </table:table-cell>
          <table:table-cell table:formula="of:=[$Informacion.E158]" office:value-type="string" office:string-value="Sector 21371708 Calle 21371708 Casa # 21371708" calcext:value-type="string">
            <text:p>Sector 21371708 Calle 21371708 Casa # 21371708</text:p>
          </table:table-cell>
          <table:table-cell table:formula="of:=CONCATENATE(&quot;, ('&quot;;[.A158];&quot;',&quot;;&quot;'&quot;;[.B158];&quot;',&quot;;&quot;'&quot;;[.C158];&quot;',&quot;;&quot;'&quot;;[.D158];&quot;',&quot;;&quot;'&quot;;[.E158];&quot;')&quot;)" office:value-type="string" office:string-value=", ('21371708','Jose','Carrillo','micorreo1592199@midominio.com','Sector 21371708 Calle 21371708 Casa # 21371708')" calcext:value-type="string">
            <text:p>, ('21371708','Jose','Carrillo','micorreo1592199@midominio.com','Sector 21371708 Calle 21371708 Casa # 21371708')</text:p>
          </table:table-cell>
        </table:table-row>
        <table:table-row table:style-name="ro1">
          <table:table-cell table:formula="of:=[$Informacion.A159]" office:value-type="float" office:value="60963721" calcext:value-type="float">
            <text:p>60963721</text:p>
          </table:table-cell>
          <table:table-cell table:formula="of:=[$Informacion.B159]" office:value-type="string" office:string-value="Amalia" calcext:value-type="string">
            <text:p>Amalia</text:p>
          </table:table-cell>
          <table:table-cell table:formula="of:=[$Informacion.C159]" office:value-type="string" office:string-value="Medina" calcext:value-type="string">
            <text:p>Medina</text:p>
          </table:table-cell>
          <table:table-cell table:formula="of:=[$Informacion.D159]" office:value-type="string" office:string-value="micorreo1283701@midominio.com" calcext:value-type="string">
            <text:p>micorreo1283701@midominio.com</text:p>
          </table:table-cell>
          <table:table-cell table:formula="of:=[$Informacion.E159]" office:value-type="string" office:string-value="Sector 60963721 Calle 60963721 Casa # 60963721" calcext:value-type="string">
            <text:p>Sector 60963721 Calle 60963721 Casa # 60963721</text:p>
          </table:table-cell>
          <table:table-cell table:formula="of:=CONCATENATE(&quot;, ('&quot;;[.A159];&quot;',&quot;;&quot;'&quot;;[.B159];&quot;',&quot;;&quot;'&quot;;[.C159];&quot;',&quot;;&quot;'&quot;;[.D159];&quot;',&quot;;&quot;'&quot;;[.E159];&quot;')&quot;)" office:value-type="string" office:string-value=", ('60963721','Amalia','Medina','micorreo1283701@midominio.com','Sector 60963721 Calle 60963721 Casa # 60963721')" calcext:value-type="string">
            <text:p>, ('60963721','Amalia','Medina','micorreo1283701@midominio.com','Sector 60963721 Calle 60963721 Casa # 60963721')</text:p>
          </table:table-cell>
        </table:table-row>
        <table:table-row table:style-name="ro1">
          <table:table-cell table:formula="of:=[$Informacion.A160]" office:value-type="float" office:value="58257417" calcext:value-type="float">
            <text:p>58257417</text:p>
          </table:table-cell>
          <table:table-cell table:formula="of:=[$Informacion.B160]" office:value-type="string" office:string-value="Debora" calcext:value-type="string">
            <text:p>Debora</text:p>
          </table:table-cell>
          <table:table-cell table:formula="of:=[$Informacion.C160]" office:value-type="string" office:string-value="Bullones" calcext:value-type="string">
            <text:p>Bullones</text:p>
          </table:table-cell>
          <table:table-cell table:formula="of:=[$Informacion.D160]" office:value-type="string" office:string-value="micorreo8022316@midominio.com" calcext:value-type="string">
            <text:p>micorreo8022316@midominio.com</text:p>
          </table:table-cell>
          <table:table-cell table:formula="of:=[$Informacion.E160]" office:value-type="string" office:string-value="Sector 58257417 Calle 58257417 Casa # 58257417" calcext:value-type="string">
            <text:p>Sector 58257417 Calle 58257417 Casa # 58257417</text:p>
          </table:table-cell>
          <table:table-cell table:formula="of:=CONCATENATE(&quot;, ('&quot;;[.A160];&quot;',&quot;;&quot;'&quot;;[.B160];&quot;',&quot;;&quot;'&quot;;[.C160];&quot;',&quot;;&quot;'&quot;;[.D160];&quot;',&quot;;&quot;'&quot;;[.E160];&quot;')&quot;)" office:value-type="string" office:string-value=", ('58257417','Debora','Bullones','micorreo8022316@midominio.com','Sector 58257417 Calle 58257417 Casa # 58257417')" calcext:value-type="string">
            <text:p>, ('58257417','Debora','Bullones','micorreo8022316@midominio.com','Sector 58257417 Calle 58257417 Casa # 58257417')</text:p>
          </table:table-cell>
        </table:table-row>
        <table:table-row table:style-name="ro1">
          <table:table-cell table:formula="of:=[$Informacion.A161]" office:value-type="float" office:value="4820369" calcext:value-type="float">
            <text:p>4820369</text:p>
          </table:table-cell>
          <table:table-cell table:formula="of:=[$Informacion.B161]" office:value-type="string" office:string-value="Paola" calcext:value-type="string">
            <text:p>Paola</text:p>
          </table:table-cell>
          <table:table-cell table:formula="of:=[$Informacion.C161]" office:value-type="string" office:string-value="Hernandez" calcext:value-type="string">
            <text:p>Hernandez</text:p>
          </table:table-cell>
          <table:table-cell table:formula="of:=[$Informacion.D161]" office:value-type="string" office:string-value="micorreo2251623@midominio.com" calcext:value-type="string">
            <text:p>micorreo2251623@midominio.com</text:p>
          </table:table-cell>
          <table:table-cell table:formula="of:=[$Informacion.E161]" office:value-type="string" office:string-value="Sector 4820369 Calle 4820369 Casa # 4820369" calcext:value-type="string">
            <text:p>Sector 4820369 Calle 4820369 Casa # 4820369</text:p>
          </table:table-cell>
          <table:table-cell table:formula="of:=CONCATENATE(&quot;, ('&quot;;[.A161];&quot;',&quot;;&quot;'&quot;;[.B161];&quot;',&quot;;&quot;'&quot;;[.C161];&quot;',&quot;;&quot;'&quot;;[.D161];&quot;',&quot;;&quot;'&quot;;[.E161];&quot;')&quot;)" office:value-type="string" office:string-value=", ('4820369','Paola','Hernandez','micorreo2251623@midominio.com','Sector 4820369 Calle 4820369 Casa # 4820369')" calcext:value-type="string">
            <text:p>, ('4820369','Paola','Hernandez','micorreo2251623@midominio.com','Sector 4820369 Calle 4820369 Casa # 4820369')</text:p>
          </table:table-cell>
        </table:table-row>
        <table:table-row table:style-name="ro1">
          <table:table-cell table:formula="of:=[$Informacion.A162]" office:value-type="float" office:value="69033410" calcext:value-type="float">
            <text:p>69033410</text:p>
          </table:table-cell>
          <table:table-cell table:formula="of:=[$Informacion.B162]" office:value-type="string" office:string-value="Haydee" calcext:value-type="string">
            <text:p>Haydee</text:p>
          </table:table-cell>
          <table:table-cell table:formula="of:=[$Informacion.C162]" office:value-type="string" office:string-value="Melendez" calcext:value-type="string">
            <text:p>Melendez</text:p>
          </table:table-cell>
          <table:table-cell table:formula="of:=[$Informacion.D162]" office:value-type="string" office:string-value="micorreo2452158@midominio.com" calcext:value-type="string">
            <text:p>micorreo2452158@midominio.com</text:p>
          </table:table-cell>
          <table:table-cell table:formula="of:=[$Informacion.E162]" office:value-type="string" office:string-value="Sector 69033410 Calle 69033410 Casa # 69033410" calcext:value-type="string">
            <text:p>Sector 69033410 Calle 69033410 Casa # 69033410</text:p>
          </table:table-cell>
          <table:table-cell table:formula="of:=CONCATENATE(&quot;, ('&quot;;[.A162];&quot;',&quot;;&quot;'&quot;;[.B162];&quot;',&quot;;&quot;'&quot;;[.C162];&quot;',&quot;;&quot;'&quot;;[.D162];&quot;',&quot;;&quot;'&quot;;[.E162];&quot;')&quot;)" office:value-type="string" office:string-value=", ('69033410','Haydee','Melendez','micorreo2452158@midominio.com','Sector 69033410 Calle 69033410 Casa # 69033410')" calcext:value-type="string">
            <text:p>, ('69033410','Haydee','Melendez','micorreo2452158@midominio.com','Sector 69033410 Calle 69033410 Casa # 69033410')</text:p>
          </table:table-cell>
        </table:table-row>
        <table:table-row table:style-name="ro1">
          <table:table-cell table:formula="of:=[$Informacion.A163]" office:value-type="float" office:value="35992339" calcext:value-type="float">
            <text:p>35992339</text:p>
          </table:table-cell>
          <table:table-cell table:formula="of:=[$Informacion.B163]" office:value-type="string" office:string-value="Vilma" calcext:value-type="string">
            <text:p>Vilma</text:p>
          </table:table-cell>
          <table:table-cell table:formula="of:=[$Informacion.C163]" office:value-type="string" office:string-value="Vazquez" calcext:value-type="string">
            <text:p>Vazquez</text:p>
          </table:table-cell>
          <table:table-cell table:formula="of:=[$Informacion.D163]" office:value-type="string" office:string-value="micorreo392180@midominio.com" calcext:value-type="string">
            <text:p>micorreo392180@midominio.com</text:p>
          </table:table-cell>
          <table:table-cell table:formula="of:=[$Informacion.E163]" office:value-type="string" office:string-value="Sector 35992339 Calle 35992339 Casa # 35992339" calcext:value-type="string">
            <text:p>Sector 35992339 Calle 35992339 Casa # 35992339</text:p>
          </table:table-cell>
          <table:table-cell table:formula="of:=CONCATENATE(&quot;, ('&quot;;[.A163];&quot;',&quot;;&quot;'&quot;;[.B163];&quot;',&quot;;&quot;'&quot;;[.C163];&quot;',&quot;;&quot;'&quot;;[.D163];&quot;',&quot;;&quot;'&quot;;[.E163];&quot;')&quot;)" office:value-type="string" office:string-value=", ('35992339','Vilma','Vazquez','micorreo392180@midominio.com','Sector 35992339 Calle 35992339 Casa # 35992339')" calcext:value-type="string">
            <text:p>, ('35992339','Vilma','Vazquez','micorreo392180@midominio.com','Sector 35992339 Calle 35992339 Casa # 35992339')</text:p>
          </table:table-cell>
        </table:table-row>
        <table:table-row table:style-name="ro1">
          <table:table-cell table:formula="of:=[$Informacion.A164]" office:value-type="float" office:value="38665695" calcext:value-type="float">
            <text:p>38665695</text:p>
          </table:table-cell>
          <table:table-cell table:formula="of:=[$Informacion.B164]" office:value-type="string" office:string-value="Genesis" calcext:value-type="string">
            <text:p>Genesis</text:p>
          </table:table-cell>
          <table:table-cell table:formula="of:=[$Informacion.C164]" office:value-type="string" office:string-value="Suarez" calcext:value-type="string">
            <text:p>Suarez</text:p>
          </table:table-cell>
          <table:table-cell table:formula="of:=[$Informacion.D164]" office:value-type="string" office:string-value="micorreo6315181@midominio.com" calcext:value-type="string">
            <text:p>micorreo6315181@midominio.com</text:p>
          </table:table-cell>
          <table:table-cell table:formula="of:=[$Informacion.E164]" office:value-type="string" office:string-value="Sector 38665695 Calle 38665695 Casa # 38665695" calcext:value-type="string">
            <text:p>Sector 38665695 Calle 38665695 Casa # 38665695</text:p>
          </table:table-cell>
          <table:table-cell table:formula="of:=CONCATENATE(&quot;, ('&quot;;[.A164];&quot;',&quot;;&quot;'&quot;;[.B164];&quot;',&quot;;&quot;'&quot;;[.C164];&quot;',&quot;;&quot;'&quot;;[.D164];&quot;',&quot;;&quot;'&quot;;[.E164];&quot;')&quot;)" office:value-type="string" office:string-value=", ('38665695','Genesis','Suarez','micorreo6315181@midominio.com','Sector 38665695 Calle 38665695 Casa # 38665695')" calcext:value-type="string">
            <text:p>, ('38665695','Genesis','Suarez','micorreo6315181@midominio.com','Sector 38665695 Calle 38665695 Casa # 38665695')</text:p>
          </table:table-cell>
        </table:table-row>
        <table:table-row table:style-name="ro1">
          <table:table-cell table:formula="of:=[$Informacion.A165]" office:value-type="float" office:value="14884596" calcext:value-type="float">
            <text:p>14884596</text:p>
          </table:table-cell>
          <table:table-cell table:formula="of:=[$Informacion.B165]" office:value-type="string" office:string-value="Maria " calcext:value-type="string">
            <text:p>Maria </text:p>
          </table:table-cell>
          <table:table-cell table:formula="of:=[$Informacion.C165]" office:value-type="string" office:string-value="Jimenez " calcext:value-type="string">
            <text:p>Jimenez </text:p>
          </table:table-cell>
          <table:table-cell table:formula="of:=[$Informacion.D165]" office:value-type="string" office:string-value="micorreo2775526@midominio.com" calcext:value-type="string">
            <text:p>micorreo2775526@midominio.com</text:p>
          </table:table-cell>
          <table:table-cell table:formula="of:=[$Informacion.E165]" office:value-type="string" office:string-value="Sector 14884596 Calle 14884596 Casa # 14884596" calcext:value-type="string">
            <text:p>Sector 14884596 Calle 14884596 Casa # 14884596</text:p>
          </table:table-cell>
          <table:table-cell table:formula="of:=CONCATENATE(&quot;, ('&quot;;[.A165];&quot;',&quot;;&quot;'&quot;;[.B165];&quot;',&quot;;&quot;'&quot;;[.C165];&quot;',&quot;;&quot;'&quot;;[.D165];&quot;',&quot;;&quot;'&quot;;[.E165];&quot;')&quot;)" office:value-type="string" office:string-value=", ('14884596','Maria ','Jimenez ','micorreo2775526@midominio.com','Sector 14884596 Calle 14884596 Casa # 14884596')" calcext:value-type="string">
            <text:p>, ('14884596','Maria ','Jimenez ','micorreo2775526@midominio.com','Sector 14884596 Calle 14884596 Casa # 14884596')</text:p>
          </table:table-cell>
        </table:table-row>
        <table:table-row table:style-name="ro1">
          <table:table-cell table:formula="of:=[$Informacion.A166]" office:value-type="float" office:value="48184599" calcext:value-type="float">
            <text:p>48184599</text:p>
          </table:table-cell>
          <table:table-cell table:formula="of:=[$Informacion.B166]" office:value-type="string" office:string-value="Maria" calcext:value-type="string">
            <text:p>Maria</text:p>
          </table:table-cell>
          <table:table-cell table:formula="of:=[$Informacion.C166]" office:value-type="string" office:string-value="Paez" calcext:value-type="string">
            <text:p>Paez</text:p>
          </table:table-cell>
          <table:table-cell table:formula="of:=[$Informacion.D166]" office:value-type="string" office:string-value="micorreo5166939@midominio.com" calcext:value-type="string">
            <text:p>micorreo5166939@midominio.com</text:p>
          </table:table-cell>
          <table:table-cell table:formula="of:=[$Informacion.E166]" office:value-type="string" office:string-value="Sector 48184599 Calle 48184599 Casa # 48184599" calcext:value-type="string">
            <text:p>Sector 48184599 Calle 48184599 Casa # 48184599</text:p>
          </table:table-cell>
          <table:table-cell table:formula="of:=CONCATENATE(&quot;, ('&quot;;[.A166];&quot;',&quot;;&quot;'&quot;;[.B166];&quot;',&quot;;&quot;'&quot;;[.C166];&quot;',&quot;;&quot;'&quot;;[.D166];&quot;',&quot;;&quot;'&quot;;[.E166];&quot;')&quot;)" office:value-type="string" office:string-value=", ('48184599','Maria','Paez','micorreo5166939@midominio.com','Sector 48184599 Calle 48184599 Casa # 48184599')" calcext:value-type="string">
            <text:p>, ('48184599','Maria','Paez','micorreo5166939@midominio.com','Sector 48184599 Calle 48184599 Casa # 48184599')</text:p>
          </table:table-cell>
        </table:table-row>
        <table:table-row table:style-name="ro1">
          <table:table-cell table:formula="of:=[$Informacion.A167]" office:value-type="float" office:value="58127063" calcext:value-type="float">
            <text:p>58127063</text:p>
          </table:table-cell>
          <table:table-cell table:formula="of:=[$Informacion.B167]" office:value-type="string" office:string-value="Luding" calcext:value-type="string">
            <text:p>Luding</text:p>
          </table:table-cell>
          <table:table-cell table:formula="of:=[$Informacion.C167]" office:value-type="string" office:string-value="Narvaez" calcext:value-type="string">
            <text:p>Narvaez</text:p>
          </table:table-cell>
          <table:table-cell table:formula="of:=[$Informacion.D167]" office:value-type="string" office:string-value="micorreo7194403@midominio.com" calcext:value-type="string">
            <text:p>micorreo7194403@midominio.com</text:p>
          </table:table-cell>
          <table:table-cell table:formula="of:=[$Informacion.E167]" office:value-type="string" office:string-value="Sector 58127063 Calle 58127063 Casa # 58127063" calcext:value-type="string">
            <text:p>Sector 58127063 Calle 58127063 Casa # 58127063</text:p>
          </table:table-cell>
          <table:table-cell table:formula="of:=CONCATENATE(&quot;, ('&quot;;[.A167];&quot;',&quot;;&quot;'&quot;;[.B167];&quot;',&quot;;&quot;'&quot;;[.C167];&quot;',&quot;;&quot;'&quot;;[.D167];&quot;',&quot;;&quot;'&quot;;[.E167];&quot;')&quot;)" office:value-type="string" office:string-value=", ('58127063','Luding','Narvaez','micorreo7194403@midominio.com','Sector 58127063 Calle 58127063 Casa # 58127063')" calcext:value-type="string">
            <text:p>, ('58127063','Luding','Narvaez','micorreo7194403@midominio.com','Sector 58127063 Calle 58127063 Casa # 58127063')</text:p>
          </table:table-cell>
        </table:table-row>
        <table:table-row table:style-name="ro1">
          <table:table-cell table:formula="of:=[$Informacion.A168]" office:value-type="float" office:value="95424427" calcext:value-type="float">
            <text:p>95424427</text:p>
          </table:table-cell>
          <table:table-cell table:formula="of:=[$Informacion.B168]" office:value-type="string" office:string-value="Jose" calcext:value-type="string">
            <text:p>Jose</text:p>
          </table:table-cell>
          <table:table-cell table:formula="of:=[$Informacion.C168]" office:value-type="string" office:string-value="Vasquez" calcext:value-type="string">
            <text:p>Vasquez</text:p>
          </table:table-cell>
          <table:table-cell table:formula="of:=[$Informacion.D168]" office:value-type="string" office:string-value="micorreo1401491@midominio.com" calcext:value-type="string">
            <text:p>micorreo1401491@midominio.com</text:p>
          </table:table-cell>
          <table:table-cell table:formula="of:=[$Informacion.E168]" office:value-type="string" office:string-value="Sector 95424427 Calle 95424427 Casa # 95424427" calcext:value-type="string">
            <text:p>Sector 95424427 Calle 95424427 Casa # 95424427</text:p>
          </table:table-cell>
          <table:table-cell table:formula="of:=CONCATENATE(&quot;, ('&quot;;[.A168];&quot;',&quot;;&quot;'&quot;;[.B168];&quot;',&quot;;&quot;'&quot;;[.C168];&quot;',&quot;;&quot;'&quot;;[.D168];&quot;',&quot;;&quot;'&quot;;[.E168];&quot;')&quot;)" office:value-type="string" office:string-value=", ('95424427','Jose','Vasquez','micorreo1401491@midominio.com','Sector 95424427 Calle 95424427 Casa # 95424427')" calcext:value-type="string">
            <text:p>, ('95424427','Jose','Vasquez','micorreo1401491@midominio.com','Sector 95424427 Calle 95424427 Casa # 95424427')</text:p>
          </table:table-cell>
        </table:table-row>
        <table:table-row table:style-name="ro1">
          <table:table-cell table:formula="of:=[$Informacion.A169]" office:value-type="float" office:value="80830898" calcext:value-type="float">
            <text:p>80830898</text:p>
          </table:table-cell>
          <table:table-cell table:formula="of:=[$Informacion.B169]" office:value-type="string" office:string-value="Virmelys" calcext:value-type="string">
            <text:p>Virmelys</text:p>
          </table:table-cell>
          <table:table-cell table:formula="of:=[$Informacion.C169]" office:value-type="string" office:string-value="Marin" calcext:value-type="string">
            <text:p>Marin</text:p>
          </table:table-cell>
          <table:table-cell table:formula="of:=[$Informacion.D169]" office:value-type="string" office:string-value="micorreo3492914@midominio.com" calcext:value-type="string">
            <text:p>micorreo3492914@midominio.com</text:p>
          </table:table-cell>
          <table:table-cell table:formula="of:=[$Informacion.E169]" office:value-type="string" office:string-value="Sector 80830898 Calle 80830898 Casa # 80830898" calcext:value-type="string">
            <text:p>Sector 80830898 Calle 80830898 Casa # 80830898</text:p>
          </table:table-cell>
          <table:table-cell table:formula="of:=CONCATENATE(&quot;, ('&quot;;[.A169];&quot;',&quot;;&quot;'&quot;;[.B169];&quot;',&quot;;&quot;'&quot;;[.C169];&quot;',&quot;;&quot;'&quot;;[.D169];&quot;',&quot;;&quot;'&quot;;[.E169];&quot;')&quot;)" office:value-type="string" office:string-value=", ('80830898','Virmelys','Marin','micorreo3492914@midominio.com','Sector 80830898 Calle 80830898 Casa # 80830898')" calcext:value-type="string">
            <text:p>, ('80830898','Virmelys','Marin','micorreo3492914@midominio.com','Sector 80830898 Calle 80830898 Casa # 80830898')</text:p>
          </table:table-cell>
        </table:table-row>
        <table:table-row table:style-name="ro1">
          <table:table-cell table:formula="of:=[$Informacion.A170]" office:value-type="float" office:value="41809170" calcext:value-type="float">
            <text:p>41809170</text:p>
          </table:table-cell>
          <table:table-cell table:formula="of:=[$Informacion.B170]" office:value-type="string" office:string-value="Alessandro" calcext:value-type="string">
            <text:p>Alessandro</text:p>
          </table:table-cell>
          <table:table-cell table:formula="of:=[$Informacion.C170]" office:value-type="string" office:string-value="Paez" calcext:value-type="string">
            <text:p>Paez</text:p>
          </table:table-cell>
          <table:table-cell table:formula="of:=[$Informacion.D170]" office:value-type="string" office:string-value="micorreo2352165@midominio.com" calcext:value-type="string">
            <text:p>micorreo2352165@midominio.com</text:p>
          </table:table-cell>
          <table:table-cell table:formula="of:=[$Informacion.E170]" office:value-type="string" office:string-value="Sector 41809170 Calle 41809170 Casa # 41809170" calcext:value-type="string">
            <text:p>Sector 41809170 Calle 41809170 Casa # 41809170</text:p>
          </table:table-cell>
          <table:table-cell table:formula="of:=CONCATENATE(&quot;, ('&quot;;[.A170];&quot;',&quot;;&quot;'&quot;;[.B170];&quot;',&quot;;&quot;'&quot;;[.C170];&quot;',&quot;;&quot;'&quot;;[.D170];&quot;',&quot;;&quot;'&quot;;[.E170];&quot;')&quot;)" office:value-type="string" office:string-value=", ('41809170','Alessandro','Paez','micorreo2352165@midominio.com','Sector 41809170 Calle 41809170 Casa # 41809170')" calcext:value-type="string">
            <text:p>, ('41809170','Alessandro','Paez','micorreo2352165@midominio.com','Sector 41809170 Calle 41809170 Casa # 41809170')</text:p>
          </table:table-cell>
        </table:table-row>
        <table:table-row table:style-name="ro1">
          <table:table-cell table:formula="of:=[$Informacion.A171]" office:value-type="float" office:value="47837985" calcext:value-type="float">
            <text:p>47837985</text:p>
          </table:table-cell>
          <table:table-cell table:formula="of:=[$Informacion.B171]" office:value-type="string" office:string-value="Gregorio" calcext:value-type="string">
            <text:p>Gregorio</text:p>
          </table:table-cell>
          <table:table-cell table:formula="of:=[$Informacion.C171]" office:value-type="string" office:string-value="Hernandez" calcext:value-type="string">
            <text:p>Hernandez</text:p>
          </table:table-cell>
          <table:table-cell table:formula="of:=[$Informacion.D171]" office:value-type="string" office:string-value="micorreo7546693@midominio.com" calcext:value-type="string">
            <text:p>micorreo7546693@midominio.com</text:p>
          </table:table-cell>
          <table:table-cell table:formula="of:=[$Informacion.E171]" office:value-type="string" office:string-value="Sector 47837985 Calle 47837985 Casa # 47837985" calcext:value-type="string">
            <text:p>Sector 47837985 Calle 47837985 Casa # 47837985</text:p>
          </table:table-cell>
          <table:table-cell table:formula="of:=CONCATENATE(&quot;, ('&quot;;[.A171];&quot;',&quot;;&quot;'&quot;;[.B171];&quot;',&quot;;&quot;'&quot;;[.C171];&quot;',&quot;;&quot;'&quot;;[.D171];&quot;',&quot;;&quot;'&quot;;[.E171];&quot;')&quot;)" office:value-type="string" office:string-value=", ('47837985','Gregorio','Hernandez','micorreo7546693@midominio.com','Sector 47837985 Calle 47837985 Casa # 47837985')" calcext:value-type="string">
            <text:p>, ('47837985','Gregorio','Hernandez','micorreo7546693@midominio.com','Sector 47837985 Calle 47837985 Casa # 47837985')</text:p>
          </table:table-cell>
        </table:table-row>
        <table:table-row table:style-name="ro1">
          <table:table-cell table:formula="of:=[$Informacion.A172]" office:value-type="float" office:value="15737537" calcext:value-type="float">
            <text:p>15737537</text:p>
          </table:table-cell>
          <table:table-cell table:formula="of:=[$Informacion.B172]" office:value-type="string" office:string-value="Yanys" calcext:value-type="string">
            <text:p>Yanys</text:p>
          </table:table-cell>
          <table:table-cell table:formula="of:=[$Informacion.C172]" office:value-type="string" office:string-value="Aguero" calcext:value-type="string">
            <text:p>Aguero</text:p>
          </table:table-cell>
          <table:table-cell table:formula="of:=[$Informacion.D172]" office:value-type="string" office:string-value="micorreo915427@midominio.com" calcext:value-type="string">
            <text:p>micorreo915427@midominio.com</text:p>
          </table:table-cell>
          <table:table-cell table:formula="of:=[$Informacion.E172]" office:value-type="string" office:string-value="Sector 15737537 Calle 15737537 Casa # 15737537" calcext:value-type="string">
            <text:p>Sector 15737537 Calle 15737537 Casa # 15737537</text:p>
          </table:table-cell>
          <table:table-cell table:formula="of:=CONCATENATE(&quot;, ('&quot;;[.A172];&quot;',&quot;;&quot;'&quot;;[.B172];&quot;',&quot;;&quot;'&quot;;[.C172];&quot;',&quot;;&quot;'&quot;;[.D172];&quot;',&quot;;&quot;'&quot;;[.E172];&quot;')&quot;)" office:value-type="string" office:string-value=", ('15737537','Yanys','Aguero','micorreo915427@midominio.com','Sector 15737537 Calle 15737537 Casa # 15737537')" calcext:value-type="string">
            <text:p>, ('15737537','Yanys','Aguero','micorreo915427@midominio.com','Sector 15737537 Calle 15737537 Casa # 15737537')</text:p>
          </table:table-cell>
        </table:table-row>
        <table:table-row table:style-name="ro1">
          <table:table-cell table:formula="of:=[$Informacion.A173]" office:value-type="float" office:value="70094935" calcext:value-type="float">
            <text:p>70094935</text:p>
          </table:table-cell>
          <table:table-cell table:formula="of:=[$Informacion.B173]" office:value-type="string" office:string-value="Joaldy" calcext:value-type="string">
            <text:p>Joaldy</text:p>
          </table:table-cell>
          <table:table-cell table:formula="of:=[$Informacion.C173]" office:value-type="string" office:string-value="Ferrer" calcext:value-type="string">
            <text:p>Ferrer</text:p>
          </table:table-cell>
          <table:table-cell table:formula="of:=[$Informacion.D173]" office:value-type="string" office:string-value="micorreo7945604@midominio.com" calcext:value-type="string">
            <text:p>micorreo7945604@midominio.com</text:p>
          </table:table-cell>
          <table:table-cell table:formula="of:=[$Informacion.E173]" office:value-type="string" office:string-value="Sector 70094935 Calle 70094935 Casa # 70094935" calcext:value-type="string">
            <text:p>Sector 70094935 Calle 70094935 Casa # 70094935</text:p>
          </table:table-cell>
          <table:table-cell table:formula="of:=CONCATENATE(&quot;, ('&quot;;[.A173];&quot;',&quot;;&quot;'&quot;;[.B173];&quot;',&quot;;&quot;'&quot;;[.C173];&quot;',&quot;;&quot;'&quot;;[.D173];&quot;',&quot;;&quot;'&quot;;[.E173];&quot;')&quot;)" office:value-type="string" office:string-value=", ('70094935','Joaldy','Ferrer','micorreo7945604@midominio.com','Sector 70094935 Calle 70094935 Casa # 70094935')" calcext:value-type="string">
            <text:p>, ('70094935','Joaldy','Ferrer','micorreo7945604@midominio.com','Sector 70094935 Calle 70094935 Casa # 70094935')</text:p>
          </table:table-cell>
        </table:table-row>
        <table:table-row table:style-name="ro1">
          <table:table-cell table:formula="of:=[$Informacion.A174]" office:value-type="float" office:value="29000947" calcext:value-type="float">
            <text:p>29000947</text:p>
          </table:table-cell>
          <table:table-cell table:formula="of:=[$Informacion.B174]" office:value-type="string" office:string-value="Marlene" calcext:value-type="string">
            <text:p>Marlene</text:p>
          </table:table-cell>
          <table:table-cell table:formula="of:=[$Informacion.C174]" office:value-type="string" office:string-value="Salas" calcext:value-type="string">
            <text:p>Salas</text:p>
          </table:table-cell>
          <table:table-cell table:formula="of:=[$Informacion.D174]" office:value-type="string" office:string-value="micorreo1103871@midominio.com" calcext:value-type="string">
            <text:p>micorreo1103871@midominio.com</text:p>
          </table:table-cell>
          <table:table-cell table:formula="of:=[$Informacion.E174]" office:value-type="string" office:string-value="Sector 29000947 Calle 29000947 Casa # 29000947" calcext:value-type="string">
            <text:p>Sector 29000947 Calle 29000947 Casa # 29000947</text:p>
          </table:table-cell>
          <table:table-cell table:formula="of:=CONCATENATE(&quot;, ('&quot;;[.A174];&quot;',&quot;;&quot;'&quot;;[.B174];&quot;',&quot;;&quot;'&quot;;[.C174];&quot;',&quot;;&quot;'&quot;;[.D174];&quot;',&quot;;&quot;'&quot;;[.E174];&quot;')&quot;)" office:value-type="string" office:string-value=", ('29000947','Marlene','Salas','micorreo1103871@midominio.com','Sector 29000947 Calle 29000947 Casa # 29000947')" calcext:value-type="string">
            <text:p>, ('29000947','Marlene','Salas','micorreo1103871@midominio.com','Sector 29000947 Calle 29000947 Casa # 29000947')</text:p>
          </table:table-cell>
        </table:table-row>
        <table:table-row table:style-name="ro1">
          <table:table-cell table:formula="of:=[$Informacion.A175]" office:value-type="float" office:value="93521930" calcext:value-type="float">
            <text:p>93521930</text:p>
          </table:table-cell>
          <table:table-cell table:formula="of:=[$Informacion.B175]" office:value-type="string" office:string-value="Tibisay" calcext:value-type="string">
            <text:p>Tibisay</text:p>
          </table:table-cell>
          <table:table-cell table:formula="of:=[$Informacion.C175]" office:value-type="string" office:string-value="Padilla" calcext:value-type="string">
            <text:p>Padilla</text:p>
          </table:table-cell>
          <table:table-cell table:formula="of:=[$Informacion.D175]" office:value-type="string" office:string-value="micorreo7069376@midominio.com" calcext:value-type="string">
            <text:p>micorreo7069376@midominio.com</text:p>
          </table:table-cell>
          <table:table-cell table:formula="of:=[$Informacion.E175]" office:value-type="string" office:string-value="Sector 93521930 Calle 93521930 Casa # 93521930" calcext:value-type="string">
            <text:p>Sector 93521930 Calle 93521930 Casa # 93521930</text:p>
          </table:table-cell>
          <table:table-cell table:formula="of:=CONCATENATE(&quot;, ('&quot;;[.A175];&quot;',&quot;;&quot;'&quot;;[.B175];&quot;',&quot;;&quot;'&quot;;[.C175];&quot;',&quot;;&quot;'&quot;;[.D175];&quot;',&quot;;&quot;'&quot;;[.E175];&quot;')&quot;)" office:value-type="string" office:string-value=", ('93521930','Tibisay','Padilla','micorreo7069376@midominio.com','Sector 93521930 Calle 93521930 Casa # 93521930')" calcext:value-type="string">
            <text:p>, ('93521930','Tibisay','Padilla','micorreo7069376@midominio.com','Sector 93521930 Calle 93521930 Casa # 93521930')</text:p>
          </table:table-cell>
        </table:table-row>
        <table:table-row table:style-name="ro1">
          <table:table-cell table:formula="of:=[$Informacion.A176]" office:value-type="float" office:value="40532000" calcext:value-type="float">
            <text:p>40532000</text:p>
          </table:table-cell>
          <table:table-cell table:formula="of:=[$Informacion.B176]" office:value-type="string" office:string-value="Margerys" calcext:value-type="string">
            <text:p>Margerys</text:p>
          </table:table-cell>
          <table:table-cell table:formula="of:=[$Informacion.C176]" office:value-type="string" office:string-value="Mayurel" calcext:value-type="string">
            <text:p>Mayurel</text:p>
          </table:table-cell>
          <table:table-cell table:formula="of:=[$Informacion.D176]" office:value-type="string" office:string-value="micorreo5717313@midominio.com" calcext:value-type="string">
            <text:p>micorreo5717313@midominio.com</text:p>
          </table:table-cell>
          <table:table-cell table:formula="of:=[$Informacion.E176]" office:value-type="string" office:string-value="Sector 40532000 Calle 40532000 Casa # 40532000" calcext:value-type="string">
            <text:p>Sector 40532000 Calle 40532000 Casa # 40532000</text:p>
          </table:table-cell>
          <table:table-cell table:formula="of:=CONCATENATE(&quot;, ('&quot;;[.A176];&quot;',&quot;;&quot;'&quot;;[.B176];&quot;',&quot;;&quot;'&quot;;[.C176];&quot;',&quot;;&quot;'&quot;;[.D176];&quot;',&quot;;&quot;'&quot;;[.E176];&quot;')&quot;)" office:value-type="string" office:string-value=", ('40532000','Margerys','Mayurel','micorreo5717313@midominio.com','Sector 40532000 Calle 40532000 Casa # 40532000')" calcext:value-type="string">
            <text:p>, ('40532000','Margerys','Mayurel','micorreo5717313@midominio.com','Sector 40532000 Calle 40532000 Casa # 40532000')</text:p>
          </table:table-cell>
        </table:table-row>
        <table:table-row table:style-name="ro1">
          <table:table-cell table:formula="of:=[$Informacion.A177]" office:value-type="float" office:value="86460318" calcext:value-type="float">
            <text:p>86460318</text:p>
          </table:table-cell>
          <table:table-cell table:formula="of:=[$Informacion.B177]" office:value-type="string" office:string-value="Asli" calcext:value-type="string">
            <text:p>Asli</text:p>
          </table:table-cell>
          <table:table-cell table:formula="of:=[$Informacion.C177]" office:value-type="string" office:string-value="Rojas" calcext:value-type="string">
            <text:p>Rojas</text:p>
          </table:table-cell>
          <table:table-cell table:formula="of:=[$Informacion.D177]" office:value-type="string" office:string-value="micorreo9867154@midominio.com" calcext:value-type="string">
            <text:p>micorreo9867154@midominio.com</text:p>
          </table:table-cell>
          <table:table-cell table:formula="of:=[$Informacion.E177]" office:value-type="string" office:string-value="Sector 86460318 Calle 86460318 Casa # 86460318" calcext:value-type="string">
            <text:p>Sector 86460318 Calle 86460318 Casa # 86460318</text:p>
          </table:table-cell>
          <table:table-cell table:formula="of:=CONCATENATE(&quot;, ('&quot;;[.A177];&quot;',&quot;;&quot;'&quot;;[.B177];&quot;',&quot;;&quot;'&quot;;[.C177];&quot;',&quot;;&quot;'&quot;;[.D177];&quot;',&quot;;&quot;'&quot;;[.E177];&quot;')&quot;)" office:value-type="string" office:string-value=", ('86460318','Asli','Rojas','micorreo9867154@midominio.com','Sector 86460318 Calle 86460318 Casa # 86460318')" calcext:value-type="string">
            <text:p>, ('86460318','Asli','Rojas','micorreo9867154@midominio.com','Sector 86460318 Calle 86460318 Casa # 86460318')</text:p>
          </table:table-cell>
        </table:table-row>
        <table:table-row table:style-name="ro1">
          <table:table-cell table:formula="of:=[$Informacion.A178]" office:value-type="float" office:value="42222795" calcext:value-type="float">
            <text:p>42222795</text:p>
          </table:table-cell>
          <table:table-cell table:formula="of:=[$Informacion.B178]" office:value-type="string" office:string-value="Jhonny" calcext:value-type="string">
            <text:p>Jhonny</text:p>
          </table:table-cell>
          <table:table-cell table:formula="of:=[$Informacion.C178]" office:value-type="string" office:string-value="Calderon" calcext:value-type="string">
            <text:p>Calderon</text:p>
          </table:table-cell>
          <table:table-cell table:formula="of:=[$Informacion.D178]" office:value-type="string" office:string-value="micorreo2801824@midominio.com" calcext:value-type="string">
            <text:p>micorreo2801824@midominio.com</text:p>
          </table:table-cell>
          <table:table-cell table:formula="of:=[$Informacion.E178]" office:value-type="string" office:string-value="Sector 42222795 Calle 42222795 Casa # 42222795" calcext:value-type="string">
            <text:p>Sector 42222795 Calle 42222795 Casa # 42222795</text:p>
          </table:table-cell>
          <table:table-cell table:formula="of:=CONCATENATE(&quot;, ('&quot;;[.A178];&quot;',&quot;;&quot;'&quot;;[.B178];&quot;',&quot;;&quot;'&quot;;[.C178];&quot;',&quot;;&quot;'&quot;;[.D178];&quot;',&quot;;&quot;'&quot;;[.E178];&quot;')&quot;)" office:value-type="string" office:string-value=", ('42222795','Jhonny','Calderon','micorreo2801824@midominio.com','Sector 42222795 Calle 42222795 Casa # 42222795')" calcext:value-type="string">
            <text:p>, ('42222795','Jhonny','Calderon','micorreo2801824@midominio.com','Sector 42222795 Calle 42222795 Casa # 42222795')</text:p>
          </table:table-cell>
        </table:table-row>
        <table:table-row table:style-name="ro1">
          <table:table-cell table:formula="of:=[$Informacion.A179]" office:value-type="float" office:value="8039691" calcext:value-type="float">
            <text:p>8039691</text:p>
          </table:table-cell>
          <table:table-cell table:formula="of:=[$Informacion.B179]" office:value-type="string" office:string-value="Manuel" calcext:value-type="string">
            <text:p>Manuel</text:p>
          </table:table-cell>
          <table:table-cell table:formula="of:=[$Informacion.C179]" office:value-type="string" office:string-value="Useche" calcext:value-type="string">
            <text:p>Useche</text:p>
          </table:table-cell>
          <table:table-cell table:formula="of:=[$Informacion.D179]" office:value-type="string" office:string-value="micorreo2037955@midominio.com" calcext:value-type="string">
            <text:p>micorreo2037955@midominio.com</text:p>
          </table:table-cell>
          <table:table-cell table:formula="of:=[$Informacion.E179]" office:value-type="string" office:string-value="Sector 8039691 Calle 8039691 Casa # 8039691" calcext:value-type="string">
            <text:p>Sector 8039691 Calle 8039691 Casa # 8039691</text:p>
          </table:table-cell>
          <table:table-cell table:formula="of:=CONCATENATE(&quot;, ('&quot;;[.A179];&quot;',&quot;;&quot;'&quot;;[.B179];&quot;',&quot;;&quot;'&quot;;[.C179];&quot;',&quot;;&quot;'&quot;;[.D179];&quot;',&quot;;&quot;'&quot;;[.E179];&quot;')&quot;)" office:value-type="string" office:string-value=", ('8039691','Manuel','Useche','micorreo2037955@midominio.com','Sector 8039691 Calle 8039691 Casa # 8039691')" calcext:value-type="string">
            <text:p>, ('8039691','Manuel','Useche','micorreo2037955@midominio.com','Sector 8039691 Calle 8039691 Casa # 8039691')</text:p>
          </table:table-cell>
        </table:table-row>
        <table:table-row table:style-name="ro1">
          <table:table-cell table:formula="of:=[$Informacion.A180]" office:value-type="float" office:value="45682415" calcext:value-type="float">
            <text:p>45682415</text:p>
          </table:table-cell>
          <table:table-cell table:formula="of:=[$Informacion.B180]" office:value-type="string" office:string-value="Celina" calcext:value-type="string">
            <text:p>Celina</text:p>
          </table:table-cell>
          <table:table-cell table:formula="of:=[$Informacion.C180]" office:value-type="string" office:string-value="Moreno" calcext:value-type="string">
            <text:p>Moreno</text:p>
          </table:table-cell>
          <table:table-cell table:formula="of:=[$Informacion.D180]" office:value-type="string" office:string-value="micorreo8201920@midominio.com" calcext:value-type="string">
            <text:p>micorreo8201920@midominio.com</text:p>
          </table:table-cell>
          <table:table-cell table:formula="of:=[$Informacion.E180]" office:value-type="string" office:string-value="Sector 45682415 Calle 45682415 Casa # 45682415" calcext:value-type="string">
            <text:p>Sector 45682415 Calle 45682415 Casa # 45682415</text:p>
          </table:table-cell>
          <table:table-cell table:formula="of:=CONCATENATE(&quot;, ('&quot;;[.A180];&quot;',&quot;;&quot;'&quot;;[.B180];&quot;',&quot;;&quot;'&quot;;[.C180];&quot;',&quot;;&quot;'&quot;;[.D180];&quot;',&quot;;&quot;'&quot;;[.E180];&quot;')&quot;)" office:value-type="string" office:string-value=", ('45682415','Celina','Moreno','micorreo8201920@midominio.com','Sector 45682415 Calle 45682415 Casa # 45682415')" calcext:value-type="string">
            <text:p>, ('45682415','Celina','Moreno','micorreo8201920@midominio.com','Sector 45682415 Calle 45682415 Casa # 45682415')</text:p>
          </table:table-cell>
        </table:table-row>
        <table:table-row table:style-name="ro1">
          <table:table-cell table:formula="of:=[$Informacion.A181]" office:value-type="float" office:value="27087559" calcext:value-type="float">
            <text:p>27087559</text:p>
          </table:table-cell>
          <table:table-cell table:formula="of:=[$Informacion.B181]" office:value-type="string" office:string-value="Ender" calcext:value-type="string">
            <text:p>Ender</text:p>
          </table:table-cell>
          <table:table-cell table:formula="of:=[$Informacion.C181]" office:value-type="string" office:string-value="Mogollon" calcext:value-type="string">
            <text:p>Mogollon</text:p>
          </table:table-cell>
          <table:table-cell table:formula="of:=[$Informacion.D181]" office:value-type="string" office:string-value="micorreo7310914@midominio.com" calcext:value-type="string">
            <text:p>micorreo7310914@midominio.com</text:p>
          </table:table-cell>
          <table:table-cell table:formula="of:=[$Informacion.E181]" office:value-type="string" office:string-value="Sector 27087559 Calle 27087559 Casa # 27087559" calcext:value-type="string">
            <text:p>Sector 27087559 Calle 27087559 Casa # 27087559</text:p>
          </table:table-cell>
          <table:table-cell table:formula="of:=CONCATENATE(&quot;, ('&quot;;[.A181];&quot;',&quot;;&quot;'&quot;;[.B181];&quot;',&quot;;&quot;'&quot;;[.C181];&quot;',&quot;;&quot;'&quot;;[.D181];&quot;',&quot;;&quot;'&quot;;[.E181];&quot;')&quot;)" office:value-type="string" office:string-value=", ('27087559','Ender','Mogollon','micorreo7310914@midominio.com','Sector 27087559 Calle 27087559 Casa # 27087559')" calcext:value-type="string">
            <text:p>, ('27087559','Ender','Mogollon','micorreo7310914@midominio.com','Sector 27087559 Calle 27087559 Casa # 27087559')</text:p>
          </table:table-cell>
        </table:table-row>
        <table:table-row table:style-name="ro1">
          <table:table-cell table:formula="of:=[$Informacion.A182]" office:value-type="float" office:value="64328820" calcext:value-type="float">
            <text:p>64328820</text:p>
          </table:table-cell>
          <table:table-cell table:formula="of:=[$Informacion.B182]" office:value-type="string" office:string-value="Maria" calcext:value-type="string">
            <text:p>Maria</text:p>
          </table:table-cell>
          <table:table-cell table:formula="of:=[$Informacion.C182]" office:value-type="string" office:string-value="Rodriguez" calcext:value-type="string">
            <text:p>Rodriguez</text:p>
          </table:table-cell>
          <table:table-cell table:formula="of:=[$Informacion.D182]" office:value-type="string" office:string-value="micorreo6611304@midominio.com" calcext:value-type="string">
            <text:p>micorreo6611304@midominio.com</text:p>
          </table:table-cell>
          <table:table-cell table:formula="of:=[$Informacion.E182]" office:value-type="string" office:string-value="Sector 64328820 Calle 64328820 Casa # 64328820" calcext:value-type="string">
            <text:p>Sector 64328820 Calle 64328820 Casa # 64328820</text:p>
          </table:table-cell>
          <table:table-cell table:formula="of:=CONCATENATE(&quot;, ('&quot;;[.A182];&quot;',&quot;;&quot;'&quot;;[.B182];&quot;',&quot;;&quot;'&quot;;[.C182];&quot;',&quot;;&quot;'&quot;;[.D182];&quot;',&quot;;&quot;'&quot;;[.E182];&quot;')&quot;)" office:value-type="string" office:string-value=", ('64328820','Maria','Rodriguez','micorreo6611304@midominio.com','Sector 64328820 Calle 64328820 Casa # 64328820')" calcext:value-type="string">
            <text:p>, ('64328820','Maria','Rodriguez','micorreo6611304@midominio.com','Sector 64328820 Calle 64328820 Casa # 64328820')</text:p>
          </table:table-cell>
        </table:table-row>
        <table:table-row table:style-name="ro1">
          <table:table-cell table:formula="of:=[$Informacion.A183]" office:value-type="float" office:value="26108369" calcext:value-type="float">
            <text:p>26108369</text:p>
          </table:table-cell>
          <table:table-cell table:formula="of:=[$Informacion.B183]" office:value-type="string" office:string-value="Jeremias" calcext:value-type="string">
            <text:p>Jeremias</text:p>
          </table:table-cell>
          <table:table-cell table:formula="of:=[$Informacion.C183]" office:value-type="string" office:string-value="Primera" calcext:value-type="string">
            <text:p>Primera</text:p>
          </table:table-cell>
          <table:table-cell table:formula="of:=[$Informacion.D183]" office:value-type="string" office:string-value="micorreo2757540@midominio.com" calcext:value-type="string">
            <text:p>micorreo2757540@midominio.com</text:p>
          </table:table-cell>
          <table:table-cell table:formula="of:=[$Informacion.E183]" office:value-type="string" office:string-value="Sector 26108369 Calle 26108369 Casa # 26108369" calcext:value-type="string">
            <text:p>Sector 26108369 Calle 26108369 Casa # 26108369</text:p>
          </table:table-cell>
          <table:table-cell table:formula="of:=CONCATENATE(&quot;, ('&quot;;[.A183];&quot;',&quot;;&quot;'&quot;;[.B183];&quot;',&quot;;&quot;'&quot;;[.C183];&quot;',&quot;;&quot;'&quot;;[.D183];&quot;',&quot;;&quot;'&quot;;[.E183];&quot;')&quot;)" office:value-type="string" office:string-value=", ('26108369','Jeremias','Primera','micorreo2757540@midominio.com','Sector 26108369 Calle 26108369 Casa # 26108369')" calcext:value-type="string">
            <text:p>, ('26108369','Jeremias','Primera','micorreo2757540@midominio.com','Sector 26108369 Calle 26108369 Casa # 26108369')</text:p>
          </table:table-cell>
        </table:table-row>
        <table:table-row table:style-name="ro1">
          <table:table-cell table:formula="of:=[$Informacion.A184]" office:value-type="float" office:value="57137944" calcext:value-type="float">
            <text:p>57137944</text:p>
          </table:table-cell>
          <table:table-cell table:formula="of:=[$Informacion.B184]" office:value-type="string" office:string-value="Alexandra" calcext:value-type="string">
            <text:p>Alexandra</text:p>
          </table:table-cell>
          <table:table-cell table:formula="of:=[$Informacion.C184]" office:value-type="string" office:string-value="Perez" calcext:value-type="string">
            <text:p>Perez</text:p>
          </table:table-cell>
          <table:table-cell table:formula="of:=[$Informacion.D184]" office:value-type="string" office:string-value="micorreo6744351@midominio.com" calcext:value-type="string">
            <text:p>micorreo6744351@midominio.com</text:p>
          </table:table-cell>
          <table:table-cell table:formula="of:=[$Informacion.E184]" office:value-type="string" office:string-value="Sector 57137944 Calle 57137944 Casa # 57137944" calcext:value-type="string">
            <text:p>Sector 57137944 Calle 57137944 Casa # 57137944</text:p>
          </table:table-cell>
          <table:table-cell table:formula="of:=CONCATENATE(&quot;, ('&quot;;[.A184];&quot;',&quot;;&quot;'&quot;;[.B184];&quot;',&quot;;&quot;'&quot;;[.C184];&quot;',&quot;;&quot;'&quot;;[.D184];&quot;',&quot;;&quot;'&quot;;[.E184];&quot;')&quot;)" office:value-type="string" office:string-value=", ('57137944','Alexandra','Perez','micorreo6744351@midominio.com','Sector 57137944 Calle 57137944 Casa # 57137944')" calcext:value-type="string">
            <text:p>, ('57137944','Alexandra','Perez','micorreo6744351@midominio.com','Sector 57137944 Calle 57137944 Casa # 57137944')</text:p>
          </table:table-cell>
        </table:table-row>
        <table:table-row table:style-name="ro1">
          <table:table-cell table:formula="of:=[$Informacion.A185]" office:value-type="float" office:value="76655688" calcext:value-type="float">
            <text:p>76655688</text:p>
          </table:table-cell>
          <table:table-cell table:formula="of:=[$Informacion.B185]" office:value-type="string" office:string-value="Nicoll" calcext:value-type="string">
            <text:p>Nicoll</text:p>
          </table:table-cell>
          <table:table-cell table:formula="of:=[$Informacion.C185]" office:value-type="string" office:string-value="Peaa" calcext:value-type="string">
            <text:p>Peaa</text:p>
          </table:table-cell>
          <table:table-cell table:formula="of:=[$Informacion.D185]" office:value-type="string" office:string-value="micorreo6481205@midominio.com" calcext:value-type="string">
            <text:p>micorreo6481205@midominio.com</text:p>
          </table:table-cell>
          <table:table-cell table:formula="of:=[$Informacion.E185]" office:value-type="string" office:string-value="Sector 76655688 Calle 76655688 Casa # 76655688" calcext:value-type="string">
            <text:p>Sector 76655688 Calle 76655688 Casa # 76655688</text:p>
          </table:table-cell>
          <table:table-cell table:formula="of:=CONCATENATE(&quot;, ('&quot;;[.A185];&quot;',&quot;;&quot;'&quot;;[.B185];&quot;',&quot;;&quot;'&quot;;[.C185];&quot;',&quot;;&quot;'&quot;;[.D185];&quot;',&quot;;&quot;'&quot;;[.E185];&quot;')&quot;)" office:value-type="string" office:string-value=", ('76655688','Nicoll','Peaa','micorreo6481205@midominio.com','Sector 76655688 Calle 76655688 Casa # 76655688')" calcext:value-type="string">
            <text:p>, ('76655688','Nicoll','Peaa','micorreo6481205@midominio.com','Sector 76655688 Calle 76655688 Casa # 76655688')</text:p>
          </table:table-cell>
        </table:table-row>
        <table:table-row table:style-name="ro1">
          <table:table-cell table:formula="of:=[$Informacion.A186]" office:value-type="float" office:value="98806006" calcext:value-type="float">
            <text:p>98806006</text:p>
          </table:table-cell>
          <table:table-cell table:formula="of:=[$Informacion.B186]" office:value-type="string" office:string-value="Juan" calcext:value-type="string">
            <text:p>Juan</text:p>
          </table:table-cell>
          <table:table-cell table:formula="of:=[$Informacion.C186]" office:value-type="string" office:string-value="Arrieche" calcext:value-type="string">
            <text:p>Arrieche</text:p>
          </table:table-cell>
          <table:table-cell table:formula="of:=[$Informacion.D186]" office:value-type="string" office:string-value="micorreo3919960@midominio.com" calcext:value-type="string">
            <text:p>micorreo3919960@midominio.com</text:p>
          </table:table-cell>
          <table:table-cell table:formula="of:=[$Informacion.E186]" office:value-type="string" office:string-value="Sector 98806006 Calle 98806006 Casa # 98806006" calcext:value-type="string">
            <text:p>Sector 98806006 Calle 98806006 Casa # 98806006</text:p>
          </table:table-cell>
          <table:table-cell table:formula="of:=CONCATENATE(&quot;, ('&quot;;[.A186];&quot;',&quot;;&quot;'&quot;;[.B186];&quot;',&quot;;&quot;'&quot;;[.C186];&quot;',&quot;;&quot;'&quot;;[.D186];&quot;',&quot;;&quot;'&quot;;[.E186];&quot;')&quot;)" office:value-type="string" office:string-value=", ('98806006','Juan','Arrieche','micorreo3919960@midominio.com','Sector 98806006 Calle 98806006 Casa # 98806006')" calcext:value-type="string">
            <text:p>, ('98806006','Juan','Arrieche','micorreo3919960@midominio.com','Sector 98806006 Calle 98806006 Casa # 98806006')</text:p>
          </table:table-cell>
        </table:table-row>
        <table:table-row table:style-name="ro1">
          <table:table-cell table:formula="of:=[$Informacion.A187]" office:value-type="float" office:value="25345445" calcext:value-type="float">
            <text:p>25345445</text:p>
          </table:table-cell>
          <table:table-cell table:formula="of:=[$Informacion.B187]" office:value-type="string" office:string-value="Luciano" calcext:value-type="string">
            <text:p>Luciano</text:p>
          </table:table-cell>
          <table:table-cell table:formula="of:=[$Informacion.C187]" office:value-type="string" office:string-value="Mendoza" calcext:value-type="string">
            <text:p>Mendoza</text:p>
          </table:table-cell>
          <table:table-cell table:formula="of:=[$Informacion.D187]" office:value-type="string" office:string-value="micorreo8048890@midominio.com" calcext:value-type="string">
            <text:p>micorreo8048890@midominio.com</text:p>
          </table:table-cell>
          <table:table-cell table:formula="of:=[$Informacion.E187]" office:value-type="string" office:string-value="Sector 25345445 Calle 25345445 Casa # 25345445" calcext:value-type="string">
            <text:p>Sector 25345445 Calle 25345445 Casa # 25345445</text:p>
          </table:table-cell>
          <table:table-cell table:formula="of:=CONCATENATE(&quot;, ('&quot;;[.A187];&quot;',&quot;;&quot;'&quot;;[.B187];&quot;',&quot;;&quot;'&quot;;[.C187];&quot;',&quot;;&quot;'&quot;;[.D187];&quot;',&quot;;&quot;'&quot;;[.E187];&quot;')&quot;)" office:value-type="string" office:string-value=", ('25345445','Luciano','Mendoza','micorreo8048890@midominio.com','Sector 25345445 Calle 25345445 Casa # 25345445')" calcext:value-type="string">
            <text:p>, ('25345445','Luciano','Mendoza','micorreo8048890@midominio.com','Sector 25345445 Calle 25345445 Casa # 25345445')</text:p>
          </table:table-cell>
        </table:table-row>
        <table:table-row table:style-name="ro1">
          <table:table-cell table:formula="of:=[$Informacion.A188]" office:value-type="float" office:value="38011196" calcext:value-type="float">
            <text:p>38011196</text:p>
          </table:table-cell>
          <table:table-cell table:formula="of:=[$Informacion.B188]" office:value-type="string" office:string-value="Jhonnier" calcext:value-type="string">
            <text:p>Jhonnier</text:p>
          </table:table-cell>
          <table:table-cell table:formula="of:=[$Informacion.C188]" office:value-type="string" office:string-value="Ramos" calcext:value-type="string">
            <text:p>Ramos</text:p>
          </table:table-cell>
          <table:table-cell table:formula="of:=[$Informacion.D188]" office:value-type="string" office:string-value="micorreo5672548@midominio.com" calcext:value-type="string">
            <text:p>micorreo5672548@midominio.com</text:p>
          </table:table-cell>
          <table:table-cell table:formula="of:=[$Informacion.E188]" office:value-type="string" office:string-value="Sector 38011196 Calle 38011196 Casa # 38011196" calcext:value-type="string">
            <text:p>Sector 38011196 Calle 38011196 Casa # 38011196</text:p>
          </table:table-cell>
          <table:table-cell table:formula="of:=CONCATENATE(&quot;, ('&quot;;[.A188];&quot;',&quot;;&quot;'&quot;;[.B188];&quot;',&quot;;&quot;'&quot;;[.C188];&quot;',&quot;;&quot;'&quot;;[.D188];&quot;',&quot;;&quot;'&quot;;[.E188];&quot;')&quot;)" office:value-type="string" office:string-value=", ('38011196','Jhonnier','Ramos','micorreo5672548@midominio.com','Sector 38011196 Calle 38011196 Casa # 38011196')" calcext:value-type="string">
            <text:p>, ('38011196','Jhonnier','Ramos','micorreo5672548@midominio.com','Sector 38011196 Calle 38011196 Casa # 38011196')</text:p>
          </table:table-cell>
        </table:table-row>
        <table:table-row table:style-name="ro1">
          <table:table-cell table:formula="of:=[$Informacion.A189]" office:value-type="float" office:value="65212956" calcext:value-type="float">
            <text:p>65212956</text:p>
          </table:table-cell>
          <table:table-cell table:formula="of:=[$Informacion.B189]" office:value-type="string" office:string-value="Daiker" calcext:value-type="string">
            <text:p>Daiker</text:p>
          </table:table-cell>
          <table:table-cell table:formula="of:=[$Informacion.C189]" office:value-type="string" office:string-value="Rivero" calcext:value-type="string">
            <text:p>Rivero</text:p>
          </table:table-cell>
          <table:table-cell table:formula="of:=[$Informacion.D189]" office:value-type="string" office:string-value="micorreo6281584@midominio.com" calcext:value-type="string">
            <text:p>micorreo6281584@midominio.com</text:p>
          </table:table-cell>
          <table:table-cell table:formula="of:=[$Informacion.E189]" office:value-type="string" office:string-value="Sector 65212956 Calle 65212956 Casa # 65212956" calcext:value-type="string">
            <text:p>Sector 65212956 Calle 65212956 Casa # 65212956</text:p>
          </table:table-cell>
          <table:table-cell table:formula="of:=CONCATENATE(&quot;, ('&quot;;[.A189];&quot;',&quot;;&quot;'&quot;;[.B189];&quot;',&quot;;&quot;'&quot;;[.C189];&quot;',&quot;;&quot;'&quot;;[.D189];&quot;',&quot;;&quot;'&quot;;[.E189];&quot;')&quot;)" office:value-type="string" office:string-value=", ('65212956','Daiker','Rivero','micorreo6281584@midominio.com','Sector 65212956 Calle 65212956 Casa # 65212956')" calcext:value-type="string">
            <text:p>, ('65212956','Daiker','Rivero','micorreo6281584@midominio.com','Sector 65212956 Calle 65212956 Casa # 65212956')</text:p>
          </table:table-cell>
        </table:table-row>
        <table:table-row table:style-name="ro1">
          <table:table-cell table:formula="of:=[$Informacion.A190]" office:value-type="float" office:value="69089530" calcext:value-type="float">
            <text:p>69089530</text:p>
          </table:table-cell>
          <table:table-cell table:formula="of:=[$Informacion.B190]" office:value-type="string" office:string-value="Larry" calcext:value-type="string">
            <text:p>Larry</text:p>
          </table:table-cell>
          <table:table-cell table:formula="of:=[$Informacion.C190]" office:value-type="string" office:string-value="Hernandez" calcext:value-type="string">
            <text:p>Hernandez</text:p>
          </table:table-cell>
          <table:table-cell table:formula="of:=[$Informacion.D190]" office:value-type="string" office:string-value="micorreo3424972@midominio.com" calcext:value-type="string">
            <text:p>micorreo3424972@midominio.com</text:p>
          </table:table-cell>
          <table:table-cell table:formula="of:=[$Informacion.E190]" office:value-type="string" office:string-value="Sector 69089530 Calle 69089530 Casa # 69089530" calcext:value-type="string">
            <text:p>Sector 69089530 Calle 69089530 Casa # 69089530</text:p>
          </table:table-cell>
          <table:table-cell table:formula="of:=CONCATENATE(&quot;, ('&quot;;[.A190];&quot;',&quot;;&quot;'&quot;;[.B190];&quot;',&quot;;&quot;'&quot;;[.C190];&quot;',&quot;;&quot;'&quot;;[.D190];&quot;',&quot;;&quot;'&quot;;[.E190];&quot;')&quot;)" office:value-type="string" office:string-value=", ('69089530','Larry','Hernandez','micorreo3424972@midominio.com','Sector 69089530 Calle 69089530 Casa # 69089530')" calcext:value-type="string">
            <text:p>, ('69089530','Larry','Hernandez','micorreo3424972@midominio.com','Sector 69089530 Calle 69089530 Casa # 69089530')</text:p>
          </table:table-cell>
        </table:table-row>
        <table:table-row table:style-name="ro1">
          <table:table-cell table:formula="of:=[$Informacion.A191]" office:value-type="float" office:value="29407467" calcext:value-type="float">
            <text:p>29407467</text:p>
          </table:table-cell>
          <table:table-cell table:formula="of:=[$Informacion.B191]" office:value-type="string" office:string-value="Rosa" calcext:value-type="string">
            <text:p>Rosa</text:p>
          </table:table-cell>
          <table:table-cell table:formula="of:=[$Informacion.C191]" office:value-type="string" office:string-value="Urbina" calcext:value-type="string">
            <text:p>Urbina</text:p>
          </table:table-cell>
          <table:table-cell table:formula="of:=[$Informacion.D191]" office:value-type="string" office:string-value="micorreo3137450@midominio.com" calcext:value-type="string">
            <text:p>micorreo3137450@midominio.com</text:p>
          </table:table-cell>
          <table:table-cell table:formula="of:=[$Informacion.E191]" office:value-type="string" office:string-value="Sector 29407467 Calle 29407467 Casa # 29407467" calcext:value-type="string">
            <text:p>Sector 29407467 Calle 29407467 Casa # 29407467</text:p>
          </table:table-cell>
          <table:table-cell table:formula="of:=CONCATENATE(&quot;, ('&quot;;[.A191];&quot;',&quot;;&quot;'&quot;;[.B191];&quot;',&quot;;&quot;'&quot;;[.C191];&quot;',&quot;;&quot;'&quot;;[.D191];&quot;',&quot;;&quot;'&quot;;[.E191];&quot;')&quot;)" office:value-type="string" office:string-value=", ('29407467','Rosa','Urbina','micorreo3137450@midominio.com','Sector 29407467 Calle 29407467 Casa # 29407467')" calcext:value-type="string">
            <text:p>, ('29407467','Rosa','Urbina','micorreo3137450@midominio.com','Sector 29407467 Calle 29407467 Casa # 29407467')</text:p>
          </table:table-cell>
        </table:table-row>
        <table:table-row table:style-name="ro1">
          <table:table-cell table:formula="of:=[$Informacion.A192]" office:value-type="float" office:value="18103531" calcext:value-type="float">
            <text:p>18103531</text:p>
          </table:table-cell>
          <table:table-cell table:formula="of:=[$Informacion.B192]" office:value-type="string" office:string-value="Maria" calcext:value-type="string">
            <text:p>Maria</text:p>
          </table:table-cell>
          <table:table-cell table:formula="of:=[$Informacion.C192]" office:value-type="string" office:string-value="Garcia" calcext:value-type="string">
            <text:p>Garcia</text:p>
          </table:table-cell>
          <table:table-cell table:formula="of:=[$Informacion.D192]" office:value-type="string" office:string-value="micorreo2789426@midominio.com" calcext:value-type="string">
            <text:p>micorreo2789426@midominio.com</text:p>
          </table:table-cell>
          <table:table-cell table:formula="of:=[$Informacion.E192]" office:value-type="string" office:string-value="Sector 18103531 Calle 18103531 Casa # 18103531" calcext:value-type="string">
            <text:p>Sector 18103531 Calle 18103531 Casa # 18103531</text:p>
          </table:table-cell>
          <table:table-cell table:formula="of:=CONCATENATE(&quot;, ('&quot;;[.A192];&quot;',&quot;;&quot;'&quot;;[.B192];&quot;',&quot;;&quot;'&quot;;[.C192];&quot;',&quot;;&quot;'&quot;;[.D192];&quot;',&quot;;&quot;'&quot;;[.E192];&quot;')&quot;)" office:value-type="string" office:string-value=", ('18103531','Maria','Garcia','micorreo2789426@midominio.com','Sector 18103531 Calle 18103531 Casa # 18103531')" calcext:value-type="string">
            <text:p>, ('18103531','Maria','Garcia','micorreo2789426@midominio.com','Sector 18103531 Calle 18103531 Casa # 18103531')</text:p>
          </table:table-cell>
        </table:table-row>
        <table:table-row table:style-name="ro1">
          <table:table-cell table:formula="of:=[$Informacion.A193]" office:value-type="float" office:value="53136501" calcext:value-type="float">
            <text:p>53136501</text:p>
          </table:table-cell>
          <table:table-cell table:formula="of:=[$Informacion.B193]" office:value-type="string" office:string-value="Mariangel" calcext:value-type="string">
            <text:p>Mariangel</text:p>
          </table:table-cell>
          <table:table-cell table:formula="of:=[$Informacion.C193]" office:value-type="string" office:string-value="Camacho" calcext:value-type="string">
            <text:p>Camacho</text:p>
          </table:table-cell>
          <table:table-cell table:formula="of:=[$Informacion.D193]" office:value-type="string" office:string-value="micorreo4340413@midominio.com" calcext:value-type="string">
            <text:p>micorreo4340413@midominio.com</text:p>
          </table:table-cell>
          <table:table-cell table:formula="of:=[$Informacion.E193]" office:value-type="string" office:string-value="Sector 53136501 Calle 53136501 Casa # 53136501" calcext:value-type="string">
            <text:p>Sector 53136501 Calle 53136501 Casa # 53136501</text:p>
          </table:table-cell>
          <table:table-cell table:formula="of:=CONCATENATE(&quot;, ('&quot;;[.A193];&quot;',&quot;;&quot;'&quot;;[.B193];&quot;',&quot;;&quot;'&quot;;[.C193];&quot;',&quot;;&quot;'&quot;;[.D193];&quot;',&quot;;&quot;'&quot;;[.E193];&quot;')&quot;)" office:value-type="string" office:string-value=", ('53136501','Mariangel','Camacho','micorreo4340413@midominio.com','Sector 53136501 Calle 53136501 Casa # 53136501')" calcext:value-type="string">
            <text:p>, ('53136501','Mariangel','Camacho','micorreo4340413@midominio.com','Sector 53136501 Calle 53136501 Casa # 53136501')</text:p>
          </table:table-cell>
        </table:table-row>
        <table:table-row table:style-name="ro1">
          <table:table-cell table:formula="of:=[$Informacion.A194]" office:value-type="float" office:value="58291374" calcext:value-type="float">
            <text:p>58291374</text:p>
          </table:table-cell>
          <table:table-cell table:formula="of:=[$Informacion.B194]" office:value-type="string" office:string-value="Ana" calcext:value-type="string">
            <text:p>Ana</text:p>
          </table:table-cell>
          <table:table-cell table:formula="of:=[$Informacion.C194]" office:value-type="string" office:string-value="Ure" calcext:value-type="string">
            <text:p>Ure</text:p>
          </table:table-cell>
          <table:table-cell table:formula="of:=[$Informacion.D194]" office:value-type="string" office:string-value="micorreo5959273@midominio.com" calcext:value-type="string">
            <text:p>micorreo5959273@midominio.com</text:p>
          </table:table-cell>
          <table:table-cell table:formula="of:=[$Informacion.E194]" office:value-type="string" office:string-value="Sector 58291374 Calle 58291374 Casa # 58291374" calcext:value-type="string">
            <text:p>Sector 58291374 Calle 58291374 Casa # 58291374</text:p>
          </table:table-cell>
          <table:table-cell table:formula="of:=CONCATENATE(&quot;, ('&quot;;[.A194];&quot;',&quot;;&quot;'&quot;;[.B194];&quot;',&quot;;&quot;'&quot;;[.C194];&quot;',&quot;;&quot;'&quot;;[.D194];&quot;',&quot;;&quot;'&quot;;[.E194];&quot;')&quot;)" office:value-type="string" office:string-value=", ('58291374','Ana','Ure','micorreo5959273@midominio.com','Sector 58291374 Calle 58291374 Casa # 58291374')" calcext:value-type="string">
            <text:p>, ('58291374','Ana','Ure','micorreo5959273@midominio.com','Sector 58291374 Calle 58291374 Casa # 58291374')</text:p>
          </table:table-cell>
        </table:table-row>
        <table:table-row table:style-name="ro1">
          <table:table-cell table:formula="of:=[$Informacion.A195]" office:value-type="float" office:value="21981967" calcext:value-type="float">
            <text:p>21981967</text:p>
          </table:table-cell>
          <table:table-cell table:formula="of:=[$Informacion.B195]" office:value-type="string" office:string-value="Mauri" calcext:value-type="string">
            <text:p>Mauri</text:p>
          </table:table-cell>
          <table:table-cell table:formula="of:=[$Informacion.C195]" office:value-type="string" office:string-value="Godoy" calcext:value-type="string">
            <text:p>Godoy</text:p>
          </table:table-cell>
          <table:table-cell table:formula="of:=[$Informacion.D195]" office:value-type="string" office:string-value="micorreo7819095@midominio.com" calcext:value-type="string">
            <text:p>micorreo7819095@midominio.com</text:p>
          </table:table-cell>
          <table:table-cell table:formula="of:=[$Informacion.E195]" office:value-type="string" office:string-value="Sector 21981967 Calle 21981967 Casa # 21981967" calcext:value-type="string">
            <text:p>Sector 21981967 Calle 21981967 Casa # 21981967</text:p>
          </table:table-cell>
          <table:table-cell table:formula="of:=CONCATENATE(&quot;, ('&quot;;[.A195];&quot;',&quot;;&quot;'&quot;;[.B195];&quot;',&quot;;&quot;'&quot;;[.C195];&quot;',&quot;;&quot;'&quot;;[.D195];&quot;',&quot;;&quot;'&quot;;[.E195];&quot;')&quot;)" office:value-type="string" office:string-value=", ('21981967','Mauri','Godoy','micorreo7819095@midominio.com','Sector 21981967 Calle 21981967 Casa # 21981967')" calcext:value-type="string">
            <text:p>, ('21981967','Mauri','Godoy','micorreo7819095@midominio.com','Sector 21981967 Calle 21981967 Casa # 21981967')</text:p>
          </table:table-cell>
        </table:table-row>
        <table:table-row table:style-name="ro1">
          <table:table-cell table:formula="of:=[$Informacion.A196]" office:value-type="float" office:value="18536875" calcext:value-type="float">
            <text:p>18536875</text:p>
          </table:table-cell>
          <table:table-cell table:formula="of:=[$Informacion.B196]" office:value-type="string" office:string-value="Osmerly" calcext:value-type="string">
            <text:p>Osmerly</text:p>
          </table:table-cell>
          <table:table-cell table:formula="of:=[$Informacion.C196]" office:value-type="string" office:string-value="Duran" calcext:value-type="string">
            <text:p>Duran</text:p>
          </table:table-cell>
          <table:table-cell table:formula="of:=[$Informacion.D196]" office:value-type="string" office:string-value="micorreo3943176@midominio.com" calcext:value-type="string">
            <text:p>micorreo3943176@midominio.com</text:p>
          </table:table-cell>
          <table:table-cell table:formula="of:=[$Informacion.E196]" office:value-type="string" office:string-value="Sector 18536875 Calle 18536875 Casa # 18536875" calcext:value-type="string">
            <text:p>Sector 18536875 Calle 18536875 Casa # 18536875</text:p>
          </table:table-cell>
          <table:table-cell table:formula="of:=CONCATENATE(&quot;, ('&quot;;[.A196];&quot;',&quot;;&quot;'&quot;;[.B196];&quot;',&quot;;&quot;'&quot;;[.C196];&quot;',&quot;;&quot;'&quot;;[.D196];&quot;',&quot;;&quot;'&quot;;[.E196];&quot;')&quot;)" office:value-type="string" office:string-value=", ('18536875','Osmerly','Duran','micorreo3943176@midominio.com','Sector 18536875 Calle 18536875 Casa # 18536875')" calcext:value-type="string">
            <text:p>, ('18536875','Osmerly','Duran','micorreo3943176@midominio.com','Sector 18536875 Calle 18536875 Casa # 18536875')</text:p>
          </table:table-cell>
        </table:table-row>
        <table:table-row table:style-name="ro1">
          <table:table-cell table:formula="of:=[$Informacion.A197]" office:value-type="float" office:value="56036098" calcext:value-type="float">
            <text:p>56036098</text:p>
          </table:table-cell>
          <table:table-cell table:formula="of:=[$Informacion.B197]" office:value-type="string" office:string-value="Maria" calcext:value-type="string">
            <text:p>Maria</text:p>
          </table:table-cell>
          <table:table-cell table:formula="of:=[$Informacion.C197]" office:value-type="string" office:string-value="Leon" calcext:value-type="string">
            <text:p>Leon</text:p>
          </table:table-cell>
          <table:table-cell table:formula="of:=[$Informacion.D197]" office:value-type="string" office:string-value="micorreo6367370@midominio.com" calcext:value-type="string">
            <text:p>micorreo6367370@midominio.com</text:p>
          </table:table-cell>
          <table:table-cell table:formula="of:=[$Informacion.E197]" office:value-type="string" office:string-value="Sector 56036098 Calle 56036098 Casa # 56036098" calcext:value-type="string">
            <text:p>Sector 56036098 Calle 56036098 Casa # 56036098</text:p>
          </table:table-cell>
          <table:table-cell table:formula="of:=CONCATENATE(&quot;, ('&quot;;[.A197];&quot;',&quot;;&quot;'&quot;;[.B197];&quot;',&quot;;&quot;'&quot;;[.C197];&quot;',&quot;;&quot;'&quot;;[.D197];&quot;',&quot;;&quot;'&quot;;[.E197];&quot;')&quot;)" office:value-type="string" office:string-value=", ('56036098','Maria','Leon','micorreo6367370@midominio.com','Sector 56036098 Calle 56036098 Casa # 56036098')" calcext:value-type="string">
            <text:p>, ('56036098','Maria','Leon','micorreo6367370@midominio.com','Sector 56036098 Calle 56036098 Casa # 56036098')</text:p>
          </table:table-cell>
        </table:table-row>
        <table:table-row table:style-name="ro1">
          <table:table-cell table:formula="of:=[$Informacion.A198]" office:value-type="float" office:value="47339789" calcext:value-type="float">
            <text:p>47339789</text:p>
          </table:table-cell>
          <table:table-cell table:formula="of:=[$Informacion.B198]" office:value-type="string" office:string-value="Baudilia" calcext:value-type="string">
            <text:p>Baudilia</text:p>
          </table:table-cell>
          <table:table-cell table:formula="of:=[$Informacion.C198]" office:value-type="string" office:string-value="Perez" calcext:value-type="string">
            <text:p>Perez</text:p>
          </table:table-cell>
          <table:table-cell table:formula="of:=[$Informacion.D198]" office:value-type="string" office:string-value="micorreo1619866@midominio.com" calcext:value-type="string">
            <text:p>micorreo1619866@midominio.com</text:p>
          </table:table-cell>
          <table:table-cell table:formula="of:=[$Informacion.E198]" office:value-type="string" office:string-value="Sector 47339789 Calle 47339789 Casa # 47339789" calcext:value-type="string">
            <text:p>Sector 47339789 Calle 47339789 Casa # 47339789</text:p>
          </table:table-cell>
          <table:table-cell table:formula="of:=CONCATENATE(&quot;, ('&quot;;[.A198];&quot;',&quot;;&quot;'&quot;;[.B198];&quot;',&quot;;&quot;'&quot;;[.C198];&quot;',&quot;;&quot;'&quot;;[.D198];&quot;',&quot;;&quot;'&quot;;[.E198];&quot;')&quot;)" office:value-type="string" office:string-value=", ('47339789','Baudilia','Perez','micorreo1619866@midominio.com','Sector 47339789 Calle 47339789 Casa # 47339789')" calcext:value-type="string">
            <text:p>, ('47339789','Baudilia','Perez','micorreo1619866@midominio.com','Sector 47339789 Calle 47339789 Casa # 47339789')</text:p>
          </table:table-cell>
        </table:table-row>
        <table:table-row table:style-name="ro1">
          <table:table-cell table:formula="of:=[$Informacion.A199]" office:value-type="float" office:value="99468710" calcext:value-type="float">
            <text:p>99468710</text:p>
          </table:table-cell>
          <table:table-cell table:formula="of:=[$Informacion.B199]" office:value-type="string" office:string-value="Jonmer" calcext:value-type="string">
            <text:p>Jonmer</text:p>
          </table:table-cell>
          <table:table-cell table:formula="of:=[$Informacion.C199]" office:value-type="string" office:string-value="Silva" calcext:value-type="string">
            <text:p>Silva</text:p>
          </table:table-cell>
          <table:table-cell table:formula="of:=[$Informacion.D199]" office:value-type="string" office:string-value="micorreo2975004@midominio.com" calcext:value-type="string">
            <text:p>micorreo2975004@midominio.com</text:p>
          </table:table-cell>
          <table:table-cell table:formula="of:=[$Informacion.E199]" office:value-type="string" office:string-value="Sector 99468710 Calle 99468710 Casa # 99468710" calcext:value-type="string">
            <text:p>Sector 99468710 Calle 99468710 Casa # 99468710</text:p>
          </table:table-cell>
          <table:table-cell table:formula="of:=CONCATENATE(&quot;, ('&quot;;[.A199];&quot;',&quot;;&quot;'&quot;;[.B199];&quot;',&quot;;&quot;'&quot;;[.C199];&quot;',&quot;;&quot;'&quot;;[.D199];&quot;',&quot;;&quot;'&quot;;[.E199];&quot;')&quot;)" office:value-type="string" office:string-value=", ('99468710','Jonmer','Silva','micorreo2975004@midominio.com','Sector 99468710 Calle 99468710 Casa # 99468710')" calcext:value-type="string">
            <text:p>, ('99468710','Jonmer','Silva','micorreo2975004@midominio.com','Sector 99468710 Calle 99468710 Casa # 99468710')</text:p>
          </table:table-cell>
        </table:table-row>
        <table:table-row table:style-name="ro1">
          <table:table-cell table:formula="of:=[$Informacion.A200]" office:value-type="float" office:value="93337446" calcext:value-type="float">
            <text:p>93337446</text:p>
          </table:table-cell>
          <table:table-cell table:formula="of:=[$Informacion.B200]" office:value-type="string" office:string-value="Eva" calcext:value-type="string">
            <text:p>Eva</text:p>
          </table:table-cell>
          <table:table-cell table:formula="of:=[$Informacion.C200]" office:value-type="string" office:string-value="Marquez" calcext:value-type="string">
            <text:p>Marquez</text:p>
          </table:table-cell>
          <table:table-cell table:formula="of:=[$Informacion.D200]" office:value-type="string" office:string-value="micorreo3972868@midominio.com" calcext:value-type="string">
            <text:p>micorreo3972868@midominio.com</text:p>
          </table:table-cell>
          <table:table-cell table:formula="of:=[$Informacion.E200]" office:value-type="string" office:string-value="Sector 93337446 Calle 93337446 Casa # 93337446" calcext:value-type="string">
            <text:p>Sector 93337446 Calle 93337446 Casa # 93337446</text:p>
          </table:table-cell>
          <table:table-cell table:formula="of:=CONCATENATE(&quot;, ('&quot;;[.A200];&quot;',&quot;;&quot;'&quot;;[.B200];&quot;',&quot;;&quot;'&quot;;[.C200];&quot;',&quot;;&quot;'&quot;;[.D200];&quot;',&quot;;&quot;'&quot;;[.E200];&quot;')&quot;)" office:value-type="string" office:string-value=", ('93337446','Eva','Marquez','micorreo3972868@midominio.com','Sector 93337446 Calle 93337446 Casa # 93337446')" calcext:value-type="string">
            <text:p>, ('93337446','Eva','Marquez','micorreo3972868@midominio.com','Sector 93337446 Calle 93337446 Casa # 93337446')</text:p>
          </table:table-cell>
        </table:table-row>
        <table:table-row table:style-name="ro1">
          <table:table-cell table:formula="of:=[$Informacion.A201]" office:value-type="float" office:value="31867494" calcext:value-type="float">
            <text:p>31867494</text:p>
          </table:table-cell>
          <table:table-cell table:formula="of:=[$Informacion.B201]" office:value-type="string" office:string-value="Dayumir" calcext:value-type="string">
            <text:p>Dayumir</text:p>
          </table:table-cell>
          <table:table-cell table:formula="of:=[$Informacion.C201]" office:value-type="string" office:string-value="Mendoza" calcext:value-type="string">
            <text:p>Mendoza</text:p>
          </table:table-cell>
          <table:table-cell table:formula="of:=[$Informacion.D201]" office:value-type="string" office:string-value="micorreo8774423@midominio.com" calcext:value-type="string">
            <text:p>micorreo8774423@midominio.com</text:p>
          </table:table-cell>
          <table:table-cell table:formula="of:=[$Informacion.E201]" office:value-type="string" office:string-value="Sector 31867494 Calle 31867494 Casa # 31867494" calcext:value-type="string">
            <text:p>Sector 31867494 Calle 31867494 Casa # 31867494</text:p>
          </table:table-cell>
          <table:table-cell table:formula="of:=CONCATENATE(&quot;, ('&quot;;[.A201];&quot;',&quot;;&quot;'&quot;;[.B201];&quot;',&quot;;&quot;'&quot;;[.C201];&quot;',&quot;;&quot;'&quot;;[.D201];&quot;',&quot;;&quot;'&quot;;[.E201];&quot;')&quot;)" office:value-type="string" office:string-value=", ('31867494','Dayumir','Mendoza','micorreo8774423@midominio.com','Sector 31867494 Calle 31867494 Casa # 31867494')" calcext:value-type="string">
            <text:p>, ('31867494','Dayumir','Mendoza','micorreo8774423@midominio.com','Sector 31867494 Calle 31867494 Casa # 31867494')</text:p>
          </table:table-cell>
        </table:table-row>
        <table:table-row table:style-name="ro1">
          <table:table-cell table:formula="of:=[$Informacion.A202]" office:value-type="float" office:value="33998275" calcext:value-type="float">
            <text:p>33998275</text:p>
          </table:table-cell>
          <table:table-cell table:formula="of:=[$Informacion.B202]" office:value-type="string" office:string-value="Skarleth" calcext:value-type="string">
            <text:p>Skarleth</text:p>
          </table:table-cell>
          <table:table-cell table:formula="of:=[$Informacion.C202]" office:value-type="string" office:string-value="Romero" calcext:value-type="string">
            <text:p>Romero</text:p>
          </table:table-cell>
          <table:table-cell table:formula="of:=[$Informacion.D202]" office:value-type="string" office:string-value="micorreo3164651@midominio.com" calcext:value-type="string">
            <text:p>micorreo3164651@midominio.com</text:p>
          </table:table-cell>
          <table:table-cell table:formula="of:=[$Informacion.E202]" office:value-type="string" office:string-value="Sector 33998275 Calle 33998275 Casa # 33998275" calcext:value-type="string">
            <text:p>Sector 33998275 Calle 33998275 Casa # 33998275</text:p>
          </table:table-cell>
          <table:table-cell table:formula="of:=CONCATENATE(&quot;, ('&quot;;[.A202];&quot;',&quot;;&quot;'&quot;;[.B202];&quot;',&quot;;&quot;'&quot;;[.C202];&quot;',&quot;;&quot;'&quot;;[.D202];&quot;',&quot;;&quot;'&quot;;[.E202];&quot;')&quot;)" office:value-type="string" office:string-value=", ('33998275','Skarleth','Romero','micorreo3164651@midominio.com','Sector 33998275 Calle 33998275 Casa # 33998275')" calcext:value-type="string">
            <text:p>, ('33998275','Skarleth','Romero','micorreo3164651@midominio.com','Sector 33998275 Calle 33998275 Casa # 33998275')</text:p>
          </table:table-cell>
        </table:table-row>
        <table:table-row table:style-name="ro1">
          <table:table-cell table:formula="of:=[$Informacion.A203]" office:value-type="float" office:value="31456637" calcext:value-type="float">
            <text:p>31456637</text:p>
          </table:table-cell>
          <table:table-cell table:formula="of:=[$Informacion.B203]" office:value-type="string" office:string-value="Maria" calcext:value-type="string">
            <text:p>Maria</text:p>
          </table:table-cell>
          <table:table-cell table:formula="of:=[$Informacion.C203]" office:value-type="string" office:string-value="Mendoza" calcext:value-type="string">
            <text:p>Mendoza</text:p>
          </table:table-cell>
          <table:table-cell table:formula="of:=[$Informacion.D203]" office:value-type="string" office:string-value="micorreo2540966@midominio.com" calcext:value-type="string">
            <text:p>micorreo2540966@midominio.com</text:p>
          </table:table-cell>
          <table:table-cell table:formula="of:=[$Informacion.E203]" office:value-type="string" office:string-value="Sector 31456637 Calle 31456637 Casa # 31456637" calcext:value-type="string">
            <text:p>Sector 31456637 Calle 31456637 Casa # 31456637</text:p>
          </table:table-cell>
          <table:table-cell table:formula="of:=CONCATENATE(&quot;, ('&quot;;[.A203];&quot;',&quot;;&quot;'&quot;;[.B203];&quot;',&quot;;&quot;'&quot;;[.C203];&quot;',&quot;;&quot;'&quot;;[.D203];&quot;',&quot;;&quot;'&quot;;[.E203];&quot;')&quot;)" office:value-type="string" office:string-value=", ('31456637','Maria','Mendoza','micorreo2540966@midominio.com','Sector 31456637 Calle 31456637 Casa # 31456637')" calcext:value-type="string">
            <text:p>, ('31456637','Maria','Mendoza','micorreo2540966@midominio.com','Sector 31456637 Calle 31456637 Casa # 31456637')</text:p>
          </table:table-cell>
        </table:table-row>
        <table:table-row table:style-name="ro1">
          <table:table-cell table:formula="of:=[$Informacion.A204]" office:value-type="float" office:value="78475614" calcext:value-type="float">
            <text:p>78475614</text:p>
          </table:table-cell>
          <table:table-cell table:formula="of:=[$Informacion.B204]" office:value-type="string" office:string-value="Jose" calcext:value-type="string">
            <text:p>Jose</text:p>
          </table:table-cell>
          <table:table-cell table:formula="of:=[$Informacion.C204]" office:value-type="string" office:string-value="Vasquez" calcext:value-type="string">
            <text:p>Vasquez</text:p>
          </table:table-cell>
          <table:table-cell table:formula="of:=[$Informacion.D204]" office:value-type="string" office:string-value="micorreo8475741@midominio.com" calcext:value-type="string">
            <text:p>micorreo8475741@midominio.com</text:p>
          </table:table-cell>
          <table:table-cell table:formula="of:=[$Informacion.E204]" office:value-type="string" office:string-value="Sector 78475614 Calle 78475614 Casa # 78475614" calcext:value-type="string">
            <text:p>Sector 78475614 Calle 78475614 Casa # 78475614</text:p>
          </table:table-cell>
          <table:table-cell table:formula="of:=CONCATENATE(&quot;, ('&quot;;[.A204];&quot;',&quot;;&quot;'&quot;;[.B204];&quot;',&quot;;&quot;'&quot;;[.C204];&quot;',&quot;;&quot;'&quot;;[.D204];&quot;',&quot;;&quot;'&quot;;[.E204];&quot;')&quot;)" office:value-type="string" office:string-value=", ('78475614','Jose','Vasquez','micorreo8475741@midominio.com','Sector 78475614 Calle 78475614 Casa # 78475614')" calcext:value-type="string">
            <text:p>, ('78475614','Jose','Vasquez','micorreo8475741@midominio.com','Sector 78475614 Calle 78475614 Casa # 78475614')</text:p>
          </table:table-cell>
        </table:table-row>
        <table:table-row table:style-name="ro1">
          <table:table-cell table:formula="of:=[$Informacion.A205]" office:value-type="float" office:value="68756002" calcext:value-type="float">
            <text:p>68756002</text:p>
          </table:table-cell>
          <table:table-cell table:formula="of:=[$Informacion.B205]" office:value-type="string" office:string-value="Dexcis" calcext:value-type="string">
            <text:p>Dexcis</text:p>
          </table:table-cell>
          <table:table-cell table:formula="of:=[$Informacion.C205]" office:value-type="string" office:string-value="Salazar" calcext:value-type="string">
            <text:p>Salazar</text:p>
          </table:table-cell>
          <table:table-cell table:formula="of:=[$Informacion.D205]" office:value-type="string" office:string-value="micorreo1592959@midominio.com" calcext:value-type="string">
            <text:p>micorreo1592959@midominio.com</text:p>
          </table:table-cell>
          <table:table-cell table:formula="of:=[$Informacion.E205]" office:value-type="string" office:string-value="Sector 68756002 Calle 68756002 Casa # 68756002" calcext:value-type="string">
            <text:p>Sector 68756002 Calle 68756002 Casa # 68756002</text:p>
          </table:table-cell>
          <table:table-cell table:formula="of:=CONCATENATE(&quot;, ('&quot;;[.A205];&quot;',&quot;;&quot;'&quot;;[.B205];&quot;',&quot;;&quot;'&quot;;[.C205];&quot;',&quot;;&quot;'&quot;;[.D205];&quot;',&quot;;&quot;'&quot;;[.E205];&quot;')&quot;)" office:value-type="string" office:string-value=", ('68756002','Dexcis','Salazar','micorreo1592959@midominio.com','Sector 68756002 Calle 68756002 Casa # 68756002')" calcext:value-type="string">
            <text:p>, ('68756002','Dexcis','Salazar','micorreo1592959@midominio.com','Sector 68756002 Calle 68756002 Casa # 68756002')</text:p>
          </table:table-cell>
        </table:table-row>
        <table:table-row table:style-name="ro1">
          <table:table-cell table:formula="of:=[$Informacion.A206]" office:value-type="float" office:value="99712751" calcext:value-type="float">
            <text:p>99712751</text:p>
          </table:table-cell>
          <table:table-cell table:formula="of:=[$Informacion.B206]" office:value-type="string" office:string-value="Marisol" calcext:value-type="string">
            <text:p>Marisol</text:p>
          </table:table-cell>
          <table:table-cell table:formula="of:=[$Informacion.C206]" office:value-type="string" office:string-value="Graterol" calcext:value-type="string">
            <text:p>Graterol</text:p>
          </table:table-cell>
          <table:table-cell table:formula="of:=[$Informacion.D206]" office:value-type="string" office:string-value="micorreo2029288@midominio.com" calcext:value-type="string">
            <text:p>micorreo2029288@midominio.com</text:p>
          </table:table-cell>
          <table:table-cell table:formula="of:=[$Informacion.E206]" office:value-type="string" office:string-value="Sector 99712751 Calle 99712751 Casa # 99712751" calcext:value-type="string">
            <text:p>Sector 99712751 Calle 99712751 Casa # 99712751</text:p>
          </table:table-cell>
          <table:table-cell table:formula="of:=CONCATENATE(&quot;, ('&quot;;[.A206];&quot;',&quot;;&quot;'&quot;;[.B206];&quot;',&quot;;&quot;'&quot;;[.C206];&quot;',&quot;;&quot;'&quot;;[.D206];&quot;',&quot;;&quot;'&quot;;[.E206];&quot;')&quot;)" office:value-type="string" office:string-value=", ('99712751','Marisol','Graterol','micorreo2029288@midominio.com','Sector 99712751 Calle 99712751 Casa # 99712751')" calcext:value-type="string">
            <text:p>, ('99712751','Marisol','Graterol','micorreo2029288@midominio.com','Sector 99712751 Calle 99712751 Casa # 99712751')</text:p>
          </table:table-cell>
        </table:table-row>
        <table:table-row table:style-name="ro1">
          <table:table-cell table:formula="of:=[$Informacion.A207]" office:value-type="float" office:value="2411418" calcext:value-type="float">
            <text:p>2411418</text:p>
          </table:table-cell>
          <table:table-cell table:formula="of:=[$Informacion.B207]" office:value-type="string" office:string-value="Ana" calcext:value-type="string">
            <text:p>Ana</text:p>
          </table:table-cell>
          <table:table-cell table:formula="of:=[$Informacion.C207]" office:value-type="string" office:string-value="Franco" calcext:value-type="string">
            <text:p>Franco</text:p>
          </table:table-cell>
          <table:table-cell table:formula="of:=[$Informacion.D207]" office:value-type="string" office:string-value="micorreo2657471@midominio.com" calcext:value-type="string">
            <text:p>micorreo2657471@midominio.com</text:p>
          </table:table-cell>
          <table:table-cell table:formula="of:=[$Informacion.E207]" office:value-type="string" office:string-value="Sector 2411418 Calle 2411418 Casa # 2411418" calcext:value-type="string">
            <text:p>Sector 2411418 Calle 2411418 Casa # 2411418</text:p>
          </table:table-cell>
          <table:table-cell table:formula="of:=CONCATENATE(&quot;, ('&quot;;[.A207];&quot;',&quot;;&quot;'&quot;;[.B207];&quot;',&quot;;&quot;'&quot;;[.C207];&quot;',&quot;;&quot;'&quot;;[.D207];&quot;',&quot;;&quot;'&quot;;[.E207];&quot;')&quot;)" office:value-type="string" office:string-value=", ('2411418','Ana','Franco','micorreo2657471@midominio.com','Sector 2411418 Calle 2411418 Casa # 2411418')" calcext:value-type="string">
            <text:p>, ('2411418','Ana','Franco','micorreo2657471@midominio.com','Sector 2411418 Calle 2411418 Casa # 2411418')</text:p>
          </table:table-cell>
        </table:table-row>
        <table:table-row table:style-name="ro1">
          <table:table-cell table:formula="of:=[$Informacion.A208]" office:value-type="float" office:value="67957441" calcext:value-type="float">
            <text:p>67957441</text:p>
          </table:table-cell>
          <table:table-cell table:formula="of:=[$Informacion.B208]" office:value-type="string" office:string-value="Edgar" calcext:value-type="string">
            <text:p>Edgar</text:p>
          </table:table-cell>
          <table:table-cell table:formula="of:=[$Informacion.C208]" office:value-type="string" office:string-value="Castillo" calcext:value-type="string">
            <text:p>Castillo</text:p>
          </table:table-cell>
          <table:table-cell table:formula="of:=[$Informacion.D208]" office:value-type="string" office:string-value="micorreo2042784@midominio.com" calcext:value-type="string">
            <text:p>micorreo2042784@midominio.com</text:p>
          </table:table-cell>
          <table:table-cell table:formula="of:=[$Informacion.E208]" office:value-type="string" office:string-value="Sector 67957441 Calle 67957441 Casa # 67957441" calcext:value-type="string">
            <text:p>Sector 67957441 Calle 67957441 Casa # 67957441</text:p>
          </table:table-cell>
          <table:table-cell table:formula="of:=CONCATENATE(&quot;, ('&quot;;[.A208];&quot;',&quot;;&quot;'&quot;;[.B208];&quot;',&quot;;&quot;'&quot;;[.C208];&quot;',&quot;;&quot;'&quot;;[.D208];&quot;',&quot;;&quot;'&quot;;[.E208];&quot;')&quot;)" office:value-type="string" office:string-value=", ('67957441','Edgar','Castillo','micorreo2042784@midominio.com','Sector 67957441 Calle 67957441 Casa # 67957441')" calcext:value-type="string">
            <text:p>, ('67957441','Edgar','Castillo','micorreo2042784@midominio.com','Sector 67957441 Calle 67957441 Casa # 67957441')</text:p>
          </table:table-cell>
        </table:table-row>
        <table:table-row table:style-name="ro1">
          <table:table-cell table:formula="of:=[$Informacion.A209]" office:value-type="float" office:value="30309423" calcext:value-type="float">
            <text:p>30309423</text:p>
          </table:table-cell>
          <table:table-cell table:formula="of:=[$Informacion.B209]" office:value-type="string" office:string-value="Luis" calcext:value-type="string">
            <text:p>Luis</text:p>
          </table:table-cell>
          <table:table-cell table:formula="of:=[$Informacion.C209]" office:value-type="string" office:string-value="Garcia" calcext:value-type="string">
            <text:p>Garcia</text:p>
          </table:table-cell>
          <table:table-cell table:formula="of:=[$Informacion.D209]" office:value-type="string" office:string-value="micorreo9893437@midominio.com" calcext:value-type="string">
            <text:p>micorreo9893437@midominio.com</text:p>
          </table:table-cell>
          <table:table-cell table:formula="of:=[$Informacion.E209]" office:value-type="string" office:string-value="Sector 30309423 Calle 30309423 Casa # 30309423" calcext:value-type="string">
            <text:p>Sector 30309423 Calle 30309423 Casa # 30309423</text:p>
          </table:table-cell>
          <table:table-cell table:formula="of:=CONCATENATE(&quot;, ('&quot;;[.A209];&quot;',&quot;;&quot;'&quot;;[.B209];&quot;',&quot;;&quot;'&quot;;[.C209];&quot;',&quot;;&quot;'&quot;;[.D209];&quot;',&quot;;&quot;'&quot;;[.E209];&quot;')&quot;)" office:value-type="string" office:string-value=", ('30309423','Luis','Garcia','micorreo9893437@midominio.com','Sector 30309423 Calle 30309423 Casa # 30309423')" calcext:value-type="string">
            <text:p>, ('30309423','Luis','Garcia','micorreo9893437@midominio.com','Sector 30309423 Calle 30309423 Casa # 30309423')</text:p>
          </table:table-cell>
        </table:table-row>
        <table:table-row table:style-name="ro1">
          <table:table-cell table:formula="of:=[$Informacion.A210]" office:value-type="float" office:value="97989325" calcext:value-type="float">
            <text:p>97989325</text:p>
          </table:table-cell>
          <table:table-cell table:formula="of:=[$Informacion.B210]" office:value-type="string" office:string-value="Carmen" calcext:value-type="string">
            <text:p>Carmen</text:p>
          </table:table-cell>
          <table:table-cell table:formula="of:=[$Informacion.C210]" office:value-type="string" office:string-value="Gil" calcext:value-type="string">
            <text:p>Gil</text:p>
          </table:table-cell>
          <table:table-cell table:formula="of:=[$Informacion.D210]" office:value-type="string" office:string-value="micorreo175814@midominio.com" calcext:value-type="string">
            <text:p>micorreo175814@midominio.com</text:p>
          </table:table-cell>
          <table:table-cell table:formula="of:=[$Informacion.E210]" office:value-type="string" office:string-value="Sector 97989325 Calle 97989325 Casa # 97989325" calcext:value-type="string">
            <text:p>Sector 97989325 Calle 97989325 Casa # 97989325</text:p>
          </table:table-cell>
          <table:table-cell table:formula="of:=CONCATENATE(&quot;, ('&quot;;[.A210];&quot;',&quot;;&quot;'&quot;;[.B210];&quot;',&quot;;&quot;'&quot;;[.C210];&quot;',&quot;;&quot;'&quot;;[.D210];&quot;',&quot;;&quot;'&quot;;[.E210];&quot;')&quot;)" office:value-type="string" office:string-value=", ('97989325','Carmen','Gil','micorreo175814@midominio.com','Sector 97989325 Calle 97989325 Casa # 97989325')" calcext:value-type="string">
            <text:p>, ('97989325','Carmen','Gil','micorreo175814@midominio.com','Sector 97989325 Calle 97989325 Casa # 97989325')</text:p>
          </table:table-cell>
        </table:table-row>
        <table:table-row table:style-name="ro1">
          <table:table-cell table:formula="of:=[$Informacion.A211]" office:value-type="float" office:value="60291335" calcext:value-type="float">
            <text:p>60291335</text:p>
          </table:table-cell>
          <table:table-cell table:formula="of:=[$Informacion.B211]" office:value-type="string" office:string-value="Hector" calcext:value-type="string">
            <text:p>Hector</text:p>
          </table:table-cell>
          <table:table-cell table:formula="of:=[$Informacion.C211]" office:value-type="string" office:string-value="Frias" calcext:value-type="string">
            <text:p>Frias</text:p>
          </table:table-cell>
          <table:table-cell table:formula="of:=[$Informacion.D211]" office:value-type="string" office:string-value="micorreo1348534@midominio.com" calcext:value-type="string">
            <text:p>micorreo1348534@midominio.com</text:p>
          </table:table-cell>
          <table:table-cell table:formula="of:=[$Informacion.E211]" office:value-type="string" office:string-value="Sector 60291335 Calle 60291335 Casa # 60291335" calcext:value-type="string">
            <text:p>Sector 60291335 Calle 60291335 Casa # 60291335</text:p>
          </table:table-cell>
          <table:table-cell table:formula="of:=CONCATENATE(&quot;, ('&quot;;[.A211];&quot;',&quot;;&quot;'&quot;;[.B211];&quot;',&quot;;&quot;'&quot;;[.C211];&quot;',&quot;;&quot;'&quot;;[.D211];&quot;',&quot;;&quot;'&quot;;[.E211];&quot;')&quot;)" office:value-type="string" office:string-value=", ('60291335','Hector','Frias','micorreo1348534@midominio.com','Sector 60291335 Calle 60291335 Casa # 60291335')" calcext:value-type="string">
            <text:p>, ('60291335','Hector','Frias','micorreo1348534@midominio.com','Sector 60291335 Calle 60291335 Casa # 60291335')</text:p>
          </table:table-cell>
        </table:table-row>
        <table:table-row table:style-name="ro1">
          <table:table-cell table:formula="of:=[$Informacion.A212]" office:value-type="float" office:value="68404645" calcext:value-type="float">
            <text:p>68404645</text:p>
          </table:table-cell>
          <table:table-cell table:formula="of:=[$Informacion.B212]" office:value-type="string" office:string-value="Carla" calcext:value-type="string">
            <text:p>Carla</text:p>
          </table:table-cell>
          <table:table-cell table:formula="of:=[$Informacion.C212]" office:value-type="string" office:string-value="Farias" calcext:value-type="string">
            <text:p>Farias</text:p>
          </table:table-cell>
          <table:table-cell table:formula="of:=[$Informacion.D212]" office:value-type="string" office:string-value="micorreo1629778@midominio.com" calcext:value-type="string">
            <text:p>micorreo1629778@midominio.com</text:p>
          </table:table-cell>
          <table:table-cell table:formula="of:=[$Informacion.E212]" office:value-type="string" office:string-value="Sector 68404645 Calle 68404645 Casa # 68404645" calcext:value-type="string">
            <text:p>Sector 68404645 Calle 68404645 Casa # 68404645</text:p>
          </table:table-cell>
          <table:table-cell table:formula="of:=CONCATENATE(&quot;, ('&quot;;[.A212];&quot;',&quot;;&quot;'&quot;;[.B212];&quot;',&quot;;&quot;'&quot;;[.C212];&quot;',&quot;;&quot;'&quot;;[.D212];&quot;',&quot;;&quot;'&quot;;[.E212];&quot;')&quot;)" office:value-type="string" office:string-value=", ('68404645','Carla','Farias','micorreo1629778@midominio.com','Sector 68404645 Calle 68404645 Casa # 68404645')" calcext:value-type="string">
            <text:p>, ('68404645','Carla','Farias','micorreo1629778@midominio.com','Sector 68404645 Calle 68404645 Casa # 68404645')</text:p>
          </table:table-cell>
        </table:table-row>
        <table:table-row table:style-name="ro1">
          <table:table-cell table:formula="of:=[$Informacion.A213]" office:value-type="float" office:value="77076655" calcext:value-type="float">
            <text:p>77076655</text:p>
          </table:table-cell>
          <table:table-cell table:formula="of:=[$Informacion.B213]" office:value-type="string" office:string-value="Nanci" calcext:value-type="string">
            <text:p>Nanci</text:p>
          </table:table-cell>
          <table:table-cell table:formula="of:=[$Informacion.C213]" office:value-type="string" office:string-value="Sanchez" calcext:value-type="string">
            <text:p>Sanchez</text:p>
          </table:table-cell>
          <table:table-cell table:formula="of:=[$Informacion.D213]" office:value-type="string" office:string-value="micorreo4929772@midominio.com" calcext:value-type="string">
            <text:p>micorreo4929772@midominio.com</text:p>
          </table:table-cell>
          <table:table-cell table:formula="of:=[$Informacion.E213]" office:value-type="string" office:string-value="Sector 77076655 Calle 77076655 Casa # 77076655" calcext:value-type="string">
            <text:p>Sector 77076655 Calle 77076655 Casa # 77076655</text:p>
          </table:table-cell>
          <table:table-cell table:formula="of:=CONCATENATE(&quot;, ('&quot;;[.A213];&quot;',&quot;;&quot;'&quot;;[.B213];&quot;',&quot;;&quot;'&quot;;[.C213];&quot;',&quot;;&quot;'&quot;;[.D213];&quot;',&quot;;&quot;'&quot;;[.E213];&quot;')&quot;)" office:value-type="string" office:string-value=", ('77076655','Nanci','Sanchez','micorreo4929772@midominio.com','Sector 77076655 Calle 77076655 Casa # 77076655')" calcext:value-type="string">
            <text:p>, ('77076655','Nanci','Sanchez','micorreo4929772@midominio.com','Sector 77076655 Calle 77076655 Casa # 77076655')</text:p>
          </table:table-cell>
        </table:table-row>
        <table:table-row table:style-name="ro1">
          <table:table-cell table:formula="of:=[$Informacion.A214]" office:value-type="float" office:value="14396638" calcext:value-type="float">
            <text:p>14396638</text:p>
          </table:table-cell>
          <table:table-cell table:formula="of:=[$Informacion.B214]" office:value-type="string" office:string-value="Doris" calcext:value-type="string">
            <text:p>Doris</text:p>
          </table:table-cell>
          <table:table-cell table:formula="of:=[$Informacion.C214]" office:value-type="string" office:string-value="Sangronis" calcext:value-type="string">
            <text:p>Sangronis</text:p>
          </table:table-cell>
          <table:table-cell table:formula="of:=[$Informacion.D214]" office:value-type="string" office:string-value="micorreo5862573@midominio.com" calcext:value-type="string">
            <text:p>micorreo5862573@midominio.com</text:p>
          </table:table-cell>
          <table:table-cell table:formula="of:=[$Informacion.E214]" office:value-type="string" office:string-value="Sector 14396638 Calle 14396638 Casa # 14396638" calcext:value-type="string">
            <text:p>Sector 14396638 Calle 14396638 Casa # 14396638</text:p>
          </table:table-cell>
          <table:table-cell table:formula="of:=CONCATENATE(&quot;, ('&quot;;[.A214];&quot;',&quot;;&quot;'&quot;;[.B214];&quot;',&quot;;&quot;'&quot;;[.C214];&quot;',&quot;;&quot;'&quot;;[.D214];&quot;',&quot;;&quot;'&quot;;[.E214];&quot;')&quot;)" office:value-type="string" office:string-value=", ('14396638','Doris','Sangronis','micorreo5862573@midominio.com','Sector 14396638 Calle 14396638 Casa # 14396638')" calcext:value-type="string">
            <text:p>, ('14396638','Doris','Sangronis','micorreo5862573@midominio.com','Sector 14396638 Calle 14396638 Casa # 14396638')</text:p>
          </table:table-cell>
        </table:table-row>
        <table:table-row table:style-name="ro1">
          <table:table-cell table:formula="of:=[$Informacion.A215]" office:value-type="float" office:value="74182742" calcext:value-type="float">
            <text:p>74182742</text:p>
          </table:table-cell>
          <table:table-cell table:formula="of:=[$Informacion.B215]" office:value-type="string" office:string-value="Wendy " calcext:value-type="string">
            <text:p>Wendy </text:p>
          </table:table-cell>
          <table:table-cell table:formula="of:=[$Informacion.C215]" office:value-type="string" office:string-value="Almao " calcext:value-type="string">
            <text:p>Almao </text:p>
          </table:table-cell>
          <table:table-cell table:formula="of:=[$Informacion.D215]" office:value-type="string" office:string-value="micorreo6730010@midominio.com" calcext:value-type="string">
            <text:p>micorreo6730010@midominio.com</text:p>
          </table:table-cell>
          <table:table-cell table:formula="of:=[$Informacion.E215]" office:value-type="string" office:string-value="Sector 74182742 Calle 74182742 Casa # 74182742" calcext:value-type="string">
            <text:p>Sector 74182742 Calle 74182742 Casa # 74182742</text:p>
          </table:table-cell>
          <table:table-cell table:formula="of:=CONCATENATE(&quot;, ('&quot;;[.A215];&quot;',&quot;;&quot;'&quot;;[.B215];&quot;',&quot;;&quot;'&quot;;[.C215];&quot;',&quot;;&quot;'&quot;;[.D215];&quot;',&quot;;&quot;'&quot;;[.E215];&quot;')&quot;)" office:value-type="string" office:string-value=", ('74182742','Wendy ','Almao ','micorreo6730010@midominio.com','Sector 74182742 Calle 74182742 Casa # 74182742')" calcext:value-type="string">
            <text:p>, ('74182742','Wendy ','Almao ','micorreo6730010@midominio.com','Sector 74182742 Calle 74182742 Casa # 74182742')</text:p>
          </table:table-cell>
        </table:table-row>
        <table:table-row table:style-name="ro1">
          <table:table-cell table:formula="of:=[$Informacion.A216]" office:value-type="float" office:value="71539224" calcext:value-type="float">
            <text:p>71539224</text:p>
          </table:table-cell>
          <table:table-cell table:formula="of:=[$Informacion.B216]" office:value-type="string" office:string-value="Gioconda" calcext:value-type="string">
            <text:p>Gioconda</text:p>
          </table:table-cell>
          <table:table-cell table:formula="of:=[$Informacion.C216]" office:value-type="string" office:string-value="Gimenez" calcext:value-type="string">
            <text:p>Gimenez</text:p>
          </table:table-cell>
          <table:table-cell table:formula="of:=[$Informacion.D216]" office:value-type="string" office:string-value="micorreo2708781@midominio.com" calcext:value-type="string">
            <text:p>micorreo2708781@midominio.com</text:p>
          </table:table-cell>
          <table:table-cell table:formula="of:=[$Informacion.E216]" office:value-type="string" office:string-value="Sector 71539224 Calle 71539224 Casa # 71539224" calcext:value-type="string">
            <text:p>Sector 71539224 Calle 71539224 Casa # 71539224</text:p>
          </table:table-cell>
          <table:table-cell table:formula="of:=CONCATENATE(&quot;, ('&quot;;[.A216];&quot;',&quot;;&quot;'&quot;;[.B216];&quot;',&quot;;&quot;'&quot;;[.C216];&quot;',&quot;;&quot;'&quot;;[.D216];&quot;',&quot;;&quot;'&quot;;[.E216];&quot;')&quot;)" office:value-type="string" office:string-value=", ('71539224','Gioconda','Gimenez','micorreo2708781@midominio.com','Sector 71539224 Calle 71539224 Casa # 71539224')" calcext:value-type="string">
            <text:p>, ('71539224','Gioconda','Gimenez','micorreo2708781@midominio.com','Sector 71539224 Calle 71539224 Casa # 71539224')</text:p>
          </table:table-cell>
        </table:table-row>
        <table:table-row table:style-name="ro1">
          <table:table-cell table:formula="of:=[$Informacion.A217]" office:value-type="float" office:value="37327339" calcext:value-type="float">
            <text:p>37327339</text:p>
          </table:table-cell>
          <table:table-cell table:formula="of:=[$Informacion.B217]" office:value-type="string" office:string-value="Ivanna" calcext:value-type="string">
            <text:p>Ivanna</text:p>
          </table:table-cell>
          <table:table-cell table:formula="of:=[$Informacion.C217]" office:value-type="string" office:string-value="Valderrama" calcext:value-type="string">
            <text:p>Valderrama</text:p>
          </table:table-cell>
          <table:table-cell table:formula="of:=[$Informacion.D217]" office:value-type="string" office:string-value="micorreo1195227@midominio.com" calcext:value-type="string">
            <text:p>micorreo1195227@midominio.com</text:p>
          </table:table-cell>
          <table:table-cell table:formula="of:=[$Informacion.E217]" office:value-type="string" office:string-value="Sector 37327339 Calle 37327339 Casa # 37327339" calcext:value-type="string">
            <text:p>Sector 37327339 Calle 37327339 Casa # 37327339</text:p>
          </table:table-cell>
          <table:table-cell table:formula="of:=CONCATENATE(&quot;, ('&quot;;[.A217];&quot;',&quot;;&quot;'&quot;;[.B217];&quot;',&quot;;&quot;'&quot;;[.C217];&quot;',&quot;;&quot;'&quot;;[.D217];&quot;',&quot;;&quot;'&quot;;[.E217];&quot;')&quot;)" office:value-type="string" office:string-value=", ('37327339','Ivanna','Valderrama','micorreo1195227@midominio.com','Sector 37327339 Calle 37327339 Casa # 37327339')" calcext:value-type="string">
            <text:p>, ('37327339','Ivanna','Valderrama','micorreo1195227@midominio.com','Sector 37327339 Calle 37327339 Casa # 37327339')</text:p>
          </table:table-cell>
        </table:table-row>
        <table:table-row table:style-name="ro1">
          <table:table-cell table:formula="of:=[$Informacion.A218]" office:value-type="float" office:value="91200378" calcext:value-type="float">
            <text:p>91200378</text:p>
          </table:table-cell>
          <table:table-cell table:formula="of:=[$Informacion.B218]" office:value-type="string" office:string-value="Arelys" calcext:value-type="string">
            <text:p>Arelys</text:p>
          </table:table-cell>
          <table:table-cell table:formula="of:=[$Informacion.C218]" office:value-type="string" office:string-value="Soto" calcext:value-type="string">
            <text:p>Soto</text:p>
          </table:table-cell>
          <table:table-cell table:formula="of:=[$Informacion.D218]" office:value-type="string" office:string-value="micorreo839759@midominio.com" calcext:value-type="string">
            <text:p>micorreo839759@midominio.com</text:p>
          </table:table-cell>
          <table:table-cell table:formula="of:=[$Informacion.E218]" office:value-type="string" office:string-value="Sector 91200378 Calle 91200378 Casa # 91200378" calcext:value-type="string">
            <text:p>Sector 91200378 Calle 91200378 Casa # 91200378</text:p>
          </table:table-cell>
          <table:table-cell table:formula="of:=CONCATENATE(&quot;, ('&quot;;[.A218];&quot;',&quot;;&quot;'&quot;;[.B218];&quot;',&quot;;&quot;'&quot;;[.C218];&quot;',&quot;;&quot;'&quot;;[.D218];&quot;',&quot;;&quot;'&quot;;[.E218];&quot;')&quot;)" office:value-type="string" office:string-value=", ('91200378','Arelys','Soto','micorreo839759@midominio.com','Sector 91200378 Calle 91200378 Casa # 91200378')" calcext:value-type="string">
            <text:p>, ('91200378','Arelys','Soto','micorreo839759@midominio.com','Sector 91200378 Calle 91200378 Casa # 91200378')</text:p>
          </table:table-cell>
        </table:table-row>
        <table:table-row table:style-name="ro1">
          <table:table-cell table:formula="of:=[$Informacion.A219]" office:value-type="float" office:value="72496614" calcext:value-type="float">
            <text:p>72496614</text:p>
          </table:table-cell>
          <table:table-cell table:formula="of:=[$Informacion.B219]" office:value-type="string" office:string-value="Maria " calcext:value-type="string">
            <text:p>Maria </text:p>
          </table:table-cell>
          <table:table-cell table:formula="of:=[$Informacion.C219]" office:value-type="string" office:string-value="Carmona " calcext:value-type="string">
            <text:p>Carmona </text:p>
          </table:table-cell>
          <table:table-cell table:formula="of:=[$Informacion.D219]" office:value-type="string" office:string-value="micorreo6384690@midominio.com" calcext:value-type="string">
            <text:p>micorreo6384690@midominio.com</text:p>
          </table:table-cell>
          <table:table-cell table:formula="of:=[$Informacion.E219]" office:value-type="string" office:string-value="Sector 72496614 Calle 72496614 Casa # 72496614" calcext:value-type="string">
            <text:p>Sector 72496614 Calle 72496614 Casa # 72496614</text:p>
          </table:table-cell>
          <table:table-cell table:formula="of:=CONCATENATE(&quot;, ('&quot;;[.A219];&quot;',&quot;;&quot;'&quot;;[.B219];&quot;',&quot;;&quot;'&quot;;[.C219];&quot;',&quot;;&quot;'&quot;;[.D219];&quot;',&quot;;&quot;'&quot;;[.E219];&quot;')&quot;)" office:value-type="string" office:string-value=", ('72496614','Maria ','Carmona ','micorreo6384690@midominio.com','Sector 72496614 Calle 72496614 Casa # 72496614')" calcext:value-type="string">
            <text:p>, ('72496614','Maria ','Carmona ','micorreo6384690@midominio.com','Sector 72496614 Calle 72496614 Casa # 72496614')</text:p>
          </table:table-cell>
        </table:table-row>
        <table:table-row table:style-name="ro1">
          <table:table-cell table:formula="of:=[$Informacion.A220]" office:value-type="float" office:value="48813938" calcext:value-type="float">
            <text:p>48813938</text:p>
          </table:table-cell>
          <table:table-cell table:formula="of:=[$Informacion.B220]" office:value-type="string" office:string-value="Edita" calcext:value-type="string">
            <text:p>Edita</text:p>
          </table:table-cell>
          <table:table-cell table:formula="of:=[$Informacion.C220]" office:value-type="string" office:string-value="Peraza" calcext:value-type="string">
            <text:p>Peraza</text:p>
          </table:table-cell>
          <table:table-cell table:formula="of:=[$Informacion.D220]" office:value-type="string" office:string-value="micorreo6988471@midominio.com" calcext:value-type="string">
            <text:p>micorreo6988471@midominio.com</text:p>
          </table:table-cell>
          <table:table-cell table:formula="of:=[$Informacion.E220]" office:value-type="string" office:string-value="Sector 48813938 Calle 48813938 Casa # 48813938" calcext:value-type="string">
            <text:p>Sector 48813938 Calle 48813938 Casa # 48813938</text:p>
          </table:table-cell>
          <table:table-cell table:formula="of:=CONCATENATE(&quot;, ('&quot;;[.A220];&quot;',&quot;;&quot;'&quot;;[.B220];&quot;',&quot;;&quot;'&quot;;[.C220];&quot;',&quot;;&quot;'&quot;;[.D220];&quot;',&quot;;&quot;'&quot;;[.E220];&quot;')&quot;)" office:value-type="string" office:string-value=", ('48813938','Edita','Peraza','micorreo6988471@midominio.com','Sector 48813938 Calle 48813938 Casa # 48813938')" calcext:value-type="string">
            <text:p>, ('48813938','Edita','Peraza','micorreo6988471@midominio.com','Sector 48813938 Calle 48813938 Casa # 48813938')</text:p>
          </table:table-cell>
        </table:table-row>
        <table:table-row table:style-name="ro1">
          <table:table-cell table:formula="of:=[$Informacion.A221]" office:value-type="float" office:value="42932832" calcext:value-type="float">
            <text:p>42932832</text:p>
          </table:table-cell>
          <table:table-cell table:formula="of:=[$Informacion.B221]" office:value-type="string" office:string-value="Hernan" calcext:value-type="string">
            <text:p>Hernan</text:p>
          </table:table-cell>
          <table:table-cell table:formula="of:=[$Informacion.C221]" office:value-type="string" office:string-value="Mogollon" calcext:value-type="string">
            <text:p>Mogollon</text:p>
          </table:table-cell>
          <table:table-cell table:formula="of:=[$Informacion.D221]" office:value-type="string" office:string-value="micorreo9277514@midominio.com" calcext:value-type="string">
            <text:p>micorreo9277514@midominio.com</text:p>
          </table:table-cell>
          <table:table-cell table:formula="of:=[$Informacion.E221]" office:value-type="string" office:string-value="Sector 42932832 Calle 42932832 Casa # 42932832" calcext:value-type="string">
            <text:p>Sector 42932832 Calle 42932832 Casa # 42932832</text:p>
          </table:table-cell>
          <table:table-cell table:formula="of:=CONCATENATE(&quot;, ('&quot;;[.A221];&quot;',&quot;;&quot;'&quot;;[.B221];&quot;',&quot;;&quot;'&quot;;[.C221];&quot;',&quot;;&quot;'&quot;;[.D221];&quot;',&quot;;&quot;'&quot;;[.E221];&quot;')&quot;)" office:value-type="string" office:string-value=", ('42932832','Hernan','Mogollon','micorreo9277514@midominio.com','Sector 42932832 Calle 42932832 Casa # 42932832')" calcext:value-type="string">
            <text:p>, ('42932832','Hernan','Mogollon','micorreo9277514@midominio.com','Sector 42932832 Calle 42932832 Casa # 42932832')</text:p>
          </table:table-cell>
        </table:table-row>
        <table:table-row table:style-name="ro1">
          <table:table-cell table:formula="of:=[$Informacion.A222]" office:value-type="float" office:value="91552852" calcext:value-type="float">
            <text:p>91552852</text:p>
          </table:table-cell>
          <table:table-cell table:formula="of:=[$Informacion.B222]" office:value-type="string" office:string-value="Efreydixmar" calcext:value-type="string">
            <text:p>Efreydixmar</text:p>
          </table:table-cell>
          <table:table-cell table:formula="of:=[$Informacion.C222]" office:value-type="string" office:string-value="Suarez" calcext:value-type="string">
            <text:p>Suarez</text:p>
          </table:table-cell>
          <table:table-cell table:formula="of:=[$Informacion.D222]" office:value-type="string" office:string-value="micorreo2225683@midominio.com" calcext:value-type="string">
            <text:p>micorreo2225683@midominio.com</text:p>
          </table:table-cell>
          <table:table-cell table:formula="of:=[$Informacion.E222]" office:value-type="string" office:string-value="Sector 91552852 Calle 91552852 Casa # 91552852" calcext:value-type="string">
            <text:p>Sector 91552852 Calle 91552852 Casa # 91552852</text:p>
          </table:table-cell>
          <table:table-cell table:formula="of:=CONCATENATE(&quot;, ('&quot;;[.A222];&quot;',&quot;;&quot;'&quot;;[.B222];&quot;',&quot;;&quot;'&quot;;[.C222];&quot;',&quot;;&quot;'&quot;;[.D222];&quot;',&quot;;&quot;'&quot;;[.E222];&quot;')&quot;)" office:value-type="string" office:string-value=", ('91552852','Efreydixmar','Suarez','micorreo2225683@midominio.com','Sector 91552852 Calle 91552852 Casa # 91552852')" calcext:value-type="string">
            <text:p>, ('91552852','Efreydixmar','Suarez','micorreo2225683@midominio.com','Sector 91552852 Calle 91552852 Casa # 91552852')</text:p>
          </table:table-cell>
        </table:table-row>
        <table:table-row table:style-name="ro1">
          <table:table-cell table:formula="of:=[$Informacion.A223]" office:value-type="float" office:value="21691441" calcext:value-type="float">
            <text:p>21691441</text:p>
          </table:table-cell>
          <table:table-cell table:formula="of:=[$Informacion.B223]" office:value-type="string" office:string-value="Crisvinu" calcext:value-type="string">
            <text:p>Crisvinu</text:p>
          </table:table-cell>
          <table:table-cell table:formula="of:=[$Informacion.C223]" office:value-type="string" office:string-value="Salcedo" calcext:value-type="string">
            <text:p>Salcedo</text:p>
          </table:table-cell>
          <table:table-cell table:formula="of:=[$Informacion.D223]" office:value-type="string" office:string-value="micorreo6983036@midominio.com" calcext:value-type="string">
            <text:p>micorreo6983036@midominio.com</text:p>
          </table:table-cell>
          <table:table-cell table:formula="of:=[$Informacion.E223]" office:value-type="string" office:string-value="Sector 21691441 Calle 21691441 Casa # 21691441" calcext:value-type="string">
            <text:p>Sector 21691441 Calle 21691441 Casa # 21691441</text:p>
          </table:table-cell>
          <table:table-cell table:formula="of:=CONCATENATE(&quot;, ('&quot;;[.A223];&quot;',&quot;;&quot;'&quot;;[.B223];&quot;',&quot;;&quot;'&quot;;[.C223];&quot;',&quot;;&quot;'&quot;;[.D223];&quot;',&quot;;&quot;'&quot;;[.E223];&quot;')&quot;)" office:value-type="string" office:string-value=", ('21691441','Crisvinu','Salcedo','micorreo6983036@midominio.com','Sector 21691441 Calle 21691441 Casa # 21691441')" calcext:value-type="string">
            <text:p>, ('21691441','Crisvinu','Salcedo','micorreo6983036@midominio.com','Sector 21691441 Calle 21691441 Casa # 21691441')</text:p>
          </table:table-cell>
        </table:table-row>
        <table:table-row table:style-name="ro1">
          <table:table-cell table:formula="of:=[$Informacion.A224]" office:value-type="float" office:value="84789753" calcext:value-type="float">
            <text:p>84789753</text:p>
          </table:table-cell>
          <table:table-cell table:formula="of:=[$Informacion.B224]" office:value-type="string" office:string-value="Abel" calcext:value-type="string">
            <text:p>Abel</text:p>
          </table:table-cell>
          <table:table-cell table:formula="of:=[$Informacion.C224]" office:value-type="string" office:string-value="Gimenez" calcext:value-type="string">
            <text:p>Gimenez</text:p>
          </table:table-cell>
          <table:table-cell table:formula="of:=[$Informacion.D224]" office:value-type="string" office:string-value="micorreo1025660@midominio.com" calcext:value-type="string">
            <text:p>micorreo1025660@midominio.com</text:p>
          </table:table-cell>
          <table:table-cell table:formula="of:=[$Informacion.E224]" office:value-type="string" office:string-value="Sector 84789753 Calle 84789753 Casa # 84789753" calcext:value-type="string">
            <text:p>Sector 84789753 Calle 84789753 Casa # 84789753</text:p>
          </table:table-cell>
          <table:table-cell table:formula="of:=CONCATENATE(&quot;, ('&quot;;[.A224];&quot;',&quot;;&quot;'&quot;;[.B224];&quot;',&quot;;&quot;'&quot;;[.C224];&quot;',&quot;;&quot;'&quot;;[.D224];&quot;',&quot;;&quot;'&quot;;[.E224];&quot;')&quot;)" office:value-type="string" office:string-value=", ('84789753','Abel','Gimenez','micorreo1025660@midominio.com','Sector 84789753 Calle 84789753 Casa # 84789753')" calcext:value-type="string">
            <text:p>, ('84789753','Abel','Gimenez','micorreo1025660@midominio.com','Sector 84789753 Calle 84789753 Casa # 84789753')</text:p>
          </table:table-cell>
        </table:table-row>
        <table:table-row table:style-name="ro1">
          <table:table-cell table:formula="of:=[$Informacion.A225]" office:value-type="float" office:value="94771613" calcext:value-type="float">
            <text:p>94771613</text:p>
          </table:table-cell>
          <table:table-cell table:formula="of:=[$Informacion.B225]" office:value-type="string" office:string-value="Karelbis" calcext:value-type="string">
            <text:p>Karelbis</text:p>
          </table:table-cell>
          <table:table-cell table:formula="of:=[$Informacion.C225]" office:value-type="string" office:string-value="Orres" calcext:value-type="string">
            <text:p>Orres</text:p>
          </table:table-cell>
          <table:table-cell table:formula="of:=[$Informacion.D225]" office:value-type="string" office:string-value="micorreo4883071@midominio.com" calcext:value-type="string">
            <text:p>micorreo4883071@midominio.com</text:p>
          </table:table-cell>
          <table:table-cell table:formula="of:=[$Informacion.E225]" office:value-type="string" office:string-value="Sector 94771613 Calle 94771613 Casa # 94771613" calcext:value-type="string">
            <text:p>Sector 94771613 Calle 94771613 Casa # 94771613</text:p>
          </table:table-cell>
          <table:table-cell table:formula="of:=CONCATENATE(&quot;, ('&quot;;[.A225];&quot;',&quot;;&quot;'&quot;;[.B225];&quot;',&quot;;&quot;'&quot;;[.C225];&quot;',&quot;;&quot;'&quot;;[.D225];&quot;',&quot;;&quot;'&quot;;[.E225];&quot;')&quot;)" office:value-type="string" office:string-value=", ('94771613','Karelbis','Orres','micorreo4883071@midominio.com','Sector 94771613 Calle 94771613 Casa # 94771613')" calcext:value-type="string">
            <text:p>, ('94771613','Karelbis','Orres','micorreo4883071@midominio.com','Sector 94771613 Calle 94771613 Casa # 94771613')</text:p>
          </table:table-cell>
        </table:table-row>
        <table:table-row table:style-name="ro1">
          <table:table-cell table:formula="of:=[$Informacion.A226]" office:value-type="float" office:value="31278907" calcext:value-type="float">
            <text:p>31278907</text:p>
          </table:table-cell>
          <table:table-cell table:formula="of:=[$Informacion.B226]" office:value-type="string" office:string-value="Erick" calcext:value-type="string">
            <text:p>Erick</text:p>
          </table:table-cell>
          <table:table-cell table:formula="of:=[$Informacion.C226]" office:value-type="string" office:string-value="Hernandez" calcext:value-type="string">
            <text:p>Hernandez</text:p>
          </table:table-cell>
          <table:table-cell table:formula="of:=[$Informacion.D226]" office:value-type="string" office:string-value="micorreo8899268@midominio.com" calcext:value-type="string">
            <text:p>micorreo8899268@midominio.com</text:p>
          </table:table-cell>
          <table:table-cell table:formula="of:=[$Informacion.E226]" office:value-type="string" office:string-value="Sector 31278907 Calle 31278907 Casa # 31278907" calcext:value-type="string">
            <text:p>Sector 31278907 Calle 31278907 Casa # 31278907</text:p>
          </table:table-cell>
          <table:table-cell table:formula="of:=CONCATENATE(&quot;, ('&quot;;[.A226];&quot;',&quot;;&quot;'&quot;;[.B226];&quot;',&quot;;&quot;'&quot;;[.C226];&quot;',&quot;;&quot;'&quot;;[.D226];&quot;',&quot;;&quot;'&quot;;[.E226];&quot;')&quot;)" office:value-type="string" office:string-value=", ('31278907','Erick','Hernandez','micorreo8899268@midominio.com','Sector 31278907 Calle 31278907 Casa # 31278907')" calcext:value-type="string">
            <text:p>, ('31278907','Erick','Hernandez','micorreo8899268@midominio.com','Sector 31278907 Calle 31278907 Casa # 31278907')</text:p>
          </table:table-cell>
        </table:table-row>
        <table:table-row table:style-name="ro1">
          <table:table-cell table:formula="of:=[$Informacion.A227]" office:value-type="float" office:value="21904916" calcext:value-type="float">
            <text:p>21904916</text:p>
          </table:table-cell>
          <table:table-cell table:formula="of:=[$Informacion.B227]" office:value-type="string" office:string-value="Jose" calcext:value-type="string">
            <text:p>Jose</text:p>
          </table:table-cell>
          <table:table-cell table:formula="of:=[$Informacion.C227]" office:value-type="string" office:string-value="Rodriguez" calcext:value-type="string">
            <text:p>Rodriguez</text:p>
          </table:table-cell>
          <table:table-cell table:formula="of:=[$Informacion.D227]" office:value-type="string" office:string-value="micorreo828020@midominio.com" calcext:value-type="string">
            <text:p>micorreo828020@midominio.com</text:p>
          </table:table-cell>
          <table:table-cell table:formula="of:=[$Informacion.E227]" office:value-type="string" office:string-value="Sector 21904916 Calle 21904916 Casa # 21904916" calcext:value-type="string">
            <text:p>Sector 21904916 Calle 21904916 Casa # 21904916</text:p>
          </table:table-cell>
          <table:table-cell table:formula="of:=CONCATENATE(&quot;, ('&quot;;[.A227];&quot;',&quot;;&quot;'&quot;;[.B227];&quot;',&quot;;&quot;'&quot;;[.C227];&quot;',&quot;;&quot;'&quot;;[.D227];&quot;',&quot;;&quot;'&quot;;[.E227];&quot;')&quot;)" office:value-type="string" office:string-value=", ('21904916','Jose','Rodriguez','micorreo828020@midominio.com','Sector 21904916 Calle 21904916 Casa # 21904916')" calcext:value-type="string">
            <text:p>, ('21904916','Jose','Rodriguez','micorreo828020@midominio.com','Sector 21904916 Calle 21904916 Casa # 21904916')</text:p>
          </table:table-cell>
        </table:table-row>
        <table:table-row table:style-name="ro1">
          <table:table-cell table:formula="of:=[$Informacion.A228]" office:value-type="float" office:value="706967" calcext:value-type="float">
            <text:p>706967</text:p>
          </table:table-cell>
          <table:table-cell table:formula="of:=[$Informacion.B228]" office:value-type="string" office:string-value="Yosbeiker" calcext:value-type="string">
            <text:p>Yosbeiker</text:p>
          </table:table-cell>
          <table:table-cell table:formula="of:=[$Informacion.C228]" office:value-type="string" office:string-value="Carrasquel" calcext:value-type="string">
            <text:p>Carrasquel</text:p>
          </table:table-cell>
          <table:table-cell table:formula="of:=[$Informacion.D228]" office:value-type="string" office:string-value="micorreo8812438@midominio.com" calcext:value-type="string">
            <text:p>micorreo8812438@midominio.com</text:p>
          </table:table-cell>
          <table:table-cell table:formula="of:=[$Informacion.E228]" office:value-type="string" office:string-value="Sector 706967 Calle 706967 Casa # 706967" calcext:value-type="string">
            <text:p>Sector 706967 Calle 706967 Casa # 706967</text:p>
          </table:table-cell>
          <table:table-cell table:formula="of:=CONCATENATE(&quot;, ('&quot;;[.A228];&quot;',&quot;;&quot;'&quot;;[.B228];&quot;',&quot;;&quot;'&quot;;[.C228];&quot;',&quot;;&quot;'&quot;;[.D228];&quot;',&quot;;&quot;'&quot;;[.E228];&quot;')&quot;)" office:value-type="string" office:string-value=", ('706967','Yosbeiker','Carrasquel','micorreo8812438@midominio.com','Sector 706967 Calle 706967 Casa # 706967')" calcext:value-type="string">
            <text:p>, ('706967','Yosbeiker','Carrasquel','micorreo8812438@midominio.com','Sector 706967 Calle 706967 Casa # 706967')</text:p>
          </table:table-cell>
        </table:table-row>
        <table:table-row table:style-name="ro1">
          <table:table-cell table:formula="of:=[$Informacion.A229]" office:value-type="float" office:value="69351568" calcext:value-type="float">
            <text:p>69351568</text:p>
          </table:table-cell>
          <table:table-cell table:formula="of:=[$Informacion.B229]" office:value-type="string" office:string-value="Zenaida" calcext:value-type="string">
            <text:p>Zenaida</text:p>
          </table:table-cell>
          <table:table-cell table:formula="of:=[$Informacion.C229]" office:value-type="string" office:string-value="Carrasco" calcext:value-type="string">
            <text:p>Carrasco</text:p>
          </table:table-cell>
          <table:table-cell table:formula="of:=[$Informacion.D229]" office:value-type="string" office:string-value="micorreo4130884@midominio.com" calcext:value-type="string">
            <text:p>micorreo4130884@midominio.com</text:p>
          </table:table-cell>
          <table:table-cell table:formula="of:=[$Informacion.E229]" office:value-type="string" office:string-value="Sector 69351568 Calle 69351568 Casa # 69351568" calcext:value-type="string">
            <text:p>Sector 69351568 Calle 69351568 Casa # 69351568</text:p>
          </table:table-cell>
          <table:table-cell table:formula="of:=CONCATENATE(&quot;, ('&quot;;[.A229];&quot;',&quot;;&quot;'&quot;;[.B229];&quot;',&quot;;&quot;'&quot;;[.C229];&quot;',&quot;;&quot;'&quot;;[.D229];&quot;',&quot;;&quot;'&quot;;[.E229];&quot;')&quot;)" office:value-type="string" office:string-value=", ('69351568','Zenaida','Carrasco','micorreo4130884@midominio.com','Sector 69351568 Calle 69351568 Casa # 69351568')" calcext:value-type="string">
            <text:p>, ('69351568','Zenaida','Carrasco','micorreo4130884@midominio.com','Sector 69351568 Calle 69351568 Casa # 69351568')</text:p>
          </table:table-cell>
        </table:table-row>
        <table:table-row table:style-name="ro1">
          <table:table-cell table:formula="of:=[$Informacion.A230]" office:value-type="float" office:value="51637586" calcext:value-type="float">
            <text:p>51637586</text:p>
          </table:table-cell>
          <table:table-cell table:formula="of:=[$Informacion.B230]" office:value-type="string" office:string-value="Jesus" calcext:value-type="string">
            <text:p>Jesus</text:p>
          </table:table-cell>
          <table:table-cell table:formula="of:=[$Informacion.C230]" office:value-type="string" office:string-value="Mendoza" calcext:value-type="string">
            <text:p>Mendoza</text:p>
          </table:table-cell>
          <table:table-cell table:formula="of:=[$Informacion.D230]" office:value-type="string" office:string-value="micorreo4320363@midominio.com" calcext:value-type="string">
            <text:p>micorreo4320363@midominio.com</text:p>
          </table:table-cell>
          <table:table-cell table:formula="of:=[$Informacion.E230]" office:value-type="string" office:string-value="Sector 51637586 Calle 51637586 Casa # 51637586" calcext:value-type="string">
            <text:p>Sector 51637586 Calle 51637586 Casa # 51637586</text:p>
          </table:table-cell>
          <table:table-cell table:formula="of:=CONCATENATE(&quot;, ('&quot;;[.A230];&quot;',&quot;;&quot;'&quot;;[.B230];&quot;',&quot;;&quot;'&quot;;[.C230];&quot;',&quot;;&quot;'&quot;;[.D230];&quot;',&quot;;&quot;'&quot;;[.E230];&quot;')&quot;)" office:value-type="string" office:string-value=", ('51637586','Jesus','Mendoza','micorreo4320363@midominio.com','Sector 51637586 Calle 51637586 Casa # 51637586')" calcext:value-type="string">
            <text:p>, ('51637586','Jesus','Mendoza','micorreo4320363@midominio.com','Sector 51637586 Calle 51637586 Casa # 51637586')</text:p>
          </table:table-cell>
        </table:table-row>
        <table:table-row table:style-name="ro1">
          <table:table-cell table:formula="of:=[$Informacion.A231]" office:value-type="float" office:value="14583104" calcext:value-type="float">
            <text:p>14583104</text:p>
          </table:table-cell>
          <table:table-cell table:formula="of:=[$Informacion.B231]" office:value-type="string" office:string-value="Maria" calcext:value-type="string">
            <text:p>Maria</text:p>
          </table:table-cell>
          <table:table-cell table:formula="of:=[$Informacion.C231]" office:value-type="string" office:string-value="Hidalgo" calcext:value-type="string">
            <text:p>Hidalgo</text:p>
          </table:table-cell>
          <table:table-cell table:formula="of:=[$Informacion.D231]" office:value-type="string" office:string-value="micorreo446037@midominio.com" calcext:value-type="string">
            <text:p>micorreo446037@midominio.com</text:p>
          </table:table-cell>
          <table:table-cell table:formula="of:=[$Informacion.E231]" office:value-type="string" office:string-value="Sector 14583104 Calle 14583104 Casa # 14583104" calcext:value-type="string">
            <text:p>Sector 14583104 Calle 14583104 Casa # 14583104</text:p>
          </table:table-cell>
          <table:table-cell table:formula="of:=CONCATENATE(&quot;, ('&quot;;[.A231];&quot;',&quot;;&quot;'&quot;;[.B231];&quot;',&quot;;&quot;'&quot;;[.C231];&quot;',&quot;;&quot;'&quot;;[.D231];&quot;',&quot;;&quot;'&quot;;[.E231];&quot;')&quot;)" office:value-type="string" office:string-value=", ('14583104','Maria','Hidalgo','micorreo446037@midominio.com','Sector 14583104 Calle 14583104 Casa # 14583104')" calcext:value-type="string">
            <text:p>, ('14583104','Maria','Hidalgo','micorreo446037@midominio.com','Sector 14583104 Calle 14583104 Casa # 14583104')</text:p>
          </table:table-cell>
        </table:table-row>
        <table:table-row table:style-name="ro1">
          <table:table-cell table:formula="of:=[$Informacion.A232]" office:value-type="float" office:value="14608129" calcext:value-type="float">
            <text:p>14608129</text:p>
          </table:table-cell>
          <table:table-cell table:formula="of:=[$Informacion.B232]" office:value-type="string" office:string-value="Ronald" calcext:value-type="string">
            <text:p>Ronald</text:p>
          </table:table-cell>
          <table:table-cell table:formula="of:=[$Informacion.C232]" office:value-type="string" office:string-value="Araujo" calcext:value-type="string">
            <text:p>Araujo</text:p>
          </table:table-cell>
          <table:table-cell table:formula="of:=[$Informacion.D232]" office:value-type="string" office:string-value="micorreo300159@midominio.com" calcext:value-type="string">
            <text:p>micorreo300159@midominio.com</text:p>
          </table:table-cell>
          <table:table-cell table:formula="of:=[$Informacion.E232]" office:value-type="string" office:string-value="Sector 14608129 Calle 14608129 Casa # 14608129" calcext:value-type="string">
            <text:p>Sector 14608129 Calle 14608129 Casa # 14608129</text:p>
          </table:table-cell>
          <table:table-cell table:formula="of:=CONCATENATE(&quot;, ('&quot;;[.A232];&quot;',&quot;;&quot;'&quot;;[.B232];&quot;',&quot;;&quot;'&quot;;[.C232];&quot;',&quot;;&quot;'&quot;;[.D232];&quot;',&quot;;&quot;'&quot;;[.E232];&quot;')&quot;)" office:value-type="string" office:string-value=", ('14608129','Ronald','Araujo','micorreo300159@midominio.com','Sector 14608129 Calle 14608129 Casa # 14608129')" calcext:value-type="string">
            <text:p>, ('14608129','Ronald','Araujo','micorreo300159@midominio.com','Sector 14608129 Calle 14608129 Casa # 14608129')</text:p>
          </table:table-cell>
        </table:table-row>
        <table:table-row table:style-name="ro1">
          <table:table-cell table:formula="of:=[$Informacion.A233]" office:value-type="float" office:value="88372687" calcext:value-type="float">
            <text:p>88372687</text:p>
          </table:table-cell>
          <table:table-cell table:formula="of:=[$Informacion.B233]" office:value-type="string" office:string-value="Yauris " calcext:value-type="string">
            <text:p>Yauris </text:p>
          </table:table-cell>
          <table:table-cell table:formula="of:=[$Informacion.C233]" office:value-type="string" office:string-value="Hernandez " calcext:value-type="string">
            <text:p>Hernandez </text:p>
          </table:table-cell>
          <table:table-cell table:formula="of:=[$Informacion.D233]" office:value-type="string" office:string-value="micorreo7205397@midominio.com" calcext:value-type="string">
            <text:p>micorreo7205397@midominio.com</text:p>
          </table:table-cell>
          <table:table-cell table:formula="of:=[$Informacion.E233]" office:value-type="string" office:string-value="Sector 88372687 Calle 88372687 Casa # 88372687" calcext:value-type="string">
            <text:p>Sector 88372687 Calle 88372687 Casa # 88372687</text:p>
          </table:table-cell>
          <table:table-cell table:formula="of:=CONCATENATE(&quot;, ('&quot;;[.A233];&quot;',&quot;;&quot;'&quot;;[.B233];&quot;',&quot;;&quot;'&quot;;[.C233];&quot;',&quot;;&quot;'&quot;;[.D233];&quot;',&quot;;&quot;'&quot;;[.E233];&quot;')&quot;)" office:value-type="string" office:string-value=", ('88372687','Yauris ','Hernandez ','micorreo7205397@midominio.com','Sector 88372687 Calle 88372687 Casa # 88372687')" calcext:value-type="string">
            <text:p>, ('88372687','Yauris ','Hernandez ','micorreo7205397@midominio.com','Sector 88372687 Calle 88372687 Casa # 88372687')</text:p>
          </table:table-cell>
        </table:table-row>
        <table:table-row table:style-name="ro1">
          <table:table-cell table:formula="of:=[$Informacion.A234]" office:value-type="float" office:value="78074795" calcext:value-type="float">
            <text:p>78074795</text:p>
          </table:table-cell>
          <table:table-cell table:formula="of:=[$Informacion.B234]" office:value-type="string" office:string-value="Moralia " calcext:value-type="string">
            <text:p>Moralia </text:p>
          </table:table-cell>
          <table:table-cell table:formula="of:=[$Informacion.C234]" office:value-type="string" office:string-value="Ramirez" calcext:value-type="string">
            <text:p>Ramirez</text:p>
          </table:table-cell>
          <table:table-cell table:formula="of:=[$Informacion.D234]" office:value-type="string" office:string-value="micorreo3535862@midominio.com" calcext:value-type="string">
            <text:p>micorreo3535862@midominio.com</text:p>
          </table:table-cell>
          <table:table-cell table:formula="of:=[$Informacion.E234]" office:value-type="string" office:string-value="Sector 78074795 Calle 78074795 Casa # 78074795" calcext:value-type="string">
            <text:p>Sector 78074795 Calle 78074795 Casa # 78074795</text:p>
          </table:table-cell>
          <table:table-cell table:formula="of:=CONCATENATE(&quot;, ('&quot;;[.A234];&quot;',&quot;;&quot;'&quot;;[.B234];&quot;',&quot;;&quot;'&quot;;[.C234];&quot;',&quot;;&quot;'&quot;;[.D234];&quot;',&quot;;&quot;'&quot;;[.E234];&quot;')&quot;)" office:value-type="string" office:string-value=", ('78074795','Moralia ','Ramirez','micorreo3535862@midominio.com','Sector 78074795 Calle 78074795 Casa # 78074795')" calcext:value-type="string">
            <text:p>, ('78074795','Moralia ','Ramirez','micorreo3535862@midominio.com','Sector 78074795 Calle 78074795 Casa # 78074795')</text:p>
          </table:table-cell>
        </table:table-row>
        <table:table-row table:style-name="ro1">
          <table:table-cell table:formula="of:=[$Informacion.A235]" office:value-type="float" office:value="36190729" calcext:value-type="float">
            <text:p>36190729</text:p>
          </table:table-cell>
          <table:table-cell table:formula="of:=[$Informacion.B235]" office:value-type="string" office:string-value="Xiomara" calcext:value-type="string">
            <text:p>Xiomara</text:p>
          </table:table-cell>
          <table:table-cell table:formula="of:=[$Informacion.C235]" office:value-type="string" office:string-value="Viscaya" calcext:value-type="string">
            <text:p>Viscaya</text:p>
          </table:table-cell>
          <table:table-cell table:formula="of:=[$Informacion.D235]" office:value-type="string" office:string-value="micorreo4499801@midominio.com" calcext:value-type="string">
            <text:p>micorreo4499801@midominio.com</text:p>
          </table:table-cell>
          <table:table-cell table:formula="of:=[$Informacion.E235]" office:value-type="string" office:string-value="Sector 36190729 Calle 36190729 Casa # 36190729" calcext:value-type="string">
            <text:p>Sector 36190729 Calle 36190729 Casa # 36190729</text:p>
          </table:table-cell>
          <table:table-cell table:formula="of:=CONCATENATE(&quot;, ('&quot;;[.A235];&quot;',&quot;;&quot;'&quot;;[.B235];&quot;',&quot;;&quot;'&quot;;[.C235];&quot;',&quot;;&quot;'&quot;;[.D235];&quot;',&quot;;&quot;'&quot;;[.E235];&quot;')&quot;)" office:value-type="string" office:string-value=", ('36190729','Xiomara','Viscaya','micorreo4499801@midominio.com','Sector 36190729 Calle 36190729 Casa # 36190729')" calcext:value-type="string">
            <text:p>, ('36190729','Xiomara','Viscaya','micorreo4499801@midominio.com','Sector 36190729 Calle 36190729 Casa # 36190729')</text:p>
          </table:table-cell>
        </table:table-row>
        <table:table-row table:style-name="ro1">
          <table:table-cell table:formula="of:=[$Informacion.A236]" office:value-type="float" office:value="48882193" calcext:value-type="float">
            <text:p>48882193</text:p>
          </table:table-cell>
          <table:table-cell table:formula="of:=[$Informacion.B236]" office:value-type="string" office:string-value="Maritza" calcext:value-type="string">
            <text:p>Maritza</text:p>
          </table:table-cell>
          <table:table-cell table:formula="of:=[$Informacion.C236]" office:value-type="string" office:string-value="Ordaz" calcext:value-type="string">
            <text:p>Ordaz</text:p>
          </table:table-cell>
          <table:table-cell table:formula="of:=[$Informacion.D236]" office:value-type="string" office:string-value="micorreo1775672@midominio.com" calcext:value-type="string">
            <text:p>micorreo1775672@midominio.com</text:p>
          </table:table-cell>
          <table:table-cell table:formula="of:=[$Informacion.E236]" office:value-type="string" office:string-value="Sector 48882193 Calle 48882193 Casa # 48882193" calcext:value-type="string">
            <text:p>Sector 48882193 Calle 48882193 Casa # 48882193</text:p>
          </table:table-cell>
          <table:table-cell table:formula="of:=CONCATENATE(&quot;, ('&quot;;[.A236];&quot;',&quot;;&quot;'&quot;;[.B236];&quot;',&quot;;&quot;'&quot;;[.C236];&quot;',&quot;;&quot;'&quot;;[.D236];&quot;',&quot;;&quot;'&quot;;[.E236];&quot;')&quot;)" office:value-type="string" office:string-value=", ('48882193','Maritza','Ordaz','micorreo1775672@midominio.com','Sector 48882193 Calle 48882193 Casa # 48882193')" calcext:value-type="string">
            <text:p>, ('48882193','Maritza','Ordaz','micorreo1775672@midominio.com','Sector 48882193 Calle 48882193 Casa # 48882193')</text:p>
          </table:table-cell>
        </table:table-row>
        <table:table-row table:style-name="ro1">
          <table:table-cell table:formula="of:=[$Informacion.A237]" office:value-type="float" office:value="86642347" calcext:value-type="float">
            <text:p>86642347</text:p>
          </table:table-cell>
          <table:table-cell table:formula="of:=[$Informacion.B237]" office:value-type="string" office:string-value="Luisana" calcext:value-type="string">
            <text:p>Luisana</text:p>
          </table:table-cell>
          <table:table-cell table:formula="of:=[$Informacion.C237]" office:value-type="string" office:string-value="Alvarez" calcext:value-type="string">
            <text:p>Alvarez</text:p>
          </table:table-cell>
          <table:table-cell table:formula="of:=[$Informacion.D237]" office:value-type="string" office:string-value="micorreo7966700@midominio.com" calcext:value-type="string">
            <text:p>micorreo7966700@midominio.com</text:p>
          </table:table-cell>
          <table:table-cell table:formula="of:=[$Informacion.E237]" office:value-type="string" office:string-value="Sector 86642347 Calle 86642347 Casa # 86642347" calcext:value-type="string">
            <text:p>Sector 86642347 Calle 86642347 Casa # 86642347</text:p>
          </table:table-cell>
          <table:table-cell table:formula="of:=CONCATENATE(&quot;, ('&quot;;[.A237];&quot;',&quot;;&quot;'&quot;;[.B237];&quot;',&quot;;&quot;'&quot;;[.C237];&quot;',&quot;;&quot;'&quot;;[.D237];&quot;',&quot;;&quot;'&quot;;[.E237];&quot;')&quot;)" office:value-type="string" office:string-value=", ('86642347','Luisana','Alvarez','micorreo7966700@midominio.com','Sector 86642347 Calle 86642347 Casa # 86642347')" calcext:value-type="string">
            <text:p>, ('86642347','Luisana','Alvarez','micorreo7966700@midominio.com','Sector 86642347 Calle 86642347 Casa # 86642347')</text:p>
          </table:table-cell>
        </table:table-row>
        <table:table-row table:style-name="ro1">
          <table:table-cell table:formula="of:=[$Informacion.A238]" office:value-type="float" office:value="2214927" calcext:value-type="float">
            <text:p>2214927</text:p>
          </table:table-cell>
          <table:table-cell table:formula="of:=[$Informacion.B238]" office:value-type="string" office:string-value="Coromoto" calcext:value-type="string">
            <text:p>Coromoto</text:p>
          </table:table-cell>
          <table:table-cell table:formula="of:=[$Informacion.C238]" office:value-type="string" office:string-value="Colmenarez" calcext:value-type="string">
            <text:p>Colmenarez</text:p>
          </table:table-cell>
          <table:table-cell table:formula="of:=[$Informacion.D238]" office:value-type="string" office:string-value="micorreo1000739@midominio.com" calcext:value-type="string">
            <text:p>micorreo1000739@midominio.com</text:p>
          </table:table-cell>
          <table:table-cell table:formula="of:=[$Informacion.E238]" office:value-type="string" office:string-value="Sector 2214927 Calle 2214927 Casa # 2214927" calcext:value-type="string">
            <text:p>Sector 2214927 Calle 2214927 Casa # 2214927</text:p>
          </table:table-cell>
          <table:table-cell table:formula="of:=CONCATENATE(&quot;, ('&quot;;[.A238];&quot;',&quot;;&quot;'&quot;;[.B238];&quot;',&quot;;&quot;'&quot;;[.C238];&quot;',&quot;;&quot;'&quot;;[.D238];&quot;',&quot;;&quot;'&quot;;[.E238];&quot;')&quot;)" office:value-type="string" office:string-value=", ('2214927','Coromoto','Colmenarez','micorreo1000739@midominio.com','Sector 2214927 Calle 2214927 Casa # 2214927')" calcext:value-type="string">
            <text:p>, ('2214927','Coromoto','Colmenarez','micorreo1000739@midominio.com','Sector 2214927 Calle 2214927 Casa # 2214927')</text:p>
          </table:table-cell>
        </table:table-row>
        <table:table-row table:style-name="ro1">
          <table:table-cell table:formula="of:=[$Informacion.A239]" office:value-type="float" office:value="84264831" calcext:value-type="float">
            <text:p>84264831</text:p>
          </table:table-cell>
          <table:table-cell table:formula="of:=[$Informacion.B239]" office:value-type="string" office:string-value="Ernestina" calcext:value-type="string">
            <text:p>Ernestina</text:p>
          </table:table-cell>
          <table:table-cell table:formula="of:=[$Informacion.C239]" office:value-type="string" office:string-value="Petit" calcext:value-type="string">
            <text:p>Petit</text:p>
          </table:table-cell>
          <table:table-cell table:formula="of:=[$Informacion.D239]" office:value-type="string" office:string-value="micorreo6064660@midominio.com" calcext:value-type="string">
            <text:p>micorreo6064660@midominio.com</text:p>
          </table:table-cell>
          <table:table-cell table:formula="of:=[$Informacion.E239]" office:value-type="string" office:string-value="Sector 84264831 Calle 84264831 Casa # 84264831" calcext:value-type="string">
            <text:p>Sector 84264831 Calle 84264831 Casa # 84264831</text:p>
          </table:table-cell>
          <table:table-cell table:formula="of:=CONCATENATE(&quot;, ('&quot;;[.A239];&quot;',&quot;;&quot;'&quot;;[.B239];&quot;',&quot;;&quot;'&quot;;[.C239];&quot;',&quot;;&quot;'&quot;;[.D239];&quot;',&quot;;&quot;'&quot;;[.E239];&quot;')&quot;)" office:value-type="string" office:string-value=", ('84264831','Ernestina','Petit','micorreo6064660@midominio.com','Sector 84264831 Calle 84264831 Casa # 84264831')" calcext:value-type="string">
            <text:p>, ('84264831','Ernestina','Petit','micorreo6064660@midominio.com','Sector 84264831 Calle 84264831 Casa # 84264831')</text:p>
          </table:table-cell>
        </table:table-row>
        <table:table-row table:style-name="ro1">
          <table:table-cell table:formula="of:=[$Informacion.A240]" office:value-type="float" office:value="86145986" calcext:value-type="float">
            <text:p>86145986</text:p>
          </table:table-cell>
          <table:table-cell table:formula="of:=[$Informacion.B240]" office:value-type="string" office:string-value="Yurleidy" calcext:value-type="string">
            <text:p>Yurleidy</text:p>
          </table:table-cell>
          <table:table-cell table:formula="of:=[$Informacion.C240]" office:value-type="string" office:string-value="Sanchez" calcext:value-type="string">
            <text:p>Sanchez</text:p>
          </table:table-cell>
          <table:table-cell table:formula="of:=[$Informacion.D240]" office:value-type="string" office:string-value="micorreo3592968@midominio.com" calcext:value-type="string">
            <text:p>micorreo3592968@midominio.com</text:p>
          </table:table-cell>
          <table:table-cell table:formula="of:=[$Informacion.E240]" office:value-type="string" office:string-value="Sector 86145986 Calle 86145986 Casa # 86145986" calcext:value-type="string">
            <text:p>Sector 86145986 Calle 86145986 Casa # 86145986</text:p>
          </table:table-cell>
          <table:table-cell table:formula="of:=CONCATENATE(&quot;, ('&quot;;[.A240];&quot;',&quot;;&quot;'&quot;;[.B240];&quot;',&quot;;&quot;'&quot;;[.C240];&quot;',&quot;;&quot;'&quot;;[.D240];&quot;',&quot;;&quot;'&quot;;[.E240];&quot;')&quot;)" office:value-type="string" office:string-value=", ('86145986','Yurleidy','Sanchez','micorreo3592968@midominio.com','Sector 86145986 Calle 86145986 Casa # 86145986')" calcext:value-type="string">
            <text:p>, ('86145986','Yurleidy','Sanchez','micorreo3592968@midominio.com','Sector 86145986 Calle 86145986 Casa # 86145986')</text:p>
          </table:table-cell>
        </table:table-row>
        <table:table-row table:style-name="ro1">
          <table:table-cell table:formula="of:=[$Informacion.A241]" office:value-type="float" office:value="2331476" calcext:value-type="float">
            <text:p>2331476</text:p>
          </table:table-cell>
          <table:table-cell table:formula="of:=[$Informacion.B241]" office:value-type="string" office:string-value="Chiquinquira" calcext:value-type="string">
            <text:p>Chiquinquira</text:p>
          </table:table-cell>
          <table:table-cell table:formula="of:=[$Informacion.C241]" office:value-type="string" office:string-value="Romero" calcext:value-type="string">
            <text:p>Romero</text:p>
          </table:table-cell>
          <table:table-cell table:formula="of:=[$Informacion.D241]" office:value-type="string" office:string-value="micorreo7299548@midominio.com" calcext:value-type="string">
            <text:p>micorreo7299548@midominio.com</text:p>
          </table:table-cell>
          <table:table-cell table:formula="of:=[$Informacion.E241]" office:value-type="string" office:string-value="Sector 2331476 Calle 2331476 Casa # 2331476" calcext:value-type="string">
            <text:p>Sector 2331476 Calle 2331476 Casa # 2331476</text:p>
          </table:table-cell>
          <table:table-cell table:formula="of:=CONCATENATE(&quot;, ('&quot;;[.A241];&quot;',&quot;;&quot;'&quot;;[.B241];&quot;',&quot;;&quot;'&quot;;[.C241];&quot;',&quot;;&quot;'&quot;;[.D241];&quot;',&quot;;&quot;'&quot;;[.E241];&quot;')&quot;)" office:value-type="string" office:string-value=", ('2331476','Chiquinquira','Romero','micorreo7299548@midominio.com','Sector 2331476 Calle 2331476 Casa # 2331476')" calcext:value-type="string">
            <text:p>, ('2331476','Chiquinquira','Romero','micorreo7299548@midominio.com','Sector 2331476 Calle 2331476 Casa # 2331476')</text:p>
          </table:table-cell>
        </table:table-row>
        <table:table-row table:style-name="ro1">
          <table:table-cell table:formula="of:=[$Informacion.A242]" office:value-type="float" office:value="27864773" calcext:value-type="float">
            <text:p>27864773</text:p>
          </table:table-cell>
          <table:table-cell table:formula="of:=[$Informacion.B242]" office:value-type="string" office:string-value="Ana" calcext:value-type="string">
            <text:p>Ana</text:p>
          </table:table-cell>
          <table:table-cell table:formula="of:=[$Informacion.C242]" office:value-type="string" office:string-value="Martinez" calcext:value-type="string">
            <text:p>Martinez</text:p>
          </table:table-cell>
          <table:table-cell table:formula="of:=[$Informacion.D242]" office:value-type="string" office:string-value="micorreo9649041@midominio.com" calcext:value-type="string">
            <text:p>micorreo9649041@midominio.com</text:p>
          </table:table-cell>
          <table:table-cell table:formula="of:=[$Informacion.E242]" office:value-type="string" office:string-value="Sector 27864773 Calle 27864773 Casa # 27864773" calcext:value-type="string">
            <text:p>Sector 27864773 Calle 27864773 Casa # 27864773</text:p>
          </table:table-cell>
          <table:table-cell table:formula="of:=CONCATENATE(&quot;, ('&quot;;[.A242];&quot;',&quot;;&quot;'&quot;;[.B242];&quot;',&quot;;&quot;'&quot;;[.C242];&quot;',&quot;;&quot;'&quot;;[.D242];&quot;',&quot;;&quot;'&quot;;[.E242];&quot;')&quot;)" office:value-type="string" office:string-value=", ('27864773','Ana','Martinez','micorreo9649041@midominio.com','Sector 27864773 Calle 27864773 Casa # 27864773')" calcext:value-type="string">
            <text:p>, ('27864773','Ana','Martinez','micorreo9649041@midominio.com','Sector 27864773 Calle 27864773 Casa # 27864773')</text:p>
          </table:table-cell>
        </table:table-row>
        <table:table-row table:style-name="ro1">
          <table:table-cell table:formula="of:=[$Informacion.A243]" office:value-type="float" office:value="86829400" calcext:value-type="float">
            <text:p>86829400</text:p>
          </table:table-cell>
          <table:table-cell table:formula="of:=[$Informacion.B243]" office:value-type="string" office:string-value="Medardo" calcext:value-type="string">
            <text:p>Medardo</text:p>
          </table:table-cell>
          <table:table-cell table:formula="of:=[$Informacion.C243]" office:value-type="string" office:string-value="Revilla" calcext:value-type="string">
            <text:p>Revilla</text:p>
          </table:table-cell>
          <table:table-cell table:formula="of:=[$Informacion.D243]" office:value-type="string" office:string-value="micorreo4341316@midominio.com" calcext:value-type="string">
            <text:p>micorreo4341316@midominio.com</text:p>
          </table:table-cell>
          <table:table-cell table:formula="of:=[$Informacion.E243]" office:value-type="string" office:string-value="Sector 86829400 Calle 86829400 Casa # 86829400" calcext:value-type="string">
            <text:p>Sector 86829400 Calle 86829400 Casa # 86829400</text:p>
          </table:table-cell>
          <table:table-cell table:formula="of:=CONCATENATE(&quot;, ('&quot;;[.A243];&quot;',&quot;;&quot;'&quot;;[.B243];&quot;',&quot;;&quot;'&quot;;[.C243];&quot;',&quot;;&quot;'&quot;;[.D243];&quot;',&quot;;&quot;'&quot;;[.E243];&quot;')&quot;)" office:value-type="string" office:string-value=", ('86829400','Medardo','Revilla','micorreo4341316@midominio.com','Sector 86829400 Calle 86829400 Casa # 86829400')" calcext:value-type="string">
            <text:p>, ('86829400','Medardo','Revilla','micorreo4341316@midominio.com','Sector 86829400 Calle 86829400 Casa # 86829400')</text:p>
          </table:table-cell>
        </table:table-row>
        <table:table-row table:style-name="ro1">
          <table:table-cell table:formula="of:=[$Informacion.A244]" office:value-type="float" office:value="27114900" calcext:value-type="float">
            <text:p>27114900</text:p>
          </table:table-cell>
          <table:table-cell table:formula="of:=[$Informacion.B244]" office:value-type="string" office:string-value="Ricardo" calcext:value-type="string">
            <text:p>Ricardo</text:p>
          </table:table-cell>
          <table:table-cell table:formula="of:=[$Informacion.C244]" office:value-type="string" office:string-value="Centeno" calcext:value-type="string">
            <text:p>Centeno</text:p>
          </table:table-cell>
          <table:table-cell table:formula="of:=[$Informacion.D244]" office:value-type="string" office:string-value="micorreo1866490@midominio.com" calcext:value-type="string">
            <text:p>micorreo1866490@midominio.com</text:p>
          </table:table-cell>
          <table:table-cell table:formula="of:=[$Informacion.E244]" office:value-type="string" office:string-value="Sector 27114900 Calle 27114900 Casa # 27114900" calcext:value-type="string">
            <text:p>Sector 27114900 Calle 27114900 Casa # 27114900</text:p>
          </table:table-cell>
          <table:table-cell table:formula="of:=CONCATENATE(&quot;, ('&quot;;[.A244];&quot;',&quot;;&quot;'&quot;;[.B244];&quot;',&quot;;&quot;'&quot;;[.C244];&quot;',&quot;;&quot;'&quot;;[.D244];&quot;',&quot;;&quot;'&quot;;[.E244];&quot;')&quot;)" office:value-type="string" office:string-value=", ('27114900','Ricardo','Centeno','micorreo1866490@midominio.com','Sector 27114900 Calle 27114900 Casa # 27114900')" calcext:value-type="string">
            <text:p>, ('27114900','Ricardo','Centeno','micorreo1866490@midominio.com','Sector 27114900 Calle 27114900 Casa # 27114900')</text:p>
          </table:table-cell>
        </table:table-row>
        <table:table-row table:style-name="ro1">
          <table:table-cell table:formula="of:=[$Informacion.A245]" office:value-type="float" office:value="47573378" calcext:value-type="float">
            <text:p>47573378</text:p>
          </table:table-cell>
          <table:table-cell table:formula="of:=[$Informacion.B245]" office:value-type="string" office:string-value="Lorelys" calcext:value-type="string">
            <text:p>Lorelys</text:p>
          </table:table-cell>
          <table:table-cell table:formula="of:=[$Informacion.C245]" office:value-type="string" office:string-value="Castro" calcext:value-type="string">
            <text:p>Castro</text:p>
          </table:table-cell>
          <table:table-cell table:formula="of:=[$Informacion.D245]" office:value-type="string" office:string-value="micorreo9827149@midominio.com" calcext:value-type="string">
            <text:p>micorreo9827149@midominio.com</text:p>
          </table:table-cell>
          <table:table-cell table:formula="of:=[$Informacion.E245]" office:value-type="string" office:string-value="Sector 47573378 Calle 47573378 Casa # 47573378" calcext:value-type="string">
            <text:p>Sector 47573378 Calle 47573378 Casa # 47573378</text:p>
          </table:table-cell>
          <table:table-cell table:formula="of:=CONCATENATE(&quot;, ('&quot;;[.A245];&quot;',&quot;;&quot;'&quot;;[.B245];&quot;',&quot;;&quot;'&quot;;[.C245];&quot;',&quot;;&quot;'&quot;;[.D245];&quot;',&quot;;&quot;'&quot;;[.E245];&quot;')&quot;)" office:value-type="string" office:string-value=", ('47573378','Lorelys','Castro','micorreo9827149@midominio.com','Sector 47573378 Calle 47573378 Casa # 47573378')" calcext:value-type="string">
            <text:p>, ('47573378','Lorelys','Castro','micorreo9827149@midominio.com','Sector 47573378 Calle 47573378 Casa # 47573378')</text:p>
          </table:table-cell>
        </table:table-row>
        <table:table-row table:style-name="ro1">
          <table:table-cell table:formula="of:=[$Informacion.A246]" office:value-type="float" office:value="95597228" calcext:value-type="float">
            <text:p>95597228</text:p>
          </table:table-cell>
          <table:table-cell table:formula="of:=[$Informacion.B246]" office:value-type="string" office:string-value="Carolina" calcext:value-type="string">
            <text:p>Carolina</text:p>
          </table:table-cell>
          <table:table-cell table:formula="of:=[$Informacion.C246]" office:value-type="string" office:string-value="Acosta" calcext:value-type="string">
            <text:p>Acosta</text:p>
          </table:table-cell>
          <table:table-cell table:formula="of:=[$Informacion.D246]" office:value-type="string" office:string-value="micorreo4088860@midominio.com" calcext:value-type="string">
            <text:p>micorreo4088860@midominio.com</text:p>
          </table:table-cell>
          <table:table-cell table:formula="of:=[$Informacion.E246]" office:value-type="string" office:string-value="Sector 95597228 Calle 95597228 Casa # 95597228" calcext:value-type="string">
            <text:p>Sector 95597228 Calle 95597228 Casa # 95597228</text:p>
          </table:table-cell>
          <table:table-cell table:formula="of:=CONCATENATE(&quot;, ('&quot;;[.A246];&quot;',&quot;;&quot;'&quot;;[.B246];&quot;',&quot;;&quot;'&quot;;[.C246];&quot;',&quot;;&quot;'&quot;;[.D246];&quot;',&quot;;&quot;'&quot;;[.E246];&quot;')&quot;)" office:value-type="string" office:string-value=", ('95597228','Carolina','Acosta','micorreo4088860@midominio.com','Sector 95597228 Calle 95597228 Casa # 95597228')" calcext:value-type="string">
            <text:p>, ('95597228','Carolina','Acosta','micorreo4088860@midominio.com','Sector 95597228 Calle 95597228 Casa # 95597228')</text:p>
          </table:table-cell>
        </table:table-row>
        <table:table-row table:style-name="ro1">
          <table:table-cell table:formula="of:=[$Informacion.A247]" office:value-type="float" office:value="85534195" calcext:value-type="float">
            <text:p>85534195</text:p>
          </table:table-cell>
          <table:table-cell table:formula="of:=[$Informacion.B247]" office:value-type="string" office:string-value="Maria" calcext:value-type="string">
            <text:p>Maria</text:p>
          </table:table-cell>
          <table:table-cell table:formula="of:=[$Informacion.C247]" office:value-type="string" office:string-value="Guevara" calcext:value-type="string">
            <text:p>Guevara</text:p>
          </table:table-cell>
          <table:table-cell table:formula="of:=[$Informacion.D247]" office:value-type="string" office:string-value="micorreo149777@midominio.com" calcext:value-type="string">
            <text:p>micorreo149777@midominio.com</text:p>
          </table:table-cell>
          <table:table-cell table:formula="of:=[$Informacion.E247]" office:value-type="string" office:string-value="Sector 85534195 Calle 85534195 Casa # 85534195" calcext:value-type="string">
            <text:p>Sector 85534195 Calle 85534195 Casa # 85534195</text:p>
          </table:table-cell>
          <table:table-cell table:formula="of:=CONCATENATE(&quot;, ('&quot;;[.A247];&quot;',&quot;;&quot;'&quot;;[.B247];&quot;',&quot;;&quot;'&quot;;[.C247];&quot;',&quot;;&quot;'&quot;;[.D247];&quot;',&quot;;&quot;'&quot;;[.E247];&quot;')&quot;)" office:value-type="string" office:string-value=", ('85534195','Maria','Guevara','micorreo149777@midominio.com','Sector 85534195 Calle 85534195 Casa # 85534195')" calcext:value-type="string">
            <text:p>, ('85534195','Maria','Guevara','micorreo149777@midominio.com','Sector 85534195 Calle 85534195 Casa # 85534195')</text:p>
          </table:table-cell>
        </table:table-row>
        <table:table-row table:style-name="ro1">
          <table:table-cell table:formula="of:=[$Informacion.A248]" office:value-type="float" office:value="81702639" calcext:value-type="float">
            <text:p>81702639</text:p>
          </table:table-cell>
          <table:table-cell table:formula="of:=[$Informacion.B248]" office:value-type="string" office:string-value="Martha" calcext:value-type="string">
            <text:p>Martha</text:p>
          </table:table-cell>
          <table:table-cell table:formula="of:=[$Informacion.C248]" office:value-type="string" office:string-value="De La Hoz" calcext:value-type="string">
            <text:p>De La Hoz</text:p>
          </table:table-cell>
          <table:table-cell table:formula="of:=[$Informacion.D248]" office:value-type="string" office:string-value="micorreo2790760@midominio.com" calcext:value-type="string">
            <text:p>micorreo2790760@midominio.com</text:p>
          </table:table-cell>
          <table:table-cell table:formula="of:=[$Informacion.E248]" office:value-type="string" office:string-value="Sector 81702639 Calle 81702639 Casa # 81702639" calcext:value-type="string">
            <text:p>Sector 81702639 Calle 81702639 Casa # 81702639</text:p>
          </table:table-cell>
          <table:table-cell table:formula="of:=CONCATENATE(&quot;, ('&quot;;[.A248];&quot;',&quot;;&quot;'&quot;;[.B248];&quot;',&quot;;&quot;'&quot;;[.C248];&quot;',&quot;;&quot;'&quot;;[.D248];&quot;',&quot;;&quot;'&quot;;[.E248];&quot;')&quot;)" office:value-type="string" office:string-value=", ('81702639','Martha','De La Hoz','micorreo2790760@midominio.com','Sector 81702639 Calle 81702639 Casa # 81702639')" calcext:value-type="string">
            <text:p>, ('81702639','Martha','De La Hoz','micorreo2790760@midominio.com','Sector 81702639 Calle 81702639 Casa # 81702639')</text:p>
          </table:table-cell>
        </table:table-row>
        <table:table-row table:style-name="ro1">
          <table:table-cell table:formula="of:=[$Informacion.A249]" office:value-type="float" office:value="18719600" calcext:value-type="float">
            <text:p>18719600</text:p>
          </table:table-cell>
          <table:table-cell table:formula="of:=[$Informacion.B249]" office:value-type="string" office:string-value="Virginia" calcext:value-type="string">
            <text:p>Virginia</text:p>
          </table:table-cell>
          <table:table-cell table:formula="of:=[$Informacion.C249]" office:value-type="string" office:string-value="Suarez" calcext:value-type="string">
            <text:p>Suarez</text:p>
          </table:table-cell>
          <table:table-cell table:formula="of:=[$Informacion.D249]" office:value-type="string" office:string-value="micorreo9437054@midominio.com" calcext:value-type="string">
            <text:p>micorreo9437054@midominio.com</text:p>
          </table:table-cell>
          <table:table-cell table:formula="of:=[$Informacion.E249]" office:value-type="string" office:string-value="Sector 18719600 Calle 18719600 Casa # 18719600" calcext:value-type="string">
            <text:p>Sector 18719600 Calle 18719600 Casa # 18719600</text:p>
          </table:table-cell>
          <table:table-cell table:formula="of:=CONCATENATE(&quot;, ('&quot;;[.A249];&quot;',&quot;;&quot;'&quot;;[.B249];&quot;',&quot;;&quot;'&quot;;[.C249];&quot;',&quot;;&quot;'&quot;;[.D249];&quot;',&quot;;&quot;'&quot;;[.E249];&quot;')&quot;)" office:value-type="string" office:string-value=", ('18719600','Virginia','Suarez','micorreo9437054@midominio.com','Sector 18719600 Calle 18719600 Casa # 18719600')" calcext:value-type="string">
            <text:p>, ('18719600','Virginia','Suarez','micorreo9437054@midominio.com','Sector 18719600 Calle 18719600 Casa # 18719600')</text:p>
          </table:table-cell>
        </table:table-row>
        <table:table-row table:style-name="ro1">
          <table:table-cell table:formula="of:=[$Informacion.A250]" office:value-type="float" office:value="77603858" calcext:value-type="float">
            <text:p>77603858</text:p>
          </table:table-cell>
          <table:table-cell table:formula="of:=[$Informacion.B250]" office:value-type="string" office:string-value="Ana" calcext:value-type="string">
            <text:p>Ana</text:p>
          </table:table-cell>
          <table:table-cell table:formula="of:=[$Informacion.C250]" office:value-type="string" office:string-value="Yaguas" calcext:value-type="string">
            <text:p>Yaguas</text:p>
          </table:table-cell>
          <table:table-cell table:formula="of:=[$Informacion.D250]" office:value-type="string" office:string-value="micorreo4700974@midominio.com" calcext:value-type="string">
            <text:p>micorreo4700974@midominio.com</text:p>
          </table:table-cell>
          <table:table-cell table:formula="of:=[$Informacion.E250]" office:value-type="string" office:string-value="Sector 77603858 Calle 77603858 Casa # 77603858" calcext:value-type="string">
            <text:p>Sector 77603858 Calle 77603858 Casa # 77603858</text:p>
          </table:table-cell>
          <table:table-cell table:formula="of:=CONCATENATE(&quot;, ('&quot;;[.A250];&quot;',&quot;;&quot;'&quot;;[.B250];&quot;',&quot;;&quot;'&quot;;[.C250];&quot;',&quot;;&quot;'&quot;;[.D250];&quot;',&quot;;&quot;'&quot;;[.E250];&quot;')&quot;)" office:value-type="string" office:string-value=", ('77603858','Ana','Yaguas','micorreo4700974@midominio.com','Sector 77603858 Calle 77603858 Casa # 77603858')" calcext:value-type="string">
            <text:p>, ('77603858','Ana','Yaguas','micorreo4700974@midominio.com','Sector 77603858 Calle 77603858 Casa # 77603858')</text:p>
          </table:table-cell>
        </table:table-row>
        <table:table-row table:style-name="ro1">
          <table:table-cell table:formula="of:=[$Informacion.A251]" office:value-type="float" office:value="55818493" calcext:value-type="float">
            <text:p>55818493</text:p>
          </table:table-cell>
          <table:table-cell table:formula="of:=[$Informacion.B251]" office:value-type="string" office:string-value="Marilin" calcext:value-type="string">
            <text:p>Marilin</text:p>
          </table:table-cell>
          <table:table-cell table:formula="of:=[$Informacion.C251]" office:value-type="string" office:string-value="Castillo" calcext:value-type="string">
            <text:p>Castillo</text:p>
          </table:table-cell>
          <table:table-cell table:formula="of:=[$Informacion.D251]" office:value-type="string" office:string-value="micorreo3236234@midominio.com" calcext:value-type="string">
            <text:p>micorreo3236234@midominio.com</text:p>
          </table:table-cell>
          <table:table-cell table:formula="of:=[$Informacion.E251]" office:value-type="string" office:string-value="Sector 55818493 Calle 55818493 Casa # 55818493" calcext:value-type="string">
            <text:p>Sector 55818493 Calle 55818493 Casa # 55818493</text:p>
          </table:table-cell>
          <table:table-cell table:formula="of:=CONCATENATE(&quot;, ('&quot;;[.A251];&quot;',&quot;;&quot;'&quot;;[.B251];&quot;',&quot;;&quot;'&quot;;[.C251];&quot;',&quot;;&quot;'&quot;;[.D251];&quot;',&quot;;&quot;'&quot;;[.E251];&quot;')&quot;)" office:value-type="string" office:string-value=", ('55818493','Marilin','Castillo','micorreo3236234@midominio.com','Sector 55818493 Calle 55818493 Casa # 55818493')" calcext:value-type="string">
            <text:p>, ('55818493','Marilin','Castillo','micorreo3236234@midominio.com','Sector 55818493 Calle 55818493 Casa # 55818493')</text:p>
          </table:table-cell>
        </table:table-row>
        <table:table-row table:style-name="ro1">
          <table:table-cell table:formula="of:=[$Informacion.A252]" office:value-type="float" office:value="2397004" calcext:value-type="float">
            <text:p>2397004</text:p>
          </table:table-cell>
          <table:table-cell table:formula="of:=[$Informacion.B252]" office:value-type="string" office:string-value="Juan" calcext:value-type="string">
            <text:p>Juan</text:p>
          </table:table-cell>
          <table:table-cell table:formula="of:=[$Informacion.C252]" office:value-type="string" office:string-value="Arroyo" calcext:value-type="string">
            <text:p>Arroyo</text:p>
          </table:table-cell>
          <table:table-cell table:formula="of:=[$Informacion.D252]" office:value-type="string" office:string-value="micorreo651272@midominio.com" calcext:value-type="string">
            <text:p>micorreo651272@midominio.com</text:p>
          </table:table-cell>
          <table:table-cell table:formula="of:=[$Informacion.E252]" office:value-type="string" office:string-value="Sector 2397004 Calle 2397004 Casa # 2397004" calcext:value-type="string">
            <text:p>Sector 2397004 Calle 2397004 Casa # 2397004</text:p>
          </table:table-cell>
          <table:table-cell table:formula="of:=CONCATENATE(&quot;, ('&quot;;[.A252];&quot;',&quot;;&quot;'&quot;;[.B252];&quot;',&quot;;&quot;'&quot;;[.C252];&quot;',&quot;;&quot;'&quot;;[.D252];&quot;',&quot;;&quot;'&quot;;[.E252];&quot;')&quot;)" office:value-type="string" office:string-value=", ('2397004','Juan','Arroyo','micorreo651272@midominio.com','Sector 2397004 Calle 2397004 Casa # 2397004')" calcext:value-type="string">
            <text:p>, ('2397004','Juan','Arroyo','micorreo651272@midominio.com','Sector 2397004 Calle 2397004 Casa # 2397004')</text:p>
          </table:table-cell>
        </table:table-row>
        <table:table-row table:style-name="ro1">
          <table:table-cell table:formula="of:=[$Informacion.A253]" office:value-type="float" office:value="71655456" calcext:value-type="float">
            <text:p>71655456</text:p>
          </table:table-cell>
          <table:table-cell table:formula="of:=[$Informacion.B253]" office:value-type="string" office:string-value="Eleida" calcext:value-type="string">
            <text:p>Eleida</text:p>
          </table:table-cell>
          <table:table-cell table:formula="of:=[$Informacion.C253]" office:value-type="string" office:string-value="Colombo" calcext:value-type="string">
            <text:p>Colombo</text:p>
          </table:table-cell>
          <table:table-cell table:formula="of:=[$Informacion.D253]" office:value-type="string" office:string-value="micorreo8267215@midominio.com" calcext:value-type="string">
            <text:p>micorreo8267215@midominio.com</text:p>
          </table:table-cell>
          <table:table-cell table:formula="of:=[$Informacion.E253]" office:value-type="string" office:string-value="Sector 71655456 Calle 71655456 Casa # 71655456" calcext:value-type="string">
            <text:p>Sector 71655456 Calle 71655456 Casa # 71655456</text:p>
          </table:table-cell>
          <table:table-cell table:formula="of:=CONCATENATE(&quot;, ('&quot;;[.A253];&quot;',&quot;;&quot;'&quot;;[.B253];&quot;',&quot;;&quot;'&quot;;[.C253];&quot;',&quot;;&quot;'&quot;;[.D253];&quot;',&quot;;&quot;'&quot;;[.E253];&quot;')&quot;)" office:value-type="string" office:string-value=", ('71655456','Eleida','Colombo','micorreo8267215@midominio.com','Sector 71655456 Calle 71655456 Casa # 71655456')" calcext:value-type="string">
            <text:p>, ('71655456','Eleida','Colombo','micorreo8267215@midominio.com','Sector 71655456 Calle 71655456 Casa # 71655456')</text:p>
          </table:table-cell>
        </table:table-row>
        <table:table-row table:style-name="ro1">
          <table:table-cell table:formula="of:=[$Informacion.A254]" office:value-type="float" office:value="23613363" calcext:value-type="float">
            <text:p>23613363</text:p>
          </table:table-cell>
          <table:table-cell table:formula="of:=[$Informacion.B254]" office:value-type="string" office:string-value="Maria" calcext:value-type="string">
            <text:p>Maria</text:p>
          </table:table-cell>
          <table:table-cell table:formula="of:=[$Informacion.C254]" office:value-type="string" office:string-value="Villarreal" calcext:value-type="string">
            <text:p>Villarreal</text:p>
          </table:table-cell>
          <table:table-cell table:formula="of:=[$Informacion.D254]" office:value-type="string" office:string-value="micorreo2299869@midominio.com" calcext:value-type="string">
            <text:p>micorreo2299869@midominio.com</text:p>
          </table:table-cell>
          <table:table-cell table:formula="of:=[$Informacion.E254]" office:value-type="string" office:string-value="Sector 23613363 Calle 23613363 Casa # 23613363" calcext:value-type="string">
            <text:p>Sector 23613363 Calle 23613363 Casa # 23613363</text:p>
          </table:table-cell>
          <table:table-cell table:formula="of:=CONCATENATE(&quot;, ('&quot;;[.A254];&quot;',&quot;;&quot;'&quot;;[.B254];&quot;',&quot;;&quot;'&quot;;[.C254];&quot;',&quot;;&quot;'&quot;;[.D254];&quot;',&quot;;&quot;'&quot;;[.E254];&quot;')&quot;)" office:value-type="string" office:string-value=", ('23613363','Maria','Villarreal','micorreo2299869@midominio.com','Sector 23613363 Calle 23613363 Casa # 23613363')" calcext:value-type="string">
            <text:p>, ('23613363','Maria','Villarreal','micorreo2299869@midominio.com','Sector 23613363 Calle 23613363 Casa # 23613363')</text:p>
          </table:table-cell>
        </table:table-row>
        <table:table-row table:style-name="ro1">
          <table:table-cell table:formula="of:=[$Informacion.A255]" office:value-type="float" office:value="66361545" calcext:value-type="float">
            <text:p>66361545</text:p>
          </table:table-cell>
          <table:table-cell table:formula="of:=[$Informacion.B255]" office:value-type="string" office:string-value="Johan" calcext:value-type="string">
            <text:p>Johan</text:p>
          </table:table-cell>
          <table:table-cell table:formula="of:=[$Informacion.C255]" office:value-type="string" office:string-value="Bracamonte" calcext:value-type="string">
            <text:p>Bracamonte</text:p>
          </table:table-cell>
          <table:table-cell table:formula="of:=[$Informacion.D255]" office:value-type="string" office:string-value="micorreo806010@midominio.com" calcext:value-type="string">
            <text:p>micorreo806010@midominio.com</text:p>
          </table:table-cell>
          <table:table-cell table:formula="of:=[$Informacion.E255]" office:value-type="string" office:string-value="Sector 66361545 Calle 66361545 Casa # 66361545" calcext:value-type="string">
            <text:p>Sector 66361545 Calle 66361545 Casa # 66361545</text:p>
          </table:table-cell>
          <table:table-cell table:formula="of:=CONCATENATE(&quot;, ('&quot;;[.A255];&quot;',&quot;;&quot;'&quot;;[.B255];&quot;',&quot;;&quot;'&quot;;[.C255];&quot;',&quot;;&quot;'&quot;;[.D255];&quot;',&quot;;&quot;'&quot;;[.E255];&quot;')&quot;)" office:value-type="string" office:string-value=", ('66361545','Johan','Bracamonte','micorreo806010@midominio.com','Sector 66361545 Calle 66361545 Casa # 66361545')" calcext:value-type="string">
            <text:p>, ('66361545','Johan','Bracamonte','micorreo806010@midominio.com','Sector 66361545 Calle 66361545 Casa # 66361545')</text:p>
          </table:table-cell>
        </table:table-row>
        <table:table-row table:style-name="ro1">
          <table:table-cell table:formula="of:=[$Informacion.A256]" office:value-type="float" office:value="15812942" calcext:value-type="float">
            <text:p>15812942</text:p>
          </table:table-cell>
          <table:table-cell table:formula="of:=[$Informacion.B256]" office:value-type="string" office:string-value="Drumin" calcext:value-type="string">
            <text:p>Drumin</text:p>
          </table:table-cell>
          <table:table-cell table:formula="of:=[$Informacion.C256]" office:value-type="string" office:string-value="Jimenez" calcext:value-type="string">
            <text:p>Jimenez</text:p>
          </table:table-cell>
          <table:table-cell table:formula="of:=[$Informacion.D256]" office:value-type="string" office:string-value="micorreo2154576@midominio.com" calcext:value-type="string">
            <text:p>micorreo2154576@midominio.com</text:p>
          </table:table-cell>
          <table:table-cell table:formula="of:=[$Informacion.E256]" office:value-type="string" office:string-value="Sector 15812942 Calle 15812942 Casa # 15812942" calcext:value-type="string">
            <text:p>Sector 15812942 Calle 15812942 Casa # 15812942</text:p>
          </table:table-cell>
          <table:table-cell table:formula="of:=CONCATENATE(&quot;, ('&quot;;[.A256];&quot;',&quot;;&quot;'&quot;;[.B256];&quot;',&quot;;&quot;'&quot;;[.C256];&quot;',&quot;;&quot;'&quot;;[.D256];&quot;',&quot;;&quot;'&quot;;[.E256];&quot;')&quot;)" office:value-type="string" office:string-value=", ('15812942','Drumin','Jimenez','micorreo2154576@midominio.com','Sector 15812942 Calle 15812942 Casa # 15812942')" calcext:value-type="string">
            <text:p>, ('15812942','Drumin','Jimenez','micorreo2154576@midominio.com','Sector 15812942 Calle 15812942 Casa # 15812942')</text:p>
          </table:table-cell>
        </table:table-row>
        <table:table-row table:style-name="ro1">
          <table:table-cell table:formula="of:=[$Informacion.A257]" office:value-type="float" office:value="42824955" calcext:value-type="float">
            <text:p>42824955</text:p>
          </table:table-cell>
          <table:table-cell table:formula="of:=[$Informacion.B257]" office:value-type="string" office:string-value="Dilia" calcext:value-type="string">
            <text:p>Dilia</text:p>
          </table:table-cell>
          <table:table-cell table:formula="of:=[$Informacion.C257]" office:value-type="string" office:string-value="Castillo" calcext:value-type="string">
            <text:p>Castillo</text:p>
          </table:table-cell>
          <table:table-cell table:formula="of:=[$Informacion.D257]" office:value-type="string" office:string-value="micorreo1878602@midominio.com" calcext:value-type="string">
            <text:p>micorreo1878602@midominio.com</text:p>
          </table:table-cell>
          <table:table-cell table:formula="of:=[$Informacion.E257]" office:value-type="string" office:string-value="Sector 42824955 Calle 42824955 Casa # 42824955" calcext:value-type="string">
            <text:p>Sector 42824955 Calle 42824955 Casa # 42824955</text:p>
          </table:table-cell>
          <table:table-cell table:formula="of:=CONCATENATE(&quot;, ('&quot;;[.A257];&quot;',&quot;;&quot;'&quot;;[.B257];&quot;',&quot;;&quot;'&quot;;[.C257];&quot;',&quot;;&quot;'&quot;;[.D257];&quot;',&quot;;&quot;'&quot;;[.E257];&quot;')&quot;)" office:value-type="string" office:string-value=", ('42824955','Dilia','Castillo','micorreo1878602@midominio.com','Sector 42824955 Calle 42824955 Casa # 42824955')" calcext:value-type="string">
            <text:p>, ('42824955','Dilia','Castillo','micorreo1878602@midominio.com','Sector 42824955 Calle 42824955 Casa # 42824955')</text:p>
          </table:table-cell>
        </table:table-row>
        <table:table-row table:style-name="ro1">
          <table:table-cell table:formula="of:=[$Informacion.A258]" office:value-type="float" office:value="63322273" calcext:value-type="float">
            <text:p>63322273</text:p>
          </table:table-cell>
          <table:table-cell table:formula="of:=[$Informacion.B258]" office:value-type="string" office:string-value="Jose" calcext:value-type="string">
            <text:p>Jose</text:p>
          </table:table-cell>
          <table:table-cell table:formula="of:=[$Informacion.C258]" office:value-type="string" office:string-value="Yustiz" calcext:value-type="string">
            <text:p>Yustiz</text:p>
          </table:table-cell>
          <table:table-cell table:formula="of:=[$Informacion.D258]" office:value-type="string" office:string-value="micorreo5656190@midominio.com" calcext:value-type="string">
            <text:p>micorreo5656190@midominio.com</text:p>
          </table:table-cell>
          <table:table-cell table:formula="of:=[$Informacion.E258]" office:value-type="string" office:string-value="Sector 63322273 Calle 63322273 Casa # 63322273" calcext:value-type="string">
            <text:p>Sector 63322273 Calle 63322273 Casa # 63322273</text:p>
          </table:table-cell>
          <table:table-cell table:formula="of:=CONCATENATE(&quot;, ('&quot;;[.A258];&quot;',&quot;;&quot;'&quot;;[.B258];&quot;',&quot;;&quot;'&quot;;[.C258];&quot;',&quot;;&quot;'&quot;;[.D258];&quot;',&quot;;&quot;'&quot;;[.E258];&quot;')&quot;)" office:value-type="string" office:string-value=", ('63322273','Jose','Yustiz','micorreo5656190@midominio.com','Sector 63322273 Calle 63322273 Casa # 63322273')" calcext:value-type="string">
            <text:p>, ('63322273','Jose','Yustiz','micorreo5656190@midominio.com','Sector 63322273 Calle 63322273 Casa # 63322273')</text:p>
          </table:table-cell>
        </table:table-row>
        <table:table-row table:style-name="ro1">
          <table:table-cell table:formula="of:=[$Informacion.A259]" office:value-type="float" office:value="53157346" calcext:value-type="float">
            <text:p>53157346</text:p>
          </table:table-cell>
          <table:table-cell table:formula="of:=[$Informacion.B259]" office:value-type="string" office:string-value="Elsi" calcext:value-type="string">
            <text:p>Elsi</text:p>
          </table:table-cell>
          <table:table-cell table:formula="of:=[$Informacion.C259]" office:value-type="string" office:string-value="Perez" calcext:value-type="string">
            <text:p>Perez</text:p>
          </table:table-cell>
          <table:table-cell table:formula="of:=[$Informacion.D259]" office:value-type="string" office:string-value="micorreo6068391@midominio.com" calcext:value-type="string">
            <text:p>micorreo6068391@midominio.com</text:p>
          </table:table-cell>
          <table:table-cell table:formula="of:=[$Informacion.E259]" office:value-type="string" office:string-value="Sector 53157346 Calle 53157346 Casa # 53157346" calcext:value-type="string">
            <text:p>Sector 53157346 Calle 53157346 Casa # 53157346</text:p>
          </table:table-cell>
          <table:table-cell table:formula="of:=CONCATENATE(&quot;, ('&quot;;[.A259];&quot;',&quot;;&quot;'&quot;;[.B259];&quot;',&quot;;&quot;'&quot;;[.C259];&quot;',&quot;;&quot;'&quot;;[.D259];&quot;',&quot;;&quot;'&quot;;[.E259];&quot;')&quot;)" office:value-type="string" office:string-value=", ('53157346','Elsi','Perez','micorreo6068391@midominio.com','Sector 53157346 Calle 53157346 Casa # 53157346')" calcext:value-type="string">
            <text:p>, ('53157346','Elsi','Perez','micorreo6068391@midominio.com','Sector 53157346 Calle 53157346 Casa # 53157346')</text:p>
          </table:table-cell>
        </table:table-row>
        <table:table-row table:style-name="ro1">
          <table:table-cell table:formula="of:=[$Informacion.A260]" office:value-type="float" office:value="18568337" calcext:value-type="float">
            <text:p>18568337</text:p>
          </table:table-cell>
          <table:table-cell table:formula="of:=[$Informacion.B260]" office:value-type="string" office:string-value="Diana" calcext:value-type="string">
            <text:p>Diana</text:p>
          </table:table-cell>
          <table:table-cell table:formula="of:=[$Informacion.C260]" office:value-type="string" office:string-value="Anzola" calcext:value-type="string">
            <text:p>Anzola</text:p>
          </table:table-cell>
          <table:table-cell table:formula="of:=[$Informacion.D260]" office:value-type="string" office:string-value="micorreo9962679@midominio.com" calcext:value-type="string">
            <text:p>micorreo9962679@midominio.com</text:p>
          </table:table-cell>
          <table:table-cell table:formula="of:=[$Informacion.E260]" office:value-type="string" office:string-value="Sector 18568337 Calle 18568337 Casa # 18568337" calcext:value-type="string">
            <text:p>Sector 18568337 Calle 18568337 Casa # 18568337</text:p>
          </table:table-cell>
          <table:table-cell table:formula="of:=CONCATENATE(&quot;, ('&quot;;[.A260];&quot;',&quot;;&quot;'&quot;;[.B260];&quot;',&quot;;&quot;'&quot;;[.C260];&quot;',&quot;;&quot;'&quot;;[.D260];&quot;',&quot;;&quot;'&quot;;[.E260];&quot;')&quot;)" office:value-type="string" office:string-value=", ('18568337','Diana','Anzola','micorreo9962679@midominio.com','Sector 18568337 Calle 18568337 Casa # 18568337')" calcext:value-type="string">
            <text:p>, ('18568337','Diana','Anzola','micorreo9962679@midominio.com','Sector 18568337 Calle 18568337 Casa # 18568337')</text:p>
          </table:table-cell>
        </table:table-row>
        <table:table-row table:style-name="ro1">
          <table:table-cell table:formula="of:=[$Informacion.A261]" office:value-type="float" office:value="72888385" calcext:value-type="float">
            <text:p>72888385</text:p>
          </table:table-cell>
          <table:table-cell table:formula="of:=[$Informacion.B261]" office:value-type="string" office:string-value="Diego" calcext:value-type="string">
            <text:p>Diego</text:p>
          </table:table-cell>
          <table:table-cell table:formula="of:=[$Informacion.C261]" office:value-type="string" office:string-value="Pacheco" calcext:value-type="string">
            <text:p>Pacheco</text:p>
          </table:table-cell>
          <table:table-cell table:formula="of:=[$Informacion.D261]" office:value-type="string" office:string-value="micorreo3437701@midominio.com" calcext:value-type="string">
            <text:p>micorreo3437701@midominio.com</text:p>
          </table:table-cell>
          <table:table-cell table:formula="of:=[$Informacion.E261]" office:value-type="string" office:string-value="Sector 72888385 Calle 72888385 Casa # 72888385" calcext:value-type="string">
            <text:p>Sector 72888385 Calle 72888385 Casa # 72888385</text:p>
          </table:table-cell>
          <table:table-cell table:formula="of:=CONCATENATE(&quot;, ('&quot;;[.A261];&quot;',&quot;;&quot;'&quot;;[.B261];&quot;',&quot;;&quot;'&quot;;[.C261];&quot;',&quot;;&quot;'&quot;;[.D261];&quot;',&quot;;&quot;'&quot;;[.E261];&quot;')&quot;)" office:value-type="string" office:string-value=", ('72888385','Diego','Pacheco','micorreo3437701@midominio.com','Sector 72888385 Calle 72888385 Casa # 72888385')" calcext:value-type="string">
            <text:p>, ('72888385','Diego','Pacheco','micorreo3437701@midominio.com','Sector 72888385 Calle 72888385 Casa # 72888385')</text:p>
          </table:table-cell>
        </table:table-row>
        <table:table-row table:style-name="ro1">
          <table:table-cell table:formula="of:=[$Informacion.A262]" office:value-type="float" office:value="85867917" calcext:value-type="float">
            <text:p>85867917</text:p>
          </table:table-cell>
          <table:table-cell table:formula="of:=[$Informacion.B262]" office:value-type="string" office:string-value="Jose" calcext:value-type="string">
            <text:p>Jose</text:p>
          </table:table-cell>
          <table:table-cell table:formula="of:=[$Informacion.C262]" office:value-type="string" office:string-value="Perez" calcext:value-type="string">
            <text:p>Perez</text:p>
          </table:table-cell>
          <table:table-cell table:formula="of:=[$Informacion.D262]" office:value-type="string" office:string-value="micorreo533511@midominio.com" calcext:value-type="string">
            <text:p>micorreo533511@midominio.com</text:p>
          </table:table-cell>
          <table:table-cell table:formula="of:=[$Informacion.E262]" office:value-type="string" office:string-value="Sector 85867917 Calle 85867917 Casa # 85867917" calcext:value-type="string">
            <text:p>Sector 85867917 Calle 85867917 Casa # 85867917</text:p>
          </table:table-cell>
          <table:table-cell table:formula="of:=CONCATENATE(&quot;, ('&quot;;[.A262];&quot;',&quot;;&quot;'&quot;;[.B262];&quot;',&quot;;&quot;'&quot;;[.C262];&quot;',&quot;;&quot;'&quot;;[.D262];&quot;',&quot;;&quot;'&quot;;[.E262];&quot;')&quot;)" office:value-type="string" office:string-value=", ('85867917','Jose','Perez','micorreo533511@midominio.com','Sector 85867917 Calle 85867917 Casa # 85867917')" calcext:value-type="string">
            <text:p>, ('85867917','Jose','Perez','micorreo533511@midominio.com','Sector 85867917 Calle 85867917 Casa # 85867917')</text:p>
          </table:table-cell>
        </table:table-row>
        <table:table-row table:style-name="ro1">
          <table:table-cell table:formula="of:=[$Informacion.A263]" office:value-type="float" office:value="95445903" calcext:value-type="float">
            <text:p>95445903</text:p>
          </table:table-cell>
          <table:table-cell table:formula="of:=[$Informacion.B263]" office:value-type="string" office:string-value="Victoria" calcext:value-type="string">
            <text:p>Victoria</text:p>
          </table:table-cell>
          <table:table-cell table:formula="of:=[$Informacion.C263]" office:value-type="string" office:string-value="Monasterio" calcext:value-type="string">
            <text:p>Monasterio</text:p>
          </table:table-cell>
          <table:table-cell table:formula="of:=[$Informacion.D263]" office:value-type="string" office:string-value="micorreo5641342@midominio.com" calcext:value-type="string">
            <text:p>micorreo5641342@midominio.com</text:p>
          </table:table-cell>
          <table:table-cell table:formula="of:=[$Informacion.E263]" office:value-type="string" office:string-value="Sector 95445903 Calle 95445903 Casa # 95445903" calcext:value-type="string">
            <text:p>Sector 95445903 Calle 95445903 Casa # 95445903</text:p>
          </table:table-cell>
          <table:table-cell table:formula="of:=CONCATENATE(&quot;, ('&quot;;[.A263];&quot;',&quot;;&quot;'&quot;;[.B263];&quot;',&quot;;&quot;'&quot;;[.C263];&quot;',&quot;;&quot;'&quot;;[.D263];&quot;',&quot;;&quot;'&quot;;[.E263];&quot;')&quot;)" office:value-type="string" office:string-value=", ('95445903','Victoria','Monasterio','micorreo5641342@midominio.com','Sector 95445903 Calle 95445903 Casa # 95445903')" calcext:value-type="string">
            <text:p>, ('95445903','Victoria','Monasterio','micorreo5641342@midominio.com','Sector 95445903 Calle 95445903 Casa # 95445903')</text:p>
          </table:table-cell>
        </table:table-row>
        <table:table-row table:style-name="ro1">
          <table:table-cell table:formula="of:=[$Informacion.A264]" office:value-type="float" office:value="42227459" calcext:value-type="float">
            <text:p>42227459</text:p>
          </table:table-cell>
          <table:table-cell table:formula="of:=[$Informacion.B264]" office:value-type="string" office:string-value="Arnoldo" calcext:value-type="string">
            <text:p>Arnoldo</text:p>
          </table:table-cell>
          <table:table-cell table:formula="of:=[$Informacion.C264]" office:value-type="string" office:string-value="Castillo" calcext:value-type="string">
            <text:p>Castillo</text:p>
          </table:table-cell>
          <table:table-cell table:formula="of:=[$Informacion.D264]" office:value-type="string" office:string-value="micorreo644189@midominio.com" calcext:value-type="string">
            <text:p>micorreo644189@midominio.com</text:p>
          </table:table-cell>
          <table:table-cell table:formula="of:=[$Informacion.E264]" office:value-type="string" office:string-value="Sector 42227459 Calle 42227459 Casa # 42227459" calcext:value-type="string">
            <text:p>Sector 42227459 Calle 42227459 Casa # 42227459</text:p>
          </table:table-cell>
          <table:table-cell table:formula="of:=CONCATENATE(&quot;, ('&quot;;[.A264];&quot;',&quot;;&quot;'&quot;;[.B264];&quot;',&quot;;&quot;'&quot;;[.C264];&quot;',&quot;;&quot;'&quot;;[.D264];&quot;',&quot;;&quot;'&quot;;[.E264];&quot;')&quot;)" office:value-type="string" office:string-value=", ('42227459','Arnoldo','Castillo','micorreo644189@midominio.com','Sector 42227459 Calle 42227459 Casa # 42227459')" calcext:value-type="string">
            <text:p>, ('42227459','Arnoldo','Castillo','micorreo644189@midominio.com','Sector 42227459 Calle 42227459 Casa # 42227459')</text:p>
          </table:table-cell>
        </table:table-row>
        <table:table-row table:style-name="ro1">
          <table:table-cell table:formula="of:=[$Informacion.A265]" office:value-type="float" office:value="49599016" calcext:value-type="float">
            <text:p>49599016</text:p>
          </table:table-cell>
          <table:table-cell table:formula="of:=[$Informacion.B265]" office:value-type="string" office:string-value="Morelis" calcext:value-type="string">
            <text:p>Morelis</text:p>
          </table:table-cell>
          <table:table-cell table:formula="of:=[$Informacion.C265]" office:value-type="string" office:string-value="Pargas" calcext:value-type="string">
            <text:p>Pargas</text:p>
          </table:table-cell>
          <table:table-cell table:formula="of:=[$Informacion.D265]" office:value-type="string" office:string-value="micorreo1135591@midominio.com" calcext:value-type="string">
            <text:p>micorreo1135591@midominio.com</text:p>
          </table:table-cell>
          <table:table-cell table:formula="of:=[$Informacion.E265]" office:value-type="string" office:string-value="Sector 49599016 Calle 49599016 Casa # 49599016" calcext:value-type="string">
            <text:p>Sector 49599016 Calle 49599016 Casa # 49599016</text:p>
          </table:table-cell>
          <table:table-cell table:formula="of:=CONCATENATE(&quot;, ('&quot;;[.A265];&quot;',&quot;;&quot;'&quot;;[.B265];&quot;',&quot;;&quot;'&quot;;[.C265];&quot;',&quot;;&quot;'&quot;;[.D265];&quot;',&quot;;&quot;'&quot;;[.E265];&quot;')&quot;)" office:value-type="string" office:string-value=", ('49599016','Morelis','Pargas','micorreo1135591@midominio.com','Sector 49599016 Calle 49599016 Casa # 49599016')" calcext:value-type="string">
            <text:p>, ('49599016','Morelis','Pargas','micorreo1135591@midominio.com','Sector 49599016 Calle 49599016 Casa # 49599016')</text:p>
          </table:table-cell>
        </table:table-row>
        <table:table-row table:style-name="ro1">
          <table:table-cell table:formula="of:=[$Informacion.A266]" office:value-type="float" office:value="56763878" calcext:value-type="float">
            <text:p>56763878</text:p>
          </table:table-cell>
          <table:table-cell table:formula="of:=[$Informacion.B266]" office:value-type="string" office:string-value="Iraida" calcext:value-type="string">
            <text:p>Iraida</text:p>
          </table:table-cell>
          <table:table-cell table:formula="of:=[$Informacion.C266]" office:value-type="string" office:string-value="Suarez" calcext:value-type="string">
            <text:p>Suarez</text:p>
          </table:table-cell>
          <table:table-cell table:formula="of:=[$Informacion.D266]" office:value-type="string" office:string-value="micorreo1366086@midominio.com" calcext:value-type="string">
            <text:p>micorreo1366086@midominio.com</text:p>
          </table:table-cell>
          <table:table-cell table:formula="of:=[$Informacion.E266]" office:value-type="string" office:string-value="Sector 56763878 Calle 56763878 Casa # 56763878" calcext:value-type="string">
            <text:p>Sector 56763878 Calle 56763878 Casa # 56763878</text:p>
          </table:table-cell>
          <table:table-cell table:formula="of:=CONCATENATE(&quot;, ('&quot;;[.A266];&quot;',&quot;;&quot;'&quot;;[.B266];&quot;',&quot;;&quot;'&quot;;[.C266];&quot;',&quot;;&quot;'&quot;;[.D266];&quot;',&quot;;&quot;'&quot;;[.E266];&quot;')&quot;)" office:value-type="string" office:string-value=", ('56763878','Iraida','Suarez','micorreo1366086@midominio.com','Sector 56763878 Calle 56763878 Casa # 56763878')" calcext:value-type="string">
            <text:p>, ('56763878','Iraida','Suarez','micorreo1366086@midominio.com','Sector 56763878 Calle 56763878 Casa # 56763878')</text:p>
          </table:table-cell>
        </table:table-row>
        <table:table-row table:style-name="ro1">
          <table:table-cell table:formula="of:=[$Informacion.A267]" office:value-type="float" office:value="32134629" calcext:value-type="float">
            <text:p>32134629</text:p>
          </table:table-cell>
          <table:table-cell table:formula="of:=[$Informacion.B267]" office:value-type="string" office:string-value="Carmen" calcext:value-type="string">
            <text:p>Carmen</text:p>
          </table:table-cell>
          <table:table-cell table:formula="of:=[$Informacion.C267]" office:value-type="string" office:string-value="Escalona" calcext:value-type="string">
            <text:p>Escalona</text:p>
          </table:table-cell>
          <table:table-cell table:formula="of:=[$Informacion.D267]" office:value-type="string" office:string-value="micorreo7373297@midominio.com" calcext:value-type="string">
            <text:p>micorreo7373297@midominio.com</text:p>
          </table:table-cell>
          <table:table-cell table:formula="of:=[$Informacion.E267]" office:value-type="string" office:string-value="Sector 32134629 Calle 32134629 Casa # 32134629" calcext:value-type="string">
            <text:p>Sector 32134629 Calle 32134629 Casa # 32134629</text:p>
          </table:table-cell>
          <table:table-cell table:formula="of:=CONCATENATE(&quot;, ('&quot;;[.A267];&quot;',&quot;;&quot;'&quot;;[.B267];&quot;',&quot;;&quot;'&quot;;[.C267];&quot;',&quot;;&quot;'&quot;;[.D267];&quot;',&quot;;&quot;'&quot;;[.E267];&quot;')&quot;)" office:value-type="string" office:string-value=", ('32134629','Carmen','Escalona','micorreo7373297@midominio.com','Sector 32134629 Calle 32134629 Casa # 32134629')" calcext:value-type="string">
            <text:p>, ('32134629','Carmen','Escalona','micorreo7373297@midominio.com','Sector 32134629 Calle 32134629 Casa # 32134629')</text:p>
          </table:table-cell>
        </table:table-row>
        <table:table-row table:style-name="ro1">
          <table:table-cell table:formula="of:=[$Informacion.A268]" office:value-type="float" office:value="65464979" calcext:value-type="float">
            <text:p>65464979</text:p>
          </table:table-cell>
          <table:table-cell table:formula="of:=[$Informacion.B268]" office:value-type="string" office:string-value="Saturnino" calcext:value-type="string">
            <text:p>Saturnino</text:p>
          </table:table-cell>
          <table:table-cell table:formula="of:=[$Informacion.C268]" office:value-type="string" office:string-value="Morillo" calcext:value-type="string">
            <text:p>Morillo</text:p>
          </table:table-cell>
          <table:table-cell table:formula="of:=[$Informacion.D268]" office:value-type="string" office:string-value="micorreo4702484@midominio.com" calcext:value-type="string">
            <text:p>micorreo4702484@midominio.com</text:p>
          </table:table-cell>
          <table:table-cell table:formula="of:=[$Informacion.E268]" office:value-type="string" office:string-value="Sector 65464979 Calle 65464979 Casa # 65464979" calcext:value-type="string">
            <text:p>Sector 65464979 Calle 65464979 Casa # 65464979</text:p>
          </table:table-cell>
          <table:table-cell table:formula="of:=CONCATENATE(&quot;, ('&quot;;[.A268];&quot;',&quot;;&quot;'&quot;;[.B268];&quot;',&quot;;&quot;'&quot;;[.C268];&quot;',&quot;;&quot;'&quot;;[.D268];&quot;',&quot;;&quot;'&quot;;[.E268];&quot;')&quot;)" office:value-type="string" office:string-value=", ('65464979','Saturnino','Morillo','micorreo4702484@midominio.com','Sector 65464979 Calle 65464979 Casa # 65464979')" calcext:value-type="string">
            <text:p>, ('65464979','Saturnino','Morillo','micorreo4702484@midominio.com','Sector 65464979 Calle 65464979 Casa # 65464979')</text:p>
          </table:table-cell>
        </table:table-row>
        <table:table-row table:style-name="ro1">
          <table:table-cell table:formula="of:=[$Informacion.A269]" office:value-type="float" office:value="36686048" calcext:value-type="float">
            <text:p>36686048</text:p>
          </table:table-cell>
          <table:table-cell table:formula="of:=[$Informacion.B269]" office:value-type="string" office:string-value="Andriang" calcext:value-type="string">
            <text:p>Andriang</text:p>
          </table:table-cell>
          <table:table-cell table:formula="of:=[$Informacion.C269]" office:value-type="string" office:string-value="Briceao" calcext:value-type="string">
            <text:p>Briceao</text:p>
          </table:table-cell>
          <table:table-cell table:formula="of:=[$Informacion.D269]" office:value-type="string" office:string-value="micorreo846778@midominio.com" calcext:value-type="string">
            <text:p>micorreo846778@midominio.com</text:p>
          </table:table-cell>
          <table:table-cell table:formula="of:=[$Informacion.E269]" office:value-type="string" office:string-value="Sector 36686048 Calle 36686048 Casa # 36686048" calcext:value-type="string">
            <text:p>Sector 36686048 Calle 36686048 Casa # 36686048</text:p>
          </table:table-cell>
          <table:table-cell table:formula="of:=CONCATENATE(&quot;, ('&quot;;[.A269];&quot;',&quot;;&quot;'&quot;;[.B269];&quot;',&quot;;&quot;'&quot;;[.C269];&quot;',&quot;;&quot;'&quot;;[.D269];&quot;',&quot;;&quot;'&quot;;[.E269];&quot;')&quot;)" office:value-type="string" office:string-value=", ('36686048','Andriang','Briceao','micorreo846778@midominio.com','Sector 36686048 Calle 36686048 Casa # 36686048')" calcext:value-type="string">
            <text:p>, ('36686048','Andriang','Briceao','micorreo846778@midominio.com','Sector 36686048 Calle 36686048 Casa # 36686048')</text:p>
          </table:table-cell>
        </table:table-row>
        <table:table-row table:style-name="ro1">
          <table:table-cell table:formula="of:=[$Informacion.A270]" office:value-type="float" office:value="50102240" calcext:value-type="float">
            <text:p>50102240</text:p>
          </table:table-cell>
          <table:table-cell table:formula="of:=[$Informacion.B270]" office:value-type="string" office:string-value="Genessis" calcext:value-type="string">
            <text:p>Genessis</text:p>
          </table:table-cell>
          <table:table-cell table:formula="of:=[$Informacion.C270]" office:value-type="string" office:string-value="Mendez" calcext:value-type="string">
            <text:p>Mendez</text:p>
          </table:table-cell>
          <table:table-cell table:formula="of:=[$Informacion.D270]" office:value-type="string" office:string-value="micorreo7416841@midominio.com" calcext:value-type="string">
            <text:p>micorreo7416841@midominio.com</text:p>
          </table:table-cell>
          <table:table-cell table:formula="of:=[$Informacion.E270]" office:value-type="string" office:string-value="Sector 50102240 Calle 50102240 Casa # 50102240" calcext:value-type="string">
            <text:p>Sector 50102240 Calle 50102240 Casa # 50102240</text:p>
          </table:table-cell>
          <table:table-cell table:formula="of:=CONCATENATE(&quot;, ('&quot;;[.A270];&quot;',&quot;;&quot;'&quot;;[.B270];&quot;',&quot;;&quot;'&quot;;[.C270];&quot;',&quot;;&quot;'&quot;;[.D270];&quot;',&quot;;&quot;'&quot;;[.E270];&quot;')&quot;)" office:value-type="string" office:string-value=", ('50102240','Genessis','Mendez','micorreo7416841@midominio.com','Sector 50102240 Calle 50102240 Casa # 50102240')" calcext:value-type="string">
            <text:p>, ('50102240','Genessis','Mendez','micorreo7416841@midominio.com','Sector 50102240 Calle 50102240 Casa # 50102240')</text:p>
          </table:table-cell>
        </table:table-row>
        <table:table-row table:style-name="ro1">
          <table:table-cell table:formula="of:=[$Informacion.A271]" office:value-type="float" office:value="50623657" calcext:value-type="float">
            <text:p>50623657</text:p>
          </table:table-cell>
          <table:table-cell table:formula="of:=[$Informacion.B271]" office:value-type="string" office:string-value="Kerbys" calcext:value-type="string">
            <text:p>Kerbys</text:p>
          </table:table-cell>
          <table:table-cell table:formula="of:=[$Informacion.C271]" office:value-type="string" office:string-value="Villegas" calcext:value-type="string">
            <text:p>Villegas</text:p>
          </table:table-cell>
          <table:table-cell table:formula="of:=[$Informacion.D271]" office:value-type="string" office:string-value="micorreo3975854@midominio.com" calcext:value-type="string">
            <text:p>micorreo3975854@midominio.com</text:p>
          </table:table-cell>
          <table:table-cell table:formula="of:=[$Informacion.E271]" office:value-type="string" office:string-value="Sector 50623657 Calle 50623657 Casa # 50623657" calcext:value-type="string">
            <text:p>Sector 50623657 Calle 50623657 Casa # 50623657</text:p>
          </table:table-cell>
          <table:table-cell table:formula="of:=CONCATENATE(&quot;, ('&quot;;[.A271];&quot;',&quot;;&quot;'&quot;;[.B271];&quot;',&quot;;&quot;'&quot;;[.C271];&quot;',&quot;;&quot;'&quot;;[.D271];&quot;',&quot;;&quot;'&quot;;[.E271];&quot;')&quot;)" office:value-type="string" office:string-value=", ('50623657','Kerbys','Villegas','micorreo3975854@midominio.com','Sector 50623657 Calle 50623657 Casa # 50623657')" calcext:value-type="string">
            <text:p>, ('50623657','Kerbys','Villegas','micorreo3975854@midominio.com','Sector 50623657 Calle 50623657 Casa # 50623657')</text:p>
          </table:table-cell>
        </table:table-row>
        <table:table-row table:style-name="ro1">
          <table:table-cell table:formula="of:=[$Informacion.A272]" office:value-type="float" office:value="8336253" calcext:value-type="float">
            <text:p>8336253</text:p>
          </table:table-cell>
          <table:table-cell table:formula="of:=[$Informacion.B272]" office:value-type="string" office:string-value="Yarem" calcext:value-type="string">
            <text:p>Yarem</text:p>
          </table:table-cell>
          <table:table-cell table:formula="of:=[$Informacion.C272]" office:value-type="string" office:string-value="Rodriguez" calcext:value-type="string">
            <text:p>Rodriguez</text:p>
          </table:table-cell>
          <table:table-cell table:formula="of:=[$Informacion.D272]" office:value-type="string" office:string-value="micorreo2523305@midominio.com" calcext:value-type="string">
            <text:p>micorreo2523305@midominio.com</text:p>
          </table:table-cell>
          <table:table-cell table:formula="of:=[$Informacion.E272]" office:value-type="string" office:string-value="Sector 8336253 Calle 8336253 Casa # 8336253" calcext:value-type="string">
            <text:p>Sector 8336253 Calle 8336253 Casa # 8336253</text:p>
          </table:table-cell>
          <table:table-cell table:formula="of:=CONCATENATE(&quot;, ('&quot;;[.A272];&quot;',&quot;;&quot;'&quot;;[.B272];&quot;',&quot;;&quot;'&quot;;[.C272];&quot;',&quot;;&quot;'&quot;;[.D272];&quot;',&quot;;&quot;'&quot;;[.E272];&quot;')&quot;)" office:value-type="string" office:string-value=", ('8336253','Yarem','Rodriguez','micorreo2523305@midominio.com','Sector 8336253 Calle 8336253 Casa # 8336253')" calcext:value-type="string">
            <text:p>, ('8336253','Yarem','Rodriguez','micorreo2523305@midominio.com','Sector 8336253 Calle 8336253 Casa # 8336253')</text:p>
          </table:table-cell>
        </table:table-row>
        <table:table-row table:style-name="ro1">
          <table:table-cell table:formula="of:=[$Informacion.A273]" office:value-type="float" office:value="95805525" calcext:value-type="float">
            <text:p>95805525</text:p>
          </table:table-cell>
          <table:table-cell table:formula="of:=[$Informacion.B273]" office:value-type="string" office:string-value="Arevalo" calcext:value-type="string">
            <text:p>Arevalo</text:p>
          </table:table-cell>
          <table:table-cell table:formula="of:=[$Informacion.C273]" office:value-type="string" office:string-value="Asuaje" calcext:value-type="string">
            <text:p>Asuaje</text:p>
          </table:table-cell>
          <table:table-cell table:formula="of:=[$Informacion.D273]" office:value-type="string" office:string-value="micorreo6478381@midominio.com" calcext:value-type="string">
            <text:p>micorreo6478381@midominio.com</text:p>
          </table:table-cell>
          <table:table-cell table:formula="of:=[$Informacion.E273]" office:value-type="string" office:string-value="Sector 95805525 Calle 95805525 Casa # 95805525" calcext:value-type="string">
            <text:p>Sector 95805525 Calle 95805525 Casa # 95805525</text:p>
          </table:table-cell>
          <table:table-cell table:formula="of:=CONCATENATE(&quot;, ('&quot;;[.A273];&quot;',&quot;;&quot;'&quot;;[.B273];&quot;',&quot;;&quot;'&quot;;[.C273];&quot;',&quot;;&quot;'&quot;;[.D273];&quot;',&quot;;&quot;'&quot;;[.E273];&quot;')&quot;)" office:value-type="string" office:string-value=", ('95805525','Arevalo','Asuaje','micorreo6478381@midominio.com','Sector 95805525 Calle 95805525 Casa # 95805525')" calcext:value-type="string">
            <text:p>, ('95805525','Arevalo','Asuaje','micorreo6478381@midominio.com','Sector 95805525 Calle 95805525 Casa # 95805525')</text:p>
          </table:table-cell>
        </table:table-row>
        <table:table-row table:style-name="ro1">
          <table:table-cell table:formula="of:=[$Informacion.A274]" office:value-type="float" office:value="84616689" calcext:value-type="float">
            <text:p>84616689</text:p>
          </table:table-cell>
          <table:table-cell table:formula="of:=[$Informacion.B274]" office:value-type="string" office:string-value="Jesus" calcext:value-type="string">
            <text:p>Jesus</text:p>
          </table:table-cell>
          <table:table-cell table:formula="of:=[$Informacion.C274]" office:value-type="string" office:string-value="Baldayo" calcext:value-type="string">
            <text:p>Baldayo</text:p>
          </table:table-cell>
          <table:table-cell table:formula="of:=[$Informacion.D274]" office:value-type="string" office:string-value="micorreo8039943@midominio.com" calcext:value-type="string">
            <text:p>micorreo8039943@midominio.com</text:p>
          </table:table-cell>
          <table:table-cell table:formula="of:=[$Informacion.E274]" office:value-type="string" office:string-value="Sector 84616689 Calle 84616689 Casa # 84616689" calcext:value-type="string">
            <text:p>Sector 84616689 Calle 84616689 Casa # 84616689</text:p>
          </table:table-cell>
          <table:table-cell table:formula="of:=CONCATENATE(&quot;, ('&quot;;[.A274];&quot;',&quot;;&quot;'&quot;;[.B274];&quot;',&quot;;&quot;'&quot;;[.C274];&quot;',&quot;;&quot;'&quot;;[.D274];&quot;',&quot;;&quot;'&quot;;[.E274];&quot;')&quot;)" office:value-type="string" office:string-value=", ('84616689','Jesus','Baldayo','micorreo8039943@midominio.com','Sector 84616689 Calle 84616689 Casa # 84616689')" calcext:value-type="string">
            <text:p>, ('84616689','Jesus','Baldayo','micorreo8039943@midominio.com','Sector 84616689 Calle 84616689 Casa # 84616689')</text:p>
          </table:table-cell>
        </table:table-row>
        <table:table-row table:style-name="ro1">
          <table:table-cell table:formula="of:=[$Informacion.A275]" office:value-type="float" office:value="52437468" calcext:value-type="float">
            <text:p>52437468</text:p>
          </table:table-cell>
          <table:table-cell table:formula="of:=[$Informacion.B275]" office:value-type="string" office:string-value="Wendy" calcext:value-type="string">
            <text:p>Wendy</text:p>
          </table:table-cell>
          <table:table-cell table:formula="of:=[$Informacion.C275]" office:value-type="string" office:string-value="Vargas" calcext:value-type="string">
            <text:p>Vargas</text:p>
          </table:table-cell>
          <table:table-cell table:formula="of:=[$Informacion.D275]" office:value-type="string" office:string-value="micorreo3439373@midominio.com" calcext:value-type="string">
            <text:p>micorreo3439373@midominio.com</text:p>
          </table:table-cell>
          <table:table-cell table:formula="of:=[$Informacion.E275]" office:value-type="string" office:string-value="Sector 52437468 Calle 52437468 Casa # 52437468" calcext:value-type="string">
            <text:p>Sector 52437468 Calle 52437468 Casa # 52437468</text:p>
          </table:table-cell>
          <table:table-cell table:formula="of:=CONCATENATE(&quot;, ('&quot;;[.A275];&quot;',&quot;;&quot;'&quot;;[.B275];&quot;',&quot;;&quot;'&quot;;[.C275];&quot;',&quot;;&quot;'&quot;;[.D275];&quot;',&quot;;&quot;'&quot;;[.E275];&quot;')&quot;)" office:value-type="string" office:string-value=", ('52437468','Wendy','Vargas','micorreo3439373@midominio.com','Sector 52437468 Calle 52437468 Casa # 52437468')" calcext:value-type="string">
            <text:p>, ('52437468','Wendy','Vargas','micorreo3439373@midominio.com','Sector 52437468 Calle 52437468 Casa # 52437468')</text:p>
          </table:table-cell>
        </table:table-row>
        <table:table-row table:style-name="ro1">
          <table:table-cell table:formula="of:=[$Informacion.A276]" office:value-type="float" office:value="84141204" calcext:value-type="float">
            <text:p>84141204</text:p>
          </table:table-cell>
          <table:table-cell table:formula="of:=[$Informacion.B276]" office:value-type="string" office:string-value="Rachelle" calcext:value-type="string">
            <text:p>Rachelle</text:p>
          </table:table-cell>
          <table:table-cell table:formula="of:=[$Informacion.C276]" office:value-type="string" office:string-value="Gomez" calcext:value-type="string">
            <text:p>Gomez</text:p>
          </table:table-cell>
          <table:table-cell table:formula="of:=[$Informacion.D276]" office:value-type="string" office:string-value="micorreo1137093@midominio.com" calcext:value-type="string">
            <text:p>micorreo1137093@midominio.com</text:p>
          </table:table-cell>
          <table:table-cell table:formula="of:=[$Informacion.E276]" office:value-type="string" office:string-value="Sector 84141204 Calle 84141204 Casa # 84141204" calcext:value-type="string">
            <text:p>Sector 84141204 Calle 84141204 Casa # 84141204</text:p>
          </table:table-cell>
          <table:table-cell table:formula="of:=CONCATENATE(&quot;, ('&quot;;[.A276];&quot;',&quot;;&quot;'&quot;;[.B276];&quot;',&quot;;&quot;'&quot;;[.C276];&quot;',&quot;;&quot;'&quot;;[.D276];&quot;',&quot;;&quot;'&quot;;[.E276];&quot;')&quot;)" office:value-type="string" office:string-value=", ('84141204','Rachelle','Gomez','micorreo1137093@midominio.com','Sector 84141204 Calle 84141204 Casa # 84141204')" calcext:value-type="string">
            <text:p>, ('84141204','Rachelle','Gomez','micorreo1137093@midominio.com','Sector 84141204 Calle 84141204 Casa # 84141204')</text:p>
          </table:table-cell>
        </table:table-row>
        <table:table-row table:style-name="ro1">
          <table:table-cell table:formula="of:=[$Informacion.A277]" office:value-type="float" office:value="52959708" calcext:value-type="float">
            <text:p>52959708</text:p>
          </table:table-cell>
          <table:table-cell table:formula="of:=[$Informacion.B277]" office:value-type="string" office:string-value="Michel" calcext:value-type="string">
            <text:p>Michel</text:p>
          </table:table-cell>
          <table:table-cell table:formula="of:=[$Informacion.C277]" office:value-type="string" office:string-value="Escalona" calcext:value-type="string">
            <text:p>Escalona</text:p>
          </table:table-cell>
          <table:table-cell table:formula="of:=[$Informacion.D277]" office:value-type="string" office:string-value="micorreo6428853@midominio.com" calcext:value-type="string">
            <text:p>micorreo6428853@midominio.com</text:p>
          </table:table-cell>
          <table:table-cell table:formula="of:=[$Informacion.E277]" office:value-type="string" office:string-value="Sector 52959708 Calle 52959708 Casa # 52959708" calcext:value-type="string">
            <text:p>Sector 52959708 Calle 52959708 Casa # 52959708</text:p>
          </table:table-cell>
          <table:table-cell table:formula="of:=CONCATENATE(&quot;, ('&quot;;[.A277];&quot;',&quot;;&quot;'&quot;;[.B277];&quot;',&quot;;&quot;'&quot;;[.C277];&quot;',&quot;;&quot;'&quot;;[.D277];&quot;',&quot;;&quot;'&quot;;[.E277];&quot;')&quot;)" office:value-type="string" office:string-value=", ('52959708','Michel','Escalona','micorreo6428853@midominio.com','Sector 52959708 Calle 52959708 Casa # 52959708')" calcext:value-type="string">
            <text:p>, ('52959708','Michel','Escalona','micorreo6428853@midominio.com','Sector 52959708 Calle 52959708 Casa # 52959708')</text:p>
          </table:table-cell>
        </table:table-row>
        <table:table-row table:style-name="ro1">
          <table:table-cell table:formula="of:=[$Informacion.A278]" office:value-type="float" office:value="75674189" calcext:value-type="float">
            <text:p>75674189</text:p>
          </table:table-cell>
          <table:table-cell table:formula="of:=[$Informacion.B278]" office:value-type="string" office:string-value="Argelia" calcext:value-type="string">
            <text:p>Argelia</text:p>
          </table:table-cell>
          <table:table-cell table:formula="of:=[$Informacion.C278]" office:value-type="string" office:string-value="Rodriguez" calcext:value-type="string">
            <text:p>Rodriguez</text:p>
          </table:table-cell>
          <table:table-cell table:formula="of:=[$Informacion.D278]" office:value-type="string" office:string-value="micorreo1892467@midominio.com" calcext:value-type="string">
            <text:p>micorreo1892467@midominio.com</text:p>
          </table:table-cell>
          <table:table-cell table:formula="of:=[$Informacion.E278]" office:value-type="string" office:string-value="Sector 75674189 Calle 75674189 Casa # 75674189" calcext:value-type="string">
            <text:p>Sector 75674189 Calle 75674189 Casa # 75674189</text:p>
          </table:table-cell>
          <table:table-cell table:formula="of:=CONCATENATE(&quot;, ('&quot;;[.A278];&quot;',&quot;;&quot;'&quot;;[.B278];&quot;',&quot;;&quot;'&quot;;[.C278];&quot;',&quot;;&quot;'&quot;;[.D278];&quot;',&quot;;&quot;'&quot;;[.E278];&quot;')&quot;)" office:value-type="string" office:string-value=", ('75674189','Argelia','Rodriguez','micorreo1892467@midominio.com','Sector 75674189 Calle 75674189 Casa # 75674189')" calcext:value-type="string">
            <text:p>, ('75674189','Argelia','Rodriguez','micorreo1892467@midominio.com','Sector 75674189 Calle 75674189 Casa # 75674189')</text:p>
          </table:table-cell>
        </table:table-row>
        <table:table-row table:style-name="ro1">
          <table:table-cell table:formula="of:=[$Informacion.A279]" office:value-type="float" office:value="7460992" calcext:value-type="float">
            <text:p>7460992</text:p>
          </table:table-cell>
          <table:table-cell table:formula="of:=[$Informacion.B279]" office:value-type="string" office:string-value="Nancy" calcext:value-type="string">
            <text:p>Nancy</text:p>
          </table:table-cell>
          <table:table-cell table:formula="of:=[$Informacion.C279]" office:value-type="string" office:string-value="Aponte" calcext:value-type="string">
            <text:p>Aponte</text:p>
          </table:table-cell>
          <table:table-cell table:formula="of:=[$Informacion.D279]" office:value-type="string" office:string-value="micorreo1113501@midominio.com" calcext:value-type="string">
            <text:p>micorreo1113501@midominio.com</text:p>
          </table:table-cell>
          <table:table-cell table:formula="of:=[$Informacion.E279]" office:value-type="string" office:string-value="Sector 7460992 Calle 7460992 Casa # 7460992" calcext:value-type="string">
            <text:p>Sector 7460992 Calle 7460992 Casa # 7460992</text:p>
          </table:table-cell>
          <table:table-cell table:formula="of:=CONCATENATE(&quot;, ('&quot;;[.A279];&quot;',&quot;;&quot;'&quot;;[.B279];&quot;',&quot;;&quot;'&quot;;[.C279];&quot;',&quot;;&quot;'&quot;;[.D279];&quot;',&quot;;&quot;'&quot;;[.E279];&quot;')&quot;)" office:value-type="string" office:string-value=", ('7460992','Nancy','Aponte','micorreo1113501@midominio.com','Sector 7460992 Calle 7460992 Casa # 7460992')" calcext:value-type="string">
            <text:p>, ('7460992','Nancy','Aponte','micorreo1113501@midominio.com','Sector 7460992 Calle 7460992 Casa # 7460992')</text:p>
          </table:table-cell>
        </table:table-row>
        <table:table-row table:style-name="ro1">
          <table:table-cell table:formula="of:=[$Informacion.A280]" office:value-type="float" office:value="55702517" calcext:value-type="float">
            <text:p>55702517</text:p>
          </table:table-cell>
          <table:table-cell table:formula="of:=[$Informacion.B280]" office:value-type="string" office:string-value="Francisco" calcext:value-type="string">
            <text:p>Francisco</text:p>
          </table:table-cell>
          <table:table-cell table:formula="of:=[$Informacion.C280]" office:value-type="string" office:string-value="Martos" calcext:value-type="string">
            <text:p>Martos</text:p>
          </table:table-cell>
          <table:table-cell table:formula="of:=[$Informacion.D280]" office:value-type="string" office:string-value="micorreo4103757@midominio.com" calcext:value-type="string">
            <text:p>micorreo4103757@midominio.com</text:p>
          </table:table-cell>
          <table:table-cell table:formula="of:=[$Informacion.E280]" office:value-type="string" office:string-value="Sector 55702517 Calle 55702517 Casa # 55702517" calcext:value-type="string">
            <text:p>Sector 55702517 Calle 55702517 Casa # 55702517</text:p>
          </table:table-cell>
          <table:table-cell table:formula="of:=CONCATENATE(&quot;, ('&quot;;[.A280];&quot;',&quot;;&quot;'&quot;;[.B280];&quot;',&quot;;&quot;'&quot;;[.C280];&quot;',&quot;;&quot;'&quot;;[.D280];&quot;',&quot;;&quot;'&quot;;[.E280];&quot;')&quot;)" office:value-type="string" office:string-value=", ('55702517','Francisco','Martos','micorreo4103757@midominio.com','Sector 55702517 Calle 55702517 Casa # 55702517')" calcext:value-type="string">
            <text:p>, ('55702517','Francisco','Martos','micorreo4103757@midominio.com','Sector 55702517 Calle 55702517 Casa # 55702517')</text:p>
          </table:table-cell>
        </table:table-row>
        <table:table-row table:style-name="ro1">
          <table:table-cell table:formula="of:=[$Informacion.A281]" office:value-type="float" office:value="15512075" calcext:value-type="float">
            <text:p>15512075</text:p>
          </table:table-cell>
          <table:table-cell table:formula="of:=[$Informacion.B281]" office:value-type="string" office:string-value="Miguel" calcext:value-type="string">
            <text:p>Miguel</text:p>
          </table:table-cell>
          <table:table-cell table:formula="of:=[$Informacion.C281]" office:value-type="string" office:string-value="Romero" calcext:value-type="string">
            <text:p>Romero</text:p>
          </table:table-cell>
          <table:table-cell table:formula="of:=[$Informacion.D281]" office:value-type="string" office:string-value="micorreo5369656@midominio.com" calcext:value-type="string">
            <text:p>micorreo5369656@midominio.com</text:p>
          </table:table-cell>
          <table:table-cell table:formula="of:=[$Informacion.E281]" office:value-type="string" office:string-value="Sector 15512075 Calle 15512075 Casa # 15512075" calcext:value-type="string">
            <text:p>Sector 15512075 Calle 15512075 Casa # 15512075</text:p>
          </table:table-cell>
          <table:table-cell table:formula="of:=CONCATENATE(&quot;, ('&quot;;[.A281];&quot;',&quot;;&quot;'&quot;;[.B281];&quot;',&quot;;&quot;'&quot;;[.C281];&quot;',&quot;;&quot;'&quot;;[.D281];&quot;',&quot;;&quot;'&quot;;[.E281];&quot;')&quot;)" office:value-type="string" office:string-value=", ('15512075','Miguel','Romero','micorreo5369656@midominio.com','Sector 15512075 Calle 15512075 Casa # 15512075')" calcext:value-type="string">
            <text:p>, ('15512075','Miguel','Romero','micorreo5369656@midominio.com','Sector 15512075 Calle 15512075 Casa # 15512075')</text:p>
          </table:table-cell>
        </table:table-row>
        <table:table-row table:style-name="ro1">
          <table:table-cell table:formula="of:=[$Informacion.A282]" office:value-type="float" office:value="92916417" calcext:value-type="float">
            <text:p>92916417</text:p>
          </table:table-cell>
          <table:table-cell table:formula="of:=[$Informacion.B282]" office:value-type="string" office:string-value="Maura" calcext:value-type="string">
            <text:p>Maura</text:p>
          </table:table-cell>
          <table:table-cell table:formula="of:=[$Informacion.C282]" office:value-type="string" office:string-value="Garcia" calcext:value-type="string">
            <text:p>Garcia</text:p>
          </table:table-cell>
          <table:table-cell table:formula="of:=[$Informacion.D282]" office:value-type="string" office:string-value="micorreo6031408@midominio.com" calcext:value-type="string">
            <text:p>micorreo6031408@midominio.com</text:p>
          </table:table-cell>
          <table:table-cell table:formula="of:=[$Informacion.E282]" office:value-type="string" office:string-value="Sector 92916417 Calle 92916417 Casa # 92916417" calcext:value-type="string">
            <text:p>Sector 92916417 Calle 92916417 Casa # 92916417</text:p>
          </table:table-cell>
          <table:table-cell table:formula="of:=CONCATENATE(&quot;, ('&quot;;[.A282];&quot;',&quot;;&quot;'&quot;;[.B282];&quot;',&quot;;&quot;'&quot;;[.C282];&quot;',&quot;;&quot;'&quot;;[.D282];&quot;',&quot;;&quot;'&quot;;[.E282];&quot;')&quot;)" office:value-type="string" office:string-value=", ('92916417','Maura','Garcia','micorreo6031408@midominio.com','Sector 92916417 Calle 92916417 Casa # 92916417')" calcext:value-type="string">
            <text:p>, ('92916417','Maura','Garcia','micorreo6031408@midominio.com','Sector 92916417 Calle 92916417 Casa # 92916417')</text:p>
          </table:table-cell>
        </table:table-row>
        <table:table-row table:style-name="ro1">
          <table:table-cell table:formula="of:=[$Informacion.A283]" office:value-type="float" office:value="14309150" calcext:value-type="float">
            <text:p>14309150</text:p>
          </table:table-cell>
          <table:table-cell table:formula="of:=[$Informacion.B283]" office:value-type="string" office:string-value="Antonio" calcext:value-type="string">
            <text:p>Antonio</text:p>
          </table:table-cell>
          <table:table-cell table:formula="of:=[$Informacion.C283]" office:value-type="string" office:string-value="Marin" calcext:value-type="string">
            <text:p>Marin</text:p>
          </table:table-cell>
          <table:table-cell table:formula="of:=[$Informacion.D283]" office:value-type="string" office:string-value="micorreo8647007@midominio.com" calcext:value-type="string">
            <text:p>micorreo8647007@midominio.com</text:p>
          </table:table-cell>
          <table:table-cell table:formula="of:=[$Informacion.E283]" office:value-type="string" office:string-value="Sector 14309150 Calle 14309150 Casa # 14309150" calcext:value-type="string">
            <text:p>Sector 14309150 Calle 14309150 Casa # 14309150</text:p>
          </table:table-cell>
          <table:table-cell table:formula="of:=CONCATENATE(&quot;, ('&quot;;[.A283];&quot;',&quot;;&quot;'&quot;;[.B283];&quot;',&quot;;&quot;'&quot;;[.C283];&quot;',&quot;;&quot;'&quot;;[.D283];&quot;',&quot;;&quot;'&quot;;[.E283];&quot;')&quot;)" office:value-type="string" office:string-value=", ('14309150','Antonio','Marin','micorreo8647007@midominio.com','Sector 14309150 Calle 14309150 Casa # 14309150')" calcext:value-type="string">
            <text:p>, ('14309150','Antonio','Marin','micorreo8647007@midominio.com','Sector 14309150 Calle 14309150 Casa # 14309150')</text:p>
          </table:table-cell>
        </table:table-row>
        <table:table-row table:style-name="ro1">
          <table:table-cell table:formula="of:=[$Informacion.A284]" office:value-type="float" office:value="49664067" calcext:value-type="float">
            <text:p>49664067</text:p>
          </table:table-cell>
          <table:table-cell table:formula="of:=[$Informacion.B284]" office:value-type="string" office:string-value="Francisco" calcext:value-type="string">
            <text:p>Francisco</text:p>
          </table:table-cell>
          <table:table-cell table:formula="of:=[$Informacion.C284]" office:value-type="string" office:string-value="Rodriguez" calcext:value-type="string">
            <text:p>Rodriguez</text:p>
          </table:table-cell>
          <table:table-cell table:formula="of:=[$Informacion.D284]" office:value-type="string" office:string-value="micorreo6676363@midominio.com" calcext:value-type="string">
            <text:p>micorreo6676363@midominio.com</text:p>
          </table:table-cell>
          <table:table-cell table:formula="of:=[$Informacion.E284]" office:value-type="string" office:string-value="Sector 49664067 Calle 49664067 Casa # 49664067" calcext:value-type="string">
            <text:p>Sector 49664067 Calle 49664067 Casa # 49664067</text:p>
          </table:table-cell>
          <table:table-cell table:formula="of:=CONCATENATE(&quot;, ('&quot;;[.A284];&quot;',&quot;;&quot;'&quot;;[.B284];&quot;',&quot;;&quot;'&quot;;[.C284];&quot;',&quot;;&quot;'&quot;;[.D284];&quot;',&quot;;&quot;'&quot;;[.E284];&quot;')&quot;)" office:value-type="string" office:string-value=", ('49664067','Francisco','Rodriguez','micorreo6676363@midominio.com','Sector 49664067 Calle 49664067 Casa # 49664067')" calcext:value-type="string">
            <text:p>, ('49664067','Francisco','Rodriguez','micorreo6676363@midominio.com','Sector 49664067 Calle 49664067 Casa # 49664067')</text:p>
          </table:table-cell>
        </table:table-row>
        <table:table-row table:style-name="ro1">
          <table:table-cell table:formula="of:=[$Informacion.A285]" office:value-type="float" office:value="30736583" calcext:value-type="float">
            <text:p>30736583</text:p>
          </table:table-cell>
          <table:table-cell table:formula="of:=[$Informacion.B285]" office:value-type="string" office:string-value="Ortilia" calcext:value-type="string">
            <text:p>Ortilia</text:p>
          </table:table-cell>
          <table:table-cell table:formula="of:=[$Informacion.C285]" office:value-type="string" office:string-value="Saez" calcext:value-type="string">
            <text:p>Saez</text:p>
          </table:table-cell>
          <table:table-cell table:formula="of:=[$Informacion.D285]" office:value-type="string" office:string-value="micorreo449138@midominio.com" calcext:value-type="string">
            <text:p>micorreo449138@midominio.com</text:p>
          </table:table-cell>
          <table:table-cell table:formula="of:=[$Informacion.E285]" office:value-type="string" office:string-value="Sector 30736583 Calle 30736583 Casa # 30736583" calcext:value-type="string">
            <text:p>Sector 30736583 Calle 30736583 Casa # 30736583</text:p>
          </table:table-cell>
          <table:table-cell table:formula="of:=CONCATENATE(&quot;, ('&quot;;[.A285];&quot;',&quot;;&quot;'&quot;;[.B285];&quot;',&quot;;&quot;'&quot;;[.C285];&quot;',&quot;;&quot;'&quot;;[.D285];&quot;',&quot;;&quot;'&quot;;[.E285];&quot;')&quot;)" office:value-type="string" office:string-value=", ('30736583','Ortilia','Saez','micorreo449138@midominio.com','Sector 30736583 Calle 30736583 Casa # 30736583')" calcext:value-type="string">
            <text:p>, ('30736583','Ortilia','Saez','micorreo449138@midominio.com','Sector 30736583 Calle 30736583 Casa # 30736583')</text:p>
          </table:table-cell>
        </table:table-row>
        <table:table-row table:style-name="ro1">
          <table:table-cell table:formula="of:=[$Informacion.A286]" office:value-type="float" office:value="65996548" calcext:value-type="float">
            <text:p>65996548</text:p>
          </table:table-cell>
          <table:table-cell table:formula="of:=[$Informacion.B286]" office:value-type="string" office:string-value="Isabel" calcext:value-type="string">
            <text:p>Isabel</text:p>
          </table:table-cell>
          <table:table-cell table:formula="of:=[$Informacion.C286]" office:value-type="string" office:string-value="Guedez" calcext:value-type="string">
            <text:p>Guedez</text:p>
          </table:table-cell>
          <table:table-cell table:formula="of:=[$Informacion.D286]" office:value-type="string" office:string-value="micorreo9512348@midominio.com" calcext:value-type="string">
            <text:p>micorreo9512348@midominio.com</text:p>
          </table:table-cell>
          <table:table-cell table:formula="of:=[$Informacion.E286]" office:value-type="string" office:string-value="Sector 65996548 Calle 65996548 Casa # 65996548" calcext:value-type="string">
            <text:p>Sector 65996548 Calle 65996548 Casa # 65996548</text:p>
          </table:table-cell>
          <table:table-cell table:formula="of:=CONCATENATE(&quot;, ('&quot;;[.A286];&quot;',&quot;;&quot;'&quot;;[.B286];&quot;',&quot;;&quot;'&quot;;[.C286];&quot;',&quot;;&quot;'&quot;;[.D286];&quot;',&quot;;&quot;'&quot;;[.E286];&quot;')&quot;)" office:value-type="string" office:string-value=", ('65996548','Isabel','Guedez','micorreo9512348@midominio.com','Sector 65996548 Calle 65996548 Casa # 65996548')" calcext:value-type="string">
            <text:p>, ('65996548','Isabel','Guedez','micorreo9512348@midominio.com','Sector 65996548 Calle 65996548 Casa # 65996548')</text:p>
          </table:table-cell>
        </table:table-row>
        <table:table-row table:style-name="ro1">
          <table:table-cell table:formula="of:=[$Informacion.A287]" office:value-type="float" office:value="75542189" calcext:value-type="float">
            <text:p>75542189</text:p>
          </table:table-cell>
          <table:table-cell table:formula="of:=[$Informacion.B287]" office:value-type="string" office:string-value="Yoy" calcext:value-type="string">
            <text:p>Yoy</text:p>
          </table:table-cell>
          <table:table-cell table:formula="of:=[$Informacion.C287]" office:value-type="string" office:string-value="Suarez" calcext:value-type="string">
            <text:p>Suarez</text:p>
          </table:table-cell>
          <table:table-cell table:formula="of:=[$Informacion.D287]" office:value-type="string" office:string-value="micorreo1203709@midominio.com" calcext:value-type="string">
            <text:p>micorreo1203709@midominio.com</text:p>
          </table:table-cell>
          <table:table-cell table:formula="of:=[$Informacion.E287]" office:value-type="string" office:string-value="Sector 75542189 Calle 75542189 Casa # 75542189" calcext:value-type="string">
            <text:p>Sector 75542189 Calle 75542189 Casa # 75542189</text:p>
          </table:table-cell>
          <table:table-cell table:formula="of:=CONCATENATE(&quot;, ('&quot;;[.A287];&quot;',&quot;;&quot;'&quot;;[.B287];&quot;',&quot;;&quot;'&quot;;[.C287];&quot;',&quot;;&quot;'&quot;;[.D287];&quot;',&quot;;&quot;'&quot;;[.E287];&quot;')&quot;)" office:value-type="string" office:string-value=", ('75542189','Yoy','Suarez','micorreo1203709@midominio.com','Sector 75542189 Calle 75542189 Casa # 75542189')" calcext:value-type="string">
            <text:p>, ('75542189','Yoy','Suarez','micorreo1203709@midominio.com','Sector 75542189 Calle 75542189 Casa # 75542189')</text:p>
          </table:table-cell>
        </table:table-row>
        <table:table-row table:style-name="ro1">
          <table:table-cell table:formula="of:=[$Informacion.A288]" office:value-type="float" office:value="77687850" calcext:value-type="float">
            <text:p>77687850</text:p>
          </table:table-cell>
          <table:table-cell table:formula="of:=[$Informacion.B288]" office:value-type="string" office:string-value="Aurilis" calcext:value-type="string">
            <text:p>Aurilis</text:p>
          </table:table-cell>
          <table:table-cell table:formula="of:=[$Informacion.C288]" office:value-type="string" office:string-value="Gutierrez" calcext:value-type="string">
            <text:p>Gutierrez</text:p>
          </table:table-cell>
          <table:table-cell table:formula="of:=[$Informacion.D288]" office:value-type="string" office:string-value="micorreo1684995@midominio.com" calcext:value-type="string">
            <text:p>micorreo1684995@midominio.com</text:p>
          </table:table-cell>
          <table:table-cell table:formula="of:=[$Informacion.E288]" office:value-type="string" office:string-value="Sector 77687850 Calle 77687850 Casa # 77687850" calcext:value-type="string">
            <text:p>Sector 77687850 Calle 77687850 Casa # 77687850</text:p>
          </table:table-cell>
          <table:table-cell table:formula="of:=CONCATENATE(&quot;, ('&quot;;[.A288];&quot;',&quot;;&quot;'&quot;;[.B288];&quot;',&quot;;&quot;'&quot;;[.C288];&quot;',&quot;;&quot;'&quot;;[.D288];&quot;',&quot;;&quot;'&quot;;[.E288];&quot;')&quot;)" office:value-type="string" office:string-value=", ('77687850','Aurilis','Gutierrez','micorreo1684995@midominio.com','Sector 77687850 Calle 77687850 Casa # 77687850')" calcext:value-type="string">
            <text:p>, ('77687850','Aurilis','Gutierrez','micorreo1684995@midominio.com','Sector 77687850 Calle 77687850 Casa # 77687850')</text:p>
          </table:table-cell>
        </table:table-row>
        <table:table-row table:style-name="ro1">
          <table:table-cell table:formula="of:=[$Informacion.A289]" office:value-type="float" office:value="33094488" calcext:value-type="float">
            <text:p>33094488</text:p>
          </table:table-cell>
          <table:table-cell table:formula="of:=[$Informacion.B289]" office:value-type="string" office:string-value="Jose" calcext:value-type="string">
            <text:p>Jose</text:p>
          </table:table-cell>
          <table:table-cell table:formula="of:=[$Informacion.C289]" office:value-type="string" office:string-value="Torres" calcext:value-type="string">
            <text:p>Torres</text:p>
          </table:table-cell>
          <table:table-cell table:formula="of:=[$Informacion.D289]" office:value-type="string" office:string-value="micorreo4903483@midominio.com" calcext:value-type="string">
            <text:p>micorreo4903483@midominio.com</text:p>
          </table:table-cell>
          <table:table-cell table:formula="of:=[$Informacion.E289]" office:value-type="string" office:string-value="Sector 33094488 Calle 33094488 Casa # 33094488" calcext:value-type="string">
            <text:p>Sector 33094488 Calle 33094488 Casa # 33094488</text:p>
          </table:table-cell>
          <table:table-cell table:formula="of:=CONCATENATE(&quot;, ('&quot;;[.A289];&quot;',&quot;;&quot;'&quot;;[.B289];&quot;',&quot;;&quot;'&quot;;[.C289];&quot;',&quot;;&quot;'&quot;;[.D289];&quot;',&quot;;&quot;'&quot;;[.E289];&quot;')&quot;)" office:value-type="string" office:string-value=", ('33094488','Jose','Torres','micorreo4903483@midominio.com','Sector 33094488 Calle 33094488 Casa # 33094488')" calcext:value-type="string">
            <text:p>, ('33094488','Jose','Torres','micorreo4903483@midominio.com','Sector 33094488 Calle 33094488 Casa # 33094488')</text:p>
          </table:table-cell>
        </table:table-row>
        <table:table-row table:style-name="ro1">
          <table:table-cell table:formula="of:=[$Informacion.A290]" office:value-type="float" office:value="72669947" calcext:value-type="float">
            <text:p>72669947</text:p>
          </table:table-cell>
          <table:table-cell table:formula="of:=[$Informacion.B290]" office:value-type="string" office:string-value="Ana" calcext:value-type="string">
            <text:p>Ana</text:p>
          </table:table-cell>
          <table:table-cell table:formula="of:=[$Informacion.C290]" office:value-type="string" office:string-value="Rojas" calcext:value-type="string">
            <text:p>Rojas</text:p>
          </table:table-cell>
          <table:table-cell table:formula="of:=[$Informacion.D290]" office:value-type="string" office:string-value="micorreo8592409@midominio.com" calcext:value-type="string">
            <text:p>micorreo8592409@midominio.com</text:p>
          </table:table-cell>
          <table:table-cell table:formula="of:=[$Informacion.E290]" office:value-type="string" office:string-value="Sector 72669947 Calle 72669947 Casa # 72669947" calcext:value-type="string">
            <text:p>Sector 72669947 Calle 72669947 Casa # 72669947</text:p>
          </table:table-cell>
          <table:table-cell table:formula="of:=CONCATENATE(&quot;, ('&quot;;[.A290];&quot;',&quot;;&quot;'&quot;;[.B290];&quot;',&quot;;&quot;'&quot;;[.C290];&quot;',&quot;;&quot;'&quot;;[.D290];&quot;',&quot;;&quot;'&quot;;[.E290];&quot;')&quot;)" office:value-type="string" office:string-value=", ('72669947','Ana','Rojas','micorreo8592409@midominio.com','Sector 72669947 Calle 72669947 Casa # 72669947')" calcext:value-type="string">
            <text:p>, ('72669947','Ana','Rojas','micorreo8592409@midominio.com','Sector 72669947 Calle 72669947 Casa # 72669947')</text:p>
          </table:table-cell>
        </table:table-row>
        <table:table-row table:style-name="ro1">
          <table:table-cell table:formula="of:=[$Informacion.A291]" office:value-type="float" office:value="73461918" calcext:value-type="float">
            <text:p>73461918</text:p>
          </table:table-cell>
          <table:table-cell table:formula="of:=[$Informacion.B291]" office:value-type="string" office:string-value="Edgar " calcext:value-type="string">
            <text:p>Edgar </text:p>
          </table:table-cell>
          <table:table-cell table:formula="of:=[$Informacion.C291]" office:value-type="string" office:string-value="Mollejas" calcext:value-type="string">
            <text:p>Mollejas</text:p>
          </table:table-cell>
          <table:table-cell table:formula="of:=[$Informacion.D291]" office:value-type="string" office:string-value="micorreo1510749@midominio.com" calcext:value-type="string">
            <text:p>micorreo1510749@midominio.com</text:p>
          </table:table-cell>
          <table:table-cell table:formula="of:=[$Informacion.E291]" office:value-type="string" office:string-value="Sector 73461918 Calle 73461918 Casa # 73461918" calcext:value-type="string">
            <text:p>Sector 73461918 Calle 73461918 Casa # 73461918</text:p>
          </table:table-cell>
          <table:table-cell table:formula="of:=CONCATENATE(&quot;, ('&quot;;[.A291];&quot;',&quot;;&quot;'&quot;;[.B291];&quot;',&quot;;&quot;'&quot;;[.C291];&quot;',&quot;;&quot;'&quot;;[.D291];&quot;',&quot;;&quot;'&quot;;[.E291];&quot;')&quot;)" office:value-type="string" office:string-value=", ('73461918','Edgar ','Mollejas','micorreo1510749@midominio.com','Sector 73461918 Calle 73461918 Casa # 73461918')" calcext:value-type="string">
            <text:p>, ('73461918','Edgar ','Mollejas','micorreo1510749@midominio.com','Sector 73461918 Calle 73461918 Casa # 73461918')</text:p>
          </table:table-cell>
        </table:table-row>
        <table:table-row table:style-name="ro1">
          <table:table-cell table:formula="of:=[$Informacion.A292]" office:value-type="float" office:value="30176543" calcext:value-type="float">
            <text:p>30176543</text:p>
          </table:table-cell>
          <table:table-cell table:formula="of:=[$Informacion.B292]" office:value-type="string" office:string-value="Dilcia" calcext:value-type="string">
            <text:p>Dilcia</text:p>
          </table:table-cell>
          <table:table-cell table:formula="of:=[$Informacion.C292]" office:value-type="string" office:string-value="Torrealba" calcext:value-type="string">
            <text:p>Torrealba</text:p>
          </table:table-cell>
          <table:table-cell table:formula="of:=[$Informacion.D292]" office:value-type="string" office:string-value="micorreo812761@midominio.com" calcext:value-type="string">
            <text:p>micorreo812761@midominio.com</text:p>
          </table:table-cell>
          <table:table-cell table:formula="of:=[$Informacion.E292]" office:value-type="string" office:string-value="Sector 30176543 Calle 30176543 Casa # 30176543" calcext:value-type="string">
            <text:p>Sector 30176543 Calle 30176543 Casa # 30176543</text:p>
          </table:table-cell>
          <table:table-cell table:formula="of:=CONCATENATE(&quot;, ('&quot;;[.A292];&quot;',&quot;;&quot;'&quot;;[.B292];&quot;',&quot;;&quot;'&quot;;[.C292];&quot;',&quot;;&quot;'&quot;;[.D292];&quot;',&quot;;&quot;'&quot;;[.E292];&quot;')&quot;)" office:value-type="string" office:string-value=", ('30176543','Dilcia','Torrealba','micorreo812761@midominio.com','Sector 30176543 Calle 30176543 Casa # 30176543')" calcext:value-type="string">
            <text:p>, ('30176543','Dilcia','Torrealba','micorreo812761@midominio.com','Sector 30176543 Calle 30176543 Casa # 30176543')</text:p>
          </table:table-cell>
        </table:table-row>
        <table:table-row table:style-name="ro1">
          <table:table-cell table:formula="of:=[$Informacion.A293]" office:value-type="float" office:value="80843177" calcext:value-type="float">
            <text:p>80843177</text:p>
          </table:table-cell>
          <table:table-cell table:formula="of:=[$Informacion.B293]" office:value-type="string" office:string-value="Oslinda" calcext:value-type="string">
            <text:p>Oslinda</text:p>
          </table:table-cell>
          <table:table-cell table:formula="of:=[$Informacion.C293]" office:value-type="string" office:string-value="Gonzalez" calcext:value-type="string">
            <text:p>Gonzalez</text:p>
          </table:table-cell>
          <table:table-cell table:formula="of:=[$Informacion.D293]" office:value-type="string" office:string-value="micorreo6682158@midominio.com" calcext:value-type="string">
            <text:p>micorreo6682158@midominio.com</text:p>
          </table:table-cell>
          <table:table-cell table:formula="of:=[$Informacion.E293]" office:value-type="string" office:string-value="Sector 80843177 Calle 80843177 Casa # 80843177" calcext:value-type="string">
            <text:p>Sector 80843177 Calle 80843177 Casa # 80843177</text:p>
          </table:table-cell>
          <table:table-cell table:formula="of:=CONCATENATE(&quot;, ('&quot;;[.A293];&quot;',&quot;;&quot;'&quot;;[.B293];&quot;',&quot;;&quot;'&quot;;[.C293];&quot;',&quot;;&quot;'&quot;;[.D293];&quot;',&quot;;&quot;'&quot;;[.E293];&quot;')&quot;)" office:value-type="string" office:string-value=", ('80843177','Oslinda','Gonzalez','micorreo6682158@midominio.com','Sector 80843177 Calle 80843177 Casa # 80843177')" calcext:value-type="string">
            <text:p>, ('80843177','Oslinda','Gonzalez','micorreo6682158@midominio.com','Sector 80843177 Calle 80843177 Casa # 80843177')</text:p>
          </table:table-cell>
        </table:table-row>
        <table:table-row table:style-name="ro1">
          <table:table-cell table:formula="of:=[$Informacion.A294]" office:value-type="float" office:value="49507775" calcext:value-type="float">
            <text:p>49507775</text:p>
          </table:table-cell>
          <table:table-cell table:formula="of:=[$Informacion.B294]" office:value-type="string" office:string-value="Alba" calcext:value-type="string">
            <text:p>Alba</text:p>
          </table:table-cell>
          <table:table-cell table:formula="of:=[$Informacion.C294]" office:value-type="string" office:string-value="Cruces" calcext:value-type="string">
            <text:p>Cruces</text:p>
          </table:table-cell>
          <table:table-cell table:formula="of:=[$Informacion.D294]" office:value-type="string" office:string-value="micorreo9043801@midominio.com" calcext:value-type="string">
            <text:p>micorreo9043801@midominio.com</text:p>
          </table:table-cell>
          <table:table-cell table:formula="of:=[$Informacion.E294]" office:value-type="string" office:string-value="Sector 49507775 Calle 49507775 Casa # 49507775" calcext:value-type="string">
            <text:p>Sector 49507775 Calle 49507775 Casa # 49507775</text:p>
          </table:table-cell>
          <table:table-cell table:formula="of:=CONCATENATE(&quot;, ('&quot;;[.A294];&quot;',&quot;;&quot;'&quot;;[.B294];&quot;',&quot;;&quot;'&quot;;[.C294];&quot;',&quot;;&quot;'&quot;;[.D294];&quot;',&quot;;&quot;'&quot;;[.E294];&quot;')&quot;)" office:value-type="string" office:string-value=", ('49507775','Alba','Cruces','micorreo9043801@midominio.com','Sector 49507775 Calle 49507775 Casa # 49507775')" calcext:value-type="string">
            <text:p>, ('49507775','Alba','Cruces','micorreo9043801@midominio.com','Sector 49507775 Calle 49507775 Casa # 49507775')</text:p>
          </table:table-cell>
        </table:table-row>
        <table:table-row table:style-name="ro1">
          <table:table-cell table:formula="of:=[$Informacion.A295]" office:value-type="float" office:value="94779166" calcext:value-type="float">
            <text:p>94779166</text:p>
          </table:table-cell>
          <table:table-cell table:formula="of:=[$Informacion.B295]" office:value-type="string" office:string-value="Maily" calcext:value-type="string">
            <text:p>Maily</text:p>
          </table:table-cell>
          <table:table-cell table:formula="of:=[$Informacion.C295]" office:value-type="string" office:string-value="Chavier" calcext:value-type="string">
            <text:p>Chavier</text:p>
          </table:table-cell>
          <table:table-cell table:formula="of:=[$Informacion.D295]" office:value-type="string" office:string-value="micorreo8887081@midominio.com" calcext:value-type="string">
            <text:p>micorreo8887081@midominio.com</text:p>
          </table:table-cell>
          <table:table-cell table:formula="of:=[$Informacion.E295]" office:value-type="string" office:string-value="Sector 94779166 Calle 94779166 Casa # 94779166" calcext:value-type="string">
            <text:p>Sector 94779166 Calle 94779166 Casa # 94779166</text:p>
          </table:table-cell>
          <table:table-cell table:formula="of:=CONCATENATE(&quot;, ('&quot;;[.A295];&quot;',&quot;;&quot;'&quot;;[.B295];&quot;',&quot;;&quot;'&quot;;[.C295];&quot;',&quot;;&quot;'&quot;;[.D295];&quot;',&quot;;&quot;'&quot;;[.E295];&quot;')&quot;)" office:value-type="string" office:string-value=", ('94779166','Maily','Chavier','micorreo8887081@midominio.com','Sector 94779166 Calle 94779166 Casa # 94779166')" calcext:value-type="string">
            <text:p>, ('94779166','Maily','Chavier','micorreo8887081@midominio.com','Sector 94779166 Calle 94779166 Casa # 94779166')</text:p>
          </table:table-cell>
        </table:table-row>
        <table:table-row table:style-name="ro1">
          <table:table-cell table:formula="of:=[$Informacion.A296]" office:value-type="float" office:value="4358095" calcext:value-type="float">
            <text:p>4358095</text:p>
          </table:table-cell>
          <table:table-cell table:formula="of:=[$Informacion.B296]" office:value-type="string" office:string-value="Bartolome" calcext:value-type="string">
            <text:p>Bartolome</text:p>
          </table:table-cell>
          <table:table-cell table:formula="of:=[$Informacion.C296]" office:value-type="string" office:string-value="Duran" calcext:value-type="string">
            <text:p>Duran</text:p>
          </table:table-cell>
          <table:table-cell table:formula="of:=[$Informacion.D296]" office:value-type="string" office:string-value="micorreo9285069@midominio.com" calcext:value-type="string">
            <text:p>micorreo9285069@midominio.com</text:p>
          </table:table-cell>
          <table:table-cell table:formula="of:=[$Informacion.E296]" office:value-type="string" office:string-value="Sector 4358095 Calle 4358095 Casa # 4358095" calcext:value-type="string">
            <text:p>Sector 4358095 Calle 4358095 Casa # 4358095</text:p>
          </table:table-cell>
          <table:table-cell table:formula="of:=CONCATENATE(&quot;, ('&quot;;[.A296];&quot;',&quot;;&quot;'&quot;;[.B296];&quot;',&quot;;&quot;'&quot;;[.C296];&quot;',&quot;;&quot;'&quot;;[.D296];&quot;',&quot;;&quot;'&quot;;[.E296];&quot;')&quot;)" office:value-type="string" office:string-value=", ('4358095','Bartolome','Duran','micorreo9285069@midominio.com','Sector 4358095 Calle 4358095 Casa # 4358095')" calcext:value-type="string">
            <text:p>, ('4358095','Bartolome','Duran','micorreo9285069@midominio.com','Sector 4358095 Calle 4358095 Casa # 4358095')</text:p>
          </table:table-cell>
        </table:table-row>
        <table:table-row table:style-name="ro1">
          <table:table-cell table:formula="of:=[$Informacion.A297]" office:value-type="float" office:value="40107077" calcext:value-type="float">
            <text:p>40107077</text:p>
          </table:table-cell>
          <table:table-cell table:formula="of:=[$Informacion.B297]" office:value-type="string" office:string-value="Mathias" calcext:value-type="string">
            <text:p>Mathias</text:p>
          </table:table-cell>
          <table:table-cell table:formula="of:=[$Informacion.C297]" office:value-type="string" office:string-value="Alvarado" calcext:value-type="string">
            <text:p>Alvarado</text:p>
          </table:table-cell>
          <table:table-cell table:formula="of:=[$Informacion.D297]" office:value-type="string" office:string-value="micorreo6161613@midominio.com" calcext:value-type="string">
            <text:p>micorreo6161613@midominio.com</text:p>
          </table:table-cell>
          <table:table-cell table:formula="of:=[$Informacion.E297]" office:value-type="string" office:string-value="Sector 40107077 Calle 40107077 Casa # 40107077" calcext:value-type="string">
            <text:p>Sector 40107077 Calle 40107077 Casa # 40107077</text:p>
          </table:table-cell>
          <table:table-cell table:formula="of:=CONCATENATE(&quot;, ('&quot;;[.A297];&quot;',&quot;;&quot;'&quot;;[.B297];&quot;',&quot;;&quot;'&quot;;[.C297];&quot;',&quot;;&quot;'&quot;;[.D297];&quot;',&quot;;&quot;'&quot;;[.E297];&quot;')&quot;)" office:value-type="string" office:string-value=", ('40107077','Mathias','Alvarado','micorreo6161613@midominio.com','Sector 40107077 Calle 40107077 Casa # 40107077')" calcext:value-type="string">
            <text:p>, ('40107077','Mathias','Alvarado','micorreo6161613@midominio.com','Sector 40107077 Calle 40107077 Casa # 40107077')</text:p>
          </table:table-cell>
        </table:table-row>
        <table:table-row table:style-name="ro1">
          <table:table-cell table:formula="of:=[$Informacion.A298]" office:value-type="float" office:value="11075576" calcext:value-type="float">
            <text:p>11075576</text:p>
          </table:table-cell>
          <table:table-cell table:formula="of:=[$Informacion.B298]" office:value-type="string" office:string-value="Jorge" calcext:value-type="string">
            <text:p>Jorge</text:p>
          </table:table-cell>
          <table:table-cell table:formula="of:=[$Informacion.C298]" office:value-type="string" office:string-value="Camejo" calcext:value-type="string">
            <text:p>Camejo</text:p>
          </table:table-cell>
          <table:table-cell table:formula="of:=[$Informacion.D298]" office:value-type="string" office:string-value="micorreo8090185@midominio.com" calcext:value-type="string">
            <text:p>micorreo8090185@midominio.com</text:p>
          </table:table-cell>
          <table:table-cell table:formula="of:=[$Informacion.E298]" office:value-type="string" office:string-value="Sector 11075576 Calle 11075576 Casa # 11075576" calcext:value-type="string">
            <text:p>Sector 11075576 Calle 11075576 Casa # 11075576</text:p>
          </table:table-cell>
          <table:table-cell table:formula="of:=CONCATENATE(&quot;, ('&quot;;[.A298];&quot;',&quot;;&quot;'&quot;;[.B298];&quot;',&quot;;&quot;'&quot;;[.C298];&quot;',&quot;;&quot;'&quot;;[.D298];&quot;',&quot;;&quot;'&quot;;[.E298];&quot;')&quot;)" office:value-type="string" office:string-value=", ('11075576','Jorge','Camejo','micorreo8090185@midominio.com','Sector 11075576 Calle 11075576 Casa # 11075576')" calcext:value-type="string">
            <text:p>, ('11075576','Jorge','Camejo','micorreo8090185@midominio.com','Sector 11075576 Calle 11075576 Casa # 11075576')</text:p>
          </table:table-cell>
        </table:table-row>
        <table:table-row table:style-name="ro1">
          <table:table-cell table:formula="of:=[$Informacion.A299]" office:value-type="float" office:value="71346051" calcext:value-type="float">
            <text:p>71346051</text:p>
          </table:table-cell>
          <table:table-cell table:formula="of:=[$Informacion.B299]" office:value-type="string" office:string-value="Gian" calcext:value-type="string">
            <text:p>Gian</text:p>
          </table:table-cell>
          <table:table-cell table:formula="of:=[$Informacion.C299]" office:value-type="string" office:string-value="Nieto" calcext:value-type="string">
            <text:p>Nieto</text:p>
          </table:table-cell>
          <table:table-cell table:formula="of:=[$Informacion.D299]" office:value-type="string" office:string-value="micorreo1275546@midominio.com" calcext:value-type="string">
            <text:p>micorreo1275546@midominio.com</text:p>
          </table:table-cell>
          <table:table-cell table:formula="of:=[$Informacion.E299]" office:value-type="string" office:string-value="Sector 71346051 Calle 71346051 Casa # 71346051" calcext:value-type="string">
            <text:p>Sector 71346051 Calle 71346051 Casa # 71346051</text:p>
          </table:table-cell>
          <table:table-cell table:formula="of:=CONCATENATE(&quot;, ('&quot;;[.A299];&quot;',&quot;;&quot;'&quot;;[.B299];&quot;',&quot;;&quot;'&quot;;[.C299];&quot;',&quot;;&quot;'&quot;;[.D299];&quot;',&quot;;&quot;'&quot;;[.E299];&quot;')&quot;)" office:value-type="string" office:string-value=", ('71346051','Gian','Nieto','micorreo1275546@midominio.com','Sector 71346051 Calle 71346051 Casa # 71346051')" calcext:value-type="string">
            <text:p>, ('71346051','Gian','Nieto','micorreo1275546@midominio.com','Sector 71346051 Calle 71346051 Casa # 71346051')</text:p>
          </table:table-cell>
        </table:table-row>
        <table:table-row table:style-name="ro1">
          <table:table-cell table:formula="of:=[$Informacion.A300]" office:value-type="float" office:value="13777794" calcext:value-type="float">
            <text:p>13777794</text:p>
          </table:table-cell>
          <table:table-cell table:formula="of:=[$Informacion.B300]" office:value-type="string" office:string-value="Raiza" calcext:value-type="string">
            <text:p>Raiza</text:p>
          </table:table-cell>
          <table:table-cell table:formula="of:=[$Informacion.C300]" office:value-type="string" office:string-value="Figueredo" calcext:value-type="string">
            <text:p>Figueredo</text:p>
          </table:table-cell>
          <table:table-cell table:formula="of:=[$Informacion.D300]" office:value-type="string" office:string-value="micorreo1275666@midominio.com" calcext:value-type="string">
            <text:p>micorreo1275666@midominio.com</text:p>
          </table:table-cell>
          <table:table-cell table:formula="of:=[$Informacion.E300]" office:value-type="string" office:string-value="Sector 13777794 Calle 13777794 Casa # 13777794" calcext:value-type="string">
            <text:p>Sector 13777794 Calle 13777794 Casa # 13777794</text:p>
          </table:table-cell>
          <table:table-cell table:formula="of:=CONCATENATE(&quot;, ('&quot;;[.A300];&quot;',&quot;;&quot;'&quot;;[.B300];&quot;',&quot;;&quot;'&quot;;[.C300];&quot;',&quot;;&quot;'&quot;;[.D300];&quot;',&quot;;&quot;'&quot;;[.E300];&quot;')&quot;)" office:value-type="string" office:string-value=", ('13777794','Raiza','Figueredo','micorreo1275666@midominio.com','Sector 13777794 Calle 13777794 Casa # 13777794')" calcext:value-type="string">
            <text:p>, ('13777794','Raiza','Figueredo','micorreo1275666@midominio.com','Sector 13777794 Calle 13777794 Casa # 13777794')</text:p>
          </table:table-cell>
        </table:table-row>
        <table:table-row table:style-name="ro1">
          <table:table-cell table:formula="of:=[$Informacion.A301]" office:value-type="float" office:value="76616691" calcext:value-type="float">
            <text:p>76616691</text:p>
          </table:table-cell>
          <table:table-cell table:formula="of:=[$Informacion.B301]" office:value-type="string" office:string-value="Nelly" calcext:value-type="string">
            <text:p>Nelly</text:p>
          </table:table-cell>
          <table:table-cell table:formula="of:=[$Informacion.C301]" office:value-type="string" office:string-value="Sanchez" calcext:value-type="string">
            <text:p>Sanchez</text:p>
          </table:table-cell>
          <table:table-cell table:formula="of:=[$Informacion.D301]" office:value-type="string" office:string-value="micorreo9990972@midominio.com" calcext:value-type="string">
            <text:p>micorreo9990972@midominio.com</text:p>
          </table:table-cell>
          <table:table-cell table:formula="of:=[$Informacion.E301]" office:value-type="string" office:string-value="Sector 76616691 Calle 76616691 Casa # 76616691" calcext:value-type="string">
            <text:p>Sector 76616691 Calle 76616691 Casa # 76616691</text:p>
          </table:table-cell>
          <table:table-cell table:formula="of:=CONCATENATE(&quot;, ('&quot;;[.A301];&quot;',&quot;;&quot;'&quot;;[.B301];&quot;',&quot;;&quot;'&quot;;[.C301];&quot;',&quot;;&quot;'&quot;;[.D301];&quot;',&quot;;&quot;'&quot;;[.E301];&quot;')&quot;)" office:value-type="string" office:string-value=", ('76616691','Nelly','Sanchez','micorreo9990972@midominio.com','Sector 76616691 Calle 76616691 Casa # 76616691')" calcext:value-type="string">
            <text:p>, ('76616691','Nelly','Sanchez','micorreo9990972@midominio.com','Sector 76616691 Calle 76616691 Casa # 76616691')</text:p>
          </table:table-cell>
        </table:table-row>
      </table:table>
      <table:table table:name="Producto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2" table:default-cell-style-name="Default"/>
        <table:table-column table:style-name="co10" table:default-cell-style-name="Default"/>
        <table:table-row table:style-name="ro1"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presentacion</text:p>
          </table:table-cell>
          <table:table-cell table:style-name="ce5" office:value-type="string" calcext:value-type="string">
            <text:p>precio</text:p>
          </table:table-cell>
          <table:table-cell table:style-name="ce4" office:value-type="string" calcext:value-type="string">
            <text:p>impuesto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table:formula="of:=[$Informacion.H2]" office:value-type="string" office:string-value="BIOP2" calcext:value-type="string">
            <text:p>BIOP2</text:p>
          </table:table-cell>
          <table:table-cell table:formula="of:=[$Informacion.I2]" office:value-type="string" office:string-value="ANATOMIPA" calcext:value-type="string">
            <text:p>ANATOMIPA</text:p>
          </table:table-cell>
          <table:table-cell table:style-name="ce6" table:formula="of:=[$Informacion.J2]" office:value-type="string" office:string-value="26.38" calcext:value-type="string">
            <text:p>26.38</text:p>
          </table:table-cell>
          <table:table-cell table:formula="of:=[$Informacion.K2]" office:value-type="float" office:value="10" calcext:value-type="float">
            <text:p>10</text:p>
          </table:table-cell>
          <table:table-cell table:formula="of:=CONCATENATE(&quot;INSERT INTO productos (nombre,presentacion,precio,impuesto) VALUES ('&quot;;[.A2];&quot;',&quot;;&quot;'&quot;;[.B2];&quot;',&quot;;[.C2];&quot;,&quot;;[.D2];&quot;)&quot;)" office:value-type="string" office:string-value="INSERT INTO productos (nombre,presentacion,precio,impuesto) VALUES ('BIOP2','ANATOMIPA',26.38,10)" calcext:value-type="string">
            <text:p>INSERT INTO productos (nombre,presentacion,precio,impuesto) VALUES ('BIOP2','ANATOMIPA',26.38,10)</text:p>
          </table:table-cell>
        </table:table-row>
        <table:table-row table:style-name="ro1">
          <table:table-cell table:formula="of:=[$Informacion.H3]" office:value-type="string" office:string-value="FARMEN46" calcext:value-type="string">
            <text:p>FARMEN46</text:p>
          </table:table-cell>
          <table:table-cell table:formula="of:=[$Informacion.I3]" office:value-type="string" office:string-value="FARMACIA" calcext:value-type="string">
            <text:p>FARMACIA</text:p>
          </table:table-cell>
          <table:table-cell table:style-name="ce6" table:formula="of:=[$Informacion.J3]" office:value-type="string" office:string-value="1.46" calcext:value-type="string">
            <text:p>1.46</text:p>
          </table:table-cell>
          <table:table-cell table:formula="of:=[$Informacion.K3]" office:value-type="float" office:value="5" calcext:value-type="float">
            <text:p>5</text:p>
          </table:table-cell>
          <table:table-cell table:formula="of:=CONCATENATE(&quot;, ('&quot;;[.A3];&quot;',&quot;;&quot;'&quot;;[.B3];&quot;',&quot;;[.C3];&quot;,&quot;;&quot;&quot;;[.D3];&quot;)&quot;)" office:value-type="string" office:string-value=", ('FARMEN46','FARMACIA',1.46,5)" calcext:value-type="string">
            <text:p>, ('FARMEN46','FARMACIA',1.46,5)</text:p>
          </table:table-cell>
        </table:table-row>
        <table:table-row table:style-name="ro1">
          <table:table-cell table:formula="of:=[$Informacion.H4]" office:value-type="string" office:string-value="DIHMTAC9" calcext:value-type="string">
            <text:p>DIHMTAC9</text:p>
          </table:table-cell>
          <table:table-cell table:formula="of:=[$Informacion.I4]" office:value-type="string" office:string-value="DXIMGTC" calcext:value-type="string">
            <text:p>DXIMGTC</text:p>
          </table:table-cell>
          <table:table-cell table:style-name="ce6" table:formula="of:=[$Informacion.J4]" office:value-type="string" office:string-value="36.04" calcext:value-type="string">
            <text:p>36.04</text:p>
          </table:table-cell>
          <table:table-cell table:formula="of:=[$Informacion.K4]" office:value-type="float" office:value="15" calcext:value-type="float">
            <text:p>15</text:p>
          </table:table-cell>
          <table:table-cell table:formula="of:=CONCATENATE(&quot;, ('&quot;;[.A4];&quot;',&quot;;&quot;'&quot;;[.B4];&quot;',&quot;;[.C4];&quot;,&quot;;&quot;&quot;;[.D4];&quot;)&quot;)" office:value-type="string" office:string-value=", ('DIHMTAC9','DXIMGTC',36.04,15)" calcext:value-type="string">
            <text:p>, ('DIHMTAC9','DXIMGTC',36.04,15)</text:p>
          </table:table-cell>
        </table:table-row>
        <table:table-row table:style-name="ro1">
          <table:table-cell table:formula="of:=[$Informacion.H5]" office:value-type="string" office:string-value="DIHMRYX372" calcext:value-type="string">
            <text:p>DIHMRYX372</text:p>
          </table:table-cell>
          <table:table-cell table:formula="of:=[$Informacion.I5]" office:value-type="string" office:string-value="DXIMGRX" calcext:value-type="string">
            <text:p>DXIMGRX</text:p>
          </table:table-cell>
          <table:table-cell table:style-name="ce6" table:formula="of:=[$Informacion.J5]" office:value-type="string" office:string-value="34.44" calcext:value-type="string">
            <text:p>34.44</text:p>
          </table:table-cell>
          <table:table-cell table:formula="of:=[$Informacion.K5]" office:value-type="float" office:value="5" calcext:value-type="float">
            <text:p>5</text:p>
          </table:table-cell>
          <table:table-cell table:formula="of:=CONCATENATE(&quot;, ('&quot;;[.A5];&quot;',&quot;;&quot;'&quot;;[.B5];&quot;',&quot;;[.C5];&quot;,&quot;;&quot;&quot;;[.D5];&quot;)&quot;)" office:value-type="string" office:string-value=", ('DIHMRYX372','DXIMGRX',34.44,5)" calcext:value-type="string">
            <text:p>, ('DIHMRYX372','DXIMGRX',34.44,5)</text:p>
          </table:table-cell>
        </table:table-row>
        <table:table-row table:style-name="ro1">
          <table:table-cell table:formula="of:=[$Informacion.H6]" office:value-type="string" office:string-value="MOFC27" calcext:value-type="string">
            <text:p>MOFC27</text:p>
          </table:table-cell>
          <table:table-cell table:formula="of:=[$Informacion.I6]" office:value-type="string" office:string-value="ARTIOFIC" calcext:value-type="string">
            <text:p>ARTIOFIC</text:p>
          </table:table-cell>
          <table:table-cell table:style-name="ce6" table:formula="of:=[$Informacion.J6]" office:value-type="string" office:string-value="39.73" calcext:value-type="string">
            <text:p>39.73</text:p>
          </table:table-cell>
          <table:table-cell table:formula="of:=[$Informacion.K6]" office:value-type="float" office:value="5" calcext:value-type="float">
            <text:p>5</text:p>
          </table:table-cell>
          <table:table-cell table:formula="of:=CONCATENATE(&quot;, ('&quot;;[.A6];&quot;',&quot;;&quot;'&quot;;[.B6];&quot;',&quot;;[.C6];&quot;,&quot;;&quot;&quot;;[.D6];&quot;)&quot;)" office:value-type="string" office:string-value=", ('MOFC27','ARTIOFIC',39.73,5)" calcext:value-type="string">
            <text:p>, ('MOFC27','ARTIOFIC',39.73,5)</text:p>
          </table:table-cell>
        </table:table-row>
        <table:table-row table:style-name="ro1">
          <table:table-cell table:formula="of:=[$Informacion.H7]" office:value-type="string" office:string-value="BIOP52" calcext:value-type="string">
            <text:p>BIOP52</text:p>
          </table:table-cell>
          <table:table-cell table:formula="of:=[$Informacion.I7]" office:value-type="string" office:string-value="ANATOMIPA" calcext:value-type="string">
            <text:p>ANATOMIPA</text:p>
          </table:table-cell>
          <table:table-cell table:style-name="ce6" table:formula="of:=[$Informacion.J7]" office:value-type="string" office:string-value="9.50" calcext:value-type="string">
            <text:p>9.50</text:p>
          </table:table-cell>
          <table:table-cell table:formula="of:=[$Informacion.K7]" office:value-type="float" office:value="10" calcext:value-type="float">
            <text:p>10</text:p>
          </table:table-cell>
          <table:table-cell table:formula="of:=CONCATENATE(&quot;, ('&quot;;[.A7];&quot;',&quot;;&quot;'&quot;;[.B7];&quot;',&quot;;[.C7];&quot;,&quot;;&quot;&quot;;[.D7];&quot;)&quot;)" office:value-type="string" office:string-value=", ('BIOP52','ANATOMIPA',9.50,10)" calcext:value-type="string">
            <text:p>, ('BIOP52','ANATOMIPA',9.50,10)</text:p>
          </table:table-cell>
        </table:table-row>
        <table:table-row table:style-name="ro1">
          <table:table-cell table:formula="of:=[$Informacion.H8]" office:value-type="string" office:string-value="DIHTRYX116" calcext:value-type="string">
            <text:p>DIHTRYX116</text:p>
          </table:table-cell>
          <table:table-cell table:formula="of:=[$Informacion.I8]" office:value-type="string" office:string-value="HONORARIOS" calcext:value-type="string">
            <text:p>HONORARIOS</text:p>
          </table:table-cell>
          <table:table-cell table:style-name="ce6" table:formula="of:=[$Informacion.J8]" office:value-type="string" office:string-value="29.45" calcext:value-type="string">
            <text:p>29.45</text:p>
          </table:table-cell>
          <table:table-cell table:formula="of:=[$Informacion.K8]" office:value-type="float" office:value="5" calcext:value-type="float">
            <text:p>5</text:p>
          </table:table-cell>
          <table:table-cell table:formula="of:=CONCATENATE(&quot;, ('&quot;;[.A8];&quot;',&quot;;&quot;'&quot;;[.B8];&quot;',&quot;;[.C8];&quot;,&quot;;&quot;&quot;;[.D8];&quot;)&quot;)" office:value-type="string" office:string-value=", ('DIHTRYX116','HONORARIOS',29.45,5)" calcext:value-type="string">
            <text:p>, ('DIHTRYX116','HONORARIOS',29.45,5)</text:p>
          </table:table-cell>
        </table:table-row>
        <table:table-row table:style-name="ro1">
          <table:table-cell table:formula="of:=[$Informacion.H9]" office:value-type="string" office:string-value="DIHMRYX361" calcext:value-type="string">
            <text:p>DIHMRYX361</text:p>
          </table:table-cell>
          <table:table-cell table:formula="of:=[$Informacion.I9]" office:value-type="string" office:string-value="DXIMGRX" calcext:value-type="string">
            <text:p>DXIMGRX</text:p>
          </table:table-cell>
          <table:table-cell table:style-name="ce6" table:formula="of:=[$Informacion.J9]" office:value-type="string" office:string-value="26.31" calcext:value-type="string">
            <text:p>26.31</text:p>
          </table:table-cell>
          <table:table-cell table:formula="of:=[$Informacion.K9]" office:value-type="float" office:value="10" calcext:value-type="float">
            <text:p>10</text:p>
          </table:table-cell>
          <table:table-cell table:formula="of:=CONCATENATE(&quot;, ('&quot;;[.A9];&quot;',&quot;;&quot;'&quot;;[.B9];&quot;',&quot;;[.C9];&quot;,&quot;;&quot;&quot;;[.D9];&quot;)&quot;)" office:value-type="string" office:string-value=", ('DIHMRYX361','DXIMGRX',26.31,10)" calcext:value-type="string">
            <text:p>, ('DIHMRYX361','DXIMGRX',26.31,10)</text:p>
          </table:table-cell>
        </table:table-row>
        <table:table-row table:style-name="ro1">
          <table:table-cell table:formula="of:=[$Informacion.H10]" office:value-type="string" office:string-value="DIHTTAC3" calcext:value-type="string">
            <text:p>DIHTTAC3</text:p>
          </table:table-cell>
          <table:table-cell table:formula="of:=[$Informacion.I10]" office:value-type="string" office:string-value="HONORARIOS" calcext:value-type="string">
            <text:p>HONORARIOS</text:p>
          </table:table-cell>
          <table:table-cell table:style-name="ce6" table:formula="of:=[$Informacion.J10]" office:value-type="string" office:string-value="11.83" calcext:value-type="string">
            <text:p>11.83</text:p>
          </table:table-cell>
          <table:table-cell table:formula="of:=[$Informacion.K10]" office:value-type="float" office:value="10" calcext:value-type="float">
            <text:p>10</text:p>
          </table:table-cell>
          <table:table-cell table:formula="of:=CONCATENATE(&quot;, ('&quot;;[.A10];&quot;',&quot;;&quot;'&quot;;[.B10];&quot;',&quot;;[.C10];&quot;,&quot;;&quot;&quot;;[.D10];&quot;)&quot;)" office:value-type="string" office:string-value=", ('DIHTTAC3','HONORARIOS',11.83,10)" calcext:value-type="string">
            <text:p>, ('DIHTTAC3','HONORARIOS',11.83,10)</text:p>
          </table:table-cell>
        </table:table-row>
        <table:table-row table:style-name="ro1">
          <table:table-cell table:formula="of:=[$Informacion.H11]" office:value-type="string" office:string-value="FARMFU1" calcext:value-type="string">
            <text:p>FARMFU1</text:p>
          </table:table-cell>
          <table:table-cell table:formula="of:=[$Informacion.I11]" office:value-type="string" office:string-value="FARMACIA" calcext:value-type="string">
            <text:p>FARMACIA</text:p>
          </table:table-cell>
          <table:table-cell table:style-name="ce6" table:formula="of:=[$Informacion.J11]" office:value-type="string" office:string-value="22.38" calcext:value-type="string">
            <text:p>22.38</text:p>
          </table:table-cell>
          <table:table-cell table:formula="of:=[$Informacion.K11]" office:value-type="float" office:value="10" calcext:value-type="float">
            <text:p>10</text:p>
          </table:table-cell>
          <table:table-cell table:formula="of:=CONCATENATE(&quot;, ('&quot;;[.A11];&quot;',&quot;;&quot;'&quot;;[.B11];&quot;',&quot;;[.C11];&quot;,&quot;;&quot;&quot;;[.D11];&quot;)&quot;)" office:value-type="string" office:string-value=", ('FARMFU1','FARMACIA',22.38,10)" calcext:value-type="string">
            <text:p>, ('FARMFU1','FARMACIA',22.38,10)</text:p>
          </table:table-cell>
        </table:table-row>
        <table:table-row table:style-name="ro1">
          <table:table-cell table:formula="of:=[$Informacion.H12]" office:value-type="string" office:string-value="BIOP47" calcext:value-type="string">
            <text:p>BIOP47</text:p>
          </table:table-cell>
          <table:table-cell table:formula="of:=[$Informacion.I12]" office:value-type="string" office:string-value="ANATOMIPA" calcext:value-type="string">
            <text:p>ANATOMIPA</text:p>
          </table:table-cell>
          <table:table-cell table:style-name="ce6" table:formula="of:=[$Informacion.J12]" office:value-type="string" office:string-value="21.38" calcext:value-type="string">
            <text:p>21.38</text:p>
          </table:table-cell>
          <table:table-cell table:formula="of:=[$Informacion.K12]" office:value-type="float" office:value="5" calcext:value-type="float">
            <text:p>5</text:p>
          </table:table-cell>
          <table:table-cell table:formula="of:=CONCATENATE(&quot;, ('&quot;;[.A12];&quot;',&quot;;&quot;'&quot;;[.B12];&quot;',&quot;;[.C12];&quot;,&quot;;&quot;&quot;;[.D12];&quot;)&quot;)" office:value-type="string" office:string-value=", ('BIOP47','ANATOMIPA',21.38,5)" calcext:value-type="string">
            <text:p>, ('BIOP47','ANATOMIPA',21.38,5)</text:p>
          </table:table-cell>
        </table:table-row>
        <table:table-row table:style-name="ro1">
          <table:table-cell table:formula="of:=[$Informacion.H13]" office:value-type="string" office:string-value="FARMAV4" calcext:value-type="string">
            <text:p>FARMAV4</text:p>
          </table:table-cell>
          <table:table-cell table:formula="of:=[$Informacion.I13]" office:value-type="string" office:string-value="FARMACIA" calcext:value-type="string">
            <text:p>FARMACIA</text:p>
          </table:table-cell>
          <table:table-cell table:style-name="ce6" table:formula="of:=[$Informacion.J13]" office:value-type="string" office:string-value="40.81" calcext:value-type="string">
            <text:p>40.81</text:p>
          </table:table-cell>
          <table:table-cell table:formula="of:=[$Informacion.K13]" office:value-type="float" office:value="10" calcext:value-type="float">
            <text:p>10</text:p>
          </table:table-cell>
          <table:table-cell table:formula="of:=CONCATENATE(&quot;, ('&quot;;[.A13];&quot;',&quot;;&quot;'&quot;;[.B13];&quot;',&quot;;[.C13];&quot;,&quot;;&quot;&quot;;[.D13];&quot;)&quot;)" office:value-type="string" office:string-value=", ('FARMAV4','FARMACIA',40.81,10)" calcext:value-type="string">
            <text:p>, ('FARMAV4','FARMACIA',40.81,10)</text:p>
          </table:table-cell>
        </table:table-row>
        <table:table-row table:style-name="ro1">
          <table:table-cell table:formula="of:=[$Informacion.H14]" office:value-type="string" office:string-value="PRESGI29" calcext:value-type="string">
            <text:p>PRESGI29</text:p>
          </table:table-cell>
          <table:table-cell table:formula="of:=[$Informacion.I14]" office:value-type="string" office:string-value="PRESGEN" calcext:value-type="string">
            <text:p>PRESGEN</text:p>
          </table:table-cell>
          <table:table-cell table:style-name="ce6" table:formula="of:=[$Informacion.J14]" office:value-type="string" office:string-value="25.53" calcext:value-type="string">
            <text:p>25.53</text:p>
          </table:table-cell>
          <table:table-cell table:formula="of:=[$Informacion.K14]" office:value-type="float" office:value="10" calcext:value-type="float">
            <text:p>10</text:p>
          </table:table-cell>
          <table:table-cell table:formula="of:=CONCATENATE(&quot;, ('&quot;;[.A14];&quot;',&quot;;&quot;'&quot;;[.B14];&quot;',&quot;;[.C14];&quot;,&quot;;&quot;&quot;;[.D14];&quot;)&quot;)" office:value-type="string" office:string-value=", ('PRESGI29','PRESGEN',25.53,10)" calcext:value-type="string">
            <text:p>, ('PRESGI29','PRESGEN',25.53,10)</text:p>
          </table:table-cell>
        </table:table-row>
        <table:table-row table:style-name="ro1">
          <table:table-cell table:formula="of:=[$Informacion.H15]" office:value-type="string" office:string-value="MOFIC12" calcext:value-type="string">
            <text:p>MOFIC12</text:p>
          </table:table-cell>
          <table:table-cell table:formula="of:=[$Informacion.I15]" office:value-type="string" office:string-value="INVMNOM" calcext:value-type="string">
            <text:p>INVMNOM</text:p>
          </table:table-cell>
          <table:table-cell table:style-name="ce6" table:formula="of:=[$Informacion.J15]" office:value-type="string" office:string-value="38.60" calcext:value-type="string">
            <text:p>38.60</text:p>
          </table:table-cell>
          <table:table-cell table:formula="of:=[$Informacion.K15]" office:value-type="float" office:value="5" calcext:value-type="float">
            <text:p>5</text:p>
          </table:table-cell>
          <table:table-cell table:formula="of:=CONCATENATE(&quot;, ('&quot;;[.A15];&quot;',&quot;;&quot;'&quot;;[.B15];&quot;',&quot;;[.C15];&quot;,&quot;;&quot;&quot;;[.D15];&quot;)&quot;)" office:value-type="string" office:string-value=", ('MOFIC12','INVMNOM',38.60,5)" calcext:value-type="string">
            <text:p>, ('MOFIC12','INVMNOM',38.60,5)</text:p>
          </table:table-cell>
        </table:table-row>
        <table:table-row table:style-name="ro1">
          <table:table-cell table:formula="of:=[$Informacion.H16]" office:value-type="string" office:string-value="FARMWA2" calcext:value-type="string">
            <text:p>FARMWA2</text:p>
          </table:table-cell>
          <table:table-cell table:formula="of:=[$Informacion.I16]" office:value-type="string" office:string-value="FARMACIA" calcext:value-type="string">
            <text:p>FARMACIA</text:p>
          </table:table-cell>
          <table:table-cell table:style-name="ce6" table:formula="of:=[$Informacion.J16]" office:value-type="string" office:string-value="30.18" calcext:value-type="string">
            <text:p>30.18</text:p>
          </table:table-cell>
          <table:table-cell table:formula="of:=[$Informacion.K16]" office:value-type="float" office:value="5" calcext:value-type="float">
            <text:p>5</text:p>
          </table:table-cell>
          <table:table-cell table:formula="of:=CONCATENATE(&quot;, ('&quot;;[.A16];&quot;',&quot;;&quot;'&quot;;[.B16];&quot;',&quot;;[.C16];&quot;,&quot;;&quot;&quot;;[.D16];&quot;)&quot;)" office:value-type="string" office:string-value=", ('FARMWA2','FARMACIA',30.18,5)" calcext:value-type="string">
            <text:p>, ('FARMWA2','FARMACIA',30.18,5)</text:p>
          </table:table-cell>
        </table:table-row>
        <table:table-row table:style-name="ro1">
          <table:table-cell table:formula="of:=[$Informacion.H17]" office:value-type="string" office:string-value="DIHMRYX382" calcext:value-type="string">
            <text:p>DIHMRYX382</text:p>
          </table:table-cell>
          <table:table-cell table:formula="of:=[$Informacion.I17]" office:value-type="string" office:string-value="DXIMGRX" calcext:value-type="string">
            <text:p>DXIMGRX</text:p>
          </table:table-cell>
          <table:table-cell table:style-name="ce6" table:formula="of:=[$Informacion.J17]" office:value-type="string" office:string-value="25.75" calcext:value-type="string">
            <text:p>25.75</text:p>
          </table:table-cell>
          <table:table-cell table:formula="of:=[$Informacion.K17]" office:value-type="float" office:value="10" calcext:value-type="float">
            <text:p>10</text:p>
          </table:table-cell>
          <table:table-cell table:formula="of:=CONCATENATE(&quot;, ('&quot;;[.A17];&quot;',&quot;;&quot;'&quot;;[.B17];&quot;',&quot;;[.C17];&quot;,&quot;;&quot;&quot;;[.D17];&quot;)&quot;)" office:value-type="string" office:string-value=", ('DIHMRYX382','DXIMGRX',25.75,10)" calcext:value-type="string">
            <text:p>, ('DIHMRYX382','DXIMGRX',25.75,10)</text:p>
          </table:table-cell>
        </table:table-row>
        <table:table-row table:style-name="ro1">
          <table:table-cell table:formula="of:=[$Informacion.H18]" office:value-type="string" office:string-value="DIHMRMN1" calcext:value-type="string">
            <text:p>DIHMRMN1</text:p>
          </table:table-cell>
          <table:table-cell table:formula="of:=[$Informacion.I18]" office:value-type="string" office:string-value="DXIMGRM" calcext:value-type="string">
            <text:p>DXIMGRM</text:p>
          </table:table-cell>
          <table:table-cell table:style-name="ce6" table:formula="of:=[$Informacion.J18]" office:value-type="string" office:string-value="3.29" calcext:value-type="string">
            <text:p>3.29</text:p>
          </table:table-cell>
          <table:table-cell table:formula="of:=[$Informacion.K18]" office:value-type="float" office:value="5" calcext:value-type="float">
            <text:p>5</text:p>
          </table:table-cell>
          <table:table-cell table:formula="of:=CONCATENATE(&quot;, ('&quot;;[.A18];&quot;',&quot;;&quot;'&quot;;[.B18];&quot;',&quot;;[.C18];&quot;,&quot;;&quot;&quot;;[.D18];&quot;)&quot;)" office:value-type="string" office:string-value=", ('DIHMRMN1','DXIMGRM',3.29,5)" calcext:value-type="string">
            <text:p>, ('DIHMRMN1','DXIMGRM',3.29,5)</text:p>
          </table:table-cell>
        </table:table-row>
        <table:table-row table:style-name="ro1">
          <table:table-cell table:formula="of:=[$Informacion.H19]" office:value-type="string" office:string-value="FARMAC48" calcext:value-type="string">
            <text:p>FARMAC48</text:p>
          </table:table-cell>
          <table:table-cell table:formula="of:=[$Informacion.I19]" office:value-type="string" office:string-value="FARMACIA" calcext:value-type="string">
            <text:p>FARMACIA</text:p>
          </table:table-cell>
          <table:table-cell table:style-name="ce6" table:formula="of:=[$Informacion.J19]" office:value-type="string" office:string-value="23.75" calcext:value-type="string">
            <text:p>23.75</text:p>
          </table:table-cell>
          <table:table-cell table:formula="of:=[$Informacion.K19]" office:value-type="float" office:value="5" calcext:value-type="float">
            <text:p>5</text:p>
          </table:table-cell>
          <table:table-cell table:formula="of:=CONCATENATE(&quot;, ('&quot;;[.A19];&quot;',&quot;;&quot;'&quot;;[.B19];&quot;',&quot;;[.C19];&quot;,&quot;;&quot;&quot;;[.D19];&quot;)&quot;)" office:value-type="string" office:string-value=", ('FARMAC48','FARMACIA',23.75,5)" calcext:value-type="string">
            <text:p>, ('FARMAC48','FARMACIA',23.75,5)</text:p>
          </table:table-cell>
        </table:table-row>
        <table:table-row table:style-name="ro1">
          <table:table-cell table:formula="of:=[$Informacion.H20]" office:value-type="string" office:string-value="FARMAI4" calcext:value-type="string">
            <text:p>FARMAI4</text:p>
          </table:table-cell>
          <table:table-cell table:formula="of:=[$Informacion.I20]" office:value-type="string" office:string-value="FARMACIA" calcext:value-type="string">
            <text:p>FARMACIA</text:p>
          </table:table-cell>
          <table:table-cell table:style-name="ce6" table:formula="of:=[$Informacion.J20]" office:value-type="string" office:string-value="1.62" calcext:value-type="string">
            <text:p>1.62</text:p>
          </table:table-cell>
          <table:table-cell table:formula="of:=[$Informacion.K20]" office:value-type="float" office:value="5" calcext:value-type="float">
            <text:p>5</text:p>
          </table:table-cell>
          <table:table-cell table:formula="of:=CONCATENATE(&quot;, ('&quot;;[.A20];&quot;',&quot;;&quot;'&quot;;[.B20];&quot;',&quot;;[.C20];&quot;,&quot;;&quot;&quot;;[.D20];&quot;)&quot;)" office:value-type="string" office:string-value=", ('FARMAI4','FARMACIA',1.62,5)" calcext:value-type="string">
            <text:p>, ('FARMAI4','FARMACIA',1.62,5)</text:p>
          </table:table-cell>
        </table:table-row>
        <table:table-row table:style-name="ro1">
          <table:table-cell table:formula="of:=[$Informacion.H21]" office:value-type="string" office:string-value="DITC52" calcext:value-type="string">
            <text:p>DITC52</text:p>
          </table:table-cell>
          <table:table-cell table:formula="of:=[$Informacion.I21]" office:value-type="string" office:string-value="TOMOGRAFO" calcext:value-type="string">
            <text:p>TOMOGRAFO</text:p>
          </table:table-cell>
          <table:table-cell table:style-name="ce6" table:formula="of:=[$Informacion.J21]" office:value-type="string" office:string-value="29.23" calcext:value-type="string">
            <text:p>29.23</text:p>
          </table:table-cell>
          <table:table-cell table:formula="of:=[$Informacion.K21]" office:value-type="float" office:value="10" calcext:value-type="float">
            <text:p>10</text:p>
          </table:table-cell>
          <table:table-cell table:formula="of:=CONCATENATE(&quot;, ('&quot;;[.A21];&quot;',&quot;;&quot;'&quot;;[.B21];&quot;',&quot;;[.C21];&quot;,&quot;;&quot;&quot;;[.D21];&quot;)&quot;)" office:value-type="string" office:string-value=", ('DITC52','TOMOGRAFO',29.23,10)" calcext:value-type="string">
            <text:p>, ('DITC52','TOMOGRAFO',29.23,10)</text:p>
          </table:table-cell>
        </table:table-row>
        <table:table-row table:style-name="ro1">
          <table:table-cell table:formula="of:=[$Informacion.H22]" office:value-type="string" office:string-value="FARMTE3" calcext:value-type="string">
            <text:p>FARMTE3</text:p>
          </table:table-cell>
          <table:table-cell table:formula="of:=[$Informacion.I22]" office:value-type="string" office:string-value="FARMACIA" calcext:value-type="string">
            <text:p>FARMACIA</text:p>
          </table:table-cell>
          <table:table-cell table:style-name="ce6" table:formula="of:=[$Informacion.J22]" office:value-type="string" office:string-value="6.91" calcext:value-type="string">
            <text:p>6.91</text:p>
          </table:table-cell>
          <table:table-cell table:formula="of:=[$Informacion.K22]" office:value-type="float" office:value="10" calcext:value-type="float">
            <text:p>10</text:p>
          </table:table-cell>
          <table:table-cell table:formula="of:=CONCATENATE(&quot;, ('&quot;;[.A22];&quot;',&quot;;&quot;'&quot;;[.B22];&quot;',&quot;;[.C22];&quot;,&quot;;&quot;&quot;;[.D22];&quot;)&quot;)" office:value-type="string" office:string-value=", ('FARMTE3','FARMACIA',6.91,10)" calcext:value-type="string">
            <text:p>, ('FARMTE3','FARMACIA',6.91,10)</text:p>
          </table:table-cell>
        </table:table-row>
        <table:table-row table:style-name="ro1">
          <table:table-cell table:formula="of:=[$Informacion.H23]" office:value-type="string" office:string-value="FARMSO2" calcext:value-type="string">
            <text:p>FARMSO2</text:p>
          </table:table-cell>
          <table:table-cell table:formula="of:=[$Informacion.I23]" office:value-type="string" office:string-value="FARMACIA" calcext:value-type="string">
            <text:p>FARMACIA</text:p>
          </table:table-cell>
          <table:table-cell table:style-name="ce6" table:formula="of:=[$Informacion.J23]" office:value-type="string" office:string-value="6.75" calcext:value-type="string">
            <text:p>6.75</text:p>
          </table:table-cell>
          <table:table-cell table:formula="of:=[$Informacion.K23]" office:value-type="float" office:value="10" calcext:value-type="float">
            <text:p>10</text:p>
          </table:table-cell>
          <table:table-cell table:formula="of:=CONCATENATE(&quot;, ('&quot;;[.A23];&quot;',&quot;;&quot;'&quot;;[.B23];&quot;',&quot;;[.C23];&quot;,&quot;;&quot;&quot;;[.D23];&quot;)&quot;)" office:value-type="string" office:string-value=", ('FARMSO2','FARMACIA',6.75,10)" calcext:value-type="string">
            <text:p>, ('FARMSO2','FARMACIA',6.75,10)</text:p>
          </table:table-cell>
        </table:table-row>
        <table:table-row table:style-name="ro1">
          <table:table-cell table:formula="of:=[$Informacion.H24]" office:value-type="string" office:string-value="DIHMTAC82" calcext:value-type="string">
            <text:p>DIHMTAC82</text:p>
          </table:table-cell>
          <table:table-cell table:formula="of:=[$Informacion.I24]" office:value-type="string" office:string-value="DXIMGTC" calcext:value-type="string">
            <text:p>DXIMGTC</text:p>
          </table:table-cell>
          <table:table-cell table:style-name="ce6" table:formula="of:=[$Informacion.J24]" office:value-type="string" office:string-value="15.59" calcext:value-type="string">
            <text:p>15.59</text:p>
          </table:table-cell>
          <table:table-cell table:formula="of:=[$Informacion.K24]" office:value-type="float" office:value="10" calcext:value-type="float">
            <text:p>10</text:p>
          </table:table-cell>
          <table:table-cell table:formula="of:=CONCATENATE(&quot;, ('&quot;;[.A24];&quot;',&quot;;&quot;'&quot;;[.B24];&quot;',&quot;;[.C24];&quot;,&quot;;&quot;&quot;;[.D24];&quot;)&quot;)" office:value-type="string" office:string-value=", ('DIHMTAC82','DXIMGTC',15.59,10)" calcext:value-type="string">
            <text:p>, ('DIHMTAC82','DXIMGTC',15.59,10)</text:p>
          </table:table-cell>
        </table:table-row>
        <table:table-row table:style-name="ro1">
          <table:table-cell table:formula="of:=[$Informacion.H25]" office:value-type="string" office:string-value="FARMPR34" calcext:value-type="string">
            <text:p>FARMPR34</text:p>
          </table:table-cell>
          <table:table-cell table:formula="of:=[$Informacion.I25]" office:value-type="string" office:string-value="FARMACIA" calcext:value-type="string">
            <text:p>FARMACIA</text:p>
          </table:table-cell>
          <table:table-cell table:style-name="ce6" table:formula="of:=[$Informacion.J25]" office:value-type="string" office:string-value="42.60" calcext:value-type="string">
            <text:p>42.60</text:p>
          </table:table-cell>
          <table:table-cell table:formula="of:=[$Informacion.K25]" office:value-type="float" office:value="15" calcext:value-type="float">
            <text:p>15</text:p>
          </table:table-cell>
          <table:table-cell table:formula="of:=CONCATENATE(&quot;, ('&quot;;[.A25];&quot;',&quot;;&quot;'&quot;;[.B25];&quot;',&quot;;[.C25];&quot;,&quot;;&quot;&quot;;[.D25];&quot;)&quot;)" office:value-type="string" office:string-value=", ('FARMPR34','FARMACIA',42.60,15)" calcext:value-type="string">
            <text:p>, ('FARMPR34','FARMACIA',42.60,15)</text:p>
          </table:table-cell>
        </table:table-row>
        <table:table-row table:style-name="ro1">
          <table:table-cell table:formula="of:=[$Informacion.H26]" office:value-type="string" office:string-value="FARMPR28" calcext:value-type="string">
            <text:p>FARMPR28</text:p>
          </table:table-cell>
          <table:table-cell table:formula="of:=[$Informacion.I26]" office:value-type="string" office:string-value="FARMACIA" calcext:value-type="string">
            <text:p>FARMACIA</text:p>
          </table:table-cell>
          <table:table-cell table:style-name="ce6" table:formula="of:=[$Informacion.J26]" office:value-type="string" office:string-value="40.04" calcext:value-type="string">
            <text:p>40.04</text:p>
          </table:table-cell>
          <table:table-cell table:formula="of:=[$Informacion.K26]" office:value-type="float" office:value="10" calcext:value-type="float">
            <text:p>10</text:p>
          </table:table-cell>
          <table:table-cell table:formula="of:=CONCATENATE(&quot;, ('&quot;;[.A26];&quot;',&quot;;&quot;'&quot;;[.B26];&quot;',&quot;;[.C26];&quot;,&quot;;&quot;&quot;;[.D26];&quot;)&quot;)" office:value-type="string" office:string-value=", ('FARMPR28','FARMACIA',40.04,10)" calcext:value-type="string">
            <text:p>, ('FARMPR28','FARMACIA',40.04,10)</text:p>
          </table:table-cell>
        </table:table-row>
        <table:table-row table:style-name="ro1">
          <table:table-cell table:formula="of:=[$Informacion.H27]" office:value-type="string" office:string-value="DIHTRMN15" calcext:value-type="string">
            <text:p>DIHTRMN15</text:p>
          </table:table-cell>
          <table:table-cell table:formula="of:=[$Informacion.I27]" office:value-type="string" office:string-value="HONORARIOS" calcext:value-type="string">
            <text:p>HONORARIOS</text:p>
          </table:table-cell>
          <table:table-cell table:style-name="ce6" table:formula="of:=[$Informacion.J27]" office:value-type="string" office:string-value="36.39" calcext:value-type="string">
            <text:p>36.39</text:p>
          </table:table-cell>
          <table:table-cell table:formula="of:=[$Informacion.K27]" office:value-type="float" office:value="10" calcext:value-type="float">
            <text:p>10</text:p>
          </table:table-cell>
          <table:table-cell table:formula="of:=CONCATENATE(&quot;, ('&quot;;[.A27];&quot;',&quot;;&quot;'&quot;;[.B27];&quot;',&quot;;[.C27];&quot;,&quot;;&quot;&quot;;[.D27];&quot;)&quot;)" office:value-type="string" office:string-value=", ('DIHTRMN15','HONORARIOS',36.39,10)" calcext:value-type="string">
            <text:p>, ('DIHTRMN15','HONORARIOS',36.39,10)</text:p>
          </table:table-cell>
        </table:table-row>
        <table:table-row table:style-name="ro1">
          <table:table-cell table:formula="of:=[$Informacion.H28]" office:value-type="string" office:string-value="DITAC35" calcext:value-type="string">
            <text:p>DITAC35</text:p>
          </table:table-cell>
          <table:table-cell table:formula="of:=[$Informacion.I28]" office:value-type="string" office:string-value="DXIMGTC" calcext:value-type="string">
            <text:p>DXIMGTC</text:p>
          </table:table-cell>
          <table:table-cell table:style-name="ce6" table:formula="of:=[$Informacion.J28]" office:value-type="string" office:string-value="37.60" calcext:value-type="string">
            <text:p>37.60</text:p>
          </table:table-cell>
          <table:table-cell table:formula="of:=[$Informacion.K28]" office:value-type="float" office:value="2" calcext:value-type="float">
            <text:p>2</text:p>
          </table:table-cell>
          <table:table-cell table:formula="of:=CONCATENATE(&quot;, ('&quot;;[.A28];&quot;',&quot;;&quot;'&quot;;[.B28];&quot;',&quot;;[.C28];&quot;,&quot;;&quot;&quot;;[.D28];&quot;)&quot;)" office:value-type="string" office:string-value=", ('DITAC35','DXIMGTC',37.60,2)" calcext:value-type="string">
            <text:p>, ('DITAC35','DXIMGTC',37.60,2)</text:p>
          </table:table-cell>
        </table:table-row>
        <table:table-row table:style-name="ro1">
          <table:table-cell table:formula="of:=[$Informacion.H29]" office:value-type="string" office:string-value="DIRYX18" calcext:value-type="string">
            <text:p>DIRYX18</text:p>
          </table:table-cell>
          <table:table-cell table:formula="of:=[$Informacion.I29]" office:value-type="string" office:string-value="DXIMGRX" calcext:value-type="string">
            <text:p>DXIMGRX</text:p>
          </table:table-cell>
          <table:table-cell table:style-name="ce6" table:formula="of:=[$Informacion.J29]" office:value-type="string" office:string-value="12.82" calcext:value-type="string">
            <text:p>12.82</text:p>
          </table:table-cell>
          <table:table-cell table:formula="of:=[$Informacion.K29]" office:value-type="float" office:value="20" calcext:value-type="float">
            <text:p>20</text:p>
          </table:table-cell>
          <table:table-cell table:formula="of:=CONCATENATE(&quot;, ('&quot;;[.A29];&quot;',&quot;;&quot;'&quot;;[.B29];&quot;',&quot;;[.C29];&quot;,&quot;;&quot;&quot;;[.D29];&quot;)&quot;)" office:value-type="string" office:string-value=", ('DIRYX18','DXIMGRX',12.82,20)" calcext:value-type="string">
            <text:p>, ('DIRYX18','DXIMGRX',12.82,20)</text:p>
          </table:table-cell>
        </table:table-row>
        <table:table-row table:style-name="ro1">
          <table:table-cell table:formula="of:=[$Informacion.H30]" office:value-type="string" office:string-value="FARMAZ2" calcext:value-type="string">
            <text:p>FARMAZ2</text:p>
          </table:table-cell>
          <table:table-cell table:formula="of:=[$Informacion.I30]" office:value-type="string" office:string-value="FARMACIA" calcext:value-type="string">
            <text:p>FARMACIA</text:p>
          </table:table-cell>
          <table:table-cell table:style-name="ce6" table:formula="of:=[$Informacion.J30]" office:value-type="string" office:string-value="39.06" calcext:value-type="string">
            <text:p>39.06</text:p>
          </table:table-cell>
          <table:table-cell table:formula="of:=[$Informacion.K30]" office:value-type="float" office:value="10" calcext:value-type="float">
            <text:p>10</text:p>
          </table:table-cell>
          <table:table-cell table:formula="of:=CONCATENATE(&quot;, ('&quot;;[.A30];&quot;',&quot;;&quot;'&quot;;[.B30];&quot;',&quot;;[.C30];&quot;,&quot;;&quot;&quot;;[.D30];&quot;)&quot;)" office:value-type="string" office:string-value=", ('FARMAZ2','FARMACIA',39.06,10)" calcext:value-type="string">
            <text:p>, ('FARMAZ2','FARMACIA',39.06,10)</text:p>
          </table:table-cell>
        </table:table-row>
        <table:table-row table:style-name="ro1">
          <table:table-cell table:formula="of:=[$Informacion.H31]" office:value-type="string" office:string-value="FARMEN26" calcext:value-type="string">
            <text:p>FARMEN26</text:p>
          </table:table-cell>
          <table:table-cell table:formula="of:=[$Informacion.I31]" office:value-type="string" office:string-value="FARMACIA" calcext:value-type="string">
            <text:p>FARMACIA</text:p>
          </table:table-cell>
          <table:table-cell table:style-name="ce6" table:formula="of:=[$Informacion.J31]" office:value-type="string" office:string-value="0.12" calcext:value-type="string">
            <text:p>0.12</text:p>
          </table:table-cell>
          <table:table-cell table:formula="of:=[$Informacion.K31]" office:value-type="float" office:value="10" calcext:value-type="float">
            <text:p>10</text:p>
          </table:table-cell>
          <table:table-cell table:formula="of:=CONCATENATE(&quot;, ('&quot;;[.A31];&quot;',&quot;;&quot;'&quot;;[.B31];&quot;',&quot;;[.C31];&quot;,&quot;;&quot;&quot;;[.D31];&quot;)&quot;)" office:value-type="string" office:string-value=", ('FARMEN26','FARMACIA',0.12,10)" calcext:value-type="string">
            <text:p>, ('FARMEN26','FARMACIA',0.12,10)</text:p>
          </table:table-cell>
        </table:table-row>
        <table:table-row table:style-name="ro1">
          <table:table-cell table:formula="of:=[$Informacion.H32]" office:value-type="string" office:string-value="MTTO8" calcext:value-type="string">
            <text:p>MTTO8</text:p>
          </table:table-cell>
          <table:table-cell table:formula="of:=[$Informacion.I32]" office:value-type="string" office:string-value="MATELIMPI" calcext:value-type="string">
            <text:p>MATELIMPI</text:p>
          </table:table-cell>
          <table:table-cell table:style-name="ce6" table:formula="of:=[$Informacion.J32]" office:value-type="string" office:string-value="41.67" calcext:value-type="string">
            <text:p>41.67</text:p>
          </table:table-cell>
          <table:table-cell table:formula="of:=[$Informacion.K32]" office:value-type="float" office:value="5" calcext:value-type="float">
            <text:p>5</text:p>
          </table:table-cell>
          <table:table-cell table:formula="of:=CONCATENATE(&quot;, ('&quot;;[.A32];&quot;',&quot;;&quot;'&quot;;[.B32];&quot;',&quot;;[.C32];&quot;,&quot;;&quot;&quot;;[.D32];&quot;)&quot;)" office:value-type="string" office:string-value=", ('MTTO8','MATELIMPI',41.67,5)" calcext:value-type="string">
            <text:p>, ('MTTO8','MATELIMPI',41.67,5)</text:p>
          </table:table-cell>
        </table:table-row>
        <table:table-row table:style-name="ro1">
          <table:table-cell table:formula="of:=[$Informacion.H33]" office:value-type="string" office:string-value="FARMCL27" calcext:value-type="string">
            <text:p>FARMCL27</text:p>
          </table:table-cell>
          <table:table-cell table:formula="of:=[$Informacion.I33]" office:value-type="string" office:string-value="FARMACIA" calcext:value-type="string">
            <text:p>FARMACIA</text:p>
          </table:table-cell>
          <table:table-cell table:style-name="ce6" table:formula="of:=[$Informacion.J33]" office:value-type="string" office:string-value="32.01" calcext:value-type="string">
            <text:p>32.01</text:p>
          </table:table-cell>
          <table:table-cell table:formula="of:=[$Informacion.K33]" office:value-type="float" office:value="5" calcext:value-type="float">
            <text:p>5</text:p>
          </table:table-cell>
          <table:table-cell table:formula="of:=CONCATENATE(&quot;, ('&quot;;[.A33];&quot;',&quot;;&quot;'&quot;;[.B33];&quot;',&quot;;[.C33];&quot;,&quot;;&quot;&quot;;[.D33];&quot;)&quot;)" office:value-type="string" office:string-value=", ('FARMCL27','FARMACIA',32.01,5)" calcext:value-type="string">
            <text:p>, ('FARMCL27','FARMACIA',32.01,5)</text:p>
          </table:table-cell>
        </table:table-row>
        <table:table-row table:style-name="ro1">
          <table:table-cell table:formula="of:=[$Informacion.H34]" office:value-type="string" office:string-value="FARMMA22" calcext:value-type="string">
            <text:p>FARMMA22</text:p>
          </table:table-cell>
          <table:table-cell table:formula="of:=[$Informacion.I34]" office:value-type="string" office:string-value="FARMACIA" calcext:value-type="string">
            <text:p>FARMACIA</text:p>
          </table:table-cell>
          <table:table-cell table:style-name="ce6" table:formula="of:=[$Informacion.J34]" office:value-type="string" office:string-value="3.94" calcext:value-type="string">
            <text:p>3.94</text:p>
          </table:table-cell>
          <table:table-cell table:formula="of:=[$Informacion.K34]" office:value-type="float" office:value="5" calcext:value-type="float">
            <text:p>5</text:p>
          </table:table-cell>
          <table:table-cell table:formula="of:=CONCATENATE(&quot;, ('&quot;;[.A34];&quot;',&quot;;&quot;'&quot;;[.B34];&quot;',&quot;;[.C34];&quot;,&quot;;&quot;&quot;;[.D34];&quot;)&quot;)" office:value-type="string" office:string-value=", ('FARMMA22','FARMACIA',3.94,5)" calcext:value-type="string">
            <text:p>, ('FARMMA22','FARMACIA',3.94,5)</text:p>
          </table:table-cell>
        </table:table-row>
        <table:table-row table:style-name="ro1">
          <table:table-cell table:formula="of:=[$Informacion.H35]" office:value-type="string" office:string-value="FARMCO25" calcext:value-type="string">
            <text:p>FARMCO25</text:p>
          </table:table-cell>
          <table:table-cell table:formula="of:=[$Informacion.I35]" office:value-type="string" office:string-value="FARMACIA" calcext:value-type="string">
            <text:p>FARMACIA</text:p>
          </table:table-cell>
          <table:table-cell table:style-name="ce6" table:formula="of:=[$Informacion.J35]" office:value-type="string" office:string-value="36.73" calcext:value-type="string">
            <text:p>36.73</text:p>
          </table:table-cell>
          <table:table-cell table:formula="of:=[$Informacion.K35]" office:value-type="float" office:value="10" calcext:value-type="float">
            <text:p>10</text:p>
          </table:table-cell>
          <table:table-cell table:formula="of:=CONCATENATE(&quot;, ('&quot;;[.A35];&quot;',&quot;;&quot;'&quot;;[.B35];&quot;',&quot;;[.C35];&quot;,&quot;;&quot;&quot;;[.D35];&quot;)&quot;)" office:value-type="string" office:string-value=", ('FARMCO25','FARMACIA',36.73,10)" calcext:value-type="string">
            <text:p>, ('FARMCO25','FARMACIA',36.73,10)</text:p>
          </table:table-cell>
        </table:table-row>
        <table:table-row table:style-name="ro1">
          <table:table-cell table:formula="of:=[$Informacion.H36]" office:value-type="string" office:string-value="FARMST4" calcext:value-type="string">
            <text:p>FARMST4</text:p>
          </table:table-cell>
          <table:table-cell table:formula="of:=[$Informacion.I36]" office:value-type="string" office:string-value="FARMACIA" calcext:value-type="string">
            <text:p>FARMACIA</text:p>
          </table:table-cell>
          <table:table-cell table:style-name="ce6" table:formula="of:=[$Informacion.J36]" office:value-type="string" office:string-value="17.22" calcext:value-type="string">
            <text:p>17.22</text:p>
          </table:table-cell>
          <table:table-cell table:formula="of:=[$Informacion.K36]" office:value-type="float" office:value="5" calcext:value-type="float">
            <text:p>5</text:p>
          </table:table-cell>
          <table:table-cell table:formula="of:=CONCATENATE(&quot;, ('&quot;;[.A36];&quot;',&quot;;&quot;'&quot;;[.B36];&quot;',&quot;;[.C36];&quot;,&quot;;&quot;&quot;;[.D36];&quot;)&quot;)" office:value-type="string" office:string-value=", ('FARMST4','FARMACIA',17.22,5)" calcext:value-type="string">
            <text:p>, ('FARMST4','FARMACIA',17.22,5)</text:p>
          </table:table-cell>
        </table:table-row>
        <table:table-row table:style-name="ro1">
          <table:table-cell table:formula="of:=[$Informacion.H37]" office:value-type="string" office:string-value="VAC11" calcext:value-type="string">
            <text:p>VAC11</text:p>
          </table:table-cell>
          <table:table-cell table:formula="of:=[$Informacion.I37]" office:value-type="string" office:string-value="INMUNIZACI" calcext:value-type="string">
            <text:p>INMUNIZACI</text:p>
          </table:table-cell>
          <table:table-cell table:style-name="ce6" table:formula="of:=[$Informacion.J37]" office:value-type="string" office:string-value="13.13" calcext:value-type="string">
            <text:p>13.13</text:p>
          </table:table-cell>
          <table:table-cell table:formula="of:=[$Informacion.K37]" office:value-type="float" office:value="10" calcext:value-type="float">
            <text:p>10</text:p>
          </table:table-cell>
          <table:table-cell table:formula="of:=CONCATENATE(&quot;, ('&quot;;[.A37];&quot;',&quot;;&quot;'&quot;;[.B37];&quot;',&quot;;[.C37];&quot;,&quot;;&quot;&quot;;[.D37];&quot;)&quot;)" office:value-type="string" office:string-value=", ('VAC11','INMUNIZACI',13.13,10)" calcext:value-type="string">
            <text:p>, ('VAC11','INMUNIZACI',13.13,10)</text:p>
          </table:table-cell>
        </table:table-row>
        <table:table-row table:style-name="ro1">
          <table:table-cell table:formula="of:=[$Informacion.H38]" office:value-type="string" office:string-value="FARMCO21" calcext:value-type="string">
            <text:p>FARMCO21</text:p>
          </table:table-cell>
          <table:table-cell table:formula="of:=[$Informacion.I38]" office:value-type="string" office:string-value="FARMACIA" calcext:value-type="string">
            <text:p>FARMACIA</text:p>
          </table:table-cell>
          <table:table-cell table:style-name="ce6" table:formula="of:=[$Informacion.J38]" office:value-type="string" office:string-value="29.36" calcext:value-type="string">
            <text:p>29.36</text:p>
          </table:table-cell>
          <table:table-cell table:formula="of:=[$Informacion.K38]" office:value-type="float" office:value="10" calcext:value-type="float">
            <text:p>10</text:p>
          </table:table-cell>
          <table:table-cell table:formula="of:=CONCATENATE(&quot;, ('&quot;;[.A38];&quot;',&quot;;&quot;'&quot;;[.B38];&quot;',&quot;;[.C38];&quot;,&quot;;&quot;&quot;;[.D38];&quot;)&quot;)" office:value-type="string" office:string-value=", ('FARMCO21','FARMACIA',29.36,10)" calcext:value-type="string">
            <text:p>, ('FARMCO21','FARMACIA',29.36,10)</text:p>
          </table:table-cell>
        </table:table-row>
        <table:table-row table:style-name="ro1">
          <table:table-cell table:formula="of:=[$Informacion.H39]" office:value-type="string" office:string-value="FARMBA22" calcext:value-type="string">
            <text:p>FARMBA22</text:p>
          </table:table-cell>
          <table:table-cell table:formula="of:=[$Informacion.I39]" office:value-type="string" office:string-value="FARMACIA" calcext:value-type="string">
            <text:p>FARMACIA</text:p>
          </table:table-cell>
          <table:table-cell table:style-name="ce6" table:formula="of:=[$Informacion.J39]" office:value-type="string" office:string-value="5.33" calcext:value-type="string">
            <text:p>5.33</text:p>
          </table:table-cell>
          <table:table-cell table:formula="of:=[$Informacion.K39]" office:value-type="float" office:value="10" calcext:value-type="float">
            <text:p>10</text:p>
          </table:table-cell>
          <table:table-cell table:formula="of:=CONCATENATE(&quot;, ('&quot;;[.A39];&quot;',&quot;;&quot;'&quot;;[.B39];&quot;',&quot;;[.C39];&quot;,&quot;;&quot;&quot;;[.D39];&quot;)&quot;)" office:value-type="string" office:string-value=", ('FARMBA22','FARMACIA',5.33,10)" calcext:value-type="string">
            <text:p>, ('FARMBA22','FARMACIA',5.33,10)</text:p>
          </table:table-cell>
        </table:table-row>
        <table:table-row table:style-name="ro1">
          <table:table-cell table:formula="of:=[$Informacion.H40]" office:value-type="string" office:string-value="FARMFU32" calcext:value-type="string">
            <text:p>FARMFU32</text:p>
          </table:table-cell>
          <table:table-cell table:formula="of:=[$Informacion.I40]" office:value-type="string" office:string-value="FARMACIA" calcext:value-type="string">
            <text:p>FARMACIA</text:p>
          </table:table-cell>
          <table:table-cell table:style-name="ce6" table:formula="of:=[$Informacion.J40]" office:value-type="string" office:string-value="9.59" calcext:value-type="string">
            <text:p>9.59</text:p>
          </table:table-cell>
          <table:table-cell table:formula="of:=[$Informacion.K40]" office:value-type="float" office:value="10" calcext:value-type="float">
            <text:p>10</text:p>
          </table:table-cell>
          <table:table-cell table:formula="of:=CONCATENATE(&quot;, ('&quot;;[.A40];&quot;',&quot;;&quot;'&quot;;[.B40];&quot;',&quot;;[.C40];&quot;,&quot;;&quot;&quot;;[.D40];&quot;)&quot;)" office:value-type="string" office:string-value=", ('FARMFU32','FARMACIA',9.59,10)" calcext:value-type="string">
            <text:p>, ('FARMFU32','FARMACIA',9.59,10)</text:p>
          </table:table-cell>
        </table:table-row>
        <table:table-row table:style-name="ro1">
          <table:table-cell table:formula="of:=[$Informacion.H41]" office:value-type="string" office:string-value="PRESGI2" calcext:value-type="string">
            <text:p>PRESGI2</text:p>
          </table:table-cell>
          <table:table-cell table:formula="of:=[$Informacion.I41]" office:value-type="string" office:string-value="PRESGEN" calcext:value-type="string">
            <text:p>PRESGEN</text:p>
          </table:table-cell>
          <table:table-cell table:style-name="ce6" table:formula="of:=[$Informacion.J41]" office:value-type="string" office:string-value="35.71" calcext:value-type="string">
            <text:p>35.71</text:p>
          </table:table-cell>
          <table:table-cell table:formula="of:=[$Informacion.K41]" office:value-type="float" office:value="15" calcext:value-type="float">
            <text:p>15</text:p>
          </table:table-cell>
          <table:table-cell table:formula="of:=CONCATENATE(&quot;, ('&quot;;[.A41];&quot;',&quot;;&quot;'&quot;;[.B41];&quot;',&quot;;[.C41];&quot;,&quot;;&quot;&quot;;[.D41];&quot;)&quot;)" office:value-type="string" office:string-value=", ('PRESGI2','PRESGEN',35.71,15)" calcext:value-type="string">
            <text:p>, ('PRESGI2','PRESGEN',35.71,15)</text:p>
          </table:table-cell>
        </table:table-row>
        <table:table-row table:style-name="ro1">
          <table:table-cell table:formula="of:=[$Informacion.H42]" office:value-type="string" office:string-value="DIRYX266" calcext:value-type="string">
            <text:p>DIRYX266</text:p>
          </table:table-cell>
          <table:table-cell table:formula="of:=[$Informacion.I42]" office:value-type="string" office:string-value="DXIMGRX" calcext:value-type="string">
            <text:p>DXIMGRX</text:p>
          </table:table-cell>
          <table:table-cell table:style-name="ce6" table:formula="of:=[$Informacion.J42]" office:value-type="string" office:string-value="43.39" calcext:value-type="string">
            <text:p>43.39</text:p>
          </table:table-cell>
          <table:table-cell table:formula="of:=[$Informacion.K42]" office:value-type="float" office:value="10" calcext:value-type="float">
            <text:p>10</text:p>
          </table:table-cell>
          <table:table-cell table:formula="of:=CONCATENATE(&quot;, ('&quot;;[.A42];&quot;',&quot;;&quot;'&quot;;[.B42];&quot;',&quot;;[.C42];&quot;,&quot;;&quot;&quot;;[.D42];&quot;)&quot;)" office:value-type="string" office:string-value=", ('DIRYX266','DXIMGRX',43.39,10)" calcext:value-type="string">
            <text:p>, ('DIRYX266','DXIMGRX',43.39,10)</text:p>
          </table:table-cell>
        </table:table-row>
        <table:table-row table:style-name="ro1">
          <table:table-cell table:formula="of:=[$Informacion.H43]" office:value-type="string" office:string-value="FARMGL3" calcext:value-type="string">
            <text:p>FARMGL3</text:p>
          </table:table-cell>
          <table:table-cell table:formula="of:=[$Informacion.I43]" office:value-type="string" office:string-value="FARMACIA" calcext:value-type="string">
            <text:p>FARMACIA</text:p>
          </table:table-cell>
          <table:table-cell table:style-name="ce6" table:formula="of:=[$Informacion.J43]" office:value-type="string" office:string-value="42.71" calcext:value-type="string">
            <text:p>42.71</text:p>
          </table:table-cell>
          <table:table-cell table:formula="of:=[$Informacion.K43]" office:value-type="float" office:value="10" calcext:value-type="float">
            <text:p>10</text:p>
          </table:table-cell>
          <table:table-cell table:formula="of:=CONCATENATE(&quot;, ('&quot;;[.A43];&quot;',&quot;;&quot;'&quot;;[.B43];&quot;',&quot;;[.C43];&quot;,&quot;;&quot;&quot;;[.D43];&quot;)&quot;)" office:value-type="string" office:string-value=", ('FARMGL3','FARMACIA',42.71,10)" calcext:value-type="string">
            <text:p>, ('FARMGL3','FARMACIA',42.71,10)</text:p>
          </table:table-cell>
        </table:table-row>
        <table:table-row table:style-name="ro1">
          <table:table-cell table:formula="of:=[$Informacion.H44]" office:value-type="string" office:string-value="FARMEU16" calcext:value-type="string">
            <text:p>FARMEU16</text:p>
          </table:table-cell>
          <table:table-cell table:formula="of:=[$Informacion.I44]" office:value-type="string" office:string-value="FARMACIA" calcext:value-type="string">
            <text:p>FARMACIA</text:p>
          </table:table-cell>
          <table:table-cell table:style-name="ce6" table:formula="of:=[$Informacion.J44]" office:value-type="string" office:string-value="32.11" calcext:value-type="string">
            <text:p>32.11</text:p>
          </table:table-cell>
          <table:table-cell table:formula="of:=[$Informacion.K44]" office:value-type="float" office:value="2" calcext:value-type="float">
            <text:p>2</text:p>
          </table:table-cell>
          <table:table-cell table:formula="of:=CONCATENATE(&quot;, ('&quot;;[.A44];&quot;',&quot;;&quot;'&quot;;[.B44];&quot;',&quot;;[.C44];&quot;,&quot;;&quot;&quot;;[.D44];&quot;)&quot;)" office:value-type="string" office:string-value=", ('FARMEU16','FARMACIA',32.11,2)" calcext:value-type="string">
            <text:p>, ('FARMEU16','FARMACIA',32.11,2)</text:p>
          </table:table-cell>
        </table:table-row>
        <table:table-row table:style-name="ro1">
          <table:table-cell table:formula="of:=[$Informacion.H45]" office:value-type="string" office:string-value="DIHMRYX183" calcext:value-type="string">
            <text:p>DIHMRYX183</text:p>
          </table:table-cell>
          <table:table-cell table:formula="of:=[$Informacion.I45]" office:value-type="string" office:string-value="DXIMGRX" calcext:value-type="string">
            <text:p>DXIMGRX</text:p>
          </table:table-cell>
          <table:table-cell table:style-name="ce6" table:formula="of:=[$Informacion.J45]" office:value-type="string" office:string-value="20.19" calcext:value-type="string">
            <text:p>20.19</text:p>
          </table:table-cell>
          <table:table-cell table:formula="of:=[$Informacion.K45]" office:value-type="float" office:value="20" calcext:value-type="float">
            <text:p>20</text:p>
          </table:table-cell>
          <table:table-cell table:formula="of:=CONCATENATE(&quot;, ('&quot;;[.A45];&quot;',&quot;;&quot;'&quot;;[.B45];&quot;',&quot;;[.C45];&quot;,&quot;;&quot;&quot;;[.D45];&quot;)&quot;)" office:value-type="string" office:string-value=", ('DIHMRYX183','DXIMGRX',20.19,20)" calcext:value-type="string">
            <text:p>, ('DIHMRYX183','DXIMGRX',20.19,20)</text:p>
          </table:table-cell>
        </table:table-row>
        <table:table-row table:style-name="ro1">
          <table:table-cell table:formula="of:=[$Informacion.H46]" office:value-type="string" office:string-value="BIOP124" calcext:value-type="string">
            <text:p>BIOP124</text:p>
          </table:table-cell>
          <table:table-cell table:formula="of:=[$Informacion.I46]" office:value-type="string" office:string-value="ANATOMIPA" calcext:value-type="string">
            <text:p>ANATOMIPA</text:p>
          </table:table-cell>
          <table:table-cell table:style-name="ce6" table:formula="of:=[$Informacion.J46]" office:value-type="string" office:string-value="25.21" calcext:value-type="string">
            <text:p>25.21</text:p>
          </table:table-cell>
          <table:table-cell table:formula="of:=[$Informacion.K46]" office:value-type="float" office:value="10" calcext:value-type="float">
            <text:p>10</text:p>
          </table:table-cell>
          <table:table-cell table:formula="of:=CONCATENATE(&quot;, ('&quot;;[.A46];&quot;',&quot;;&quot;'&quot;;[.B46];&quot;',&quot;;[.C46];&quot;,&quot;;&quot;&quot;;[.D46];&quot;)&quot;)" office:value-type="string" office:string-value=", ('BIOP124','ANATOMIPA',25.21,10)" calcext:value-type="string">
            <text:p>, ('BIOP124','ANATOMIPA',25.21,10)</text:p>
          </table:table-cell>
        </table:table-row>
        <table:table-row table:style-name="ro1">
          <table:table-cell table:formula="of:=[$Informacion.H47]" office:value-type="string" office:string-value="FARMPR49" calcext:value-type="string">
            <text:p>FARMPR49</text:p>
          </table:table-cell>
          <table:table-cell table:formula="of:=[$Informacion.I47]" office:value-type="string" office:string-value="FARMACIA" calcext:value-type="string">
            <text:p>FARMACIA</text:p>
          </table:table-cell>
          <table:table-cell table:style-name="ce6" table:formula="of:=[$Informacion.J47]" office:value-type="string" office:string-value="41.92" calcext:value-type="string">
            <text:p>41.92</text:p>
          </table:table-cell>
          <table:table-cell table:formula="of:=[$Informacion.K47]" office:value-type="float" office:value="10" calcext:value-type="float">
            <text:p>10</text:p>
          </table:table-cell>
          <table:table-cell table:formula="of:=CONCATENATE(&quot;, ('&quot;;[.A47];&quot;',&quot;;&quot;'&quot;;[.B47];&quot;',&quot;;[.C47];&quot;,&quot;;&quot;&quot;;[.D47];&quot;)&quot;)" office:value-type="string" office:string-value=", ('FARMPR49','FARMACIA',41.92,10)" calcext:value-type="string">
            <text:p>, ('FARMPR49','FARMACIA',41.92,10)</text:p>
          </table:table-cell>
        </table:table-row>
        <table:table-row table:style-name="ro1">
          <table:table-cell table:formula="of:=[$Informacion.H48]" office:value-type="string" office:string-value="FARMMI24" calcext:value-type="string">
            <text:p>FARMMI24</text:p>
          </table:table-cell>
          <table:table-cell table:formula="of:=[$Informacion.I48]" office:value-type="string" office:string-value="FARMACIA" calcext:value-type="string">
            <text:p>FARMACIA</text:p>
          </table:table-cell>
          <table:table-cell table:style-name="ce6" table:formula="of:=[$Informacion.J48]" office:value-type="string" office:string-value="37.46" calcext:value-type="string">
            <text:p>37.46</text:p>
          </table:table-cell>
          <table:table-cell table:formula="of:=[$Informacion.K48]" office:value-type="float" office:value="5" calcext:value-type="float">
            <text:p>5</text:p>
          </table:table-cell>
          <table:table-cell table:formula="of:=CONCATENATE(&quot;, ('&quot;;[.A48];&quot;',&quot;;&quot;'&quot;;[.B48];&quot;',&quot;;[.C48];&quot;,&quot;;&quot;&quot;;[.D48];&quot;)&quot;)" office:value-type="string" office:string-value=", ('FARMMI24','FARMACIA',37.46,5)" calcext:value-type="string">
            <text:p>, ('FARMMI24','FARMACIA',37.46,5)</text:p>
          </table:table-cell>
        </table:table-row>
        <table:table-row table:style-name="ro1">
          <table:table-cell table:formula="of:=[$Informacion.H49]" office:value-type="string" office:string-value="FOR52" calcext:value-type="string">
            <text:p>FOR52</text:p>
          </table:table-cell>
          <table:table-cell table:formula="of:=[$Informacion.I49]" office:value-type="string" office:string-value="LABCL" calcext:value-type="string">
            <text:p>LABCL</text:p>
          </table:table-cell>
          <table:table-cell table:style-name="ce6" table:formula="of:=[$Informacion.J49]" office:value-type="string" office:string-value="27.19" calcext:value-type="string">
            <text:p>27.19</text:p>
          </table:table-cell>
          <table:table-cell table:formula="of:=[$Informacion.K49]" office:value-type="float" office:value="5" calcext:value-type="float">
            <text:p>5</text:p>
          </table:table-cell>
          <table:table-cell table:formula="of:=CONCATENATE(&quot;, ('&quot;;[.A49];&quot;',&quot;;&quot;'&quot;;[.B49];&quot;',&quot;;[.C49];&quot;,&quot;;&quot;&quot;;[.D49];&quot;)&quot;)" office:value-type="string" office:string-value=", ('FOR52','LABCL',27.19,5)" calcext:value-type="string">
            <text:p>, ('FOR52','LABCL',27.19,5)</text:p>
          </table:table-cell>
        </table:table-row>
        <table:table-row table:style-name="ro1">
          <table:table-cell table:formula="of:=[$Informacion.H50]" office:value-type="string" office:string-value="DIRYX416" calcext:value-type="string">
            <text:p>DIRYX416</text:p>
          </table:table-cell>
          <table:table-cell table:formula="of:=[$Informacion.I50]" office:value-type="string" office:string-value="DXIMGRX" calcext:value-type="string">
            <text:p>DXIMGRX</text:p>
          </table:table-cell>
          <table:table-cell table:style-name="ce6" table:formula="of:=[$Informacion.J50]" office:value-type="string" office:string-value="20.88" calcext:value-type="string">
            <text:p>20.88</text:p>
          </table:table-cell>
          <table:table-cell table:formula="of:=[$Informacion.K50]" office:value-type="float" office:value="10" calcext:value-type="float">
            <text:p>10</text:p>
          </table:table-cell>
          <table:table-cell table:formula="of:=CONCATENATE(&quot;, ('&quot;;[.A50];&quot;',&quot;;&quot;'&quot;;[.B50];&quot;',&quot;;[.C50];&quot;,&quot;;&quot;&quot;;[.D50];&quot;)&quot;)" office:value-type="string" office:string-value=", ('DIRYX416','DXIMGRX',20.88,10)" calcext:value-type="string">
            <text:p>, ('DIRYX416','DXIMGRX',20.88,10)</text:p>
          </table:table-cell>
        </table:table-row>
        <table:table-row table:style-name="ro1">
          <table:table-cell table:formula="of:=[$Informacion.H51]" office:value-type="string" office:string-value="FARMEN39" calcext:value-type="string">
            <text:p>FARMEN39</text:p>
          </table:table-cell>
          <table:table-cell table:formula="of:=[$Informacion.I51]" office:value-type="string" office:string-value="FARMACIA" calcext:value-type="string">
            <text:p>FARMACIA</text:p>
          </table:table-cell>
          <table:table-cell table:style-name="ce6" table:formula="of:=[$Informacion.J51]" office:value-type="string" office:string-value="21.26" calcext:value-type="string">
            <text:p>21.26</text:p>
          </table:table-cell>
          <table:table-cell table:formula="of:=[$Informacion.K51]" office:value-type="float" office:value="10" calcext:value-type="float">
            <text:p>10</text:p>
          </table:table-cell>
          <table:table-cell table:formula="of:=CONCATENATE(&quot;, ('&quot;;[.A51];&quot;',&quot;;&quot;'&quot;;[.B51];&quot;',&quot;;[.C51];&quot;,&quot;;&quot;&quot;;[.D51];&quot;)&quot;)" office:value-type="string" office:string-value=", ('FARMEN39','FARMACIA',21.26,10)" calcext:value-type="string">
            <text:p>, ('FARMEN39','FARMACIA',21.26,10)</text:p>
          </table:table-cell>
        </table:table-row>
        <table:table-row table:style-name="ro1">
          <table:table-cell table:formula="of:=[$Informacion.H52]" office:value-type="string" office:string-value="FARMRO9" calcext:value-type="string">
            <text:p>FARMRO9</text:p>
          </table:table-cell>
          <table:table-cell table:formula="of:=[$Informacion.I52]" office:value-type="string" office:string-value="FARMACIA" calcext:value-type="string">
            <text:p>FARMACIA</text:p>
          </table:table-cell>
          <table:table-cell table:style-name="ce6" table:formula="of:=[$Informacion.J52]" office:value-type="string" office:string-value="20.96" calcext:value-type="string">
            <text:p>20.96</text:p>
          </table:table-cell>
          <table:table-cell table:formula="of:=[$Informacion.K52]" office:value-type="float" office:value="10" calcext:value-type="float">
            <text:p>10</text:p>
          </table:table-cell>
          <table:table-cell table:formula="of:=CONCATENATE(&quot;, ('&quot;;[.A52];&quot;',&quot;;&quot;'&quot;;[.B52];&quot;',&quot;;[.C52];&quot;,&quot;;&quot;&quot;;[.D52];&quot;)&quot;)" office:value-type="string" office:string-value=", ('FARMRO9','FARMACIA',20.96,10)" calcext:value-type="string">
            <text:p>, ('FARMRO9','FARMACIA',20.96,10)</text:p>
          </table:table-cell>
        </table:table-row>
        <table:table-row table:style-name="ro1">
          <table:table-cell table:formula="of:=[$Informacion.H53]" office:value-type="string" office:string-value="DIHTRYX245" calcext:value-type="string">
            <text:p>DIHTRYX245</text:p>
          </table:table-cell>
          <table:table-cell table:formula="of:=[$Informacion.I53]" office:value-type="string" office:string-value="HONORARIOS" calcext:value-type="string">
            <text:p>HONORARIOS</text:p>
          </table:table-cell>
          <table:table-cell table:style-name="ce6" table:formula="of:=[$Informacion.J53]" office:value-type="string" office:string-value="30.87" calcext:value-type="string">
            <text:p>30.87</text:p>
          </table:table-cell>
          <table:table-cell table:formula="of:=[$Informacion.K53]" office:value-type="float" office:value="15" calcext:value-type="float">
            <text:p>15</text:p>
          </table:table-cell>
          <table:table-cell table:formula="of:=CONCATENATE(&quot;, ('&quot;;[.A53];&quot;',&quot;;&quot;'&quot;;[.B53];&quot;',&quot;;[.C53];&quot;,&quot;;&quot;&quot;;[.D53];&quot;)&quot;)" office:value-type="string" office:string-value=", ('DIHTRYX245','HONORARIOS',30.87,15)" calcext:value-type="string">
            <text:p>, ('DIHTRYX245','HONORARIOS',30.87,15)</text:p>
          </table:table-cell>
        </table:table-row>
        <table:table-row table:style-name="ro1">
          <table:table-cell table:formula="of:=[$Informacion.H54]" office:value-type="string" office:string-value="DIRYX75" calcext:value-type="string">
            <text:p>DIRYX75</text:p>
          </table:table-cell>
          <table:table-cell table:formula="of:=[$Informacion.I54]" office:value-type="string" office:string-value="DXIMGRX" calcext:value-type="string">
            <text:p>DXIMGRX</text:p>
          </table:table-cell>
          <table:table-cell table:style-name="ce6" table:formula="of:=[$Informacion.J54]" office:value-type="string" office:string-value="26.27" calcext:value-type="string">
            <text:p>26.27</text:p>
          </table:table-cell>
          <table:table-cell table:formula="of:=[$Informacion.K54]" office:value-type="float" office:value="10" calcext:value-type="float">
            <text:p>10</text:p>
          </table:table-cell>
          <table:table-cell table:formula="of:=CONCATENATE(&quot;, ('&quot;;[.A54];&quot;',&quot;;&quot;'&quot;;[.B54];&quot;',&quot;;[.C54];&quot;,&quot;;&quot;&quot;;[.D54];&quot;)&quot;)" office:value-type="string" office:string-value=", ('DIRYX75','DXIMGRX',26.27,10)" calcext:value-type="string">
            <text:p>, ('DIRYX75','DXIMGRX',26.27,10)</text:p>
          </table:table-cell>
        </table:table-row>
        <table:table-row table:style-name="ro1">
          <table:table-cell table:formula="of:=[$Informacion.H55]" office:value-type="string" office:string-value="LABCL231" calcext:value-type="string">
            <text:p>LABCL231</text:p>
          </table:table-cell>
          <table:table-cell table:formula="of:=[$Informacion.I55]" office:value-type="string" office:string-value="LABCL" calcext:value-type="string">
            <text:p>LABCL</text:p>
          </table:table-cell>
          <table:table-cell table:style-name="ce6" table:formula="of:=[$Informacion.J55]" office:value-type="string" office:string-value="24.96" calcext:value-type="string">
            <text:p>24.96</text:p>
          </table:table-cell>
          <table:table-cell table:formula="of:=[$Informacion.K55]" office:value-type="float" office:value="10" calcext:value-type="float">
            <text:p>10</text:p>
          </table:table-cell>
          <table:table-cell table:formula="of:=CONCATENATE(&quot;, ('&quot;;[.A55];&quot;',&quot;;&quot;'&quot;;[.B55];&quot;',&quot;;[.C55];&quot;,&quot;;&quot;&quot;;[.D55];&quot;)&quot;)" office:value-type="string" office:string-value=", ('LABCL231','LABCL',24.96,10)" calcext:value-type="string">
            <text:p>, ('LABCL231','LABCL',24.96,10)</text:p>
          </table:table-cell>
        </table:table-row>
        <table:table-row table:style-name="ro1">
          <table:table-cell table:formula="of:=[$Informacion.H56]" office:value-type="string" office:string-value="FARMPR29" calcext:value-type="string">
            <text:p>FARMPR29</text:p>
          </table:table-cell>
          <table:table-cell table:formula="of:=[$Informacion.I56]" office:value-type="string" office:string-value="FARMACIA" calcext:value-type="string">
            <text:p>FARMACIA</text:p>
          </table:table-cell>
          <table:table-cell table:style-name="ce6" table:formula="of:=[$Informacion.J56]" office:value-type="string" office:string-value="20.14" calcext:value-type="string">
            <text:p>20.14</text:p>
          </table:table-cell>
          <table:table-cell table:formula="of:=[$Informacion.K56]" office:value-type="float" office:value="2" calcext:value-type="float">
            <text:p>2</text:p>
          </table:table-cell>
          <table:table-cell table:formula="of:=CONCATENATE(&quot;, ('&quot;;[.A56];&quot;',&quot;;&quot;'&quot;;[.B56];&quot;',&quot;;[.C56];&quot;,&quot;;&quot;&quot;;[.D56];&quot;)&quot;)" office:value-type="string" office:string-value=", ('FARMPR29','FARMACIA',20.14,2)" calcext:value-type="string">
            <text:p>, ('FARMPR29','FARMACIA',20.14,2)</text:p>
          </table:table-cell>
        </table:table-row>
        <table:table-row table:style-name="ro1">
          <table:table-cell table:formula="of:=[$Informacion.H57]" office:value-type="string" office:string-value="FARMAD23" calcext:value-type="string">
            <text:p>FARMAD23</text:p>
          </table:table-cell>
          <table:table-cell table:formula="of:=[$Informacion.I57]" office:value-type="string" office:string-value="FARMACIA" calcext:value-type="string">
            <text:p>FARMACIA</text:p>
          </table:table-cell>
          <table:table-cell table:style-name="ce6" table:formula="of:=[$Informacion.J57]" office:value-type="string" office:string-value="10.00" calcext:value-type="string">
            <text:p>10.00</text:p>
          </table:table-cell>
          <table:table-cell table:formula="of:=[$Informacion.K57]" office:value-type="float" office:value="20" calcext:value-type="float">
            <text:p>20</text:p>
          </table:table-cell>
          <table:table-cell table:formula="of:=CONCATENATE(&quot;, ('&quot;;[.A57];&quot;',&quot;;&quot;'&quot;;[.B57];&quot;',&quot;;[.C57];&quot;,&quot;;&quot;&quot;;[.D57];&quot;)&quot;)" office:value-type="string" office:string-value=", ('FARMAD23','FARMACIA',10.00,20)" calcext:value-type="string">
            <text:p>, ('FARMAD23','FARMACIA',10.00,20)</text:p>
          </table:table-cell>
        </table:table-row>
        <table:table-row table:style-name="ro1">
          <table:table-cell table:formula="of:=[$Informacion.H58]" office:value-type="string" office:string-value="DIHMTAC28" calcext:value-type="string">
            <text:p>DIHMTAC28</text:p>
          </table:table-cell>
          <table:table-cell table:formula="of:=[$Informacion.I58]" office:value-type="string" office:string-value="DXIMGTC" calcext:value-type="string">
            <text:p>DXIMGTC</text:p>
          </table:table-cell>
          <table:table-cell table:style-name="ce6" table:formula="of:=[$Informacion.J58]" office:value-type="string" office:string-value="30.52" calcext:value-type="string">
            <text:p>30.52</text:p>
          </table:table-cell>
          <table:table-cell table:formula="of:=[$Informacion.K58]" office:value-type="float" office:value="10" calcext:value-type="float">
            <text:p>10</text:p>
          </table:table-cell>
          <table:table-cell table:formula="of:=CONCATENATE(&quot;, ('&quot;;[.A58];&quot;',&quot;;&quot;'&quot;;[.B58];&quot;',&quot;;[.C58];&quot;,&quot;;&quot;&quot;;[.D58];&quot;)&quot;)" office:value-type="string" office:string-value=", ('DIHMTAC28','DXIMGTC',30.52,10)" calcext:value-type="string">
            <text:p>, ('DIHMTAC28','DXIMGTC',30.52,10)</text:p>
          </table:table-cell>
        </table:table-row>
        <table:table-row table:style-name="ro1">
          <table:table-cell table:formula="of:=[$Informacion.H59]" office:value-type="string" office:string-value="FARMVA21" calcext:value-type="string">
            <text:p>FARMVA21</text:p>
          </table:table-cell>
          <table:table-cell table:formula="of:=[$Informacion.I59]" office:value-type="string" office:string-value="FARMACIA" calcext:value-type="string">
            <text:p>FARMACIA</text:p>
          </table:table-cell>
          <table:table-cell table:style-name="ce6" table:formula="of:=[$Informacion.J59]" office:value-type="string" office:string-value="5.01" calcext:value-type="string">
            <text:p>5.01</text:p>
          </table:table-cell>
          <table:table-cell table:formula="of:=[$Informacion.K59]" office:value-type="float" office:value="10" calcext:value-type="float">
            <text:p>10</text:p>
          </table:table-cell>
          <table:table-cell table:formula="of:=CONCATENATE(&quot;, ('&quot;;[.A59];&quot;',&quot;;&quot;'&quot;;[.B59];&quot;',&quot;;[.C59];&quot;,&quot;;&quot;&quot;;[.D59];&quot;)&quot;)" office:value-type="string" office:string-value=", ('FARMVA21','FARMACIA',5.01,10)" calcext:value-type="string">
            <text:p>, ('FARMVA21','FARMACIA',5.01,10)</text:p>
          </table:table-cell>
        </table:table-row>
        <table:table-row table:style-name="ro1">
          <table:table-cell table:formula="of:=[$Informacion.H60]" office:value-type="string" office:string-value="DIHTRYX298" calcext:value-type="string">
            <text:p>DIHTRYX298</text:p>
          </table:table-cell>
          <table:table-cell table:formula="of:=[$Informacion.I60]" office:value-type="string" office:string-value="HONORARIOS" calcext:value-type="string">
            <text:p>HONORARIOS</text:p>
          </table:table-cell>
          <table:table-cell table:style-name="ce6" table:formula="of:=[$Informacion.J60]" office:value-type="string" office:string-value="15.57" calcext:value-type="string">
            <text:p>15.57</text:p>
          </table:table-cell>
          <table:table-cell table:formula="of:=[$Informacion.K60]" office:value-type="float" office:value="5" calcext:value-type="float">
            <text:p>5</text:p>
          </table:table-cell>
          <table:table-cell table:formula="of:=CONCATENATE(&quot;, ('&quot;;[.A60];&quot;',&quot;;&quot;'&quot;;[.B60];&quot;',&quot;;[.C60];&quot;,&quot;;&quot;&quot;;[.D60];&quot;)&quot;)" office:value-type="string" office:string-value=", ('DIHTRYX298','HONORARIOS',15.57,5)" calcext:value-type="string">
            <text:p>, ('DIHTRYX298','HONORARIOS',15.57,5)</text:p>
          </table:table-cell>
        </table:table-row>
        <table:table-row table:style-name="ro1">
          <table:table-cell table:formula="of:=[$Informacion.H61]" office:value-type="string" office:string-value="FOR29" calcext:value-type="string">
            <text:p>FOR29</text:p>
          </table:table-cell>
          <table:table-cell table:formula="of:=[$Informacion.I61]" office:value-type="string" office:string-value="LABCL" calcext:value-type="string">
            <text:p>LABCL</text:p>
          </table:table-cell>
          <table:table-cell table:style-name="ce6" table:formula="of:=[$Informacion.J61]" office:value-type="string" office:string-value="3.05" calcext:value-type="string">
            <text:p>3.05</text:p>
          </table:table-cell>
          <table:table-cell table:formula="of:=[$Informacion.K61]" office:value-type="float" office:value="5" calcext:value-type="float">
            <text:p>5</text:p>
          </table:table-cell>
          <table:table-cell table:formula="of:=CONCATENATE(&quot;, ('&quot;;[.A61];&quot;',&quot;;&quot;'&quot;;[.B61];&quot;',&quot;;[.C61];&quot;,&quot;;&quot;&quot;;[.D61];&quot;)&quot;)" office:value-type="string" office:string-value=", ('FOR29','LABCL',3.05,5)" calcext:value-type="string">
            <text:p>, ('FOR29','LABCL',3.05,5)</text:p>
          </table:table-cell>
        </table:table-row>
        <table:table-row table:style-name="ro1">
          <table:table-cell table:formula="of:=[$Informacion.H62]" office:value-type="string" office:string-value="REAC81" calcext:value-type="string">
            <text:p>REAC81</text:p>
          </table:table-cell>
          <table:table-cell table:formula="of:=[$Informacion.I62]" office:value-type="string" office:string-value="REACTIVOS" calcext:value-type="string">
            <text:p>REACTIVOS</text:p>
          </table:table-cell>
          <table:table-cell table:style-name="ce6" table:formula="of:=[$Informacion.J62]" office:value-type="string" office:string-value="36.84" calcext:value-type="string">
            <text:p>36.84</text:p>
          </table:table-cell>
          <table:table-cell table:formula="of:=[$Informacion.K62]" office:value-type="float" office:value="10" calcext:value-type="float">
            <text:p>10</text:p>
          </table:table-cell>
          <table:table-cell table:formula="of:=CONCATENATE(&quot;, ('&quot;;[.A62];&quot;',&quot;;&quot;'&quot;;[.B62];&quot;',&quot;;[.C62];&quot;,&quot;;&quot;&quot;;[.D62];&quot;)&quot;)" office:value-type="string" office:string-value=", ('REAC81','REACTIVOS',36.84,10)" calcext:value-type="string">
            <text:p>, ('REAC81','REACTIVOS',36.84,10)</text:p>
          </table:table-cell>
        </table:table-row>
        <table:table-row table:style-name="ro1">
          <table:table-cell table:formula="of:=[$Informacion.H63]" office:value-type="string" office:string-value="DIECO15" calcext:value-type="string">
            <text:p>DIECO15</text:p>
          </table:table-cell>
          <table:table-cell table:formula="of:=[$Informacion.I63]" office:value-type="string" office:string-value="DXIMGECO" calcext:value-type="string">
            <text:p>DXIMGECO</text:p>
          </table:table-cell>
          <table:table-cell table:style-name="ce6" table:formula="of:=[$Informacion.J63]" office:value-type="string" office:string-value="21.57" calcext:value-type="string">
            <text:p>21.57</text:p>
          </table:table-cell>
          <table:table-cell table:formula="of:=[$Informacion.K63]" office:value-type="float" office:value="10" calcext:value-type="float">
            <text:p>10</text:p>
          </table:table-cell>
          <table:table-cell table:formula="of:=CONCATENATE(&quot;, ('&quot;;[.A63];&quot;',&quot;;&quot;'&quot;;[.B63];&quot;',&quot;;[.C63];&quot;,&quot;;&quot;&quot;;[.D63];&quot;)&quot;)" office:value-type="string" office:string-value=", ('DIECO15','DXIMGECO',21.57,10)" calcext:value-type="string">
            <text:p>, ('DIECO15','DXIMGECO',21.57,10)</text:p>
          </table:table-cell>
        </table:table-row>
        <table:table-row table:style-name="ro1">
          <table:table-cell table:formula="of:=[$Informacion.H64]" office:value-type="string" office:string-value="FARMCE78" calcext:value-type="string">
            <text:p>FARMCE78</text:p>
          </table:table-cell>
          <table:table-cell table:formula="of:=[$Informacion.I64]" office:value-type="string" office:string-value="FARMACIA" calcext:value-type="string">
            <text:p>FARMACIA</text:p>
          </table:table-cell>
          <table:table-cell table:style-name="ce6" table:formula="of:=[$Informacion.J64]" office:value-type="string" office:string-value="10.76" calcext:value-type="string">
            <text:p>10.76</text:p>
          </table:table-cell>
          <table:table-cell table:formula="of:=[$Informacion.K64]" office:value-type="float" office:value="10" calcext:value-type="float">
            <text:p>10</text:p>
          </table:table-cell>
          <table:table-cell table:formula="of:=CONCATENATE(&quot;, ('&quot;;[.A64];&quot;',&quot;;&quot;'&quot;;[.B64];&quot;',&quot;;[.C64];&quot;,&quot;;&quot;&quot;;[.D64];&quot;)&quot;)" office:value-type="string" office:string-value=", ('FARMCE78','FARMACIA',10.76,10)" calcext:value-type="string">
            <text:p>, ('FARMCE78','FARMACIA',10.76,10)</text:p>
          </table:table-cell>
        </table:table-row>
        <table:table-row table:style-name="ro1">
          <table:table-cell table:formula="of:=[$Informacion.H65]" office:value-type="string" office:string-value="FARMME64" calcext:value-type="string">
            <text:p>FARMME64</text:p>
          </table:table-cell>
          <table:table-cell table:formula="of:=[$Informacion.I65]" office:value-type="string" office:string-value="FARMACIA" calcext:value-type="string">
            <text:p>FARMACIA</text:p>
          </table:table-cell>
          <table:table-cell table:style-name="ce6" table:formula="of:=[$Informacion.J65]" office:value-type="string" office:string-value="15.82" calcext:value-type="string">
            <text:p>15.82</text:p>
          </table:table-cell>
          <table:table-cell table:formula="of:=[$Informacion.K65]" office:value-type="float" office:value="15" calcext:value-type="float">
            <text:p>15</text:p>
          </table:table-cell>
          <table:table-cell table:formula="of:=CONCATENATE(&quot;, ('&quot;;[.A65];&quot;',&quot;;&quot;'&quot;;[.B65];&quot;',&quot;;[.C65];&quot;,&quot;;&quot;&quot;;[.D65];&quot;)&quot;)" office:value-type="string" office:string-value=", ('FARMME64','FARMACIA',15.82,15)" calcext:value-type="string">
            <text:p>, ('FARMME64','FARMACIA',15.82,15)</text:p>
          </table:table-cell>
        </table:table-row>
        <table:table-row table:style-name="ro1">
          <table:table-cell table:formula="of:=[$Informacion.H66]" office:value-type="string" office:string-value="FARMGU5" calcext:value-type="string">
            <text:p>FARMGU5</text:p>
          </table:table-cell>
          <table:table-cell table:formula="of:=[$Informacion.I66]" office:value-type="string" office:string-value="FARMACIA" calcext:value-type="string">
            <text:p>FARMACIA</text:p>
          </table:table-cell>
          <table:table-cell table:style-name="ce6" table:formula="of:=[$Informacion.J66]" office:value-type="string" office:string-value="6.55" calcext:value-type="string">
            <text:p>6.55</text:p>
          </table:table-cell>
          <table:table-cell table:formula="of:=[$Informacion.K66]" office:value-type="float" office:value="10" calcext:value-type="float">
            <text:p>10</text:p>
          </table:table-cell>
          <table:table-cell table:formula="of:=CONCATENATE(&quot;, ('&quot;;[.A66];&quot;',&quot;;&quot;'&quot;;[.B66];&quot;',&quot;;[.C66];&quot;,&quot;;&quot;&quot;;[.D66];&quot;)&quot;)" office:value-type="string" office:string-value=", ('FARMGU5','FARMACIA',6.55,10)" calcext:value-type="string">
            <text:p>, ('FARMGU5','FARMACIA',6.55,10)</text:p>
          </table:table-cell>
        </table:table-row>
        <table:table-row table:style-name="ro1">
          <table:table-cell table:formula="of:=[$Informacion.H67]" office:value-type="string" office:string-value="PRESGA4" calcext:value-type="string">
            <text:p>PRESGA4</text:p>
          </table:table-cell>
          <table:table-cell table:formula="of:=[$Informacion.I67]" office:value-type="string" office:string-value="ECO" calcext:value-type="string">
            <text:p>ECO</text:p>
          </table:table-cell>
          <table:table-cell table:style-name="ce6" table:formula="of:=[$Informacion.J67]" office:value-type="string" office:string-value="6.78" calcext:value-type="string">
            <text:p>6.78</text:p>
          </table:table-cell>
          <table:table-cell table:formula="of:=[$Informacion.K67]" office:value-type="float" office:value="10" calcext:value-type="float">
            <text:p>10</text:p>
          </table:table-cell>
          <table:table-cell table:formula="of:=CONCATENATE(&quot;, ('&quot;;[.A67];&quot;',&quot;;&quot;'&quot;;[.B67];&quot;',&quot;;[.C67];&quot;,&quot;;&quot;&quot;;[.D67];&quot;)&quot;)" office:value-type="string" office:string-value=", ('PRESGA4','ECO',6.78,10)" calcext:value-type="string">
            <text:p>, ('PRESGA4','ECO',6.78,10)</text:p>
          </table:table-cell>
        </table:table-row>
        <table:table-row table:style-name="ro1">
          <table:table-cell table:formula="of:=[$Informacion.H68]" office:value-type="string" office:string-value="FARMAN2" calcext:value-type="string">
            <text:p>FARMAN2</text:p>
          </table:table-cell>
          <table:table-cell table:formula="of:=[$Informacion.I68]" office:value-type="string" office:string-value="FARMACIA" calcext:value-type="string">
            <text:p>FARMACIA</text:p>
          </table:table-cell>
          <table:table-cell table:style-name="ce6" table:formula="of:=[$Informacion.J68]" office:value-type="string" office:string-value="12.50" calcext:value-type="string">
            <text:p>12.50</text:p>
          </table:table-cell>
          <table:table-cell table:formula="of:=[$Informacion.K68]" office:value-type="float" office:value="2" calcext:value-type="float">
            <text:p>2</text:p>
          </table:table-cell>
          <table:table-cell table:formula="of:=CONCATENATE(&quot;, ('&quot;;[.A68];&quot;',&quot;;&quot;'&quot;;[.B68];&quot;',&quot;;[.C68];&quot;,&quot;;&quot;&quot;;[.D68];&quot;)&quot;)" office:value-type="string" office:string-value=", ('FARMAN2','FARMACIA',12.50,2)" calcext:value-type="string">
            <text:p>, ('FARMAN2','FARMACIA',12.50,2)</text:p>
          </table:table-cell>
        </table:table-row>
        <table:table-row table:style-name="ro1">
          <table:table-cell table:formula="of:=[$Informacion.H69]" office:value-type="string" office:string-value="DIHTRMN14" calcext:value-type="string">
            <text:p>DIHTRMN14</text:p>
          </table:table-cell>
          <table:table-cell table:formula="of:=[$Informacion.I69]" office:value-type="string" office:string-value="HONORARIOS" calcext:value-type="string">
            <text:p>HONORARIOS</text:p>
          </table:table-cell>
          <table:table-cell table:style-name="ce6" table:formula="of:=[$Informacion.J69]" office:value-type="string" office:string-value="19.34" calcext:value-type="string">
            <text:p>19.34</text:p>
          </table:table-cell>
          <table:table-cell table:formula="of:=[$Informacion.K69]" office:value-type="float" office:value="20" calcext:value-type="float">
            <text:p>20</text:p>
          </table:table-cell>
          <table:table-cell table:formula="of:=CONCATENATE(&quot;, ('&quot;;[.A69];&quot;',&quot;;&quot;'&quot;;[.B69];&quot;',&quot;;[.C69];&quot;,&quot;;&quot;&quot;;[.D69];&quot;)&quot;)" office:value-type="string" office:string-value=", ('DIHTRMN14','HONORARIOS',19.34,20)" calcext:value-type="string">
            <text:p>, ('DIHTRMN14','HONORARIOS',19.34,20)</text:p>
          </table:table-cell>
        </table:table-row>
        <table:table-row table:style-name="ro1">
          <table:table-cell table:formula="of:=[$Informacion.H70]" office:value-type="string" office:string-value="DIRYX327" calcext:value-type="string">
            <text:p>DIRYX327</text:p>
          </table:table-cell>
          <table:table-cell table:formula="of:=[$Informacion.I70]" office:value-type="string" office:string-value="DXIMGRX" calcext:value-type="string">
            <text:p>DXIMGRX</text:p>
          </table:table-cell>
          <table:table-cell table:style-name="ce6" table:formula="of:=[$Informacion.J70]" office:value-type="string" office:string-value="19.57" calcext:value-type="string">
            <text:p>19.57</text:p>
          </table:table-cell>
          <table:table-cell table:formula="of:=[$Informacion.K70]" office:value-type="float" office:value="10" calcext:value-type="float">
            <text:p>10</text:p>
          </table:table-cell>
          <table:table-cell table:formula="of:=CONCATENATE(&quot;, ('&quot;;[.A70];&quot;',&quot;;&quot;'&quot;;[.B70];&quot;',&quot;;[.C70];&quot;,&quot;;&quot;&quot;;[.D70];&quot;)&quot;)" office:value-type="string" office:string-value=", ('DIRYX327','DXIMGRX',19.57,10)" calcext:value-type="string">
            <text:p>, ('DIRYX327','DXIMGRX',19.57,10)</text:p>
          </table:table-cell>
        </table:table-row>
        <table:table-row table:style-name="ro1">
          <table:table-cell table:formula="of:=[$Informacion.H71]" office:value-type="string" office:string-value="FOR78" calcext:value-type="string">
            <text:p>FOR78</text:p>
          </table:table-cell>
          <table:table-cell table:formula="of:=[$Informacion.I71]" office:value-type="string" office:string-value="LABCL" calcext:value-type="string">
            <text:p>LABCL</text:p>
          </table:table-cell>
          <table:table-cell table:style-name="ce6" table:formula="of:=[$Informacion.J71]" office:value-type="string" office:string-value="19.10" calcext:value-type="string">
            <text:p>19.10</text:p>
          </table:table-cell>
          <table:table-cell table:formula="of:=[$Informacion.K71]" office:value-type="float" office:value="10" calcext:value-type="float">
            <text:p>10</text:p>
          </table:table-cell>
          <table:table-cell table:formula="of:=CONCATENATE(&quot;, ('&quot;;[.A71];&quot;',&quot;;&quot;'&quot;;[.B71];&quot;',&quot;;[.C71];&quot;,&quot;;&quot;&quot;;[.D71];&quot;)&quot;)" office:value-type="string" office:string-value=", ('FOR78','LABCL',19.10,10)" calcext:value-type="string">
            <text:p>, ('FOR78','LABCL',19.10,10)</text:p>
          </table:table-cell>
        </table:table-row>
        <table:table-row table:style-name="ro1">
          <table:table-cell table:formula="of:=[$Informacion.H72]" office:value-type="string" office:string-value="FARMTE39" calcext:value-type="string">
            <text:p>FARMTE39</text:p>
          </table:table-cell>
          <table:table-cell table:formula="of:=[$Informacion.I72]" office:value-type="string" office:string-value="FARMACIA" calcext:value-type="string">
            <text:p>FARMACIA</text:p>
          </table:table-cell>
          <table:table-cell table:style-name="ce6" table:formula="of:=[$Informacion.J72]" office:value-type="string" office:string-value="34.01" calcext:value-type="string">
            <text:p>34.01</text:p>
          </table:table-cell>
          <table:table-cell table:formula="of:=[$Informacion.K72]" office:value-type="float" office:value="10" calcext:value-type="float">
            <text:p>10</text:p>
          </table:table-cell>
          <table:table-cell table:formula="of:=CONCATENATE(&quot;, ('&quot;;[.A72];&quot;',&quot;;&quot;'&quot;;[.B72];&quot;',&quot;;[.C72];&quot;,&quot;;&quot;&quot;;[.D72];&quot;)&quot;)" office:value-type="string" office:string-value=", ('FARMTE39','FARMACIA',34.01,10)" calcext:value-type="string">
            <text:p>, ('FARMTE39','FARMACIA',34.01,10)</text:p>
          </table:table-cell>
        </table:table-row>
        <table:table-row table:style-name="ro1">
          <table:table-cell table:formula="of:=[$Informacion.H73]" office:value-type="string" office:string-value="FARMNE1" calcext:value-type="string">
            <text:p>FARMNE1</text:p>
          </table:table-cell>
          <table:table-cell table:formula="of:=[$Informacion.I73]" office:value-type="string" office:string-value="FARMACIA" calcext:value-type="string">
            <text:p>FARMACIA</text:p>
          </table:table-cell>
          <table:table-cell table:style-name="ce6" table:formula="of:=[$Informacion.J73]" office:value-type="string" office:string-value="21.60" calcext:value-type="string">
            <text:p>21.60</text:p>
          </table:table-cell>
          <table:table-cell table:formula="of:=[$Informacion.K73]" office:value-type="float" office:value="15" calcext:value-type="float">
            <text:p>15</text:p>
          </table:table-cell>
          <table:table-cell table:formula="of:=CONCATENATE(&quot;, ('&quot;;[.A73];&quot;',&quot;;&quot;'&quot;;[.B73];&quot;',&quot;;[.C73];&quot;,&quot;;&quot;&quot;;[.D73];&quot;)&quot;)" office:value-type="string" office:string-value=", ('FARMNE1','FARMACIA',21.60,15)" calcext:value-type="string">
            <text:p>, ('FARMNE1','FARMACIA',21.60,15)</text:p>
          </table:table-cell>
        </table:table-row>
        <table:table-row table:style-name="ro1">
          <table:table-cell table:formula="of:=[$Informacion.H74]" office:value-type="string" office:string-value="FARMTR5" calcext:value-type="string">
            <text:p>FARMTR5</text:p>
          </table:table-cell>
          <table:table-cell table:formula="of:=[$Informacion.I74]" office:value-type="string" office:string-value="FARMACIA" calcext:value-type="string">
            <text:p>FARMACIA</text:p>
          </table:table-cell>
          <table:table-cell table:style-name="ce6" table:formula="of:=[$Informacion.J74]" office:value-type="string" office:string-value="4.58" calcext:value-type="string">
            <text:p>4.58</text:p>
          </table:table-cell>
          <table:table-cell table:formula="of:=[$Informacion.K74]" office:value-type="float" office:value="10" calcext:value-type="float">
            <text:p>10</text:p>
          </table:table-cell>
          <table:table-cell table:formula="of:=CONCATENATE(&quot;, ('&quot;;[.A74];&quot;',&quot;;&quot;'&quot;;[.B74];&quot;',&quot;;[.C74];&quot;,&quot;;&quot;&quot;;[.D74];&quot;)&quot;)" office:value-type="string" office:string-value=", ('FARMTR5','FARMACIA',4.58,10)" calcext:value-type="string">
            <text:p>, ('FARMTR5','FARMACIA',4.58,10)</text:p>
          </table:table-cell>
        </table:table-row>
        <table:table-row table:style-name="ro1">
          <table:table-cell table:formula="of:=[$Informacion.H75]" office:value-type="string" office:string-value="CDHMB48" calcext:value-type="string">
            <text:p>CDHMB48</text:p>
          </table:table-cell>
          <table:table-cell table:formula="of:=[$Informacion.I75]" office:value-type="string" office:string-value="LABCL" calcext:value-type="string">
            <text:p>LABCL</text:p>
          </table:table-cell>
          <table:table-cell table:style-name="ce6" table:formula="of:=[$Informacion.J75]" office:value-type="string" office:string-value="4.38" calcext:value-type="string">
            <text:p>4.38</text:p>
          </table:table-cell>
          <table:table-cell table:formula="of:=[$Informacion.K75]" office:value-type="float" office:value="10" calcext:value-type="float">
            <text:p>10</text:p>
          </table:table-cell>
          <table:table-cell table:formula="of:=CONCATENATE(&quot;, ('&quot;;[.A75];&quot;',&quot;;&quot;'&quot;;[.B75];&quot;',&quot;;[.C75];&quot;,&quot;;&quot;&quot;;[.D75];&quot;)&quot;)" office:value-type="string" office:string-value=", ('CDHMB48','LABCL',4.38,10)" calcext:value-type="string">
            <text:p>, ('CDHMB48','LABCL',4.38,10)</text:p>
          </table:table-cell>
        </table:table-row>
        <table:table-row table:style-name="ro1">
          <table:table-cell table:formula="of:=[$Informacion.H76]" office:value-type="string" office:string-value="BIOP1" calcext:value-type="string">
            <text:p>BIOP1</text:p>
          </table:table-cell>
          <table:table-cell table:formula="of:=[$Informacion.I76]" office:value-type="string" office:string-value="ANATOMIPA" calcext:value-type="string">
            <text:p>ANATOMIPA</text:p>
          </table:table-cell>
          <table:table-cell table:style-name="ce6" table:formula="of:=[$Informacion.J76]" office:value-type="string" office:string-value="31.43" calcext:value-type="string">
            <text:p>31.43</text:p>
          </table:table-cell>
          <table:table-cell table:formula="of:=[$Informacion.K76]" office:value-type="float" office:value="2" calcext:value-type="float">
            <text:p>2</text:p>
          </table:table-cell>
          <table:table-cell table:formula="of:=CONCATENATE(&quot;, ('&quot;;[.A76];&quot;',&quot;;&quot;'&quot;;[.B76];&quot;',&quot;;[.C76];&quot;,&quot;;&quot;&quot;;[.D76];&quot;)&quot;)" office:value-type="string" office:string-value=", ('BIOP1','ANATOMIPA',31.43,2)" calcext:value-type="string">
            <text:p>, ('BIOP1','ANATOMIPA',31.43,2)</text:p>
          </table:table-cell>
        </table:table-row>
        <table:table-row table:style-name="ro1">
          <table:table-cell table:formula="of:=[$Informacion.H77]" office:value-type="string" office:string-value="FARMDE16" calcext:value-type="string">
            <text:p>FARMDE16</text:p>
          </table:table-cell>
          <table:table-cell table:formula="of:=[$Informacion.I77]" office:value-type="string" office:string-value="FARMACIA" calcext:value-type="string">
            <text:p>FARMACIA</text:p>
          </table:table-cell>
          <table:table-cell table:style-name="ce6" table:formula="of:=[$Informacion.J77]" office:value-type="string" office:string-value="26.77" calcext:value-type="string">
            <text:p>26.77</text:p>
          </table:table-cell>
          <table:table-cell table:formula="of:=[$Informacion.K77]" office:value-type="float" office:value="20" calcext:value-type="float">
            <text:p>20</text:p>
          </table:table-cell>
          <table:table-cell table:formula="of:=CONCATENATE(&quot;, ('&quot;;[.A77];&quot;',&quot;;&quot;'&quot;;[.B77];&quot;',&quot;;[.C77];&quot;,&quot;;&quot;&quot;;[.D77];&quot;)&quot;)" office:value-type="string" office:string-value=", ('FARMDE16','FARMACIA',26.77,20)" calcext:value-type="string">
            <text:p>, ('FARMDE16','FARMACIA',26.77,20)</text:p>
          </table:table-cell>
        </table:table-row>
        <table:table-row table:style-name="ro1">
          <table:table-cell table:formula="of:=[$Informacion.H78]" office:value-type="string" office:string-value="FARMZI6" calcext:value-type="string">
            <text:p>FARMZI6</text:p>
          </table:table-cell>
          <table:table-cell table:formula="of:=[$Informacion.I78]" office:value-type="string" office:string-value="FARMACIA" calcext:value-type="string">
            <text:p>FARMACIA</text:p>
          </table:table-cell>
          <table:table-cell table:style-name="ce6" table:formula="of:=[$Informacion.J78]" office:value-type="string" office:string-value="28.57" calcext:value-type="string">
            <text:p>28.57</text:p>
          </table:table-cell>
          <table:table-cell table:formula="of:=[$Informacion.K78]" office:value-type="float" office:value="10" calcext:value-type="float">
            <text:p>10</text:p>
          </table:table-cell>
          <table:table-cell table:formula="of:=CONCATENATE(&quot;, ('&quot;;[.A78];&quot;',&quot;;&quot;'&quot;;[.B78];&quot;',&quot;;[.C78];&quot;,&quot;;&quot;&quot;;[.D78];&quot;)&quot;)" office:value-type="string" office:string-value=", ('FARMZI6','FARMACIA',28.57,10)" calcext:value-type="string">
            <text:p>, ('FARMZI6','FARMACIA',28.57,10)</text:p>
          </table:table-cell>
        </table:table-row>
        <table:table-row table:style-name="ro1">
          <table:table-cell table:formula="of:=[$Informacion.H79]" office:value-type="string" office:string-value="MMQ8" calcext:value-type="string">
            <text:p>MMQ8</text:p>
          </table:table-cell>
          <table:table-cell table:formula="of:=[$Informacion.I79]" office:value-type="string" office:string-value="INVMM" calcext:value-type="string">
            <text:p>INVMM</text:p>
          </table:table-cell>
          <table:table-cell table:style-name="ce6" table:formula="of:=[$Informacion.J79]" office:value-type="string" office:string-value="28.65" calcext:value-type="string">
            <text:p>28.65</text:p>
          </table:table-cell>
          <table:table-cell table:formula="of:=[$Informacion.K79]" office:value-type="float" office:value="10" calcext:value-type="float">
            <text:p>10</text:p>
          </table:table-cell>
          <table:table-cell table:formula="of:=CONCATENATE(&quot;, ('&quot;;[.A79];&quot;',&quot;;&quot;'&quot;;[.B79];&quot;',&quot;;[.C79];&quot;,&quot;;&quot;&quot;;[.D79];&quot;)&quot;)" office:value-type="string" office:string-value=", ('MMQ8','INVMM',28.65,10)" calcext:value-type="string">
            <text:p>, ('MMQ8','INVMM',28.65,10)</text:p>
          </table:table-cell>
        </table:table-row>
        <table:table-row table:style-name="ro1">
          <table:table-cell table:formula="of:=[$Informacion.H80]" office:value-type="string" office:string-value="APTT79" calcext:value-type="string">
            <text:p>APTT79</text:p>
          </table:table-cell>
          <table:table-cell table:formula="of:=[$Informacion.I80]" office:value-type="string" office:string-value="APLITRMTO" calcext:value-type="string">
            <text:p>APLITRMTO</text:p>
          </table:table-cell>
          <table:table-cell table:style-name="ce6" table:formula="of:=[$Informacion.J80]" office:value-type="string" office:string-value="2.88" calcext:value-type="string">
            <text:p>2.88</text:p>
          </table:table-cell>
          <table:table-cell table:formula="of:=[$Informacion.K80]" office:value-type="float" office:value="10" calcext:value-type="float">
            <text:p>10</text:p>
          </table:table-cell>
          <table:table-cell table:formula="of:=CONCATENATE(&quot;, ('&quot;;[.A80];&quot;',&quot;;&quot;'&quot;;[.B80];&quot;',&quot;;[.C80];&quot;,&quot;;&quot;&quot;;[.D80];&quot;)&quot;)" office:value-type="string" office:string-value=", ('APTT79','APLITRMTO',2.88,10)" calcext:value-type="string">
            <text:p>, ('APTT79','APLITRMTO',2.88,10)</text:p>
          </table:table-cell>
        </table:table-row>
        <table:table-row table:style-name="ro1">
          <table:table-cell table:formula="of:=[$Informacion.H81]" office:value-type="string" office:string-value="FARMCE76" calcext:value-type="string">
            <text:p>FARMCE76</text:p>
          </table:table-cell>
          <table:table-cell table:formula="of:=[$Informacion.I81]" office:value-type="string" office:string-value="FARMACIA" calcext:value-type="string">
            <text:p>FARMACIA</text:p>
          </table:table-cell>
          <table:table-cell table:style-name="ce6" table:formula="of:=[$Informacion.J81]" office:value-type="string" office:string-value="17.99" calcext:value-type="string">
            <text:p>17.99</text:p>
          </table:table-cell>
          <table:table-cell table:formula="of:=[$Informacion.K81]" office:value-type="float" office:value="15" calcext:value-type="float">
            <text:p>15</text:p>
          </table:table-cell>
          <table:table-cell table:formula="of:=CONCATENATE(&quot;, ('&quot;;[.A81];&quot;',&quot;;&quot;'&quot;;[.B81];&quot;',&quot;;[.C81];&quot;,&quot;;&quot;&quot;;[.D81];&quot;)&quot;)" office:value-type="string" office:string-value=", ('FARMCE76','FARMACIA',17.99,15)" calcext:value-type="string">
            <text:p>, ('FARMCE76','FARMACIA',17.99,15)</text:p>
          </table:table-cell>
        </table:table-row>
        <table:table-row table:style-name="ro1">
          <table:table-cell table:formula="of:=[$Informacion.H82]" office:value-type="string" office:string-value="FARMKY3" calcext:value-type="string">
            <text:p>FARMKY3</text:p>
          </table:table-cell>
          <table:table-cell table:formula="of:=[$Informacion.I82]" office:value-type="string" office:string-value="FARMACIA" calcext:value-type="string">
            <text:p>FARMACIA</text:p>
          </table:table-cell>
          <table:table-cell table:style-name="ce6" table:formula="of:=[$Informacion.J82]" office:value-type="string" office:string-value="33.53" calcext:value-type="string">
            <text:p>33.53</text:p>
          </table:table-cell>
          <table:table-cell table:formula="of:=[$Informacion.K82]" office:value-type="float" office:value="10" calcext:value-type="float">
            <text:p>10</text:p>
          </table:table-cell>
          <table:table-cell table:formula="of:=CONCATENATE(&quot;, ('&quot;;[.A82];&quot;',&quot;;&quot;'&quot;;[.B82];&quot;',&quot;;[.C82];&quot;,&quot;;&quot;&quot;;[.D82];&quot;)&quot;)" office:value-type="string" office:string-value=", ('FARMKY3','FARMACIA',33.53,10)" calcext:value-type="string">
            <text:p>, ('FARMKY3','FARMACIA',33.53,10)</text:p>
          </table:table-cell>
        </table:table-row>
        <table:table-row table:style-name="ro1">
          <table:table-cell table:formula="of:=[$Informacion.H83]" office:value-type="string" office:string-value="FARMTE21" calcext:value-type="string">
            <text:p>FARMTE21</text:p>
          </table:table-cell>
          <table:table-cell table:formula="of:=[$Informacion.I83]" office:value-type="string" office:string-value="FARMACIA" calcext:value-type="string">
            <text:p>FARMACIA</text:p>
          </table:table-cell>
          <table:table-cell table:style-name="ce6" table:formula="of:=[$Informacion.J83]" office:value-type="string" office:string-value="30.90" calcext:value-type="string">
            <text:p>30.90</text:p>
          </table:table-cell>
          <table:table-cell table:formula="of:=[$Informacion.K83]" office:value-type="float" office:value="10" calcext:value-type="float">
            <text:p>10</text:p>
          </table:table-cell>
          <table:table-cell table:formula="of:=CONCATENATE(&quot;, ('&quot;;[.A83];&quot;',&quot;;&quot;'&quot;;[.B83];&quot;',&quot;;[.C83];&quot;,&quot;;&quot;&quot;;[.D83];&quot;)&quot;)" office:value-type="string" office:string-value=", ('FARMTE21','FARMACIA',30.90,10)" calcext:value-type="string">
            <text:p>, ('FARMTE21','FARMACIA',30.90,10)</text:p>
          </table:table-cell>
        </table:table-row>
        <table:table-row table:style-name="ro1">
          <table:table-cell table:formula="of:=[$Informacion.H84]" office:value-type="string" office:string-value="FARMAL55" calcext:value-type="string">
            <text:p>FARMAL55</text:p>
          </table:table-cell>
          <table:table-cell table:formula="of:=[$Informacion.I84]" office:value-type="string" office:string-value="FARMACIA" calcext:value-type="string">
            <text:p>FARMACIA</text:p>
          </table:table-cell>
          <table:table-cell table:style-name="ce6" table:formula="of:=[$Informacion.J84]" office:value-type="string" office:string-value="31.55" calcext:value-type="string">
            <text:p>31.55</text:p>
          </table:table-cell>
          <table:table-cell table:formula="of:=[$Informacion.K84]" office:value-type="float" office:value="2" calcext:value-type="float">
            <text:p>2</text:p>
          </table:table-cell>
          <table:table-cell table:formula="of:=CONCATENATE(&quot;, ('&quot;;[.A84];&quot;',&quot;;&quot;'&quot;;[.B84];&quot;',&quot;;[.C84];&quot;,&quot;;&quot;&quot;;[.D84];&quot;)&quot;)" office:value-type="string" office:string-value=", ('FARMAL55','FARMACIA',31.55,2)" calcext:value-type="string">
            <text:p>, ('FARMAL55','FARMACIA',31.55,2)</text:p>
          </table:table-cell>
        </table:table-row>
        <table:table-row table:style-name="ro1">
          <table:table-cell table:formula="of:=[$Informacion.H85]" office:value-type="string" office:string-value="DIRYX398" calcext:value-type="string">
            <text:p>DIRYX398</text:p>
          </table:table-cell>
          <table:table-cell table:formula="of:=[$Informacion.I85]" office:value-type="string" office:string-value="DXIMGRX" calcext:value-type="string">
            <text:p>DXIMGRX</text:p>
          </table:table-cell>
          <table:table-cell table:style-name="ce6" table:formula="of:=[$Informacion.J85]" office:value-type="string" office:string-value="30.52" calcext:value-type="string">
            <text:p>30.52</text:p>
          </table:table-cell>
          <table:table-cell table:formula="of:=[$Informacion.K85]" office:value-type="float" office:value="20" calcext:value-type="float">
            <text:p>20</text:p>
          </table:table-cell>
          <table:table-cell table:formula="of:=CONCATENATE(&quot;, ('&quot;;[.A85];&quot;',&quot;;&quot;'&quot;;[.B85];&quot;',&quot;;[.C85];&quot;,&quot;;&quot;&quot;;[.D85];&quot;)&quot;)" office:value-type="string" office:string-value=", ('DIRYX398','DXIMGRX',30.52,20)" calcext:value-type="string">
            <text:p>, ('DIRYX398','DXIMGRX',30.52,20)</text:p>
          </table:table-cell>
        </table:table-row>
        <table:table-row table:style-name="ro1">
          <table:table-cell table:formula="of:=[$Informacion.H86]" office:value-type="string" office:string-value="CEXTCI7" calcext:value-type="string">
            <text:p>CEXTCI7</text:p>
          </table:table-cell>
          <table:table-cell table:formula="of:=[$Informacion.I86]" office:value-type="string" office:string-value="CIRUGIA" calcext:value-type="string">
            <text:p>CIRUGIA</text:p>
          </table:table-cell>
          <table:table-cell table:style-name="ce6" table:formula="of:=[$Informacion.J86]" office:value-type="string" office:string-value="10.02" calcext:value-type="string">
            <text:p>10.02</text:p>
          </table:table-cell>
          <table:table-cell table:formula="of:=[$Informacion.K86]" office:value-type="float" office:value="10" calcext:value-type="float">
            <text:p>10</text:p>
          </table:table-cell>
          <table:table-cell table:formula="of:=CONCATENATE(&quot;, ('&quot;;[.A86];&quot;',&quot;;&quot;'&quot;;[.B86];&quot;',&quot;;[.C86];&quot;,&quot;;&quot;&quot;;[.D86];&quot;)&quot;)" office:value-type="string" office:string-value=", ('CEXTCI7','CIRUGIA',10.02,10)" calcext:value-type="string">
            <text:p>, ('CEXTCI7','CIRUGIA',10.02,10)</text:p>
          </table:table-cell>
        </table:table-row>
        <table:table-row table:style-name="ro1">
          <table:table-cell table:formula="of:=[$Informacion.H87]" office:value-type="string" office:string-value="BIOP69" calcext:value-type="string">
            <text:p>BIOP69</text:p>
          </table:table-cell>
          <table:table-cell table:formula="of:=[$Informacion.I87]" office:value-type="string" office:string-value="ANATOMIPA" calcext:value-type="string">
            <text:p>ANATOMIPA</text:p>
          </table:table-cell>
          <table:table-cell table:style-name="ce6" table:formula="of:=[$Informacion.J87]" office:value-type="string" office:string-value="16.04" calcext:value-type="string">
            <text:p>16.04</text:p>
          </table:table-cell>
          <table:table-cell table:formula="of:=[$Informacion.K87]" office:value-type="float" office:value="10" calcext:value-type="float">
            <text:p>10</text:p>
          </table:table-cell>
          <table:table-cell table:formula="of:=CONCATENATE(&quot;, ('&quot;;[.A87];&quot;',&quot;;&quot;'&quot;;[.B87];&quot;',&quot;;[.C87];&quot;,&quot;;&quot;&quot;;[.D87];&quot;)&quot;)" office:value-type="string" office:string-value=", ('BIOP69','ANATOMIPA',16.04,10)" calcext:value-type="string">
            <text:p>, ('BIOP69','ANATOMIPA',16.04,10)</text:p>
          </table:table-cell>
        </table:table-row>
        <table:table-row table:style-name="ro1">
          <table:table-cell table:formula="of:=[$Informacion.H88]" office:value-type="string" office:string-value="FARMLI13" calcext:value-type="string">
            <text:p>FARMLI13</text:p>
          </table:table-cell>
          <table:table-cell table:formula="of:=[$Informacion.I88]" office:value-type="string" office:string-value="FARMACIA" calcext:value-type="string">
            <text:p>FARMACIA</text:p>
          </table:table-cell>
          <table:table-cell table:style-name="ce6" table:formula="of:=[$Informacion.J88]" office:value-type="string" office:string-value="37.66" calcext:value-type="string">
            <text:p>37.66</text:p>
          </table:table-cell>
          <table:table-cell table:formula="of:=[$Informacion.K88]" office:value-type="float" office:value="10" calcext:value-type="float">
            <text:p>10</text:p>
          </table:table-cell>
          <table:table-cell table:formula="of:=CONCATENATE(&quot;, ('&quot;;[.A88];&quot;',&quot;;&quot;'&quot;;[.B88];&quot;',&quot;;[.C88];&quot;,&quot;;&quot;&quot;;[.D88];&quot;)&quot;)" office:value-type="string" office:string-value=", ('FARMLI13','FARMACIA',37.66,10)" calcext:value-type="string">
            <text:p>, ('FARMLI13','FARMACIA',37.66,10)</text:p>
          </table:table-cell>
        </table:table-row>
        <table:table-row table:style-name="ro1">
          <table:table-cell table:formula="of:=[$Informacion.H89]" office:value-type="string" office:string-value="FARMME46" calcext:value-type="string">
            <text:p>FARMME46</text:p>
          </table:table-cell>
          <table:table-cell table:formula="of:=[$Informacion.I89]" office:value-type="string" office:string-value="FARMACIA" calcext:value-type="string">
            <text:p>FARMACIA</text:p>
          </table:table-cell>
          <table:table-cell table:style-name="ce6" table:formula="of:=[$Informacion.J89]" office:value-type="string" office:string-value="24.73" calcext:value-type="string">
            <text:p>24.73</text:p>
          </table:table-cell>
          <table:table-cell table:formula="of:=[$Informacion.K89]" office:value-type="float" office:value="15" calcext:value-type="float">
            <text:p>15</text:p>
          </table:table-cell>
          <table:table-cell table:formula="of:=CONCATENATE(&quot;, ('&quot;;[.A89];&quot;',&quot;;&quot;'&quot;;[.B89];&quot;',&quot;;[.C89];&quot;,&quot;;&quot;&quot;;[.D89];&quot;)&quot;)" office:value-type="string" office:string-value=", ('FARMME46','FARMACIA',24.73,15)" calcext:value-type="string">
            <text:p>, ('FARMME46','FARMACIA',24.73,15)</text:p>
          </table:table-cell>
        </table:table-row>
        <table:table-row table:style-name="ro1">
          <table:table-cell table:formula="of:=[$Informacion.H90]" office:value-type="string" office:string-value="FARMOM24" calcext:value-type="string">
            <text:p>FARMOM24</text:p>
          </table:table-cell>
          <table:table-cell table:formula="of:=[$Informacion.I90]" office:value-type="string" office:string-value="FARMACIA" calcext:value-type="string">
            <text:p>FARMACIA</text:p>
          </table:table-cell>
          <table:table-cell table:style-name="ce6" table:formula="of:=[$Informacion.J90]" office:value-type="string" office:string-value="1.17" calcext:value-type="string">
            <text:p>1.17</text:p>
          </table:table-cell>
          <table:table-cell table:formula="of:=[$Informacion.K90]" office:value-type="float" office:value="10" calcext:value-type="float">
            <text:p>10</text:p>
          </table:table-cell>
          <table:table-cell table:formula="of:=CONCATENATE(&quot;, ('&quot;;[.A90];&quot;',&quot;;&quot;'&quot;;[.B90];&quot;',&quot;;[.C90];&quot;,&quot;;&quot;&quot;;[.D90];&quot;)&quot;)" office:value-type="string" office:string-value=", ('FARMOM24','FARMACIA',1.17,10)" calcext:value-type="string">
            <text:p>, ('FARMOM24','FARMACIA',1.17,10)</text:p>
          </table:table-cell>
        </table:table-row>
        <table:table-row table:style-name="ro1">
          <table:table-cell table:formula="of:=[$Informacion.H91]" office:value-type="string" office:string-value="DIHTRMN116" calcext:value-type="string">
            <text:p>DIHTRMN116</text:p>
          </table:table-cell>
          <table:table-cell table:formula="of:=[$Informacion.I91]" office:value-type="string" office:string-value="HONORARIOS" calcext:value-type="string">
            <text:p>HONORARIOS</text:p>
          </table:table-cell>
          <table:table-cell table:style-name="ce6" table:formula="of:=[$Informacion.J91]" office:value-type="string" office:string-value="0.06" calcext:value-type="string">
            <text:p>0.06</text:p>
          </table:table-cell>
          <table:table-cell table:formula="of:=[$Informacion.K91]" office:value-type="float" office:value="10" calcext:value-type="float">
            <text:p>10</text:p>
          </table:table-cell>
          <table:table-cell table:formula="of:=CONCATENATE(&quot;, ('&quot;;[.A91];&quot;',&quot;;&quot;'&quot;;[.B91];&quot;',&quot;;[.C91];&quot;,&quot;;&quot;&quot;;[.D91];&quot;)&quot;)" office:value-type="string" office:string-value=", ('DIHTRMN116','HONORARIOS',0.06,10)" calcext:value-type="string">
            <text:p>, ('DIHTRMN116','HONORARIOS',0.06,10)</text:p>
          </table:table-cell>
        </table:table-row>
        <table:table-row table:style-name="ro1">
          <table:table-cell table:formula="of:=[$Informacion.H92]" office:value-type="string" office:string-value="DIHTRMN69" calcext:value-type="string">
            <text:p>DIHTRMN69</text:p>
          </table:table-cell>
          <table:table-cell table:formula="of:=[$Informacion.I92]" office:value-type="string" office:string-value="HONORARIOS" calcext:value-type="string">
            <text:p>HONORARIOS</text:p>
          </table:table-cell>
          <table:table-cell table:style-name="ce6" table:formula="of:=[$Informacion.J92]" office:value-type="string" office:string-value="31.04" calcext:value-type="string">
            <text:p>31.04</text:p>
          </table:table-cell>
          <table:table-cell table:formula="of:=[$Informacion.K92]" office:value-type="float" office:value="2" calcext:value-type="float">
            <text:p>2</text:p>
          </table:table-cell>
          <table:table-cell table:formula="of:=CONCATENATE(&quot;, ('&quot;;[.A92];&quot;',&quot;;&quot;'&quot;;[.B92];&quot;',&quot;;[.C92];&quot;,&quot;;&quot;&quot;;[.D92];&quot;)&quot;)" office:value-type="string" office:string-value=", ('DIHTRMN69','HONORARIOS',31.04,2)" calcext:value-type="string">
            <text:p>, ('DIHTRMN69','HONORARIOS',31.04,2)</text:p>
          </table:table-cell>
        </table:table-row>
        <table:table-row table:style-name="ro1">
          <table:table-cell table:formula="of:=[$Informacion.H93]" office:value-type="string" office:string-value="FARMSO3" calcext:value-type="string">
            <text:p>FARMSO3</text:p>
          </table:table-cell>
          <table:table-cell table:formula="of:=[$Informacion.I93]" office:value-type="string" office:string-value="FARMACIA" calcext:value-type="string">
            <text:p>FARMACIA</text:p>
          </table:table-cell>
          <table:table-cell table:style-name="ce6" table:formula="of:=[$Informacion.J93]" office:value-type="string" office:string-value="42.79" calcext:value-type="string">
            <text:p>42.79</text:p>
          </table:table-cell>
          <table:table-cell table:formula="of:=[$Informacion.K93]" office:value-type="float" office:value="20" calcext:value-type="float">
            <text:p>20</text:p>
          </table:table-cell>
          <table:table-cell table:formula="of:=CONCATENATE(&quot;, ('&quot;;[.A93];&quot;',&quot;;&quot;'&quot;;[.B93];&quot;',&quot;;[.C93];&quot;,&quot;;&quot;&quot;;[.D93];&quot;)&quot;)" office:value-type="string" office:string-value=", ('FARMSO3','FARMACIA',42.79,20)" calcext:value-type="string">
            <text:p>, ('FARMSO3','FARMACIA',42.79,20)</text:p>
          </table:table-cell>
        </table:table-row>
        <table:table-row table:style-name="ro1">
          <table:table-cell table:formula="of:=[$Informacion.H94]" office:value-type="string" office:string-value="FARMPA4" calcext:value-type="string">
            <text:p>FARMPA4</text:p>
          </table:table-cell>
          <table:table-cell table:formula="of:=[$Informacion.I94]" office:value-type="string" office:string-value="FARMACIA" calcext:value-type="string">
            <text:p>FARMACIA</text:p>
          </table:table-cell>
          <table:table-cell table:style-name="ce6" table:formula="of:=[$Informacion.J94]" office:value-type="string" office:string-value="7.40" calcext:value-type="string">
            <text:p>7.40</text:p>
          </table:table-cell>
          <table:table-cell table:formula="of:=[$Informacion.K94]" office:value-type="float" office:value="10" calcext:value-type="float">
            <text:p>10</text:p>
          </table:table-cell>
          <table:table-cell table:formula="of:=CONCATENATE(&quot;, ('&quot;;[.A94];&quot;',&quot;;&quot;'&quot;;[.B94];&quot;',&quot;;[.C94];&quot;,&quot;;&quot;&quot;;[.D94];&quot;)&quot;)" office:value-type="string" office:string-value=", ('FARMPA4','FARMACIA',7.40,10)" calcext:value-type="string">
            <text:p>, ('FARMPA4','FARMACIA',7.40,10)</text:p>
          </table:table-cell>
        </table:table-row>
        <table:table-row table:style-name="ro1">
          <table:table-cell table:formula="of:=[$Informacion.H95]" office:value-type="string" office:string-value="FARMFE31" calcext:value-type="string">
            <text:p>FARMFE31</text:p>
          </table:table-cell>
          <table:table-cell table:formula="of:=[$Informacion.I95]" office:value-type="string" office:string-value="FARMACIA" calcext:value-type="string">
            <text:p>FARMACIA</text:p>
          </table:table-cell>
          <table:table-cell table:style-name="ce6" table:formula="of:=[$Informacion.J95]" office:value-type="string" office:string-value="31.13" calcext:value-type="string">
            <text:p>31.13</text:p>
          </table:table-cell>
          <table:table-cell table:formula="of:=[$Informacion.K95]" office:value-type="float" office:value="10" calcext:value-type="float">
            <text:p>10</text:p>
          </table:table-cell>
          <table:table-cell table:formula="of:=CONCATENATE(&quot;, ('&quot;;[.A95];&quot;',&quot;;&quot;'&quot;;[.B95];&quot;',&quot;;[.C95];&quot;,&quot;;&quot;&quot;;[.D95];&quot;)&quot;)" office:value-type="string" office:string-value=", ('FARMFE31','FARMACIA',31.13,10)" calcext:value-type="string">
            <text:p>, ('FARMFE31','FARMACIA',31.13,10)</text:p>
          </table:table-cell>
        </table:table-row>
        <table:table-row table:style-name="ro1">
          <table:table-cell table:formula="of:=[$Informacion.H96]" office:value-type="string" office:string-value="DIRX73" calcext:value-type="string">
            <text:p>DIRX73</text:p>
          </table:table-cell>
          <table:table-cell table:formula="of:=[$Informacion.I96]" office:value-type="string" office:string-value="RX" calcext:value-type="string">
            <text:p>RX</text:p>
          </table:table-cell>
          <table:table-cell table:style-name="ce6" table:formula="of:=[$Informacion.J96]" office:value-type="string" office:string-value="2.06" calcext:value-type="string">
            <text:p>2.06</text:p>
          </table:table-cell>
          <table:table-cell table:formula="of:=[$Informacion.K96]" office:value-type="float" office:value="10" calcext:value-type="float">
            <text:p>10</text:p>
          </table:table-cell>
          <table:table-cell table:formula="of:=CONCATENATE(&quot;, ('&quot;;[.A96];&quot;',&quot;;&quot;'&quot;;[.B96];&quot;',&quot;;[.C96];&quot;,&quot;;&quot;&quot;;[.D96];&quot;)&quot;)" office:value-type="string" office:string-value=", ('DIRX73','RX',2.06,10)" calcext:value-type="string">
            <text:p>, ('DIRX73','RX',2.06,10)</text:p>
          </table:table-cell>
        </table:table-row>
        <table:table-row table:style-name="ro1">
          <table:table-cell table:formula="of:=[$Informacion.H97]" office:value-type="string" office:string-value="DIHTRYX16" calcext:value-type="string">
            <text:p>DIHTRYX16</text:p>
          </table:table-cell>
          <table:table-cell table:formula="of:=[$Informacion.I97]" office:value-type="string" office:string-value="HONORARIOS" calcext:value-type="string">
            <text:p>HONORARIOS</text:p>
          </table:table-cell>
          <table:table-cell table:style-name="ce6" table:formula="of:=[$Informacion.J97]" office:value-type="string" office:string-value="19.98" calcext:value-type="string">
            <text:p>19.98</text:p>
          </table:table-cell>
          <table:table-cell table:formula="of:=[$Informacion.K97]" office:value-type="float" office:value="15" calcext:value-type="float">
            <text:p>15</text:p>
          </table:table-cell>
          <table:table-cell table:formula="of:=CONCATENATE(&quot;, ('&quot;;[.A97];&quot;',&quot;;&quot;'&quot;;[.B97];&quot;',&quot;;[.C97];&quot;,&quot;;&quot;&quot;;[.D97];&quot;)&quot;)" office:value-type="string" office:string-value=", ('DIHTRYX16','HONORARIOS',19.98,15)" calcext:value-type="string">
            <text:p>, ('DIHTRYX16','HONORARIOS',19.98,15)</text:p>
          </table:table-cell>
        </table:table-row>
        <table:table-row table:style-name="ro1">
          <table:table-cell table:formula="of:=[$Informacion.H98]" office:value-type="string" office:string-value="DIHTRYX99" calcext:value-type="string">
            <text:p>DIHTRYX99</text:p>
          </table:table-cell>
          <table:table-cell table:formula="of:=[$Informacion.I98]" office:value-type="string" office:string-value="HONORARIOS" calcext:value-type="string">
            <text:p>HONORARIOS</text:p>
          </table:table-cell>
          <table:table-cell table:style-name="ce6" table:formula="of:=[$Informacion.J98]" office:value-type="string" office:string-value="42.51" calcext:value-type="string">
            <text:p>42.51</text:p>
          </table:table-cell>
          <table:table-cell table:formula="of:=[$Informacion.K98]" office:value-type="float" office:value="10" calcext:value-type="float">
            <text:p>10</text:p>
          </table:table-cell>
          <table:table-cell table:formula="of:=CONCATENATE(&quot;, ('&quot;;[.A98];&quot;',&quot;;&quot;'&quot;;[.B98];&quot;',&quot;;[.C98];&quot;,&quot;;&quot;&quot;;[.D98];&quot;)&quot;)" office:value-type="string" office:string-value=", ('DIHTRYX99','HONORARIOS',42.51,10)" calcext:value-type="string">
            <text:p>, ('DIHTRYX99','HONORARIOS',42.51,10)</text:p>
          </table:table-cell>
        </table:table-row>
        <table:table-row table:style-name="ro1">
          <table:table-cell table:formula="of:=[$Informacion.H99]" office:value-type="string" office:string-value="BIOP4" calcext:value-type="string">
            <text:p>BIOP4</text:p>
          </table:table-cell>
          <table:table-cell table:formula="of:=[$Informacion.I99]" office:value-type="string" office:string-value="ANATOMIPA" calcext:value-type="string">
            <text:p>ANATOMIPA</text:p>
          </table:table-cell>
          <table:table-cell table:style-name="ce6" table:formula="of:=[$Informacion.J99]" office:value-type="string" office:string-value="23.40" calcext:value-type="string">
            <text:p>23.40</text:p>
          </table:table-cell>
          <table:table-cell table:formula="of:=[$Informacion.K99]" office:value-type="float" office:value="10" calcext:value-type="float">
            <text:p>10</text:p>
          </table:table-cell>
          <table:table-cell table:formula="of:=CONCATENATE(&quot;, ('&quot;;[.A99];&quot;',&quot;;&quot;'&quot;;[.B99];&quot;',&quot;;[.C99];&quot;,&quot;;&quot;&quot;;[.D99];&quot;)&quot;)" office:value-type="string" office:string-value=", ('BIOP4','ANATOMIPA',23.40,10)" calcext:value-type="string">
            <text:p>, ('BIOP4','ANATOMIPA',23.40,10)</text:p>
          </table:table-cell>
        </table:table-row>
        <table:table-row table:style-name="ro1">
          <table:table-cell table:formula="of:=[$Informacion.H100]" office:value-type="string" office:string-value="DIRMN118" calcext:value-type="string">
            <text:p>DIRMN118</text:p>
          </table:table-cell>
          <table:table-cell table:formula="of:=[$Informacion.I100]" office:value-type="string" office:string-value="DXIMGRM" calcext:value-type="string">
            <text:p>DXIMGRM</text:p>
          </table:table-cell>
          <table:table-cell table:style-name="ce6" table:formula="of:=[$Informacion.J100]" office:value-type="string" office:string-value="21.04" calcext:value-type="string">
            <text:p>21.04</text:p>
          </table:table-cell>
          <table:table-cell table:formula="of:=[$Informacion.K100]" office:value-type="float" office:value="2" calcext:value-type="float">
            <text:p>2</text:p>
          </table:table-cell>
          <table:table-cell table:formula="of:=CONCATENATE(&quot;, ('&quot;;[.A100];&quot;',&quot;;&quot;'&quot;;[.B100];&quot;',&quot;;[.C100];&quot;,&quot;;&quot;&quot;;[.D100];&quot;)&quot;)" office:value-type="string" office:string-value=", ('DIRMN118','DXIMGRM',21.04,2)" calcext:value-type="string">
            <text:p>, ('DIRMN118','DXIMGRM',21.04,2)</text:p>
          </table:table-cell>
        </table:table-row>
        <table:table-row table:style-name="ro1">
          <table:table-cell table:formula="of:=[$Informacion.H101]" office:value-type="string" office:string-value="FOR35" calcext:value-type="string">
            <text:p>FOR35</text:p>
          </table:table-cell>
          <table:table-cell table:formula="of:=[$Informacion.I101]" office:value-type="string" office:string-value="LABCL" calcext:value-type="string">
            <text:p>LABCL</text:p>
          </table:table-cell>
          <table:table-cell table:style-name="ce6" table:formula="of:=[$Informacion.J101]" office:value-type="string" office:string-value="23.28" calcext:value-type="string">
            <text:p>23.28</text:p>
          </table:table-cell>
          <table:table-cell table:formula="of:=[$Informacion.K101]" office:value-type="float" office:value="20" calcext:value-type="float">
            <text:p>20</text:p>
          </table:table-cell>
          <table:table-cell table:formula="of:=CONCATENATE(&quot;, ('&quot;;[.A101];&quot;',&quot;;&quot;'&quot;;[.B101];&quot;',&quot;;[.C101];&quot;,&quot;;&quot;&quot;;[.D101];&quot;)&quot;)" office:value-type="string" office:string-value=", ('FOR35','LABCL',23.28,20)" calcext:value-type="string">
            <text:p>, ('FOR35','LABCL',23.28,20)</text:p>
          </table:table-cell>
        </table:table-row>
        <table:table-row table:style-name="ro1" table:number-rows-repeated="104847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acturacion" table:style-name="ta1">
        <table:table-column table:style-name="co11" table:number-columns-repeated="2" table:default-cell-style-name="ce8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2" table:number-columns-repeated="8" table:default-cell-style-name="Default"/>
        <table:table-row table:style-name="ro1">
          <table:table-cell table:style-name="ce4" office:value-type="string" calcext:value-type="string">
            <text:p>cliente_id</text:p>
          </table:table-cell>
          <table:table-cell table:style-name="ce4" office:value-type="string" calcext:value-type="string">
            <text:p>producto_id</text:p>
          </table:table-cell>
          <table:table-cell table:style-name="ce4" office:value-type="string" calcext:value-type="string">
            <text:p>fecha_facturacion</text:p>
          </table:table-cell>
          <table:table-cell table:style-name="ce4" office:value-type="string" calcext:value-type="string">
            <text:p>productos_vendidos</text:p>
          </table:table-cell>
          <table:table-cell table:style-name="ce4" office:value-type="string" calcext:value-type="string">
            <text:p>SCRIP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07-07" calcext:value-type="string">
            <text:p>2021-07-07</text:p>
          </table:table-cell>
          <table:table-cell table:formula="of:=TEXT(INT(RAND()*100);&quot;###.00&quot;)" office:value-type="string" office:string-value="80" calcext:value-type="string">
            <text:p>80</text:p>
          </table:table-cell>
          <table:table-cell table:formula="of:=CONCATENATE(&quot;INSERT INTO facturacion (cliente_id,producto_id,fecha_facturacion,productos_vendidos) VALUES (&quot;;[.A2];&quot;,&quot;;[.B2];&quot;,'&quot;;[.C2];&quot;',&quot;;[.D2];&quot;)&quot;)" office:value-type="string" office:string-value="INSERT INTO facturacion (cliente_id,producto_id,fecha_facturacion,productos_vendidos) VALUES ((SELECT ceil(random() * 300)),(SELECT ceil(random() * 100)),'2021-07-07',80)" calcext:value-type="string">
            <text:p>INSERT INTO facturacion (cliente_id,producto_id,fecha_facturacion,productos_vendidos) VALUES ((SELECT ceil(random() * 300)),(SELECT ceil(random() * 100)),'2021-07-07',80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03-13" calcext:value-type="string">
            <text:p>2021-03-13</text:p>
          </table:table-cell>
          <table:table-cell table:formula="of:=TEXT(INT(RAND()*100);&quot;###.00&quot;)" office:value-type="string" office:string-value="03" calcext:value-type="string">
            <text:p>03</text:p>
          </table:table-cell>
          <table:table-cell table:formula="of:=CONCATENATE(&quot;, (&quot;;[.A3];&quot;,&quot;;;[.B3];&quot;,'&quot;;[.C3];&quot;',&quot;;&quot;&quot;;[.D3];&quot;)&quot;)" office:value-type="string" office:string-value=", ((SELECT ceil(random() * 300)),(SELECT ceil(random() * 100)),'2021-03-13',03)" calcext:value-type="string">
            <text:p>, ((SELECT ceil(random() * 300)),(SELECT ceil(random() * 100)),'2021-03-13',03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08-05" calcext:value-type="string">
            <text:p>2021-08-05</text:p>
          </table:table-cell>
          <table:table-cell table:formula="of:=TEXT(INT(RAND()*100);&quot;###.00&quot;)" office:value-type="string" office:string-value="52" calcext:value-type="string">
            <text:p>52</text:p>
          </table:table-cell>
          <table:table-cell table:formula="of:=CONCATENATE(&quot;, (&quot;;[.A4];&quot;,&quot;;;[.B4];&quot;,'&quot;;[.C4];&quot;',&quot;;&quot;&quot;;[.D4];&quot;)&quot;)" office:value-type="string" office:string-value=", ((SELECT ceil(random() * 300)),(SELECT ceil(random() * 100)),'2021-08-05',52)" calcext:value-type="string">
            <text:p>, ((SELECT ceil(random() * 300)),(SELECT ceil(random() * 100)),'2021-08-05',52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04-17" calcext:value-type="string">
            <text:p>2021-04-17</text:p>
          </table:table-cell>
          <table:table-cell table:formula="of:=TEXT(INT(RAND()*100);&quot;###.00&quot;)" office:value-type="string" office:string-value="41" calcext:value-type="string">
            <text:p>41</text:p>
          </table:table-cell>
          <table:table-cell table:formula="of:=CONCATENATE(&quot;, (&quot;;[.A5];&quot;,&quot;;;[.B5];&quot;,'&quot;;[.C5];&quot;',&quot;;&quot;&quot;;[.D5];&quot;)&quot;)" office:value-type="string" office:string-value=", ((SELECT ceil(random() * 300)),(SELECT ceil(random() * 100)),'2021-04-17',41)" calcext:value-type="string">
            <text:p>, ((SELECT ceil(random() * 300)),(SELECT ceil(random() * 100)),'2021-04-17',41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06-27" calcext:value-type="string">
            <text:p>2020-06-27</text:p>
          </table:table-cell>
          <table:table-cell table:formula="of:=TEXT(INT(RAND()*100);&quot;###.00&quot;)" office:value-type="string" office:string-value="95" calcext:value-type="string">
            <text:p>95</text:p>
          </table:table-cell>
          <table:table-cell table:formula="of:=CONCATENATE(&quot;, (&quot;;[.A6];&quot;,&quot;;;[.B6];&quot;,'&quot;;[.C6];&quot;',&quot;;&quot;&quot;;[.D6];&quot;)&quot;)" office:value-type="string" office:string-value=", ((SELECT ceil(random() * 300)),(SELECT ceil(random() * 100)),'2020-06-27',95)" calcext:value-type="string">
            <text:p>, ((SELECT ceil(random() * 300)),(SELECT ceil(random() * 100)),'2020-06-27',95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04-07" calcext:value-type="string">
            <text:p>2021-04-07</text:p>
          </table:table-cell>
          <table:table-cell table:formula="of:=TEXT(INT(RAND()*100);&quot;###.00&quot;)" office:value-type="string" office:string-value="87" calcext:value-type="string">
            <text:p>87</text:p>
          </table:table-cell>
          <table:table-cell table:formula="of:=CONCATENATE(&quot;, (&quot;;[.A7];&quot;,&quot;;;[.B7];&quot;,'&quot;;[.C7];&quot;',&quot;;&quot;&quot;;[.D7];&quot;)&quot;)" office:value-type="string" office:string-value=", ((SELECT ceil(random() * 300)),(SELECT ceil(random() * 100)),'2021-04-07',87)" calcext:value-type="string">
            <text:p>, ((SELECT ceil(random() * 300)),(SELECT ceil(random() * 100)),'2021-04-07',87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06-05" calcext:value-type="string">
            <text:p>2020-06-05</text:p>
          </table:table-cell>
          <table:table-cell table:formula="of:=TEXT(INT(RAND()*100);&quot;###.00&quot;)" office:value-type="string" office:string-value="34" calcext:value-type="string">
            <text:p>34</text:p>
          </table:table-cell>
          <table:table-cell table:formula="of:=CONCATENATE(&quot;, (&quot;;[.A8];&quot;,&quot;;;[.B8];&quot;,'&quot;;[.C8];&quot;',&quot;;&quot;&quot;;[.D8];&quot;)&quot;)" office:value-type="string" office:string-value=", ((SELECT ceil(random() * 300)),(SELECT ceil(random() * 100)),'2020-06-05',34)" calcext:value-type="string">
            <text:p>, ((SELECT ceil(random() * 300)),(SELECT ceil(random() * 100)),'2020-06-05',34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05-28" calcext:value-type="string">
            <text:p>2020-05-28</text:p>
          </table:table-cell>
          <table:table-cell table:formula="of:=TEXT(INT(RAND()*100);&quot;###.00&quot;)" office:value-type="string" office:string-value="30" calcext:value-type="string">
            <text:p>30</text:p>
          </table:table-cell>
          <table:table-cell table:formula="of:=CONCATENATE(&quot;, (&quot;;[.A9];&quot;,&quot;;;[.B9];&quot;,'&quot;;[.C9];&quot;',&quot;;&quot;&quot;;[.D9];&quot;)&quot;)" office:value-type="string" office:string-value=", ((SELECT ceil(random() * 300)),(SELECT ceil(random() * 100)),'2020-05-28',30)" calcext:value-type="string">
            <text:p>, ((SELECT ceil(random() * 300)),(SELECT ceil(random() * 100)),'2020-05-28',30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02-06" calcext:value-type="string">
            <text:p>2020-02-06</text:p>
          </table:table-cell>
          <table:table-cell table:formula="of:=TEXT(INT(RAND()*100);&quot;###.00&quot;)" office:value-type="string" office:string-value="08" calcext:value-type="string">
            <text:p>08</text:p>
          </table:table-cell>
          <table:table-cell table:formula="of:=CONCATENATE(&quot;, (&quot;;[.A10];&quot;,&quot;;;[.B10];&quot;,'&quot;;[.C10];&quot;',&quot;;&quot;&quot;;[.D10];&quot;)&quot;)" office:value-type="string" office:string-value=", ((SELECT ceil(random() * 300)),(SELECT ceil(random() * 100)),'2020-02-06',08)" calcext:value-type="string">
            <text:p>, ((SELECT ceil(random() * 300)),(SELECT ceil(random() * 100)),'2020-02-06',08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12-07" calcext:value-type="string">
            <text:p>2020-12-07</text:p>
          </table:table-cell>
          <table:table-cell table:formula="of:=TEXT(INT(RAND()*100);&quot;###.00&quot;)" office:value-type="string" office:string-value="99" calcext:value-type="string">
            <text:p>99</text:p>
          </table:table-cell>
          <table:table-cell table:formula="of:=CONCATENATE(&quot;, (&quot;;[.A11];&quot;,&quot;;;[.B11];&quot;,'&quot;;[.C11];&quot;',&quot;;&quot;&quot;;[.D11];&quot;)&quot;)" office:value-type="string" office:string-value=", ((SELECT ceil(random() * 300)),(SELECT ceil(random() * 100)),'2020-12-07',99)" calcext:value-type="string">
            <text:p>, ((SELECT ceil(random() * 300)),(SELECT ceil(random() * 100)),'2020-12-07',99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01-14" calcext:value-type="string">
            <text:p>2021-01-14</text:p>
          </table:table-cell>
          <table:table-cell table:formula="of:=TEXT(INT(RAND()*100);&quot;###.00&quot;)" office:value-type="string" office:string-value="74" calcext:value-type="string">
            <text:p>74</text:p>
          </table:table-cell>
          <table:table-cell table:formula="of:=CONCATENATE(&quot;, (&quot;;[.A12];&quot;,&quot;;;[.B12];&quot;,'&quot;;[.C12];&quot;',&quot;;&quot;&quot;;[.D12];&quot;)&quot;)" office:value-type="string" office:string-value=", ((SELECT ceil(random() * 300)),(SELECT ceil(random() * 100)),'2021-01-14',74)" calcext:value-type="string">
            <text:p>, ((SELECT ceil(random() * 300)),(SELECT ceil(random() * 100)),'2021-01-14',74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04-22" calcext:value-type="string">
            <text:p>2020-04-22</text:p>
          </table:table-cell>
          <table:table-cell table:formula="of:=TEXT(INT(RAND()*100);&quot;###.00&quot;)" office:value-type="string" office:string-value="29" calcext:value-type="string">
            <text:p>29</text:p>
          </table:table-cell>
          <table:table-cell table:formula="of:=CONCATENATE(&quot;, (&quot;;[.A13];&quot;,&quot;;;[.B13];&quot;,'&quot;;[.C13];&quot;',&quot;;&quot;&quot;;[.D13];&quot;)&quot;)" office:value-type="string" office:string-value=", ((SELECT ceil(random() * 300)),(SELECT ceil(random() * 100)),'2020-04-22',29)" calcext:value-type="string">
            <text:p>, ((SELECT ceil(random() * 300)),(SELECT ceil(random() * 100)),'2020-04-22',29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12-11" calcext:value-type="string">
            <text:p>2020-12-11</text:p>
          </table:table-cell>
          <table:table-cell table:formula="of:=TEXT(INT(RAND()*100);&quot;###.00&quot;)" office:value-type="string" office:string-value="88" calcext:value-type="string">
            <text:p>88</text:p>
          </table:table-cell>
          <table:table-cell table:formula="of:=CONCATENATE(&quot;, (&quot;;[.A14];&quot;,&quot;;;[.B14];&quot;,'&quot;;[.C14];&quot;',&quot;;&quot;&quot;;[.D14];&quot;)&quot;)" office:value-type="string" office:string-value=", ((SELECT ceil(random() * 300)),(SELECT ceil(random() * 100)),'2020-12-11',88)" calcext:value-type="string">
            <text:p>, ((SELECT ceil(random() * 300)),(SELECT ceil(random() * 100)),'2020-12-11',88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08-20" calcext:value-type="string">
            <text:p>2020-08-20</text:p>
          </table:table-cell>
          <table:table-cell table:formula="of:=TEXT(INT(RAND()*100);&quot;###.00&quot;)" office:value-type="string" office:string-value="68" calcext:value-type="string">
            <text:p>68</text:p>
          </table:table-cell>
          <table:table-cell table:formula="of:=CONCATENATE(&quot;, (&quot;;[.A15];&quot;,&quot;;;[.B15];&quot;,'&quot;;[.C15];&quot;',&quot;;&quot;&quot;;[.D15];&quot;)&quot;)" office:value-type="string" office:string-value=", ((SELECT ceil(random() * 300)),(SELECT ceil(random() * 100)),'2020-08-20',68)" calcext:value-type="string">
            <text:p>, ((SELECT ceil(random() * 300)),(SELECT ceil(random() * 100)),'2020-08-20',68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03-16" calcext:value-type="string">
            <text:p>2020-03-16</text:p>
          </table:table-cell>
          <table:table-cell table:formula="of:=TEXT(INT(RAND()*100);&quot;###.00&quot;)" office:value-type="string" office:string-value="49" calcext:value-type="string">
            <text:p>49</text:p>
          </table:table-cell>
          <table:table-cell table:formula="of:=CONCATENATE(&quot;, (&quot;;[.A16];&quot;,&quot;;;[.B16];&quot;,'&quot;;[.C16];&quot;',&quot;;&quot;&quot;;[.D16];&quot;)&quot;)" office:value-type="string" office:string-value=", ((SELECT ceil(random() * 300)),(SELECT ceil(random() * 100)),'2020-03-16',49)" calcext:value-type="string">
            <text:p>, ((SELECT ceil(random() * 300)),(SELECT ceil(random() * 100)),'2020-03-16',49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08-27" calcext:value-type="string">
            <text:p>2021-08-27</text:p>
          </table:table-cell>
          <table:table-cell table:formula="of:=TEXT(INT(RAND()*100);&quot;###.00&quot;)" office:value-type="string" office:string-value="07" calcext:value-type="string">
            <text:p>07</text:p>
          </table:table-cell>
          <table:table-cell table:formula="of:=CONCATENATE(&quot;, (&quot;;[.A17];&quot;,&quot;;;[.B17];&quot;,'&quot;;[.C17];&quot;',&quot;;&quot;&quot;;[.D17];&quot;)&quot;)" office:value-type="string" office:string-value=", ((SELECT ceil(random() * 300)),(SELECT ceil(random() * 100)),'2021-08-27',07)" calcext:value-type="string">
            <text:p>, ((SELECT ceil(random() * 300)),(SELECT ceil(random() * 100)),'2021-08-27',07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04-26" calcext:value-type="string">
            <text:p>2020-04-26</text:p>
          </table:table-cell>
          <table:table-cell table:formula="of:=TEXT(INT(RAND()*100);&quot;###.00&quot;)" office:value-type="string" office:string-value="24" calcext:value-type="string">
            <text:p>24</text:p>
          </table:table-cell>
          <table:table-cell table:formula="of:=CONCATENATE(&quot;, (&quot;;[.A18];&quot;,&quot;;;[.B18];&quot;,'&quot;;[.C18];&quot;',&quot;;&quot;&quot;;[.D18];&quot;)&quot;)" office:value-type="string" office:string-value=", ((SELECT ceil(random() * 300)),(SELECT ceil(random() * 100)),'2020-04-26',24)" calcext:value-type="string">
            <text:p>, ((SELECT ceil(random() * 300)),(SELECT ceil(random() * 100)),'2020-04-26',24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07-01" calcext:value-type="string">
            <text:p>2021-07-01</text:p>
          </table:table-cell>
          <table:table-cell table:formula="of:=TEXT(INT(RAND()*100);&quot;###.00&quot;)" office:value-type="string" office:string-value="32" calcext:value-type="string">
            <text:p>32</text:p>
          </table:table-cell>
          <table:table-cell table:formula="of:=CONCATENATE(&quot;, (&quot;;[.A19];&quot;,&quot;;;[.B19];&quot;,'&quot;;[.C19];&quot;',&quot;;&quot;&quot;;[.D19];&quot;)&quot;)" office:value-type="string" office:string-value=", ((SELECT ceil(random() * 300)),(SELECT ceil(random() * 100)),'2021-07-01',32)" calcext:value-type="string">
            <text:p>, ((SELECT ceil(random() * 300)),(SELECT ceil(random() * 100)),'2021-07-01',32)</text:p>
          </table:table-cell>
          <table:table-cell table:number-columns-repeated="2"/>
          <table:table-cell table:style-name="ce10"/>
          <table:table-cell table:number-columns-repeated="5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02-07" calcext:value-type="string">
            <text:p>2021-02-07</text:p>
          </table:table-cell>
          <table:table-cell table:formula="of:=TEXT(INT(RAND()*100);&quot;###.00&quot;)" office:value-type="string" office:string-value="47" calcext:value-type="string">
            <text:p>47</text:p>
          </table:table-cell>
          <table:table-cell table:formula="of:=CONCATENATE(&quot;, (&quot;;[.A20];&quot;,&quot;;;[.B20];&quot;,'&quot;;[.C20];&quot;',&quot;;&quot;&quot;;[.D20];&quot;)&quot;)" office:value-type="string" office:string-value=", ((SELECT ceil(random() * 300)),(SELECT ceil(random() * 100)),'2021-02-07',47)" calcext:value-type="string">
            <text:p>, ((SELECT ceil(random() * 300)),(SELECT ceil(random() * 100)),'2021-02-07',47)</text:p>
          </table:table-cell>
          <table:table-cell table:number-columns-repeated="2"/>
          <table:table-cell table:style-name="ce10"/>
          <table:table-cell table:number-columns-repeated="5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05-07" calcext:value-type="string">
            <text:p>2020-05-07</text:p>
          </table:table-cell>
          <table:table-cell table:formula="of:=TEXT(INT(RAND()*100);&quot;###.00&quot;)" office:value-type="string" office:string-value="99" calcext:value-type="string">
            <text:p>99</text:p>
          </table:table-cell>
          <table:table-cell table:formula="of:=CONCATENATE(&quot;, (&quot;;[.A21];&quot;,&quot;;;[.B21];&quot;,'&quot;;[.C21];&quot;',&quot;;&quot;&quot;;[.D21];&quot;)&quot;)" office:value-type="string" office:string-value=", ((SELECT ceil(random() * 300)),(SELECT ceil(random() * 100)),'2020-05-07',99)" calcext:value-type="string">
            <text:p>, ((SELECT ceil(random() * 300)),(SELECT ceil(random() * 100)),'2020-05-07',99)</text:p>
          </table:table-cell>
          <table:table-cell table:number-columns-repeated="2"/>
          <table:table-cell table:style-name="ce10"/>
          <table:table-cell table:number-columns-repeated="5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04-10" calcext:value-type="string">
            <text:p>2021-04-10</text:p>
          </table:table-cell>
          <table:table-cell table:formula="of:=TEXT(INT(RAND()*100);&quot;###.00&quot;)" office:value-type="string" office:string-value="67" calcext:value-type="string">
            <text:p>67</text:p>
          </table:table-cell>
          <table:table-cell table:formula="of:=CONCATENATE(&quot;, (&quot;;[.A22];&quot;,&quot;;;[.B22];&quot;,'&quot;;[.C22];&quot;',&quot;;&quot;&quot;;[.D22];&quot;)&quot;)" office:value-type="string" office:string-value=", ((SELECT ceil(random() * 300)),(SELECT ceil(random() * 100)),'2021-04-10',67)" calcext:value-type="string">
            <text:p>, ((SELECT ceil(random() * 300)),(SELECT ceil(random() * 100)),'2021-04-10',67)</text:p>
          </table:table-cell>
          <table:table-cell table:number-columns-repeated="2"/>
          <table:table-cell table:style-name="ce10"/>
          <table:table-cell table:number-columns-repeated="5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08-12" calcext:value-type="string">
            <text:p>2021-08-12</text:p>
          </table:table-cell>
          <table:table-cell table:formula="of:=TEXT(INT(RAND()*100);&quot;###.00&quot;)" office:value-type="string" office:string-value="44" calcext:value-type="string">
            <text:p>44</text:p>
          </table:table-cell>
          <table:table-cell table:formula="of:=CONCATENATE(&quot;, (&quot;;[.A23];&quot;,&quot;;;[.B23];&quot;,'&quot;;[.C23];&quot;',&quot;;&quot;&quot;;[.D23];&quot;)&quot;)" office:value-type="string" office:string-value=", ((SELECT ceil(random() * 300)),(SELECT ceil(random() * 100)),'2021-08-12',44)" calcext:value-type="string">
            <text:p>, ((SELECT ceil(random() * 300)),(SELECT ceil(random() * 100)),'2021-08-12',44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19-12-07" calcext:value-type="string">
            <text:p>2019-12-07</text:p>
          </table:table-cell>
          <table:table-cell table:formula="of:=TEXT(INT(RAND()*100);&quot;###.00&quot;)" office:value-type="string" office:string-value="29" calcext:value-type="string">
            <text:p>29</text:p>
          </table:table-cell>
          <table:table-cell table:formula="of:=CONCATENATE(&quot;, (&quot;;[.A24];&quot;,&quot;;;[.B24];&quot;,'&quot;;[.C24];&quot;',&quot;;&quot;&quot;;[.D24];&quot;)&quot;)" office:value-type="string" office:string-value=", ((SELECT ceil(random() * 300)),(SELECT ceil(random() * 100)),'2019-12-07',29)" calcext:value-type="string">
            <text:p>, ((SELECT ceil(random() * 300)),(SELECT ceil(random() * 100)),'2019-12-07',29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12-22" calcext:value-type="string">
            <text:p>2020-12-22</text:p>
          </table:table-cell>
          <table:table-cell table:formula="of:=TEXT(INT(RAND()*100);&quot;###.00&quot;)" office:value-type="string" office:string-value="49" calcext:value-type="string">
            <text:p>49</text:p>
          </table:table-cell>
          <table:table-cell table:formula="of:=CONCATENATE(&quot;, (&quot;;[.A25];&quot;,&quot;;;[.B25];&quot;,'&quot;;[.C25];&quot;',&quot;;&quot;&quot;;[.D25];&quot;)&quot;)" office:value-type="string" office:string-value=", ((SELECT ceil(random() * 300)),(SELECT ceil(random() * 100)),'2020-12-22',49)" calcext:value-type="string">
            <text:p>, ((SELECT ceil(random() * 300)),(SELECT ceil(random() * 100)),'2020-12-22',49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19-12-05" calcext:value-type="string">
            <text:p>2019-12-05</text:p>
          </table:table-cell>
          <table:table-cell table:formula="of:=TEXT(INT(RAND()*100);&quot;###.00&quot;)" office:value-type="string" office:string-value="32" calcext:value-type="string">
            <text:p>32</text:p>
          </table:table-cell>
          <table:table-cell table:formula="of:=CONCATENATE(&quot;, (&quot;;[.A26];&quot;,&quot;;;[.B26];&quot;,'&quot;;[.C26];&quot;',&quot;;&quot;&quot;;[.D26];&quot;)&quot;)" office:value-type="string" office:string-value=", ((SELECT ceil(random() * 300)),(SELECT ceil(random() * 100)),'2019-12-05',32)" calcext:value-type="string">
            <text:p>, ((SELECT ceil(random() * 300)),(SELECT ceil(random() * 100)),'2019-12-05',32)</text:p>
          </table:table-cell>
          <table:table-cell table:number-columns-repeated="7"/>
          <table:table-cell table:style-name="ce10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12-14" calcext:value-type="string">
            <text:p>2020-12-14</text:p>
          </table:table-cell>
          <table:table-cell table:formula="of:=TEXT(INT(RAND()*100);&quot;###.00&quot;)" office:value-type="string" office:string-value="77" calcext:value-type="string">
            <text:p>77</text:p>
          </table:table-cell>
          <table:table-cell table:formula="of:=CONCATENATE(&quot;, (&quot;;[.A27];&quot;,&quot;;;[.B27];&quot;,'&quot;;[.C27];&quot;',&quot;;&quot;&quot;;[.D27];&quot;)&quot;)" office:value-type="string" office:string-value=", ((SELECT ceil(random() * 300)),(SELECT ceil(random() * 100)),'2020-12-14',77)" calcext:value-type="string">
            <text:p>, ((SELECT ceil(random() * 300)),(SELECT ceil(random() * 100)),'2020-12-14',77)</text:p>
          </table:table-cell>
          <table:table-cell table:number-columns-repeated="7"/>
          <table:table-cell table:style-name="ce10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02-06" calcext:value-type="string">
            <text:p>2021-02-06</text:p>
          </table:table-cell>
          <table:table-cell table:formula="of:=TEXT(INT(RAND()*100);&quot;###.00&quot;)" office:value-type="string" office:string-value="53" calcext:value-type="string">
            <text:p>53</text:p>
          </table:table-cell>
          <table:table-cell table:formula="of:=CONCATENATE(&quot;, (&quot;;[.A28];&quot;,&quot;;;[.B28];&quot;,'&quot;;[.C28];&quot;',&quot;;&quot;&quot;;[.D28];&quot;)&quot;)" office:value-type="string" office:string-value=", ((SELECT ceil(random() * 300)),(SELECT ceil(random() * 100)),'2021-02-06',53)" calcext:value-type="string">
            <text:p>, ((SELECT ceil(random() * 300)),(SELECT ceil(random() * 100)),'2021-02-06',53)</text:p>
          </table:table-cell>
          <table:table-cell table:number-columns-repeated="7"/>
          <table:table-cell table:style-name="ce10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08-17" calcext:value-type="string">
            <text:p>2020-08-17</text:p>
          </table:table-cell>
          <table:table-cell table:formula="of:=TEXT(INT(RAND()*100);&quot;###.00&quot;)" office:value-type="string" office:string-value="23" calcext:value-type="string">
            <text:p>23</text:p>
          </table:table-cell>
          <table:table-cell table:formula="of:=CONCATENATE(&quot;, (&quot;;[.A29];&quot;,&quot;;;[.B29];&quot;,'&quot;;[.C29];&quot;',&quot;;&quot;&quot;;[.D29];&quot;)&quot;)" office:value-type="string" office:string-value=", ((SELECT ceil(random() * 300)),(SELECT ceil(random() * 100)),'2020-08-17',23)" calcext:value-type="string">
            <text:p>, ((SELECT ceil(random() * 300)),(SELECT ceil(random() * 100)),'2020-08-17',23)</text:p>
          </table:table-cell>
          <table:table-cell table:number-columns-repeated="7"/>
          <table:table-cell table:style-name="ce10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08-05" calcext:value-type="string">
            <text:p>2020-08-05</text:p>
          </table:table-cell>
          <table:table-cell table:formula="of:=TEXT(INT(RAND()*100);&quot;###.00&quot;)" office:value-type="string" office:string-value="75" calcext:value-type="string">
            <text:p>75</text:p>
          </table:table-cell>
          <table:table-cell table:formula="of:=CONCATENATE(&quot;, (&quot;;[.A30];&quot;,&quot;;;[.B30];&quot;,'&quot;;[.C30];&quot;',&quot;;&quot;&quot;;[.D30];&quot;)&quot;)" office:value-type="string" office:string-value=", ((SELECT ceil(random() * 300)),(SELECT ceil(random() * 100)),'2020-08-05',75)" calcext:value-type="string">
            <text:p>, ((SELECT ceil(random() * 300)),(SELECT ceil(random() * 100)),'2020-08-05',75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10-14" calcext:value-type="string">
            <text:p>2020-10-14</text:p>
          </table:table-cell>
          <table:table-cell table:formula="of:=TEXT(INT(RAND()*100);&quot;###.00&quot;)" office:value-type="string" office:string-value="26" calcext:value-type="string">
            <text:p>26</text:p>
          </table:table-cell>
          <table:table-cell table:formula="of:=CONCATENATE(&quot;, (&quot;;[.A31];&quot;,&quot;;;[.B31];&quot;,'&quot;;[.C31];&quot;',&quot;;&quot;&quot;;[.D31];&quot;)&quot;)" office:value-type="string" office:string-value=", ((SELECT ceil(random() * 300)),(SELECT ceil(random() * 100)),'2020-10-14',26)" calcext:value-type="string">
            <text:p>, ((SELECT ceil(random() * 300)),(SELECT ceil(random() * 100)),'2020-10-14',26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03-29" calcext:value-type="string">
            <text:p>2020-03-29</text:p>
          </table:table-cell>
          <table:table-cell table:formula="of:=TEXT(INT(RAND()*100);&quot;###.00&quot;)" office:value-type="string" office:string-value="95" calcext:value-type="string">
            <text:p>95</text:p>
          </table:table-cell>
          <table:table-cell table:formula="of:=CONCATENATE(&quot;, (&quot;;[.A32];&quot;,&quot;;;[.B32];&quot;,'&quot;;[.C32];&quot;',&quot;;&quot;&quot;;[.D32];&quot;)&quot;)" office:value-type="string" office:string-value=", ((SELECT ceil(random() * 300)),(SELECT ceil(random() * 100)),'2020-03-29',95)" calcext:value-type="string">
            <text:p>, ((SELECT ceil(random() * 300)),(SELECT ceil(random() * 100)),'2020-03-29',95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10-19" calcext:value-type="string">
            <text:p>2020-10-19</text:p>
          </table:table-cell>
          <table:table-cell table:formula="of:=TEXT(INT(RAND()*100);&quot;###.00&quot;)" office:value-type="string" office:string-value="11" calcext:value-type="string">
            <text:p>11</text:p>
          </table:table-cell>
          <table:table-cell table:formula="of:=CONCATENATE(&quot;, (&quot;;[.A33];&quot;,&quot;;;[.B33];&quot;,'&quot;;[.C33];&quot;',&quot;;&quot;&quot;;[.D33];&quot;)&quot;)" office:value-type="string" office:string-value=", ((SELECT ceil(random() * 300)),(SELECT ceil(random() * 100)),'2020-10-19',11)" calcext:value-type="string">
            <text:p>, ((SELECT ceil(random() * 300)),(SELECT ceil(random() * 100)),'2020-10-19',11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11-21" calcext:value-type="string">
            <text:p>2021-11-21</text:p>
          </table:table-cell>
          <table:table-cell table:formula="of:=TEXT(INT(RAND()*100);&quot;###.00&quot;)" office:value-type="string" office:string-value="05" calcext:value-type="string">
            <text:p>05</text:p>
          </table:table-cell>
          <table:table-cell table:formula="of:=CONCATENATE(&quot;, (&quot;;[.A34];&quot;,&quot;;;[.B34];&quot;,'&quot;;[.C34];&quot;',&quot;;&quot;&quot;;[.D34];&quot;)&quot;)" office:value-type="string" office:string-value=", ((SELECT ceil(random() * 300)),(SELECT ceil(random() * 100)),'2021-11-21',05)" calcext:value-type="string">
            <text:p>, ((SELECT ceil(random() * 300)),(SELECT ceil(random() * 100)),'2021-11-21',05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07-27" calcext:value-type="string">
            <text:p>2021-07-27</text:p>
          </table:table-cell>
          <table:table-cell table:formula="of:=TEXT(INT(RAND()*100);&quot;###.00&quot;)" office:value-type="string" office:string-value="82" calcext:value-type="string">
            <text:p>82</text:p>
          </table:table-cell>
          <table:table-cell table:formula="of:=CONCATENATE(&quot;, (&quot;;[.A35];&quot;,&quot;;;[.B35];&quot;,'&quot;;[.C35];&quot;',&quot;;&quot;&quot;;[.D35];&quot;)&quot;)" office:value-type="string" office:string-value=", ((SELECT ceil(random() * 300)),(SELECT ceil(random() * 100)),'2021-07-27',82)" calcext:value-type="string">
            <text:p>, ((SELECT ceil(random() * 300)),(SELECT ceil(random() * 100)),'2021-07-27',82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09-18" calcext:value-type="string">
            <text:p>2020-09-18</text:p>
          </table:table-cell>
          <table:table-cell table:formula="of:=TEXT(INT(RAND()*100);&quot;###.00&quot;)" office:value-type="string" office:string-value="10" calcext:value-type="string">
            <text:p>10</text:p>
          </table:table-cell>
          <table:table-cell table:formula="of:=CONCATENATE(&quot;, (&quot;;[.A36];&quot;,&quot;;;[.B36];&quot;,'&quot;;[.C36];&quot;',&quot;;&quot;&quot;;[.D36];&quot;)&quot;)" office:value-type="string" office:string-value=", ((SELECT ceil(random() * 300)),(SELECT ceil(random() * 100)),'2020-09-18',10)" calcext:value-type="string">
            <text:p>, ((SELECT ceil(random() * 300)),(SELECT ceil(random() * 100)),'2020-09-18',10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07-13" calcext:value-type="string">
            <text:p>2021-07-13</text:p>
          </table:table-cell>
          <table:table-cell table:formula="of:=TEXT(INT(RAND()*100);&quot;###.00&quot;)" office:value-type="string" office:string-value="39" calcext:value-type="string">
            <text:p>39</text:p>
          </table:table-cell>
          <table:table-cell table:formula="of:=CONCATENATE(&quot;, (&quot;;[.A37];&quot;,&quot;;;[.B37];&quot;,'&quot;;[.C37];&quot;',&quot;;&quot;&quot;;[.D37];&quot;)&quot;)" office:value-type="string" office:string-value=", ((SELECT ceil(random() * 300)),(SELECT ceil(random() * 100)),'2021-07-13',39)" calcext:value-type="string">
            <text:p>, ((SELECT ceil(random() * 300)),(SELECT ceil(random() * 100)),'2021-07-13',39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06-19" calcext:value-type="string">
            <text:p>2021-06-19</text:p>
          </table:table-cell>
          <table:table-cell table:formula="of:=TEXT(INT(RAND()*100);&quot;###.00&quot;)" office:value-type="string" office:string-value="82" calcext:value-type="string">
            <text:p>82</text:p>
          </table:table-cell>
          <table:table-cell table:formula="of:=CONCATENATE(&quot;, (&quot;;[.A38];&quot;,&quot;;;[.B38];&quot;,'&quot;;[.C38];&quot;',&quot;;&quot;&quot;;[.D38];&quot;)&quot;)" office:value-type="string" office:string-value=", ((SELECT ceil(random() * 300)),(SELECT ceil(random() * 100)),'2021-06-19',82)" calcext:value-type="string">
            <text:p>, ((SELECT ceil(random() * 300)),(SELECT ceil(random() * 100)),'2021-06-19',82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02-04" calcext:value-type="string">
            <text:p>2020-02-04</text:p>
          </table:table-cell>
          <table:table-cell table:formula="of:=TEXT(INT(RAND()*100);&quot;###.00&quot;)" office:value-type="string" office:string-value="92" calcext:value-type="string">
            <text:p>92</text:p>
          </table:table-cell>
          <table:table-cell table:formula="of:=CONCATENATE(&quot;, (&quot;;[.A39];&quot;,&quot;;;[.B39];&quot;,'&quot;;[.C39];&quot;',&quot;;&quot;&quot;;[.D39];&quot;)&quot;)" office:value-type="string" office:string-value=", ((SELECT ceil(random() * 300)),(SELECT ceil(random() * 100)),'2020-02-04',92)" calcext:value-type="string">
            <text:p>, ((SELECT ceil(random() * 300)),(SELECT ceil(random() * 100)),'2020-02-04',92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11-10" calcext:value-type="string">
            <text:p>2020-11-10</text:p>
          </table:table-cell>
          <table:table-cell table:formula="of:=TEXT(INT(RAND()*100);&quot;###.00&quot;)" office:value-type="string" office:string-value="04" calcext:value-type="string">
            <text:p>04</text:p>
          </table:table-cell>
          <table:table-cell table:formula="of:=CONCATENATE(&quot;, (&quot;;[.A40];&quot;,&quot;;;[.B40];&quot;,'&quot;;[.C40];&quot;',&quot;;&quot;&quot;;[.D40];&quot;)&quot;)" office:value-type="string" office:string-value=", ((SELECT ceil(random() * 300)),(SELECT ceil(random() * 100)),'2020-11-10',04)" calcext:value-type="string">
            <text:p>, ((SELECT ceil(random() * 300)),(SELECT ceil(random() * 100)),'2020-11-10',04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06-10" calcext:value-type="string">
            <text:p>2021-06-10</text:p>
          </table:table-cell>
          <table:table-cell table:formula="of:=TEXT(INT(RAND()*100);&quot;###.00&quot;)" office:value-type="string" office:string-value="78" calcext:value-type="string">
            <text:p>78</text:p>
          </table:table-cell>
          <table:table-cell table:formula="of:=CONCATENATE(&quot;, (&quot;;[.A41];&quot;,&quot;;;[.B41];&quot;,'&quot;;[.C41];&quot;',&quot;;&quot;&quot;;[.D41];&quot;)&quot;)" office:value-type="string" office:string-value=", ((SELECT ceil(random() * 300)),(SELECT ceil(random() * 100)),'2021-06-10',78)" calcext:value-type="string">
            <text:p>, ((SELECT ceil(random() * 300)),(SELECT ceil(random() * 100)),'2021-06-10',78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11-09" calcext:value-type="string">
            <text:p>2021-11-09</text:p>
          </table:table-cell>
          <table:table-cell table:formula="of:=TEXT(INT(RAND()*100);&quot;###.00&quot;)" office:value-type="string" office:string-value="25" calcext:value-type="string">
            <text:p>25</text:p>
          </table:table-cell>
          <table:table-cell table:formula="of:=CONCATENATE(&quot;, (&quot;;[.A42];&quot;,&quot;;;[.B42];&quot;,'&quot;;[.C42];&quot;',&quot;;&quot;&quot;;[.D42];&quot;)&quot;)" office:value-type="string" office:string-value=", ((SELECT ceil(random() * 300)),(SELECT ceil(random() * 100)),'2021-11-09',25)" calcext:value-type="string">
            <text:p>, ((SELECT ceil(random() * 300)),(SELECT ceil(random() * 100)),'2021-11-09',25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12-05" calcext:value-type="string">
            <text:p>2021-12-05</text:p>
          </table:table-cell>
          <table:table-cell table:formula="of:=TEXT(INT(RAND()*100);&quot;###.00&quot;)" office:value-type="string" office:string-value="15" calcext:value-type="string">
            <text:p>15</text:p>
          </table:table-cell>
          <table:table-cell table:formula="of:=CONCATENATE(&quot;, (&quot;;[.A43];&quot;,&quot;;;[.B43];&quot;,'&quot;;[.C43];&quot;',&quot;;&quot;&quot;;[.D43];&quot;)&quot;)" office:value-type="string" office:string-value=", ((SELECT ceil(random() * 300)),(SELECT ceil(random() * 100)),'2021-12-05',15)" calcext:value-type="string">
            <text:p>, ((SELECT ceil(random() * 300)),(SELECT ceil(random() * 100)),'2021-12-05',15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05-21" calcext:value-type="string">
            <text:p>2021-05-21</text:p>
          </table:table-cell>
          <table:table-cell table:formula="of:=TEXT(INT(RAND()*100);&quot;###.00&quot;)" office:value-type="string" office:string-value="86" calcext:value-type="string">
            <text:p>86</text:p>
          </table:table-cell>
          <table:table-cell table:formula="of:=CONCATENATE(&quot;, (&quot;;[.A44];&quot;,&quot;;;[.B44];&quot;,'&quot;;[.C44];&quot;',&quot;;&quot;&quot;;[.D44];&quot;)&quot;)" office:value-type="string" office:string-value=", ((SELECT ceil(random() * 300)),(SELECT ceil(random() * 100)),'2021-05-21',86)" calcext:value-type="string">
            <text:p>, ((SELECT ceil(random() * 300)),(SELECT ceil(random() * 100)),'2021-05-21',86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09-15" calcext:value-type="string">
            <text:p>2020-09-15</text:p>
          </table:table-cell>
          <table:table-cell table:formula="of:=TEXT(INT(RAND()*100);&quot;###.00&quot;)" office:value-type="string" office:string-value="48" calcext:value-type="string">
            <text:p>48</text:p>
          </table:table-cell>
          <table:table-cell table:formula="of:=CONCATENATE(&quot;, (&quot;;[.A45];&quot;,&quot;;;[.B45];&quot;,'&quot;;[.C45];&quot;',&quot;;&quot;&quot;;[.D45];&quot;)&quot;)" office:value-type="string" office:string-value=", ((SELECT ceil(random() * 300)),(SELECT ceil(random() * 100)),'2020-09-15',48)" calcext:value-type="string">
            <text:p>, ((SELECT ceil(random() * 300)),(SELECT ceil(random() * 100)),'2020-09-15',48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07-03" calcext:value-type="string">
            <text:p>2021-07-03</text:p>
          </table:table-cell>
          <table:table-cell table:formula="of:=TEXT(INT(RAND()*100);&quot;###.00&quot;)" office:value-type="string" office:string-value="94" calcext:value-type="string">
            <text:p>94</text:p>
          </table:table-cell>
          <table:table-cell table:formula="of:=CONCATENATE(&quot;, (&quot;;[.A46];&quot;,&quot;;;[.B46];&quot;,'&quot;;[.C46];&quot;',&quot;;&quot;&quot;;[.D46];&quot;)&quot;)" office:value-type="string" office:string-value=", ((SELECT ceil(random() * 300)),(SELECT ceil(random() * 100)),'2021-07-03',94)" calcext:value-type="string">
            <text:p>, ((SELECT ceil(random() * 300)),(SELECT ceil(random() * 100)),'2021-07-03',94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11-25" calcext:value-type="string">
            <text:p>2020-11-25</text:p>
          </table:table-cell>
          <table:table-cell table:formula="of:=TEXT(INT(RAND()*100);&quot;###.00&quot;)" office:value-type="string" office:string-value="22" calcext:value-type="string">
            <text:p>22</text:p>
          </table:table-cell>
          <table:table-cell table:formula="of:=CONCATENATE(&quot;, (&quot;;[.A47];&quot;,&quot;;;[.B47];&quot;,'&quot;;[.C47];&quot;',&quot;;&quot;&quot;;[.D47];&quot;)&quot;)" office:value-type="string" office:string-value=", ((SELECT ceil(random() * 300)),(SELECT ceil(random() * 100)),'2020-11-25',22)" calcext:value-type="string">
            <text:p>, ((SELECT ceil(random() * 300)),(SELECT ceil(random() * 100)),'2020-11-25',22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05-08" calcext:value-type="string">
            <text:p>2021-05-08</text:p>
          </table:table-cell>
          <table:table-cell table:formula="of:=TEXT(INT(RAND()*100);&quot;###.00&quot;)" office:value-type="string" office:string-value="29" calcext:value-type="string">
            <text:p>29</text:p>
          </table:table-cell>
          <table:table-cell table:formula="of:=CONCATENATE(&quot;, (&quot;;[.A48];&quot;,&quot;;;[.B48];&quot;,'&quot;;[.C48];&quot;',&quot;;&quot;&quot;;[.D48];&quot;)&quot;)" office:value-type="string" office:string-value=", ((SELECT ceil(random() * 300)),(SELECT ceil(random() * 100)),'2021-05-08',29)" calcext:value-type="string">
            <text:p>, ((SELECT ceil(random() * 300)),(SELECT ceil(random() * 100)),'2021-05-08',29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08-07" calcext:value-type="string">
            <text:p>2021-08-07</text:p>
          </table:table-cell>
          <table:table-cell table:formula="of:=TEXT(INT(RAND()*100);&quot;###.00&quot;)" office:value-type="string" office:string-value="20" calcext:value-type="string">
            <text:p>20</text:p>
          </table:table-cell>
          <table:table-cell table:formula="of:=CONCATENATE(&quot;, (&quot;;[.A49];&quot;,&quot;;;[.B49];&quot;,'&quot;;[.C49];&quot;',&quot;;&quot;&quot;;[.D49];&quot;)&quot;)" office:value-type="string" office:string-value=", ((SELECT ceil(random() * 300)),(SELECT ceil(random() * 100)),'2021-08-07',20)" calcext:value-type="string">
            <text:p>, ((SELECT ceil(random() * 300)),(SELECT ceil(random() * 100)),'2021-08-07',20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05-07" calcext:value-type="string">
            <text:p>2020-05-07</text:p>
          </table:table-cell>
          <table:table-cell table:formula="of:=TEXT(INT(RAND()*100);&quot;###.00&quot;)" office:value-type="string" office:string-value="69" calcext:value-type="string">
            <text:p>69</text:p>
          </table:table-cell>
          <table:table-cell table:formula="of:=CONCATENATE(&quot;, (&quot;;[.A50];&quot;,&quot;;;[.B50];&quot;,'&quot;;[.C50];&quot;',&quot;;&quot;&quot;;[.D50];&quot;)&quot;)" office:value-type="string" office:string-value=", ((SELECT ceil(random() * 300)),(SELECT ceil(random() * 100)),'2020-05-07',69)" calcext:value-type="string">
            <text:p>, ((SELECT ceil(random() * 300)),(SELECT ceil(random() * 100)),'2020-05-07',69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09-30" calcext:value-type="string">
            <text:p>2021-09-30</text:p>
          </table:table-cell>
          <table:table-cell table:formula="of:=TEXT(INT(RAND()*100);&quot;###.00&quot;)" office:value-type="string" office:string-value="40" calcext:value-type="string">
            <text:p>40</text:p>
          </table:table-cell>
          <table:table-cell table:formula="of:=CONCATENATE(&quot;, (&quot;;[.A51];&quot;,&quot;;;[.B51];&quot;,'&quot;;[.C51];&quot;',&quot;;&quot;&quot;;[.D51];&quot;)&quot;)" office:value-type="string" office:string-value=", ((SELECT ceil(random() * 300)),(SELECT ceil(random() * 100)),'2021-09-30',40)" calcext:value-type="string">
            <text:p>, ((SELECT ceil(random() * 300)),(SELECT ceil(random() * 100)),'2021-09-30',40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12-04" calcext:value-type="string">
            <text:p>2020-12-04</text:p>
          </table:table-cell>
          <table:table-cell table:formula="of:=TEXT(INT(RAND()*100);&quot;###.00&quot;)" office:value-type="string" office:string-value="94" calcext:value-type="string">
            <text:p>94</text:p>
          </table:table-cell>
          <table:table-cell table:formula="of:=CONCATENATE(&quot;, (&quot;;[.A52];&quot;,&quot;;;[.B52];&quot;,'&quot;;[.C52];&quot;',&quot;;&quot;&quot;;[.D52];&quot;)&quot;)" office:value-type="string" office:string-value=", ((SELECT ceil(random() * 300)),(SELECT ceil(random() * 100)),'2020-12-04',94)" calcext:value-type="string">
            <text:p>, ((SELECT ceil(random() * 300)),(SELECT ceil(random() * 100)),'2020-12-04',94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07-27" calcext:value-type="string">
            <text:p>2020-07-27</text:p>
          </table:table-cell>
          <table:table-cell table:formula="of:=TEXT(INT(RAND()*100);&quot;###.00&quot;)" office:value-type="string" office:string-value="10" calcext:value-type="string">
            <text:p>10</text:p>
          </table:table-cell>
          <table:table-cell table:formula="of:=CONCATENATE(&quot;, (&quot;;[.A53];&quot;,&quot;;;[.B53];&quot;,'&quot;;[.C53];&quot;',&quot;;&quot;&quot;;[.D53];&quot;)&quot;)" office:value-type="string" office:string-value=", ((SELECT ceil(random() * 300)),(SELECT ceil(random() * 100)),'2020-07-27',10)" calcext:value-type="string">
            <text:p>, ((SELECT ceil(random() * 300)),(SELECT ceil(random() * 100)),'2020-07-27',10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03-26" calcext:value-type="string">
            <text:p>2020-03-26</text:p>
          </table:table-cell>
          <table:table-cell table:formula="of:=TEXT(INT(RAND()*100);&quot;###.00&quot;)" office:value-type="string" office:string-value="08" calcext:value-type="string">
            <text:p>08</text:p>
          </table:table-cell>
          <table:table-cell table:formula="of:=CONCATENATE(&quot;, (&quot;;[.A54];&quot;,&quot;;;[.B54];&quot;,'&quot;;[.C54];&quot;',&quot;;&quot;&quot;;[.D54];&quot;)&quot;)" office:value-type="string" office:string-value=", ((SELECT ceil(random() * 300)),(SELECT ceil(random() * 100)),'2020-03-26',08)" calcext:value-type="string">
            <text:p>, ((SELECT ceil(random() * 300)),(SELECT ceil(random() * 100)),'2020-03-26',08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06-15" calcext:value-type="string">
            <text:p>2020-06-15</text:p>
          </table:table-cell>
          <table:table-cell table:formula="of:=TEXT(INT(RAND()*100);&quot;###.00&quot;)" office:value-type="string" office:string-value="30" calcext:value-type="string">
            <text:p>30</text:p>
          </table:table-cell>
          <table:table-cell table:formula="of:=CONCATENATE(&quot;, (&quot;;[.A55];&quot;,&quot;;;[.B55];&quot;,'&quot;;[.C55];&quot;',&quot;;&quot;&quot;;[.D55];&quot;)&quot;)" office:value-type="string" office:string-value=", ((SELECT ceil(random() * 300)),(SELECT ceil(random() * 100)),'2020-06-15',30)" calcext:value-type="string">
            <text:p>, ((SELECT ceil(random() * 300)),(SELECT ceil(random() * 100)),'2020-06-15',30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04-01" calcext:value-type="string">
            <text:p>2021-04-01</text:p>
          </table:table-cell>
          <table:table-cell table:formula="of:=TEXT(INT(RAND()*100);&quot;###.00&quot;)" office:value-type="string" office:string-value="64" calcext:value-type="string">
            <text:p>64</text:p>
          </table:table-cell>
          <table:table-cell table:formula="of:=CONCATENATE(&quot;, (&quot;;[.A56];&quot;,&quot;;;[.B56];&quot;,'&quot;;[.C56];&quot;',&quot;;&quot;&quot;;[.D56];&quot;)&quot;)" office:value-type="string" office:string-value=", ((SELECT ceil(random() * 300)),(SELECT ceil(random() * 100)),'2021-04-01',64)" calcext:value-type="string">
            <text:p>, ((SELECT ceil(random() * 300)),(SELECT ceil(random() * 100)),'2021-04-01',64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03-23" calcext:value-type="string">
            <text:p>2020-03-23</text:p>
          </table:table-cell>
          <table:table-cell table:formula="of:=TEXT(INT(RAND()*100);&quot;###.00&quot;)" office:value-type="string" office:string-value="55" calcext:value-type="string">
            <text:p>55</text:p>
          </table:table-cell>
          <table:table-cell table:formula="of:=CONCATENATE(&quot;, (&quot;;[.A57];&quot;,&quot;;;[.B57];&quot;,'&quot;;[.C57];&quot;',&quot;;&quot;&quot;;[.D57];&quot;)&quot;)" office:value-type="string" office:string-value=", ((SELECT ceil(random() * 300)),(SELECT ceil(random() * 100)),'2020-03-23',55)" calcext:value-type="string">
            <text:p>, ((SELECT ceil(random() * 300)),(SELECT ceil(random() * 100)),'2020-03-23',55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02-10" calcext:value-type="string">
            <text:p>2020-02-10</text:p>
          </table:table-cell>
          <table:table-cell table:formula="of:=TEXT(INT(RAND()*100);&quot;###.00&quot;)" office:value-type="string" office:string-value="11" calcext:value-type="string">
            <text:p>11</text:p>
          </table:table-cell>
          <table:table-cell table:formula="of:=CONCATENATE(&quot;, (&quot;;[.A58];&quot;,&quot;;;[.B58];&quot;,'&quot;;[.C58];&quot;',&quot;;&quot;&quot;;[.D58];&quot;)&quot;)" office:value-type="string" office:string-value=", ((SELECT ceil(random() * 300)),(SELECT ceil(random() * 100)),'2020-02-10',11)" calcext:value-type="string">
            <text:p>, ((SELECT ceil(random() * 300)),(SELECT ceil(random() * 100)),'2020-02-10',11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04-03" calcext:value-type="string">
            <text:p>2021-04-03</text:p>
          </table:table-cell>
          <table:table-cell table:formula="of:=TEXT(INT(RAND()*100);&quot;###.00&quot;)" office:value-type="string" office:string-value="29" calcext:value-type="string">
            <text:p>29</text:p>
          </table:table-cell>
          <table:table-cell table:formula="of:=CONCATENATE(&quot;, (&quot;;[.A59];&quot;,&quot;;;[.B59];&quot;,'&quot;;[.C59];&quot;',&quot;;&quot;&quot;;[.D59];&quot;)&quot;)" office:value-type="string" office:string-value=", ((SELECT ceil(random() * 300)),(SELECT ceil(random() * 100)),'2021-04-03',29)" calcext:value-type="string">
            <text:p>, ((SELECT ceil(random() * 300)),(SELECT ceil(random() * 100)),'2021-04-03',29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11-15" calcext:value-type="string">
            <text:p>2020-11-15</text:p>
          </table:table-cell>
          <table:table-cell table:formula="of:=TEXT(INT(RAND()*100);&quot;###.00&quot;)" office:value-type="string" office:string-value="40" calcext:value-type="string">
            <text:p>40</text:p>
          </table:table-cell>
          <table:table-cell table:formula="of:=CONCATENATE(&quot;, (&quot;;[.A60];&quot;,&quot;;;[.B60];&quot;,'&quot;;[.C60];&quot;',&quot;;&quot;&quot;;[.D60];&quot;)&quot;)" office:value-type="string" office:string-value=", ((SELECT ceil(random() * 300)),(SELECT ceil(random() * 100)),'2020-11-15',40)" calcext:value-type="string">
            <text:p>, ((SELECT ceil(random() * 300)),(SELECT ceil(random() * 100)),'2020-11-15',40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03-05" calcext:value-type="string">
            <text:p>2021-03-05</text:p>
          </table:table-cell>
          <table:table-cell table:formula="of:=TEXT(INT(RAND()*100);&quot;###.00&quot;)" office:value-type="string" office:string-value="81" calcext:value-type="string">
            <text:p>81</text:p>
          </table:table-cell>
          <table:table-cell table:formula="of:=CONCATENATE(&quot;, (&quot;;[.A61];&quot;,&quot;;;[.B61];&quot;,'&quot;;[.C61];&quot;',&quot;;&quot;&quot;;[.D61];&quot;)&quot;)" office:value-type="string" office:string-value=", ((SELECT ceil(random() * 300)),(SELECT ceil(random() * 100)),'2021-03-05',81)" calcext:value-type="string">
            <text:p>, ((SELECT ceil(random() * 300)),(SELECT ceil(random() * 100)),'2021-03-05',81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05-18" calcext:value-type="string">
            <text:p>2021-05-18</text:p>
          </table:table-cell>
          <table:table-cell table:formula="of:=TEXT(INT(RAND()*100);&quot;###.00&quot;)" office:value-type="string" office:string-value="08" calcext:value-type="string">
            <text:p>08</text:p>
          </table:table-cell>
          <table:table-cell table:formula="of:=CONCATENATE(&quot;, (&quot;;[.A62];&quot;,&quot;;;[.B62];&quot;,'&quot;;[.C62];&quot;',&quot;;&quot;&quot;;[.D62];&quot;)&quot;)" office:value-type="string" office:string-value=", ((SELECT ceil(random() * 300)),(SELECT ceil(random() * 100)),'2021-05-18',08)" calcext:value-type="string">
            <text:p>, ((SELECT ceil(random() * 300)),(SELECT ceil(random() * 100)),'2021-05-18',08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05-09" calcext:value-type="string">
            <text:p>2021-05-09</text:p>
          </table:table-cell>
          <table:table-cell table:formula="of:=TEXT(INT(RAND()*100);&quot;###.00&quot;)" office:value-type="string" office:string-value="76" calcext:value-type="string">
            <text:p>76</text:p>
          </table:table-cell>
          <table:table-cell table:formula="of:=CONCATENATE(&quot;, (&quot;;[.A63];&quot;,&quot;;;[.B63];&quot;,'&quot;;[.C63];&quot;',&quot;;&quot;&quot;;[.D63];&quot;)&quot;)" office:value-type="string" office:string-value=", ((SELECT ceil(random() * 300)),(SELECT ceil(random() * 100)),'2021-05-09',76)" calcext:value-type="string">
            <text:p>, ((SELECT ceil(random() * 300)),(SELECT ceil(random() * 100)),'2021-05-09',76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06-14" calcext:value-type="string">
            <text:p>2020-06-14</text:p>
          </table:table-cell>
          <table:table-cell table:formula="of:=TEXT(INT(RAND()*100);&quot;###.00&quot;)" office:value-type="string" office:string-value="05" calcext:value-type="string">
            <text:p>05</text:p>
          </table:table-cell>
          <table:table-cell table:formula="of:=CONCATENATE(&quot;, (&quot;;[.A64];&quot;,&quot;;;[.B64];&quot;,'&quot;;[.C64];&quot;',&quot;;&quot;&quot;;[.D64];&quot;)&quot;)" office:value-type="string" office:string-value=", ((SELECT ceil(random() * 300)),(SELECT ceil(random() * 100)),'2020-06-14',05)" calcext:value-type="string">
            <text:p>, ((SELECT ceil(random() * 300)),(SELECT ceil(random() * 100)),'2020-06-14',05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19-12-15" calcext:value-type="string">
            <text:p>2019-12-15</text:p>
          </table:table-cell>
          <table:table-cell table:formula="of:=TEXT(INT(RAND()*100);&quot;###.00&quot;)" office:value-type="string" office:string-value="83" calcext:value-type="string">
            <text:p>83</text:p>
          </table:table-cell>
          <table:table-cell table:formula="of:=CONCATENATE(&quot;, (&quot;;[.A65];&quot;,&quot;;;[.B65];&quot;,'&quot;;[.C65];&quot;',&quot;;&quot;&quot;;[.D65];&quot;)&quot;)" office:value-type="string" office:string-value=", ((SELECT ceil(random() * 300)),(SELECT ceil(random() * 100)),'2019-12-15',83)" calcext:value-type="string">
            <text:p>, ((SELECT ceil(random() * 300)),(SELECT ceil(random() * 100)),'2019-12-15',83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12-23" calcext:value-type="string">
            <text:p>2021-12-23</text:p>
          </table:table-cell>
          <table:table-cell table:formula="of:=TEXT(INT(RAND()*100);&quot;###.00&quot;)" office:value-type="string" office:string-value="80" calcext:value-type="string">
            <text:p>80</text:p>
          </table:table-cell>
          <table:table-cell table:formula="of:=CONCATENATE(&quot;, (&quot;;[.A66];&quot;,&quot;;;[.B66];&quot;,'&quot;;[.C66];&quot;',&quot;;&quot;&quot;;[.D66];&quot;)&quot;)" office:value-type="string" office:string-value=", ((SELECT ceil(random() * 300)),(SELECT ceil(random() * 100)),'2021-12-23',80)" calcext:value-type="string">
            <text:p>, ((SELECT ceil(random() * 300)),(SELECT ceil(random() * 100)),'2021-12-23',80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19-12-13" calcext:value-type="string">
            <text:p>2019-12-13</text:p>
          </table:table-cell>
          <table:table-cell table:formula="of:=TEXT(INT(RAND()*100);&quot;###.00&quot;)" office:value-type="string" office:string-value="37" calcext:value-type="string">
            <text:p>37</text:p>
          </table:table-cell>
          <table:table-cell table:formula="of:=CONCATENATE(&quot;, (&quot;;[.A67];&quot;,&quot;;;[.B67];&quot;,'&quot;;[.C67];&quot;',&quot;;&quot;&quot;;[.D67];&quot;)&quot;)" office:value-type="string" office:string-value=", ((SELECT ceil(random() * 300)),(SELECT ceil(random() * 100)),'2019-12-13',37)" calcext:value-type="string">
            <text:p>, ((SELECT ceil(random() * 300)),(SELECT ceil(random() * 100)),'2019-12-13',37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05-14" calcext:value-type="string">
            <text:p>2020-05-14</text:p>
          </table:table-cell>
          <table:table-cell table:formula="of:=TEXT(INT(RAND()*100);&quot;###.00&quot;)" office:value-type="string" office:string-value="39" calcext:value-type="string">
            <text:p>39</text:p>
          </table:table-cell>
          <table:table-cell table:formula="of:=CONCATENATE(&quot;, (&quot;;[.A68];&quot;,&quot;;;[.B68];&quot;,'&quot;;[.C68];&quot;',&quot;;&quot;&quot;;[.D68];&quot;)&quot;)" office:value-type="string" office:string-value=", ((SELECT ceil(random() * 300)),(SELECT ceil(random() * 100)),'2020-05-14',39)" calcext:value-type="string">
            <text:p>, ((SELECT ceil(random() * 300)),(SELECT ceil(random() * 100)),'2020-05-14',39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10-20" calcext:value-type="string">
            <text:p>2021-10-20</text:p>
          </table:table-cell>
          <table:table-cell table:formula="of:=TEXT(INT(RAND()*100);&quot;###.00&quot;)" office:value-type="string" office:string-value="44" calcext:value-type="string">
            <text:p>44</text:p>
          </table:table-cell>
          <table:table-cell table:formula="of:=CONCATENATE(&quot;, (&quot;;[.A69];&quot;,&quot;;;[.B69];&quot;,'&quot;;[.C69];&quot;',&quot;;&quot;&quot;;[.D69];&quot;)&quot;)" office:value-type="string" office:string-value=", ((SELECT ceil(random() * 300)),(SELECT ceil(random() * 100)),'2021-10-20',44)" calcext:value-type="string">
            <text:p>, ((SELECT ceil(random() * 300)),(SELECT ceil(random() * 100)),'2021-10-20',44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07-30" calcext:value-type="string">
            <text:p>2020-07-30</text:p>
          </table:table-cell>
          <table:table-cell table:formula="of:=TEXT(INT(RAND()*100);&quot;###.00&quot;)" office:value-type="string" office:string-value="88" calcext:value-type="string">
            <text:p>88</text:p>
          </table:table-cell>
          <table:table-cell table:formula="of:=CONCATENATE(&quot;, (&quot;;[.A70];&quot;,&quot;;;[.B70];&quot;,'&quot;;[.C70];&quot;',&quot;;&quot;&quot;;[.D70];&quot;)&quot;)" office:value-type="string" office:string-value=", ((SELECT ceil(random() * 300)),(SELECT ceil(random() * 100)),'2020-07-30',88)" calcext:value-type="string">
            <text:p>, ((SELECT ceil(random() * 300)),(SELECT ceil(random() * 100)),'2020-07-30',88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11-26" calcext:value-type="string">
            <text:p>2020-11-26</text:p>
          </table:table-cell>
          <table:table-cell table:formula="of:=TEXT(INT(RAND()*100);&quot;###.00&quot;)" office:value-type="string" office:string-value="30" calcext:value-type="string">
            <text:p>30</text:p>
          </table:table-cell>
          <table:table-cell table:formula="of:=CONCATENATE(&quot;, (&quot;;[.A71];&quot;,&quot;;;[.B71];&quot;,'&quot;;[.C71];&quot;',&quot;;&quot;&quot;;[.D71];&quot;)&quot;)" office:value-type="string" office:string-value=", ((SELECT ceil(random() * 300)),(SELECT ceil(random() * 100)),'2020-11-26',30)" calcext:value-type="string">
            <text:p>, ((SELECT ceil(random() * 300)),(SELECT ceil(random() * 100)),'2020-11-26',30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07-22" calcext:value-type="string">
            <text:p>2020-07-22</text:p>
          </table:table-cell>
          <table:table-cell table:formula="of:=TEXT(INT(RAND()*100);&quot;###.00&quot;)" office:value-type="string" office:string-value="33" calcext:value-type="string">
            <text:p>33</text:p>
          </table:table-cell>
          <table:table-cell table:formula="of:=CONCATENATE(&quot;, (&quot;;[.A72];&quot;,&quot;;;[.B72];&quot;,'&quot;;[.C72];&quot;',&quot;;&quot;&quot;;[.D72];&quot;)&quot;)" office:value-type="string" office:string-value=", ((SELECT ceil(random() * 300)),(SELECT ceil(random() * 100)),'2020-07-22',33)" calcext:value-type="string">
            <text:p>, ((SELECT ceil(random() * 300)),(SELECT ceil(random() * 100)),'2020-07-22',33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10-19" calcext:value-type="string">
            <text:p>2021-10-19</text:p>
          </table:table-cell>
          <table:table-cell table:formula="of:=TEXT(INT(RAND()*100);&quot;###.00&quot;)" office:value-type="string" office:string-value="64" calcext:value-type="string">
            <text:p>64</text:p>
          </table:table-cell>
          <table:table-cell table:formula="of:=CONCATENATE(&quot;, (&quot;;[.A73];&quot;,&quot;;;[.B73];&quot;,'&quot;;[.C73];&quot;',&quot;;&quot;&quot;;[.D73];&quot;)&quot;)" office:value-type="string" office:string-value=", ((SELECT ceil(random() * 300)),(SELECT ceil(random() * 100)),'2021-10-19',64)" calcext:value-type="string">
            <text:p>, ((SELECT ceil(random() * 300)),(SELECT ceil(random() * 100)),'2021-10-19',64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03-12" calcext:value-type="string">
            <text:p>2021-03-12</text:p>
          </table:table-cell>
          <table:table-cell table:formula="of:=TEXT(INT(RAND()*100);&quot;###.00&quot;)" office:value-type="string" office:string-value="46" calcext:value-type="string">
            <text:p>46</text:p>
          </table:table-cell>
          <table:table-cell table:formula="of:=CONCATENATE(&quot;, (&quot;;[.A74];&quot;,&quot;;;[.B74];&quot;,'&quot;;[.C74];&quot;',&quot;;&quot;&quot;;[.D74];&quot;)&quot;)" office:value-type="string" office:string-value=", ((SELECT ceil(random() * 300)),(SELECT ceil(random() * 100)),'2021-03-12',46)" calcext:value-type="string">
            <text:p>, ((SELECT ceil(random() * 300)),(SELECT ceil(random() * 100)),'2021-03-12',46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01-14" calcext:value-type="string">
            <text:p>2020-01-14</text:p>
          </table:table-cell>
          <table:table-cell table:formula="of:=TEXT(INT(RAND()*100);&quot;###.00&quot;)" office:value-type="string" office:string-value="18" calcext:value-type="string">
            <text:p>18</text:p>
          </table:table-cell>
          <table:table-cell table:formula="of:=CONCATENATE(&quot;, (&quot;;[.A75];&quot;,&quot;;;[.B75];&quot;,'&quot;;[.C75];&quot;',&quot;;&quot;&quot;;[.D75];&quot;)&quot;)" office:value-type="string" office:string-value=", ((SELECT ceil(random() * 300)),(SELECT ceil(random() * 100)),'2020-01-14',18)" calcext:value-type="string">
            <text:p>, ((SELECT ceil(random() * 300)),(SELECT ceil(random() * 100)),'2020-01-14',18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07-25" calcext:value-type="string">
            <text:p>2020-07-25</text:p>
          </table:table-cell>
          <table:table-cell table:formula="of:=TEXT(INT(RAND()*100);&quot;###.00&quot;)" office:value-type="string" office:string-value="21" calcext:value-type="string">
            <text:p>21</text:p>
          </table:table-cell>
          <table:table-cell table:formula="of:=CONCATENATE(&quot;, (&quot;;[.A76];&quot;,&quot;;;[.B76];&quot;,'&quot;;[.C76];&quot;',&quot;;&quot;&quot;;[.D76];&quot;)&quot;)" office:value-type="string" office:string-value=", ((SELECT ceil(random() * 300)),(SELECT ceil(random() * 100)),'2020-07-25',21)" calcext:value-type="string">
            <text:p>, ((SELECT ceil(random() * 300)),(SELECT ceil(random() * 100)),'2020-07-25',21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09-17" calcext:value-type="string">
            <text:p>2020-09-17</text:p>
          </table:table-cell>
          <table:table-cell table:formula="of:=TEXT(INT(RAND()*100);&quot;###.00&quot;)" office:value-type="string" office:string-value="31" calcext:value-type="string">
            <text:p>31</text:p>
          </table:table-cell>
          <table:table-cell table:formula="of:=CONCATENATE(&quot;, (&quot;;[.A77];&quot;,&quot;;;[.B77];&quot;,'&quot;;[.C77];&quot;',&quot;;&quot;&quot;;[.D77];&quot;)&quot;)" office:value-type="string" office:string-value=", ((SELECT ceil(random() * 300)),(SELECT ceil(random() * 100)),'2020-09-17',31)" calcext:value-type="string">
            <text:p>, ((SELECT ceil(random() * 300)),(SELECT ceil(random() * 100)),'2020-09-17',31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19-12-29" calcext:value-type="string">
            <text:p>2019-12-29</text:p>
          </table:table-cell>
          <table:table-cell table:formula="of:=TEXT(INT(RAND()*100);&quot;###.00&quot;)" office:value-type="string" office:string-value="63" calcext:value-type="string">
            <text:p>63</text:p>
          </table:table-cell>
          <table:table-cell table:formula="of:=CONCATENATE(&quot;, (&quot;;[.A78];&quot;,&quot;;;[.B78];&quot;,'&quot;;[.C78];&quot;',&quot;;&quot;&quot;;[.D78];&quot;)&quot;)" office:value-type="string" office:string-value=", ((SELECT ceil(random() * 300)),(SELECT ceil(random() * 100)),'2019-12-29',63)" calcext:value-type="string">
            <text:p>, ((SELECT ceil(random() * 300)),(SELECT ceil(random() * 100)),'2019-12-29',63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06-26" calcext:value-type="string">
            <text:p>2020-06-26</text:p>
          </table:table-cell>
          <table:table-cell table:formula="of:=TEXT(INT(RAND()*100);&quot;###.00&quot;)" office:value-type="string" office:string-value="13" calcext:value-type="string">
            <text:p>13</text:p>
          </table:table-cell>
          <table:table-cell table:formula="of:=CONCATENATE(&quot;, (&quot;;[.A79];&quot;,&quot;;;[.B79];&quot;,'&quot;;[.C79];&quot;',&quot;;&quot;&quot;;[.D79];&quot;)&quot;)" office:value-type="string" office:string-value=", ((SELECT ceil(random() * 300)),(SELECT ceil(random() * 100)),'2020-06-26',13)" calcext:value-type="string">
            <text:p>, ((SELECT ceil(random() * 300)),(SELECT ceil(random() * 100)),'2020-06-26',13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09-09" calcext:value-type="string">
            <text:p>2021-09-09</text:p>
          </table:table-cell>
          <table:table-cell table:formula="of:=TEXT(INT(RAND()*100);&quot;###.00&quot;)" office:value-type="string" office:string-value="45" calcext:value-type="string">
            <text:p>45</text:p>
          </table:table-cell>
          <table:table-cell table:formula="of:=CONCATENATE(&quot;, (&quot;;[.A80];&quot;,&quot;;;[.B80];&quot;,'&quot;;[.C80];&quot;',&quot;;&quot;&quot;;[.D80];&quot;)&quot;)" office:value-type="string" office:string-value=", ((SELECT ceil(random() * 300)),(SELECT ceil(random() * 100)),'2021-09-09',45)" calcext:value-type="string">
            <text:p>, ((SELECT ceil(random() * 300)),(SELECT ceil(random() * 100)),'2021-09-09',45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05-03" calcext:value-type="string">
            <text:p>2020-05-03</text:p>
          </table:table-cell>
          <table:table-cell table:formula="of:=TEXT(INT(RAND()*100);&quot;###.00&quot;)" office:value-type="string" office:string-value="32" calcext:value-type="string">
            <text:p>32</text:p>
          </table:table-cell>
          <table:table-cell table:formula="of:=CONCATENATE(&quot;, (&quot;;[.A81];&quot;,&quot;;;[.B81];&quot;,'&quot;;[.C81];&quot;',&quot;;&quot;&quot;;[.D81];&quot;)&quot;)" office:value-type="string" office:string-value=", ((SELECT ceil(random() * 300)),(SELECT ceil(random() * 100)),'2020-05-03',32)" calcext:value-type="string">
            <text:p>, ((SELECT ceil(random() * 300)),(SELECT ceil(random() * 100)),'2020-05-03',32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01-29" calcext:value-type="string">
            <text:p>2021-01-29</text:p>
          </table:table-cell>
          <table:table-cell table:formula="of:=TEXT(INT(RAND()*100);&quot;###.00&quot;)" office:value-type="string" office:string-value="88" calcext:value-type="string">
            <text:p>88</text:p>
          </table:table-cell>
          <table:table-cell table:formula="of:=CONCATENATE(&quot;, (&quot;;[.A82];&quot;,&quot;;;[.B82];&quot;,'&quot;;[.C82];&quot;',&quot;;&quot;&quot;;[.D82];&quot;)&quot;)" office:value-type="string" office:string-value=", ((SELECT ceil(random() * 300)),(SELECT ceil(random() * 100)),'2021-01-29',88)" calcext:value-type="string">
            <text:p>, ((SELECT ceil(random() * 300)),(SELECT ceil(random() * 100)),'2021-01-29',88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0-09-28" calcext:value-type="string">
            <text:p>2020-09-28</text:p>
          </table:table-cell>
          <table:table-cell table:formula="of:=TEXT(INT(RAND()*100);&quot;###.00&quot;)" office:value-type="string" office:string-value="43" calcext:value-type="string">
            <text:p>43</text:p>
          </table:table-cell>
          <table:table-cell table:formula="of:=CONCATENATE(&quot;, (&quot;;[.A83];&quot;,&quot;;;[.B83];&quot;,'&quot;;[.C83];&quot;',&quot;;&quot;&quot;;[.D83];&quot;)&quot;)" office:value-type="string" office:string-value=", ((SELECT ceil(random() * 300)),(SELECT ceil(random() * 100)),'2020-09-28',43)" calcext:value-type="string">
            <text:p>, ((SELECT ceil(random() * 300)),(SELECT ceil(random() * 100)),'2020-09-28',43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03-29" calcext:value-type="string">
            <text:p>2021-03-29</text:p>
          </table:table-cell>
          <table:table-cell table:formula="of:=TEXT(INT(RAND()*100);&quot;###.00&quot;)" office:value-type="string" office:string-value="69" calcext:value-type="string">
            <text:p>69</text:p>
          </table:table-cell>
          <table:table-cell table:formula="of:=CONCATENATE(&quot;, (&quot;;[.A84];&quot;,&quot;;;[.B84];&quot;,'&quot;;[.C84];&quot;',&quot;;&quot;&quot;;[.D84];&quot;)&quot;)" office:value-type="string" office:string-value=", ((SELECT ceil(random() * 300)),(SELECT ceil(random() * 100)),'2021-03-29',69)" calcext:value-type="string">
            <text:p>, ((SELECT ceil(random() * 300)),(SELECT ceil(random() * 100)),'2021-03-29',69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09-14" calcext:value-type="string">
            <text:p>2021-09-14</text:p>
          </table:table-cell>
          <table:table-cell table:formula="of:=TEXT(INT(RAND()*100);&quot;###.00&quot;)" office:value-type="string" office:string-value="50" calcext:value-type="string">
            <text:p>50</text:p>
          </table:table-cell>
          <table:table-cell table:formula="of:=CONCATENATE(&quot;, (&quot;;[.A85];&quot;,&quot;;;[.B85];&quot;,'&quot;;[.C85];&quot;',&quot;;&quot;&quot;;[.D85];&quot;)&quot;)" office:value-type="string" office:string-value=", ((SELECT ceil(random() * 300)),(SELECT ceil(random() * 100)),'2021-09-14',50)" calcext:value-type="string">
            <text:p>, ((SELECT ceil(random() * 300)),(SELECT ceil(random() * 100)),'2021-09-14',50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3</text:span><text:span text:style-name="T5">00</text:span><text:span text:style-name="T2">))</text:span></text:p>
          </table:table-cell>
          <table:table-cell office:value-type="string" calcext:value-type="string">
            <text:p><text:span text:style-name="T1">(SELECT</text:span><text:span text:style-name="T2"> </text:span><text:span text:style-name="T3">ceil</text:span><text:span text:style-name="T2">(</text:span><text:span text:style-name="T4">random</text:span><text:span text:style-name="T2">() * </text:span><text:span text:style-name="T5">100</text:span><text:span text:style-name="T2">))</text:span></text:p>
          </table:table-cell>
          <table:table-cell table:formula="of:=TEXT(DATE(RANDBETWEEN(2020;2021);RANDBETWEEN(0;12);RANDBETWEEN(1;30));&quot;YYYY-MM-DD&quot;)" office:value-type="string" office:string-value="2021-02-02" calcext:value-type="string">
            <text:p>2021-02-02</text:p>
          </table:table-cell>
          <table:table-cell table:formula="of:=TEXT(INT(RAND()*100);&quot;###.00&quot;)" office:value-type="string" office:string-value="82" calcext:value-type="string">
            <text:p>82</text:p>
          </table:table-cell>
          <table:table-cell table:formula="of:=CONCATENATE(&quot;, (&quot;;[.A86];&quot;,&quot;;;[.B86];&quot;,'&quot;;[.C86];&quot;',&quot;;&quot;&quot;;[.D86];&quot;)&quot;)" office:value-type="string" office:string-value=", ((SELECT ceil(random() * 300)),(SELECT ceil(random() * 100)),'2021-02-02',82)" calcext:value-type="string">
            <text:p>, ((SELECT ceil(random() * 300)),(SELECT ceil(random() * 100)),'2021-02-02',82)</text:p>
          </table:table-cell>
          <table:table-cell table:number-columns-repeated="8"/>
        </table:table-row>
      </table:table>
      <table:table table:name="Informacion" table:style-name="ta1">
        <table:table-column table:style-name="co15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5" table:default-cell-style-name="ce7"/>
        <table:table-column table:style-name="co2" table:number-columns-repeated="4" table:default-cell-style-name="Default"/>
        <table:table-row table:style-name="ro1">
          <table:table-cell table:style-name="ce4" office:value-type="string" calcext:value-type="string">
            <text:p>Identificacion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Apellido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Direccion</text:p>
          </table:table-cell>
          <table:table-cell table:style-name="ce4" table:number-columns-repeated="2"/>
          <table:table-cell table:style-name="ce4" office:value-type="string" calcext:value-type="string">
            <text:p>Producto</text:p>
          </table:table-cell>
          <table:table-cell table:style-name="ce4" office:value-type="string" calcext:value-type="string">
            <text:p>Presentacion</text:p>
          </table:table-cell>
          <table:table-cell table:style-name="ce5" office:value-type="string" calcext:value-type="string">
            <text:p>Precio</text:p>
          </table:table-cell>
          <table:table-cell table:style-name="ce4" office:value-type="string" calcext:value-type="string">
            <text:p>Impuesto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16882593" calcext:value-type="float">
            <text:p>16882593</text:p>
          </table:table-cell>
          <table:table-cell office:value-type="string" calcext:value-type="string">
            <text:p>Maritza</text:p>
          </table:table-cell>
          <table:table-cell office:value-type="string" calcext:value-type="string">
            <text:p>Mavare</text:p>
          </table:table-cell>
          <table:table-cell table:formula="of:=COM.MICROSOFT.CONCAT(&quot;micorreo&quot;;INT(RAND()*10000000);&quot;@midominio.com&quot;)" office:value-type="string" office:string-value="micorreo3880202@midominio.com" calcext:value-type="string">
            <text:p>micorreo3880202@midominio.com</text:p>
          </table:table-cell>
          <table:table-cell table:formula="of:=CONCATENATE(&quot;Sector &quot;;[.A2];&quot; Calle &quot;;[.A2];&quot; Casa # &quot;;[.A2])" office:value-type="string" office:string-value="Sector 16882593 Calle 16882593 Casa # 16882593" calcext:value-type="string">
            <text:p>Sector 16882593 Calle 16882593 Casa # 16882593</text:p>
          </table:table-cell>
          <table:table-cell table:number-columns-repeated="2"/>
          <table:table-cell office:value-type="string" calcext:value-type="string">
            <text:p>BIOP2</text:p>
          </table:table-cell>
          <table:table-cell office:value-type="string" calcext:value-type="string">
            <text:p>ANATOMIPA</text:p>
          </table:table-cell>
          <table:table-cell table:style-name="ce6" table:formula="of:=TEXT((RAND()*1000)/23;&quot;#,##0.00&quot;)" office:value-type="string" office:string-value="26.38" calcext:value-type="string">
            <text:p>26.3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33754597" calcext:value-type="float">
            <text:p>33754597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Mendoza</text:p>
          </table:table-cell>
          <table:table-cell table:formula="of:=COM.MICROSOFT.CONCAT(&quot;micorreo&quot;;INT(RAND()*10000000);&quot;@midominio.com&quot;)" office:value-type="string" office:string-value="micorreo1768545@midominio.com" calcext:value-type="string">
            <text:p>micorreo1768545@midominio.com</text:p>
          </table:table-cell>
          <table:table-cell table:formula="of:=CONCATENATE(&quot;Sector &quot;;[.A3];&quot; Calle &quot;;[.A3];&quot; Casa # &quot;;[.A3])" office:value-type="string" office:string-value="Sector 33754597 Calle 33754597 Casa # 33754597" calcext:value-type="string">
            <text:p>Sector 33754597 Calle 33754597 Casa # 33754597</text:p>
          </table:table-cell>
          <table:table-cell table:number-columns-repeated="2"/>
          <table:table-cell office:value-type="string" calcext:value-type="string">
            <text:p>FARMEN46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1.46" calcext:value-type="string">
            <text:p>1.4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31995165" calcext:value-type="float">
            <text:p>31995165</text:p>
          </table:table-cell>
          <table:table-cell office:value-type="string" calcext:value-type="string">
            <text:p>Paola</text:p>
          </table:table-cell>
          <table:table-cell office:value-type="string" calcext:value-type="string">
            <text:p>Valero</text:p>
          </table:table-cell>
          <table:table-cell table:formula="of:=COM.MICROSOFT.CONCAT(&quot;micorreo&quot;;INT(RAND()*10000000);&quot;@midominio.com&quot;)" office:value-type="string" office:string-value="micorreo9897576@midominio.com" calcext:value-type="string">
            <text:p>micorreo9897576@midominio.com</text:p>
          </table:table-cell>
          <table:table-cell table:formula="of:=CONCATENATE(&quot;Sector &quot;;[.A4];&quot; Calle &quot;;[.A4];&quot; Casa # &quot;;[.A4])" office:value-type="string" office:string-value="Sector 31995165 Calle 31995165 Casa # 31995165" calcext:value-type="string">
            <text:p>Sector 31995165 Calle 31995165 Casa # 31995165</text:p>
          </table:table-cell>
          <table:table-cell table:number-columns-repeated="2"/>
          <table:table-cell office:value-type="string" calcext:value-type="string">
            <text:p>DIHMTAC9</text:p>
          </table:table-cell>
          <table:table-cell office:value-type="string" calcext:value-type="string">
            <text:p>DXIMGTC</text:p>
          </table:table-cell>
          <table:table-cell table:style-name="ce6" table:formula="of:=TEXT((RAND()*1000)/23;&quot;#,##0.00&quot;)" office:value-type="string" office:string-value="36.04" calcext:value-type="string">
            <text:p>36.04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91405725" calcext:value-type="float">
            <text:p>91405725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Ruiz</text:p>
          </table:table-cell>
          <table:table-cell table:formula="of:=COM.MICROSOFT.CONCAT(&quot;micorreo&quot;;INT(RAND()*10000000);&quot;@midominio.com&quot;)" office:value-type="string" office:string-value="micorreo2422780@midominio.com" calcext:value-type="string">
            <text:p>micorreo2422780@midominio.com</text:p>
          </table:table-cell>
          <table:table-cell table:formula="of:=CONCATENATE(&quot;Sector &quot;;[.A5];&quot; Calle &quot;;[.A5];&quot; Casa # &quot;;[.A5])" office:value-type="string" office:string-value="Sector 91405725 Calle 91405725 Casa # 91405725" calcext:value-type="string">
            <text:p>Sector 91405725 Calle 91405725 Casa # 91405725</text:p>
          </table:table-cell>
          <table:table-cell table:number-columns-repeated="2"/>
          <table:table-cell office:value-type="string" calcext:value-type="string">
            <text:p>DIHMRYX372</text:p>
          </table:table-cell>
          <table:table-cell office:value-type="string" calcext:value-type="string">
            <text:p>DXIMGRX</text:p>
          </table:table-cell>
          <table:table-cell table:style-name="ce6" table:formula="of:=TEXT((RAND()*1000)/23;&quot;#,##0.00&quot;)" office:value-type="string" office:string-value="34.44" calcext:value-type="string">
            <text:p>34.4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5401659" calcext:value-type="float">
            <text:p>5401659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Villasmil</text:p>
          </table:table-cell>
          <table:table-cell table:formula="of:=COM.MICROSOFT.CONCAT(&quot;micorreo&quot;;INT(RAND()*10000000);&quot;@midominio.com&quot;)" office:value-type="string" office:string-value="micorreo7932069@midominio.com" calcext:value-type="string">
            <text:p>micorreo7932069@midominio.com</text:p>
          </table:table-cell>
          <table:table-cell table:formula="of:=CONCATENATE(&quot;Sector &quot;;[.A6];&quot; Calle &quot;;[.A6];&quot; Casa # &quot;;[.A6])" office:value-type="string" office:string-value="Sector 5401659 Calle 5401659 Casa # 5401659" calcext:value-type="string">
            <text:p>Sector 5401659 Calle 5401659 Casa # 5401659</text:p>
          </table:table-cell>
          <table:table-cell table:number-columns-repeated="2"/>
          <table:table-cell office:value-type="string" calcext:value-type="string">
            <text:p>MOFC27</text:p>
          </table:table-cell>
          <table:table-cell office:value-type="string" calcext:value-type="string">
            <text:p>ARTIOFIC</text:p>
          </table:table-cell>
          <table:table-cell table:style-name="ce6" table:formula="of:=TEXT((RAND()*1000)/23;&quot;#,##0.00&quot;)" office:value-type="string" office:string-value="39.73" calcext:value-type="string">
            <text:p>39.7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52948753" calcext:value-type="float">
            <text:p>52948753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Balza</text:p>
          </table:table-cell>
          <table:table-cell table:formula="of:=COM.MICROSOFT.CONCAT(&quot;micorreo&quot;;INT(RAND()*10000000);&quot;@midominio.com&quot;)" office:value-type="string" office:string-value="micorreo4455154@midominio.com" calcext:value-type="string">
            <text:p>micorreo4455154@midominio.com</text:p>
          </table:table-cell>
          <table:table-cell table:formula="of:=CONCATENATE(&quot;Sector &quot;;[.A7];&quot; Calle &quot;;[.A7];&quot; Casa # &quot;;[.A7])" office:value-type="string" office:string-value="Sector 52948753 Calle 52948753 Casa # 52948753" calcext:value-type="string">
            <text:p>Sector 52948753 Calle 52948753 Casa # 52948753</text:p>
          </table:table-cell>
          <table:table-cell table:number-columns-repeated="2"/>
          <table:table-cell office:value-type="string" calcext:value-type="string">
            <text:p>BIOP52</text:p>
          </table:table-cell>
          <table:table-cell office:value-type="string" calcext:value-type="string">
            <text:p>ANATOMIPA</text:p>
          </table:table-cell>
          <table:table-cell table:style-name="ce6" table:formula="of:=TEXT((RAND()*1000)/23;&quot;#,##0.00&quot;)" office:value-type="string" office:string-value="9.50" calcext:value-type="string">
            <text:p>9.5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10733702" calcext:value-type="float">
            <text:p>10733702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Felipe</text:p>
          </table:table-cell>
          <table:table-cell table:formula="of:=COM.MICROSOFT.CONCAT(&quot;micorreo&quot;;INT(RAND()*10000000);&quot;@midominio.com&quot;)" office:value-type="string" office:string-value="micorreo4964238@midominio.com" calcext:value-type="string">
            <text:p>micorreo4964238@midominio.com</text:p>
          </table:table-cell>
          <table:table-cell table:formula="of:=CONCATENATE(&quot;Sector &quot;;[.A8];&quot; Calle &quot;;[.A8];&quot; Casa # &quot;;[.A8])" office:value-type="string" office:string-value="Sector 10733702 Calle 10733702 Casa # 10733702" calcext:value-type="string">
            <text:p>Sector 10733702 Calle 10733702 Casa # 10733702</text:p>
          </table:table-cell>
          <table:table-cell table:number-columns-repeated="2"/>
          <table:table-cell office:value-type="string" calcext:value-type="string">
            <text:p>DIHTRYX116</text:p>
          </table:table-cell>
          <table:table-cell office:value-type="string" calcext:value-type="string">
            <text:p>HONORARIOS</text:p>
          </table:table-cell>
          <table:table-cell table:style-name="ce6" table:formula="of:=TEXT((RAND()*1000)/23;&quot;#,##0.00&quot;)" office:value-type="string" office:string-value="29.45" calcext:value-type="string">
            <text:p>29.4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20292359" calcext:value-type="float">
            <text:p>20292359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Machado</text:p>
          </table:table-cell>
          <table:table-cell table:formula="of:=COM.MICROSOFT.CONCAT(&quot;micorreo&quot;;INT(RAND()*10000000);&quot;@midominio.com&quot;)" office:value-type="string" office:string-value="micorreo4868591@midominio.com" calcext:value-type="string">
            <text:p>micorreo4868591@midominio.com</text:p>
          </table:table-cell>
          <table:table-cell table:formula="of:=CONCATENATE(&quot;Sector &quot;;[.A9];&quot; Calle &quot;;[.A9];&quot; Casa # &quot;;[.A9])" office:value-type="string" office:string-value="Sector 20292359 Calle 20292359 Casa # 20292359" calcext:value-type="string">
            <text:p>Sector 20292359 Calle 20292359 Casa # 20292359</text:p>
          </table:table-cell>
          <table:table-cell table:number-columns-repeated="2"/>
          <table:table-cell office:value-type="string" calcext:value-type="string">
            <text:p>DIHMRYX361</text:p>
          </table:table-cell>
          <table:table-cell office:value-type="string" calcext:value-type="string">
            <text:p>DXIMGRX</text:p>
          </table:table-cell>
          <table:table-cell table:style-name="ce6" table:formula="of:=TEXT((RAND()*1000)/23;&quot;#,##0.00&quot;)" office:value-type="string" office:string-value="26.31" calcext:value-type="string">
            <text:p>26.3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24313410" calcext:value-type="float">
            <text:p>24313410</text:p>
          </table:table-cell>
          <table:table-cell office:value-type="string" calcext:value-type="string">
            <text:p>Raimar</text:p>
          </table:table-cell>
          <table:table-cell office:value-type="string" calcext:value-type="string">
            <text:p>Garcia</text:p>
          </table:table-cell>
          <table:table-cell table:formula="of:=COM.MICROSOFT.CONCAT(&quot;micorreo&quot;;INT(RAND()*10000000);&quot;@midominio.com&quot;)" office:value-type="string" office:string-value="micorreo7501384@midominio.com" calcext:value-type="string">
            <text:p>micorreo7501384@midominio.com</text:p>
          </table:table-cell>
          <table:table-cell table:formula="of:=CONCATENATE(&quot;Sector &quot;;[.A10];&quot; Calle &quot;;[.A10];&quot; Casa # &quot;;[.A10])" office:value-type="string" office:string-value="Sector 24313410 Calle 24313410 Casa # 24313410" calcext:value-type="string">
            <text:p>Sector 24313410 Calle 24313410 Casa # 24313410</text:p>
          </table:table-cell>
          <table:table-cell table:number-columns-repeated="2"/>
          <table:table-cell office:value-type="string" calcext:value-type="string">
            <text:p>DIHTTAC3</text:p>
          </table:table-cell>
          <table:table-cell office:value-type="string" calcext:value-type="string">
            <text:p>HONORARIOS</text:p>
          </table:table-cell>
          <table:table-cell table:style-name="ce6" table:formula="of:=TEXT((RAND()*1000)/23;&quot;#,##0.00&quot;)" office:value-type="string" office:string-value="11.83" calcext:value-type="string">
            <text:p>11.8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74317703" calcext:value-type="float">
            <text:p>74317703</text:p>
          </table:table-cell>
          <table:table-cell office:value-type="string" calcext:value-type="string">
            <text:p>Wladimir</text:p>
          </table:table-cell>
          <table:table-cell office:value-type="string" calcext:value-type="string">
            <text:p>Querales</text:p>
          </table:table-cell>
          <table:table-cell table:formula="of:=COM.MICROSOFT.CONCAT(&quot;micorreo&quot;;INT(RAND()*10000000);&quot;@midominio.com&quot;)" office:value-type="string" office:string-value="micorreo5895511@midominio.com" calcext:value-type="string">
            <text:p>micorreo5895511@midominio.com</text:p>
          </table:table-cell>
          <table:table-cell table:formula="of:=CONCATENATE(&quot;Sector &quot;;[.A11];&quot; Calle &quot;;[.A11];&quot; Casa # &quot;;[.A11])" office:value-type="string" office:string-value="Sector 74317703 Calle 74317703 Casa # 74317703" calcext:value-type="string">
            <text:p>Sector 74317703 Calle 74317703 Casa # 74317703</text:p>
          </table:table-cell>
          <table:table-cell table:number-columns-repeated="2"/>
          <table:table-cell office:value-type="string" calcext:value-type="string">
            <text:p>FARMFU1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22.38" calcext:value-type="string">
            <text:p>22.3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8023911" calcext:value-type="float">
            <text:p>8023911</text:p>
          </table:table-cell>
          <table:table-cell office:value-type="string" calcext:value-type="string">
            <text:p>Wilser</text:p>
          </table:table-cell>
          <table:table-cell office:value-type="string" calcext:value-type="string">
            <text:p>Leon</text:p>
          </table:table-cell>
          <table:table-cell table:formula="of:=COM.MICROSOFT.CONCAT(&quot;micorreo&quot;;INT(RAND()*10000000);&quot;@midominio.com&quot;)" office:value-type="string" office:string-value="micorreo699399@midominio.com" calcext:value-type="string">
            <text:p>micorreo699399@midominio.com</text:p>
          </table:table-cell>
          <table:table-cell table:formula="of:=CONCATENATE(&quot;Sector &quot;;[.A12];&quot; Calle &quot;;[.A12];&quot; Casa # &quot;;[.A12])" office:value-type="string" office:string-value="Sector 8023911 Calle 8023911 Casa # 8023911" calcext:value-type="string">
            <text:p>Sector 8023911 Calle 8023911 Casa # 8023911</text:p>
          </table:table-cell>
          <table:table-cell table:number-columns-repeated="2"/>
          <table:table-cell office:value-type="string" calcext:value-type="string">
            <text:p>BIOP47</text:p>
          </table:table-cell>
          <table:table-cell office:value-type="string" calcext:value-type="string">
            <text:p>ANATOMIPA</text:p>
          </table:table-cell>
          <table:table-cell table:style-name="ce6" table:formula="of:=TEXT((RAND()*1000)/23;&quot;#,##0.00&quot;)" office:value-type="string" office:string-value="21.38" calcext:value-type="string">
            <text:p>21.3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42817879" calcext:value-type="float">
            <text:p>42817879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Orellana</text:p>
          </table:table-cell>
          <table:table-cell table:formula="of:=COM.MICROSOFT.CONCAT(&quot;micorreo&quot;;INT(RAND()*10000000);&quot;@midominio.com&quot;)" office:value-type="string" office:string-value="micorreo4842050@midominio.com" calcext:value-type="string">
            <text:p>micorreo4842050@midominio.com</text:p>
          </table:table-cell>
          <table:table-cell table:formula="of:=CONCATENATE(&quot;Sector &quot;;[.A13];&quot; Calle &quot;;[.A13];&quot; Casa # &quot;;[.A13])" office:value-type="string" office:string-value="Sector 42817879 Calle 42817879 Casa # 42817879" calcext:value-type="string">
            <text:p>Sector 42817879 Calle 42817879 Casa # 42817879</text:p>
          </table:table-cell>
          <table:table-cell table:number-columns-repeated="2"/>
          <table:table-cell office:value-type="string" calcext:value-type="string">
            <text:p>FARMAV4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40.81" calcext:value-type="string">
            <text:p>40.8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52905204" calcext:value-type="float">
            <text:p>52905204</text:p>
          </table:table-cell>
          <table:table-cell office:value-type="string" calcext:value-type="string">
            <text:p>Lilian</text:p>
          </table:table-cell>
          <table:table-cell office:value-type="string" calcext:value-type="string">
            <text:p>Mora</text:p>
          </table:table-cell>
          <table:table-cell table:formula="of:=COM.MICROSOFT.CONCAT(&quot;micorreo&quot;;INT(RAND()*10000000);&quot;@midominio.com&quot;)" office:value-type="string" office:string-value="micorreo2249634@midominio.com" calcext:value-type="string">
            <text:p>micorreo2249634@midominio.com</text:p>
          </table:table-cell>
          <table:table-cell table:formula="of:=CONCATENATE(&quot;Sector &quot;;[.A14];&quot; Calle &quot;;[.A14];&quot; Casa # &quot;;[.A14])" office:value-type="string" office:string-value="Sector 52905204 Calle 52905204 Casa # 52905204" calcext:value-type="string">
            <text:p>Sector 52905204 Calle 52905204 Casa # 52905204</text:p>
          </table:table-cell>
          <table:table-cell table:number-columns-repeated="2"/>
          <table:table-cell office:value-type="string" calcext:value-type="string">
            <text:p>PRESGI29</text:p>
          </table:table-cell>
          <table:table-cell office:value-type="string" calcext:value-type="string">
            <text:p>PRESGEN</text:p>
          </table:table-cell>
          <table:table-cell table:style-name="ce6" table:formula="of:=TEXT((RAND()*1000)/23;&quot;#,##0.00&quot;)" office:value-type="string" office:string-value="25.53" calcext:value-type="string">
            <text:p>25.5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73032420" calcext:value-type="float">
            <text:p>73032420</text:p>
          </table:table-cell>
          <table:table-cell office:value-type="string" calcext:value-type="string">
            <text:p>Nilseth </text:p>
          </table:table-cell>
          <table:table-cell office:value-type="string" calcext:value-type="string">
            <text:p>Vargas </text:p>
          </table:table-cell>
          <table:table-cell table:formula="of:=COM.MICROSOFT.CONCAT(&quot;micorreo&quot;;INT(RAND()*10000000);&quot;@midominio.com&quot;)" office:value-type="string" office:string-value="micorreo4088063@midominio.com" calcext:value-type="string">
            <text:p>micorreo4088063@midominio.com</text:p>
          </table:table-cell>
          <table:table-cell table:formula="of:=CONCATENATE(&quot;Sector &quot;;[.A15];&quot; Calle &quot;;[.A15];&quot; Casa # &quot;;[.A15])" office:value-type="string" office:string-value="Sector 73032420 Calle 73032420 Casa # 73032420" calcext:value-type="string">
            <text:p>Sector 73032420 Calle 73032420 Casa # 73032420</text:p>
          </table:table-cell>
          <table:table-cell table:number-columns-repeated="2"/>
          <table:table-cell office:value-type="string" calcext:value-type="string">
            <text:p>MOFIC12</text:p>
          </table:table-cell>
          <table:table-cell office:value-type="string" calcext:value-type="string">
            <text:p>INVMNOM</text:p>
          </table:table-cell>
          <table:table-cell table:style-name="ce6" table:formula="of:=TEXT((RAND()*1000)/23;&quot;#,##0.00&quot;)" office:value-type="string" office:string-value="38.60" calcext:value-type="string">
            <text:p>38.6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50783196" calcext:value-type="float">
            <text:p>50783196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Guedez</text:p>
          </table:table-cell>
          <table:table-cell table:formula="of:=COM.MICROSOFT.CONCAT(&quot;micorreo&quot;;INT(RAND()*10000000);&quot;@midominio.com&quot;)" office:value-type="string" office:string-value="micorreo7013065@midominio.com" calcext:value-type="string">
            <text:p>micorreo7013065@midominio.com</text:p>
          </table:table-cell>
          <table:table-cell table:formula="of:=CONCATENATE(&quot;Sector &quot;;[.A16];&quot; Calle &quot;;[.A16];&quot; Casa # &quot;;[.A16])" office:value-type="string" office:string-value="Sector 50783196 Calle 50783196 Casa # 50783196" calcext:value-type="string">
            <text:p>Sector 50783196 Calle 50783196 Casa # 50783196</text:p>
          </table:table-cell>
          <table:table-cell table:number-columns-repeated="2"/>
          <table:table-cell office:value-type="string" calcext:value-type="string">
            <text:p>FARMWA2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30.18" calcext:value-type="string">
            <text:p>30.1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20184263" calcext:value-type="float">
            <text:p>20184263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Fernandez</text:p>
          </table:table-cell>
          <table:table-cell table:formula="of:=COM.MICROSOFT.CONCAT(&quot;micorreo&quot;;INT(RAND()*10000000);&quot;@midominio.com&quot;)" office:value-type="string" office:string-value="micorreo7011113@midominio.com" calcext:value-type="string">
            <text:p>micorreo7011113@midominio.com</text:p>
          </table:table-cell>
          <table:table-cell table:formula="of:=CONCATENATE(&quot;Sector &quot;;[.A17];&quot; Calle &quot;;[.A17];&quot; Casa # &quot;;[.A17])" office:value-type="string" office:string-value="Sector 20184263 Calle 20184263 Casa # 20184263" calcext:value-type="string">
            <text:p>Sector 20184263 Calle 20184263 Casa # 20184263</text:p>
          </table:table-cell>
          <table:table-cell table:number-columns-repeated="2"/>
          <table:table-cell office:value-type="string" calcext:value-type="string">
            <text:p>DIHMRYX382</text:p>
          </table:table-cell>
          <table:table-cell office:value-type="string" calcext:value-type="string">
            <text:p>DXIMGRX</text:p>
          </table:table-cell>
          <table:table-cell table:style-name="ce6" table:formula="of:=TEXT((RAND()*1000)/23;&quot;#,##0.00&quot;)" office:value-type="string" office:string-value="25.75" calcext:value-type="string">
            <text:p>25.7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70239471" calcext:value-type="float">
            <text:p>70239471</text:p>
          </table:table-cell>
          <table:table-cell office:value-type="string" calcext:value-type="string">
            <text:p>Kimberlin</text:p>
          </table:table-cell>
          <table:table-cell office:value-type="string" calcext:value-type="string">
            <text:p>Castillo</text:p>
          </table:table-cell>
          <table:table-cell table:formula="of:=COM.MICROSOFT.CONCAT(&quot;micorreo&quot;;INT(RAND()*10000000);&quot;@midominio.com&quot;)" office:value-type="string" office:string-value="micorreo7822125@midominio.com" calcext:value-type="string">
            <text:p>micorreo7822125@midominio.com</text:p>
          </table:table-cell>
          <table:table-cell table:formula="of:=CONCATENATE(&quot;Sector &quot;;[.A18];&quot; Calle &quot;;[.A18];&quot; Casa # &quot;;[.A18])" office:value-type="string" office:string-value="Sector 70239471 Calle 70239471 Casa # 70239471" calcext:value-type="string">
            <text:p>Sector 70239471 Calle 70239471 Casa # 70239471</text:p>
          </table:table-cell>
          <table:table-cell table:number-columns-repeated="2"/>
          <table:table-cell office:value-type="string" calcext:value-type="string">
            <text:p>DIHMRMN1</text:p>
          </table:table-cell>
          <table:table-cell office:value-type="string" calcext:value-type="string">
            <text:p>DXIMGRM</text:p>
          </table:table-cell>
          <table:table-cell table:style-name="ce6" table:formula="of:=TEXT((RAND()*1000)/23;&quot;#,##0.00&quot;)" office:value-type="string" office:string-value="3.29" calcext:value-type="string">
            <text:p>3.2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55677736" calcext:value-type="float">
            <text:p>55677736</text:p>
          </table:table-cell>
          <table:table-cell office:value-type="string" calcext:value-type="string">
            <text:p>Mantura</text:p>
          </table:table-cell>
          <table:table-cell office:value-type="string" calcext:value-type="string">
            <text:p>De Nafah</text:p>
          </table:table-cell>
          <table:table-cell table:formula="of:=COM.MICROSOFT.CONCAT(&quot;micorreo&quot;;INT(RAND()*10000000);&quot;@midominio.com&quot;)" office:value-type="string" office:string-value="micorreo3806111@midominio.com" calcext:value-type="string">
            <text:p>micorreo3806111@midominio.com</text:p>
          </table:table-cell>
          <table:table-cell table:formula="of:=CONCATENATE(&quot;Sector &quot;;[.A19];&quot; Calle &quot;;[.A19];&quot; Casa # &quot;;[.A19])" office:value-type="string" office:string-value="Sector 55677736 Calle 55677736 Casa # 55677736" calcext:value-type="string">
            <text:p>Sector 55677736 Calle 55677736 Casa # 55677736</text:p>
          </table:table-cell>
          <table:table-cell table:number-columns-repeated="2"/>
          <table:table-cell office:value-type="string" calcext:value-type="string">
            <text:p>FARMAC48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23.75" calcext:value-type="string">
            <text:p>23.7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1717159" calcext:value-type="float">
            <text:p>1717159</text:p>
          </table:table-cell>
          <table:table-cell office:value-type="string" calcext:value-type="string">
            <text:p>Arturo</text:p>
          </table:table-cell>
          <table:table-cell office:value-type="string" calcext:value-type="string">
            <text:p>Melendez</text:p>
          </table:table-cell>
          <table:table-cell table:formula="of:=COM.MICROSOFT.CONCAT(&quot;micorreo&quot;;INT(RAND()*10000000);&quot;@midominio.com&quot;)" office:value-type="string" office:string-value="micorreo5864761@midominio.com" calcext:value-type="string">
            <text:p>micorreo5864761@midominio.com</text:p>
          </table:table-cell>
          <table:table-cell table:formula="of:=CONCATENATE(&quot;Sector &quot;;[.A20];&quot; Calle &quot;;[.A20];&quot; Casa # &quot;;[.A20])" office:value-type="string" office:string-value="Sector 1717159 Calle 1717159 Casa # 1717159" calcext:value-type="string">
            <text:p>Sector 1717159 Calle 1717159 Casa # 1717159</text:p>
          </table:table-cell>
          <table:table-cell table:number-columns-repeated="2"/>
          <table:table-cell office:value-type="string" calcext:value-type="string">
            <text:p>FARMAI4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1.62" calcext:value-type="string">
            <text:p>1.6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17262265" calcext:value-type="float">
            <text:p>17262265</text:p>
          </table:table-cell>
          <table:table-cell office:value-type="string" calcext:value-type="string">
            <text:p>Diosvelis</text:p>
          </table:table-cell>
          <table:table-cell office:value-type="string" calcext:value-type="string">
            <text:p>Lopez</text:p>
          </table:table-cell>
          <table:table-cell table:formula="of:=COM.MICROSOFT.CONCAT(&quot;micorreo&quot;;INT(RAND()*10000000);&quot;@midominio.com&quot;)" office:value-type="string" office:string-value="micorreo5331234@midominio.com" calcext:value-type="string">
            <text:p>micorreo5331234@midominio.com</text:p>
          </table:table-cell>
          <table:table-cell table:formula="of:=CONCATENATE(&quot;Sector &quot;;[.A21];&quot; Calle &quot;;[.A21];&quot; Casa # &quot;;[.A21])" office:value-type="string" office:string-value="Sector 17262265 Calle 17262265 Casa # 17262265" calcext:value-type="string">
            <text:p>Sector 17262265 Calle 17262265 Casa # 17262265</text:p>
          </table:table-cell>
          <table:table-cell table:number-columns-repeated="2"/>
          <table:table-cell office:value-type="string" calcext:value-type="string">
            <text:p>DITC52</text:p>
          </table:table-cell>
          <table:table-cell office:value-type="string" calcext:value-type="string">
            <text:p>TOMOGRAFO</text:p>
          </table:table-cell>
          <table:table-cell table:style-name="ce6" table:formula="of:=TEXT((RAND()*1000)/23;&quot;#,##0.00&quot;)" office:value-type="string" office:string-value="29.23" calcext:value-type="string">
            <text:p>29.2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22082089" calcext:value-type="float">
            <text:p>22082089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zola</text:p>
          </table:table-cell>
          <table:table-cell table:formula="of:=COM.MICROSOFT.CONCAT(&quot;micorreo&quot;;INT(RAND()*10000000);&quot;@midominio.com&quot;)" office:value-type="string" office:string-value="micorreo4030032@midominio.com" calcext:value-type="string">
            <text:p>micorreo4030032@midominio.com</text:p>
          </table:table-cell>
          <table:table-cell table:formula="of:=CONCATENATE(&quot;Sector &quot;;[.A22];&quot; Calle &quot;;[.A22];&quot; Casa # &quot;;[.A22])" office:value-type="string" office:string-value="Sector 22082089 Calle 22082089 Casa # 22082089" calcext:value-type="string">
            <text:p>Sector 22082089 Calle 22082089 Casa # 22082089</text:p>
          </table:table-cell>
          <table:table-cell table:number-columns-repeated="2"/>
          <table:table-cell office:value-type="string" calcext:value-type="string">
            <text:p>FARMTE3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6.91" calcext:value-type="string">
            <text:p>6.9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74435218" calcext:value-type="float">
            <text:p>74435218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Vasquez</text:p>
          </table:table-cell>
          <table:table-cell table:formula="of:=COM.MICROSOFT.CONCAT(&quot;micorreo&quot;;INT(RAND()*10000000);&quot;@midominio.com&quot;)" office:value-type="string" office:string-value="micorreo1935691@midominio.com" calcext:value-type="string">
            <text:p>micorreo1935691@midominio.com</text:p>
          </table:table-cell>
          <table:table-cell table:formula="of:=CONCATENATE(&quot;Sector &quot;;[.A23];&quot; Calle &quot;;[.A23];&quot; Casa # &quot;;[.A23])" office:value-type="string" office:string-value="Sector 74435218 Calle 74435218 Casa # 74435218" calcext:value-type="string">
            <text:p>Sector 74435218 Calle 74435218 Casa # 74435218</text:p>
          </table:table-cell>
          <table:table-cell table:number-columns-repeated="2"/>
          <table:table-cell office:value-type="string" calcext:value-type="string">
            <text:p>FARMSO2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6.75" calcext:value-type="string">
            <text:p>6.7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50997486" calcext:value-type="float">
            <text:p>50997486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Garcias</text:p>
          </table:table-cell>
          <table:table-cell table:formula="of:=COM.MICROSOFT.CONCAT(&quot;micorreo&quot;;INT(RAND()*10000000);&quot;@midominio.com&quot;)" office:value-type="string" office:string-value="micorreo2907104@midominio.com" calcext:value-type="string">
            <text:p>micorreo2907104@midominio.com</text:p>
          </table:table-cell>
          <table:table-cell table:formula="of:=CONCATENATE(&quot;Sector &quot;;[.A24];&quot; Calle &quot;;[.A24];&quot; Casa # &quot;;[.A24])" office:value-type="string" office:string-value="Sector 50997486 Calle 50997486 Casa # 50997486" calcext:value-type="string">
            <text:p>Sector 50997486 Calle 50997486 Casa # 50997486</text:p>
          </table:table-cell>
          <table:table-cell table:number-columns-repeated="2"/>
          <table:table-cell office:value-type="string" calcext:value-type="string">
            <text:p>DIHMTAC82</text:p>
          </table:table-cell>
          <table:table-cell office:value-type="string" calcext:value-type="string">
            <text:p>DXIMGTC</text:p>
          </table:table-cell>
          <table:table-cell table:style-name="ce6" table:formula="of:=TEXT((RAND()*1000)/23;&quot;#,##0.00&quot;)" office:value-type="string" office:string-value="15.59" calcext:value-type="string">
            <text:p>15.5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48636482" calcext:value-type="float">
            <text:p>48636482</text:p>
          </table:table-cell>
          <table:table-cell office:value-type="string" calcext:value-type="string">
            <text:p>Darle</text:p>
          </table:table-cell>
          <table:table-cell office:value-type="string" calcext:value-type="string">
            <text:p>Rangel</text:p>
          </table:table-cell>
          <table:table-cell table:formula="of:=COM.MICROSOFT.CONCAT(&quot;micorreo&quot;;INT(RAND()*10000000);&quot;@midominio.com&quot;)" office:value-type="string" office:string-value="micorreo1857114@midominio.com" calcext:value-type="string">
            <text:p>micorreo1857114@midominio.com</text:p>
          </table:table-cell>
          <table:table-cell table:formula="of:=CONCATENATE(&quot;Sector &quot;;[.A25];&quot; Calle &quot;;[.A25];&quot; Casa # &quot;;[.A25])" office:value-type="string" office:string-value="Sector 48636482 Calle 48636482 Casa # 48636482" calcext:value-type="string">
            <text:p>Sector 48636482 Calle 48636482 Casa # 48636482</text:p>
          </table:table-cell>
          <table:table-cell table:number-columns-repeated="2"/>
          <table:table-cell office:value-type="string" calcext:value-type="string">
            <text:p>FARMPR34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42.60" calcext:value-type="string">
            <text:p>42.6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89932924" calcext:value-type="float">
            <text:p>89932924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Riera</text:p>
          </table:table-cell>
          <table:table-cell table:formula="of:=COM.MICROSOFT.CONCAT(&quot;micorreo&quot;;INT(RAND()*10000000);&quot;@midominio.com&quot;)" office:value-type="string" office:string-value="micorreo2866432@midominio.com" calcext:value-type="string">
            <text:p>micorreo2866432@midominio.com</text:p>
          </table:table-cell>
          <table:table-cell table:formula="of:=CONCATENATE(&quot;Sector &quot;;[.A26];&quot; Calle &quot;;[.A26];&quot; Casa # &quot;;[.A26])" office:value-type="string" office:string-value="Sector 89932924 Calle 89932924 Casa # 89932924" calcext:value-type="string">
            <text:p>Sector 89932924 Calle 89932924 Casa # 89932924</text:p>
          </table:table-cell>
          <table:table-cell table:number-columns-repeated="2"/>
          <table:table-cell office:value-type="string" calcext:value-type="string">
            <text:p>FARMPR28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40.04" calcext:value-type="string">
            <text:p>40.0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0"/>
        </table:table-row>
        <table:table-row table:style-name="ro1">
          <table:table-cell table:formula="of:=ROUND(RAND()*100000000)" office:value-type="float" office:value="47693871" calcext:value-type="float">
            <text:p>47693871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Donado</text:p>
          </table:table-cell>
          <table:table-cell table:formula="of:=COM.MICROSOFT.CONCAT(&quot;micorreo&quot;;INT(RAND()*10000000);&quot;@midominio.com&quot;)" office:value-type="string" office:string-value="micorreo6481814@midominio.com" calcext:value-type="string">
            <text:p>micorreo6481814@midominio.com</text:p>
          </table:table-cell>
          <table:table-cell table:formula="of:=CONCATENATE(&quot;Sector &quot;;[.A27];&quot; Calle &quot;;[.A27];&quot; Casa # &quot;;[.A27])" office:value-type="string" office:string-value="Sector 47693871 Calle 47693871 Casa # 47693871" calcext:value-type="string">
            <text:p>Sector 47693871 Calle 47693871 Casa # 47693871</text:p>
          </table:table-cell>
          <table:table-cell table:number-columns-repeated="2"/>
          <table:table-cell office:value-type="string" calcext:value-type="string">
            <text:p>DIHTRMN15</text:p>
          </table:table-cell>
          <table:table-cell office:value-type="string" calcext:value-type="string">
            <text:p>HONORARIOS</text:p>
          </table:table-cell>
          <table:table-cell table:style-name="ce6" table:formula="of:=TEXT((RAND()*1000)/23;&quot;#,##0.00&quot;)" office:value-type="string" office:string-value="36.39" calcext:value-type="string">
            <text:p>36.3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0"/>
        </table:table-row>
        <table:table-row table:style-name="ro1">
          <table:table-cell table:formula="of:=ROUND(RAND()*100000000)" office:value-type="float" office:value="80938769" calcext:value-type="float">
            <text:p>80938769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tica</text:p>
          </table:table-cell>
          <table:table-cell table:formula="of:=COM.MICROSOFT.CONCAT(&quot;micorreo&quot;;INT(RAND()*10000000);&quot;@midominio.com&quot;)" office:value-type="string" office:string-value="micorreo8741350@midominio.com" calcext:value-type="string">
            <text:p>micorreo8741350@midominio.com</text:p>
          </table:table-cell>
          <table:table-cell table:formula="of:=CONCATENATE(&quot;Sector &quot;;[.A28];&quot; Calle &quot;;[.A28];&quot; Casa # &quot;;[.A28])" office:value-type="string" office:string-value="Sector 80938769 Calle 80938769 Casa # 80938769" calcext:value-type="string">
            <text:p>Sector 80938769 Calle 80938769 Casa # 80938769</text:p>
          </table:table-cell>
          <table:table-cell table:number-columns-repeated="2"/>
          <table:table-cell office:value-type="string" calcext:value-type="string">
            <text:p>DITAC35</text:p>
          </table:table-cell>
          <table:table-cell office:value-type="string" calcext:value-type="string">
            <text:p>DXIMGTC</text:p>
          </table:table-cell>
          <table:table-cell table:style-name="ce6" table:formula="of:=TEXT((RAND()*1000)/23;&quot;#,##0.00&quot;)" office:value-type="string" office:string-value="37.60" calcext:value-type="string">
            <text:p>37.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0"/>
        </table:table-row>
        <table:table-row table:style-name="ro1">
          <table:table-cell table:formula="of:=ROUND(RAND()*100000000)" office:value-type="float" office:value="29777315" calcext:value-type="float">
            <text:p>29777315</text:p>
          </table:table-cell>
          <table:table-cell office:value-type="string" calcext:value-type="string">
            <text:p>Mariana</text:p>
          </table:table-cell>
          <table:table-cell office:value-type="string" calcext:value-type="string">
            <text:p>Molina</text:p>
          </table:table-cell>
          <table:table-cell table:formula="of:=COM.MICROSOFT.CONCAT(&quot;micorreo&quot;;INT(RAND()*10000000);&quot;@midominio.com&quot;)" office:value-type="string" office:string-value="micorreo371346@midominio.com" calcext:value-type="string">
            <text:p>micorreo371346@midominio.com</text:p>
          </table:table-cell>
          <table:table-cell table:formula="of:=CONCATENATE(&quot;Sector &quot;;[.A29];&quot; Calle &quot;;[.A29];&quot; Casa # &quot;;[.A29])" office:value-type="string" office:string-value="Sector 29777315 Calle 29777315 Casa # 29777315" calcext:value-type="string">
            <text:p>Sector 29777315 Calle 29777315 Casa # 29777315</text:p>
          </table:table-cell>
          <table:table-cell table:number-columns-repeated="2"/>
          <table:table-cell office:value-type="string" calcext:value-type="string">
            <text:p>DIRYX18</text:p>
          </table:table-cell>
          <table:table-cell office:value-type="string" calcext:value-type="string">
            <text:p>DXIMGRX</text:p>
          </table:table-cell>
          <table:table-cell table:style-name="ce6" table:formula="of:=TEXT((RAND()*1000)/23;&quot;#,##0.00&quot;)" office:value-type="string" office:string-value="12.82" calcext:value-type="string">
            <text:p>12.8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0"/>
        </table:table-row>
        <table:table-row table:style-name="ro1">
          <table:table-cell table:formula="of:=ROUND(RAND()*100000000)" office:value-type="float" office:value="9908687" calcext:value-type="float">
            <text:p>9908687</text:p>
          </table:table-cell>
          <table:table-cell office:value-type="string" calcext:value-type="string">
            <text:p>Guillermo</text:p>
          </table:table-cell>
          <table:table-cell office:value-type="string" calcext:value-type="string">
            <text:p>Luna</text:p>
          </table:table-cell>
          <table:table-cell table:formula="of:=COM.MICROSOFT.CONCAT(&quot;micorreo&quot;;INT(RAND()*10000000);&quot;@midominio.com&quot;)" office:value-type="string" office:string-value="micorreo6725743@midominio.com" calcext:value-type="string">
            <text:p>micorreo6725743@midominio.com</text:p>
          </table:table-cell>
          <table:table-cell table:formula="of:=CONCATENATE(&quot;Sector &quot;;[.A30];&quot; Calle &quot;;[.A30];&quot; Casa # &quot;;[.A30])" office:value-type="string" office:string-value="Sector 9908687 Calle 9908687 Casa # 9908687" calcext:value-type="string">
            <text:p>Sector 9908687 Calle 9908687 Casa # 9908687</text:p>
          </table:table-cell>
          <table:table-cell table:number-columns-repeated="2"/>
          <table:table-cell office:value-type="string" calcext:value-type="string">
            <text:p>FARMAZ2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39.06" calcext:value-type="string">
            <text:p>39.0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83703214" calcext:value-type="float">
            <text:p>83703214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Sanchez</text:p>
          </table:table-cell>
          <table:table-cell table:formula="of:=COM.MICROSOFT.CONCAT(&quot;micorreo&quot;;INT(RAND()*10000000);&quot;@midominio.com&quot;)" office:value-type="string" office:string-value="micorreo6053645@midominio.com" calcext:value-type="string">
            <text:p>micorreo6053645@midominio.com</text:p>
          </table:table-cell>
          <table:table-cell table:formula="of:=CONCATENATE(&quot;Sector &quot;;[.A31];&quot; Calle &quot;;[.A31];&quot; Casa # &quot;;[.A31])" office:value-type="string" office:string-value="Sector 83703214 Calle 83703214 Casa # 83703214" calcext:value-type="string">
            <text:p>Sector 83703214 Calle 83703214 Casa # 83703214</text:p>
          </table:table-cell>
          <table:table-cell table:number-columns-repeated="2"/>
          <table:table-cell office:value-type="string" calcext:value-type="string">
            <text:p>FARMEN26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0.12" calcext:value-type="string">
            <text:p>0.1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78531997" calcext:value-type="float">
            <text:p>78531997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Colmenarez</text:p>
          </table:table-cell>
          <table:table-cell table:formula="of:=COM.MICROSOFT.CONCAT(&quot;micorreo&quot;;INT(RAND()*10000000);&quot;@midominio.com&quot;)" office:value-type="string" office:string-value="micorreo1437803@midominio.com" calcext:value-type="string">
            <text:p>micorreo1437803@midominio.com</text:p>
          </table:table-cell>
          <table:table-cell table:formula="of:=CONCATENATE(&quot;Sector &quot;;[.A32];&quot; Calle &quot;;[.A32];&quot; Casa # &quot;;[.A32])" office:value-type="string" office:string-value="Sector 78531997 Calle 78531997 Casa # 78531997" calcext:value-type="string">
            <text:p>Sector 78531997 Calle 78531997 Casa # 78531997</text:p>
          </table:table-cell>
          <table:table-cell table:number-columns-repeated="2"/>
          <table:table-cell office:value-type="string" calcext:value-type="string">
            <text:p>MTTO8</text:p>
          </table:table-cell>
          <table:table-cell office:value-type="string" calcext:value-type="string">
            <text:p>MATELIMPI</text:p>
          </table:table-cell>
          <table:table-cell table:style-name="ce6" table:formula="of:=TEXT((RAND()*1000)/23;&quot;#,##0.00&quot;)" office:value-type="string" office:string-value="41.67" calcext:value-type="string">
            <text:p>41.6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82712181" calcext:value-type="float">
            <text:p>82712181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endez</text:p>
          </table:table-cell>
          <table:table-cell table:formula="of:=COM.MICROSOFT.CONCAT(&quot;micorreo&quot;;INT(RAND()*10000000);&quot;@midominio.com&quot;)" office:value-type="string" office:string-value="micorreo9043146@midominio.com" calcext:value-type="string">
            <text:p>micorreo9043146@midominio.com</text:p>
          </table:table-cell>
          <table:table-cell table:formula="of:=CONCATENATE(&quot;Sector &quot;;[.A33];&quot; Calle &quot;;[.A33];&quot; Casa # &quot;;[.A33])" office:value-type="string" office:string-value="Sector 82712181 Calle 82712181 Casa # 82712181" calcext:value-type="string">
            <text:p>Sector 82712181 Calle 82712181 Casa # 82712181</text:p>
          </table:table-cell>
          <table:table-cell table:number-columns-repeated="2"/>
          <table:table-cell office:value-type="string" calcext:value-type="string">
            <text:p>FARMCL27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32.01" calcext:value-type="string">
            <text:p>32.0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95248941" calcext:value-type="float">
            <text:p>95248941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Alvarez</text:p>
          </table:table-cell>
          <table:table-cell table:formula="of:=COM.MICROSOFT.CONCAT(&quot;micorreo&quot;;INT(RAND()*10000000);&quot;@midominio.com&quot;)" office:value-type="string" office:string-value="micorreo3766474@midominio.com" calcext:value-type="string">
            <text:p>micorreo3766474@midominio.com</text:p>
          </table:table-cell>
          <table:table-cell table:formula="of:=CONCATENATE(&quot;Sector &quot;;[.A34];&quot; Calle &quot;;[.A34];&quot; Casa # &quot;;[.A34])" office:value-type="string" office:string-value="Sector 95248941 Calle 95248941 Casa # 95248941" calcext:value-type="string">
            <text:p>Sector 95248941 Calle 95248941 Casa # 95248941</text:p>
          </table:table-cell>
          <table:table-cell table:number-columns-repeated="2"/>
          <table:table-cell office:value-type="string" calcext:value-type="string">
            <text:p>FARMMA22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3.94" calcext:value-type="string">
            <text:p>3.9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84585416" calcext:value-type="float">
            <text:p>84585416</text:p>
          </table:table-cell>
          <table:table-cell office:value-type="string" calcext:value-type="string">
            <text:p>Nellyser</text:p>
          </table:table-cell>
          <table:table-cell office:value-type="string" calcext:value-type="string">
            <text:p>Sanchez</text:p>
          </table:table-cell>
          <table:table-cell table:formula="of:=COM.MICROSOFT.CONCAT(&quot;micorreo&quot;;INT(RAND()*10000000);&quot;@midominio.com&quot;)" office:value-type="string" office:string-value="micorreo2064255@midominio.com" calcext:value-type="string">
            <text:p>micorreo2064255@midominio.com</text:p>
          </table:table-cell>
          <table:table-cell table:formula="of:=CONCATENATE(&quot;Sector &quot;;[.A35];&quot; Calle &quot;;[.A35];&quot; Casa # &quot;;[.A35])" office:value-type="string" office:string-value="Sector 84585416 Calle 84585416 Casa # 84585416" calcext:value-type="string">
            <text:p>Sector 84585416 Calle 84585416 Casa # 84585416</text:p>
          </table:table-cell>
          <table:table-cell table:number-columns-repeated="2"/>
          <table:table-cell office:value-type="string" calcext:value-type="string">
            <text:p>FARMCO25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36.73" calcext:value-type="string">
            <text:p>36.7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34952024" calcext:value-type="float">
            <text:p>34952024</text:p>
          </table:table-cell>
          <table:table-cell office:value-type="string" calcext:value-type="string">
            <text:p>Mireya</text:p>
          </table:table-cell>
          <table:table-cell office:value-type="string" calcext:value-type="string">
            <text:p>Duran</text:p>
          </table:table-cell>
          <table:table-cell table:formula="of:=COM.MICROSOFT.CONCAT(&quot;micorreo&quot;;INT(RAND()*10000000);&quot;@midominio.com&quot;)" office:value-type="string" office:string-value="micorreo5393923@midominio.com" calcext:value-type="string">
            <text:p>micorreo5393923@midominio.com</text:p>
          </table:table-cell>
          <table:table-cell table:formula="of:=CONCATENATE(&quot;Sector &quot;;[.A36];&quot; Calle &quot;;[.A36];&quot; Casa # &quot;;[.A36])" office:value-type="string" office:string-value="Sector 34952024 Calle 34952024 Casa # 34952024" calcext:value-type="string">
            <text:p>Sector 34952024 Calle 34952024 Casa # 34952024</text:p>
          </table:table-cell>
          <table:table-cell table:number-columns-repeated="2"/>
          <table:table-cell office:value-type="string" calcext:value-type="string">
            <text:p>FARMST4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17.22" calcext:value-type="string">
            <text:p>17.2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65174820" calcext:value-type="float">
            <text:p>65174820</text:p>
          </table:table-cell>
          <table:table-cell office:value-type="string" calcext:value-type="string">
            <text:p>Gaspar</text:p>
          </table:table-cell>
          <table:table-cell office:value-type="string" calcext:value-type="string">
            <text:p>Boquett</text:p>
          </table:table-cell>
          <table:table-cell table:formula="of:=COM.MICROSOFT.CONCAT(&quot;micorreo&quot;;INT(RAND()*10000000);&quot;@midominio.com&quot;)" office:value-type="string" office:string-value="micorreo9174689@midominio.com" calcext:value-type="string">
            <text:p>micorreo9174689@midominio.com</text:p>
          </table:table-cell>
          <table:table-cell table:formula="of:=CONCATENATE(&quot;Sector &quot;;[.A37];&quot; Calle &quot;;[.A37];&quot; Casa # &quot;;[.A37])" office:value-type="string" office:string-value="Sector 65174820 Calle 65174820 Casa # 65174820" calcext:value-type="string">
            <text:p>Sector 65174820 Calle 65174820 Casa # 65174820</text:p>
          </table:table-cell>
          <table:table-cell table:number-columns-repeated="2"/>
          <table:table-cell office:value-type="string" calcext:value-type="string">
            <text:p>VAC11</text:p>
          </table:table-cell>
          <table:table-cell office:value-type="string" calcext:value-type="string">
            <text:p>INMUNIZACI</text:p>
          </table:table-cell>
          <table:table-cell table:style-name="ce6" table:formula="of:=TEXT((RAND()*1000)/23;&quot;#,##0.00&quot;)" office:value-type="string" office:string-value="13.13" calcext:value-type="string">
            <text:p>13.1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20512916" calcext:value-type="float">
            <text:p>20512916</text:p>
          </table:table-cell>
          <table:table-cell office:value-type="string" calcext:value-type="string">
            <text:p>Rosaura</text:p>
          </table:table-cell>
          <table:table-cell office:value-type="string" calcext:value-type="string">
            <text:p>Sanchez</text:p>
          </table:table-cell>
          <table:table-cell table:formula="of:=COM.MICROSOFT.CONCAT(&quot;micorreo&quot;;INT(RAND()*10000000);&quot;@midominio.com&quot;)" office:value-type="string" office:string-value="micorreo6045444@midominio.com" calcext:value-type="string">
            <text:p>micorreo6045444@midominio.com</text:p>
          </table:table-cell>
          <table:table-cell table:formula="of:=CONCATENATE(&quot;Sector &quot;;[.A38];&quot; Calle &quot;;[.A38];&quot; Casa # &quot;;[.A38])" office:value-type="string" office:string-value="Sector 20512916 Calle 20512916 Casa # 20512916" calcext:value-type="string">
            <text:p>Sector 20512916 Calle 20512916 Casa # 20512916</text:p>
          </table:table-cell>
          <table:table-cell table:number-columns-repeated="2"/>
          <table:table-cell office:value-type="string" calcext:value-type="string">
            <text:p>FARMCO21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29.36" calcext:value-type="string">
            <text:p>29.3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74859399" calcext:value-type="float">
            <text:p>74859399</text:p>
          </table:table-cell>
          <table:table-cell office:value-type="string" calcext:value-type="string">
            <text:p>Amalia</text:p>
          </table:table-cell>
          <table:table-cell office:value-type="string" calcext:value-type="string">
            <text:p>Orellana</text:p>
          </table:table-cell>
          <table:table-cell table:formula="of:=COM.MICROSOFT.CONCAT(&quot;micorreo&quot;;INT(RAND()*10000000);&quot;@midominio.com&quot;)" office:value-type="string" office:string-value="micorreo106885@midominio.com" calcext:value-type="string">
            <text:p>micorreo106885@midominio.com</text:p>
          </table:table-cell>
          <table:table-cell table:formula="of:=CONCATENATE(&quot;Sector &quot;;[.A39];&quot; Calle &quot;;[.A39];&quot; Casa # &quot;;[.A39])" office:value-type="string" office:string-value="Sector 74859399 Calle 74859399 Casa # 74859399" calcext:value-type="string">
            <text:p>Sector 74859399 Calle 74859399 Casa # 74859399</text:p>
          </table:table-cell>
          <table:table-cell table:number-columns-repeated="2"/>
          <table:table-cell office:value-type="string" calcext:value-type="string">
            <text:p>FARMBA22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5.33" calcext:value-type="string">
            <text:p>5.3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56275172" calcext:value-type="float">
            <text:p>56275172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Molina</text:p>
          </table:table-cell>
          <table:table-cell table:formula="of:=COM.MICROSOFT.CONCAT(&quot;micorreo&quot;;INT(RAND()*10000000);&quot;@midominio.com&quot;)" office:value-type="string" office:string-value="micorreo475256@midominio.com" calcext:value-type="string">
            <text:p>micorreo475256@midominio.com</text:p>
          </table:table-cell>
          <table:table-cell table:formula="of:=CONCATENATE(&quot;Sector &quot;;[.A40];&quot; Calle &quot;;[.A40];&quot; Casa # &quot;;[.A40])" office:value-type="string" office:string-value="Sector 56275172 Calle 56275172 Casa # 56275172" calcext:value-type="string">
            <text:p>Sector 56275172 Calle 56275172 Casa # 56275172</text:p>
          </table:table-cell>
          <table:table-cell table:number-columns-repeated="2"/>
          <table:table-cell office:value-type="string" calcext:value-type="string">
            <text:p>FARMFU32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9.59" calcext:value-type="string">
            <text:p>9.5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39507019" calcext:value-type="float">
            <text:p>39507019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Usea</text:p>
          </table:table-cell>
          <table:table-cell table:formula="of:=COM.MICROSOFT.CONCAT(&quot;micorreo&quot;;INT(RAND()*10000000);&quot;@midominio.com&quot;)" office:value-type="string" office:string-value="micorreo4233545@midominio.com" calcext:value-type="string">
            <text:p>micorreo4233545@midominio.com</text:p>
          </table:table-cell>
          <table:table-cell table:formula="of:=CONCATENATE(&quot;Sector &quot;;[.A41];&quot; Calle &quot;;[.A41];&quot; Casa # &quot;;[.A41])" office:value-type="string" office:string-value="Sector 39507019 Calle 39507019 Casa # 39507019" calcext:value-type="string">
            <text:p>Sector 39507019 Calle 39507019 Casa # 39507019</text:p>
          </table:table-cell>
          <table:table-cell table:number-columns-repeated="2"/>
          <table:table-cell office:value-type="string" calcext:value-type="string">
            <text:p>PRESGI2</text:p>
          </table:table-cell>
          <table:table-cell office:value-type="string" calcext:value-type="string">
            <text:p>PRESGEN</text:p>
          </table:table-cell>
          <table:table-cell table:style-name="ce6" table:formula="of:=TEXT((RAND()*1000)/23;&quot;#,##0.00&quot;)" office:value-type="string" office:string-value="35.71" calcext:value-type="string">
            <text:p>35.7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1532892" calcext:value-type="float">
            <text:p>1532892</text:p>
          </table:table-cell>
          <table:table-cell office:value-type="string" calcext:value-type="string">
            <text:p>Ciriannys</text:p>
          </table:table-cell>
          <table:table-cell office:value-type="string" calcext:value-type="string">
            <text:p>Sira</text:p>
          </table:table-cell>
          <table:table-cell table:formula="of:=COM.MICROSOFT.CONCAT(&quot;micorreo&quot;;INT(RAND()*10000000);&quot;@midominio.com&quot;)" office:value-type="string" office:string-value="micorreo6352698@midominio.com" calcext:value-type="string">
            <text:p>micorreo6352698@midominio.com</text:p>
          </table:table-cell>
          <table:table-cell table:formula="of:=CONCATENATE(&quot;Sector &quot;;[.A42];&quot; Calle &quot;;[.A42];&quot; Casa # &quot;;[.A42])" office:value-type="string" office:string-value="Sector 1532892 Calle 1532892 Casa # 1532892" calcext:value-type="string">
            <text:p>Sector 1532892 Calle 1532892 Casa # 1532892</text:p>
          </table:table-cell>
          <table:table-cell table:number-columns-repeated="2"/>
          <table:table-cell office:value-type="string" calcext:value-type="string">
            <text:p>DIRYX266</text:p>
          </table:table-cell>
          <table:table-cell office:value-type="string" calcext:value-type="string">
            <text:p>DXIMGRX</text:p>
          </table:table-cell>
          <table:table-cell table:style-name="ce6" table:formula="of:=TEXT((RAND()*1000)/23;&quot;#,##0.00&quot;)" office:value-type="string" office:string-value="43.39" calcext:value-type="string">
            <text:p>43.3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13784740" calcext:value-type="float">
            <text:p>13784740</text:p>
          </table:table-cell>
          <table:table-cell office:value-type="string" calcext:value-type="string">
            <text:p>Benedicta</text:p>
          </table:table-cell>
          <table:table-cell office:value-type="string" calcext:value-type="string">
            <text:p>Ramirez</text:p>
          </table:table-cell>
          <table:table-cell table:formula="of:=COM.MICROSOFT.CONCAT(&quot;micorreo&quot;;INT(RAND()*10000000);&quot;@midominio.com&quot;)" office:value-type="string" office:string-value="micorreo6014484@midominio.com" calcext:value-type="string">
            <text:p>micorreo6014484@midominio.com</text:p>
          </table:table-cell>
          <table:table-cell table:formula="of:=CONCATENATE(&quot;Sector &quot;;[.A43];&quot; Calle &quot;;[.A43];&quot; Casa # &quot;;[.A43])" office:value-type="string" office:string-value="Sector 13784740 Calle 13784740 Casa # 13784740" calcext:value-type="string">
            <text:p>Sector 13784740 Calle 13784740 Casa # 13784740</text:p>
          </table:table-cell>
          <table:table-cell table:number-columns-repeated="2"/>
          <table:table-cell office:value-type="string" calcext:value-type="string">
            <text:p>FARMGL3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42.71" calcext:value-type="string">
            <text:p>42.7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27281000" calcext:value-type="float">
            <text:p>27281000</text:p>
          </table:table-cell>
          <table:table-cell office:value-type="string" calcext:value-type="string">
            <text:p>Adelismar</text:p>
          </table:table-cell>
          <table:table-cell office:value-type="string" calcext:value-type="string">
            <text:p>Duran</text:p>
          </table:table-cell>
          <table:table-cell table:formula="of:=COM.MICROSOFT.CONCAT(&quot;micorreo&quot;;INT(RAND()*10000000);&quot;@midominio.com&quot;)" office:value-type="string" office:string-value="micorreo3279908@midominio.com" calcext:value-type="string">
            <text:p>micorreo3279908@midominio.com</text:p>
          </table:table-cell>
          <table:table-cell table:formula="of:=CONCATENATE(&quot;Sector &quot;;[.A44];&quot; Calle &quot;;[.A44];&quot; Casa # &quot;;[.A44])" office:value-type="string" office:string-value="Sector 27281000 Calle 27281000 Casa # 27281000" calcext:value-type="string">
            <text:p>Sector 27281000 Calle 27281000 Casa # 27281000</text:p>
          </table:table-cell>
          <table:table-cell table:number-columns-repeated="2"/>
          <table:table-cell office:value-type="string" calcext:value-type="string">
            <text:p>FARMEU16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32.11" calcext:value-type="string">
            <text:p>32.1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71894909" calcext:value-type="float">
            <text:p>71894909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Salas</text:p>
          </table:table-cell>
          <table:table-cell table:formula="of:=COM.MICROSOFT.CONCAT(&quot;micorreo&quot;;INT(RAND()*10000000);&quot;@midominio.com&quot;)" office:value-type="string" office:string-value="micorreo6142969@midominio.com" calcext:value-type="string">
            <text:p>micorreo6142969@midominio.com</text:p>
          </table:table-cell>
          <table:table-cell table:formula="of:=CONCATENATE(&quot;Sector &quot;;[.A45];&quot; Calle &quot;;[.A45];&quot; Casa # &quot;;[.A45])" office:value-type="string" office:string-value="Sector 71894909 Calle 71894909 Casa # 71894909" calcext:value-type="string">
            <text:p>Sector 71894909 Calle 71894909 Casa # 71894909</text:p>
          </table:table-cell>
          <table:table-cell table:number-columns-repeated="2"/>
          <table:table-cell office:value-type="string" calcext:value-type="string">
            <text:p>DIHMRYX183</text:p>
          </table:table-cell>
          <table:table-cell office:value-type="string" calcext:value-type="string">
            <text:p>DXIMGRX</text:p>
          </table:table-cell>
          <table:table-cell table:style-name="ce6" table:formula="of:=TEXT((RAND()*1000)/23;&quot;#,##0.00&quot;)" office:value-type="string" office:string-value="20.19" calcext:value-type="string">
            <text:p>20.19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78383687" calcext:value-type="float">
            <text:p>78383687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Delgado</text:p>
          </table:table-cell>
          <table:table-cell table:formula="of:=COM.MICROSOFT.CONCAT(&quot;micorreo&quot;;INT(RAND()*10000000);&quot;@midominio.com&quot;)" office:value-type="string" office:string-value="micorreo4510626@midominio.com" calcext:value-type="string">
            <text:p>micorreo4510626@midominio.com</text:p>
          </table:table-cell>
          <table:table-cell table:formula="of:=CONCATENATE(&quot;Sector &quot;;[.A46];&quot; Calle &quot;;[.A46];&quot; Casa # &quot;;[.A46])" office:value-type="string" office:string-value="Sector 78383687 Calle 78383687 Casa # 78383687" calcext:value-type="string">
            <text:p>Sector 78383687 Calle 78383687 Casa # 78383687</text:p>
          </table:table-cell>
          <table:table-cell table:number-columns-repeated="2"/>
          <table:table-cell office:value-type="string" calcext:value-type="string">
            <text:p>BIOP124</text:p>
          </table:table-cell>
          <table:table-cell office:value-type="string" calcext:value-type="string">
            <text:p>ANATOMIPA</text:p>
          </table:table-cell>
          <table:table-cell table:style-name="ce6" table:formula="of:=TEXT((RAND()*1000)/23;&quot;#,##0.00&quot;)" office:value-type="string" office:string-value="25.21" calcext:value-type="string">
            <text:p>25.2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58777560" calcext:value-type="float">
            <text:p>58777560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Prieto</text:p>
          </table:table-cell>
          <table:table-cell table:formula="of:=COM.MICROSOFT.CONCAT(&quot;micorreo&quot;;INT(RAND()*10000000);&quot;@midominio.com&quot;)" office:value-type="string" office:string-value="micorreo4883836@midominio.com" calcext:value-type="string">
            <text:p>micorreo4883836@midominio.com</text:p>
          </table:table-cell>
          <table:table-cell table:formula="of:=CONCATENATE(&quot;Sector &quot;;[.A47];&quot; Calle &quot;;[.A47];&quot; Casa # &quot;;[.A47])" office:value-type="string" office:string-value="Sector 58777560 Calle 58777560 Casa # 58777560" calcext:value-type="string">
            <text:p>Sector 58777560 Calle 58777560 Casa # 58777560</text:p>
          </table:table-cell>
          <table:table-cell table:number-columns-repeated="2"/>
          <table:table-cell office:value-type="string" calcext:value-type="string">
            <text:p>FARMPR49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41.92" calcext:value-type="string">
            <text:p>41.9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69155372" calcext:value-type="float">
            <text:p>69155372</text:p>
          </table:table-cell>
          <table:table-cell office:value-type="string" calcext:value-type="string">
            <text:p>Alisse</text:p>
          </table:table-cell>
          <table:table-cell office:value-type="string" calcext:value-type="string">
            <text:p>Palacios</text:p>
          </table:table-cell>
          <table:table-cell table:formula="of:=COM.MICROSOFT.CONCAT(&quot;micorreo&quot;;INT(RAND()*10000000);&quot;@midominio.com&quot;)" office:value-type="string" office:string-value="micorreo7237659@midominio.com" calcext:value-type="string">
            <text:p>micorreo7237659@midominio.com</text:p>
          </table:table-cell>
          <table:table-cell table:formula="of:=CONCATENATE(&quot;Sector &quot;;[.A48];&quot; Calle &quot;;[.A48];&quot; Casa # &quot;;[.A48])" office:value-type="string" office:string-value="Sector 69155372 Calle 69155372 Casa # 69155372" calcext:value-type="string">
            <text:p>Sector 69155372 Calle 69155372 Casa # 69155372</text:p>
          </table:table-cell>
          <table:table-cell table:number-columns-repeated="2"/>
          <table:table-cell office:value-type="string" calcext:value-type="string">
            <text:p>FARMMI24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37.46" calcext:value-type="string">
            <text:p>37.4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3500306" calcext:value-type="float">
            <text:p>3500306</text:p>
          </table:table-cell>
          <table:table-cell office:value-type="string" calcext:value-type="string">
            <text:p>Lilian</text:p>
          </table:table-cell>
          <table:table-cell office:value-type="string" calcext:value-type="string">
            <text:p>Castaaeda</text:p>
          </table:table-cell>
          <table:table-cell table:formula="of:=COM.MICROSOFT.CONCAT(&quot;micorreo&quot;;INT(RAND()*10000000);&quot;@midominio.com&quot;)" office:value-type="string" office:string-value="micorreo6132457@midominio.com" calcext:value-type="string">
            <text:p>micorreo6132457@midominio.com</text:p>
          </table:table-cell>
          <table:table-cell table:formula="of:=CONCATENATE(&quot;Sector &quot;;[.A49];&quot; Calle &quot;;[.A49];&quot; Casa # &quot;;[.A49])" office:value-type="string" office:string-value="Sector 3500306 Calle 3500306 Casa # 3500306" calcext:value-type="string">
            <text:p>Sector 3500306 Calle 3500306 Casa # 3500306</text:p>
          </table:table-cell>
          <table:table-cell table:number-columns-repeated="2"/>
          <table:table-cell office:value-type="string" calcext:value-type="string">
            <text:p>FOR52</text:p>
          </table:table-cell>
          <table:table-cell office:value-type="string" calcext:value-type="string">
            <text:p>LABCL</text:p>
          </table:table-cell>
          <table:table-cell table:style-name="ce6" table:formula="of:=TEXT((RAND()*1000)/23;&quot;#,##0.00&quot;)" office:value-type="string" office:string-value="27.19" calcext:value-type="string">
            <text:p>27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89370039" calcext:value-type="float">
            <text:p>89370039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Breto</text:p>
          </table:table-cell>
          <table:table-cell table:formula="of:=COM.MICROSOFT.CONCAT(&quot;micorreo&quot;;INT(RAND()*10000000);&quot;@midominio.com&quot;)" office:value-type="string" office:string-value="micorreo4182303@midominio.com" calcext:value-type="string">
            <text:p>micorreo4182303@midominio.com</text:p>
          </table:table-cell>
          <table:table-cell table:formula="of:=CONCATENATE(&quot;Sector &quot;;[.A50];&quot; Calle &quot;;[.A50];&quot; Casa # &quot;;[.A50])" office:value-type="string" office:string-value="Sector 89370039 Calle 89370039 Casa # 89370039" calcext:value-type="string">
            <text:p>Sector 89370039 Calle 89370039 Casa # 89370039</text:p>
          </table:table-cell>
          <table:table-cell table:number-columns-repeated="2"/>
          <table:table-cell office:value-type="string" calcext:value-type="string">
            <text:p>DIRYX416</text:p>
          </table:table-cell>
          <table:table-cell office:value-type="string" calcext:value-type="string">
            <text:p>DXIMGRX</text:p>
          </table:table-cell>
          <table:table-cell table:style-name="ce6" table:formula="of:=TEXT((RAND()*1000)/23;&quot;#,##0.00&quot;)" office:value-type="string" office:string-value="20.88" calcext:value-type="string">
            <text:p>20.8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24355321" calcext:value-type="float">
            <text:p>24355321</text:p>
          </table:table-cell>
          <table:table-cell office:value-type="string" calcext:value-type="string">
            <text:p>Delida</text:p>
          </table:table-cell>
          <table:table-cell office:value-type="string" calcext:value-type="string">
            <text:p>Galindez</text:p>
          </table:table-cell>
          <table:table-cell table:formula="of:=COM.MICROSOFT.CONCAT(&quot;micorreo&quot;;INT(RAND()*10000000);&quot;@midominio.com&quot;)" office:value-type="string" office:string-value="micorreo6159272@midominio.com" calcext:value-type="string">
            <text:p>micorreo6159272@midominio.com</text:p>
          </table:table-cell>
          <table:table-cell table:formula="of:=CONCATENATE(&quot;Sector &quot;;[.A51];&quot; Calle &quot;;[.A51];&quot; Casa # &quot;;[.A51])" office:value-type="string" office:string-value="Sector 24355321 Calle 24355321 Casa # 24355321" calcext:value-type="string">
            <text:p>Sector 24355321 Calle 24355321 Casa # 24355321</text:p>
          </table:table-cell>
          <table:table-cell table:number-columns-repeated="2"/>
          <table:table-cell office:value-type="string" calcext:value-type="string">
            <text:p>FARMEN39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21.26" calcext:value-type="string">
            <text:p>21.2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39728294" calcext:value-type="float">
            <text:p>39728294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Roa</text:p>
          </table:table-cell>
          <table:table-cell table:formula="of:=COM.MICROSOFT.CONCAT(&quot;micorreo&quot;;INT(RAND()*10000000);&quot;@midominio.com&quot;)" office:value-type="string" office:string-value="micorreo450172@midominio.com" calcext:value-type="string">
            <text:p>micorreo450172@midominio.com</text:p>
          </table:table-cell>
          <table:table-cell table:formula="of:=CONCATENATE(&quot;Sector &quot;;[.A52];&quot; Calle &quot;;[.A52];&quot; Casa # &quot;;[.A52])" office:value-type="string" office:string-value="Sector 39728294 Calle 39728294 Casa # 39728294" calcext:value-type="string">
            <text:p>Sector 39728294 Calle 39728294 Casa # 39728294</text:p>
          </table:table-cell>
          <table:table-cell table:number-columns-repeated="2"/>
          <table:table-cell office:value-type="string" calcext:value-type="string">
            <text:p>FARMRO9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20.96" calcext:value-type="string">
            <text:p>20.9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9600093" calcext:value-type="float">
            <text:p>9600093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Colmenarez</text:p>
          </table:table-cell>
          <table:table-cell table:formula="of:=COM.MICROSOFT.CONCAT(&quot;micorreo&quot;;INT(RAND()*10000000);&quot;@midominio.com&quot;)" office:value-type="string" office:string-value="micorreo9829499@midominio.com" calcext:value-type="string">
            <text:p>micorreo9829499@midominio.com</text:p>
          </table:table-cell>
          <table:table-cell table:formula="of:=CONCATENATE(&quot;Sector &quot;;[.A53];&quot; Calle &quot;;[.A53];&quot; Casa # &quot;;[.A53])" office:value-type="string" office:string-value="Sector 9600093 Calle 9600093 Casa # 9600093" calcext:value-type="string">
            <text:p>Sector 9600093 Calle 9600093 Casa # 9600093</text:p>
          </table:table-cell>
          <table:table-cell table:number-columns-repeated="2"/>
          <table:table-cell office:value-type="string" calcext:value-type="string">
            <text:p>DIHTRYX245</text:p>
          </table:table-cell>
          <table:table-cell office:value-type="string" calcext:value-type="string">
            <text:p>HONORARIOS</text:p>
          </table:table-cell>
          <table:table-cell table:style-name="ce6" table:formula="of:=TEXT((RAND()*1000)/23;&quot;#,##0.00&quot;)" office:value-type="string" office:string-value="30.87" calcext:value-type="string">
            <text:p>30.8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88901248" calcext:value-type="float">
            <text:p>88901248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maro</text:p>
          </table:table-cell>
          <table:table-cell table:formula="of:=COM.MICROSOFT.CONCAT(&quot;micorreo&quot;;INT(RAND()*10000000);&quot;@midominio.com&quot;)" office:value-type="string" office:string-value="micorreo3054666@midominio.com" calcext:value-type="string">
            <text:p>micorreo3054666@midominio.com</text:p>
          </table:table-cell>
          <table:table-cell table:formula="of:=CONCATENATE(&quot;Sector &quot;;[.A54];&quot; Calle &quot;;[.A54];&quot; Casa # &quot;;[.A54])" office:value-type="string" office:string-value="Sector 88901248 Calle 88901248 Casa # 88901248" calcext:value-type="string">
            <text:p>Sector 88901248 Calle 88901248 Casa # 88901248</text:p>
          </table:table-cell>
          <table:table-cell table:number-columns-repeated="2"/>
          <table:table-cell office:value-type="string" calcext:value-type="string">
            <text:p>DIRYX75</text:p>
          </table:table-cell>
          <table:table-cell office:value-type="string" calcext:value-type="string">
            <text:p>DXIMGRX</text:p>
          </table:table-cell>
          <table:table-cell table:style-name="ce6" table:formula="of:=TEXT((RAND()*1000)/23;&quot;#,##0.00&quot;)" office:value-type="string" office:string-value="26.27" calcext:value-type="string">
            <text:p>26.2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12137330" calcext:value-type="float">
            <text:p>12137330</text:p>
          </table:table-cell>
          <table:table-cell office:value-type="string" calcext:value-type="string">
            <text:p>Ariangelis</text:p>
          </table:table-cell>
          <table:table-cell office:value-type="string" calcext:value-type="string">
            <text:p>Yaguas</text:p>
          </table:table-cell>
          <table:table-cell table:formula="of:=COM.MICROSOFT.CONCAT(&quot;micorreo&quot;;INT(RAND()*10000000);&quot;@midominio.com&quot;)" office:value-type="string" office:string-value="micorreo8969838@midominio.com" calcext:value-type="string">
            <text:p>micorreo8969838@midominio.com</text:p>
          </table:table-cell>
          <table:table-cell table:formula="of:=CONCATENATE(&quot;Sector &quot;;[.A55];&quot; Calle &quot;;[.A55];&quot; Casa # &quot;;[.A55])" office:value-type="string" office:string-value="Sector 12137330 Calle 12137330 Casa # 12137330" calcext:value-type="string">
            <text:p>Sector 12137330 Calle 12137330 Casa # 12137330</text:p>
          </table:table-cell>
          <table:table-cell table:number-columns-repeated="2"/>
          <table:table-cell office:value-type="string" calcext:value-type="string">
            <text:p>LABCL231</text:p>
          </table:table-cell>
          <table:table-cell office:value-type="string" calcext:value-type="string">
            <text:p>LABCL</text:p>
          </table:table-cell>
          <table:table-cell table:style-name="ce6" table:formula="of:=TEXT((RAND()*1000)/23;&quot;#,##0.00&quot;)" office:value-type="string" office:string-value="24.96" calcext:value-type="string">
            <text:p>24.9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15719123" calcext:value-type="float">
            <text:p>15719123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Alvarez</text:p>
          </table:table-cell>
          <table:table-cell table:formula="of:=COM.MICROSOFT.CONCAT(&quot;micorreo&quot;;INT(RAND()*10000000);&quot;@midominio.com&quot;)" office:value-type="string" office:string-value="micorreo8804763@midominio.com" calcext:value-type="string">
            <text:p>micorreo8804763@midominio.com</text:p>
          </table:table-cell>
          <table:table-cell table:formula="of:=CONCATENATE(&quot;Sector &quot;;[.A56];&quot; Calle &quot;;[.A56];&quot; Casa # &quot;;[.A56])" office:value-type="string" office:string-value="Sector 15719123 Calle 15719123 Casa # 15719123" calcext:value-type="string">
            <text:p>Sector 15719123 Calle 15719123 Casa # 15719123</text:p>
          </table:table-cell>
          <table:table-cell table:number-columns-repeated="2"/>
          <table:table-cell office:value-type="string" calcext:value-type="string">
            <text:p>FARMPR29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20.14" calcext:value-type="string">
            <text:p>20.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85752147" calcext:value-type="float">
            <text:p>85752147</text:p>
          </table:table-cell>
          <table:table-cell office:value-type="string" calcext:value-type="string">
            <text:p>Rusbeilys</text:p>
          </table:table-cell>
          <table:table-cell office:value-type="string" calcext:value-type="string">
            <text:p>Medina</text:p>
          </table:table-cell>
          <table:table-cell table:formula="of:=COM.MICROSOFT.CONCAT(&quot;micorreo&quot;;INT(RAND()*10000000);&quot;@midominio.com&quot;)" office:value-type="string" office:string-value="micorreo2463471@midominio.com" calcext:value-type="string">
            <text:p>micorreo2463471@midominio.com</text:p>
          </table:table-cell>
          <table:table-cell table:formula="of:=CONCATENATE(&quot;Sector &quot;;[.A57];&quot; Calle &quot;;[.A57];&quot; Casa # &quot;;[.A57])" office:value-type="string" office:string-value="Sector 85752147 Calle 85752147 Casa # 85752147" calcext:value-type="string">
            <text:p>Sector 85752147 Calle 85752147 Casa # 85752147</text:p>
          </table:table-cell>
          <table:table-cell table:number-columns-repeated="2"/>
          <table:table-cell office:value-type="string" calcext:value-type="string">
            <text:p>FARMAD23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10.00" calcext:value-type="string">
            <text:p>10.0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80704054" calcext:value-type="float">
            <text:p>80704054</text:p>
          </table:table-cell>
          <table:table-cell office:value-type="string" calcext:value-type="string">
            <text:p>Juana</text:p>
          </table:table-cell>
          <table:table-cell office:value-type="string" calcext:value-type="string">
            <text:p>Escalona</text:p>
          </table:table-cell>
          <table:table-cell table:formula="of:=COM.MICROSOFT.CONCAT(&quot;micorreo&quot;;INT(RAND()*10000000);&quot;@midominio.com&quot;)" office:value-type="string" office:string-value="micorreo2116347@midominio.com" calcext:value-type="string">
            <text:p>micorreo2116347@midominio.com</text:p>
          </table:table-cell>
          <table:table-cell table:formula="of:=CONCATENATE(&quot;Sector &quot;;[.A58];&quot; Calle &quot;;[.A58];&quot; Casa # &quot;;[.A58])" office:value-type="string" office:string-value="Sector 80704054 Calle 80704054 Casa # 80704054" calcext:value-type="string">
            <text:p>Sector 80704054 Calle 80704054 Casa # 80704054</text:p>
          </table:table-cell>
          <table:table-cell table:number-columns-repeated="2"/>
          <table:table-cell office:value-type="string" calcext:value-type="string">
            <text:p>DIHMTAC28</text:p>
          </table:table-cell>
          <table:table-cell office:value-type="string" calcext:value-type="string">
            <text:p>DXIMGTC</text:p>
          </table:table-cell>
          <table:table-cell table:style-name="ce6" table:formula="of:=TEXT((RAND()*1000)/23;&quot;#,##0.00&quot;)" office:value-type="string" office:string-value="30.52" calcext:value-type="string">
            <text:p>30.5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85334367" calcext:value-type="float">
            <text:p>85334367</text:p>
          </table:table-cell>
          <table:table-cell office:value-type="string" calcext:value-type="string">
            <text:p>Lina</text:p>
          </table:table-cell>
          <table:table-cell office:value-type="string" calcext:value-type="string">
            <text:p>Gomez</text:p>
          </table:table-cell>
          <table:table-cell table:formula="of:=COM.MICROSOFT.CONCAT(&quot;micorreo&quot;;INT(RAND()*10000000);&quot;@midominio.com&quot;)" office:value-type="string" office:string-value="micorreo2486842@midominio.com" calcext:value-type="string">
            <text:p>micorreo2486842@midominio.com</text:p>
          </table:table-cell>
          <table:table-cell table:formula="of:=CONCATENATE(&quot;Sector &quot;;[.A59];&quot; Calle &quot;;[.A59];&quot; Casa # &quot;;[.A59])" office:value-type="string" office:string-value="Sector 85334367 Calle 85334367 Casa # 85334367" calcext:value-type="string">
            <text:p>Sector 85334367 Calle 85334367 Casa # 85334367</text:p>
          </table:table-cell>
          <table:table-cell table:number-columns-repeated="2"/>
          <table:table-cell office:value-type="string" calcext:value-type="string">
            <text:p>FARMVA21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5.01" calcext:value-type="string">
            <text:p>5.0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51219327" calcext:value-type="float">
            <text:p>51219327</text:p>
          </table:table-cell>
          <table:table-cell office:value-type="string" calcext:value-type="string">
            <text:p>Esposoria</text:p>
          </table:table-cell>
          <table:table-cell office:value-type="string" calcext:value-type="string">
            <text:p>Bullones</text:p>
          </table:table-cell>
          <table:table-cell table:formula="of:=COM.MICROSOFT.CONCAT(&quot;micorreo&quot;;INT(RAND()*10000000);&quot;@midominio.com&quot;)" office:value-type="string" office:string-value="micorreo4850333@midominio.com" calcext:value-type="string">
            <text:p>micorreo4850333@midominio.com</text:p>
          </table:table-cell>
          <table:table-cell table:formula="of:=CONCATENATE(&quot;Sector &quot;;[.A60];&quot; Calle &quot;;[.A60];&quot; Casa # &quot;;[.A60])" office:value-type="string" office:string-value="Sector 51219327 Calle 51219327 Casa # 51219327" calcext:value-type="string">
            <text:p>Sector 51219327 Calle 51219327 Casa # 51219327</text:p>
          </table:table-cell>
          <table:table-cell table:number-columns-repeated="2"/>
          <table:table-cell office:value-type="string" calcext:value-type="string">
            <text:p>DIHTRYX298</text:p>
          </table:table-cell>
          <table:table-cell office:value-type="string" calcext:value-type="string">
            <text:p>HONORARIOS</text:p>
          </table:table-cell>
          <table:table-cell table:style-name="ce6" table:formula="of:=TEXT((RAND()*1000)/23;&quot;#,##0.00&quot;)" office:value-type="string" office:string-value="15.57" calcext:value-type="string">
            <text:p>15.5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56207511" calcext:value-type="float">
            <text:p>56207511</text:p>
          </table:table-cell>
          <table:table-cell office:value-type="string" calcext:value-type="string">
            <text:p>Freddy</text:p>
          </table:table-cell>
          <table:table-cell office:value-type="string" calcext:value-type="string">
            <text:p>Colmenares</text:p>
          </table:table-cell>
          <table:table-cell table:formula="of:=COM.MICROSOFT.CONCAT(&quot;micorreo&quot;;INT(RAND()*10000000);&quot;@midominio.com&quot;)" office:value-type="string" office:string-value="micorreo3311531@midominio.com" calcext:value-type="string">
            <text:p>micorreo3311531@midominio.com</text:p>
          </table:table-cell>
          <table:table-cell table:formula="of:=CONCATENATE(&quot;Sector &quot;;[.A61];&quot; Calle &quot;;[.A61];&quot; Casa # &quot;;[.A61])" office:value-type="string" office:string-value="Sector 56207511 Calle 56207511 Casa # 56207511" calcext:value-type="string">
            <text:p>Sector 56207511 Calle 56207511 Casa # 56207511</text:p>
          </table:table-cell>
          <table:table-cell table:number-columns-repeated="2"/>
          <table:table-cell office:value-type="string" calcext:value-type="string">
            <text:p>FOR29</text:p>
          </table:table-cell>
          <table:table-cell office:value-type="string" calcext:value-type="string">
            <text:p>LABCL</text:p>
          </table:table-cell>
          <table:table-cell table:style-name="ce6" table:formula="of:=TEXT((RAND()*1000)/23;&quot;#,##0.00&quot;)" office:value-type="string" office:string-value="3.05" calcext:value-type="string">
            <text:p>3.0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11835819" calcext:value-type="float">
            <text:p>11835819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Garcia</text:p>
          </table:table-cell>
          <table:table-cell table:formula="of:=COM.MICROSOFT.CONCAT(&quot;micorreo&quot;;INT(RAND()*10000000);&quot;@midominio.com&quot;)" office:value-type="string" office:string-value="micorreo4452736@midominio.com" calcext:value-type="string">
            <text:p>micorreo4452736@midominio.com</text:p>
          </table:table-cell>
          <table:table-cell table:formula="of:=CONCATENATE(&quot;Sector &quot;;[.A62];&quot; Calle &quot;;[.A62];&quot; Casa # &quot;;[.A62])" office:value-type="string" office:string-value="Sector 11835819 Calle 11835819 Casa # 11835819" calcext:value-type="string">
            <text:p>Sector 11835819 Calle 11835819 Casa # 11835819</text:p>
          </table:table-cell>
          <table:table-cell table:number-columns-repeated="2"/>
          <table:table-cell office:value-type="string" calcext:value-type="string">
            <text:p>REAC81</text:p>
          </table:table-cell>
          <table:table-cell office:value-type="string" calcext:value-type="string">
            <text:p>REACTIVOS</text:p>
          </table:table-cell>
          <table:table-cell table:style-name="ce6" table:formula="of:=TEXT((RAND()*1000)/23;&quot;#,##0.00&quot;)" office:value-type="string" office:string-value="36.84" calcext:value-type="string">
            <text:p>36.8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25863528" calcext:value-type="float">
            <text:p>25863528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Medina</text:p>
          </table:table-cell>
          <table:table-cell table:formula="of:=COM.MICROSOFT.CONCAT(&quot;micorreo&quot;;INT(RAND()*10000000);&quot;@midominio.com&quot;)" office:value-type="string" office:string-value="micorreo5804761@midominio.com" calcext:value-type="string">
            <text:p>micorreo5804761@midominio.com</text:p>
          </table:table-cell>
          <table:table-cell table:formula="of:=CONCATENATE(&quot;Sector &quot;;[.A63];&quot; Calle &quot;;[.A63];&quot; Casa # &quot;;[.A63])" office:value-type="string" office:string-value="Sector 25863528 Calle 25863528 Casa # 25863528" calcext:value-type="string">
            <text:p>Sector 25863528 Calle 25863528 Casa # 25863528</text:p>
          </table:table-cell>
          <table:table-cell table:number-columns-repeated="2"/>
          <table:table-cell office:value-type="string" calcext:value-type="string">
            <text:p>DIECO15</text:p>
          </table:table-cell>
          <table:table-cell office:value-type="string" calcext:value-type="string">
            <text:p>DXIMGECO</text:p>
          </table:table-cell>
          <table:table-cell table:style-name="ce6" table:formula="of:=TEXT((RAND()*1000)/23;&quot;#,##0.00&quot;)" office:value-type="string" office:string-value="21.57" calcext:value-type="string">
            <text:p>21.5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33632209" calcext:value-type="float">
            <text:p>33632209</text:p>
          </table:table-cell>
          <table:table-cell office:value-type="string" calcext:value-type="string">
            <text:p>Yolanda</text:p>
          </table:table-cell>
          <table:table-cell office:value-type="string" calcext:value-type="string">
            <text:p>Silva</text:p>
          </table:table-cell>
          <table:table-cell table:formula="of:=COM.MICROSOFT.CONCAT(&quot;micorreo&quot;;INT(RAND()*10000000);&quot;@midominio.com&quot;)" office:value-type="string" office:string-value="micorreo3999231@midominio.com" calcext:value-type="string">
            <text:p>micorreo3999231@midominio.com</text:p>
          </table:table-cell>
          <table:table-cell table:formula="of:=CONCATENATE(&quot;Sector &quot;;[.A64];&quot; Calle &quot;;[.A64];&quot; Casa # &quot;;[.A64])" office:value-type="string" office:string-value="Sector 33632209 Calle 33632209 Casa # 33632209" calcext:value-type="string">
            <text:p>Sector 33632209 Calle 33632209 Casa # 33632209</text:p>
          </table:table-cell>
          <table:table-cell table:number-columns-repeated="2"/>
          <table:table-cell office:value-type="string" calcext:value-type="string">
            <text:p>FARMCE78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10.76" calcext:value-type="string">
            <text:p>10.7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43595105" calcext:value-type="float">
            <text:p>43595105</text:p>
          </table:table-cell>
          <table:table-cell office:value-type="string" calcext:value-type="string">
            <text:p>Marysbeth</text:p>
          </table:table-cell>
          <table:table-cell office:value-type="string" calcext:value-type="string">
            <text:p>Vargas</text:p>
          </table:table-cell>
          <table:table-cell table:formula="of:=COM.MICROSOFT.CONCAT(&quot;micorreo&quot;;INT(RAND()*10000000);&quot;@midominio.com&quot;)" office:value-type="string" office:string-value="micorreo9418777@midominio.com" calcext:value-type="string">
            <text:p>micorreo9418777@midominio.com</text:p>
          </table:table-cell>
          <table:table-cell table:formula="of:=CONCATENATE(&quot;Sector &quot;;[.A65];&quot; Calle &quot;;[.A65];&quot; Casa # &quot;;[.A65])" office:value-type="string" office:string-value="Sector 43595105 Calle 43595105 Casa # 43595105" calcext:value-type="string">
            <text:p>Sector 43595105 Calle 43595105 Casa # 43595105</text:p>
          </table:table-cell>
          <table:table-cell table:number-columns-repeated="2"/>
          <table:table-cell office:value-type="string" calcext:value-type="string">
            <text:p>FARMME64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15.82" calcext:value-type="string">
            <text:p>15.8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37782050" calcext:value-type="float">
            <text:p>37782050</text:p>
          </table:table-cell>
          <table:table-cell office:value-type="string" calcext:value-type="string">
            <text:p>Rachelle</text:p>
          </table:table-cell>
          <table:table-cell office:value-type="string" calcext:value-type="string">
            <text:p>Gomez</text:p>
          </table:table-cell>
          <table:table-cell table:formula="of:=COM.MICROSOFT.CONCAT(&quot;micorreo&quot;;INT(RAND()*10000000);&quot;@midominio.com&quot;)" office:value-type="string" office:string-value="micorreo7239411@midominio.com" calcext:value-type="string">
            <text:p>micorreo7239411@midominio.com</text:p>
          </table:table-cell>
          <table:table-cell table:formula="of:=CONCATENATE(&quot;Sector &quot;;[.A66];&quot; Calle &quot;;[.A66];&quot; Casa # &quot;;[.A66])" office:value-type="string" office:string-value="Sector 37782050 Calle 37782050 Casa # 37782050" calcext:value-type="string">
            <text:p>Sector 37782050 Calle 37782050 Casa # 37782050</text:p>
          </table:table-cell>
          <table:table-cell table:number-columns-repeated="2"/>
          <table:table-cell office:value-type="string" calcext:value-type="string">
            <text:p>FARMGU5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6.55" calcext:value-type="string">
            <text:p>6.5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68540511" calcext:value-type="float">
            <text:p>68540511</text:p>
          </table:table-cell>
          <table:table-cell office:value-type="string" calcext:value-type="string">
            <text:p>Andreina</text:p>
          </table:table-cell>
          <table:table-cell office:value-type="string" calcext:value-type="string">
            <text:p>Andrade</text:p>
          </table:table-cell>
          <table:table-cell table:formula="of:=COM.MICROSOFT.CONCAT(&quot;micorreo&quot;;INT(RAND()*10000000);&quot;@midominio.com&quot;)" office:value-type="string" office:string-value="micorreo4004432@midominio.com" calcext:value-type="string">
            <text:p>micorreo4004432@midominio.com</text:p>
          </table:table-cell>
          <table:table-cell table:formula="of:=CONCATENATE(&quot;Sector &quot;;[.A67];&quot; Calle &quot;;[.A67];&quot; Casa # &quot;;[.A67])" office:value-type="string" office:string-value="Sector 68540511 Calle 68540511 Casa # 68540511" calcext:value-type="string">
            <text:p>Sector 68540511 Calle 68540511 Casa # 68540511</text:p>
          </table:table-cell>
          <table:table-cell table:number-columns-repeated="2"/>
          <table:table-cell office:value-type="string" calcext:value-type="string">
            <text:p>PRESGA4</text:p>
          </table:table-cell>
          <table:table-cell office:value-type="string" calcext:value-type="string">
            <text:p>ECO</text:p>
          </table:table-cell>
          <table:table-cell table:style-name="ce6" table:formula="of:=TEXT((RAND()*1000)/23;&quot;#,##0.00&quot;)" office:value-type="string" office:string-value="6.78" calcext:value-type="string">
            <text:p>6.7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46532247" calcext:value-type="float">
            <text:p>46532247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Serrada</text:p>
          </table:table-cell>
          <table:table-cell table:formula="of:=COM.MICROSOFT.CONCAT(&quot;micorreo&quot;;INT(RAND()*10000000);&quot;@midominio.com&quot;)" office:value-type="string" office:string-value="micorreo4322304@midominio.com" calcext:value-type="string">
            <text:p>micorreo4322304@midominio.com</text:p>
          </table:table-cell>
          <table:table-cell table:formula="of:=CONCATENATE(&quot;Sector &quot;;[.A68];&quot; Calle &quot;;[.A68];&quot; Casa # &quot;;[.A68])" office:value-type="string" office:string-value="Sector 46532247 Calle 46532247 Casa # 46532247" calcext:value-type="string">
            <text:p>Sector 46532247 Calle 46532247 Casa # 46532247</text:p>
          </table:table-cell>
          <table:table-cell table:number-columns-repeated="2"/>
          <table:table-cell office:value-type="string" calcext:value-type="string">
            <text:p>FARMAN2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12.50" calcext:value-type="string">
            <text:p>12.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97766211" calcext:value-type="float">
            <text:p>97766211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scalona</text:p>
          </table:table-cell>
          <table:table-cell table:formula="of:=COM.MICROSOFT.CONCAT(&quot;micorreo&quot;;INT(RAND()*10000000);&quot;@midominio.com&quot;)" office:value-type="string" office:string-value="micorreo175911@midominio.com" calcext:value-type="string">
            <text:p>micorreo175911@midominio.com</text:p>
          </table:table-cell>
          <table:table-cell table:formula="of:=CONCATENATE(&quot;Sector &quot;;[.A69];&quot; Calle &quot;;[.A69];&quot; Casa # &quot;;[.A69])" office:value-type="string" office:string-value="Sector 97766211 Calle 97766211 Casa # 97766211" calcext:value-type="string">
            <text:p>Sector 97766211 Calle 97766211 Casa # 97766211</text:p>
          </table:table-cell>
          <table:table-cell table:number-columns-repeated="2"/>
          <table:table-cell office:value-type="string" calcext:value-type="string">
            <text:p>DIHTRMN14</text:p>
          </table:table-cell>
          <table:table-cell office:value-type="string" calcext:value-type="string">
            <text:p>HONORARIOS</text:p>
          </table:table-cell>
          <table:table-cell table:style-name="ce6" table:formula="of:=TEXT((RAND()*1000)/23;&quot;#,##0.00&quot;)" office:value-type="string" office:string-value="19.34" calcext:value-type="string">
            <text:p>19.3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81076174" calcext:value-type="float">
            <text:p>81076174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Ladera</text:p>
          </table:table-cell>
          <table:table-cell table:formula="of:=COM.MICROSOFT.CONCAT(&quot;micorreo&quot;;INT(RAND()*10000000);&quot;@midominio.com&quot;)" office:value-type="string" office:string-value="micorreo7669983@midominio.com" calcext:value-type="string">
            <text:p>micorreo7669983@midominio.com</text:p>
          </table:table-cell>
          <table:table-cell table:formula="of:=CONCATENATE(&quot;Sector &quot;;[.A70];&quot; Calle &quot;;[.A70];&quot; Casa # &quot;;[.A70])" office:value-type="string" office:string-value="Sector 81076174 Calle 81076174 Casa # 81076174" calcext:value-type="string">
            <text:p>Sector 81076174 Calle 81076174 Casa # 81076174</text:p>
          </table:table-cell>
          <table:table-cell table:number-columns-repeated="2"/>
          <table:table-cell office:value-type="string" calcext:value-type="string">
            <text:p>DIRYX327</text:p>
          </table:table-cell>
          <table:table-cell office:value-type="string" calcext:value-type="string">
            <text:p>DXIMGRX</text:p>
          </table:table-cell>
          <table:table-cell table:style-name="ce6" table:formula="of:=TEXT((RAND()*1000)/23;&quot;#,##0.00&quot;)" office:value-type="string" office:string-value="19.57" calcext:value-type="string">
            <text:p>19.5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40497035" calcext:value-type="float">
            <text:p>40497035</text:p>
          </table:table-cell>
          <table:table-cell office:value-type="string" calcext:value-type="string">
            <text:p>Milangela</text:p>
          </table:table-cell>
          <table:table-cell office:value-type="string" calcext:value-type="string">
            <text:p>Mendez</text:p>
          </table:table-cell>
          <table:table-cell table:formula="of:=COM.MICROSOFT.CONCAT(&quot;micorreo&quot;;INT(RAND()*10000000);&quot;@midominio.com&quot;)" office:value-type="string" office:string-value="micorreo2673667@midominio.com" calcext:value-type="string">
            <text:p>micorreo2673667@midominio.com</text:p>
          </table:table-cell>
          <table:table-cell table:formula="of:=CONCATENATE(&quot;Sector &quot;;[.A71];&quot; Calle &quot;;[.A71];&quot; Casa # &quot;;[.A71])" office:value-type="string" office:string-value="Sector 40497035 Calle 40497035 Casa # 40497035" calcext:value-type="string">
            <text:p>Sector 40497035 Calle 40497035 Casa # 40497035</text:p>
          </table:table-cell>
          <table:table-cell table:number-columns-repeated="2"/>
          <table:table-cell office:value-type="string" calcext:value-type="string">
            <text:p>FOR78</text:p>
          </table:table-cell>
          <table:table-cell office:value-type="string" calcext:value-type="string">
            <text:p>LABCL</text:p>
          </table:table-cell>
          <table:table-cell table:style-name="ce6" table:formula="of:=TEXT((RAND()*1000)/23;&quot;#,##0.00&quot;)" office:value-type="string" office:string-value="19.10" calcext:value-type="string">
            <text:p>19.1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37132068" calcext:value-type="float">
            <text:p>37132068</text:p>
          </table:table-cell>
          <table:table-cell office:value-type="string" calcext:value-type="string">
            <text:p>Lucila</text:p>
          </table:table-cell>
          <table:table-cell office:value-type="string" calcext:value-type="string">
            <text:p>Aguilar</text:p>
          </table:table-cell>
          <table:table-cell table:formula="of:=COM.MICROSOFT.CONCAT(&quot;micorreo&quot;;INT(RAND()*10000000);&quot;@midominio.com&quot;)" office:value-type="string" office:string-value="micorreo2156617@midominio.com" calcext:value-type="string">
            <text:p>micorreo2156617@midominio.com</text:p>
          </table:table-cell>
          <table:table-cell table:formula="of:=CONCATENATE(&quot;Sector &quot;;[.A72];&quot; Calle &quot;;[.A72];&quot; Casa # &quot;;[.A72])" office:value-type="string" office:string-value="Sector 37132068 Calle 37132068 Casa # 37132068" calcext:value-type="string">
            <text:p>Sector 37132068 Calle 37132068 Casa # 37132068</text:p>
          </table:table-cell>
          <table:table-cell table:number-columns-repeated="2"/>
          <table:table-cell office:value-type="string" calcext:value-type="string">
            <text:p>FARMTE39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34.01" calcext:value-type="string">
            <text:p>34.0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1054611" calcext:value-type="float">
            <text:p>1054611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Oropeza</text:p>
          </table:table-cell>
          <table:table-cell table:formula="of:=COM.MICROSOFT.CONCAT(&quot;micorreo&quot;;INT(RAND()*10000000);&quot;@midominio.com&quot;)" office:value-type="string" office:string-value="micorreo110010@midominio.com" calcext:value-type="string">
            <text:p>micorreo110010@midominio.com</text:p>
          </table:table-cell>
          <table:table-cell table:formula="of:=CONCATENATE(&quot;Sector &quot;;[.A73];&quot; Calle &quot;;[.A73];&quot; Casa # &quot;;[.A73])" office:value-type="string" office:string-value="Sector 1054611 Calle 1054611 Casa # 1054611" calcext:value-type="string">
            <text:p>Sector 1054611 Calle 1054611 Casa # 1054611</text:p>
          </table:table-cell>
          <table:table-cell table:number-columns-repeated="2"/>
          <table:table-cell office:value-type="string" calcext:value-type="string">
            <text:p>FARMNE1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21.60" calcext:value-type="string">
            <text:p>21.6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11745583" calcext:value-type="float">
            <text:p>11745583</text:p>
          </table:table-cell>
          <table:table-cell office:value-type="string" calcext:value-type="string">
            <text:p>Camilo</text:p>
          </table:table-cell>
          <table:table-cell office:value-type="string" calcext:value-type="string">
            <text:p>Castillo</text:p>
          </table:table-cell>
          <table:table-cell table:formula="of:=COM.MICROSOFT.CONCAT(&quot;micorreo&quot;;INT(RAND()*10000000);&quot;@midominio.com&quot;)" office:value-type="string" office:string-value="micorreo9342420@midominio.com" calcext:value-type="string">
            <text:p>micorreo9342420@midominio.com</text:p>
          </table:table-cell>
          <table:table-cell table:formula="of:=CONCATENATE(&quot;Sector &quot;;[.A74];&quot; Calle &quot;;[.A74];&quot; Casa # &quot;;[.A74])" office:value-type="string" office:string-value="Sector 11745583 Calle 11745583 Casa # 11745583" calcext:value-type="string">
            <text:p>Sector 11745583 Calle 11745583 Casa # 11745583</text:p>
          </table:table-cell>
          <table:table-cell table:number-columns-repeated="2"/>
          <table:table-cell office:value-type="string" calcext:value-type="string">
            <text:p>FARMTR5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4.58" calcext:value-type="string">
            <text:p>4.5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662665" calcext:value-type="float">
            <text:p>662665</text:p>
          </table:table-cell>
          <table:table-cell office:value-type="string" calcext:value-type="string">
            <text:p>Edmanuel</text:p>
          </table:table-cell>
          <table:table-cell office:value-type="string" calcext:value-type="string">
            <text:p>Alvarez</text:p>
          </table:table-cell>
          <table:table-cell table:formula="of:=COM.MICROSOFT.CONCAT(&quot;micorreo&quot;;INT(RAND()*10000000);&quot;@midominio.com&quot;)" office:value-type="string" office:string-value="micorreo9433783@midominio.com" calcext:value-type="string">
            <text:p>micorreo9433783@midominio.com</text:p>
          </table:table-cell>
          <table:table-cell table:formula="of:=CONCATENATE(&quot;Sector &quot;;[.A75];&quot; Calle &quot;;[.A75];&quot; Casa # &quot;;[.A75])" office:value-type="string" office:string-value="Sector 662665 Calle 662665 Casa # 662665" calcext:value-type="string">
            <text:p>Sector 662665 Calle 662665 Casa # 662665</text:p>
          </table:table-cell>
          <table:table-cell table:number-columns-repeated="2"/>
          <table:table-cell office:value-type="string" calcext:value-type="string">
            <text:p>CDHMB48</text:p>
          </table:table-cell>
          <table:table-cell office:value-type="string" calcext:value-type="string">
            <text:p>LABCL</text:p>
          </table:table-cell>
          <table:table-cell table:style-name="ce6" table:formula="of:=TEXT((RAND()*1000)/23;&quot;#,##0.00&quot;)" office:value-type="string" office:string-value="4.38" calcext:value-type="string">
            <text:p>4.3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76156218" calcext:value-type="float">
            <text:p>76156218</text:p>
          </table:table-cell>
          <table:table-cell office:value-type="string" calcext:value-type="string">
            <text:p>Kleiber</text:p>
          </table:table-cell>
          <table:table-cell office:value-type="string" calcext:value-type="string">
            <text:p>Yusti</text:p>
          </table:table-cell>
          <table:table-cell table:formula="of:=COM.MICROSOFT.CONCAT(&quot;micorreo&quot;;INT(RAND()*10000000);&quot;@midominio.com&quot;)" office:value-type="string" office:string-value="micorreo834049@midominio.com" calcext:value-type="string">
            <text:p>micorreo834049@midominio.com</text:p>
          </table:table-cell>
          <table:table-cell table:formula="of:=CONCATENATE(&quot;Sector &quot;;[.A76];&quot; Calle &quot;;[.A76];&quot; Casa # &quot;;[.A76])" office:value-type="string" office:string-value="Sector 76156218 Calle 76156218 Casa # 76156218" calcext:value-type="string">
            <text:p>Sector 76156218 Calle 76156218 Casa # 76156218</text:p>
          </table:table-cell>
          <table:table-cell table:number-columns-repeated="2"/>
          <table:table-cell office:value-type="string" calcext:value-type="string">
            <text:p>BIOP1</text:p>
          </table:table-cell>
          <table:table-cell office:value-type="string" calcext:value-type="string">
            <text:p>ANATOMIPA</text:p>
          </table:table-cell>
          <table:table-cell table:style-name="ce6" table:formula="of:=TEXT((RAND()*1000)/23;&quot;#,##0.00&quot;)" office:value-type="string" office:string-value="31.43" calcext:value-type="string">
            <text:p>31.4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74623630" calcext:value-type="float">
            <text:p>74623630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Rodriguez</text:p>
          </table:table-cell>
          <table:table-cell table:formula="of:=COM.MICROSOFT.CONCAT(&quot;micorreo&quot;;INT(RAND()*10000000);&quot;@midominio.com&quot;)" office:value-type="string" office:string-value="micorreo3895505@midominio.com" calcext:value-type="string">
            <text:p>micorreo3895505@midominio.com</text:p>
          </table:table-cell>
          <table:table-cell table:formula="of:=CONCATENATE(&quot;Sector &quot;;[.A77];&quot; Calle &quot;;[.A77];&quot; Casa # &quot;;[.A77])" office:value-type="string" office:string-value="Sector 74623630 Calle 74623630 Casa # 74623630" calcext:value-type="string">
            <text:p>Sector 74623630 Calle 74623630 Casa # 74623630</text:p>
          </table:table-cell>
          <table:table-cell table:number-columns-repeated="2"/>
          <table:table-cell office:value-type="string" calcext:value-type="string">
            <text:p>FARMDE16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26.77" calcext:value-type="string">
            <text:p>26.7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87701627" calcext:value-type="float">
            <text:p>87701627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Arrieche</text:p>
          </table:table-cell>
          <table:table-cell table:formula="of:=COM.MICROSOFT.CONCAT(&quot;micorreo&quot;;INT(RAND()*10000000);&quot;@midominio.com&quot;)" office:value-type="string" office:string-value="micorreo5606543@midominio.com" calcext:value-type="string">
            <text:p>micorreo5606543@midominio.com</text:p>
          </table:table-cell>
          <table:table-cell table:formula="of:=CONCATENATE(&quot;Sector &quot;;[.A78];&quot; Calle &quot;;[.A78];&quot; Casa # &quot;;[.A78])" office:value-type="string" office:string-value="Sector 87701627 Calle 87701627 Casa # 87701627" calcext:value-type="string">
            <text:p>Sector 87701627 Calle 87701627 Casa # 87701627</text:p>
          </table:table-cell>
          <table:table-cell table:number-columns-repeated="2"/>
          <table:table-cell office:value-type="string" calcext:value-type="string">
            <text:p>FARMZI6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28.57" calcext:value-type="string">
            <text:p>28.5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23968691" calcext:value-type="float">
            <text:p>23968691</text:p>
          </table:table-cell>
          <table:table-cell office:value-type="string" calcext:value-type="string">
            <text:p>Felicia </text:p>
          </table:table-cell>
          <table:table-cell office:value-type="string" calcext:value-type="string">
            <text:p>Peaa </text:p>
          </table:table-cell>
          <table:table-cell table:formula="of:=COM.MICROSOFT.CONCAT(&quot;micorreo&quot;;INT(RAND()*10000000);&quot;@midominio.com&quot;)" office:value-type="string" office:string-value="micorreo5217766@midominio.com" calcext:value-type="string">
            <text:p>micorreo5217766@midominio.com</text:p>
          </table:table-cell>
          <table:table-cell table:formula="of:=CONCATENATE(&quot;Sector &quot;;[.A79];&quot; Calle &quot;;[.A79];&quot; Casa # &quot;;[.A79])" office:value-type="string" office:string-value="Sector 23968691 Calle 23968691 Casa # 23968691" calcext:value-type="string">
            <text:p>Sector 23968691 Calle 23968691 Casa # 23968691</text:p>
          </table:table-cell>
          <table:table-cell table:number-columns-repeated="2"/>
          <table:table-cell office:value-type="string" calcext:value-type="string">
            <text:p>MMQ8</text:p>
          </table:table-cell>
          <table:table-cell office:value-type="string" calcext:value-type="string">
            <text:p>INVMM</text:p>
          </table:table-cell>
          <table:table-cell table:style-name="ce6" table:formula="of:=TEXT((RAND()*1000)/23;&quot;#,##0.00&quot;)" office:value-type="string" office:string-value="28.65" calcext:value-type="string">
            <text:p>28.6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45810902" calcext:value-type="float">
            <text:p>45810902</text:p>
          </table:table-cell>
          <table:table-cell office:value-type="string" calcext:value-type="string">
            <text:p>Minnellys</text:p>
          </table:table-cell>
          <table:table-cell office:value-type="string" calcext:value-type="string">
            <text:p>Juarez</text:p>
          </table:table-cell>
          <table:table-cell table:formula="of:=COM.MICROSOFT.CONCAT(&quot;micorreo&quot;;INT(RAND()*10000000);&quot;@midominio.com&quot;)" office:value-type="string" office:string-value="micorreo5841688@midominio.com" calcext:value-type="string">
            <text:p>micorreo5841688@midominio.com</text:p>
          </table:table-cell>
          <table:table-cell table:formula="of:=CONCATENATE(&quot;Sector &quot;;[.A80];&quot; Calle &quot;;[.A80];&quot; Casa # &quot;;[.A80])" office:value-type="string" office:string-value="Sector 45810902 Calle 45810902 Casa # 45810902" calcext:value-type="string">
            <text:p>Sector 45810902 Calle 45810902 Casa # 45810902</text:p>
          </table:table-cell>
          <table:table-cell table:number-columns-repeated="2"/>
          <table:table-cell office:value-type="string" calcext:value-type="string">
            <text:p>APTT79</text:p>
          </table:table-cell>
          <table:table-cell office:value-type="string" calcext:value-type="string">
            <text:p>APLITRMTO</text:p>
          </table:table-cell>
          <table:table-cell table:style-name="ce6" table:formula="of:=TEXT((RAND()*1000)/23;&quot;#,##0.00&quot;)" office:value-type="string" office:string-value="2.88" calcext:value-type="string">
            <text:p>2.8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32492442" calcext:value-type="float">
            <text:p>32492442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drade</text:p>
          </table:table-cell>
          <table:table-cell table:formula="of:=COM.MICROSOFT.CONCAT(&quot;micorreo&quot;;INT(RAND()*10000000);&quot;@midominio.com&quot;)" office:value-type="string" office:string-value="micorreo330753@midominio.com" calcext:value-type="string">
            <text:p>micorreo330753@midominio.com</text:p>
          </table:table-cell>
          <table:table-cell table:formula="of:=CONCATENATE(&quot;Sector &quot;;[.A81];&quot; Calle &quot;;[.A81];&quot; Casa # &quot;;[.A81])" office:value-type="string" office:string-value="Sector 32492442 Calle 32492442 Casa # 32492442" calcext:value-type="string">
            <text:p>Sector 32492442 Calle 32492442 Casa # 32492442</text:p>
          </table:table-cell>
          <table:table-cell table:number-columns-repeated="2"/>
          <table:table-cell office:value-type="string" calcext:value-type="string">
            <text:p>FARMCE76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17.99" calcext:value-type="string">
            <text:p>17.9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69709248" calcext:value-type="float">
            <text:p>69709248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choa</text:p>
          </table:table-cell>
          <table:table-cell table:formula="of:=COM.MICROSOFT.CONCAT(&quot;micorreo&quot;;INT(RAND()*10000000);&quot;@midominio.com&quot;)" office:value-type="string" office:string-value="micorreo7324332@midominio.com" calcext:value-type="string">
            <text:p>micorreo7324332@midominio.com</text:p>
          </table:table-cell>
          <table:table-cell table:formula="of:=CONCATENATE(&quot;Sector &quot;;[.A82];&quot; Calle &quot;;[.A82];&quot; Casa # &quot;;[.A82])" office:value-type="string" office:string-value="Sector 69709248 Calle 69709248 Casa # 69709248" calcext:value-type="string">
            <text:p>Sector 69709248 Calle 69709248 Casa # 69709248</text:p>
          </table:table-cell>
          <table:table-cell table:number-columns-repeated="2"/>
          <table:table-cell office:value-type="string" calcext:value-type="string">
            <text:p>FARMKY3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33.53" calcext:value-type="string">
            <text:p>33.5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6849827" calcext:value-type="float">
            <text:p>6849827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Freitez</text:p>
          </table:table-cell>
          <table:table-cell table:formula="of:=COM.MICROSOFT.CONCAT(&quot;micorreo&quot;;INT(RAND()*10000000);&quot;@midominio.com&quot;)" office:value-type="string" office:string-value="micorreo6010426@midominio.com" calcext:value-type="string">
            <text:p>micorreo6010426@midominio.com</text:p>
          </table:table-cell>
          <table:table-cell table:formula="of:=CONCATENATE(&quot;Sector &quot;;[.A83];&quot; Calle &quot;;[.A83];&quot; Casa # &quot;;[.A83])" office:value-type="string" office:string-value="Sector 6849827 Calle 6849827 Casa # 6849827" calcext:value-type="string">
            <text:p>Sector 6849827 Calle 6849827 Casa # 6849827</text:p>
          </table:table-cell>
          <table:table-cell table:number-columns-repeated="2"/>
          <table:table-cell office:value-type="string" calcext:value-type="string">
            <text:p>FARMTE21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30.90" calcext:value-type="string">
            <text:p>30.9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40177280" calcext:value-type="float">
            <text:p>40177280</text:p>
          </table:table-cell>
          <table:table-cell office:value-type="string" calcext:value-type="string">
            <text:p>Paola</text:p>
          </table:table-cell>
          <table:table-cell office:value-type="string" calcext:value-type="string">
            <text:p>Rivero</text:p>
          </table:table-cell>
          <table:table-cell table:formula="of:=COM.MICROSOFT.CONCAT(&quot;micorreo&quot;;INT(RAND()*10000000);&quot;@midominio.com&quot;)" office:value-type="string" office:string-value="micorreo2238029@midominio.com" calcext:value-type="string">
            <text:p>micorreo2238029@midominio.com</text:p>
          </table:table-cell>
          <table:table-cell table:formula="of:=CONCATENATE(&quot;Sector &quot;;[.A84];&quot; Calle &quot;;[.A84];&quot; Casa # &quot;;[.A84])" office:value-type="string" office:string-value="Sector 40177280 Calle 40177280 Casa # 40177280" calcext:value-type="string">
            <text:p>Sector 40177280 Calle 40177280 Casa # 40177280</text:p>
          </table:table-cell>
          <table:table-cell table:number-columns-repeated="2"/>
          <table:table-cell office:value-type="string" calcext:value-type="string">
            <text:p>FARMAL55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31.55" calcext:value-type="string">
            <text:p>31.5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36147719" calcext:value-type="float">
            <text:p>36147719</text:p>
          </table:table-cell>
          <table:table-cell office:value-type="string" calcext:value-type="string">
            <text:p>Leida</text:p>
          </table:table-cell>
          <table:table-cell office:value-type="string" calcext:value-type="string">
            <text:p>Dipascua</text:p>
          </table:table-cell>
          <table:table-cell table:formula="of:=COM.MICROSOFT.CONCAT(&quot;micorreo&quot;;INT(RAND()*10000000);&quot;@midominio.com&quot;)" office:value-type="string" office:string-value="micorreo6214791@midominio.com" calcext:value-type="string">
            <text:p>micorreo6214791@midominio.com</text:p>
          </table:table-cell>
          <table:table-cell table:formula="of:=CONCATENATE(&quot;Sector &quot;;[.A85];&quot; Calle &quot;;[.A85];&quot; Casa # &quot;;[.A85])" office:value-type="string" office:string-value="Sector 36147719 Calle 36147719 Casa # 36147719" calcext:value-type="string">
            <text:p>Sector 36147719 Calle 36147719 Casa # 36147719</text:p>
          </table:table-cell>
          <table:table-cell table:number-columns-repeated="2"/>
          <table:table-cell office:value-type="string" calcext:value-type="string">
            <text:p>DIRYX398</text:p>
          </table:table-cell>
          <table:table-cell office:value-type="string" calcext:value-type="string">
            <text:p>DXIMGRX</text:p>
          </table:table-cell>
          <table:table-cell table:style-name="ce6" table:formula="of:=TEXT((RAND()*1000)/23;&quot;#,##0.00&quot;)" office:value-type="string" office:string-value="30.52" calcext:value-type="string">
            <text:p>30.5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83270788" calcext:value-type="float">
            <text:p>83270788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Marquez</text:p>
          </table:table-cell>
          <table:table-cell table:formula="of:=COM.MICROSOFT.CONCAT(&quot;micorreo&quot;;INT(RAND()*10000000);&quot;@midominio.com&quot;)" office:value-type="string" office:string-value="micorreo642087@midominio.com" calcext:value-type="string">
            <text:p>micorreo642087@midominio.com</text:p>
          </table:table-cell>
          <table:table-cell table:formula="of:=CONCATENATE(&quot;Sector &quot;;[.A86];&quot; Calle &quot;;[.A86];&quot; Casa # &quot;;[.A86])" office:value-type="string" office:string-value="Sector 83270788 Calle 83270788 Casa # 83270788" calcext:value-type="string">
            <text:p>Sector 83270788 Calle 83270788 Casa # 83270788</text:p>
          </table:table-cell>
          <table:table-cell table:number-columns-repeated="2"/>
          <table:table-cell office:value-type="string" calcext:value-type="string">
            <text:p>CEXTCI7</text:p>
          </table:table-cell>
          <table:table-cell office:value-type="string" calcext:value-type="string">
            <text:p>CIRUGIA</text:p>
          </table:table-cell>
          <table:table-cell table:style-name="ce6" table:formula="of:=TEXT((RAND()*1000)/23;&quot;#,##0.00&quot;)" office:value-type="string" office:string-value="10.02" calcext:value-type="string">
            <text:p>10.0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21499532" calcext:value-type="float">
            <text:p>21499532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Arriechi</text:p>
          </table:table-cell>
          <table:table-cell table:formula="of:=COM.MICROSOFT.CONCAT(&quot;micorreo&quot;;INT(RAND()*10000000);&quot;@midominio.com&quot;)" office:value-type="string" office:string-value="micorreo9247186@midominio.com" calcext:value-type="string">
            <text:p>micorreo9247186@midominio.com</text:p>
          </table:table-cell>
          <table:table-cell table:formula="of:=CONCATENATE(&quot;Sector &quot;;[.A87];&quot; Calle &quot;;[.A87];&quot; Casa # &quot;;[.A87])" office:value-type="string" office:string-value="Sector 21499532 Calle 21499532 Casa # 21499532" calcext:value-type="string">
            <text:p>Sector 21499532 Calle 21499532 Casa # 21499532</text:p>
          </table:table-cell>
          <table:table-cell table:number-columns-repeated="2"/>
          <table:table-cell office:value-type="string" calcext:value-type="string">
            <text:p>BIOP69</text:p>
          </table:table-cell>
          <table:table-cell office:value-type="string" calcext:value-type="string">
            <text:p>ANATOMIPA</text:p>
          </table:table-cell>
          <table:table-cell table:style-name="ce6" table:formula="of:=TEXT((RAND()*1000)/23;&quot;#,##0.00&quot;)" office:value-type="string" office:string-value="16.04" calcext:value-type="string">
            <text:p>16.0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15566466" calcext:value-type="float">
            <text:p>15566466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Ibarra</text:p>
          </table:table-cell>
          <table:table-cell table:formula="of:=COM.MICROSOFT.CONCAT(&quot;micorreo&quot;;INT(RAND()*10000000);&quot;@midominio.com&quot;)" office:value-type="string" office:string-value="micorreo2797610@midominio.com" calcext:value-type="string">
            <text:p>micorreo2797610@midominio.com</text:p>
          </table:table-cell>
          <table:table-cell table:formula="of:=CONCATENATE(&quot;Sector &quot;;[.A88];&quot; Calle &quot;;[.A88];&quot; Casa # &quot;;[.A88])" office:value-type="string" office:string-value="Sector 15566466 Calle 15566466 Casa # 15566466" calcext:value-type="string">
            <text:p>Sector 15566466 Calle 15566466 Casa # 15566466</text:p>
          </table:table-cell>
          <table:table-cell table:number-columns-repeated="2"/>
          <table:table-cell office:value-type="string" calcext:value-type="string">
            <text:p>FARMLI13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37.66" calcext:value-type="string">
            <text:p>37.6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63011930" calcext:value-type="float">
            <text:p>6301193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Escobar</text:p>
          </table:table-cell>
          <table:table-cell table:formula="of:=COM.MICROSOFT.CONCAT(&quot;micorreo&quot;;INT(RAND()*10000000);&quot;@midominio.com&quot;)" office:value-type="string" office:string-value="micorreo6293219@midominio.com" calcext:value-type="string">
            <text:p>micorreo6293219@midominio.com</text:p>
          </table:table-cell>
          <table:table-cell table:formula="of:=CONCATENATE(&quot;Sector &quot;;[.A89];&quot; Calle &quot;;[.A89];&quot; Casa # &quot;;[.A89])" office:value-type="string" office:string-value="Sector 63011930 Calle 63011930 Casa # 63011930" calcext:value-type="string">
            <text:p>Sector 63011930 Calle 63011930 Casa # 63011930</text:p>
          </table:table-cell>
          <table:table-cell table:number-columns-repeated="2"/>
          <table:table-cell office:value-type="string" calcext:value-type="string">
            <text:p>FARMME46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24.73" calcext:value-type="string">
            <text:p>24.7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44558291" calcext:value-type="float">
            <text:p>44558291</text:p>
          </table:table-cell>
          <table:table-cell office:value-type="string" calcext:value-type="string">
            <text:p>Celimar</text:p>
          </table:table-cell>
          <table:table-cell office:value-type="string" calcext:value-type="string">
            <text:p>Rodriguez</text:p>
          </table:table-cell>
          <table:table-cell table:formula="of:=COM.MICROSOFT.CONCAT(&quot;micorreo&quot;;INT(RAND()*10000000);&quot;@midominio.com&quot;)" office:value-type="string" office:string-value="micorreo5846728@midominio.com" calcext:value-type="string">
            <text:p>micorreo5846728@midominio.com</text:p>
          </table:table-cell>
          <table:table-cell table:formula="of:=CONCATENATE(&quot;Sector &quot;;[.A90];&quot; Calle &quot;;[.A90];&quot; Casa # &quot;;[.A90])" office:value-type="string" office:string-value="Sector 44558291 Calle 44558291 Casa # 44558291" calcext:value-type="string">
            <text:p>Sector 44558291 Calle 44558291 Casa # 44558291</text:p>
          </table:table-cell>
          <table:table-cell table:number-columns-repeated="2"/>
          <table:table-cell office:value-type="string" calcext:value-type="string">
            <text:p>FARMOM24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1.17" calcext:value-type="string">
            <text:p>1.1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9365829" calcext:value-type="float">
            <text:p>9365829</text:p>
          </table:table-cell>
          <table:table-cell office:value-type="string" calcext:value-type="string">
            <text:p>Hildemaro</text:p>
          </table:table-cell>
          <table:table-cell office:value-type="string" calcext:value-type="string">
            <text:p>Martinez</text:p>
          </table:table-cell>
          <table:table-cell table:formula="of:=COM.MICROSOFT.CONCAT(&quot;micorreo&quot;;INT(RAND()*10000000);&quot;@midominio.com&quot;)" office:value-type="string" office:string-value="micorreo3686875@midominio.com" calcext:value-type="string">
            <text:p>micorreo3686875@midominio.com</text:p>
          </table:table-cell>
          <table:table-cell table:formula="of:=CONCATENATE(&quot;Sector &quot;;[.A91];&quot; Calle &quot;;[.A91];&quot; Casa # &quot;;[.A91])" office:value-type="string" office:string-value="Sector 9365829 Calle 9365829 Casa # 9365829" calcext:value-type="string">
            <text:p>Sector 9365829 Calle 9365829 Casa # 9365829</text:p>
          </table:table-cell>
          <table:table-cell table:number-columns-repeated="2"/>
          <table:table-cell office:value-type="string" calcext:value-type="string">
            <text:p>DIHTRMN116</text:p>
          </table:table-cell>
          <table:table-cell office:value-type="string" calcext:value-type="string">
            <text:p>HONORARIOS</text:p>
          </table:table-cell>
          <table:table-cell table:style-name="ce6" table:formula="of:=TEXT((RAND()*1000)/23;&quot;#,##0.00&quot;)" office:value-type="string" office:string-value="0.06" calcext:value-type="string">
            <text:p>0.0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74884174" calcext:value-type="float">
            <text:p>74884174</text:p>
          </table:table-cell>
          <table:table-cell office:value-type="string" calcext:value-type="string">
            <text:p>Oscarly</text:p>
          </table:table-cell>
          <table:table-cell office:value-type="string" calcext:value-type="string">
            <text:p>Graterol</text:p>
          </table:table-cell>
          <table:table-cell table:formula="of:=COM.MICROSOFT.CONCAT(&quot;micorreo&quot;;INT(RAND()*10000000);&quot;@midominio.com&quot;)" office:value-type="string" office:string-value="micorreo8957918@midominio.com" calcext:value-type="string">
            <text:p>micorreo8957918@midominio.com</text:p>
          </table:table-cell>
          <table:table-cell table:formula="of:=CONCATENATE(&quot;Sector &quot;;[.A92];&quot; Calle &quot;;[.A92];&quot; Casa # &quot;;[.A92])" office:value-type="string" office:string-value="Sector 74884174 Calle 74884174 Casa # 74884174" calcext:value-type="string">
            <text:p>Sector 74884174 Calle 74884174 Casa # 74884174</text:p>
          </table:table-cell>
          <table:table-cell table:number-columns-repeated="2"/>
          <table:table-cell office:value-type="string" calcext:value-type="string">
            <text:p>DIHTRMN69</text:p>
          </table:table-cell>
          <table:table-cell office:value-type="string" calcext:value-type="string">
            <text:p>HONORARIOS</text:p>
          </table:table-cell>
          <table:table-cell table:style-name="ce6" table:formula="of:=TEXT((RAND()*1000)/23;&quot;#,##0.00&quot;)" office:value-type="string" office:string-value="31.04" calcext:value-type="string">
            <text:p>31.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29127133" calcext:value-type="float">
            <text:p>29127133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Pereira</text:p>
          </table:table-cell>
          <table:table-cell table:formula="of:=COM.MICROSOFT.CONCAT(&quot;micorreo&quot;;INT(RAND()*10000000);&quot;@midominio.com&quot;)" office:value-type="string" office:string-value="micorreo1964319@midominio.com" calcext:value-type="string">
            <text:p>micorreo1964319@midominio.com</text:p>
          </table:table-cell>
          <table:table-cell table:formula="of:=CONCATENATE(&quot;Sector &quot;;[.A93];&quot; Calle &quot;;[.A93];&quot; Casa # &quot;;[.A93])" office:value-type="string" office:string-value="Sector 29127133 Calle 29127133 Casa # 29127133" calcext:value-type="string">
            <text:p>Sector 29127133 Calle 29127133 Casa # 29127133</text:p>
          </table:table-cell>
          <table:table-cell table:number-columns-repeated="2"/>
          <table:table-cell office:value-type="string" calcext:value-type="string">
            <text:p>FARMSO3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42.79" calcext:value-type="string">
            <text:p>42.79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66605689" calcext:value-type="float">
            <text:p>66605689</text:p>
          </table:table-cell>
          <table:table-cell office:value-type="string" calcext:value-type="string">
            <text:p>Elsida</text:p>
          </table:table-cell>
          <table:table-cell office:value-type="string" calcext:value-type="string">
            <text:p>Suarez</text:p>
          </table:table-cell>
          <table:table-cell table:formula="of:=COM.MICROSOFT.CONCAT(&quot;micorreo&quot;;INT(RAND()*10000000);&quot;@midominio.com&quot;)" office:value-type="string" office:string-value="micorreo1629492@midominio.com" calcext:value-type="string">
            <text:p>micorreo1629492@midominio.com</text:p>
          </table:table-cell>
          <table:table-cell table:formula="of:=CONCATENATE(&quot;Sector &quot;;[.A94];&quot; Calle &quot;;[.A94];&quot; Casa # &quot;;[.A94])" office:value-type="string" office:string-value="Sector 66605689 Calle 66605689 Casa # 66605689" calcext:value-type="string">
            <text:p>Sector 66605689 Calle 66605689 Casa # 66605689</text:p>
          </table:table-cell>
          <table:table-cell table:number-columns-repeated="2"/>
          <table:table-cell office:value-type="string" calcext:value-type="string">
            <text:p>FARMPA4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7.40" calcext:value-type="string">
            <text:p>7.4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79740229" calcext:value-type="float">
            <text:p>79740229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Lucena</text:p>
          </table:table-cell>
          <table:table-cell table:formula="of:=COM.MICROSOFT.CONCAT(&quot;micorreo&quot;;INT(RAND()*10000000);&quot;@midominio.com&quot;)" office:value-type="string" office:string-value="micorreo627544@midominio.com" calcext:value-type="string">
            <text:p>micorreo627544@midominio.com</text:p>
          </table:table-cell>
          <table:table-cell table:formula="of:=CONCATENATE(&quot;Sector &quot;;[.A95];&quot; Calle &quot;;[.A95];&quot; Casa # &quot;;[.A95])" office:value-type="string" office:string-value="Sector 79740229 Calle 79740229 Casa # 79740229" calcext:value-type="string">
            <text:p>Sector 79740229 Calle 79740229 Casa # 79740229</text:p>
          </table:table-cell>
          <table:table-cell table:number-columns-repeated="2"/>
          <table:table-cell office:value-type="string" calcext:value-type="string">
            <text:p>FARMFE31</text:p>
          </table:table-cell>
          <table:table-cell office:value-type="string" calcext:value-type="string">
            <text:p>FARMACIA</text:p>
          </table:table-cell>
          <table:table-cell table:style-name="ce6" table:formula="of:=TEXT((RAND()*1000)/23;&quot;#,##0.00&quot;)" office:value-type="string" office:string-value="31.13" calcext:value-type="string">
            <text:p>31.1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48935584" calcext:value-type="float">
            <text:p>48935584</text:p>
          </table:table-cell>
          <table:table-cell office:value-type="string" calcext:value-type="string">
            <text:p>Ilan</text:p>
          </table:table-cell>
          <table:table-cell office:value-type="string" calcext:value-type="string">
            <text:p>Evies</text:p>
          </table:table-cell>
          <table:table-cell table:formula="of:=COM.MICROSOFT.CONCAT(&quot;micorreo&quot;;INT(RAND()*10000000);&quot;@midominio.com&quot;)" office:value-type="string" office:string-value="micorreo7225428@midominio.com" calcext:value-type="string">
            <text:p>micorreo7225428@midominio.com</text:p>
          </table:table-cell>
          <table:table-cell table:formula="of:=CONCATENATE(&quot;Sector &quot;;[.A96];&quot; Calle &quot;;[.A96];&quot; Casa # &quot;;[.A96])" office:value-type="string" office:string-value="Sector 48935584 Calle 48935584 Casa # 48935584" calcext:value-type="string">
            <text:p>Sector 48935584 Calle 48935584 Casa # 48935584</text:p>
          </table:table-cell>
          <table:table-cell table:number-columns-repeated="2"/>
          <table:table-cell office:value-type="string" calcext:value-type="string">
            <text:p>DIRX73</text:p>
          </table:table-cell>
          <table:table-cell office:value-type="string" calcext:value-type="string">
            <text:p>RX</text:p>
          </table:table-cell>
          <table:table-cell table:style-name="ce6" table:formula="of:=TEXT((RAND()*1000)/23;&quot;#,##0.00&quot;)" office:value-type="string" office:string-value="2.06" calcext:value-type="string">
            <text:p>2.0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101004" calcext:value-type="float">
            <text:p>101004</text:p>
          </table:table-cell>
          <table:table-cell office:value-type="string" calcext:value-type="string">
            <text:p>Roselia</text:p>
          </table:table-cell>
          <table:table-cell office:value-type="string" calcext:value-type="string">
            <text:p>Chirinos</text:p>
          </table:table-cell>
          <table:table-cell table:formula="of:=COM.MICROSOFT.CONCAT(&quot;micorreo&quot;;INT(RAND()*10000000);&quot;@midominio.com&quot;)" office:value-type="string" office:string-value="micorreo7805164@midominio.com" calcext:value-type="string">
            <text:p>micorreo7805164@midominio.com</text:p>
          </table:table-cell>
          <table:table-cell table:formula="of:=CONCATENATE(&quot;Sector &quot;;[.A97];&quot; Calle &quot;;[.A97];&quot; Casa # &quot;;[.A97])" office:value-type="string" office:string-value="Sector 101004 Calle 101004 Casa # 101004" calcext:value-type="string">
            <text:p>Sector 101004 Calle 101004 Casa # 101004</text:p>
          </table:table-cell>
          <table:table-cell table:number-columns-repeated="2"/>
          <table:table-cell office:value-type="string" calcext:value-type="string">
            <text:p>DIHTRYX16</text:p>
          </table:table-cell>
          <table:table-cell office:value-type="string" calcext:value-type="string">
            <text:p>HONORARIOS</text:p>
          </table:table-cell>
          <table:table-cell table:style-name="ce6" table:formula="of:=TEXT((RAND()*1000)/23;&quot;#,##0.00&quot;)" office:value-type="string" office:string-value="19.98" calcext:value-type="string">
            <text:p>19.9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10811431" calcext:value-type="float">
            <text:p>10811431</text:p>
          </table:table-cell>
          <table:table-cell office:value-type="string" calcext:value-type="string">
            <text:p>Maura</text:p>
          </table:table-cell>
          <table:table-cell office:value-type="string" calcext:value-type="string">
            <text:p>Escalona</text:p>
          </table:table-cell>
          <table:table-cell table:formula="of:=COM.MICROSOFT.CONCAT(&quot;micorreo&quot;;INT(RAND()*10000000);&quot;@midominio.com&quot;)" office:value-type="string" office:string-value="micorreo855036@midominio.com" calcext:value-type="string">
            <text:p>micorreo855036@midominio.com</text:p>
          </table:table-cell>
          <table:table-cell table:formula="of:=CONCATENATE(&quot;Sector &quot;;[.A98];&quot; Calle &quot;;[.A98];&quot; Casa # &quot;;[.A98])" office:value-type="string" office:string-value="Sector 10811431 Calle 10811431 Casa # 10811431" calcext:value-type="string">
            <text:p>Sector 10811431 Calle 10811431 Casa # 10811431</text:p>
          </table:table-cell>
          <table:table-cell table:number-columns-repeated="2"/>
          <table:table-cell office:value-type="string" calcext:value-type="string">
            <text:p>DIHTRYX99</text:p>
          </table:table-cell>
          <table:table-cell office:value-type="string" calcext:value-type="string">
            <text:p>HONORARIOS</text:p>
          </table:table-cell>
          <table:table-cell table:style-name="ce6" table:formula="of:=TEXT((RAND()*1000)/23;&quot;#,##0.00&quot;)" office:value-type="string" office:string-value="42.51" calcext:value-type="string">
            <text:p>42.5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52505393" calcext:value-type="float">
            <text:p>52505393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Oropeza</text:p>
          </table:table-cell>
          <table:table-cell table:formula="of:=COM.MICROSOFT.CONCAT(&quot;micorreo&quot;;INT(RAND()*10000000);&quot;@midominio.com&quot;)" office:value-type="string" office:string-value="micorreo3622417@midominio.com" calcext:value-type="string">
            <text:p>micorreo3622417@midominio.com</text:p>
          </table:table-cell>
          <table:table-cell table:formula="of:=CONCATENATE(&quot;Sector &quot;;[.A99];&quot; Calle &quot;;[.A99];&quot; Casa # &quot;;[.A99])" office:value-type="string" office:string-value="Sector 52505393 Calle 52505393 Casa # 52505393" calcext:value-type="string">
            <text:p>Sector 52505393 Calle 52505393 Casa # 52505393</text:p>
          </table:table-cell>
          <table:table-cell table:number-columns-repeated="2"/>
          <table:table-cell office:value-type="string" calcext:value-type="string">
            <text:p>BIOP4</text:p>
          </table:table-cell>
          <table:table-cell office:value-type="string" calcext:value-type="string">
            <text:p>ANATOMIPA</text:p>
          </table:table-cell>
          <table:table-cell table:style-name="ce6" table:formula="of:=TEXT((RAND()*1000)/23;&quot;#,##0.00&quot;)" office:value-type="string" office:string-value="23.40" calcext:value-type="string">
            <text:p>23.4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60107122" calcext:value-type="float">
            <text:p>60107122</text:p>
          </table:table-cell>
          <table:table-cell office:value-type="string" calcext:value-type="string">
            <text:p>Eneida</text:p>
          </table:table-cell>
          <table:table-cell office:value-type="string" calcext:value-type="string">
            <text:p>Gonzalez</text:p>
          </table:table-cell>
          <table:table-cell table:formula="of:=COM.MICROSOFT.CONCAT(&quot;micorreo&quot;;INT(RAND()*10000000);&quot;@midominio.com&quot;)" office:value-type="string" office:string-value="micorreo6652217@midominio.com" calcext:value-type="string">
            <text:p>micorreo6652217@midominio.com</text:p>
          </table:table-cell>
          <table:table-cell table:formula="of:=CONCATENATE(&quot;Sector &quot;;[.A100];&quot; Calle &quot;;[.A100];&quot; Casa # &quot;;[.A100])" office:value-type="string" office:string-value="Sector 60107122 Calle 60107122 Casa # 60107122" calcext:value-type="string">
            <text:p>Sector 60107122 Calle 60107122 Casa # 60107122</text:p>
          </table:table-cell>
          <table:table-cell table:number-columns-repeated="2"/>
          <table:table-cell office:value-type="string" calcext:value-type="string">
            <text:p>DIRMN118</text:p>
          </table:table-cell>
          <table:table-cell office:value-type="string" calcext:value-type="string">
            <text:p>DXIMGRM</text:p>
          </table:table-cell>
          <table:table-cell table:style-name="ce6" table:formula="of:=TEXT((RAND()*1000)/23;&quot;#,##0.00&quot;)" office:value-type="string" office:string-value="21.04" calcext:value-type="string">
            <text:p>21.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34045906" calcext:value-type="float">
            <text:p>3404590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Mendoza</text:p>
          </table:table-cell>
          <table:table-cell table:formula="of:=COM.MICROSOFT.CONCAT(&quot;micorreo&quot;;INT(RAND()*10000000);&quot;@midominio.com&quot;)" office:value-type="string" office:string-value="micorreo6638125@midominio.com" calcext:value-type="string">
            <text:p>micorreo6638125@midominio.com</text:p>
          </table:table-cell>
          <table:table-cell table:formula="of:=CONCATENATE(&quot;Sector &quot;;[.A101];&quot; Calle &quot;;[.A101];&quot; Casa # &quot;;[.A101])" office:value-type="string" office:string-value="Sector 34045906 Calle 34045906 Casa # 34045906" calcext:value-type="string">
            <text:p>Sector 34045906 Calle 34045906 Casa # 34045906</text:p>
          </table:table-cell>
          <table:table-cell table:number-columns-repeated="2"/>
          <table:table-cell office:value-type="string" calcext:value-type="string">
            <text:p>FOR35</text:p>
          </table:table-cell>
          <table:table-cell office:value-type="string" calcext:value-type="string">
            <text:p>LABCL</text:p>
          </table:table-cell>
          <table:table-cell table:style-name="ce6" table:formula="of:=TEXT((RAND()*1000)/23;&quot;#,##0.00&quot;)" office:value-type="string" office:string-value="23.28" calcext:value-type="string">
            <text:p>23.2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formula="of:=ROUND(RAND()*100000000)" office:value-type="float" office:value="98492182" calcext:value-type="float">
            <text:p>98492182</text:p>
          </table:table-cell>
          <table:table-cell office:value-type="string" calcext:value-type="string">
            <text:p>Lisber</text:p>
          </table:table-cell>
          <table:table-cell office:value-type="string" calcext:value-type="string">
            <text:p>Garrido</text:p>
          </table:table-cell>
          <table:table-cell table:formula="of:=COM.MICROSOFT.CONCAT(&quot;micorreo&quot;;INT(RAND()*10000000);&quot;@midominio.com&quot;)" office:value-type="string" office:string-value="micorreo3483762@midominio.com" calcext:value-type="string">
            <text:p>micorreo3483762@midominio.com</text:p>
          </table:table-cell>
          <table:table-cell table:formula="of:=CONCATENATE(&quot;Sector &quot;;[.A102];&quot; Calle &quot;;[.A102];&quot; Casa # &quot;;[.A102])" office:value-type="string" office:string-value="Sector 98492182 Calle 98492182 Casa # 98492182" calcext:value-type="string">
            <text:p>Sector 98492182 Calle 98492182 Casa # 98492182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97920300" calcext:value-type="float">
            <text:p>97920300</text:p>
          </table:table-cell>
          <table:table-cell office:value-type="string" calcext:value-type="string">
            <text:p>Moraima</text:p>
          </table:table-cell>
          <table:table-cell office:value-type="string" calcext:value-type="string">
            <text:p>Santana</text:p>
          </table:table-cell>
          <table:table-cell table:formula="of:=COM.MICROSOFT.CONCAT(&quot;micorreo&quot;;INT(RAND()*10000000);&quot;@midominio.com&quot;)" office:value-type="string" office:string-value="micorreo4324514@midominio.com" calcext:value-type="string">
            <text:p>micorreo4324514@midominio.com</text:p>
          </table:table-cell>
          <table:table-cell table:formula="of:=CONCATENATE(&quot;Sector &quot;;[.A103];&quot; Calle &quot;;[.A103];&quot; Casa # &quot;;[.A103])" office:value-type="string" office:string-value="Sector 97920300 Calle 97920300 Casa # 97920300" calcext:value-type="string">
            <text:p>Sector 97920300 Calle 97920300 Casa # 97920300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62760740" calcext:value-type="float">
            <text:p>62760740</text:p>
          </table:table-cell>
          <table:table-cell office:value-type="string" calcext:value-type="string">
            <text:p>Glorimar</text:p>
          </table:table-cell>
          <table:table-cell office:value-type="string" calcext:value-type="string">
            <text:p>Calicchio</text:p>
          </table:table-cell>
          <table:table-cell table:formula="of:=COM.MICROSOFT.CONCAT(&quot;micorreo&quot;;INT(RAND()*10000000);&quot;@midominio.com&quot;)" office:value-type="string" office:string-value="micorreo704173@midominio.com" calcext:value-type="string">
            <text:p>micorreo704173@midominio.com</text:p>
          </table:table-cell>
          <table:table-cell table:formula="of:=CONCATENATE(&quot;Sector &quot;;[.A104];&quot; Calle &quot;;[.A104];&quot; Casa # &quot;;[.A104])" office:value-type="string" office:string-value="Sector 62760740 Calle 62760740 Casa # 62760740" calcext:value-type="string">
            <text:p>Sector 62760740 Calle 62760740 Casa # 62760740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33213621" calcext:value-type="float">
            <text:p>33213621</text:p>
          </table:table-cell>
          <table:table-cell office:value-type="string" calcext:value-type="string">
            <text:p>Josefina</text:p>
          </table:table-cell>
          <table:table-cell office:value-type="string" calcext:value-type="string">
            <text:p>Gonzalez</text:p>
          </table:table-cell>
          <table:table-cell table:formula="of:=COM.MICROSOFT.CONCAT(&quot;micorreo&quot;;INT(RAND()*10000000);&quot;@midominio.com&quot;)" office:value-type="string" office:string-value="micorreo4131743@midominio.com" calcext:value-type="string">
            <text:p>micorreo4131743@midominio.com</text:p>
          </table:table-cell>
          <table:table-cell table:formula="of:=CONCATENATE(&quot;Sector &quot;;[.A105];&quot; Calle &quot;;[.A105];&quot; Casa # &quot;;[.A105])" office:value-type="string" office:string-value="Sector 33213621 Calle 33213621 Casa # 33213621" calcext:value-type="string">
            <text:p>Sector 33213621 Calle 33213621 Casa # 33213621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37993847" calcext:value-type="float">
            <text:p>37993847</text:p>
          </table:table-cell>
          <table:table-cell office:value-type="string" calcext:value-type="string">
            <text:p>Mariangela</text:p>
          </table:table-cell>
          <table:table-cell office:value-type="string" calcext:value-type="string">
            <text:p>Aguilar</text:p>
          </table:table-cell>
          <table:table-cell table:formula="of:=COM.MICROSOFT.CONCAT(&quot;micorreo&quot;;INT(RAND()*10000000);&quot;@midominio.com&quot;)" office:value-type="string" office:string-value="micorreo1397594@midominio.com" calcext:value-type="string">
            <text:p>micorreo1397594@midominio.com</text:p>
          </table:table-cell>
          <table:table-cell table:formula="of:=CONCATENATE(&quot;Sector &quot;;[.A106];&quot; Calle &quot;;[.A106];&quot; Casa # &quot;;[.A106])" office:value-type="string" office:string-value="Sector 37993847 Calle 37993847 Casa # 37993847" calcext:value-type="string">
            <text:p>Sector 37993847 Calle 37993847 Casa # 37993847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13821687" calcext:value-type="float">
            <text:p>13821687</text:p>
          </table:table-cell>
          <table:table-cell office:value-type="string" calcext:value-type="string">
            <text:p>Dylans</text:p>
          </table:table-cell>
          <table:table-cell office:value-type="string" calcext:value-type="string">
            <text:p>Santiago</text:p>
          </table:table-cell>
          <table:table-cell table:formula="of:=COM.MICROSOFT.CONCAT(&quot;micorreo&quot;;INT(RAND()*10000000);&quot;@midominio.com&quot;)" office:value-type="string" office:string-value="micorreo3823760@midominio.com" calcext:value-type="string">
            <text:p>micorreo3823760@midominio.com</text:p>
          </table:table-cell>
          <table:table-cell table:formula="of:=CONCATENATE(&quot;Sector &quot;;[.A107];&quot; Calle &quot;;[.A107];&quot; Casa # &quot;;[.A107])" office:value-type="string" office:string-value="Sector 13821687 Calle 13821687 Casa # 13821687" calcext:value-type="string">
            <text:p>Sector 13821687 Calle 13821687 Casa # 13821687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24143155" calcext:value-type="float">
            <text:p>24143155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Melendez</text:p>
          </table:table-cell>
          <table:table-cell table:formula="of:=COM.MICROSOFT.CONCAT(&quot;micorreo&quot;;INT(RAND()*10000000);&quot;@midominio.com&quot;)" office:value-type="string" office:string-value="micorreo8323945@midominio.com" calcext:value-type="string">
            <text:p>micorreo8323945@midominio.com</text:p>
          </table:table-cell>
          <table:table-cell table:formula="of:=CONCATENATE(&quot;Sector &quot;;[.A108];&quot; Calle &quot;;[.A108];&quot; Casa # &quot;;[.A108])" office:value-type="string" office:string-value="Sector 24143155 Calle 24143155 Casa # 24143155" calcext:value-type="string">
            <text:p>Sector 24143155 Calle 24143155 Casa # 24143155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18963105" calcext:value-type="float">
            <text:p>18963105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Linarez</text:p>
          </table:table-cell>
          <table:table-cell table:formula="of:=COM.MICROSOFT.CONCAT(&quot;micorreo&quot;;INT(RAND()*10000000);&quot;@midominio.com&quot;)" office:value-type="string" office:string-value="micorreo813582@midominio.com" calcext:value-type="string">
            <text:p>micorreo813582@midominio.com</text:p>
          </table:table-cell>
          <table:table-cell table:formula="of:=CONCATENATE(&quot;Sector &quot;;[.A109];&quot; Calle &quot;;[.A109];&quot; Casa # &quot;;[.A109])" office:value-type="string" office:string-value="Sector 18963105 Calle 18963105 Casa # 18963105" calcext:value-type="string">
            <text:p>Sector 18963105 Calle 18963105 Casa # 18963105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66493266" calcext:value-type="float">
            <text:p>66493266</text:p>
          </table:table-cell>
          <table:table-cell office:value-type="string" calcext:value-type="string">
            <text:p>Matilde</text:p>
          </table:table-cell>
          <table:table-cell office:value-type="string" calcext:value-type="string">
            <text:p>Ollarve</text:p>
          </table:table-cell>
          <table:table-cell table:formula="of:=COM.MICROSOFT.CONCAT(&quot;micorreo&quot;;INT(RAND()*10000000);&quot;@midominio.com&quot;)" office:value-type="string" office:string-value="micorreo4065284@midominio.com" calcext:value-type="string">
            <text:p>micorreo4065284@midominio.com</text:p>
          </table:table-cell>
          <table:table-cell table:formula="of:=CONCATENATE(&quot;Sector &quot;;[.A110];&quot; Calle &quot;;[.A110];&quot; Casa # &quot;;[.A110])" office:value-type="string" office:string-value="Sector 66493266 Calle 66493266 Casa # 66493266" calcext:value-type="string">
            <text:p>Sector 66493266 Calle 66493266 Casa # 66493266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84951581" calcext:value-type="float">
            <text:p>84951581</text:p>
          </table:table-cell>
          <table:table-cell office:value-type="string" calcext:value-type="string">
            <text:p>Trina</text:p>
          </table:table-cell>
          <table:table-cell office:value-type="string" calcext:value-type="string">
            <text:p>Zambrano</text:p>
          </table:table-cell>
          <table:table-cell table:formula="of:=COM.MICROSOFT.CONCAT(&quot;micorreo&quot;;INT(RAND()*10000000);&quot;@midominio.com&quot;)" office:value-type="string" office:string-value="micorreo3595245@midominio.com" calcext:value-type="string">
            <text:p>micorreo3595245@midominio.com</text:p>
          </table:table-cell>
          <table:table-cell table:formula="of:=CONCATENATE(&quot;Sector &quot;;[.A111];&quot; Calle &quot;;[.A111];&quot; Casa # &quot;;[.A111])" office:value-type="string" office:string-value="Sector 84951581 Calle 84951581 Casa # 84951581" calcext:value-type="string">
            <text:p>Sector 84951581 Calle 84951581 Casa # 84951581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8188047" calcext:value-type="float">
            <text:p>8188047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Mazuera</text:p>
          </table:table-cell>
          <table:table-cell table:formula="of:=COM.MICROSOFT.CONCAT(&quot;micorreo&quot;;INT(RAND()*10000000);&quot;@midominio.com&quot;)" office:value-type="string" office:string-value="micorreo8130042@midominio.com" calcext:value-type="string">
            <text:p>micorreo8130042@midominio.com</text:p>
          </table:table-cell>
          <table:table-cell table:formula="of:=CONCATENATE(&quot;Sector &quot;;[.A112];&quot; Calle &quot;;[.A112];&quot; Casa # &quot;;[.A112])" office:value-type="string" office:string-value="Sector 8188047 Calle 8188047 Casa # 8188047" calcext:value-type="string">
            <text:p>Sector 8188047 Calle 8188047 Casa # 8188047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54829661" calcext:value-type="float">
            <text:p>54829661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Ayala</text:p>
          </table:table-cell>
          <table:table-cell table:formula="of:=COM.MICROSOFT.CONCAT(&quot;micorreo&quot;;INT(RAND()*10000000);&quot;@midominio.com&quot;)" office:value-type="string" office:string-value="micorreo9876229@midominio.com" calcext:value-type="string">
            <text:p>micorreo9876229@midominio.com</text:p>
          </table:table-cell>
          <table:table-cell table:formula="of:=CONCATENATE(&quot;Sector &quot;;[.A113];&quot; Calle &quot;;[.A113];&quot; Casa # &quot;;[.A113])" office:value-type="string" office:string-value="Sector 54829661 Calle 54829661 Casa # 54829661" calcext:value-type="string">
            <text:p>Sector 54829661 Calle 54829661 Casa # 54829661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37751137" calcext:value-type="float">
            <text:p>37751137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Duran</text:p>
          </table:table-cell>
          <table:table-cell table:formula="of:=COM.MICROSOFT.CONCAT(&quot;micorreo&quot;;INT(RAND()*10000000);&quot;@midominio.com&quot;)" office:value-type="string" office:string-value="micorreo5958906@midominio.com" calcext:value-type="string">
            <text:p>micorreo5958906@midominio.com</text:p>
          </table:table-cell>
          <table:table-cell table:formula="of:=CONCATENATE(&quot;Sector &quot;;[.A114];&quot; Calle &quot;;[.A114];&quot; Casa # &quot;;[.A114])" office:value-type="string" office:string-value="Sector 37751137 Calle 37751137 Casa # 37751137" calcext:value-type="string">
            <text:p>Sector 37751137 Calle 37751137 Casa # 37751137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84300963" calcext:value-type="float">
            <text:p>84300963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Mujica</text:p>
          </table:table-cell>
          <table:table-cell table:formula="of:=COM.MICROSOFT.CONCAT(&quot;micorreo&quot;;INT(RAND()*10000000);&quot;@midominio.com&quot;)" office:value-type="string" office:string-value="micorreo4327145@midominio.com" calcext:value-type="string">
            <text:p>micorreo4327145@midominio.com</text:p>
          </table:table-cell>
          <table:table-cell table:formula="of:=CONCATENATE(&quot;Sector &quot;;[.A115];&quot; Calle &quot;;[.A115];&quot; Casa # &quot;;[.A115])" office:value-type="string" office:string-value="Sector 84300963 Calle 84300963 Casa # 84300963" calcext:value-type="string">
            <text:p>Sector 84300963 Calle 84300963 Casa # 84300963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4238960" calcext:value-type="float">
            <text:p>4238960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Leon</text:p>
          </table:table-cell>
          <table:table-cell table:formula="of:=COM.MICROSOFT.CONCAT(&quot;micorreo&quot;;INT(RAND()*10000000);&quot;@midominio.com&quot;)" office:value-type="string" office:string-value="micorreo7883139@midominio.com" calcext:value-type="string">
            <text:p>micorreo7883139@midominio.com</text:p>
          </table:table-cell>
          <table:table-cell table:formula="of:=CONCATENATE(&quot;Sector &quot;;[.A116];&quot; Calle &quot;;[.A116];&quot; Casa # &quot;;[.A116])" office:value-type="string" office:string-value="Sector 4238960 Calle 4238960 Casa # 4238960" calcext:value-type="string">
            <text:p>Sector 4238960 Calle 4238960 Casa # 4238960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74981881" calcext:value-type="float">
            <text:p>74981881</text:p>
          </table:table-cell>
          <table:table-cell office:value-type="string" calcext:value-type="string">
            <text:p>Yenny</text:p>
          </table:table-cell>
          <table:table-cell office:value-type="string" calcext:value-type="string">
            <text:p>Baldayo</text:p>
          </table:table-cell>
          <table:table-cell table:formula="of:=COM.MICROSOFT.CONCAT(&quot;micorreo&quot;;INT(RAND()*10000000);&quot;@midominio.com&quot;)" office:value-type="string" office:string-value="micorreo452889@midominio.com" calcext:value-type="string">
            <text:p>micorreo452889@midominio.com</text:p>
          </table:table-cell>
          <table:table-cell table:formula="of:=CONCATENATE(&quot;Sector &quot;;[.A117];&quot; Calle &quot;;[.A117];&quot; Casa # &quot;;[.A117])" office:value-type="string" office:string-value="Sector 74981881 Calle 74981881 Casa # 74981881" calcext:value-type="string">
            <text:p>Sector 74981881 Calle 74981881 Casa # 74981881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24147291" calcext:value-type="float">
            <text:p>24147291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Freitez</text:p>
          </table:table-cell>
          <table:table-cell table:formula="of:=COM.MICROSOFT.CONCAT(&quot;micorreo&quot;;INT(RAND()*10000000);&quot;@midominio.com&quot;)" office:value-type="string" office:string-value="micorreo9841909@midominio.com" calcext:value-type="string">
            <text:p>micorreo9841909@midominio.com</text:p>
          </table:table-cell>
          <table:table-cell table:formula="of:=CONCATENATE(&quot;Sector &quot;;[.A118];&quot; Calle &quot;;[.A118];&quot; Casa # &quot;;[.A118])" office:value-type="string" office:string-value="Sector 24147291 Calle 24147291 Casa # 24147291" calcext:value-type="string">
            <text:p>Sector 24147291 Calle 24147291 Casa # 24147291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20576612" calcext:value-type="float">
            <text:p>20576612</text:p>
          </table:table-cell>
          <table:table-cell office:value-type="string" calcext:value-type="string">
            <text:p>Mariemilia</text:p>
          </table:table-cell>
          <table:table-cell office:value-type="string" calcext:value-type="string">
            <text:p>Gomez</text:p>
          </table:table-cell>
          <table:table-cell table:formula="of:=COM.MICROSOFT.CONCAT(&quot;micorreo&quot;;INT(RAND()*10000000);&quot;@midominio.com&quot;)" office:value-type="string" office:string-value="micorreo843660@midominio.com" calcext:value-type="string">
            <text:p>micorreo843660@midominio.com</text:p>
          </table:table-cell>
          <table:table-cell table:formula="of:=CONCATENATE(&quot;Sector &quot;;[.A119];&quot; Calle &quot;;[.A119];&quot; Casa # &quot;;[.A119])" office:value-type="string" office:string-value="Sector 20576612 Calle 20576612 Casa # 20576612" calcext:value-type="string">
            <text:p>Sector 20576612 Calle 20576612 Casa # 20576612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8968475" calcext:value-type="float">
            <text:p>8968475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Melendez</text:p>
          </table:table-cell>
          <table:table-cell table:formula="of:=COM.MICROSOFT.CONCAT(&quot;micorreo&quot;;INT(RAND()*10000000);&quot;@midominio.com&quot;)" office:value-type="string" office:string-value="micorreo9845019@midominio.com" calcext:value-type="string">
            <text:p>micorreo9845019@midominio.com</text:p>
          </table:table-cell>
          <table:table-cell table:formula="of:=CONCATENATE(&quot;Sector &quot;;[.A120];&quot; Calle &quot;;[.A120];&quot; Casa # &quot;;[.A120])" office:value-type="string" office:string-value="Sector 8968475 Calle 8968475 Casa # 8968475" calcext:value-type="string">
            <text:p>Sector 8968475 Calle 8968475 Casa # 8968475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80945845" calcext:value-type="float">
            <text:p>80945845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Querales</text:p>
          </table:table-cell>
          <table:table-cell table:formula="of:=COM.MICROSOFT.CONCAT(&quot;micorreo&quot;;INT(RAND()*10000000);&quot;@midominio.com&quot;)" office:value-type="string" office:string-value="micorreo9085697@midominio.com" calcext:value-type="string">
            <text:p>micorreo9085697@midominio.com</text:p>
          </table:table-cell>
          <table:table-cell table:formula="of:=CONCATENATE(&quot;Sector &quot;;[.A121];&quot; Calle &quot;;[.A121];&quot; Casa # &quot;;[.A121])" office:value-type="string" office:string-value="Sector 80945845 Calle 80945845 Casa # 80945845" calcext:value-type="string">
            <text:p>Sector 80945845 Calle 80945845 Casa # 80945845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12112745" calcext:value-type="float">
            <text:p>12112745</text:p>
          </table:table-cell>
          <table:table-cell office:value-type="string" calcext:value-type="string">
            <text:p>Norkis</text:p>
          </table:table-cell>
          <table:table-cell office:value-type="string" calcext:value-type="string">
            <text:p>Chirinos</text:p>
          </table:table-cell>
          <table:table-cell table:formula="of:=COM.MICROSOFT.CONCAT(&quot;micorreo&quot;;INT(RAND()*10000000);&quot;@midominio.com&quot;)" office:value-type="string" office:string-value="micorreo6614133@midominio.com" calcext:value-type="string">
            <text:p>micorreo6614133@midominio.com</text:p>
          </table:table-cell>
          <table:table-cell table:formula="of:=CONCATENATE(&quot;Sector &quot;;[.A122];&quot; Calle &quot;;[.A122];&quot; Casa # &quot;;[.A122])" office:value-type="string" office:string-value="Sector 12112745 Calle 12112745 Casa # 12112745" calcext:value-type="string">
            <text:p>Sector 12112745 Calle 12112745 Casa # 12112745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48174886" calcext:value-type="float">
            <text:p>48174886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Rodriguez</text:p>
          </table:table-cell>
          <table:table-cell table:formula="of:=COM.MICROSOFT.CONCAT(&quot;micorreo&quot;;INT(RAND()*10000000);&quot;@midominio.com&quot;)" office:value-type="string" office:string-value="micorreo8013489@midominio.com" calcext:value-type="string">
            <text:p>micorreo8013489@midominio.com</text:p>
          </table:table-cell>
          <table:table-cell table:formula="of:=CONCATENATE(&quot;Sector &quot;;[.A123];&quot; Calle &quot;;[.A123];&quot; Casa # &quot;;[.A123])" office:value-type="string" office:string-value="Sector 48174886 Calle 48174886 Casa # 48174886" calcext:value-type="string">
            <text:p>Sector 48174886 Calle 48174886 Casa # 48174886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92482812" calcext:value-type="float">
            <text:p>92482812</text:p>
          </table:table-cell>
          <table:table-cell office:value-type="string" calcext:value-type="string">
            <text:p>Jaismar</text:p>
          </table:table-cell>
          <table:table-cell office:value-type="string" calcext:value-type="string">
            <text:p>Gomez</text:p>
          </table:table-cell>
          <table:table-cell table:formula="of:=COM.MICROSOFT.CONCAT(&quot;micorreo&quot;;INT(RAND()*10000000);&quot;@midominio.com&quot;)" office:value-type="string" office:string-value="micorreo2722136@midominio.com" calcext:value-type="string">
            <text:p>micorreo2722136@midominio.com</text:p>
          </table:table-cell>
          <table:table-cell table:formula="of:=CONCATENATE(&quot;Sector &quot;;[.A124];&quot; Calle &quot;;[.A124];&quot; Casa # &quot;;[.A124])" office:value-type="string" office:string-value="Sector 92482812 Calle 92482812 Casa # 92482812" calcext:value-type="string">
            <text:p>Sector 92482812 Calle 92482812 Casa # 92482812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16054532" calcext:value-type="float">
            <text:p>16054532</text:p>
          </table:table-cell>
          <table:table-cell office:value-type="string" calcext:value-type="string">
            <text:p>Blaza</text:p>
          </table:table-cell>
          <table:table-cell office:value-type="string" calcext:value-type="string">
            <text:p>Briceao</text:p>
          </table:table-cell>
          <table:table-cell table:formula="of:=COM.MICROSOFT.CONCAT(&quot;micorreo&quot;;INT(RAND()*10000000);&quot;@midominio.com&quot;)" office:value-type="string" office:string-value="micorreo2246334@midominio.com" calcext:value-type="string">
            <text:p>micorreo2246334@midominio.com</text:p>
          </table:table-cell>
          <table:table-cell table:formula="of:=CONCATENATE(&quot;Sector &quot;;[.A125];&quot; Calle &quot;;[.A125];&quot; Casa # &quot;;[.A125])" office:value-type="string" office:string-value="Sector 16054532 Calle 16054532 Casa # 16054532" calcext:value-type="string">
            <text:p>Sector 16054532 Calle 16054532 Casa # 16054532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14690249" calcext:value-type="float">
            <text:p>14690249</text:p>
          </table:table-cell>
          <table:table-cell office:value-type="string" calcext:value-type="string">
            <text:p>Karla</text:p>
          </table:table-cell>
          <table:table-cell office:value-type="string" calcext:value-type="string">
            <text:p>Piaero</text:p>
          </table:table-cell>
          <table:table-cell table:formula="of:=COM.MICROSOFT.CONCAT(&quot;micorreo&quot;;INT(RAND()*10000000);&quot;@midominio.com&quot;)" office:value-type="string" office:string-value="micorreo6053694@midominio.com" calcext:value-type="string">
            <text:p>micorreo6053694@midominio.com</text:p>
          </table:table-cell>
          <table:table-cell table:formula="of:=CONCATENATE(&quot;Sector &quot;;[.A126];&quot; Calle &quot;;[.A126];&quot; Casa # &quot;;[.A126])" office:value-type="string" office:string-value="Sector 14690249 Calle 14690249 Casa # 14690249" calcext:value-type="string">
            <text:p>Sector 14690249 Calle 14690249 Casa # 14690249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70327886" calcext:value-type="float">
            <text:p>70327886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Mujica</text:p>
          </table:table-cell>
          <table:table-cell table:formula="of:=COM.MICROSOFT.CONCAT(&quot;micorreo&quot;;INT(RAND()*10000000);&quot;@midominio.com&quot;)" office:value-type="string" office:string-value="micorreo3578233@midominio.com" calcext:value-type="string">
            <text:p>micorreo3578233@midominio.com</text:p>
          </table:table-cell>
          <table:table-cell table:formula="of:=CONCATENATE(&quot;Sector &quot;;[.A127];&quot; Calle &quot;;[.A127];&quot; Casa # &quot;;[.A127])" office:value-type="string" office:string-value="Sector 70327886 Calle 70327886 Casa # 70327886" calcext:value-type="string">
            <text:p>Sector 70327886 Calle 70327886 Casa # 70327886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86078369" calcext:value-type="float">
            <text:p>86078369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Camejo</text:p>
          </table:table-cell>
          <table:table-cell table:formula="of:=COM.MICROSOFT.CONCAT(&quot;micorreo&quot;;INT(RAND()*10000000);&quot;@midominio.com&quot;)" office:value-type="string" office:string-value="micorreo8334114@midominio.com" calcext:value-type="string">
            <text:p>micorreo8334114@midominio.com</text:p>
          </table:table-cell>
          <table:table-cell table:formula="of:=CONCATENATE(&quot;Sector &quot;;[.A128];&quot; Calle &quot;;[.A128];&quot; Casa # &quot;;[.A128])" office:value-type="string" office:string-value="Sector 86078369 Calle 86078369 Casa # 86078369" calcext:value-type="string">
            <text:p>Sector 86078369 Calle 86078369 Casa # 86078369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16257704" calcext:value-type="float">
            <text:p>16257704</text:p>
          </table:table-cell>
          <table:table-cell office:value-type="string" calcext:value-type="string">
            <text:p>Yannelys</text:p>
          </table:table-cell>
          <table:table-cell office:value-type="string" calcext:value-type="string">
            <text:p>Lopez</text:p>
          </table:table-cell>
          <table:table-cell table:formula="of:=COM.MICROSOFT.CONCAT(&quot;micorreo&quot;;INT(RAND()*10000000);&quot;@midominio.com&quot;)" office:value-type="string" office:string-value="micorreo7367906@midominio.com" calcext:value-type="string">
            <text:p>micorreo7367906@midominio.com</text:p>
          </table:table-cell>
          <table:table-cell table:formula="of:=CONCATENATE(&quot;Sector &quot;;[.A129];&quot; Calle &quot;;[.A129];&quot; Casa # &quot;;[.A129])" office:value-type="string" office:string-value="Sector 16257704 Calle 16257704 Casa # 16257704" calcext:value-type="string">
            <text:p>Sector 16257704 Calle 16257704 Casa # 16257704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22927461" calcext:value-type="float">
            <text:p>22927461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Garcia</text:p>
          </table:table-cell>
          <table:table-cell table:formula="of:=COM.MICROSOFT.CONCAT(&quot;micorreo&quot;;INT(RAND()*10000000);&quot;@midominio.com&quot;)" office:value-type="string" office:string-value="micorreo1481197@midominio.com" calcext:value-type="string">
            <text:p>micorreo1481197@midominio.com</text:p>
          </table:table-cell>
          <table:table-cell table:formula="of:=CONCATENATE(&quot;Sector &quot;;[.A130];&quot; Calle &quot;;[.A130];&quot; Casa # &quot;;[.A130])" office:value-type="string" office:string-value="Sector 22927461 Calle 22927461 Casa # 22927461" calcext:value-type="string">
            <text:p>Sector 22927461 Calle 22927461 Casa # 22927461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71349812" calcext:value-type="float">
            <text:p>71349812</text:p>
          </table:table-cell>
          <table:table-cell office:value-type="string" calcext:value-type="string">
            <text:p>Jairismar</text:p>
          </table:table-cell>
          <table:table-cell office:value-type="string" calcext:value-type="string">
            <text:p>Jimenez</text:p>
          </table:table-cell>
          <table:table-cell table:formula="of:=COM.MICROSOFT.CONCAT(&quot;micorreo&quot;;INT(RAND()*10000000);&quot;@midominio.com&quot;)" office:value-type="string" office:string-value="micorreo3721236@midominio.com" calcext:value-type="string">
            <text:p>micorreo3721236@midominio.com</text:p>
          </table:table-cell>
          <table:table-cell table:formula="of:=CONCATENATE(&quot;Sector &quot;;[.A131];&quot; Calle &quot;;[.A131];&quot; Casa # &quot;;[.A131])" office:value-type="string" office:string-value="Sector 71349812 Calle 71349812 Casa # 71349812" calcext:value-type="string">
            <text:p>Sector 71349812 Calle 71349812 Casa # 71349812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35594249" calcext:value-type="float">
            <text:p>35594249</text:p>
          </table:table-cell>
          <table:table-cell office:value-type="string" calcext:value-type="string">
            <text:p>Yllenis</text:p>
          </table:table-cell>
          <table:table-cell office:value-type="string" calcext:value-type="string">
            <text:p>Perez</text:p>
          </table:table-cell>
          <table:table-cell table:formula="of:=COM.MICROSOFT.CONCAT(&quot;micorreo&quot;;INT(RAND()*10000000);&quot;@midominio.com&quot;)" office:value-type="string" office:string-value="micorreo8982452@midominio.com" calcext:value-type="string">
            <text:p>micorreo8982452@midominio.com</text:p>
          </table:table-cell>
          <table:table-cell table:formula="of:=CONCATENATE(&quot;Sector &quot;;[.A132];&quot; Calle &quot;;[.A132];&quot; Casa # &quot;;[.A132])" office:value-type="string" office:string-value="Sector 35594249 Calle 35594249 Casa # 35594249" calcext:value-type="string">
            <text:p>Sector 35594249 Calle 35594249 Casa # 35594249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61198263" calcext:value-type="float">
            <text:p>6119826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odriguez</text:p>
          </table:table-cell>
          <table:table-cell table:formula="of:=COM.MICROSOFT.CONCAT(&quot;micorreo&quot;;INT(RAND()*10000000);&quot;@midominio.com&quot;)" office:value-type="string" office:string-value="micorreo8609634@midominio.com" calcext:value-type="string">
            <text:p>micorreo8609634@midominio.com</text:p>
          </table:table-cell>
          <table:table-cell table:formula="of:=CONCATENATE(&quot;Sector &quot;;[.A133];&quot; Calle &quot;;[.A133];&quot; Casa # &quot;;[.A133])" office:value-type="string" office:string-value="Sector 61198263 Calle 61198263 Casa # 61198263" calcext:value-type="string">
            <text:p>Sector 61198263 Calle 61198263 Casa # 61198263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30367674" calcext:value-type="float">
            <text:p>30367674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Castillo</text:p>
          </table:table-cell>
          <table:table-cell table:formula="of:=COM.MICROSOFT.CONCAT(&quot;micorreo&quot;;INT(RAND()*10000000);&quot;@midominio.com&quot;)" office:value-type="string" office:string-value="micorreo8424102@midominio.com" calcext:value-type="string">
            <text:p>micorreo8424102@midominio.com</text:p>
          </table:table-cell>
          <table:table-cell table:formula="of:=CONCATENATE(&quot;Sector &quot;;[.A134];&quot; Calle &quot;;[.A134];&quot; Casa # &quot;;[.A134])" office:value-type="string" office:string-value="Sector 30367674 Calle 30367674 Casa # 30367674" calcext:value-type="string">
            <text:p>Sector 30367674 Calle 30367674 Casa # 30367674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68696743" calcext:value-type="float">
            <text:p>68696743</text:p>
          </table:table-cell>
          <table:table-cell office:value-type="string" calcext:value-type="string">
            <text:p>Mirelis</text:p>
          </table:table-cell>
          <table:table-cell office:value-type="string" calcext:value-type="string">
            <text:p>Mendoza</text:p>
          </table:table-cell>
          <table:table-cell table:formula="of:=COM.MICROSOFT.CONCAT(&quot;micorreo&quot;;INT(RAND()*10000000);&quot;@midominio.com&quot;)" office:value-type="string" office:string-value="micorreo2913941@midominio.com" calcext:value-type="string">
            <text:p>micorreo2913941@midominio.com</text:p>
          </table:table-cell>
          <table:table-cell table:formula="of:=CONCATENATE(&quot;Sector &quot;;[.A135];&quot; Calle &quot;;[.A135];&quot; Casa # &quot;;[.A135])" office:value-type="string" office:string-value="Sector 68696743 Calle 68696743 Casa # 68696743" calcext:value-type="string">
            <text:p>Sector 68696743 Calle 68696743 Casa # 68696743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5147390" calcext:value-type="float">
            <text:p>5147390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Valderrama</text:p>
          </table:table-cell>
          <table:table-cell table:formula="of:=COM.MICROSOFT.CONCAT(&quot;micorreo&quot;;INT(RAND()*10000000);&quot;@midominio.com&quot;)" office:value-type="string" office:string-value="micorreo5435637@midominio.com" calcext:value-type="string">
            <text:p>micorreo5435637@midominio.com</text:p>
          </table:table-cell>
          <table:table-cell table:formula="of:=CONCATENATE(&quot;Sector &quot;;[.A136];&quot; Calle &quot;;[.A136];&quot; Casa # &quot;;[.A136])" office:value-type="string" office:string-value="Sector 5147390 Calle 5147390 Casa # 5147390" calcext:value-type="string">
            <text:p>Sector 5147390 Calle 5147390 Casa # 5147390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43541120" calcext:value-type="float">
            <text:p>43541120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Quevedo</text:p>
          </table:table-cell>
          <table:table-cell table:formula="of:=COM.MICROSOFT.CONCAT(&quot;micorreo&quot;;INT(RAND()*10000000);&quot;@midominio.com&quot;)" office:value-type="string" office:string-value="micorreo1011265@midominio.com" calcext:value-type="string">
            <text:p>micorreo1011265@midominio.com</text:p>
          </table:table-cell>
          <table:table-cell table:formula="of:=CONCATENATE(&quot;Sector &quot;;[.A137];&quot; Calle &quot;;[.A137];&quot; Casa # &quot;;[.A137])" office:value-type="string" office:string-value="Sector 43541120 Calle 43541120 Casa # 43541120" calcext:value-type="string">
            <text:p>Sector 43541120 Calle 43541120 Casa # 43541120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85705009" calcext:value-type="float">
            <text:p>85705009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Gonzalez</text:p>
          </table:table-cell>
          <table:table-cell table:formula="of:=COM.MICROSOFT.CONCAT(&quot;micorreo&quot;;INT(RAND()*10000000);&quot;@midominio.com&quot;)" office:value-type="string" office:string-value="micorreo5131651@midominio.com" calcext:value-type="string">
            <text:p>micorreo5131651@midominio.com</text:p>
          </table:table-cell>
          <table:table-cell table:formula="of:=CONCATENATE(&quot;Sector &quot;;[.A138];&quot; Calle &quot;;[.A138];&quot; Casa # &quot;;[.A138])" office:value-type="string" office:string-value="Sector 85705009 Calle 85705009 Casa # 85705009" calcext:value-type="string">
            <text:p>Sector 85705009 Calle 85705009 Casa # 85705009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58885892" calcext:value-type="float">
            <text:p>58885892</text:p>
          </table:table-cell>
          <table:table-cell office:value-type="string" calcext:value-type="string">
            <text:p>Gerardo</text:p>
          </table:table-cell>
          <table:table-cell office:value-type="string" calcext:value-type="string">
            <text:p>Torrealba</text:p>
          </table:table-cell>
          <table:table-cell table:formula="of:=COM.MICROSOFT.CONCAT(&quot;micorreo&quot;;INT(RAND()*10000000);&quot;@midominio.com&quot;)" office:value-type="string" office:string-value="micorreo4758207@midominio.com" calcext:value-type="string">
            <text:p>micorreo4758207@midominio.com</text:p>
          </table:table-cell>
          <table:table-cell table:formula="of:=CONCATENATE(&quot;Sector &quot;;[.A139];&quot; Calle &quot;;[.A139];&quot; Casa # &quot;;[.A139])" office:value-type="string" office:string-value="Sector 58885892 Calle 58885892 Casa # 58885892" calcext:value-type="string">
            <text:p>Sector 58885892 Calle 58885892 Casa # 58885892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55818596" calcext:value-type="float">
            <text:p>55818596</text:p>
          </table:table-cell>
          <table:table-cell office:value-type="string" calcext:value-type="string">
            <text:p>Sonia</text:p>
          </table:table-cell>
          <table:table-cell office:value-type="string" calcext:value-type="string">
            <text:p>Hernandez</text:p>
          </table:table-cell>
          <table:table-cell table:formula="of:=COM.MICROSOFT.CONCAT(&quot;micorreo&quot;;INT(RAND()*10000000);&quot;@midominio.com&quot;)" office:value-type="string" office:string-value="micorreo462009@midominio.com" calcext:value-type="string">
            <text:p>micorreo462009@midominio.com</text:p>
          </table:table-cell>
          <table:table-cell table:formula="of:=CONCATENATE(&quot;Sector &quot;;[.A140];&quot; Calle &quot;;[.A140];&quot; Casa # &quot;;[.A140])" office:value-type="string" office:string-value="Sector 55818596 Calle 55818596 Casa # 55818596" calcext:value-type="string">
            <text:p>Sector 55818596 Calle 55818596 Casa # 55818596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95263527" calcext:value-type="float">
            <text:p>95263527</text:p>
          </table:table-cell>
          <table:table-cell office:value-type="string" calcext:value-type="string">
            <text:p>Zoraida</text:p>
          </table:table-cell>
          <table:table-cell office:value-type="string" calcext:value-type="string">
            <text:p>Carrasco</text:p>
          </table:table-cell>
          <table:table-cell table:formula="of:=COM.MICROSOFT.CONCAT(&quot;micorreo&quot;;INT(RAND()*10000000);&quot;@midominio.com&quot;)" office:value-type="string" office:string-value="micorreo22504@midominio.com" calcext:value-type="string">
            <text:p>micorreo22504@midominio.com</text:p>
          </table:table-cell>
          <table:table-cell table:formula="of:=CONCATENATE(&quot;Sector &quot;;[.A141];&quot; Calle &quot;;[.A141];&quot; Casa # &quot;;[.A141])" office:value-type="string" office:string-value="Sector 95263527 Calle 95263527 Casa # 95263527" calcext:value-type="string">
            <text:p>Sector 95263527 Calle 95263527 Casa # 95263527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54964484" calcext:value-type="float">
            <text:p>54964484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Materan</text:p>
          </table:table-cell>
          <table:table-cell table:formula="of:=COM.MICROSOFT.CONCAT(&quot;micorreo&quot;;INT(RAND()*10000000);&quot;@midominio.com&quot;)" office:value-type="string" office:string-value="micorreo9261159@midominio.com" calcext:value-type="string">
            <text:p>micorreo9261159@midominio.com</text:p>
          </table:table-cell>
          <table:table-cell table:formula="of:=CONCATENATE(&quot;Sector &quot;;[.A142];&quot; Calle &quot;;[.A142];&quot; Casa # &quot;;[.A142])" office:value-type="string" office:string-value="Sector 54964484 Calle 54964484 Casa # 54964484" calcext:value-type="string">
            <text:p>Sector 54964484 Calle 54964484 Casa # 54964484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150391" calcext:value-type="float">
            <text:p>150391</text:p>
          </table:table-cell>
          <table:table-cell office:value-type="string" calcext:value-type="string">
            <text:p>Betilde</text:p>
          </table:table-cell>
          <table:table-cell office:value-type="string" calcext:value-type="string">
            <text:p>Altuve</text:p>
          </table:table-cell>
          <table:table-cell table:formula="of:=COM.MICROSOFT.CONCAT(&quot;micorreo&quot;;INT(RAND()*10000000);&quot;@midominio.com&quot;)" office:value-type="string" office:string-value="micorreo5534819@midominio.com" calcext:value-type="string">
            <text:p>micorreo5534819@midominio.com</text:p>
          </table:table-cell>
          <table:table-cell table:formula="of:=CONCATENATE(&quot;Sector &quot;;[.A143];&quot; Calle &quot;;[.A143];&quot; Casa # &quot;;[.A143])" office:value-type="string" office:string-value="Sector 150391 Calle 150391 Casa # 150391" calcext:value-type="string">
            <text:p>Sector 150391 Calle 150391 Casa # 150391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69935525" calcext:value-type="float">
            <text:p>69935525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Montilla</text:p>
          </table:table-cell>
          <table:table-cell table:formula="of:=COM.MICROSOFT.CONCAT(&quot;micorreo&quot;;INT(RAND()*10000000);&quot;@midominio.com&quot;)" office:value-type="string" office:string-value="micorreo7852222@midominio.com" calcext:value-type="string">
            <text:p>micorreo7852222@midominio.com</text:p>
          </table:table-cell>
          <table:table-cell table:formula="of:=CONCATENATE(&quot;Sector &quot;;[.A144];&quot; Calle &quot;;[.A144];&quot; Casa # &quot;;[.A144])" office:value-type="string" office:string-value="Sector 69935525 Calle 69935525 Casa # 69935525" calcext:value-type="string">
            <text:p>Sector 69935525 Calle 69935525 Casa # 69935525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48232397" calcext:value-type="float">
            <text:p>48232397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Mujica</text:p>
          </table:table-cell>
          <table:table-cell table:formula="of:=COM.MICROSOFT.CONCAT(&quot;micorreo&quot;;INT(RAND()*10000000);&quot;@midominio.com&quot;)" office:value-type="string" office:string-value="micorreo4043062@midominio.com" calcext:value-type="string">
            <text:p>micorreo4043062@midominio.com</text:p>
          </table:table-cell>
          <table:table-cell table:formula="of:=CONCATENATE(&quot;Sector &quot;;[.A145];&quot; Calle &quot;;[.A145];&quot; Casa # &quot;;[.A145])" office:value-type="string" office:string-value="Sector 48232397 Calle 48232397 Casa # 48232397" calcext:value-type="string">
            <text:p>Sector 48232397 Calle 48232397 Casa # 48232397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5958574" calcext:value-type="float">
            <text:p>5958574</text:p>
          </table:table-cell>
          <table:table-cell office:value-type="string" calcext:value-type="string">
            <text:p>Juancarlos</text:p>
          </table:table-cell>
          <table:table-cell office:value-type="string" calcext:value-type="string">
            <text:p>Segura</text:p>
          </table:table-cell>
          <table:table-cell table:formula="of:=COM.MICROSOFT.CONCAT(&quot;micorreo&quot;;INT(RAND()*10000000);&quot;@midominio.com&quot;)" office:value-type="string" office:string-value="micorreo7882690@midominio.com" calcext:value-type="string">
            <text:p>micorreo7882690@midominio.com</text:p>
          </table:table-cell>
          <table:table-cell table:formula="of:=CONCATENATE(&quot;Sector &quot;;[.A146];&quot; Calle &quot;;[.A146];&quot; Casa # &quot;;[.A146])" office:value-type="string" office:string-value="Sector 5958574 Calle 5958574 Casa # 5958574" calcext:value-type="string">
            <text:p>Sector 5958574 Calle 5958574 Casa # 5958574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80586414" calcext:value-type="float">
            <text:p>80586414</text:p>
          </table:table-cell>
          <table:table-cell office:value-type="string" calcext:value-type="string">
            <text:p>Solanyela</text:p>
          </table:table-cell>
          <table:table-cell office:value-type="string" calcext:value-type="string">
            <text:p>Suarez</text:p>
          </table:table-cell>
          <table:table-cell table:formula="of:=COM.MICROSOFT.CONCAT(&quot;micorreo&quot;;INT(RAND()*10000000);&quot;@midominio.com&quot;)" office:value-type="string" office:string-value="micorreo6496137@midominio.com" calcext:value-type="string">
            <text:p>micorreo6496137@midominio.com</text:p>
          </table:table-cell>
          <table:table-cell table:formula="of:=CONCATENATE(&quot;Sector &quot;;[.A147];&quot; Calle &quot;;[.A147];&quot; Casa # &quot;;[.A147])" office:value-type="string" office:string-value="Sector 80586414 Calle 80586414 Casa # 80586414" calcext:value-type="string">
            <text:p>Sector 80586414 Calle 80586414 Casa # 80586414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8697626" calcext:value-type="float">
            <text:p>8697626</text:p>
          </table:table-cell>
          <table:table-cell office:value-type="string" calcext:value-type="string">
            <text:p>Analy</text:p>
          </table:table-cell>
          <table:table-cell office:value-type="string" calcext:value-type="string">
            <text:p>Lucena</text:p>
          </table:table-cell>
          <table:table-cell table:formula="of:=COM.MICROSOFT.CONCAT(&quot;micorreo&quot;;INT(RAND()*10000000);&quot;@midominio.com&quot;)" office:value-type="string" office:string-value="micorreo5307590@midominio.com" calcext:value-type="string">
            <text:p>micorreo5307590@midominio.com</text:p>
          </table:table-cell>
          <table:table-cell table:formula="of:=CONCATENATE(&quot;Sector &quot;;[.A148];&quot; Calle &quot;;[.A148];&quot; Casa # &quot;;[.A148])" office:value-type="string" office:string-value="Sector 8697626 Calle 8697626 Casa # 8697626" calcext:value-type="string">
            <text:p>Sector 8697626 Calle 8697626 Casa # 8697626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20525231" calcext:value-type="float">
            <text:p>20525231</text:p>
          </table:table-cell>
          <table:table-cell office:value-type="string" calcext:value-type="string">
            <text:p>Abelardo</text:p>
          </table:table-cell>
          <table:table-cell office:value-type="string" calcext:value-type="string">
            <text:p>Ollarvez</text:p>
          </table:table-cell>
          <table:table-cell table:formula="of:=COM.MICROSOFT.CONCAT(&quot;micorreo&quot;;INT(RAND()*10000000);&quot;@midominio.com&quot;)" office:value-type="string" office:string-value="micorreo4873670@midominio.com" calcext:value-type="string">
            <text:p>micorreo4873670@midominio.com</text:p>
          </table:table-cell>
          <table:table-cell table:formula="of:=CONCATENATE(&quot;Sector &quot;;[.A149];&quot; Calle &quot;;[.A149];&quot; Casa # &quot;;[.A149])" office:value-type="string" office:string-value="Sector 20525231 Calle 20525231 Casa # 20525231" calcext:value-type="string">
            <text:p>Sector 20525231 Calle 20525231 Casa # 20525231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98535268" calcext:value-type="float">
            <text:p>98535268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Nuaez</text:p>
          </table:table-cell>
          <table:table-cell table:formula="of:=COM.MICROSOFT.CONCAT(&quot;micorreo&quot;;INT(RAND()*10000000);&quot;@midominio.com&quot;)" office:value-type="string" office:string-value="micorreo8891676@midominio.com" calcext:value-type="string">
            <text:p>micorreo8891676@midominio.com</text:p>
          </table:table-cell>
          <table:table-cell table:formula="of:=CONCATENATE(&quot;Sector &quot;;[.A150];&quot; Calle &quot;;[.A150];&quot; Casa # &quot;;[.A150])" office:value-type="string" office:string-value="Sector 98535268 Calle 98535268 Casa # 98535268" calcext:value-type="string">
            <text:p>Sector 98535268 Calle 98535268 Casa # 98535268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82982466" calcext:value-type="float">
            <text:p>82982466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Rangel</text:p>
          </table:table-cell>
          <table:table-cell table:formula="of:=COM.MICROSOFT.CONCAT(&quot;micorreo&quot;;INT(RAND()*10000000);&quot;@midominio.com&quot;)" office:value-type="string" office:string-value="micorreo7956150@midominio.com" calcext:value-type="string">
            <text:p>micorreo7956150@midominio.com</text:p>
          </table:table-cell>
          <table:table-cell table:formula="of:=CONCATENATE(&quot;Sector &quot;;[.A151];&quot; Calle &quot;;[.A151];&quot; Casa # &quot;;[.A151])" office:value-type="string" office:string-value="Sector 82982466 Calle 82982466 Casa # 82982466" calcext:value-type="string">
            <text:p>Sector 82982466 Calle 82982466 Casa # 82982466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57648602" calcext:value-type="float">
            <text:p>57648602</text:p>
          </table:table-cell>
          <table:table-cell office:value-type="string" calcext:value-type="string">
            <text:p>Anselma</text:p>
          </table:table-cell>
          <table:table-cell office:value-type="string" calcext:value-type="string">
            <text:p>Vargas</text:p>
          </table:table-cell>
          <table:table-cell table:formula="of:=COM.MICROSOFT.CONCAT(&quot;micorreo&quot;;INT(RAND()*10000000);&quot;@midominio.com&quot;)" office:value-type="string" office:string-value="micorreo684418@midominio.com" calcext:value-type="string">
            <text:p>micorreo684418@midominio.com</text:p>
          </table:table-cell>
          <table:table-cell table:formula="of:=CONCATENATE(&quot;Sector &quot;;[.A152];&quot; Calle &quot;;[.A152];&quot; Casa # &quot;;[.A152])" office:value-type="string" office:string-value="Sector 57648602 Calle 57648602 Casa # 57648602" calcext:value-type="string">
            <text:p>Sector 57648602 Calle 57648602 Casa # 57648602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43807321" calcext:value-type="float">
            <text:p>43807321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Bencomo</text:p>
          </table:table-cell>
          <table:table-cell table:formula="of:=COM.MICROSOFT.CONCAT(&quot;micorreo&quot;;INT(RAND()*10000000);&quot;@midominio.com&quot;)" office:value-type="string" office:string-value="micorreo3921834@midominio.com" calcext:value-type="string">
            <text:p>micorreo3921834@midominio.com</text:p>
          </table:table-cell>
          <table:table-cell table:formula="of:=CONCATENATE(&quot;Sector &quot;;[.A153];&quot; Calle &quot;;[.A153];&quot; Casa # &quot;;[.A153])" office:value-type="string" office:string-value="Sector 43807321 Calle 43807321 Casa # 43807321" calcext:value-type="string">
            <text:p>Sector 43807321 Calle 43807321 Casa # 43807321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81027911" calcext:value-type="float">
            <text:p>81027911</text:p>
          </table:table-cell>
          <table:table-cell office:value-type="string" calcext:value-type="string">
            <text:p>Freimar</text:p>
          </table:table-cell>
          <table:table-cell office:value-type="string" calcext:value-type="string">
            <text:p>Peaa</text:p>
          </table:table-cell>
          <table:table-cell table:formula="of:=COM.MICROSOFT.CONCAT(&quot;micorreo&quot;;INT(RAND()*10000000);&quot;@midominio.com&quot;)" office:value-type="string" office:string-value="micorreo5459318@midominio.com" calcext:value-type="string">
            <text:p>micorreo5459318@midominio.com</text:p>
          </table:table-cell>
          <table:table-cell table:formula="of:=CONCATENATE(&quot;Sector &quot;;[.A154];&quot; Calle &quot;;[.A154];&quot; Casa # &quot;;[.A154])" office:value-type="string" office:string-value="Sector 81027911 Calle 81027911 Casa # 81027911" calcext:value-type="string">
            <text:p>Sector 81027911 Calle 81027911 Casa # 81027911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51220869" calcext:value-type="float">
            <text:p>51220869</text:p>
          </table:table-cell>
          <table:table-cell office:value-type="string" calcext:value-type="string">
            <text:p>Vianney</text:p>
          </table:table-cell>
          <table:table-cell office:value-type="string" calcext:value-type="string">
            <text:p>Mejias</text:p>
          </table:table-cell>
          <table:table-cell table:formula="of:=COM.MICROSOFT.CONCAT(&quot;micorreo&quot;;INT(RAND()*10000000);&quot;@midominio.com&quot;)" office:value-type="string" office:string-value="micorreo3552788@midominio.com" calcext:value-type="string">
            <text:p>micorreo3552788@midominio.com</text:p>
          </table:table-cell>
          <table:table-cell table:formula="of:=CONCATENATE(&quot;Sector &quot;;[.A155];&quot; Calle &quot;;[.A155];&quot; Casa # &quot;;[.A155])" office:value-type="string" office:string-value="Sector 51220869 Calle 51220869 Casa # 51220869" calcext:value-type="string">
            <text:p>Sector 51220869 Calle 51220869 Casa # 51220869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42764768" calcext:value-type="float">
            <text:p>42764768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Crespo</text:p>
          </table:table-cell>
          <table:table-cell table:formula="of:=COM.MICROSOFT.CONCAT(&quot;micorreo&quot;;INT(RAND()*10000000);&quot;@midominio.com&quot;)" office:value-type="string" office:string-value="micorreo3152880@midominio.com" calcext:value-type="string">
            <text:p>micorreo3152880@midominio.com</text:p>
          </table:table-cell>
          <table:table-cell table:formula="of:=CONCATENATE(&quot;Sector &quot;;[.A156];&quot; Calle &quot;;[.A156];&quot; Casa # &quot;;[.A156])" office:value-type="string" office:string-value="Sector 42764768 Calle 42764768 Casa # 42764768" calcext:value-type="string">
            <text:p>Sector 42764768 Calle 42764768 Casa # 42764768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20345786" calcext:value-type="float">
            <text:p>20345786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Teran </text:p>
          </table:table-cell>
          <table:table-cell table:formula="of:=COM.MICROSOFT.CONCAT(&quot;micorreo&quot;;INT(RAND()*10000000);&quot;@midominio.com&quot;)" office:value-type="string" office:string-value="micorreo2309703@midominio.com" calcext:value-type="string">
            <text:p>micorreo2309703@midominio.com</text:p>
          </table:table-cell>
          <table:table-cell table:formula="of:=CONCATENATE(&quot;Sector &quot;;[.A157];&quot; Calle &quot;;[.A157];&quot; Casa # &quot;;[.A157])" office:value-type="string" office:string-value="Sector 20345786 Calle 20345786 Casa # 20345786" calcext:value-type="string">
            <text:p>Sector 20345786 Calle 20345786 Casa # 20345786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21371708" calcext:value-type="float">
            <text:p>21371708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Carrillo</text:p>
          </table:table-cell>
          <table:table-cell table:formula="of:=COM.MICROSOFT.CONCAT(&quot;micorreo&quot;;INT(RAND()*10000000);&quot;@midominio.com&quot;)" office:value-type="string" office:string-value="micorreo1592199@midominio.com" calcext:value-type="string">
            <text:p>micorreo1592199@midominio.com</text:p>
          </table:table-cell>
          <table:table-cell table:formula="of:=CONCATENATE(&quot;Sector &quot;;[.A158];&quot; Calle &quot;;[.A158];&quot; Casa # &quot;;[.A158])" office:value-type="string" office:string-value="Sector 21371708 Calle 21371708 Casa # 21371708" calcext:value-type="string">
            <text:p>Sector 21371708 Calle 21371708 Casa # 21371708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60963721" calcext:value-type="float">
            <text:p>60963721</text:p>
          </table:table-cell>
          <table:table-cell office:value-type="string" calcext:value-type="string">
            <text:p>Amalia</text:p>
          </table:table-cell>
          <table:table-cell office:value-type="string" calcext:value-type="string">
            <text:p>Medina</text:p>
          </table:table-cell>
          <table:table-cell table:formula="of:=COM.MICROSOFT.CONCAT(&quot;micorreo&quot;;INT(RAND()*10000000);&quot;@midominio.com&quot;)" office:value-type="string" office:string-value="micorreo1283701@midominio.com" calcext:value-type="string">
            <text:p>micorreo1283701@midominio.com</text:p>
          </table:table-cell>
          <table:table-cell table:formula="of:=CONCATENATE(&quot;Sector &quot;;[.A159];&quot; Calle &quot;;[.A159];&quot; Casa # &quot;;[.A159])" office:value-type="string" office:string-value="Sector 60963721 Calle 60963721 Casa # 60963721" calcext:value-type="string">
            <text:p>Sector 60963721 Calle 60963721 Casa # 60963721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58257417" calcext:value-type="float">
            <text:p>58257417</text:p>
          </table:table-cell>
          <table:table-cell office:value-type="string" calcext:value-type="string">
            <text:p>Debora</text:p>
          </table:table-cell>
          <table:table-cell office:value-type="string" calcext:value-type="string">
            <text:p>Bullones</text:p>
          </table:table-cell>
          <table:table-cell table:formula="of:=COM.MICROSOFT.CONCAT(&quot;micorreo&quot;;INT(RAND()*10000000);&quot;@midominio.com&quot;)" office:value-type="string" office:string-value="micorreo8022316@midominio.com" calcext:value-type="string">
            <text:p>micorreo8022316@midominio.com</text:p>
          </table:table-cell>
          <table:table-cell table:formula="of:=CONCATENATE(&quot;Sector &quot;;[.A160];&quot; Calle &quot;;[.A160];&quot; Casa # &quot;;[.A160])" office:value-type="string" office:string-value="Sector 58257417 Calle 58257417 Casa # 58257417" calcext:value-type="string">
            <text:p>Sector 58257417 Calle 58257417 Casa # 58257417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4820369" calcext:value-type="float">
            <text:p>4820369</text:p>
          </table:table-cell>
          <table:table-cell office:value-type="string" calcext:value-type="string">
            <text:p>Paola</text:p>
          </table:table-cell>
          <table:table-cell office:value-type="string" calcext:value-type="string">
            <text:p>Hernandez</text:p>
          </table:table-cell>
          <table:table-cell table:formula="of:=COM.MICROSOFT.CONCAT(&quot;micorreo&quot;;INT(RAND()*10000000);&quot;@midominio.com&quot;)" office:value-type="string" office:string-value="micorreo2251623@midominio.com" calcext:value-type="string">
            <text:p>micorreo2251623@midominio.com</text:p>
          </table:table-cell>
          <table:table-cell table:formula="of:=CONCATENATE(&quot;Sector &quot;;[.A161];&quot; Calle &quot;;[.A161];&quot; Casa # &quot;;[.A161])" office:value-type="string" office:string-value="Sector 4820369 Calle 4820369 Casa # 4820369" calcext:value-type="string">
            <text:p>Sector 4820369 Calle 4820369 Casa # 4820369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69033410" calcext:value-type="float">
            <text:p>69033410</text:p>
          </table:table-cell>
          <table:table-cell office:value-type="string" calcext:value-type="string">
            <text:p>Haydee</text:p>
          </table:table-cell>
          <table:table-cell office:value-type="string" calcext:value-type="string">
            <text:p>Melendez</text:p>
          </table:table-cell>
          <table:table-cell table:formula="of:=COM.MICROSOFT.CONCAT(&quot;micorreo&quot;;INT(RAND()*10000000);&quot;@midominio.com&quot;)" office:value-type="string" office:string-value="micorreo2452158@midominio.com" calcext:value-type="string">
            <text:p>micorreo2452158@midominio.com</text:p>
          </table:table-cell>
          <table:table-cell table:formula="of:=CONCATENATE(&quot;Sector &quot;;[.A162];&quot; Calle &quot;;[.A162];&quot; Casa # &quot;;[.A162])" office:value-type="string" office:string-value="Sector 69033410 Calle 69033410 Casa # 69033410" calcext:value-type="string">
            <text:p>Sector 69033410 Calle 69033410 Casa # 69033410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35992339" calcext:value-type="float">
            <text:p>35992339</text:p>
          </table:table-cell>
          <table:table-cell office:value-type="string" calcext:value-type="string">
            <text:p>Vilma</text:p>
          </table:table-cell>
          <table:table-cell office:value-type="string" calcext:value-type="string">
            <text:p>Vazquez</text:p>
          </table:table-cell>
          <table:table-cell table:formula="of:=COM.MICROSOFT.CONCAT(&quot;micorreo&quot;;INT(RAND()*10000000);&quot;@midominio.com&quot;)" office:value-type="string" office:string-value="micorreo392180@midominio.com" calcext:value-type="string">
            <text:p>micorreo392180@midominio.com</text:p>
          </table:table-cell>
          <table:table-cell table:formula="of:=CONCATENATE(&quot;Sector &quot;;[.A163];&quot; Calle &quot;;[.A163];&quot; Casa # &quot;;[.A163])" office:value-type="string" office:string-value="Sector 35992339 Calle 35992339 Casa # 35992339" calcext:value-type="string">
            <text:p>Sector 35992339 Calle 35992339 Casa # 35992339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38665695" calcext:value-type="float">
            <text:p>38665695</text:p>
          </table:table-cell>
          <table:table-cell office:value-type="string" calcext:value-type="string">
            <text:p>Genesis</text:p>
          </table:table-cell>
          <table:table-cell office:value-type="string" calcext:value-type="string">
            <text:p>Suarez</text:p>
          </table:table-cell>
          <table:table-cell table:formula="of:=COM.MICROSOFT.CONCAT(&quot;micorreo&quot;;INT(RAND()*10000000);&quot;@midominio.com&quot;)" office:value-type="string" office:string-value="micorreo6315181@midominio.com" calcext:value-type="string">
            <text:p>micorreo6315181@midominio.com</text:p>
          </table:table-cell>
          <table:table-cell table:formula="of:=CONCATENATE(&quot;Sector &quot;;[.A164];&quot; Calle &quot;;[.A164];&quot; Casa # &quot;;[.A164])" office:value-type="string" office:string-value="Sector 38665695 Calle 38665695 Casa # 38665695" calcext:value-type="string">
            <text:p>Sector 38665695 Calle 38665695 Casa # 38665695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14884596" calcext:value-type="float">
            <text:p>14884596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Jimenez </text:p>
          </table:table-cell>
          <table:table-cell table:formula="of:=COM.MICROSOFT.CONCAT(&quot;micorreo&quot;;INT(RAND()*10000000);&quot;@midominio.com&quot;)" office:value-type="string" office:string-value="micorreo2775526@midominio.com" calcext:value-type="string">
            <text:p>micorreo2775526@midominio.com</text:p>
          </table:table-cell>
          <table:table-cell table:formula="of:=CONCATENATE(&quot;Sector &quot;;[.A165];&quot; Calle &quot;;[.A165];&quot; Casa # &quot;;[.A165])" office:value-type="string" office:string-value="Sector 14884596 Calle 14884596 Casa # 14884596" calcext:value-type="string">
            <text:p>Sector 14884596 Calle 14884596 Casa # 14884596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48184599" calcext:value-type="float">
            <text:p>48184599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Paez</text:p>
          </table:table-cell>
          <table:table-cell table:formula="of:=COM.MICROSOFT.CONCAT(&quot;micorreo&quot;;INT(RAND()*10000000);&quot;@midominio.com&quot;)" office:value-type="string" office:string-value="micorreo5166939@midominio.com" calcext:value-type="string">
            <text:p>micorreo5166939@midominio.com</text:p>
          </table:table-cell>
          <table:table-cell table:formula="of:=CONCATENATE(&quot;Sector &quot;;[.A166];&quot; Calle &quot;;[.A166];&quot; Casa # &quot;;[.A166])" office:value-type="string" office:string-value="Sector 48184599 Calle 48184599 Casa # 48184599" calcext:value-type="string">
            <text:p>Sector 48184599 Calle 48184599 Casa # 48184599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58127063" calcext:value-type="float">
            <text:p>58127063</text:p>
          </table:table-cell>
          <table:table-cell office:value-type="string" calcext:value-type="string">
            <text:p>Luding</text:p>
          </table:table-cell>
          <table:table-cell office:value-type="string" calcext:value-type="string">
            <text:p>Narvaez</text:p>
          </table:table-cell>
          <table:table-cell table:formula="of:=COM.MICROSOFT.CONCAT(&quot;micorreo&quot;;INT(RAND()*10000000);&quot;@midominio.com&quot;)" office:value-type="string" office:string-value="micorreo7194403@midominio.com" calcext:value-type="string">
            <text:p>micorreo7194403@midominio.com</text:p>
          </table:table-cell>
          <table:table-cell table:formula="of:=CONCATENATE(&quot;Sector &quot;;[.A167];&quot; Calle &quot;;[.A167];&quot; Casa # &quot;;[.A167])" office:value-type="string" office:string-value="Sector 58127063 Calle 58127063 Casa # 58127063" calcext:value-type="string">
            <text:p>Sector 58127063 Calle 58127063 Casa # 58127063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95424427" calcext:value-type="float">
            <text:p>95424427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Vasquez</text:p>
          </table:table-cell>
          <table:table-cell table:formula="of:=COM.MICROSOFT.CONCAT(&quot;micorreo&quot;;INT(RAND()*10000000);&quot;@midominio.com&quot;)" office:value-type="string" office:string-value="micorreo1401491@midominio.com" calcext:value-type="string">
            <text:p>micorreo1401491@midominio.com</text:p>
          </table:table-cell>
          <table:table-cell table:formula="of:=CONCATENATE(&quot;Sector &quot;;[.A168];&quot; Calle &quot;;[.A168];&quot; Casa # &quot;;[.A168])" office:value-type="string" office:string-value="Sector 95424427 Calle 95424427 Casa # 95424427" calcext:value-type="string">
            <text:p>Sector 95424427 Calle 95424427 Casa # 95424427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80830898" calcext:value-type="float">
            <text:p>80830898</text:p>
          </table:table-cell>
          <table:table-cell office:value-type="string" calcext:value-type="string">
            <text:p>Virmelys</text:p>
          </table:table-cell>
          <table:table-cell office:value-type="string" calcext:value-type="string">
            <text:p>Marin</text:p>
          </table:table-cell>
          <table:table-cell table:formula="of:=COM.MICROSOFT.CONCAT(&quot;micorreo&quot;;INT(RAND()*10000000);&quot;@midominio.com&quot;)" office:value-type="string" office:string-value="micorreo3492914@midominio.com" calcext:value-type="string">
            <text:p>micorreo3492914@midominio.com</text:p>
          </table:table-cell>
          <table:table-cell table:formula="of:=CONCATENATE(&quot;Sector &quot;;[.A169];&quot; Calle &quot;;[.A169];&quot; Casa # &quot;;[.A169])" office:value-type="string" office:string-value="Sector 80830898 Calle 80830898 Casa # 80830898" calcext:value-type="string">
            <text:p>Sector 80830898 Calle 80830898 Casa # 80830898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41809170" calcext:value-type="float">
            <text:p>41809170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Paez</text:p>
          </table:table-cell>
          <table:table-cell table:formula="of:=COM.MICROSOFT.CONCAT(&quot;micorreo&quot;;INT(RAND()*10000000);&quot;@midominio.com&quot;)" office:value-type="string" office:string-value="micorreo2352165@midominio.com" calcext:value-type="string">
            <text:p>micorreo2352165@midominio.com</text:p>
          </table:table-cell>
          <table:table-cell table:formula="of:=CONCATENATE(&quot;Sector &quot;;[.A170];&quot; Calle &quot;;[.A170];&quot; Casa # &quot;;[.A170])" office:value-type="string" office:string-value="Sector 41809170 Calle 41809170 Casa # 41809170" calcext:value-type="string">
            <text:p>Sector 41809170 Calle 41809170 Casa # 41809170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47837985" calcext:value-type="float">
            <text:p>47837985</text:p>
          </table:table-cell>
          <table:table-cell office:value-type="string" calcext:value-type="string">
            <text:p>Gregorio</text:p>
          </table:table-cell>
          <table:table-cell office:value-type="string" calcext:value-type="string">
            <text:p>Hernandez</text:p>
          </table:table-cell>
          <table:table-cell table:formula="of:=COM.MICROSOFT.CONCAT(&quot;micorreo&quot;;INT(RAND()*10000000);&quot;@midominio.com&quot;)" office:value-type="string" office:string-value="micorreo7546693@midominio.com" calcext:value-type="string">
            <text:p>micorreo7546693@midominio.com</text:p>
          </table:table-cell>
          <table:table-cell table:formula="of:=CONCATENATE(&quot;Sector &quot;;[.A171];&quot; Calle &quot;;[.A171];&quot; Casa # &quot;;[.A171])" office:value-type="string" office:string-value="Sector 47837985 Calle 47837985 Casa # 47837985" calcext:value-type="string">
            <text:p>Sector 47837985 Calle 47837985 Casa # 47837985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15737537" calcext:value-type="float">
            <text:p>15737537</text:p>
          </table:table-cell>
          <table:table-cell office:value-type="string" calcext:value-type="string">
            <text:p>Yanys</text:p>
          </table:table-cell>
          <table:table-cell office:value-type="string" calcext:value-type="string">
            <text:p>Aguero</text:p>
          </table:table-cell>
          <table:table-cell table:formula="of:=COM.MICROSOFT.CONCAT(&quot;micorreo&quot;;INT(RAND()*10000000);&quot;@midominio.com&quot;)" office:value-type="string" office:string-value="micorreo915427@midominio.com" calcext:value-type="string">
            <text:p>micorreo915427@midominio.com</text:p>
          </table:table-cell>
          <table:table-cell table:formula="of:=CONCATENATE(&quot;Sector &quot;;[.A172];&quot; Calle &quot;;[.A172];&quot; Casa # &quot;;[.A172])" office:value-type="string" office:string-value="Sector 15737537 Calle 15737537 Casa # 15737537" calcext:value-type="string">
            <text:p>Sector 15737537 Calle 15737537 Casa # 15737537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70094935" calcext:value-type="float">
            <text:p>70094935</text:p>
          </table:table-cell>
          <table:table-cell office:value-type="string" calcext:value-type="string">
            <text:p>Joaldy</text:p>
          </table:table-cell>
          <table:table-cell office:value-type="string" calcext:value-type="string">
            <text:p>Ferrer</text:p>
          </table:table-cell>
          <table:table-cell table:formula="of:=COM.MICROSOFT.CONCAT(&quot;micorreo&quot;;INT(RAND()*10000000);&quot;@midominio.com&quot;)" office:value-type="string" office:string-value="micorreo7945604@midominio.com" calcext:value-type="string">
            <text:p>micorreo7945604@midominio.com</text:p>
          </table:table-cell>
          <table:table-cell table:formula="of:=CONCATENATE(&quot;Sector &quot;;[.A173];&quot; Calle &quot;;[.A173];&quot; Casa # &quot;;[.A173])" office:value-type="string" office:string-value="Sector 70094935 Calle 70094935 Casa # 70094935" calcext:value-type="string">
            <text:p>Sector 70094935 Calle 70094935 Casa # 70094935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29000947" calcext:value-type="float">
            <text:p>29000947</text:p>
          </table:table-cell>
          <table:table-cell office:value-type="string" calcext:value-type="string">
            <text:p>Marlene</text:p>
          </table:table-cell>
          <table:table-cell office:value-type="string" calcext:value-type="string">
            <text:p>Salas</text:p>
          </table:table-cell>
          <table:table-cell table:formula="of:=COM.MICROSOFT.CONCAT(&quot;micorreo&quot;;INT(RAND()*10000000);&quot;@midominio.com&quot;)" office:value-type="string" office:string-value="micorreo1103871@midominio.com" calcext:value-type="string">
            <text:p>micorreo1103871@midominio.com</text:p>
          </table:table-cell>
          <table:table-cell table:formula="of:=CONCATENATE(&quot;Sector &quot;;[.A174];&quot; Calle &quot;;[.A174];&quot; Casa # &quot;;[.A174])" office:value-type="string" office:string-value="Sector 29000947 Calle 29000947 Casa # 29000947" calcext:value-type="string">
            <text:p>Sector 29000947 Calle 29000947 Casa # 29000947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93521930" calcext:value-type="float">
            <text:p>93521930</text:p>
          </table:table-cell>
          <table:table-cell office:value-type="string" calcext:value-type="string">
            <text:p>Tibisay</text:p>
          </table:table-cell>
          <table:table-cell office:value-type="string" calcext:value-type="string">
            <text:p>Padilla</text:p>
          </table:table-cell>
          <table:table-cell table:formula="of:=COM.MICROSOFT.CONCAT(&quot;micorreo&quot;;INT(RAND()*10000000);&quot;@midominio.com&quot;)" office:value-type="string" office:string-value="micorreo7069376@midominio.com" calcext:value-type="string">
            <text:p>micorreo7069376@midominio.com</text:p>
          </table:table-cell>
          <table:table-cell table:formula="of:=CONCATENATE(&quot;Sector &quot;;[.A175];&quot; Calle &quot;;[.A175];&quot; Casa # &quot;;[.A175])" office:value-type="string" office:string-value="Sector 93521930 Calle 93521930 Casa # 93521930" calcext:value-type="string">
            <text:p>Sector 93521930 Calle 93521930 Casa # 93521930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40532000" calcext:value-type="float">
            <text:p>40532000</text:p>
          </table:table-cell>
          <table:table-cell office:value-type="string" calcext:value-type="string">
            <text:p>Margerys</text:p>
          </table:table-cell>
          <table:table-cell office:value-type="string" calcext:value-type="string">
            <text:p>Mayurel</text:p>
          </table:table-cell>
          <table:table-cell table:formula="of:=COM.MICROSOFT.CONCAT(&quot;micorreo&quot;;INT(RAND()*10000000);&quot;@midominio.com&quot;)" office:value-type="string" office:string-value="micorreo5717313@midominio.com" calcext:value-type="string">
            <text:p>micorreo5717313@midominio.com</text:p>
          </table:table-cell>
          <table:table-cell table:formula="of:=CONCATENATE(&quot;Sector &quot;;[.A176];&quot; Calle &quot;;[.A176];&quot; Casa # &quot;;[.A176])" office:value-type="string" office:string-value="Sector 40532000 Calle 40532000 Casa # 40532000" calcext:value-type="string">
            <text:p>Sector 40532000 Calle 40532000 Casa # 40532000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86460318" calcext:value-type="float">
            <text:p>86460318</text:p>
          </table:table-cell>
          <table:table-cell office:value-type="string" calcext:value-type="string">
            <text:p>Asli</text:p>
          </table:table-cell>
          <table:table-cell office:value-type="string" calcext:value-type="string">
            <text:p>Rojas</text:p>
          </table:table-cell>
          <table:table-cell table:formula="of:=COM.MICROSOFT.CONCAT(&quot;micorreo&quot;;INT(RAND()*10000000);&quot;@midominio.com&quot;)" office:value-type="string" office:string-value="micorreo9867154@midominio.com" calcext:value-type="string">
            <text:p>micorreo9867154@midominio.com</text:p>
          </table:table-cell>
          <table:table-cell table:formula="of:=CONCATENATE(&quot;Sector &quot;;[.A177];&quot; Calle &quot;;[.A177];&quot; Casa # &quot;;[.A177])" office:value-type="string" office:string-value="Sector 86460318 Calle 86460318 Casa # 86460318" calcext:value-type="string">
            <text:p>Sector 86460318 Calle 86460318 Casa # 86460318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42222795" calcext:value-type="float">
            <text:p>42222795</text:p>
          </table:table-cell>
          <table:table-cell office:value-type="string" calcext:value-type="string">
            <text:p>Jhonny</text:p>
          </table:table-cell>
          <table:table-cell office:value-type="string" calcext:value-type="string">
            <text:p>Calderon</text:p>
          </table:table-cell>
          <table:table-cell table:formula="of:=COM.MICROSOFT.CONCAT(&quot;micorreo&quot;;INT(RAND()*10000000);&quot;@midominio.com&quot;)" office:value-type="string" office:string-value="micorreo2801824@midominio.com" calcext:value-type="string">
            <text:p>micorreo2801824@midominio.com</text:p>
          </table:table-cell>
          <table:table-cell table:formula="of:=CONCATENATE(&quot;Sector &quot;;[.A178];&quot; Calle &quot;;[.A178];&quot; Casa # &quot;;[.A178])" office:value-type="string" office:string-value="Sector 42222795 Calle 42222795 Casa # 42222795" calcext:value-type="string">
            <text:p>Sector 42222795 Calle 42222795 Casa # 42222795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8039691" calcext:value-type="float">
            <text:p>8039691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Useche</text:p>
          </table:table-cell>
          <table:table-cell table:formula="of:=COM.MICROSOFT.CONCAT(&quot;micorreo&quot;;INT(RAND()*10000000);&quot;@midominio.com&quot;)" office:value-type="string" office:string-value="micorreo2037955@midominio.com" calcext:value-type="string">
            <text:p>micorreo2037955@midominio.com</text:p>
          </table:table-cell>
          <table:table-cell table:formula="of:=CONCATENATE(&quot;Sector &quot;;[.A179];&quot; Calle &quot;;[.A179];&quot; Casa # &quot;;[.A179])" office:value-type="string" office:string-value="Sector 8039691 Calle 8039691 Casa # 8039691" calcext:value-type="string">
            <text:p>Sector 8039691 Calle 8039691 Casa # 8039691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45682415" calcext:value-type="float">
            <text:p>45682415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Moreno</text:p>
          </table:table-cell>
          <table:table-cell table:formula="of:=COM.MICROSOFT.CONCAT(&quot;micorreo&quot;;INT(RAND()*10000000);&quot;@midominio.com&quot;)" office:value-type="string" office:string-value="micorreo8201920@midominio.com" calcext:value-type="string">
            <text:p>micorreo8201920@midominio.com</text:p>
          </table:table-cell>
          <table:table-cell table:formula="of:=CONCATENATE(&quot;Sector &quot;;[.A180];&quot; Calle &quot;;[.A180];&quot; Casa # &quot;;[.A180])" office:value-type="string" office:string-value="Sector 45682415 Calle 45682415 Casa # 45682415" calcext:value-type="string">
            <text:p>Sector 45682415 Calle 45682415 Casa # 45682415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27087559" calcext:value-type="float">
            <text:p>27087559</text:p>
          </table:table-cell>
          <table:table-cell office:value-type="string" calcext:value-type="string">
            <text:p>Ender</text:p>
          </table:table-cell>
          <table:table-cell office:value-type="string" calcext:value-type="string">
            <text:p>Mogollon</text:p>
          </table:table-cell>
          <table:table-cell table:formula="of:=COM.MICROSOFT.CONCAT(&quot;micorreo&quot;;INT(RAND()*10000000);&quot;@midominio.com&quot;)" office:value-type="string" office:string-value="micorreo7310914@midominio.com" calcext:value-type="string">
            <text:p>micorreo7310914@midominio.com</text:p>
          </table:table-cell>
          <table:table-cell table:formula="of:=CONCATENATE(&quot;Sector &quot;;[.A181];&quot; Calle &quot;;[.A181];&quot; Casa # &quot;;[.A181])" office:value-type="string" office:string-value="Sector 27087559 Calle 27087559 Casa # 27087559" calcext:value-type="string">
            <text:p>Sector 27087559 Calle 27087559 Casa # 27087559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64328820" calcext:value-type="float">
            <text:p>64328820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Rodriguez</text:p>
          </table:table-cell>
          <table:table-cell table:formula="of:=COM.MICROSOFT.CONCAT(&quot;micorreo&quot;;INT(RAND()*10000000);&quot;@midominio.com&quot;)" office:value-type="string" office:string-value="micorreo6611304@midominio.com" calcext:value-type="string">
            <text:p>micorreo6611304@midominio.com</text:p>
          </table:table-cell>
          <table:table-cell table:formula="of:=CONCATENATE(&quot;Sector &quot;;[.A182];&quot; Calle &quot;;[.A182];&quot; Casa # &quot;;[.A182])" office:value-type="string" office:string-value="Sector 64328820 Calle 64328820 Casa # 64328820" calcext:value-type="string">
            <text:p>Sector 64328820 Calle 64328820 Casa # 64328820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26108369" calcext:value-type="float">
            <text:p>26108369</text:p>
          </table:table-cell>
          <table:table-cell office:value-type="string" calcext:value-type="string">
            <text:p>Jeremias</text:p>
          </table:table-cell>
          <table:table-cell office:value-type="string" calcext:value-type="string">
            <text:p>Primera</text:p>
          </table:table-cell>
          <table:table-cell table:formula="of:=COM.MICROSOFT.CONCAT(&quot;micorreo&quot;;INT(RAND()*10000000);&quot;@midominio.com&quot;)" office:value-type="string" office:string-value="micorreo2757540@midominio.com" calcext:value-type="string">
            <text:p>micorreo2757540@midominio.com</text:p>
          </table:table-cell>
          <table:table-cell table:formula="of:=CONCATENATE(&quot;Sector &quot;;[.A183];&quot; Calle &quot;;[.A183];&quot; Casa # &quot;;[.A183])" office:value-type="string" office:string-value="Sector 26108369 Calle 26108369 Casa # 26108369" calcext:value-type="string">
            <text:p>Sector 26108369 Calle 26108369 Casa # 26108369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57137944" calcext:value-type="float">
            <text:p>57137944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Perez</text:p>
          </table:table-cell>
          <table:table-cell table:formula="of:=COM.MICROSOFT.CONCAT(&quot;micorreo&quot;;INT(RAND()*10000000);&quot;@midominio.com&quot;)" office:value-type="string" office:string-value="micorreo6744351@midominio.com" calcext:value-type="string">
            <text:p>micorreo6744351@midominio.com</text:p>
          </table:table-cell>
          <table:table-cell table:formula="of:=CONCATENATE(&quot;Sector &quot;;[.A184];&quot; Calle &quot;;[.A184];&quot; Casa # &quot;;[.A184])" office:value-type="string" office:string-value="Sector 57137944 Calle 57137944 Casa # 57137944" calcext:value-type="string">
            <text:p>Sector 57137944 Calle 57137944 Casa # 57137944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76655688" calcext:value-type="float">
            <text:p>76655688</text:p>
          </table:table-cell>
          <table:table-cell office:value-type="string" calcext:value-type="string">
            <text:p>Nicoll</text:p>
          </table:table-cell>
          <table:table-cell office:value-type="string" calcext:value-type="string">
            <text:p>Peaa</text:p>
          </table:table-cell>
          <table:table-cell table:formula="of:=COM.MICROSOFT.CONCAT(&quot;micorreo&quot;;INT(RAND()*10000000);&quot;@midominio.com&quot;)" office:value-type="string" office:string-value="micorreo6481205@midominio.com" calcext:value-type="string">
            <text:p>micorreo6481205@midominio.com</text:p>
          </table:table-cell>
          <table:table-cell table:formula="of:=CONCATENATE(&quot;Sector &quot;;[.A185];&quot; Calle &quot;;[.A185];&quot; Casa # &quot;;[.A185])" office:value-type="string" office:string-value="Sector 76655688 Calle 76655688 Casa # 76655688" calcext:value-type="string">
            <text:p>Sector 76655688 Calle 76655688 Casa # 76655688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98806006" calcext:value-type="float">
            <text:p>98806006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Arrieche</text:p>
          </table:table-cell>
          <table:table-cell table:formula="of:=COM.MICROSOFT.CONCAT(&quot;micorreo&quot;;INT(RAND()*10000000);&quot;@midominio.com&quot;)" office:value-type="string" office:string-value="micorreo3919960@midominio.com" calcext:value-type="string">
            <text:p>micorreo3919960@midominio.com</text:p>
          </table:table-cell>
          <table:table-cell table:formula="of:=CONCATENATE(&quot;Sector &quot;;[.A186];&quot; Calle &quot;;[.A186];&quot; Casa # &quot;;[.A186])" office:value-type="string" office:string-value="Sector 98806006 Calle 98806006 Casa # 98806006" calcext:value-type="string">
            <text:p>Sector 98806006 Calle 98806006 Casa # 98806006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25345445" calcext:value-type="float">
            <text:p>25345445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Mendoza</text:p>
          </table:table-cell>
          <table:table-cell table:formula="of:=COM.MICROSOFT.CONCAT(&quot;micorreo&quot;;INT(RAND()*10000000);&quot;@midominio.com&quot;)" office:value-type="string" office:string-value="micorreo8048890@midominio.com" calcext:value-type="string">
            <text:p>micorreo8048890@midominio.com</text:p>
          </table:table-cell>
          <table:table-cell table:formula="of:=CONCATENATE(&quot;Sector &quot;;[.A187];&quot; Calle &quot;;[.A187];&quot; Casa # &quot;;[.A187])" office:value-type="string" office:string-value="Sector 25345445 Calle 25345445 Casa # 25345445" calcext:value-type="string">
            <text:p>Sector 25345445 Calle 25345445 Casa # 25345445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38011196" calcext:value-type="float">
            <text:p>38011196</text:p>
          </table:table-cell>
          <table:table-cell office:value-type="string" calcext:value-type="string">
            <text:p>Jhonnier</text:p>
          </table:table-cell>
          <table:table-cell office:value-type="string" calcext:value-type="string">
            <text:p>Ramos</text:p>
          </table:table-cell>
          <table:table-cell table:formula="of:=COM.MICROSOFT.CONCAT(&quot;micorreo&quot;;INT(RAND()*10000000);&quot;@midominio.com&quot;)" office:value-type="string" office:string-value="micorreo5672548@midominio.com" calcext:value-type="string">
            <text:p>micorreo5672548@midominio.com</text:p>
          </table:table-cell>
          <table:table-cell table:formula="of:=CONCATENATE(&quot;Sector &quot;;[.A188];&quot; Calle &quot;;[.A188];&quot; Casa # &quot;;[.A188])" office:value-type="string" office:string-value="Sector 38011196 Calle 38011196 Casa # 38011196" calcext:value-type="string">
            <text:p>Sector 38011196 Calle 38011196 Casa # 38011196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65212956" calcext:value-type="float">
            <text:p>65212956</text:p>
          </table:table-cell>
          <table:table-cell office:value-type="string" calcext:value-type="string">
            <text:p>Daiker</text:p>
          </table:table-cell>
          <table:table-cell office:value-type="string" calcext:value-type="string">
            <text:p>Rivero</text:p>
          </table:table-cell>
          <table:table-cell table:formula="of:=COM.MICROSOFT.CONCAT(&quot;micorreo&quot;;INT(RAND()*10000000);&quot;@midominio.com&quot;)" office:value-type="string" office:string-value="micorreo6281584@midominio.com" calcext:value-type="string">
            <text:p>micorreo6281584@midominio.com</text:p>
          </table:table-cell>
          <table:table-cell table:formula="of:=CONCATENATE(&quot;Sector &quot;;[.A189];&quot; Calle &quot;;[.A189];&quot; Casa # &quot;;[.A189])" office:value-type="string" office:string-value="Sector 65212956 Calle 65212956 Casa # 65212956" calcext:value-type="string">
            <text:p>Sector 65212956 Calle 65212956 Casa # 65212956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69089530" calcext:value-type="float">
            <text:p>69089530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ernandez</text:p>
          </table:table-cell>
          <table:table-cell table:formula="of:=COM.MICROSOFT.CONCAT(&quot;micorreo&quot;;INT(RAND()*10000000);&quot;@midominio.com&quot;)" office:value-type="string" office:string-value="micorreo3424972@midominio.com" calcext:value-type="string">
            <text:p>micorreo3424972@midominio.com</text:p>
          </table:table-cell>
          <table:table-cell table:formula="of:=CONCATENATE(&quot;Sector &quot;;[.A190];&quot; Calle &quot;;[.A190];&quot; Casa # &quot;;[.A190])" office:value-type="string" office:string-value="Sector 69089530 Calle 69089530 Casa # 69089530" calcext:value-type="string">
            <text:p>Sector 69089530 Calle 69089530 Casa # 69089530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29407467" calcext:value-type="float">
            <text:p>29407467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Urbina</text:p>
          </table:table-cell>
          <table:table-cell table:formula="of:=COM.MICROSOFT.CONCAT(&quot;micorreo&quot;;INT(RAND()*10000000);&quot;@midominio.com&quot;)" office:value-type="string" office:string-value="micorreo3137450@midominio.com" calcext:value-type="string">
            <text:p>micorreo3137450@midominio.com</text:p>
          </table:table-cell>
          <table:table-cell table:formula="of:=CONCATENATE(&quot;Sector &quot;;[.A191];&quot; Calle &quot;;[.A191];&quot; Casa # &quot;;[.A191])" office:value-type="string" office:string-value="Sector 29407467 Calle 29407467 Casa # 29407467" calcext:value-type="string">
            <text:p>Sector 29407467 Calle 29407467 Casa # 29407467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18103531" calcext:value-type="float">
            <text:p>18103531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Garcia</text:p>
          </table:table-cell>
          <table:table-cell table:formula="of:=COM.MICROSOFT.CONCAT(&quot;micorreo&quot;;INT(RAND()*10000000);&quot;@midominio.com&quot;)" office:value-type="string" office:string-value="micorreo2789426@midominio.com" calcext:value-type="string">
            <text:p>micorreo2789426@midominio.com</text:p>
          </table:table-cell>
          <table:table-cell table:formula="of:=CONCATENATE(&quot;Sector &quot;;[.A192];&quot; Calle &quot;;[.A192];&quot; Casa # &quot;;[.A192])" office:value-type="string" office:string-value="Sector 18103531 Calle 18103531 Casa # 18103531" calcext:value-type="string">
            <text:p>Sector 18103531 Calle 18103531 Casa # 18103531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53136501" calcext:value-type="float">
            <text:p>53136501</text:p>
          </table:table-cell>
          <table:table-cell office:value-type="string" calcext:value-type="string">
            <text:p>Mariangel</text:p>
          </table:table-cell>
          <table:table-cell office:value-type="string" calcext:value-type="string">
            <text:p>Camacho</text:p>
          </table:table-cell>
          <table:table-cell table:formula="of:=COM.MICROSOFT.CONCAT(&quot;micorreo&quot;;INT(RAND()*10000000);&quot;@midominio.com&quot;)" office:value-type="string" office:string-value="micorreo4340413@midominio.com" calcext:value-type="string">
            <text:p>micorreo4340413@midominio.com</text:p>
          </table:table-cell>
          <table:table-cell table:formula="of:=CONCATENATE(&quot;Sector &quot;;[.A193];&quot; Calle &quot;;[.A193];&quot; Casa # &quot;;[.A193])" office:value-type="string" office:string-value="Sector 53136501 Calle 53136501 Casa # 53136501" calcext:value-type="string">
            <text:p>Sector 53136501 Calle 53136501 Casa # 53136501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58291374" calcext:value-type="float">
            <text:p>58291374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Ure</text:p>
          </table:table-cell>
          <table:table-cell table:formula="of:=COM.MICROSOFT.CONCAT(&quot;micorreo&quot;;INT(RAND()*10000000);&quot;@midominio.com&quot;)" office:value-type="string" office:string-value="micorreo5959273@midominio.com" calcext:value-type="string">
            <text:p>micorreo5959273@midominio.com</text:p>
          </table:table-cell>
          <table:table-cell table:formula="of:=CONCATENATE(&quot;Sector &quot;;[.A194];&quot; Calle &quot;;[.A194];&quot; Casa # &quot;;[.A194])" office:value-type="string" office:string-value="Sector 58291374 Calle 58291374 Casa # 58291374" calcext:value-type="string">
            <text:p>Sector 58291374 Calle 58291374 Casa # 58291374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21981967" calcext:value-type="float">
            <text:p>21981967</text:p>
          </table:table-cell>
          <table:table-cell office:value-type="string" calcext:value-type="string">
            <text:p>Mauri</text:p>
          </table:table-cell>
          <table:table-cell office:value-type="string" calcext:value-type="string">
            <text:p>Godoy</text:p>
          </table:table-cell>
          <table:table-cell table:formula="of:=COM.MICROSOFT.CONCAT(&quot;micorreo&quot;;INT(RAND()*10000000);&quot;@midominio.com&quot;)" office:value-type="string" office:string-value="micorreo7819095@midominio.com" calcext:value-type="string">
            <text:p>micorreo7819095@midominio.com</text:p>
          </table:table-cell>
          <table:table-cell table:formula="of:=CONCATENATE(&quot;Sector &quot;;[.A195];&quot; Calle &quot;;[.A195];&quot; Casa # &quot;;[.A195])" office:value-type="string" office:string-value="Sector 21981967 Calle 21981967 Casa # 21981967" calcext:value-type="string">
            <text:p>Sector 21981967 Calle 21981967 Casa # 21981967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18536875" calcext:value-type="float">
            <text:p>18536875</text:p>
          </table:table-cell>
          <table:table-cell office:value-type="string" calcext:value-type="string">
            <text:p>Osmerly</text:p>
          </table:table-cell>
          <table:table-cell office:value-type="string" calcext:value-type="string">
            <text:p>Duran</text:p>
          </table:table-cell>
          <table:table-cell table:formula="of:=COM.MICROSOFT.CONCAT(&quot;micorreo&quot;;INT(RAND()*10000000);&quot;@midominio.com&quot;)" office:value-type="string" office:string-value="micorreo3943176@midominio.com" calcext:value-type="string">
            <text:p>micorreo3943176@midominio.com</text:p>
          </table:table-cell>
          <table:table-cell table:formula="of:=CONCATENATE(&quot;Sector &quot;;[.A196];&quot; Calle &quot;;[.A196];&quot; Casa # &quot;;[.A196])" office:value-type="string" office:string-value="Sector 18536875 Calle 18536875 Casa # 18536875" calcext:value-type="string">
            <text:p>Sector 18536875 Calle 18536875 Casa # 18536875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56036098" calcext:value-type="float">
            <text:p>56036098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Leon</text:p>
          </table:table-cell>
          <table:table-cell table:formula="of:=COM.MICROSOFT.CONCAT(&quot;micorreo&quot;;INT(RAND()*10000000);&quot;@midominio.com&quot;)" office:value-type="string" office:string-value="micorreo6367370@midominio.com" calcext:value-type="string">
            <text:p>micorreo6367370@midominio.com</text:p>
          </table:table-cell>
          <table:table-cell table:formula="of:=CONCATENATE(&quot;Sector &quot;;[.A197];&quot; Calle &quot;;[.A197];&quot; Casa # &quot;;[.A197])" office:value-type="string" office:string-value="Sector 56036098 Calle 56036098 Casa # 56036098" calcext:value-type="string">
            <text:p>Sector 56036098 Calle 56036098 Casa # 56036098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47339789" calcext:value-type="float">
            <text:p>47339789</text:p>
          </table:table-cell>
          <table:table-cell office:value-type="string" calcext:value-type="string">
            <text:p>Baudilia</text:p>
          </table:table-cell>
          <table:table-cell office:value-type="string" calcext:value-type="string">
            <text:p>Perez</text:p>
          </table:table-cell>
          <table:table-cell table:formula="of:=COM.MICROSOFT.CONCAT(&quot;micorreo&quot;;INT(RAND()*10000000);&quot;@midominio.com&quot;)" office:value-type="string" office:string-value="micorreo1619866@midominio.com" calcext:value-type="string">
            <text:p>micorreo1619866@midominio.com</text:p>
          </table:table-cell>
          <table:table-cell table:formula="of:=CONCATENATE(&quot;Sector &quot;;[.A198];&quot; Calle &quot;;[.A198];&quot; Casa # &quot;;[.A198])" office:value-type="string" office:string-value="Sector 47339789 Calle 47339789 Casa # 47339789" calcext:value-type="string">
            <text:p>Sector 47339789 Calle 47339789 Casa # 47339789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99468710" calcext:value-type="float">
            <text:p>99468710</text:p>
          </table:table-cell>
          <table:table-cell office:value-type="string" calcext:value-type="string">
            <text:p>Jonmer</text:p>
          </table:table-cell>
          <table:table-cell office:value-type="string" calcext:value-type="string">
            <text:p>Silva</text:p>
          </table:table-cell>
          <table:table-cell table:formula="of:=COM.MICROSOFT.CONCAT(&quot;micorreo&quot;;INT(RAND()*10000000);&quot;@midominio.com&quot;)" office:value-type="string" office:string-value="micorreo2975004@midominio.com" calcext:value-type="string">
            <text:p>micorreo2975004@midominio.com</text:p>
          </table:table-cell>
          <table:table-cell table:formula="of:=CONCATENATE(&quot;Sector &quot;;[.A199];&quot; Calle &quot;;[.A199];&quot; Casa # &quot;;[.A199])" office:value-type="string" office:string-value="Sector 99468710 Calle 99468710 Casa # 99468710" calcext:value-type="string">
            <text:p>Sector 99468710 Calle 99468710 Casa # 99468710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93337446" calcext:value-type="float">
            <text:p>93337446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quez</text:p>
          </table:table-cell>
          <table:table-cell table:formula="of:=COM.MICROSOFT.CONCAT(&quot;micorreo&quot;;INT(RAND()*10000000);&quot;@midominio.com&quot;)" office:value-type="string" office:string-value="micorreo3972868@midominio.com" calcext:value-type="string">
            <text:p>micorreo3972868@midominio.com</text:p>
          </table:table-cell>
          <table:table-cell table:formula="of:=CONCATENATE(&quot;Sector &quot;;[.A200];&quot; Calle &quot;;[.A200];&quot; Casa # &quot;;[.A200])" office:value-type="string" office:string-value="Sector 93337446 Calle 93337446 Casa # 93337446" calcext:value-type="string">
            <text:p>Sector 93337446 Calle 93337446 Casa # 93337446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31867494" calcext:value-type="float">
            <text:p>31867494</text:p>
          </table:table-cell>
          <table:table-cell office:value-type="string" calcext:value-type="string">
            <text:p>Dayumir</text:p>
          </table:table-cell>
          <table:table-cell office:value-type="string" calcext:value-type="string">
            <text:p>Mendoza</text:p>
          </table:table-cell>
          <table:table-cell table:formula="of:=COM.MICROSOFT.CONCAT(&quot;micorreo&quot;;INT(RAND()*10000000);&quot;@midominio.com&quot;)" office:value-type="string" office:string-value="micorreo8774423@midominio.com" calcext:value-type="string">
            <text:p>micorreo8774423@midominio.com</text:p>
          </table:table-cell>
          <table:table-cell table:formula="of:=CONCATENATE(&quot;Sector &quot;;[.A201];&quot; Calle &quot;;[.A201];&quot; Casa # &quot;;[.A201])" office:value-type="string" office:string-value="Sector 31867494 Calle 31867494 Casa # 31867494" calcext:value-type="string">
            <text:p>Sector 31867494 Calle 31867494 Casa # 31867494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33998275" calcext:value-type="float">
            <text:p>33998275</text:p>
          </table:table-cell>
          <table:table-cell office:value-type="string" calcext:value-type="string">
            <text:p>Skarleth</text:p>
          </table:table-cell>
          <table:table-cell office:value-type="string" calcext:value-type="string">
            <text:p>Romero</text:p>
          </table:table-cell>
          <table:table-cell table:formula="of:=COM.MICROSOFT.CONCAT(&quot;micorreo&quot;;INT(RAND()*10000000);&quot;@midominio.com&quot;)" office:value-type="string" office:string-value="micorreo3164651@midominio.com" calcext:value-type="string">
            <text:p>micorreo3164651@midominio.com</text:p>
          </table:table-cell>
          <table:table-cell table:formula="of:=CONCATENATE(&quot;Sector &quot;;[.A202];&quot; Calle &quot;;[.A202];&quot; Casa # &quot;;[.A202])" office:value-type="string" office:string-value="Sector 33998275 Calle 33998275 Casa # 33998275" calcext:value-type="string">
            <text:p>Sector 33998275 Calle 33998275 Casa # 33998275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31456637" calcext:value-type="float">
            <text:p>31456637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Mendoza</text:p>
          </table:table-cell>
          <table:table-cell table:formula="of:=COM.MICROSOFT.CONCAT(&quot;micorreo&quot;;INT(RAND()*10000000);&quot;@midominio.com&quot;)" office:value-type="string" office:string-value="micorreo2540966@midominio.com" calcext:value-type="string">
            <text:p>micorreo2540966@midominio.com</text:p>
          </table:table-cell>
          <table:table-cell table:formula="of:=CONCATENATE(&quot;Sector &quot;;[.A203];&quot; Calle &quot;;[.A203];&quot; Casa # &quot;;[.A203])" office:value-type="string" office:string-value="Sector 31456637 Calle 31456637 Casa # 31456637" calcext:value-type="string">
            <text:p>Sector 31456637 Calle 31456637 Casa # 31456637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78475614" calcext:value-type="float">
            <text:p>78475614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Vasquez</text:p>
          </table:table-cell>
          <table:table-cell table:formula="of:=COM.MICROSOFT.CONCAT(&quot;micorreo&quot;;INT(RAND()*10000000);&quot;@midominio.com&quot;)" office:value-type="string" office:string-value="micorreo8475741@midominio.com" calcext:value-type="string">
            <text:p>micorreo8475741@midominio.com</text:p>
          </table:table-cell>
          <table:table-cell table:formula="of:=CONCATENATE(&quot;Sector &quot;;[.A204];&quot; Calle &quot;;[.A204];&quot; Casa # &quot;;[.A204])" office:value-type="string" office:string-value="Sector 78475614 Calle 78475614 Casa # 78475614" calcext:value-type="string">
            <text:p>Sector 78475614 Calle 78475614 Casa # 78475614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68756002" calcext:value-type="float">
            <text:p>68756002</text:p>
          </table:table-cell>
          <table:table-cell office:value-type="string" calcext:value-type="string">
            <text:p>Dexcis</text:p>
          </table:table-cell>
          <table:table-cell office:value-type="string" calcext:value-type="string">
            <text:p>Salazar</text:p>
          </table:table-cell>
          <table:table-cell table:formula="of:=COM.MICROSOFT.CONCAT(&quot;micorreo&quot;;INT(RAND()*10000000);&quot;@midominio.com&quot;)" office:value-type="string" office:string-value="micorreo1592959@midominio.com" calcext:value-type="string">
            <text:p>micorreo1592959@midominio.com</text:p>
          </table:table-cell>
          <table:table-cell table:formula="of:=CONCATENATE(&quot;Sector &quot;;[.A205];&quot; Calle &quot;;[.A205];&quot; Casa # &quot;;[.A205])" office:value-type="string" office:string-value="Sector 68756002 Calle 68756002 Casa # 68756002" calcext:value-type="string">
            <text:p>Sector 68756002 Calle 68756002 Casa # 68756002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99712751" calcext:value-type="float">
            <text:p>99712751</text:p>
          </table:table-cell>
          <table:table-cell office:value-type="string" calcext:value-type="string">
            <text:p>Marisol</text:p>
          </table:table-cell>
          <table:table-cell office:value-type="string" calcext:value-type="string">
            <text:p>Graterol</text:p>
          </table:table-cell>
          <table:table-cell table:formula="of:=COM.MICROSOFT.CONCAT(&quot;micorreo&quot;;INT(RAND()*10000000);&quot;@midominio.com&quot;)" office:value-type="string" office:string-value="micorreo2029288@midominio.com" calcext:value-type="string">
            <text:p>micorreo2029288@midominio.com</text:p>
          </table:table-cell>
          <table:table-cell table:formula="of:=CONCATENATE(&quot;Sector &quot;;[.A206];&quot; Calle &quot;;[.A206];&quot; Casa # &quot;;[.A206])" office:value-type="string" office:string-value="Sector 99712751 Calle 99712751 Casa # 99712751" calcext:value-type="string">
            <text:p>Sector 99712751 Calle 99712751 Casa # 99712751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2411418" calcext:value-type="float">
            <text:p>2411418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Franco</text:p>
          </table:table-cell>
          <table:table-cell table:formula="of:=COM.MICROSOFT.CONCAT(&quot;micorreo&quot;;INT(RAND()*10000000);&quot;@midominio.com&quot;)" office:value-type="string" office:string-value="micorreo2657471@midominio.com" calcext:value-type="string">
            <text:p>micorreo2657471@midominio.com</text:p>
          </table:table-cell>
          <table:table-cell table:formula="of:=CONCATENATE(&quot;Sector &quot;;[.A207];&quot; Calle &quot;;[.A207];&quot; Casa # &quot;;[.A207])" office:value-type="string" office:string-value="Sector 2411418 Calle 2411418 Casa # 2411418" calcext:value-type="string">
            <text:p>Sector 2411418 Calle 2411418 Casa # 2411418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67957441" calcext:value-type="float">
            <text:p>67957441</text:p>
          </table:table-cell>
          <table:table-cell office:value-type="string" calcext:value-type="string">
            <text:p>Edgar</text:p>
          </table:table-cell>
          <table:table-cell office:value-type="string" calcext:value-type="string">
            <text:p>Castillo</text:p>
          </table:table-cell>
          <table:table-cell table:formula="of:=COM.MICROSOFT.CONCAT(&quot;micorreo&quot;;INT(RAND()*10000000);&quot;@midominio.com&quot;)" office:value-type="string" office:string-value="micorreo2042784@midominio.com" calcext:value-type="string">
            <text:p>micorreo2042784@midominio.com</text:p>
          </table:table-cell>
          <table:table-cell table:formula="of:=CONCATENATE(&quot;Sector &quot;;[.A208];&quot; Calle &quot;;[.A208];&quot; Casa # &quot;;[.A208])" office:value-type="string" office:string-value="Sector 67957441 Calle 67957441 Casa # 67957441" calcext:value-type="string">
            <text:p>Sector 67957441 Calle 67957441 Casa # 67957441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30309423" calcext:value-type="float">
            <text:p>30309423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Garcia</text:p>
          </table:table-cell>
          <table:table-cell table:formula="of:=COM.MICROSOFT.CONCAT(&quot;micorreo&quot;;INT(RAND()*10000000);&quot;@midominio.com&quot;)" office:value-type="string" office:string-value="micorreo9893437@midominio.com" calcext:value-type="string">
            <text:p>micorreo9893437@midominio.com</text:p>
          </table:table-cell>
          <table:table-cell table:formula="of:=CONCATENATE(&quot;Sector &quot;;[.A209];&quot; Calle &quot;;[.A209];&quot; Casa # &quot;;[.A209])" office:value-type="string" office:string-value="Sector 30309423 Calle 30309423 Casa # 30309423" calcext:value-type="string">
            <text:p>Sector 30309423 Calle 30309423 Casa # 30309423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97989325" calcext:value-type="float">
            <text:p>97989325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Gil</text:p>
          </table:table-cell>
          <table:table-cell table:formula="of:=COM.MICROSOFT.CONCAT(&quot;micorreo&quot;;INT(RAND()*10000000);&quot;@midominio.com&quot;)" office:value-type="string" office:string-value="micorreo175814@midominio.com" calcext:value-type="string">
            <text:p>micorreo175814@midominio.com</text:p>
          </table:table-cell>
          <table:table-cell table:formula="of:=CONCATENATE(&quot;Sector &quot;;[.A210];&quot; Calle &quot;;[.A210];&quot; Casa # &quot;;[.A210])" office:value-type="string" office:string-value="Sector 97989325 Calle 97989325 Casa # 97989325" calcext:value-type="string">
            <text:p>Sector 97989325 Calle 97989325 Casa # 97989325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60291335" calcext:value-type="float">
            <text:p>60291335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Frias</text:p>
          </table:table-cell>
          <table:table-cell table:formula="of:=COM.MICROSOFT.CONCAT(&quot;micorreo&quot;;INT(RAND()*10000000);&quot;@midominio.com&quot;)" office:value-type="string" office:string-value="micorreo1348534@midominio.com" calcext:value-type="string">
            <text:p>micorreo1348534@midominio.com</text:p>
          </table:table-cell>
          <table:table-cell table:formula="of:=CONCATENATE(&quot;Sector &quot;;[.A211];&quot; Calle &quot;;[.A211];&quot; Casa # &quot;;[.A211])" office:value-type="string" office:string-value="Sector 60291335 Calle 60291335 Casa # 60291335" calcext:value-type="string">
            <text:p>Sector 60291335 Calle 60291335 Casa # 60291335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68404645" calcext:value-type="float">
            <text:p>68404645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Farias</text:p>
          </table:table-cell>
          <table:table-cell table:formula="of:=COM.MICROSOFT.CONCAT(&quot;micorreo&quot;;INT(RAND()*10000000);&quot;@midominio.com&quot;)" office:value-type="string" office:string-value="micorreo1629778@midominio.com" calcext:value-type="string">
            <text:p>micorreo1629778@midominio.com</text:p>
          </table:table-cell>
          <table:table-cell table:formula="of:=CONCATENATE(&quot;Sector &quot;;[.A212];&quot; Calle &quot;;[.A212];&quot; Casa # &quot;;[.A212])" office:value-type="string" office:string-value="Sector 68404645 Calle 68404645 Casa # 68404645" calcext:value-type="string">
            <text:p>Sector 68404645 Calle 68404645 Casa # 68404645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77076655" calcext:value-type="float">
            <text:p>77076655</text:p>
          </table:table-cell>
          <table:table-cell office:value-type="string" calcext:value-type="string">
            <text:p>Nanci</text:p>
          </table:table-cell>
          <table:table-cell office:value-type="string" calcext:value-type="string">
            <text:p>Sanchez</text:p>
          </table:table-cell>
          <table:table-cell table:formula="of:=COM.MICROSOFT.CONCAT(&quot;micorreo&quot;;INT(RAND()*10000000);&quot;@midominio.com&quot;)" office:value-type="string" office:string-value="micorreo4929772@midominio.com" calcext:value-type="string">
            <text:p>micorreo4929772@midominio.com</text:p>
          </table:table-cell>
          <table:table-cell table:formula="of:=CONCATENATE(&quot;Sector &quot;;[.A213];&quot; Calle &quot;;[.A213];&quot; Casa # &quot;;[.A213])" office:value-type="string" office:string-value="Sector 77076655 Calle 77076655 Casa # 77076655" calcext:value-type="string">
            <text:p>Sector 77076655 Calle 77076655 Casa # 77076655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14396638" calcext:value-type="float">
            <text:p>14396638</text:p>
          </table:table-cell>
          <table:table-cell office:value-type="string" calcext:value-type="string">
            <text:p>Doris</text:p>
          </table:table-cell>
          <table:table-cell office:value-type="string" calcext:value-type="string">
            <text:p>Sangronis</text:p>
          </table:table-cell>
          <table:table-cell table:formula="of:=COM.MICROSOFT.CONCAT(&quot;micorreo&quot;;INT(RAND()*10000000);&quot;@midominio.com&quot;)" office:value-type="string" office:string-value="micorreo5862573@midominio.com" calcext:value-type="string">
            <text:p>micorreo5862573@midominio.com</text:p>
          </table:table-cell>
          <table:table-cell table:formula="of:=CONCATENATE(&quot;Sector &quot;;[.A214];&quot; Calle &quot;;[.A214];&quot; Casa # &quot;;[.A214])" office:value-type="string" office:string-value="Sector 14396638 Calle 14396638 Casa # 14396638" calcext:value-type="string">
            <text:p>Sector 14396638 Calle 14396638 Casa # 14396638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74182742" calcext:value-type="float">
            <text:p>74182742</text:p>
          </table:table-cell>
          <table:table-cell office:value-type="string" calcext:value-type="string">
            <text:p>Wendy </text:p>
          </table:table-cell>
          <table:table-cell office:value-type="string" calcext:value-type="string">
            <text:p>Almao </text:p>
          </table:table-cell>
          <table:table-cell table:formula="of:=COM.MICROSOFT.CONCAT(&quot;micorreo&quot;;INT(RAND()*10000000);&quot;@midominio.com&quot;)" office:value-type="string" office:string-value="micorreo6730010@midominio.com" calcext:value-type="string">
            <text:p>micorreo6730010@midominio.com</text:p>
          </table:table-cell>
          <table:table-cell table:formula="of:=CONCATENATE(&quot;Sector &quot;;[.A215];&quot; Calle &quot;;[.A215];&quot; Casa # &quot;;[.A215])" office:value-type="string" office:string-value="Sector 74182742 Calle 74182742 Casa # 74182742" calcext:value-type="string">
            <text:p>Sector 74182742 Calle 74182742 Casa # 74182742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71539224" calcext:value-type="float">
            <text:p>71539224</text:p>
          </table:table-cell>
          <table:table-cell office:value-type="string" calcext:value-type="string">
            <text:p>Gioconda</text:p>
          </table:table-cell>
          <table:table-cell office:value-type="string" calcext:value-type="string">
            <text:p>Gimenez</text:p>
          </table:table-cell>
          <table:table-cell table:formula="of:=COM.MICROSOFT.CONCAT(&quot;micorreo&quot;;INT(RAND()*10000000);&quot;@midominio.com&quot;)" office:value-type="string" office:string-value="micorreo2708781@midominio.com" calcext:value-type="string">
            <text:p>micorreo2708781@midominio.com</text:p>
          </table:table-cell>
          <table:table-cell table:formula="of:=CONCATENATE(&quot;Sector &quot;;[.A216];&quot; Calle &quot;;[.A216];&quot; Casa # &quot;;[.A216])" office:value-type="string" office:string-value="Sector 71539224 Calle 71539224 Casa # 71539224" calcext:value-type="string">
            <text:p>Sector 71539224 Calle 71539224 Casa # 71539224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37327339" calcext:value-type="float">
            <text:p>37327339</text:p>
          </table:table-cell>
          <table:table-cell office:value-type="string" calcext:value-type="string">
            <text:p>Ivanna</text:p>
          </table:table-cell>
          <table:table-cell office:value-type="string" calcext:value-type="string">
            <text:p>Valderrama</text:p>
          </table:table-cell>
          <table:table-cell table:formula="of:=COM.MICROSOFT.CONCAT(&quot;micorreo&quot;;INT(RAND()*10000000);&quot;@midominio.com&quot;)" office:value-type="string" office:string-value="micorreo1195227@midominio.com" calcext:value-type="string">
            <text:p>micorreo1195227@midominio.com</text:p>
          </table:table-cell>
          <table:table-cell table:formula="of:=CONCATENATE(&quot;Sector &quot;;[.A217];&quot; Calle &quot;;[.A217];&quot; Casa # &quot;;[.A217])" office:value-type="string" office:string-value="Sector 37327339 Calle 37327339 Casa # 37327339" calcext:value-type="string">
            <text:p>Sector 37327339 Calle 37327339 Casa # 37327339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91200378" calcext:value-type="float">
            <text:p>91200378</text:p>
          </table:table-cell>
          <table:table-cell office:value-type="string" calcext:value-type="string">
            <text:p>Arelys</text:p>
          </table:table-cell>
          <table:table-cell office:value-type="string" calcext:value-type="string">
            <text:p>Soto</text:p>
          </table:table-cell>
          <table:table-cell table:formula="of:=COM.MICROSOFT.CONCAT(&quot;micorreo&quot;;INT(RAND()*10000000);&quot;@midominio.com&quot;)" office:value-type="string" office:string-value="micorreo839759@midominio.com" calcext:value-type="string">
            <text:p>micorreo839759@midominio.com</text:p>
          </table:table-cell>
          <table:table-cell table:formula="of:=CONCATENATE(&quot;Sector &quot;;[.A218];&quot; Calle &quot;;[.A218];&quot; Casa # &quot;;[.A218])" office:value-type="string" office:string-value="Sector 91200378 Calle 91200378 Casa # 91200378" calcext:value-type="string">
            <text:p>Sector 91200378 Calle 91200378 Casa # 91200378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72496614" calcext:value-type="float">
            <text:p>72496614</text:p>
          </table:table-cell>
          <table:table-cell office:value-type="string" calcext:value-type="string">
            <text:p>Maria </text:p>
          </table:table-cell>
          <table:table-cell office:value-type="string" calcext:value-type="string">
            <text:p>Carmona </text:p>
          </table:table-cell>
          <table:table-cell table:formula="of:=COM.MICROSOFT.CONCAT(&quot;micorreo&quot;;INT(RAND()*10000000);&quot;@midominio.com&quot;)" office:value-type="string" office:string-value="micorreo6384690@midominio.com" calcext:value-type="string">
            <text:p>micorreo6384690@midominio.com</text:p>
          </table:table-cell>
          <table:table-cell table:formula="of:=CONCATENATE(&quot;Sector &quot;;[.A219];&quot; Calle &quot;;[.A219];&quot; Casa # &quot;;[.A219])" office:value-type="string" office:string-value="Sector 72496614 Calle 72496614 Casa # 72496614" calcext:value-type="string">
            <text:p>Sector 72496614 Calle 72496614 Casa # 72496614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48813938" calcext:value-type="float">
            <text:p>48813938</text:p>
          </table:table-cell>
          <table:table-cell office:value-type="string" calcext:value-type="string">
            <text:p>Edita</text:p>
          </table:table-cell>
          <table:table-cell office:value-type="string" calcext:value-type="string">
            <text:p>Peraza</text:p>
          </table:table-cell>
          <table:table-cell table:formula="of:=COM.MICROSOFT.CONCAT(&quot;micorreo&quot;;INT(RAND()*10000000);&quot;@midominio.com&quot;)" office:value-type="string" office:string-value="micorreo6988471@midominio.com" calcext:value-type="string">
            <text:p>micorreo6988471@midominio.com</text:p>
          </table:table-cell>
          <table:table-cell table:formula="of:=CONCATENATE(&quot;Sector &quot;;[.A220];&quot; Calle &quot;;[.A220];&quot; Casa # &quot;;[.A220])" office:value-type="string" office:string-value="Sector 48813938 Calle 48813938 Casa # 48813938" calcext:value-type="string">
            <text:p>Sector 48813938 Calle 48813938 Casa # 48813938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42932832" calcext:value-type="float">
            <text:p>42932832</text:p>
          </table:table-cell>
          <table:table-cell office:value-type="string" calcext:value-type="string">
            <text:p>Hernan</text:p>
          </table:table-cell>
          <table:table-cell office:value-type="string" calcext:value-type="string">
            <text:p>Mogollon</text:p>
          </table:table-cell>
          <table:table-cell table:formula="of:=COM.MICROSOFT.CONCAT(&quot;micorreo&quot;;INT(RAND()*10000000);&quot;@midominio.com&quot;)" office:value-type="string" office:string-value="micorreo9277514@midominio.com" calcext:value-type="string">
            <text:p>micorreo9277514@midominio.com</text:p>
          </table:table-cell>
          <table:table-cell table:formula="of:=CONCATENATE(&quot;Sector &quot;;[.A221];&quot; Calle &quot;;[.A221];&quot; Casa # &quot;;[.A221])" office:value-type="string" office:string-value="Sector 42932832 Calle 42932832 Casa # 42932832" calcext:value-type="string">
            <text:p>Sector 42932832 Calle 42932832 Casa # 42932832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91552852" calcext:value-type="float">
            <text:p>91552852</text:p>
          </table:table-cell>
          <table:table-cell office:value-type="string" calcext:value-type="string">
            <text:p>Efreydixmar</text:p>
          </table:table-cell>
          <table:table-cell office:value-type="string" calcext:value-type="string">
            <text:p>Suarez</text:p>
          </table:table-cell>
          <table:table-cell table:formula="of:=COM.MICROSOFT.CONCAT(&quot;micorreo&quot;;INT(RAND()*10000000);&quot;@midominio.com&quot;)" office:value-type="string" office:string-value="micorreo2225683@midominio.com" calcext:value-type="string">
            <text:p>micorreo2225683@midominio.com</text:p>
          </table:table-cell>
          <table:table-cell table:formula="of:=CONCATENATE(&quot;Sector &quot;;[.A222];&quot; Calle &quot;;[.A222];&quot; Casa # &quot;;[.A222])" office:value-type="string" office:string-value="Sector 91552852 Calle 91552852 Casa # 91552852" calcext:value-type="string">
            <text:p>Sector 91552852 Calle 91552852 Casa # 91552852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21691441" calcext:value-type="float">
            <text:p>21691441</text:p>
          </table:table-cell>
          <table:table-cell office:value-type="string" calcext:value-type="string">
            <text:p>Crisvinu</text:p>
          </table:table-cell>
          <table:table-cell office:value-type="string" calcext:value-type="string">
            <text:p>Salcedo</text:p>
          </table:table-cell>
          <table:table-cell table:formula="of:=COM.MICROSOFT.CONCAT(&quot;micorreo&quot;;INT(RAND()*10000000);&quot;@midominio.com&quot;)" office:value-type="string" office:string-value="micorreo6983036@midominio.com" calcext:value-type="string">
            <text:p>micorreo6983036@midominio.com</text:p>
          </table:table-cell>
          <table:table-cell table:formula="of:=CONCATENATE(&quot;Sector &quot;;[.A223];&quot; Calle &quot;;[.A223];&quot; Casa # &quot;;[.A223])" office:value-type="string" office:string-value="Sector 21691441 Calle 21691441 Casa # 21691441" calcext:value-type="string">
            <text:p>Sector 21691441 Calle 21691441 Casa # 21691441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84789753" calcext:value-type="float">
            <text:p>84789753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Gimenez</text:p>
          </table:table-cell>
          <table:table-cell table:formula="of:=COM.MICROSOFT.CONCAT(&quot;micorreo&quot;;INT(RAND()*10000000);&quot;@midominio.com&quot;)" office:value-type="string" office:string-value="micorreo1025660@midominio.com" calcext:value-type="string">
            <text:p>micorreo1025660@midominio.com</text:p>
          </table:table-cell>
          <table:table-cell table:formula="of:=CONCATENATE(&quot;Sector &quot;;[.A224];&quot; Calle &quot;;[.A224];&quot; Casa # &quot;;[.A224])" office:value-type="string" office:string-value="Sector 84789753 Calle 84789753 Casa # 84789753" calcext:value-type="string">
            <text:p>Sector 84789753 Calle 84789753 Casa # 84789753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94771613" calcext:value-type="float">
            <text:p>94771613</text:p>
          </table:table-cell>
          <table:table-cell office:value-type="string" calcext:value-type="string">
            <text:p>Karelbis</text:p>
          </table:table-cell>
          <table:table-cell office:value-type="string" calcext:value-type="string">
            <text:p>Orres</text:p>
          </table:table-cell>
          <table:table-cell table:formula="of:=COM.MICROSOFT.CONCAT(&quot;micorreo&quot;;INT(RAND()*10000000);&quot;@midominio.com&quot;)" office:value-type="string" office:string-value="micorreo4883071@midominio.com" calcext:value-type="string">
            <text:p>micorreo4883071@midominio.com</text:p>
          </table:table-cell>
          <table:table-cell table:formula="of:=CONCATENATE(&quot;Sector &quot;;[.A225];&quot; Calle &quot;;[.A225];&quot; Casa # &quot;;[.A225])" office:value-type="string" office:string-value="Sector 94771613 Calle 94771613 Casa # 94771613" calcext:value-type="string">
            <text:p>Sector 94771613 Calle 94771613 Casa # 94771613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31278907" calcext:value-type="float">
            <text:p>31278907</text:p>
          </table:table-cell>
          <table:table-cell office:value-type="string" calcext:value-type="string">
            <text:p>Erick</text:p>
          </table:table-cell>
          <table:table-cell office:value-type="string" calcext:value-type="string">
            <text:p>Hernandez</text:p>
          </table:table-cell>
          <table:table-cell table:formula="of:=COM.MICROSOFT.CONCAT(&quot;micorreo&quot;;INT(RAND()*10000000);&quot;@midominio.com&quot;)" office:value-type="string" office:string-value="micorreo8899268@midominio.com" calcext:value-type="string">
            <text:p>micorreo8899268@midominio.com</text:p>
          </table:table-cell>
          <table:table-cell table:formula="of:=CONCATENATE(&quot;Sector &quot;;[.A226];&quot; Calle &quot;;[.A226];&quot; Casa # &quot;;[.A226])" office:value-type="string" office:string-value="Sector 31278907 Calle 31278907 Casa # 31278907" calcext:value-type="string">
            <text:p>Sector 31278907 Calle 31278907 Casa # 31278907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21904916" calcext:value-type="float">
            <text:p>21904916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Rodriguez</text:p>
          </table:table-cell>
          <table:table-cell table:formula="of:=COM.MICROSOFT.CONCAT(&quot;micorreo&quot;;INT(RAND()*10000000);&quot;@midominio.com&quot;)" office:value-type="string" office:string-value="micorreo828020@midominio.com" calcext:value-type="string">
            <text:p>micorreo828020@midominio.com</text:p>
          </table:table-cell>
          <table:table-cell table:formula="of:=CONCATENATE(&quot;Sector &quot;;[.A227];&quot; Calle &quot;;[.A227];&quot; Casa # &quot;;[.A227])" office:value-type="string" office:string-value="Sector 21904916 Calle 21904916 Casa # 21904916" calcext:value-type="string">
            <text:p>Sector 21904916 Calle 21904916 Casa # 21904916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706967" calcext:value-type="float">
            <text:p>706967</text:p>
          </table:table-cell>
          <table:table-cell office:value-type="string" calcext:value-type="string">
            <text:p>Yosbeiker</text:p>
          </table:table-cell>
          <table:table-cell office:value-type="string" calcext:value-type="string">
            <text:p>Carrasquel</text:p>
          </table:table-cell>
          <table:table-cell table:formula="of:=COM.MICROSOFT.CONCAT(&quot;micorreo&quot;;INT(RAND()*10000000);&quot;@midominio.com&quot;)" office:value-type="string" office:string-value="micorreo8812438@midominio.com" calcext:value-type="string">
            <text:p>micorreo8812438@midominio.com</text:p>
          </table:table-cell>
          <table:table-cell table:formula="of:=CONCATENATE(&quot;Sector &quot;;[.A228];&quot; Calle &quot;;[.A228];&quot; Casa # &quot;;[.A228])" office:value-type="string" office:string-value="Sector 706967 Calle 706967 Casa # 706967" calcext:value-type="string">
            <text:p>Sector 706967 Calle 706967 Casa # 706967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69351568" calcext:value-type="float">
            <text:p>69351568</text:p>
          </table:table-cell>
          <table:table-cell office:value-type="string" calcext:value-type="string">
            <text:p>Zenaida</text:p>
          </table:table-cell>
          <table:table-cell office:value-type="string" calcext:value-type="string">
            <text:p>Carrasco</text:p>
          </table:table-cell>
          <table:table-cell table:formula="of:=COM.MICROSOFT.CONCAT(&quot;micorreo&quot;;INT(RAND()*10000000);&quot;@midominio.com&quot;)" office:value-type="string" office:string-value="micorreo4130884@midominio.com" calcext:value-type="string">
            <text:p>micorreo4130884@midominio.com</text:p>
          </table:table-cell>
          <table:table-cell table:formula="of:=CONCATENATE(&quot;Sector &quot;;[.A229];&quot; Calle &quot;;[.A229];&quot; Casa # &quot;;[.A229])" office:value-type="string" office:string-value="Sector 69351568 Calle 69351568 Casa # 69351568" calcext:value-type="string">
            <text:p>Sector 69351568 Calle 69351568 Casa # 69351568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51637586" calcext:value-type="float">
            <text:p>51637586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Mendoza</text:p>
          </table:table-cell>
          <table:table-cell table:formula="of:=COM.MICROSOFT.CONCAT(&quot;micorreo&quot;;INT(RAND()*10000000);&quot;@midominio.com&quot;)" office:value-type="string" office:string-value="micorreo4320363@midominio.com" calcext:value-type="string">
            <text:p>micorreo4320363@midominio.com</text:p>
          </table:table-cell>
          <table:table-cell table:formula="of:=CONCATENATE(&quot;Sector &quot;;[.A230];&quot; Calle &quot;;[.A230];&quot; Casa # &quot;;[.A230])" office:value-type="string" office:string-value="Sector 51637586 Calle 51637586 Casa # 51637586" calcext:value-type="string">
            <text:p>Sector 51637586 Calle 51637586 Casa # 51637586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14583104" calcext:value-type="float">
            <text:p>14583104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Hidalgo</text:p>
          </table:table-cell>
          <table:table-cell table:formula="of:=COM.MICROSOFT.CONCAT(&quot;micorreo&quot;;INT(RAND()*10000000);&quot;@midominio.com&quot;)" office:value-type="string" office:string-value="micorreo446037@midominio.com" calcext:value-type="string">
            <text:p>micorreo446037@midominio.com</text:p>
          </table:table-cell>
          <table:table-cell table:formula="of:=CONCATENATE(&quot;Sector &quot;;[.A231];&quot; Calle &quot;;[.A231];&quot; Casa # &quot;;[.A231])" office:value-type="string" office:string-value="Sector 14583104 Calle 14583104 Casa # 14583104" calcext:value-type="string">
            <text:p>Sector 14583104 Calle 14583104 Casa # 14583104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14608129" calcext:value-type="float">
            <text:p>14608129</text:p>
          </table:table-cell>
          <table:table-cell office:value-type="string" calcext:value-type="string">
            <text:p>Ronald</text:p>
          </table:table-cell>
          <table:table-cell office:value-type="string" calcext:value-type="string">
            <text:p>Araujo</text:p>
          </table:table-cell>
          <table:table-cell table:formula="of:=COM.MICROSOFT.CONCAT(&quot;micorreo&quot;;INT(RAND()*10000000);&quot;@midominio.com&quot;)" office:value-type="string" office:string-value="micorreo300159@midominio.com" calcext:value-type="string">
            <text:p>micorreo300159@midominio.com</text:p>
          </table:table-cell>
          <table:table-cell table:formula="of:=CONCATENATE(&quot;Sector &quot;;[.A232];&quot; Calle &quot;;[.A232];&quot; Casa # &quot;;[.A232])" office:value-type="string" office:string-value="Sector 14608129 Calle 14608129 Casa # 14608129" calcext:value-type="string">
            <text:p>Sector 14608129 Calle 14608129 Casa # 14608129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88372687" calcext:value-type="float">
            <text:p>88372687</text:p>
          </table:table-cell>
          <table:table-cell office:value-type="string" calcext:value-type="string">
            <text:p>Yauris </text:p>
          </table:table-cell>
          <table:table-cell office:value-type="string" calcext:value-type="string">
            <text:p>Hernandez </text:p>
          </table:table-cell>
          <table:table-cell table:formula="of:=COM.MICROSOFT.CONCAT(&quot;micorreo&quot;;INT(RAND()*10000000);&quot;@midominio.com&quot;)" office:value-type="string" office:string-value="micorreo7205397@midominio.com" calcext:value-type="string">
            <text:p>micorreo7205397@midominio.com</text:p>
          </table:table-cell>
          <table:table-cell table:formula="of:=CONCATENATE(&quot;Sector &quot;;[.A233];&quot; Calle &quot;;[.A233];&quot; Casa # &quot;;[.A233])" office:value-type="string" office:string-value="Sector 88372687 Calle 88372687 Casa # 88372687" calcext:value-type="string">
            <text:p>Sector 88372687 Calle 88372687 Casa # 88372687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78074795" calcext:value-type="float">
            <text:p>78074795</text:p>
          </table:table-cell>
          <table:table-cell office:value-type="string" calcext:value-type="string">
            <text:p>Moralia </text:p>
          </table:table-cell>
          <table:table-cell office:value-type="string" calcext:value-type="string">
            <text:p>Ramirez</text:p>
          </table:table-cell>
          <table:table-cell table:formula="of:=COM.MICROSOFT.CONCAT(&quot;micorreo&quot;;INT(RAND()*10000000);&quot;@midominio.com&quot;)" office:value-type="string" office:string-value="micorreo3535862@midominio.com" calcext:value-type="string">
            <text:p>micorreo3535862@midominio.com</text:p>
          </table:table-cell>
          <table:table-cell table:formula="of:=CONCATENATE(&quot;Sector &quot;;[.A234];&quot; Calle &quot;;[.A234];&quot; Casa # &quot;;[.A234])" office:value-type="string" office:string-value="Sector 78074795 Calle 78074795 Casa # 78074795" calcext:value-type="string">
            <text:p>Sector 78074795 Calle 78074795 Casa # 78074795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36190729" calcext:value-type="float">
            <text:p>36190729</text:p>
          </table:table-cell>
          <table:table-cell office:value-type="string" calcext:value-type="string">
            <text:p>Xiomara</text:p>
          </table:table-cell>
          <table:table-cell office:value-type="string" calcext:value-type="string">
            <text:p>Viscaya</text:p>
          </table:table-cell>
          <table:table-cell table:formula="of:=COM.MICROSOFT.CONCAT(&quot;micorreo&quot;;INT(RAND()*10000000);&quot;@midominio.com&quot;)" office:value-type="string" office:string-value="micorreo4499801@midominio.com" calcext:value-type="string">
            <text:p>micorreo4499801@midominio.com</text:p>
          </table:table-cell>
          <table:table-cell table:formula="of:=CONCATENATE(&quot;Sector &quot;;[.A235];&quot; Calle &quot;;[.A235];&quot; Casa # &quot;;[.A235])" office:value-type="string" office:string-value="Sector 36190729 Calle 36190729 Casa # 36190729" calcext:value-type="string">
            <text:p>Sector 36190729 Calle 36190729 Casa # 36190729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48882193" calcext:value-type="float">
            <text:p>48882193</text:p>
          </table:table-cell>
          <table:table-cell office:value-type="string" calcext:value-type="string">
            <text:p>Maritza</text:p>
          </table:table-cell>
          <table:table-cell office:value-type="string" calcext:value-type="string">
            <text:p>Ordaz</text:p>
          </table:table-cell>
          <table:table-cell table:formula="of:=COM.MICROSOFT.CONCAT(&quot;micorreo&quot;;INT(RAND()*10000000);&quot;@midominio.com&quot;)" office:value-type="string" office:string-value="micorreo1775672@midominio.com" calcext:value-type="string">
            <text:p>micorreo1775672@midominio.com</text:p>
          </table:table-cell>
          <table:table-cell table:formula="of:=CONCATENATE(&quot;Sector &quot;;[.A236];&quot; Calle &quot;;[.A236];&quot; Casa # &quot;;[.A236])" office:value-type="string" office:string-value="Sector 48882193 Calle 48882193 Casa # 48882193" calcext:value-type="string">
            <text:p>Sector 48882193 Calle 48882193 Casa # 48882193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86642347" calcext:value-type="float">
            <text:p>86642347</text:p>
          </table:table-cell>
          <table:table-cell office:value-type="string" calcext:value-type="string">
            <text:p>Luisana</text:p>
          </table:table-cell>
          <table:table-cell office:value-type="string" calcext:value-type="string">
            <text:p>Alvarez</text:p>
          </table:table-cell>
          <table:table-cell table:formula="of:=COM.MICROSOFT.CONCAT(&quot;micorreo&quot;;INT(RAND()*10000000);&quot;@midominio.com&quot;)" office:value-type="string" office:string-value="micorreo7966700@midominio.com" calcext:value-type="string">
            <text:p>micorreo7966700@midominio.com</text:p>
          </table:table-cell>
          <table:table-cell table:formula="of:=CONCATENATE(&quot;Sector &quot;;[.A237];&quot; Calle &quot;;[.A237];&quot; Casa # &quot;;[.A237])" office:value-type="string" office:string-value="Sector 86642347 Calle 86642347 Casa # 86642347" calcext:value-type="string">
            <text:p>Sector 86642347 Calle 86642347 Casa # 86642347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2214927" calcext:value-type="float">
            <text:p>2214927</text:p>
          </table:table-cell>
          <table:table-cell office:value-type="string" calcext:value-type="string">
            <text:p>Coromoto</text:p>
          </table:table-cell>
          <table:table-cell office:value-type="string" calcext:value-type="string">
            <text:p>Colmenarez</text:p>
          </table:table-cell>
          <table:table-cell table:formula="of:=COM.MICROSOFT.CONCAT(&quot;micorreo&quot;;INT(RAND()*10000000);&quot;@midominio.com&quot;)" office:value-type="string" office:string-value="micorreo1000739@midominio.com" calcext:value-type="string">
            <text:p>micorreo1000739@midominio.com</text:p>
          </table:table-cell>
          <table:table-cell table:formula="of:=CONCATENATE(&quot;Sector &quot;;[.A238];&quot; Calle &quot;;[.A238];&quot; Casa # &quot;;[.A238])" office:value-type="string" office:string-value="Sector 2214927 Calle 2214927 Casa # 2214927" calcext:value-type="string">
            <text:p>Sector 2214927 Calle 2214927 Casa # 2214927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84264831" calcext:value-type="float">
            <text:p>84264831</text:p>
          </table:table-cell>
          <table:table-cell office:value-type="string" calcext:value-type="string">
            <text:p>Ernestina</text:p>
          </table:table-cell>
          <table:table-cell office:value-type="string" calcext:value-type="string">
            <text:p>Petit</text:p>
          </table:table-cell>
          <table:table-cell table:formula="of:=COM.MICROSOFT.CONCAT(&quot;micorreo&quot;;INT(RAND()*10000000);&quot;@midominio.com&quot;)" office:value-type="string" office:string-value="micorreo6064660@midominio.com" calcext:value-type="string">
            <text:p>micorreo6064660@midominio.com</text:p>
          </table:table-cell>
          <table:table-cell table:formula="of:=CONCATENATE(&quot;Sector &quot;;[.A239];&quot; Calle &quot;;[.A239];&quot; Casa # &quot;;[.A239])" office:value-type="string" office:string-value="Sector 84264831 Calle 84264831 Casa # 84264831" calcext:value-type="string">
            <text:p>Sector 84264831 Calle 84264831 Casa # 84264831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86145986" calcext:value-type="float">
            <text:p>86145986</text:p>
          </table:table-cell>
          <table:table-cell office:value-type="string" calcext:value-type="string">
            <text:p>Yurleidy</text:p>
          </table:table-cell>
          <table:table-cell office:value-type="string" calcext:value-type="string">
            <text:p>Sanchez</text:p>
          </table:table-cell>
          <table:table-cell table:formula="of:=COM.MICROSOFT.CONCAT(&quot;micorreo&quot;;INT(RAND()*10000000);&quot;@midominio.com&quot;)" office:value-type="string" office:string-value="micorreo3592968@midominio.com" calcext:value-type="string">
            <text:p>micorreo3592968@midominio.com</text:p>
          </table:table-cell>
          <table:table-cell table:formula="of:=CONCATENATE(&quot;Sector &quot;;[.A240];&quot; Calle &quot;;[.A240];&quot; Casa # &quot;;[.A240])" office:value-type="string" office:string-value="Sector 86145986 Calle 86145986 Casa # 86145986" calcext:value-type="string">
            <text:p>Sector 86145986 Calle 86145986 Casa # 86145986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2331476" calcext:value-type="float">
            <text:p>2331476</text:p>
          </table:table-cell>
          <table:table-cell office:value-type="string" calcext:value-type="string">
            <text:p>Chiquinquira</text:p>
          </table:table-cell>
          <table:table-cell office:value-type="string" calcext:value-type="string">
            <text:p>Romero</text:p>
          </table:table-cell>
          <table:table-cell table:formula="of:=COM.MICROSOFT.CONCAT(&quot;micorreo&quot;;INT(RAND()*10000000);&quot;@midominio.com&quot;)" office:value-type="string" office:string-value="micorreo7299548@midominio.com" calcext:value-type="string">
            <text:p>micorreo7299548@midominio.com</text:p>
          </table:table-cell>
          <table:table-cell table:formula="of:=CONCATENATE(&quot;Sector &quot;;[.A241];&quot; Calle &quot;;[.A241];&quot; Casa # &quot;;[.A241])" office:value-type="string" office:string-value="Sector 2331476 Calle 2331476 Casa # 2331476" calcext:value-type="string">
            <text:p>Sector 2331476 Calle 2331476 Casa # 2331476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27864773" calcext:value-type="float">
            <text:p>27864773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Martinez</text:p>
          </table:table-cell>
          <table:table-cell table:formula="of:=COM.MICROSOFT.CONCAT(&quot;micorreo&quot;;INT(RAND()*10000000);&quot;@midominio.com&quot;)" office:value-type="string" office:string-value="micorreo9649041@midominio.com" calcext:value-type="string">
            <text:p>micorreo9649041@midominio.com</text:p>
          </table:table-cell>
          <table:table-cell table:formula="of:=CONCATENATE(&quot;Sector &quot;;[.A242];&quot; Calle &quot;;[.A242];&quot; Casa # &quot;;[.A242])" office:value-type="string" office:string-value="Sector 27864773 Calle 27864773 Casa # 27864773" calcext:value-type="string">
            <text:p>Sector 27864773 Calle 27864773 Casa # 27864773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86829400" calcext:value-type="float">
            <text:p>86829400</text:p>
          </table:table-cell>
          <table:table-cell office:value-type="string" calcext:value-type="string">
            <text:p>Medardo</text:p>
          </table:table-cell>
          <table:table-cell office:value-type="string" calcext:value-type="string">
            <text:p>Revilla</text:p>
          </table:table-cell>
          <table:table-cell table:formula="of:=COM.MICROSOFT.CONCAT(&quot;micorreo&quot;;INT(RAND()*10000000);&quot;@midominio.com&quot;)" office:value-type="string" office:string-value="micorreo4341316@midominio.com" calcext:value-type="string">
            <text:p>micorreo4341316@midominio.com</text:p>
          </table:table-cell>
          <table:table-cell table:formula="of:=CONCATENATE(&quot;Sector &quot;;[.A243];&quot; Calle &quot;;[.A243];&quot; Casa # &quot;;[.A243])" office:value-type="string" office:string-value="Sector 86829400 Calle 86829400 Casa # 86829400" calcext:value-type="string">
            <text:p>Sector 86829400 Calle 86829400 Casa # 86829400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27114900" calcext:value-type="float">
            <text:p>27114900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Centeno</text:p>
          </table:table-cell>
          <table:table-cell table:formula="of:=COM.MICROSOFT.CONCAT(&quot;micorreo&quot;;INT(RAND()*10000000);&quot;@midominio.com&quot;)" office:value-type="string" office:string-value="micorreo1866490@midominio.com" calcext:value-type="string">
            <text:p>micorreo1866490@midominio.com</text:p>
          </table:table-cell>
          <table:table-cell table:formula="of:=CONCATENATE(&quot;Sector &quot;;[.A244];&quot; Calle &quot;;[.A244];&quot; Casa # &quot;;[.A244])" office:value-type="string" office:string-value="Sector 27114900 Calle 27114900 Casa # 27114900" calcext:value-type="string">
            <text:p>Sector 27114900 Calle 27114900 Casa # 27114900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47573378" calcext:value-type="float">
            <text:p>47573378</text:p>
          </table:table-cell>
          <table:table-cell office:value-type="string" calcext:value-type="string">
            <text:p>Lorelys</text:p>
          </table:table-cell>
          <table:table-cell office:value-type="string" calcext:value-type="string">
            <text:p>Castro</text:p>
          </table:table-cell>
          <table:table-cell table:formula="of:=COM.MICROSOFT.CONCAT(&quot;micorreo&quot;;INT(RAND()*10000000);&quot;@midominio.com&quot;)" office:value-type="string" office:string-value="micorreo9827149@midominio.com" calcext:value-type="string">
            <text:p>micorreo9827149@midominio.com</text:p>
          </table:table-cell>
          <table:table-cell table:formula="of:=CONCATENATE(&quot;Sector &quot;;[.A245];&quot; Calle &quot;;[.A245];&quot; Casa # &quot;;[.A245])" office:value-type="string" office:string-value="Sector 47573378 Calle 47573378 Casa # 47573378" calcext:value-type="string">
            <text:p>Sector 47573378 Calle 47573378 Casa # 47573378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95597228" calcext:value-type="float">
            <text:p>95597228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Acosta</text:p>
          </table:table-cell>
          <table:table-cell table:formula="of:=COM.MICROSOFT.CONCAT(&quot;micorreo&quot;;INT(RAND()*10000000);&quot;@midominio.com&quot;)" office:value-type="string" office:string-value="micorreo4088860@midominio.com" calcext:value-type="string">
            <text:p>micorreo4088860@midominio.com</text:p>
          </table:table-cell>
          <table:table-cell table:formula="of:=CONCATENATE(&quot;Sector &quot;;[.A246];&quot; Calle &quot;;[.A246];&quot; Casa # &quot;;[.A246])" office:value-type="string" office:string-value="Sector 95597228 Calle 95597228 Casa # 95597228" calcext:value-type="string">
            <text:p>Sector 95597228 Calle 95597228 Casa # 95597228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85534195" calcext:value-type="float">
            <text:p>85534195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Guevara</text:p>
          </table:table-cell>
          <table:table-cell table:formula="of:=COM.MICROSOFT.CONCAT(&quot;micorreo&quot;;INT(RAND()*10000000);&quot;@midominio.com&quot;)" office:value-type="string" office:string-value="micorreo149777@midominio.com" calcext:value-type="string">
            <text:p>micorreo149777@midominio.com</text:p>
          </table:table-cell>
          <table:table-cell table:formula="of:=CONCATENATE(&quot;Sector &quot;;[.A247];&quot; Calle &quot;;[.A247];&quot; Casa # &quot;;[.A247])" office:value-type="string" office:string-value="Sector 85534195 Calle 85534195 Casa # 85534195" calcext:value-type="string">
            <text:p>Sector 85534195 Calle 85534195 Casa # 85534195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81702639" calcext:value-type="float">
            <text:p>81702639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De La Hoz</text:p>
          </table:table-cell>
          <table:table-cell table:formula="of:=COM.MICROSOFT.CONCAT(&quot;micorreo&quot;;INT(RAND()*10000000);&quot;@midominio.com&quot;)" office:value-type="string" office:string-value="micorreo2790760@midominio.com" calcext:value-type="string">
            <text:p>micorreo2790760@midominio.com</text:p>
          </table:table-cell>
          <table:table-cell table:formula="of:=CONCATENATE(&quot;Sector &quot;;[.A248];&quot; Calle &quot;;[.A248];&quot; Casa # &quot;;[.A248])" office:value-type="string" office:string-value="Sector 81702639 Calle 81702639 Casa # 81702639" calcext:value-type="string">
            <text:p>Sector 81702639 Calle 81702639 Casa # 81702639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18719600" calcext:value-type="float">
            <text:p>18719600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Suarez</text:p>
          </table:table-cell>
          <table:table-cell table:formula="of:=COM.MICROSOFT.CONCAT(&quot;micorreo&quot;;INT(RAND()*10000000);&quot;@midominio.com&quot;)" office:value-type="string" office:string-value="micorreo9437054@midominio.com" calcext:value-type="string">
            <text:p>micorreo9437054@midominio.com</text:p>
          </table:table-cell>
          <table:table-cell table:formula="of:=CONCATENATE(&quot;Sector &quot;;[.A249];&quot; Calle &quot;;[.A249];&quot; Casa # &quot;;[.A249])" office:value-type="string" office:string-value="Sector 18719600 Calle 18719600 Casa # 18719600" calcext:value-type="string">
            <text:p>Sector 18719600 Calle 18719600 Casa # 18719600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77603858" calcext:value-type="float">
            <text:p>77603858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Yaguas</text:p>
          </table:table-cell>
          <table:table-cell table:formula="of:=COM.MICROSOFT.CONCAT(&quot;micorreo&quot;;INT(RAND()*10000000);&quot;@midominio.com&quot;)" office:value-type="string" office:string-value="micorreo4700974@midominio.com" calcext:value-type="string">
            <text:p>micorreo4700974@midominio.com</text:p>
          </table:table-cell>
          <table:table-cell table:formula="of:=CONCATENATE(&quot;Sector &quot;;[.A250];&quot; Calle &quot;;[.A250];&quot; Casa # &quot;;[.A250])" office:value-type="string" office:string-value="Sector 77603858 Calle 77603858 Casa # 77603858" calcext:value-type="string">
            <text:p>Sector 77603858 Calle 77603858 Casa # 77603858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55818493" calcext:value-type="float">
            <text:p>55818493</text:p>
          </table:table-cell>
          <table:table-cell office:value-type="string" calcext:value-type="string">
            <text:p>Marilin</text:p>
          </table:table-cell>
          <table:table-cell office:value-type="string" calcext:value-type="string">
            <text:p>Castillo</text:p>
          </table:table-cell>
          <table:table-cell table:formula="of:=COM.MICROSOFT.CONCAT(&quot;micorreo&quot;;INT(RAND()*10000000);&quot;@midominio.com&quot;)" office:value-type="string" office:string-value="micorreo3236234@midominio.com" calcext:value-type="string">
            <text:p>micorreo3236234@midominio.com</text:p>
          </table:table-cell>
          <table:table-cell table:formula="of:=CONCATENATE(&quot;Sector &quot;;[.A251];&quot; Calle &quot;;[.A251];&quot; Casa # &quot;;[.A251])" office:value-type="string" office:string-value="Sector 55818493 Calle 55818493 Casa # 55818493" calcext:value-type="string">
            <text:p>Sector 55818493 Calle 55818493 Casa # 55818493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2397004" calcext:value-type="float">
            <text:p>2397004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Arroyo</text:p>
          </table:table-cell>
          <table:table-cell table:formula="of:=COM.MICROSOFT.CONCAT(&quot;micorreo&quot;;INT(RAND()*10000000);&quot;@midominio.com&quot;)" office:value-type="string" office:string-value="micorreo651272@midominio.com" calcext:value-type="string">
            <text:p>micorreo651272@midominio.com</text:p>
          </table:table-cell>
          <table:table-cell table:formula="of:=CONCATENATE(&quot;Sector &quot;;[.A252];&quot; Calle &quot;;[.A252];&quot; Casa # &quot;;[.A252])" office:value-type="string" office:string-value="Sector 2397004 Calle 2397004 Casa # 2397004" calcext:value-type="string">
            <text:p>Sector 2397004 Calle 2397004 Casa # 2397004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71655456" calcext:value-type="float">
            <text:p>71655456</text:p>
          </table:table-cell>
          <table:table-cell office:value-type="string" calcext:value-type="string">
            <text:p>Eleida</text:p>
          </table:table-cell>
          <table:table-cell office:value-type="string" calcext:value-type="string">
            <text:p>Colombo</text:p>
          </table:table-cell>
          <table:table-cell table:formula="of:=COM.MICROSOFT.CONCAT(&quot;micorreo&quot;;INT(RAND()*10000000);&quot;@midominio.com&quot;)" office:value-type="string" office:string-value="micorreo8267215@midominio.com" calcext:value-type="string">
            <text:p>micorreo8267215@midominio.com</text:p>
          </table:table-cell>
          <table:table-cell table:formula="of:=CONCATENATE(&quot;Sector &quot;;[.A253];&quot; Calle &quot;;[.A253];&quot; Casa # &quot;;[.A253])" office:value-type="string" office:string-value="Sector 71655456 Calle 71655456 Casa # 71655456" calcext:value-type="string">
            <text:p>Sector 71655456 Calle 71655456 Casa # 71655456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23613363" calcext:value-type="float">
            <text:p>23613363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Villarreal</text:p>
          </table:table-cell>
          <table:table-cell table:formula="of:=COM.MICROSOFT.CONCAT(&quot;micorreo&quot;;INT(RAND()*10000000);&quot;@midominio.com&quot;)" office:value-type="string" office:string-value="micorreo2299869@midominio.com" calcext:value-type="string">
            <text:p>micorreo2299869@midominio.com</text:p>
          </table:table-cell>
          <table:table-cell table:formula="of:=CONCATENATE(&quot;Sector &quot;;[.A254];&quot; Calle &quot;;[.A254];&quot; Casa # &quot;;[.A254])" office:value-type="string" office:string-value="Sector 23613363 Calle 23613363 Casa # 23613363" calcext:value-type="string">
            <text:p>Sector 23613363 Calle 23613363 Casa # 23613363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66361545" calcext:value-type="float">
            <text:p>66361545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Bracamonte</text:p>
          </table:table-cell>
          <table:table-cell table:formula="of:=COM.MICROSOFT.CONCAT(&quot;micorreo&quot;;INT(RAND()*10000000);&quot;@midominio.com&quot;)" office:value-type="string" office:string-value="micorreo806010@midominio.com" calcext:value-type="string">
            <text:p>micorreo806010@midominio.com</text:p>
          </table:table-cell>
          <table:table-cell table:formula="of:=CONCATENATE(&quot;Sector &quot;;[.A255];&quot; Calle &quot;;[.A255];&quot; Casa # &quot;;[.A255])" office:value-type="string" office:string-value="Sector 66361545 Calle 66361545 Casa # 66361545" calcext:value-type="string">
            <text:p>Sector 66361545 Calle 66361545 Casa # 66361545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15812942" calcext:value-type="float">
            <text:p>15812942</text:p>
          </table:table-cell>
          <table:table-cell office:value-type="string" calcext:value-type="string">
            <text:p>Drumin</text:p>
          </table:table-cell>
          <table:table-cell office:value-type="string" calcext:value-type="string">
            <text:p>Jimenez</text:p>
          </table:table-cell>
          <table:table-cell table:formula="of:=COM.MICROSOFT.CONCAT(&quot;micorreo&quot;;INT(RAND()*10000000);&quot;@midominio.com&quot;)" office:value-type="string" office:string-value="micorreo2154576@midominio.com" calcext:value-type="string">
            <text:p>micorreo2154576@midominio.com</text:p>
          </table:table-cell>
          <table:table-cell table:formula="of:=CONCATENATE(&quot;Sector &quot;;[.A256];&quot; Calle &quot;;[.A256];&quot; Casa # &quot;;[.A256])" office:value-type="string" office:string-value="Sector 15812942 Calle 15812942 Casa # 15812942" calcext:value-type="string">
            <text:p>Sector 15812942 Calle 15812942 Casa # 15812942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42824955" calcext:value-type="float">
            <text:p>42824955</text:p>
          </table:table-cell>
          <table:table-cell office:value-type="string" calcext:value-type="string">
            <text:p>Dilia</text:p>
          </table:table-cell>
          <table:table-cell office:value-type="string" calcext:value-type="string">
            <text:p>Castillo</text:p>
          </table:table-cell>
          <table:table-cell table:formula="of:=COM.MICROSOFT.CONCAT(&quot;micorreo&quot;;INT(RAND()*10000000);&quot;@midominio.com&quot;)" office:value-type="string" office:string-value="micorreo1878602@midominio.com" calcext:value-type="string">
            <text:p>micorreo1878602@midominio.com</text:p>
          </table:table-cell>
          <table:table-cell table:formula="of:=CONCATENATE(&quot;Sector &quot;;[.A257];&quot; Calle &quot;;[.A257];&quot; Casa # &quot;;[.A257])" office:value-type="string" office:string-value="Sector 42824955 Calle 42824955 Casa # 42824955" calcext:value-type="string">
            <text:p>Sector 42824955 Calle 42824955 Casa # 42824955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63322273" calcext:value-type="float">
            <text:p>63322273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Yustiz</text:p>
          </table:table-cell>
          <table:table-cell table:formula="of:=COM.MICROSOFT.CONCAT(&quot;micorreo&quot;;INT(RAND()*10000000);&quot;@midominio.com&quot;)" office:value-type="string" office:string-value="micorreo5656190@midominio.com" calcext:value-type="string">
            <text:p>micorreo5656190@midominio.com</text:p>
          </table:table-cell>
          <table:table-cell table:formula="of:=CONCATENATE(&quot;Sector &quot;;[.A258];&quot; Calle &quot;;[.A258];&quot; Casa # &quot;;[.A258])" office:value-type="string" office:string-value="Sector 63322273 Calle 63322273 Casa # 63322273" calcext:value-type="string">
            <text:p>Sector 63322273 Calle 63322273 Casa # 63322273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53157346" calcext:value-type="float">
            <text:p>53157346</text:p>
          </table:table-cell>
          <table:table-cell office:value-type="string" calcext:value-type="string">
            <text:p>Elsi</text:p>
          </table:table-cell>
          <table:table-cell office:value-type="string" calcext:value-type="string">
            <text:p>Perez</text:p>
          </table:table-cell>
          <table:table-cell table:formula="of:=COM.MICROSOFT.CONCAT(&quot;micorreo&quot;;INT(RAND()*10000000);&quot;@midominio.com&quot;)" office:value-type="string" office:string-value="micorreo6068391@midominio.com" calcext:value-type="string">
            <text:p>micorreo6068391@midominio.com</text:p>
          </table:table-cell>
          <table:table-cell table:formula="of:=CONCATENATE(&quot;Sector &quot;;[.A259];&quot; Calle &quot;;[.A259];&quot; Casa # &quot;;[.A259])" office:value-type="string" office:string-value="Sector 53157346 Calle 53157346 Casa # 53157346" calcext:value-type="string">
            <text:p>Sector 53157346 Calle 53157346 Casa # 53157346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18568337" calcext:value-type="float">
            <text:p>18568337</text:p>
          </table:table-cell>
          <table:table-cell office:value-type="string" calcext:value-type="string">
            <text:p>Diana</text:p>
          </table:table-cell>
          <table:table-cell office:value-type="string" calcext:value-type="string">
            <text:p>Anzola</text:p>
          </table:table-cell>
          <table:table-cell table:formula="of:=COM.MICROSOFT.CONCAT(&quot;micorreo&quot;;INT(RAND()*10000000);&quot;@midominio.com&quot;)" office:value-type="string" office:string-value="micorreo9962679@midominio.com" calcext:value-type="string">
            <text:p>micorreo9962679@midominio.com</text:p>
          </table:table-cell>
          <table:table-cell table:formula="of:=CONCATENATE(&quot;Sector &quot;;[.A260];&quot; Calle &quot;;[.A260];&quot; Casa # &quot;;[.A260])" office:value-type="string" office:string-value="Sector 18568337 Calle 18568337 Casa # 18568337" calcext:value-type="string">
            <text:p>Sector 18568337 Calle 18568337 Casa # 18568337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72888385" calcext:value-type="float">
            <text:p>72888385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Pacheco</text:p>
          </table:table-cell>
          <table:table-cell table:formula="of:=COM.MICROSOFT.CONCAT(&quot;micorreo&quot;;INT(RAND()*10000000);&quot;@midominio.com&quot;)" office:value-type="string" office:string-value="micorreo3437701@midominio.com" calcext:value-type="string">
            <text:p>micorreo3437701@midominio.com</text:p>
          </table:table-cell>
          <table:table-cell table:formula="of:=CONCATENATE(&quot;Sector &quot;;[.A261];&quot; Calle &quot;;[.A261];&quot; Casa # &quot;;[.A261])" office:value-type="string" office:string-value="Sector 72888385 Calle 72888385 Casa # 72888385" calcext:value-type="string">
            <text:p>Sector 72888385 Calle 72888385 Casa # 72888385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85867917" calcext:value-type="float">
            <text:p>85867917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Perez</text:p>
          </table:table-cell>
          <table:table-cell table:formula="of:=COM.MICROSOFT.CONCAT(&quot;micorreo&quot;;INT(RAND()*10000000);&quot;@midominio.com&quot;)" office:value-type="string" office:string-value="micorreo533511@midominio.com" calcext:value-type="string">
            <text:p>micorreo533511@midominio.com</text:p>
          </table:table-cell>
          <table:table-cell table:formula="of:=CONCATENATE(&quot;Sector &quot;;[.A262];&quot; Calle &quot;;[.A262];&quot; Casa # &quot;;[.A262])" office:value-type="string" office:string-value="Sector 85867917 Calle 85867917 Casa # 85867917" calcext:value-type="string">
            <text:p>Sector 85867917 Calle 85867917 Casa # 85867917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95445903" calcext:value-type="float">
            <text:p>95445903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Monasterio</text:p>
          </table:table-cell>
          <table:table-cell table:formula="of:=COM.MICROSOFT.CONCAT(&quot;micorreo&quot;;INT(RAND()*10000000);&quot;@midominio.com&quot;)" office:value-type="string" office:string-value="micorreo5641342@midominio.com" calcext:value-type="string">
            <text:p>micorreo5641342@midominio.com</text:p>
          </table:table-cell>
          <table:table-cell table:formula="of:=CONCATENATE(&quot;Sector &quot;;[.A263];&quot; Calle &quot;;[.A263];&quot; Casa # &quot;;[.A263])" office:value-type="string" office:string-value="Sector 95445903 Calle 95445903 Casa # 95445903" calcext:value-type="string">
            <text:p>Sector 95445903 Calle 95445903 Casa # 95445903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42227459" calcext:value-type="float">
            <text:p>42227459</text:p>
          </table:table-cell>
          <table:table-cell office:value-type="string" calcext:value-type="string">
            <text:p>Arnoldo</text:p>
          </table:table-cell>
          <table:table-cell office:value-type="string" calcext:value-type="string">
            <text:p>Castillo</text:p>
          </table:table-cell>
          <table:table-cell table:formula="of:=COM.MICROSOFT.CONCAT(&quot;micorreo&quot;;INT(RAND()*10000000);&quot;@midominio.com&quot;)" office:value-type="string" office:string-value="micorreo644189@midominio.com" calcext:value-type="string">
            <text:p>micorreo644189@midominio.com</text:p>
          </table:table-cell>
          <table:table-cell table:formula="of:=CONCATENATE(&quot;Sector &quot;;[.A264];&quot; Calle &quot;;[.A264];&quot; Casa # &quot;;[.A264])" office:value-type="string" office:string-value="Sector 42227459 Calle 42227459 Casa # 42227459" calcext:value-type="string">
            <text:p>Sector 42227459 Calle 42227459 Casa # 42227459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49599016" calcext:value-type="float">
            <text:p>49599016</text:p>
          </table:table-cell>
          <table:table-cell office:value-type="string" calcext:value-type="string">
            <text:p>Morelis</text:p>
          </table:table-cell>
          <table:table-cell office:value-type="string" calcext:value-type="string">
            <text:p>Pargas</text:p>
          </table:table-cell>
          <table:table-cell table:formula="of:=COM.MICROSOFT.CONCAT(&quot;micorreo&quot;;INT(RAND()*10000000);&quot;@midominio.com&quot;)" office:value-type="string" office:string-value="micorreo1135591@midominio.com" calcext:value-type="string">
            <text:p>micorreo1135591@midominio.com</text:p>
          </table:table-cell>
          <table:table-cell table:formula="of:=CONCATENATE(&quot;Sector &quot;;[.A265];&quot; Calle &quot;;[.A265];&quot; Casa # &quot;;[.A265])" office:value-type="string" office:string-value="Sector 49599016 Calle 49599016 Casa # 49599016" calcext:value-type="string">
            <text:p>Sector 49599016 Calle 49599016 Casa # 49599016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56763878" calcext:value-type="float">
            <text:p>56763878</text:p>
          </table:table-cell>
          <table:table-cell office:value-type="string" calcext:value-type="string">
            <text:p>Iraida</text:p>
          </table:table-cell>
          <table:table-cell office:value-type="string" calcext:value-type="string">
            <text:p>Suarez</text:p>
          </table:table-cell>
          <table:table-cell table:formula="of:=COM.MICROSOFT.CONCAT(&quot;micorreo&quot;;INT(RAND()*10000000);&quot;@midominio.com&quot;)" office:value-type="string" office:string-value="micorreo1366086@midominio.com" calcext:value-type="string">
            <text:p>micorreo1366086@midominio.com</text:p>
          </table:table-cell>
          <table:table-cell table:formula="of:=CONCATENATE(&quot;Sector &quot;;[.A266];&quot; Calle &quot;;[.A266];&quot; Casa # &quot;;[.A266])" office:value-type="string" office:string-value="Sector 56763878 Calle 56763878 Casa # 56763878" calcext:value-type="string">
            <text:p>Sector 56763878 Calle 56763878 Casa # 56763878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32134629" calcext:value-type="float">
            <text:p>32134629</text:p>
          </table:table-cell>
          <table:table-cell office:value-type="string" calcext:value-type="string">
            <text:p>Carmen</text:p>
          </table:table-cell>
          <table:table-cell office:value-type="string" calcext:value-type="string">
            <text:p>Escalona</text:p>
          </table:table-cell>
          <table:table-cell table:formula="of:=COM.MICROSOFT.CONCAT(&quot;micorreo&quot;;INT(RAND()*10000000);&quot;@midominio.com&quot;)" office:value-type="string" office:string-value="micorreo7373297@midominio.com" calcext:value-type="string">
            <text:p>micorreo7373297@midominio.com</text:p>
          </table:table-cell>
          <table:table-cell table:formula="of:=CONCATENATE(&quot;Sector &quot;;[.A267];&quot; Calle &quot;;[.A267];&quot; Casa # &quot;;[.A267])" office:value-type="string" office:string-value="Sector 32134629 Calle 32134629 Casa # 32134629" calcext:value-type="string">
            <text:p>Sector 32134629 Calle 32134629 Casa # 32134629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65464979" calcext:value-type="float">
            <text:p>65464979</text:p>
          </table:table-cell>
          <table:table-cell office:value-type="string" calcext:value-type="string">
            <text:p>Saturnino</text:p>
          </table:table-cell>
          <table:table-cell office:value-type="string" calcext:value-type="string">
            <text:p>Morillo</text:p>
          </table:table-cell>
          <table:table-cell table:formula="of:=COM.MICROSOFT.CONCAT(&quot;micorreo&quot;;INT(RAND()*10000000);&quot;@midominio.com&quot;)" office:value-type="string" office:string-value="micorreo4702484@midominio.com" calcext:value-type="string">
            <text:p>micorreo4702484@midominio.com</text:p>
          </table:table-cell>
          <table:table-cell table:formula="of:=CONCATENATE(&quot;Sector &quot;;[.A268];&quot; Calle &quot;;[.A268];&quot; Casa # &quot;;[.A268])" office:value-type="string" office:string-value="Sector 65464979 Calle 65464979 Casa # 65464979" calcext:value-type="string">
            <text:p>Sector 65464979 Calle 65464979 Casa # 65464979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36686048" calcext:value-type="float">
            <text:p>36686048</text:p>
          </table:table-cell>
          <table:table-cell office:value-type="string" calcext:value-type="string">
            <text:p>Andriang</text:p>
          </table:table-cell>
          <table:table-cell office:value-type="string" calcext:value-type="string">
            <text:p>Briceao</text:p>
          </table:table-cell>
          <table:table-cell table:formula="of:=COM.MICROSOFT.CONCAT(&quot;micorreo&quot;;INT(RAND()*10000000);&quot;@midominio.com&quot;)" office:value-type="string" office:string-value="micorreo846778@midominio.com" calcext:value-type="string">
            <text:p>micorreo846778@midominio.com</text:p>
          </table:table-cell>
          <table:table-cell table:formula="of:=CONCATENATE(&quot;Sector &quot;;[.A269];&quot; Calle &quot;;[.A269];&quot; Casa # &quot;;[.A269])" office:value-type="string" office:string-value="Sector 36686048 Calle 36686048 Casa # 36686048" calcext:value-type="string">
            <text:p>Sector 36686048 Calle 36686048 Casa # 36686048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50102240" calcext:value-type="float">
            <text:p>50102240</text:p>
          </table:table-cell>
          <table:table-cell office:value-type="string" calcext:value-type="string">
            <text:p>Genessis</text:p>
          </table:table-cell>
          <table:table-cell office:value-type="string" calcext:value-type="string">
            <text:p>Mendez</text:p>
          </table:table-cell>
          <table:table-cell table:formula="of:=COM.MICROSOFT.CONCAT(&quot;micorreo&quot;;INT(RAND()*10000000);&quot;@midominio.com&quot;)" office:value-type="string" office:string-value="micorreo7416841@midominio.com" calcext:value-type="string">
            <text:p>micorreo7416841@midominio.com</text:p>
          </table:table-cell>
          <table:table-cell table:formula="of:=CONCATENATE(&quot;Sector &quot;;[.A270];&quot; Calle &quot;;[.A270];&quot; Casa # &quot;;[.A270])" office:value-type="string" office:string-value="Sector 50102240 Calle 50102240 Casa # 50102240" calcext:value-type="string">
            <text:p>Sector 50102240 Calle 50102240 Casa # 50102240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50623657" calcext:value-type="float">
            <text:p>50623657</text:p>
          </table:table-cell>
          <table:table-cell office:value-type="string" calcext:value-type="string">
            <text:p>Kerbys</text:p>
          </table:table-cell>
          <table:table-cell office:value-type="string" calcext:value-type="string">
            <text:p>Villegas</text:p>
          </table:table-cell>
          <table:table-cell table:formula="of:=COM.MICROSOFT.CONCAT(&quot;micorreo&quot;;INT(RAND()*10000000);&quot;@midominio.com&quot;)" office:value-type="string" office:string-value="micorreo3975854@midominio.com" calcext:value-type="string">
            <text:p>micorreo3975854@midominio.com</text:p>
          </table:table-cell>
          <table:table-cell table:formula="of:=CONCATENATE(&quot;Sector &quot;;[.A271];&quot; Calle &quot;;[.A271];&quot; Casa # &quot;;[.A271])" office:value-type="string" office:string-value="Sector 50623657 Calle 50623657 Casa # 50623657" calcext:value-type="string">
            <text:p>Sector 50623657 Calle 50623657 Casa # 50623657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8336253" calcext:value-type="float">
            <text:p>8336253</text:p>
          </table:table-cell>
          <table:table-cell office:value-type="string" calcext:value-type="string">
            <text:p>Yarem</text:p>
          </table:table-cell>
          <table:table-cell office:value-type="string" calcext:value-type="string">
            <text:p>Rodriguez</text:p>
          </table:table-cell>
          <table:table-cell table:formula="of:=COM.MICROSOFT.CONCAT(&quot;micorreo&quot;;INT(RAND()*10000000);&quot;@midominio.com&quot;)" office:value-type="string" office:string-value="micorreo2523305@midominio.com" calcext:value-type="string">
            <text:p>micorreo2523305@midominio.com</text:p>
          </table:table-cell>
          <table:table-cell table:formula="of:=CONCATENATE(&quot;Sector &quot;;[.A272];&quot; Calle &quot;;[.A272];&quot; Casa # &quot;;[.A272])" office:value-type="string" office:string-value="Sector 8336253 Calle 8336253 Casa # 8336253" calcext:value-type="string">
            <text:p>Sector 8336253 Calle 8336253 Casa # 8336253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95805525" calcext:value-type="float">
            <text:p>95805525</text:p>
          </table:table-cell>
          <table:table-cell office:value-type="string" calcext:value-type="string">
            <text:p>Arevalo</text:p>
          </table:table-cell>
          <table:table-cell office:value-type="string" calcext:value-type="string">
            <text:p>Asuaje</text:p>
          </table:table-cell>
          <table:table-cell table:formula="of:=COM.MICROSOFT.CONCAT(&quot;micorreo&quot;;INT(RAND()*10000000);&quot;@midominio.com&quot;)" office:value-type="string" office:string-value="micorreo6478381@midominio.com" calcext:value-type="string">
            <text:p>micorreo6478381@midominio.com</text:p>
          </table:table-cell>
          <table:table-cell table:formula="of:=CONCATENATE(&quot;Sector &quot;;[.A273];&quot; Calle &quot;;[.A273];&quot; Casa # &quot;;[.A273])" office:value-type="string" office:string-value="Sector 95805525 Calle 95805525 Casa # 95805525" calcext:value-type="string">
            <text:p>Sector 95805525 Calle 95805525 Casa # 95805525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84616689" calcext:value-type="float">
            <text:p>84616689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Baldayo</text:p>
          </table:table-cell>
          <table:table-cell table:formula="of:=COM.MICROSOFT.CONCAT(&quot;micorreo&quot;;INT(RAND()*10000000);&quot;@midominio.com&quot;)" office:value-type="string" office:string-value="micorreo8039943@midominio.com" calcext:value-type="string">
            <text:p>micorreo8039943@midominio.com</text:p>
          </table:table-cell>
          <table:table-cell table:formula="of:=CONCATENATE(&quot;Sector &quot;;[.A274];&quot; Calle &quot;;[.A274];&quot; Casa # &quot;;[.A274])" office:value-type="string" office:string-value="Sector 84616689 Calle 84616689 Casa # 84616689" calcext:value-type="string">
            <text:p>Sector 84616689 Calle 84616689 Casa # 84616689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52437468" calcext:value-type="float">
            <text:p>52437468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Vargas</text:p>
          </table:table-cell>
          <table:table-cell table:formula="of:=COM.MICROSOFT.CONCAT(&quot;micorreo&quot;;INT(RAND()*10000000);&quot;@midominio.com&quot;)" office:value-type="string" office:string-value="micorreo3439373@midominio.com" calcext:value-type="string">
            <text:p>micorreo3439373@midominio.com</text:p>
          </table:table-cell>
          <table:table-cell table:formula="of:=CONCATENATE(&quot;Sector &quot;;[.A275];&quot; Calle &quot;;[.A275];&quot; Casa # &quot;;[.A275])" office:value-type="string" office:string-value="Sector 52437468 Calle 52437468 Casa # 52437468" calcext:value-type="string">
            <text:p>Sector 52437468 Calle 52437468 Casa # 52437468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84141204" calcext:value-type="float">
            <text:p>84141204</text:p>
          </table:table-cell>
          <table:table-cell office:value-type="string" calcext:value-type="string">
            <text:p>Rachelle</text:p>
          </table:table-cell>
          <table:table-cell office:value-type="string" calcext:value-type="string">
            <text:p>Gomez</text:p>
          </table:table-cell>
          <table:table-cell table:formula="of:=COM.MICROSOFT.CONCAT(&quot;micorreo&quot;;INT(RAND()*10000000);&quot;@midominio.com&quot;)" office:value-type="string" office:string-value="micorreo1137093@midominio.com" calcext:value-type="string">
            <text:p>micorreo1137093@midominio.com</text:p>
          </table:table-cell>
          <table:table-cell table:formula="of:=CONCATENATE(&quot;Sector &quot;;[.A276];&quot; Calle &quot;;[.A276];&quot; Casa # &quot;;[.A276])" office:value-type="string" office:string-value="Sector 84141204 Calle 84141204 Casa # 84141204" calcext:value-type="string">
            <text:p>Sector 84141204 Calle 84141204 Casa # 84141204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52959708" calcext:value-type="float">
            <text:p>52959708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Escalona</text:p>
          </table:table-cell>
          <table:table-cell table:formula="of:=COM.MICROSOFT.CONCAT(&quot;micorreo&quot;;INT(RAND()*10000000);&quot;@midominio.com&quot;)" office:value-type="string" office:string-value="micorreo6428853@midominio.com" calcext:value-type="string">
            <text:p>micorreo6428853@midominio.com</text:p>
          </table:table-cell>
          <table:table-cell table:formula="of:=CONCATENATE(&quot;Sector &quot;;[.A277];&quot; Calle &quot;;[.A277];&quot; Casa # &quot;;[.A277])" office:value-type="string" office:string-value="Sector 52959708 Calle 52959708 Casa # 52959708" calcext:value-type="string">
            <text:p>Sector 52959708 Calle 52959708 Casa # 52959708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75674189" calcext:value-type="float">
            <text:p>75674189</text:p>
          </table:table-cell>
          <table:table-cell office:value-type="string" calcext:value-type="string">
            <text:p>Argelia</text:p>
          </table:table-cell>
          <table:table-cell office:value-type="string" calcext:value-type="string">
            <text:p>Rodriguez</text:p>
          </table:table-cell>
          <table:table-cell table:formula="of:=COM.MICROSOFT.CONCAT(&quot;micorreo&quot;;INT(RAND()*10000000);&quot;@midominio.com&quot;)" office:value-type="string" office:string-value="micorreo1892467@midominio.com" calcext:value-type="string">
            <text:p>micorreo1892467@midominio.com</text:p>
          </table:table-cell>
          <table:table-cell table:formula="of:=CONCATENATE(&quot;Sector &quot;;[.A278];&quot; Calle &quot;;[.A278];&quot; Casa # &quot;;[.A278])" office:value-type="string" office:string-value="Sector 75674189 Calle 75674189 Casa # 75674189" calcext:value-type="string">
            <text:p>Sector 75674189 Calle 75674189 Casa # 75674189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7460992" calcext:value-type="float">
            <text:p>7460992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Aponte</text:p>
          </table:table-cell>
          <table:table-cell table:formula="of:=COM.MICROSOFT.CONCAT(&quot;micorreo&quot;;INT(RAND()*10000000);&quot;@midominio.com&quot;)" office:value-type="string" office:string-value="micorreo1113501@midominio.com" calcext:value-type="string">
            <text:p>micorreo1113501@midominio.com</text:p>
          </table:table-cell>
          <table:table-cell table:formula="of:=CONCATENATE(&quot;Sector &quot;;[.A279];&quot; Calle &quot;;[.A279];&quot; Casa # &quot;;[.A279])" office:value-type="string" office:string-value="Sector 7460992 Calle 7460992 Casa # 7460992" calcext:value-type="string">
            <text:p>Sector 7460992 Calle 7460992 Casa # 7460992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55702517" calcext:value-type="float">
            <text:p>55702517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Martos</text:p>
          </table:table-cell>
          <table:table-cell table:formula="of:=COM.MICROSOFT.CONCAT(&quot;micorreo&quot;;INT(RAND()*10000000);&quot;@midominio.com&quot;)" office:value-type="string" office:string-value="micorreo4103757@midominio.com" calcext:value-type="string">
            <text:p>micorreo4103757@midominio.com</text:p>
          </table:table-cell>
          <table:table-cell table:formula="of:=CONCATENATE(&quot;Sector &quot;;[.A280];&quot; Calle &quot;;[.A280];&quot; Casa # &quot;;[.A280])" office:value-type="string" office:string-value="Sector 55702517 Calle 55702517 Casa # 55702517" calcext:value-type="string">
            <text:p>Sector 55702517 Calle 55702517 Casa # 55702517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15512075" calcext:value-type="float">
            <text:p>15512075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Romero</text:p>
          </table:table-cell>
          <table:table-cell table:formula="of:=COM.MICROSOFT.CONCAT(&quot;micorreo&quot;;INT(RAND()*10000000);&quot;@midominio.com&quot;)" office:value-type="string" office:string-value="micorreo5369656@midominio.com" calcext:value-type="string">
            <text:p>micorreo5369656@midominio.com</text:p>
          </table:table-cell>
          <table:table-cell table:formula="of:=CONCATENATE(&quot;Sector &quot;;[.A281];&quot; Calle &quot;;[.A281];&quot; Casa # &quot;;[.A281])" office:value-type="string" office:string-value="Sector 15512075 Calle 15512075 Casa # 15512075" calcext:value-type="string">
            <text:p>Sector 15512075 Calle 15512075 Casa # 15512075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92916417" calcext:value-type="float">
            <text:p>92916417</text:p>
          </table:table-cell>
          <table:table-cell office:value-type="string" calcext:value-type="string">
            <text:p>Maura</text:p>
          </table:table-cell>
          <table:table-cell office:value-type="string" calcext:value-type="string">
            <text:p>Garcia</text:p>
          </table:table-cell>
          <table:table-cell table:formula="of:=COM.MICROSOFT.CONCAT(&quot;micorreo&quot;;INT(RAND()*10000000);&quot;@midominio.com&quot;)" office:value-type="string" office:string-value="micorreo6031408@midominio.com" calcext:value-type="string">
            <text:p>micorreo6031408@midominio.com</text:p>
          </table:table-cell>
          <table:table-cell table:formula="of:=CONCATENATE(&quot;Sector &quot;;[.A282];&quot; Calle &quot;;[.A282];&quot; Casa # &quot;;[.A282])" office:value-type="string" office:string-value="Sector 92916417 Calle 92916417 Casa # 92916417" calcext:value-type="string">
            <text:p>Sector 92916417 Calle 92916417 Casa # 92916417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14309150" calcext:value-type="float">
            <text:p>14309150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Marin</text:p>
          </table:table-cell>
          <table:table-cell table:formula="of:=COM.MICROSOFT.CONCAT(&quot;micorreo&quot;;INT(RAND()*10000000);&quot;@midominio.com&quot;)" office:value-type="string" office:string-value="micorreo8647007@midominio.com" calcext:value-type="string">
            <text:p>micorreo8647007@midominio.com</text:p>
          </table:table-cell>
          <table:table-cell table:formula="of:=CONCATENATE(&quot;Sector &quot;;[.A283];&quot; Calle &quot;;[.A283];&quot; Casa # &quot;;[.A283])" office:value-type="string" office:string-value="Sector 14309150 Calle 14309150 Casa # 14309150" calcext:value-type="string">
            <text:p>Sector 14309150 Calle 14309150 Casa # 14309150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49664067" calcext:value-type="float">
            <text:p>49664067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Rodriguez</text:p>
          </table:table-cell>
          <table:table-cell table:formula="of:=COM.MICROSOFT.CONCAT(&quot;micorreo&quot;;INT(RAND()*10000000);&quot;@midominio.com&quot;)" office:value-type="string" office:string-value="micorreo6676363@midominio.com" calcext:value-type="string">
            <text:p>micorreo6676363@midominio.com</text:p>
          </table:table-cell>
          <table:table-cell table:formula="of:=CONCATENATE(&quot;Sector &quot;;[.A284];&quot; Calle &quot;;[.A284];&quot; Casa # &quot;;[.A284])" office:value-type="string" office:string-value="Sector 49664067 Calle 49664067 Casa # 49664067" calcext:value-type="string">
            <text:p>Sector 49664067 Calle 49664067 Casa # 49664067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30736583" calcext:value-type="float">
            <text:p>30736583</text:p>
          </table:table-cell>
          <table:table-cell office:value-type="string" calcext:value-type="string">
            <text:p>Ortilia</text:p>
          </table:table-cell>
          <table:table-cell office:value-type="string" calcext:value-type="string">
            <text:p>Saez</text:p>
          </table:table-cell>
          <table:table-cell table:formula="of:=COM.MICROSOFT.CONCAT(&quot;micorreo&quot;;INT(RAND()*10000000);&quot;@midominio.com&quot;)" office:value-type="string" office:string-value="micorreo449138@midominio.com" calcext:value-type="string">
            <text:p>micorreo449138@midominio.com</text:p>
          </table:table-cell>
          <table:table-cell table:formula="of:=CONCATENATE(&quot;Sector &quot;;[.A285];&quot; Calle &quot;;[.A285];&quot; Casa # &quot;;[.A285])" office:value-type="string" office:string-value="Sector 30736583 Calle 30736583 Casa # 30736583" calcext:value-type="string">
            <text:p>Sector 30736583 Calle 30736583 Casa # 30736583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65996548" calcext:value-type="float">
            <text:p>65996548</text:p>
          </table:table-cell>
          <table:table-cell office:value-type="string" calcext:value-type="string">
            <text:p>Isabel</text:p>
          </table:table-cell>
          <table:table-cell office:value-type="string" calcext:value-type="string">
            <text:p>Guedez</text:p>
          </table:table-cell>
          <table:table-cell table:formula="of:=COM.MICROSOFT.CONCAT(&quot;micorreo&quot;;INT(RAND()*10000000);&quot;@midominio.com&quot;)" office:value-type="string" office:string-value="micorreo9512348@midominio.com" calcext:value-type="string">
            <text:p>micorreo9512348@midominio.com</text:p>
          </table:table-cell>
          <table:table-cell table:formula="of:=CONCATENATE(&quot;Sector &quot;;[.A286];&quot; Calle &quot;;[.A286];&quot; Casa # &quot;;[.A286])" office:value-type="string" office:string-value="Sector 65996548 Calle 65996548 Casa # 65996548" calcext:value-type="string">
            <text:p>Sector 65996548 Calle 65996548 Casa # 65996548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75542189" calcext:value-type="float">
            <text:p>75542189</text:p>
          </table:table-cell>
          <table:table-cell office:value-type="string" calcext:value-type="string">
            <text:p>Yoy</text:p>
          </table:table-cell>
          <table:table-cell office:value-type="string" calcext:value-type="string">
            <text:p>Suarez</text:p>
          </table:table-cell>
          <table:table-cell table:formula="of:=COM.MICROSOFT.CONCAT(&quot;micorreo&quot;;INT(RAND()*10000000);&quot;@midominio.com&quot;)" office:value-type="string" office:string-value="micorreo1203709@midominio.com" calcext:value-type="string">
            <text:p>micorreo1203709@midominio.com</text:p>
          </table:table-cell>
          <table:table-cell table:formula="of:=CONCATENATE(&quot;Sector &quot;;[.A287];&quot; Calle &quot;;[.A287];&quot; Casa # &quot;;[.A287])" office:value-type="string" office:string-value="Sector 75542189 Calle 75542189 Casa # 75542189" calcext:value-type="string">
            <text:p>Sector 75542189 Calle 75542189 Casa # 75542189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77687850" calcext:value-type="float">
            <text:p>77687850</text:p>
          </table:table-cell>
          <table:table-cell office:value-type="string" calcext:value-type="string">
            <text:p>Aurilis</text:p>
          </table:table-cell>
          <table:table-cell office:value-type="string" calcext:value-type="string">
            <text:p>Gutierrez</text:p>
          </table:table-cell>
          <table:table-cell table:formula="of:=COM.MICROSOFT.CONCAT(&quot;micorreo&quot;;INT(RAND()*10000000);&quot;@midominio.com&quot;)" office:value-type="string" office:string-value="micorreo1684995@midominio.com" calcext:value-type="string">
            <text:p>micorreo1684995@midominio.com</text:p>
          </table:table-cell>
          <table:table-cell table:formula="of:=CONCATENATE(&quot;Sector &quot;;[.A288];&quot; Calle &quot;;[.A288];&quot; Casa # &quot;;[.A288])" office:value-type="string" office:string-value="Sector 77687850 Calle 77687850 Casa # 77687850" calcext:value-type="string">
            <text:p>Sector 77687850 Calle 77687850 Casa # 77687850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33094488" calcext:value-type="float">
            <text:p>33094488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Torres</text:p>
          </table:table-cell>
          <table:table-cell table:formula="of:=COM.MICROSOFT.CONCAT(&quot;micorreo&quot;;INT(RAND()*10000000);&quot;@midominio.com&quot;)" office:value-type="string" office:string-value="micorreo4903483@midominio.com" calcext:value-type="string">
            <text:p>micorreo4903483@midominio.com</text:p>
          </table:table-cell>
          <table:table-cell table:formula="of:=CONCATENATE(&quot;Sector &quot;;[.A289];&quot; Calle &quot;;[.A289];&quot; Casa # &quot;;[.A289])" office:value-type="string" office:string-value="Sector 33094488 Calle 33094488 Casa # 33094488" calcext:value-type="string">
            <text:p>Sector 33094488 Calle 33094488 Casa # 33094488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72669947" calcext:value-type="float">
            <text:p>72669947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ojas</text:p>
          </table:table-cell>
          <table:table-cell table:formula="of:=COM.MICROSOFT.CONCAT(&quot;micorreo&quot;;INT(RAND()*10000000);&quot;@midominio.com&quot;)" office:value-type="string" office:string-value="micorreo8592409@midominio.com" calcext:value-type="string">
            <text:p>micorreo8592409@midominio.com</text:p>
          </table:table-cell>
          <table:table-cell table:formula="of:=CONCATENATE(&quot;Sector &quot;;[.A290];&quot; Calle &quot;;[.A290];&quot; Casa # &quot;;[.A290])" office:value-type="string" office:string-value="Sector 72669947 Calle 72669947 Casa # 72669947" calcext:value-type="string">
            <text:p>Sector 72669947 Calle 72669947 Casa # 72669947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73461918" calcext:value-type="float">
            <text:p>73461918</text:p>
          </table:table-cell>
          <table:table-cell office:value-type="string" calcext:value-type="string">
            <text:p>Edgar </text:p>
          </table:table-cell>
          <table:table-cell office:value-type="string" calcext:value-type="string">
            <text:p>Mollejas</text:p>
          </table:table-cell>
          <table:table-cell table:formula="of:=COM.MICROSOFT.CONCAT(&quot;micorreo&quot;;INT(RAND()*10000000);&quot;@midominio.com&quot;)" office:value-type="string" office:string-value="micorreo1510749@midominio.com" calcext:value-type="string">
            <text:p>micorreo1510749@midominio.com</text:p>
          </table:table-cell>
          <table:table-cell table:formula="of:=CONCATENATE(&quot;Sector &quot;;[.A291];&quot; Calle &quot;;[.A291];&quot; Casa # &quot;;[.A291])" office:value-type="string" office:string-value="Sector 73461918 Calle 73461918 Casa # 73461918" calcext:value-type="string">
            <text:p>Sector 73461918 Calle 73461918 Casa # 73461918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30176543" calcext:value-type="float">
            <text:p>30176543</text:p>
          </table:table-cell>
          <table:table-cell office:value-type="string" calcext:value-type="string">
            <text:p>Dilcia</text:p>
          </table:table-cell>
          <table:table-cell office:value-type="string" calcext:value-type="string">
            <text:p>Torrealba</text:p>
          </table:table-cell>
          <table:table-cell table:formula="of:=COM.MICROSOFT.CONCAT(&quot;micorreo&quot;;INT(RAND()*10000000);&quot;@midominio.com&quot;)" office:value-type="string" office:string-value="micorreo812761@midominio.com" calcext:value-type="string">
            <text:p>micorreo812761@midominio.com</text:p>
          </table:table-cell>
          <table:table-cell table:formula="of:=CONCATENATE(&quot;Sector &quot;;[.A292];&quot; Calle &quot;;[.A292];&quot; Casa # &quot;;[.A292])" office:value-type="string" office:string-value="Sector 30176543 Calle 30176543 Casa # 30176543" calcext:value-type="string">
            <text:p>Sector 30176543 Calle 30176543 Casa # 30176543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80843177" calcext:value-type="float">
            <text:p>80843177</text:p>
          </table:table-cell>
          <table:table-cell office:value-type="string" calcext:value-type="string">
            <text:p>Oslinda</text:p>
          </table:table-cell>
          <table:table-cell office:value-type="string" calcext:value-type="string">
            <text:p>Gonzalez</text:p>
          </table:table-cell>
          <table:table-cell table:formula="of:=COM.MICROSOFT.CONCAT(&quot;micorreo&quot;;INT(RAND()*10000000);&quot;@midominio.com&quot;)" office:value-type="string" office:string-value="micorreo6682158@midominio.com" calcext:value-type="string">
            <text:p>micorreo6682158@midominio.com</text:p>
          </table:table-cell>
          <table:table-cell table:formula="of:=CONCATENATE(&quot;Sector &quot;;[.A293];&quot; Calle &quot;;[.A293];&quot; Casa # &quot;;[.A293])" office:value-type="string" office:string-value="Sector 80843177 Calle 80843177 Casa # 80843177" calcext:value-type="string">
            <text:p>Sector 80843177 Calle 80843177 Casa # 80843177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49507775" calcext:value-type="float">
            <text:p>49507775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Cruces</text:p>
          </table:table-cell>
          <table:table-cell table:formula="of:=COM.MICROSOFT.CONCAT(&quot;micorreo&quot;;INT(RAND()*10000000);&quot;@midominio.com&quot;)" office:value-type="string" office:string-value="micorreo9043801@midominio.com" calcext:value-type="string">
            <text:p>micorreo9043801@midominio.com</text:p>
          </table:table-cell>
          <table:table-cell table:formula="of:=CONCATENATE(&quot;Sector &quot;;[.A294];&quot; Calle &quot;;[.A294];&quot; Casa # &quot;;[.A294])" office:value-type="string" office:string-value="Sector 49507775 Calle 49507775 Casa # 49507775" calcext:value-type="string">
            <text:p>Sector 49507775 Calle 49507775 Casa # 49507775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94779166" calcext:value-type="float">
            <text:p>94779166</text:p>
          </table:table-cell>
          <table:table-cell office:value-type="string" calcext:value-type="string">
            <text:p>Maily</text:p>
          </table:table-cell>
          <table:table-cell office:value-type="string" calcext:value-type="string">
            <text:p>Chavier</text:p>
          </table:table-cell>
          <table:table-cell table:formula="of:=COM.MICROSOFT.CONCAT(&quot;micorreo&quot;;INT(RAND()*10000000);&quot;@midominio.com&quot;)" office:value-type="string" office:string-value="micorreo8887081@midominio.com" calcext:value-type="string">
            <text:p>micorreo8887081@midominio.com</text:p>
          </table:table-cell>
          <table:table-cell table:formula="of:=CONCATENATE(&quot;Sector &quot;;[.A295];&quot; Calle &quot;;[.A295];&quot; Casa # &quot;;[.A295])" office:value-type="string" office:string-value="Sector 94779166 Calle 94779166 Casa # 94779166" calcext:value-type="string">
            <text:p>Sector 94779166 Calle 94779166 Casa # 94779166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4358095" calcext:value-type="float">
            <text:p>4358095</text:p>
          </table:table-cell>
          <table:table-cell office:value-type="string" calcext:value-type="string">
            <text:p>Bartolome</text:p>
          </table:table-cell>
          <table:table-cell office:value-type="string" calcext:value-type="string">
            <text:p>Duran</text:p>
          </table:table-cell>
          <table:table-cell table:formula="of:=COM.MICROSOFT.CONCAT(&quot;micorreo&quot;;INT(RAND()*10000000);&quot;@midominio.com&quot;)" office:value-type="string" office:string-value="micorreo9285069@midominio.com" calcext:value-type="string">
            <text:p>micorreo9285069@midominio.com</text:p>
          </table:table-cell>
          <table:table-cell table:formula="of:=CONCATENATE(&quot;Sector &quot;;[.A296];&quot; Calle &quot;;[.A296];&quot; Casa # &quot;;[.A296])" office:value-type="string" office:string-value="Sector 4358095 Calle 4358095 Casa # 4358095" calcext:value-type="string">
            <text:p>Sector 4358095 Calle 4358095 Casa # 4358095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40107077" calcext:value-type="float">
            <text:p>40107077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varado</text:p>
          </table:table-cell>
          <table:table-cell table:formula="of:=COM.MICROSOFT.CONCAT(&quot;micorreo&quot;;INT(RAND()*10000000);&quot;@midominio.com&quot;)" office:value-type="string" office:string-value="micorreo6161613@midominio.com" calcext:value-type="string">
            <text:p>micorreo6161613@midominio.com</text:p>
          </table:table-cell>
          <table:table-cell table:formula="of:=CONCATENATE(&quot;Sector &quot;;[.A297];&quot; Calle &quot;;[.A297];&quot; Casa # &quot;;[.A297])" office:value-type="string" office:string-value="Sector 40107077 Calle 40107077 Casa # 40107077" calcext:value-type="string">
            <text:p>Sector 40107077 Calle 40107077 Casa # 40107077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11075576" calcext:value-type="float">
            <text:p>11075576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Camejo</text:p>
          </table:table-cell>
          <table:table-cell table:formula="of:=COM.MICROSOFT.CONCAT(&quot;micorreo&quot;;INT(RAND()*10000000);&quot;@midominio.com&quot;)" office:value-type="string" office:string-value="micorreo8090185@midominio.com" calcext:value-type="string">
            <text:p>micorreo8090185@midominio.com</text:p>
          </table:table-cell>
          <table:table-cell table:formula="of:=CONCATENATE(&quot;Sector &quot;;[.A298];&quot; Calle &quot;;[.A298];&quot; Casa # &quot;;[.A298])" office:value-type="string" office:string-value="Sector 11075576 Calle 11075576 Casa # 11075576" calcext:value-type="string">
            <text:p>Sector 11075576 Calle 11075576 Casa # 11075576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71346051" calcext:value-type="float">
            <text:p>71346051</text:p>
          </table:table-cell>
          <table:table-cell office:value-type="string" calcext:value-type="string">
            <text:p>Gian</text:p>
          </table:table-cell>
          <table:table-cell office:value-type="string" calcext:value-type="string">
            <text:p>Nieto</text:p>
          </table:table-cell>
          <table:table-cell table:formula="of:=COM.MICROSOFT.CONCAT(&quot;micorreo&quot;;INT(RAND()*10000000);&quot;@midominio.com&quot;)" office:value-type="string" office:string-value="micorreo1275546@midominio.com" calcext:value-type="string">
            <text:p>micorreo1275546@midominio.com</text:p>
          </table:table-cell>
          <table:table-cell table:formula="of:=CONCATENATE(&quot;Sector &quot;;[.A299];&quot; Calle &quot;;[.A299];&quot; Casa # &quot;;[.A299])" office:value-type="string" office:string-value="Sector 71346051 Calle 71346051 Casa # 71346051" calcext:value-type="string">
            <text:p>Sector 71346051 Calle 71346051 Casa # 71346051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13777794" calcext:value-type="float">
            <text:p>13777794</text:p>
          </table:table-cell>
          <table:table-cell office:value-type="string" calcext:value-type="string">
            <text:p>Raiza</text:p>
          </table:table-cell>
          <table:table-cell office:value-type="string" calcext:value-type="string">
            <text:p>Figueredo</text:p>
          </table:table-cell>
          <table:table-cell table:formula="of:=COM.MICROSOFT.CONCAT(&quot;micorreo&quot;;INT(RAND()*10000000);&quot;@midominio.com&quot;)" office:value-type="string" office:string-value="micorreo1275666@midominio.com" calcext:value-type="string">
            <text:p>micorreo1275666@midominio.com</text:p>
          </table:table-cell>
          <table:table-cell table:formula="of:=CONCATENATE(&quot;Sector &quot;;[.A300];&quot; Calle &quot;;[.A300];&quot; Casa # &quot;;[.A300])" office:value-type="string" office:string-value="Sector 13777794 Calle 13777794 Casa # 13777794" calcext:value-type="string">
            <text:p>Sector 13777794 Calle 13777794 Casa # 13777794</text:p>
          </table:table-cell>
          <table:table-cell table:number-columns-repeated="9"/>
        </table:table-row>
        <table:table-row table:style-name="ro1">
          <table:table-cell table:formula="of:=ROUND(RAND()*100000000)" office:value-type="float" office:value="76616691" calcext:value-type="float">
            <text:p>76616691</text:p>
          </table:table-cell>
          <table:table-cell office:value-type="string" calcext:value-type="string">
            <text:p>Nelly</text:p>
          </table:table-cell>
          <table:table-cell office:value-type="string" calcext:value-type="string">
            <text:p>Sanchez</text:p>
          </table:table-cell>
          <table:table-cell table:formula="of:=COM.MICROSOFT.CONCAT(&quot;micorreo&quot;;INT(RAND()*10000000);&quot;@midominio.com&quot;)" office:value-type="string" office:string-value="micorreo9990972@midominio.com" calcext:value-type="string">
            <text:p>micorreo9990972@midominio.com</text:p>
          </table:table-cell>
          <table:table-cell table:formula="of:=CONCATENATE(&quot;Sector &quot;;[.A301];&quot; Calle &quot;;[.A301];&quot; Casa # &quot;;[.A301])" office:value-type="string" office:string-value="Sector 76616691 Calle 76616691 Casa # 76616691" calcext:value-type="string">
            <text:p>Sector 76616691 Calle 76616691 Casa # 76616691</text:p>
          </table:table-cell>
          <table:table-cell table:number-columns-repeated="9"/>
        </table:table-row>
        <table:table-row table:style-name="ro1" table:number-rows-repeated="104827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DB__1" table:target-range-address="Clientes.A1:Clientes.E47" table:orientation="column"/>
        <table:database-range table:name="__Anonymous_Sheet_DB__3" table:target-range-address="Informacion.A1:Informacion.D30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3" number:grouping="true"/>
    </number:number-style>
    <number:number-style style:name="N108">
      <number:number number:decimal-places="2" loext:min-decimal-places="2" number:min-integer-digits="3" number:grouping="true"/>
    </number:number-style>
    <number:number-style style:name="N109">
      <number:number number:decimal-places="0" loext:min-decimal-places="0" number:min-integer-digits="5" number:grouping="true"/>
    </number:number-style>
    <number:currency-style style:name="N111P0" style:volatile="true">
      <number:currency-symbol number:language="es" number:country="VE">Bs.S.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(</number:text>
      <number:currency-symbol number:language="es" number:country="VE">Bs.S.</number:currency-symbol>
      <number:number number:decimal-places="2" loext:min-decimal-places="2" number:min-integer-digits="1" number:grouping="true"/>
      <number:text>)</number:text>
      <style:map style:condition="value()&gt;=0" style:apply-style-name="N111P0"/>
    </number:currency-style>
    <number:number-style style:name="N112">
      <number:number number:decimal-places="5" loext:min-decimal-places="2" number:min-integer-digits="0" number:decimal-replacement="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5:58:25.1184741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0:29:41.810079992</meta:creation-date>
    <dc:date>2022-01-07T16:13:15.445052280</dc:date>
    <meta:editing-duration>PT2H39M47S</meta:editing-duration>
    <meta:editing-cycles>30</meta:editing-cycles>
    <meta:generator>LibreOffice/6.0.7.3$Linux_X86_64 LibreOffice_project/00m0$Build-3</meta:generator>
    <meta:document-statistic meta:table-count="4" meta:cell-count="4650" meta:object-count="0"/>
  </office:meta>
</office:document-meta>
</file>